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3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25000">
            <text:p>25000</text:p>
          </table:table-cell>
          <table:table-cell table:formula="of:=[$'2013'.$E$2]" office:value-type="float" office:value="25000">
            <text:p>25000</text:p>
          </table:table-cell>
          <table:table-cell/>
          <table:table-cell office:value-type="string">
            <text:p>Min (up to 30)</text:p>
          </table:table-cell>
          <table:table-cell office:value-type="string">
            <text:p>Per user &gt; 3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12500">
            <text:p>12500</text:p>
          </table:table-cell>
          <table:table-cell table:formula="of:=[$'2013'.$E$2]" office:value-type="float" office:value="25000">
            <text:p>25000</text:p>
          </table:table-cell>
          <table:table-cell/>
          <table:table-cell office:value-type="float" office:value="25000">
            <text:p>25000</text:p>
          </table:table-cell>
          <table:table-cell office:value-type="float" office:value="750">
            <text:p>75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8333.33333333333">
            <text:p>8333,3333333333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6250">
            <text:p>6250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[.C2]/[.A5]" office:value-type="float" office:value="5000">
            <text:p>5000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formula="of:=[.C6]/[.A6]" office:value-type="float" office:value="4166.66666666667">
            <text:p>4166,6666666667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formula="of:=[.C7]/[.A7]" office:value-type="float" office:value="3571.42857142857">
            <text:p>3571,4285714286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[.C8]/[.A8]" office:value-type="float" office:value="3125">
            <text:p>3125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[.C9]/[.A9]" office:value-type="float" office:value="2777.77777777778">
            <text:p>2777,7777777778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[.C10]/[.A10]" office:value-type="float" office:value="2500">
            <text:p>2500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formula="of:=[.C11]/[.A11]" office:value-type="float" office:value="2272.72727272727">
            <text:p>2272,7272727273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formula="of:=[.C12]/[.A12]" office:value-type="float" office:value="2083.33333333333">
            <text:p>2083,3333333333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formula="of:=[.C13]/[.A13]" office:value-type="float" office:value="1923.07692307692">
            <text:p>1923,0769230769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formula="of:=[.C14]/[.A14]" office:value-type="float" office:value="1785.71428571429">
            <text:p>1785,7142857143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formula="of:=[.C15]/[.A15]" office:value-type="float" office:value="1666.66666666667">
            <text:p>1666,6666666667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formula="of:=[.C16]/[.A16]" office:value-type="float" office:value="1562.5">
            <text:p>1562,5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formula="of:=[.C17]/[.A17]" office:value-type="float" office:value="1470.58823529412">
            <text:p>1470,5882352941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formula="of:=[.C18]/[.A18]" office:value-type="float" office:value="1388.88888888889">
            <text:p>1388,8888888889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formula="of:=[.C19]/[.A19]" office:value-type="float" office:value="1315.78947368421">
            <text:p>1315,7894736842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formula="of:=[.C20]/[.A20]" office:value-type="float" office:value="1250">
            <text:p>1250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formula="of:=[.C21]/[.A21]" office:value-type="float" office:value="1190.47619047619">
            <text:p>1190,4761904762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formula="of:=[.C22]/[.A22]" office:value-type="float" office:value="1136.36363636364">
            <text:p>1136,3636363636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formula="of:=[.C23]/[.A23]" office:value-type="float" office:value="1086.95652173913">
            <text:p>1086,9565217391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formula="of:=[.C24]/[.A24]" office:value-type="float" office:value="1041.66666666667">
            <text:p>1041,6666666667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formula="of:=[.C25]/[.A25]" office:value-type="float" office:value="1000">
            <text:p>1000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formula="of:=[.C26]/[.A26]" office:value-type="float" office:value="961.538461538462">
            <text:p>961,5384615385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formula="of:=[.C27]/[.A27]" office:value-type="float" office:value="925.925925925926">
            <text:p>925,9259259259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formula="of:=[.C28]/[.A28]" office:value-type="float" office:value="892.857142857143">
            <text:p>892,8571428571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formula="of:=[.C29]/[.A29]" office:value-type="float" office:value="862.068965517241">
            <text:p>862,0689655172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[.C30]/[.A30]" office:value-type="float" office:value="833.333333333333">
            <text:p>833,3333333333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formula="of:=[$'2013'.$F$2]" office:value-type="float" office:value="750">
            <text:p>750</text:p>
          </table:table-cell>
          <table:table-cell table:formula="of:=[.A31]*[.B31]" office:value-type="float" office:value="23250">
            <text:p>23250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formula="of:=[$'2013'.$F$2]" office:value-type="float" office:value="750">
            <text:p>750</text:p>
          </table:table-cell>
          <table:table-cell table:formula="of:=[.A32]*[.B32]" office:value-type="float" office:value="24000">
            <text:p>24000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formula="of:=[$'2013'.$F$2]" office:value-type="float" office:value="750">
            <text:p>750</text:p>
          </table:table-cell>
          <table:table-cell table:formula="of:=[.A33]*[.B33]" office:value-type="float" office:value="24750">
            <text:p>24750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formula="of:=[$'2013'.$F$2]" office:value-type="float" office:value="750">
            <text:p>750</text:p>
          </table:table-cell>
          <table:table-cell table:formula="of:=[.A34]*[.B34]" office:value-type="float" office:value="25500">
            <text:p>25500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formula="of:=[$'2013'.$F$2]" office:value-type="float" office:value="750">
            <text:p>750</text:p>
          </table:table-cell>
          <table:table-cell table:formula="of:=[.A35]*[.B35]" office:value-type="float" office:value="26250">
            <text:p>26250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formula="of:=[$'2013'.$F$2]" office:value-type="float" office:value="750">
            <text:p>750</text:p>
          </table:table-cell>
          <table:table-cell table:formula="of:=[.A36]*[.B36]" office:value-type="float" office:value="27000">
            <text:p>27000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formula="of:=[$'2013'.$F$2]" office:value-type="float" office:value="750">
            <text:p>750</text:p>
          </table:table-cell>
          <table:table-cell table:formula="of:=[.A37]*[.B37]" office:value-type="float" office:value="27750">
            <text:p>27750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formula="of:=[$'2013'.$F$2]" office:value-type="float" office:value="750">
            <text:p>750</text:p>
          </table:table-cell>
          <table:table-cell table:formula="of:=[.A38]*[.B38]" office:value-type="float" office:value="28500">
            <text:p>28500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formula="of:=[$'2013'.$F$2]" office:value-type="float" office:value="750">
            <text:p>750</text:p>
          </table:table-cell>
          <table:table-cell table:formula="of:=[.A39]*[.B39]" office:value-type="float" office:value="29250">
            <text:p>29250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formula="of:=[$'2013'.$F$2]" office:value-type="float" office:value="750">
            <text:p>750</text:p>
          </table:table-cell>
          <table:table-cell table:formula="of:=[.A40]*[.B40]" office:value-type="float" office:value="30000">
            <text:p>30000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formula="of:=[$'2013'.$F$2]" office:value-type="float" office:value="750">
            <text:p>750</text:p>
          </table:table-cell>
          <table:table-cell table:formula="of:=[.A41]*[.B41]" office:value-type="float" office:value="30750">
            <text:p>30750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formula="of:=[$'2013'.$F$2]" office:value-type="float" office:value="750">
            <text:p>750</text:p>
          </table:table-cell>
          <table:table-cell table:formula="of:=[.A42]*[.B42]" office:value-type="float" office:value="31500">
            <text:p>31500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formula="of:=[$'2013'.$F$2]" office:value-type="float" office:value="750">
            <text:p>750</text:p>
          </table:table-cell>
          <table:table-cell table:formula="of:=[.A43]*[.B43]" office:value-type="float" office:value="32250">
            <text:p>32250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formula="of:=[$'2013'.$F$2]" office:value-type="float" office:value="750">
            <text:p>750</text:p>
          </table:table-cell>
          <table:table-cell table:formula="of:=[.A44]*[.B44]" office:value-type="float" office:value="33000">
            <text:p>33000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formula="of:=[$'2013'.$F$2]" office:value-type="float" office:value="750">
            <text:p>750</text:p>
          </table:table-cell>
          <table:table-cell table:formula="of:=[.A45]*[.B45]" office:value-type="float" office:value="33750">
            <text:p>33750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formula="of:=[$'2013'.$F$2]" office:value-type="float" office:value="750">
            <text:p>750</text:p>
          </table:table-cell>
          <table:table-cell table:formula="of:=[.A46]*[.B46]" office:value-type="float" office:value="34500">
            <text:p>34500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formula="of:=[$'2013'.$F$2]" office:value-type="float" office:value="750">
            <text:p>750</text:p>
          </table:table-cell>
          <table:table-cell table:formula="of:=[.A47]*[.B47]" office:value-type="float" office:value="35250">
            <text:p>35250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formula="of:=[$'2013'.$F$2]" office:value-type="float" office:value="750">
            <text:p>750</text:p>
          </table:table-cell>
          <table:table-cell table:formula="of:=[.A48]*[.B48]" office:value-type="float" office:value="36000">
            <text:p>36000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formula="of:=[$'2013'.$F$2]" office:value-type="float" office:value="750">
            <text:p>750</text:p>
          </table:table-cell>
          <table:table-cell table:formula="of:=[.A49]*[.B49]" office:value-type="float" office:value="36750">
            <text:p>36750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formula="of:=[$'2013'.$F$2]" office:value-type="float" office:value="750">
            <text:p>750</text:p>
          </table:table-cell>
          <table:table-cell table:formula="of:=[.A50]*[.B50]" office:value-type="float" office:value="37500">
            <text:p>37500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formula="of:=[$'2013'.$F$2]" office:value-type="float" office:value="750">
            <text:p>750</text:p>
          </table:table-cell>
          <table:table-cell table:formula="of:=[.A51]*[.B51]" office:value-type="float" office:value="38250">
            <text:p>38250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formula="of:=[$'2013'.$F$2]" office:value-type="float" office:value="750">
            <text:p>750</text:p>
          </table:table-cell>
          <table:table-cell table:formula="of:=[.A52]*[.B52]" office:value-type="float" office:value="39000">
            <text:p>39000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formula="of:=[$'2013'.$F$2]" office:value-type="float" office:value="750">
            <text:p>750</text:p>
          </table:table-cell>
          <table:table-cell table:formula="of:=[.A53]*[.B53]" office:value-type="float" office:value="39750">
            <text:p>39750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formula="of:=[$'2013'.$F$2]" office:value-type="float" office:value="750">
            <text:p>750</text:p>
          </table:table-cell>
          <table:table-cell table:formula="of:=[.A54]*[.B54]" office:value-type="float" office:value="40500">
            <text:p>40500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formula="of:=[$'2013'.$F$2]" office:value-type="float" office:value="750">
            <text:p>750</text:p>
          </table:table-cell>
          <table:table-cell table:formula="of:=[.A55]*[.B55]" office:value-type="float" office:value="41250">
            <text:p>41250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formula="of:=[$'2013'.$F$2]" office:value-type="float" office:value="750">
            <text:p>750</text:p>
          </table:table-cell>
          <table:table-cell table:formula="of:=[.A56]*[.B56]" office:value-type="float" office:value="42000">
            <text:p>42000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formula="of:=[$'2013'.$F$2]" office:value-type="float" office:value="750">
            <text:p>750</text:p>
          </table:table-cell>
          <table:table-cell table:formula="of:=[.A57]*[.B57]" office:value-type="float" office:value="42750">
            <text:p>42750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formula="of:=[$'2013'.$F$2]" office:value-type="float" office:value="750">
            <text:p>750</text:p>
          </table:table-cell>
          <table:table-cell table:formula="of:=[.A58]*[.B58]" office:value-type="float" office:value="43500">
            <text:p>43500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formula="of:=[$'2013'.$F$2]" office:value-type="float" office:value="750">
            <text:p>750</text:p>
          </table:table-cell>
          <table:table-cell table:formula="of:=[.A59]*[.B59]" office:value-type="float" office:value="44250">
            <text:p>44250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formula="of:=[$'2013'.$F$2]" office:value-type="float" office:value="750">
            <text:p>750</text:p>
          </table:table-cell>
          <table:table-cell table:formula="of:=[.A60]*[.B60]" office:value-type="float" office:value="45000">
            <text:p>45000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formula="of:=[$'2013'.$F$2]" office:value-type="float" office:value="750">
            <text:p>750</text:p>
          </table:table-cell>
          <table:table-cell table:formula="of:=[.A61]*[.B61]" office:value-type="float" office:value="45750">
            <text:p>45750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formula="of:=[$'2013'.$F$2]" office:value-type="float" office:value="750">
            <text:p>750</text:p>
          </table:table-cell>
          <table:table-cell table:formula="of:=[.A62]*[.B62]" office:value-type="float" office:value="46500">
            <text:p>46500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formula="of:=[$'2013'.$F$2]" office:value-type="float" office:value="750">
            <text:p>750</text:p>
          </table:table-cell>
          <table:table-cell table:formula="of:=[.A63]*[.B63]" office:value-type="float" office:value="47250">
            <text:p>47250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formula="of:=[$'2013'.$F$2]" office:value-type="float" office:value="750">
            <text:p>750</text:p>
          </table:table-cell>
          <table:table-cell table:formula="of:=[.A64]*[.B64]" office:value-type="float" office:value="48000">
            <text:p>48000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formula="of:=[$'2013'.$F$2]" office:value-type="float" office:value="750">
            <text:p>750</text:p>
          </table:table-cell>
          <table:table-cell table:formula="of:=[.A65]*[.B65]" office:value-type="float" office:value="48750">
            <text:p>48750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formula="of:=[$'2013'.$F$2]" office:value-type="float" office:value="750">
            <text:p>750</text:p>
          </table:table-cell>
          <table:table-cell table:formula="of:=[.A66]*[.B66]" office:value-type="float" office:value="49500">
            <text:p>49500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formula="of:=[$'2013'.$F$2]" office:value-type="float" office:value="750">
            <text:p>750</text:p>
          </table:table-cell>
          <table:table-cell table:formula="of:=[.A67]*[.B67]" office:value-type="float" office:value="50250">
            <text:p>50250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formula="of:=[$'2013'.$F$2]" office:value-type="float" office:value="750">
            <text:p>750</text:p>
          </table:table-cell>
          <table:table-cell table:formula="of:=[.A68]*[.B68]" office:value-type="float" office:value="51000">
            <text:p>51000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formula="of:=[$'2013'.$F$2]" office:value-type="float" office:value="750">
            <text:p>750</text:p>
          </table:table-cell>
          <table:table-cell table:formula="of:=[.A69]*[.B69]" office:value-type="float" office:value="51750">
            <text:p>51750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formula="of:=[$'2013'.$F$2]" office:value-type="float" office:value="750">
            <text:p>750</text:p>
          </table:table-cell>
          <table:table-cell table:formula="of:=[.A70]*[.B70]" office:value-type="float" office:value="52500">
            <text:p>52500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formula="of:=[$'2013'.$F$2]" office:value-type="float" office:value="750">
            <text:p>750</text:p>
          </table:table-cell>
          <table:table-cell table:formula="of:=[.A71]*[.B71]" office:value-type="float" office:value="53250">
            <text:p>53250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formula="of:=[$'2013'.$F$2]" office:value-type="float" office:value="750">
            <text:p>750</text:p>
          </table:table-cell>
          <table:table-cell table:formula="of:=[.A72]*[.B72]" office:value-type="float" office:value="54000">
            <text:p>54000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formula="of:=[$'2013'.$F$2]" office:value-type="float" office:value="750">
            <text:p>750</text:p>
          </table:table-cell>
          <table:table-cell table:formula="of:=[.A73]*[.B73]" office:value-type="float" office:value="54750">
            <text:p>54750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formula="of:=[$'2013'.$F$2]" office:value-type="float" office:value="750">
            <text:p>750</text:p>
          </table:table-cell>
          <table:table-cell table:formula="of:=[.A74]*[.B74]" office:value-type="float" office:value="55500">
            <text:p>55500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formula="of:=[$'2013'.$F$2]" office:value-type="float" office:value="750">
            <text:p>750</text:p>
          </table:table-cell>
          <table:table-cell table:formula="of:=[.A75]*[.B75]" office:value-type="float" office:value="56250">
            <text:p>56250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formula="of:=[$'2013'.$F$2]" office:value-type="float" office:value="750">
            <text:p>750</text:p>
          </table:table-cell>
          <table:table-cell table:formula="of:=[.A76]*[.B76]" office:value-type="float" office:value="57000">
            <text:p>57000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formula="of:=[$'2013'.$F$2]" office:value-type="float" office:value="750">
            <text:p>750</text:p>
          </table:table-cell>
          <table:table-cell table:formula="of:=[.A77]*[.B77]" office:value-type="float" office:value="57750">
            <text:p>57750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formula="of:=[$'2013'.$F$2]" office:value-type="float" office:value="750">
            <text:p>750</text:p>
          </table:table-cell>
          <table:table-cell table:formula="of:=[.A78]*[.B78]" office:value-type="float" office:value="58500">
            <text:p>58500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formula="of:=[$'2013'.$F$2]" office:value-type="float" office:value="750">
            <text:p>750</text:p>
          </table:table-cell>
          <table:table-cell table:formula="of:=[.A79]*[.B79]" office:value-type="float" office:value="59250">
            <text:p>59250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formula="of:=[$'2013'.$F$2]" office:value-type="float" office:value="750">
            <text:p>750</text:p>
          </table:table-cell>
          <table:table-cell table:formula="of:=[.A80]*[.B80]" office:value-type="float" office:value="60000">
            <text:p>60000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formula="of:=[$'2013'.$F$2]" office:value-type="float" office:value="750">
            <text:p>750</text:p>
          </table:table-cell>
          <table:table-cell table:formula="of:=[.A81]*[.B81]" office:value-type="float" office:value="60750">
            <text:p>60750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formula="of:=[$'2013'.$F$2]" office:value-type="float" office:value="750">
            <text:p>750</text:p>
          </table:table-cell>
          <table:table-cell table:formula="of:=[.A82]*[.B82]" office:value-type="float" office:value="61500">
            <text:p>61500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formula="of:=[$'2013'.$F$2]" office:value-type="float" office:value="750">
            <text:p>750</text:p>
          </table:table-cell>
          <table:table-cell table:formula="of:=[.A83]*[.B83]" office:value-type="float" office:value="62250">
            <text:p>62250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formula="of:=[$'2013'.$F$2]" office:value-type="float" office:value="750">
            <text:p>750</text:p>
          </table:table-cell>
          <table:table-cell table:formula="of:=[.A84]*[.B84]" office:value-type="float" office:value="63000">
            <text:p>63000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formula="of:=[$'2013'.$F$2]" office:value-type="float" office:value="750">
            <text:p>750</text:p>
          </table:table-cell>
          <table:table-cell table:formula="of:=[.A85]*[.B85]" office:value-type="float" office:value="63750">
            <text:p>63750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formula="of:=[$'2013'.$F$2]" office:value-type="float" office:value="750">
            <text:p>750</text:p>
          </table:table-cell>
          <table:table-cell table:formula="of:=[.A86]*[.B86]" office:value-type="float" office:value="64500">
            <text:p>64500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formula="of:=[$'2013'.$F$2]" office:value-type="float" office:value="750">
            <text:p>750</text:p>
          </table:table-cell>
          <table:table-cell table:formula="of:=[.A87]*[.B87]" office:value-type="float" office:value="65250">
            <text:p>65250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formula="of:=[$'2013'.$F$2]" office:value-type="float" office:value="750">
            <text:p>750</text:p>
          </table:table-cell>
          <table:table-cell table:formula="of:=[.A88]*[.B88]" office:value-type="float" office:value="66000">
            <text:p>66000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formula="of:=[$'2013'.$F$2]" office:value-type="float" office:value="750">
            <text:p>750</text:p>
          </table:table-cell>
          <table:table-cell table:formula="of:=[.A89]*[.B89]" office:value-type="float" office:value="66750">
            <text:p>66750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formula="of:=[$'2013'.$F$2]" office:value-type="float" office:value="750">
            <text:p>750</text:p>
          </table:table-cell>
          <table:table-cell table:formula="of:=[.A90]*[.B90]" office:value-type="float" office:value="67500">
            <text:p>67500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formula="of:=[$'2013'.$F$2]" office:value-type="float" office:value="750">
            <text:p>750</text:p>
          </table:table-cell>
          <table:table-cell table:formula="of:=[.A91]*[.B91]" office:value-type="float" office:value="68250">
            <text:p>68250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formula="of:=[$'2013'.$F$2]" office:value-type="float" office:value="750">
            <text:p>750</text:p>
          </table:table-cell>
          <table:table-cell table:formula="of:=[.A92]*[.B92]" office:value-type="float" office:value="69000">
            <text:p>69000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formula="of:=[$'2013'.$F$2]" office:value-type="float" office:value="750">
            <text:p>750</text:p>
          </table:table-cell>
          <table:table-cell table:formula="of:=[.A93]*[.B93]" office:value-type="float" office:value="69750">
            <text:p>69750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formula="of:=[$'2013'.$F$2]" office:value-type="float" office:value="750">
            <text:p>750</text:p>
          </table:table-cell>
          <table:table-cell table:formula="of:=[.A94]*[.B94]" office:value-type="float" office:value="70500">
            <text:p>70500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formula="of:=[$'2013'.$F$2]" office:value-type="float" office:value="750">
            <text:p>750</text:p>
          </table:table-cell>
          <table:table-cell table:formula="of:=[.A95]*[.B95]" office:value-type="float" office:value="71250">
            <text:p>71250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formula="of:=[$'2013'.$F$2]" office:value-type="float" office:value="750">
            <text:p>750</text:p>
          </table:table-cell>
          <table:table-cell table:formula="of:=[.A96]*[.B96]" office:value-type="float" office:value="72000">
            <text:p>72000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formula="of:=[$'2013'.$F$2]" office:value-type="float" office:value="750">
            <text:p>750</text:p>
          </table:table-cell>
          <table:table-cell table:formula="of:=[.A97]*[.B97]" office:value-type="float" office:value="72750">
            <text:p>72750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formula="of:=[$'2013'.$F$2]" office:value-type="float" office:value="750">
            <text:p>750</text:p>
          </table:table-cell>
          <table:table-cell table:formula="of:=[.A98]*[.B98]" office:value-type="float" office:value="73500">
            <text:p>73500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formula="of:=[$'2013'.$F$2]" office:value-type="float" office:value="750">
            <text:p>750</text:p>
          </table:table-cell>
          <table:table-cell table:formula="of:=[.A99]*[.B99]" office:value-type="float" office:value="74250">
            <text:p>74250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formula="of:=[$'2013'.$F$2]" office:value-type="float" office:value="750">
            <text:p>750</text:p>
          </table:table-cell>
          <table:table-cell table:formula="of:=[.A100]*[.B100]" office:value-type="float" office:value="75000">
            <text:p>75000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formula="of:=[$'2013'.$F$2]" office:value-type="float" office:value="750">
            <text:p>750</text:p>
          </table:table-cell>
          <table:table-cell table:formula="of:=[.A101]*[.B101]" office:value-type="float" office:value="75750">
            <text:p>75750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formula="of:=[$'2013'.$F$2]" office:value-type="float" office:value="750">
            <text:p>750</text:p>
          </table:table-cell>
          <table:table-cell table:formula="of:=[.A102]*[.B102]" office:value-type="float" office:value="76500">
            <text:p>76500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formula="of:=[$'2013'.$F$2]" office:value-type="float" office:value="750">
            <text:p>750</text:p>
          </table:table-cell>
          <table:table-cell table:formula="of:=[.A103]*[.B103]" office:value-type="float" office:value="77250">
            <text:p>77250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formula="of:=[$'2013'.$F$2]" office:value-type="float" office:value="750">
            <text:p>750</text:p>
          </table:table-cell>
          <table:table-cell table:formula="of:=[.A104]*[.B104]" office:value-type="float" office:value="78000">
            <text:p>78000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formula="of:=[$'2013'.$F$2]" office:value-type="float" office:value="750">
            <text:p>750</text:p>
          </table:table-cell>
          <table:table-cell table:formula="of:=[.A105]*[.B105]" office:value-type="float" office:value="78750">
            <text:p>78750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formula="of:=[$'2013'.$F$2]" office:value-type="float" office:value="750">
            <text:p>750</text:p>
          </table:table-cell>
          <table:table-cell table:formula="of:=[.A106]*[.B106]" office:value-type="float" office:value="79500">
            <text:p>79500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formula="of:=[$'2013'.$F$2]" office:value-type="float" office:value="750">
            <text:p>750</text:p>
          </table:table-cell>
          <table:table-cell table:formula="of:=[.A107]*[.B107]" office:value-type="float" office:value="80250">
            <text:p>80250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formula="of:=[$'2013'.$F$2]" office:value-type="float" office:value="750">
            <text:p>750</text:p>
          </table:table-cell>
          <table:table-cell table:formula="of:=[.A108]*[.B108]" office:value-type="float" office:value="81000">
            <text:p>81000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formula="of:=[$'2013'.$F$2]" office:value-type="float" office:value="750">
            <text:p>750</text:p>
          </table:table-cell>
          <table:table-cell table:formula="of:=[.A109]*[.B109]" office:value-type="float" office:value="81750">
            <text:p>81750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formula="of:=[$'2013'.$F$2]" office:value-type="float" office:value="750">
            <text:p>750</text:p>
          </table:table-cell>
          <table:table-cell table:formula="of:=[.A110]*[.B110]" office:value-type="float" office:value="82500">
            <text:p>82500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formula="of:=[$'2013'.$F$2]" office:value-type="float" office:value="750">
            <text:p>750</text:p>
          </table:table-cell>
          <table:table-cell table:formula="of:=[.A111]*[.B111]" office:value-type="float" office:value="83250">
            <text:p>83250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formula="of:=[$'2013'.$F$2]" office:value-type="float" office:value="750">
            <text:p>750</text:p>
          </table:table-cell>
          <table:table-cell table:formula="of:=[.A112]*[.B112]" office:value-type="float" office:value="84000">
            <text:p>84000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formula="of:=[$'2013'.$F$2]" office:value-type="float" office:value="750">
            <text:p>750</text:p>
          </table:table-cell>
          <table:table-cell table:formula="of:=[.A113]*[.B113]" office:value-type="float" office:value="84750">
            <text:p>84750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formula="of:=[$'2013'.$F$2]" office:value-type="float" office:value="750">
            <text:p>750</text:p>
          </table:table-cell>
          <table:table-cell table:formula="of:=[.A114]*[.B114]" office:value-type="float" office:value="85500">
            <text:p>85500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formula="of:=[$'2013'.$F$2]" office:value-type="float" office:value="750">
            <text:p>750</text:p>
          </table:table-cell>
          <table:table-cell table:formula="of:=[.A115]*[.B115]" office:value-type="float" office:value="86250">
            <text:p>86250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formula="of:=[$'2013'.$F$2]" office:value-type="float" office:value="750">
            <text:p>750</text:p>
          </table:table-cell>
          <table:table-cell table:formula="of:=[.A116]*[.B116]" office:value-type="float" office:value="87000">
            <text:p>87000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formula="of:=[$'2013'.$F$2]" office:value-type="float" office:value="750">
            <text:p>750</text:p>
          </table:table-cell>
          <table:table-cell table:formula="of:=[.A117]*[.B117]" office:value-type="float" office:value="87750">
            <text:p>87750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formula="of:=[$'2013'.$F$2]" office:value-type="float" office:value="750">
            <text:p>750</text:p>
          </table:table-cell>
          <table:table-cell table:formula="of:=[.A118]*[.B118]" office:value-type="float" office:value="88500">
            <text:p>88500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formula="of:=[$'2013'.$F$2]" office:value-type="float" office:value="750">
            <text:p>750</text:p>
          </table:table-cell>
          <table:table-cell table:formula="of:=[.A119]*[.B119]" office:value-type="float" office:value="89250">
            <text:p>89250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formula="of:=[$'2013'.$F$2]" office:value-type="float" office:value="750">
            <text:p>750</text:p>
          </table:table-cell>
          <table:table-cell table:formula="of:=[.A120]*[.B120]" office:value-type="float" office:value="90000">
            <text:p>90000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formula="of:=[$'2013'.$F$2]" office:value-type="float" office:value="750">
            <text:p>750</text:p>
          </table:table-cell>
          <table:table-cell table:formula="of:=[.A121]*[.B121]" office:value-type="float" office:value="90750">
            <text:p>90750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formula="of:=[$'2013'.$F$2]" office:value-type="float" office:value="750">
            <text:p>750</text:p>
          </table:table-cell>
          <table:table-cell table:formula="of:=[.A122]*[.B122]" office:value-type="float" office:value="91500">
            <text:p>91500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formula="of:=[$'2013'.$F$2]" office:value-type="float" office:value="750">
            <text:p>750</text:p>
          </table:table-cell>
          <table:table-cell table:formula="of:=[.A123]*[.B123]" office:value-type="float" office:value="92250">
            <text:p>92250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formula="of:=[$'2013'.$F$2]" office:value-type="float" office:value="750">
            <text:p>750</text:p>
          </table:table-cell>
          <table:table-cell table:formula="of:=[.A124]*[.B124]" office:value-type="float" office:value="93000">
            <text:p>93000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formula="of:=[$'2013'.$F$2]" office:value-type="float" office:value="750">
            <text:p>750</text:p>
          </table:table-cell>
          <table:table-cell table:formula="of:=[.A125]*[.B125]" office:value-type="float" office:value="93750">
            <text:p>93750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formula="of:=[$'2013'.$F$2]" office:value-type="float" office:value="750">
            <text:p>750</text:p>
          </table:table-cell>
          <table:table-cell table:formula="of:=[.A126]*[.B126]" office:value-type="float" office:value="94500">
            <text:p>94500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formula="of:=[$'2013'.$F$2]" office:value-type="float" office:value="750">
            <text:p>750</text:p>
          </table:table-cell>
          <table:table-cell table:formula="of:=[.A127]*[.B127]" office:value-type="float" office:value="95250">
            <text:p>95250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formula="of:=[$'2013'.$F$2]" office:value-type="float" office:value="750">
            <text:p>750</text:p>
          </table:table-cell>
          <table:table-cell table:formula="of:=[.A128]*[.B128]" office:value-type="float" office:value="96000">
            <text:p>96000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formula="of:=[$'2013'.$F$2]" office:value-type="float" office:value="750">
            <text:p>750</text:p>
          </table:table-cell>
          <table:table-cell table:formula="of:=[.A129]*[.B129]" office:value-type="float" office:value="96750">
            <text:p>96750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formula="of:=[$'2013'.$F$2]" office:value-type="float" office:value="750">
            <text:p>750</text:p>
          </table:table-cell>
          <table:table-cell table:formula="of:=[.A130]*[.B130]" office:value-type="float" office:value="97500">
            <text:p>97500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formula="of:=[$'2013'.$F$2]" office:value-type="float" office:value="750">
            <text:p>750</text:p>
          </table:table-cell>
          <table:table-cell table:formula="of:=[.A131]*[.B131]" office:value-type="float" office:value="98250">
            <text:p>98250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formula="of:=[$'2013'.$F$2]" office:value-type="float" office:value="750">
            <text:p>750</text:p>
          </table:table-cell>
          <table:table-cell table:formula="of:=[.A132]*[.B132]" office:value-type="float" office:value="99000">
            <text:p>99000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formula="of:=[$'2013'.$F$2]" office:value-type="float" office:value="750">
            <text:p>750</text:p>
          </table:table-cell>
          <table:table-cell table:formula="of:=[.A133]*[.B133]" office:value-type="float" office:value="99750">
            <text:p>99750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formula="of:=[$'2013'.$F$2]" office:value-type="float" office:value="750">
            <text:p>750</text:p>
          </table:table-cell>
          <table:table-cell table:formula="of:=[.A134]*[.B134]" office:value-type="float" office:value="100500">
            <text:p>100500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formula="of:=[$'2013'.$F$2]" office:value-type="float" office:value="750">
            <text:p>750</text:p>
          </table:table-cell>
          <table:table-cell table:formula="of:=[.A135]*[.B135]" office:value-type="float" office:value="101250">
            <text:p>101250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formula="of:=[$'2013'.$F$2]" office:value-type="float" office:value="750">
            <text:p>750</text:p>
          </table:table-cell>
          <table:table-cell table:formula="of:=[.A136]*[.B136]" office:value-type="float" office:value="102000">
            <text:p>102000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formula="of:=[$'2013'.$F$2]" office:value-type="float" office:value="750">
            <text:p>750</text:p>
          </table:table-cell>
          <table:table-cell table:formula="of:=[.A137]*[.B137]" office:value-type="float" office:value="102750">
            <text:p>102750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formula="of:=[$'2013'.$F$2]" office:value-type="float" office:value="750">
            <text:p>750</text:p>
          </table:table-cell>
          <table:table-cell table:formula="of:=[.A138]*[.B138]" office:value-type="float" office:value="103500">
            <text:p>103500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formula="of:=[$'2013'.$F$2]" office:value-type="float" office:value="750">
            <text:p>750</text:p>
          </table:table-cell>
          <table:table-cell table:formula="of:=[.A139]*[.B139]" office:value-type="float" office:value="104250">
            <text:p>104250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formula="of:=[$'2013'.$F$2]" office:value-type="float" office:value="750">
            <text:p>750</text:p>
          </table:table-cell>
          <table:table-cell table:formula="of:=[.A140]*[.B140]" office:value-type="float" office:value="105000">
            <text:p>105000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formula="of:=[$'2013'.$F$2]" office:value-type="float" office:value="750">
            <text:p>750</text:p>
          </table:table-cell>
          <table:table-cell table:formula="of:=[.A141]*[.B141]" office:value-type="float" office:value="105750">
            <text:p>105750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formula="of:=[$'2013'.$F$2]" office:value-type="float" office:value="750">
            <text:p>750</text:p>
          </table:table-cell>
          <table:table-cell table:formula="of:=[.A142]*[.B142]" office:value-type="float" office:value="106500">
            <text:p>106500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formula="of:=[$'2013'.$F$2]" office:value-type="float" office:value="750">
            <text:p>750</text:p>
          </table:table-cell>
          <table:table-cell table:formula="of:=[.A143]*[.B143]" office:value-type="float" office:value="107250">
            <text:p>107250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formula="of:=[$'2013'.$F$2]" office:value-type="float" office:value="750">
            <text:p>750</text:p>
          </table:table-cell>
          <table:table-cell table:formula="of:=[.A144]*[.B144]" office:value-type="float" office:value="108000">
            <text:p>108000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formula="of:=[$'2013'.$F$2]" office:value-type="float" office:value="750">
            <text:p>750</text:p>
          </table:table-cell>
          <table:table-cell table:formula="of:=[.A145]*[.B145]" office:value-type="float" office:value="108750">
            <text:p>108750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formula="of:=[$'2013'.$F$2]" office:value-type="float" office:value="750">
            <text:p>750</text:p>
          </table:table-cell>
          <table:table-cell table:formula="of:=[.A146]*[.B146]" office:value-type="float" office:value="109500">
            <text:p>109500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formula="of:=[$'2013'.$F$2]" office:value-type="float" office:value="750">
            <text:p>750</text:p>
          </table:table-cell>
          <table:table-cell table:formula="of:=[.A147]*[.B147]" office:value-type="float" office:value="110250">
            <text:p>110250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formula="of:=[$'2013'.$F$2]" office:value-type="float" office:value="750">
            <text:p>750</text:p>
          </table:table-cell>
          <table:table-cell table:formula="of:=[.A148]*[.B148]" office:value-type="float" office:value="111000">
            <text:p>111000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formula="of:=[$'2013'.$F$2]" office:value-type="float" office:value="750">
            <text:p>750</text:p>
          </table:table-cell>
          <table:table-cell table:formula="of:=[.A149]*[.B149]" office:value-type="float" office:value="111750">
            <text:p>111750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formula="of:=[$'2013'.$F$2]" office:value-type="float" office:value="750">
            <text:p>750</text:p>
          </table:table-cell>
          <table:table-cell table:formula="of:=[.A150]*[.B150]" office:value-type="float" office:value="112500">
            <text:p>112500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formula="of:=[$'2013'.$F$2]" office:value-type="float" office:value="750">
            <text:p>750</text:p>
          </table:table-cell>
          <table:table-cell table:formula="of:=[.A151]*[.B151]" office:value-type="float" office:value="113250">
            <text:p>113250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formula="of:=[$'2013'.$F$2]" office:value-type="float" office:value="750">
            <text:p>750</text:p>
          </table:table-cell>
          <table:table-cell table:formula="of:=[.A152]*[.B152]" office:value-type="float" office:value="114000">
            <text:p>114000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formula="of:=[$'2013'.$F$2]" office:value-type="float" office:value="750">
            <text:p>750</text:p>
          </table:table-cell>
          <table:table-cell table:formula="of:=[.A153]*[.B153]" office:value-type="float" office:value="114750">
            <text:p>114750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formula="of:=[$'2013'.$F$2]" office:value-type="float" office:value="750">
            <text:p>750</text:p>
          </table:table-cell>
          <table:table-cell table:formula="of:=[.A154]*[.B154]" office:value-type="float" office:value="115500">
            <text:p>115500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formula="of:=[$'2013'.$F$2]" office:value-type="float" office:value="750">
            <text:p>750</text:p>
          </table:table-cell>
          <table:table-cell table:formula="of:=[.A155]*[.B155]" office:value-type="float" office:value="116250">
            <text:p>116250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formula="of:=[$'2013'.$F$2]" office:value-type="float" office:value="750">
            <text:p>750</text:p>
          </table:table-cell>
          <table:table-cell table:formula="of:=[.A156]*[.B156]" office:value-type="float" office:value="117000">
            <text:p>117000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formula="of:=[$'2013'.$F$2]" office:value-type="float" office:value="750">
            <text:p>750</text:p>
          </table:table-cell>
          <table:table-cell table:formula="of:=[.A157]*[.B157]" office:value-type="float" office:value="117750">
            <text:p>117750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formula="of:=[$'2013'.$F$2]" office:value-type="float" office:value="750">
            <text:p>750</text:p>
          </table:table-cell>
          <table:table-cell table:formula="of:=[.A158]*[.B158]" office:value-type="float" office:value="118500">
            <text:p>118500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formula="of:=[$'2013'.$F$2]" office:value-type="float" office:value="750">
            <text:p>750</text:p>
          </table:table-cell>
          <table:table-cell table:formula="of:=[.A159]*[.B159]" office:value-type="float" office:value="119250">
            <text:p>119250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formula="of:=[$'2013'.$F$2]" office:value-type="float" office:value="750">
            <text:p>750</text:p>
          </table:table-cell>
          <table:table-cell table:formula="of:=[.A160]*[.B160]" office:value-type="float" office:value="120000">
            <text:p>120000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formula="of:=[$'2013'.$F$2]" office:value-type="float" office:value="750">
            <text:p>750</text:p>
          </table:table-cell>
          <table:table-cell table:formula="of:=[.A161]*[.B161]" office:value-type="float" office:value="120750">
            <text:p>120750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formula="of:=[$'2013'.$F$2]" office:value-type="float" office:value="750">
            <text:p>750</text:p>
          </table:table-cell>
          <table:table-cell table:formula="of:=[.A162]*[.B162]" office:value-type="float" office:value="121500">
            <text:p>121500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formula="of:=[$'2013'.$F$2]" office:value-type="float" office:value="750">
            <text:p>750</text:p>
          </table:table-cell>
          <table:table-cell table:formula="of:=[.A163]*[.B163]" office:value-type="float" office:value="122250">
            <text:p>122250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formula="of:=[$'2013'.$F$2]" office:value-type="float" office:value="750">
            <text:p>750</text:p>
          </table:table-cell>
          <table:table-cell table:formula="of:=[.A164]*[.B164]" office:value-type="float" office:value="123000">
            <text:p>123000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formula="of:=[$'2013'.$F$2]" office:value-type="float" office:value="750">
            <text:p>750</text:p>
          </table:table-cell>
          <table:table-cell table:formula="of:=[.A165]*[.B165]" office:value-type="float" office:value="123750">
            <text:p>123750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formula="of:=[$'2013'.$F$2]" office:value-type="float" office:value="750">
            <text:p>750</text:p>
          </table:table-cell>
          <table:table-cell table:formula="of:=[.A166]*[.B166]" office:value-type="float" office:value="124500">
            <text:p>124500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formula="of:=[$'2013'.$F$2]" office:value-type="float" office:value="750">
            <text:p>750</text:p>
          </table:table-cell>
          <table:table-cell table:formula="of:=[.A167]*[.B167]" office:value-type="float" office:value="125250">
            <text:p>125250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formula="of:=[$'2013'.$F$2]" office:value-type="float" office:value="750">
            <text:p>750</text:p>
          </table:table-cell>
          <table:table-cell table:formula="of:=[.A168]*[.B168]" office:value-type="float" office:value="126000">
            <text:p>126000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formula="of:=[$'2013'.$F$2]" office:value-type="float" office:value="750">
            <text:p>750</text:p>
          </table:table-cell>
          <table:table-cell table:formula="of:=[.A169]*[.B169]" office:value-type="float" office:value="126750">
            <text:p>126750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formula="of:=[$'2013'.$F$2]" office:value-type="float" office:value="750">
            <text:p>750</text:p>
          </table:table-cell>
          <table:table-cell table:formula="of:=[.A170]*[.B170]" office:value-type="float" office:value="127500">
            <text:p>127500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formula="of:=[$'2013'.$F$2]" office:value-type="float" office:value="750">
            <text:p>750</text:p>
          </table:table-cell>
          <table:table-cell table:formula="of:=[.A171]*[.B171]" office:value-type="float" office:value="128250">
            <text:p>128250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formula="of:=[$'2013'.$F$2]" office:value-type="float" office:value="750">
            <text:p>750</text:p>
          </table:table-cell>
          <table:table-cell table:formula="of:=[.A172]*[.B172]" office:value-type="float" office:value="129000">
            <text:p>129000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formula="of:=[$'2013'.$F$2]" office:value-type="float" office:value="750">
            <text:p>750</text:p>
          </table:table-cell>
          <table:table-cell table:formula="of:=[.A173]*[.B173]" office:value-type="float" office:value="129750">
            <text:p>129750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formula="of:=[$'2013'.$F$2]" office:value-type="float" office:value="750">
            <text:p>750</text:p>
          </table:table-cell>
          <table:table-cell table:formula="of:=[.A174]*[.B174]" office:value-type="float" office:value="130500">
            <text:p>130500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formula="of:=[$'2013'.$F$2]" office:value-type="float" office:value="750">
            <text:p>750</text:p>
          </table:table-cell>
          <table:table-cell table:formula="of:=[.A175]*[.B175]" office:value-type="float" office:value="131250">
            <text:p>131250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formula="of:=[$'2013'.$F$2]" office:value-type="float" office:value="750">
            <text:p>750</text:p>
          </table:table-cell>
          <table:table-cell table:formula="of:=[.A176]*[.B176]" office:value-type="float" office:value="132000">
            <text:p>132000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formula="of:=[$'2013'.$F$2]" office:value-type="float" office:value="750">
            <text:p>750</text:p>
          </table:table-cell>
          <table:table-cell table:formula="of:=[.A177]*[.B177]" office:value-type="float" office:value="132750">
            <text:p>132750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formula="of:=[$'2013'.$F$2]" office:value-type="float" office:value="750">
            <text:p>750</text:p>
          </table:table-cell>
          <table:table-cell table:formula="of:=[.A178]*[.B178]" office:value-type="float" office:value="133500">
            <text:p>133500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formula="of:=[$'2013'.$F$2]" office:value-type="float" office:value="750">
            <text:p>750</text:p>
          </table:table-cell>
          <table:table-cell table:formula="of:=[.A179]*[.B179]" office:value-type="float" office:value="134250">
            <text:p>134250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formula="of:=[$'2013'.$F$2]" office:value-type="float" office:value="750">
            <text:p>750</text:p>
          </table:table-cell>
          <table:table-cell table:formula="of:=[.A180]*[.B180]" office:value-type="float" office:value="135000">
            <text:p>135000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formula="of:=[$'2013'.$F$2]" office:value-type="float" office:value="750">
            <text:p>750</text:p>
          </table:table-cell>
          <table:table-cell table:formula="of:=[.A181]*[.B181]" office:value-type="float" office:value="135750">
            <text:p>135750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formula="of:=[$'2013'.$F$2]" office:value-type="float" office:value="750">
            <text:p>750</text:p>
          </table:table-cell>
          <table:table-cell table:formula="of:=[.A182]*[.B182]" office:value-type="float" office:value="136500">
            <text:p>136500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formula="of:=[$'2013'.$F$2]" office:value-type="float" office:value="750">
            <text:p>750</text:p>
          </table:table-cell>
          <table:table-cell table:formula="of:=[.A183]*[.B183]" office:value-type="float" office:value="137250">
            <text:p>137250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formula="of:=[$'2013'.$F$2]" office:value-type="float" office:value="750">
            <text:p>750</text:p>
          </table:table-cell>
          <table:table-cell table:formula="of:=[.A184]*[.B184]" office:value-type="float" office:value="138000">
            <text:p>138000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formula="of:=[$'2013'.$F$2]" office:value-type="float" office:value="750">
            <text:p>750</text:p>
          </table:table-cell>
          <table:table-cell table:formula="of:=[.A185]*[.B185]" office:value-type="float" office:value="138750">
            <text:p>138750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formula="of:=[$'2013'.$F$2]" office:value-type="float" office:value="750">
            <text:p>750</text:p>
          </table:table-cell>
          <table:table-cell table:formula="of:=[.A186]*[.B186]" office:value-type="float" office:value="139500">
            <text:p>139500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formula="of:=[$'2013'.$F$2]" office:value-type="float" office:value="750">
            <text:p>750</text:p>
          </table:table-cell>
          <table:table-cell table:formula="of:=[.A187]*[.B187]" office:value-type="float" office:value="140250">
            <text:p>140250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formula="of:=[$'2013'.$F$2]" office:value-type="float" office:value="750">
            <text:p>750</text:p>
          </table:table-cell>
          <table:table-cell table:formula="of:=[.A188]*[.B188]" office:value-type="float" office:value="141000">
            <text:p>141000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formula="of:=[$'2013'.$F$2]" office:value-type="float" office:value="750">
            <text:p>750</text:p>
          </table:table-cell>
          <table:table-cell table:formula="of:=[.A189]*[.B189]" office:value-type="float" office:value="141750">
            <text:p>141750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formula="of:=[$'2013'.$F$2]" office:value-type="float" office:value="750">
            <text:p>750</text:p>
          </table:table-cell>
          <table:table-cell table:formula="of:=[.A190]*[.B190]" office:value-type="float" office:value="142500">
            <text:p>142500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formula="of:=[$'2013'.$F$2]" office:value-type="float" office:value="750">
            <text:p>750</text:p>
          </table:table-cell>
          <table:table-cell table:formula="of:=[.A191]*[.B191]" office:value-type="float" office:value="143250">
            <text:p>143250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formula="of:=[$'2013'.$F$2]" office:value-type="float" office:value="750">
            <text:p>750</text:p>
          </table:table-cell>
          <table:table-cell table:formula="of:=[.A192]*[.B192]" office:value-type="float" office:value="144000">
            <text:p>144000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formula="of:=[$'2013'.$F$2]" office:value-type="float" office:value="750">
            <text:p>750</text:p>
          </table:table-cell>
          <table:table-cell table:formula="of:=[.A193]*[.B193]" office:value-type="float" office:value="144750">
            <text:p>144750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formula="of:=[$'2013'.$F$2]" office:value-type="float" office:value="750">
            <text:p>750</text:p>
          </table:table-cell>
          <table:table-cell table:formula="of:=[.A194]*[.B194]" office:value-type="float" office:value="145500">
            <text:p>145500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formula="of:=[$'2013'.$F$2]" office:value-type="float" office:value="750">
            <text:p>750</text:p>
          </table:table-cell>
          <table:table-cell table:formula="of:=[.A195]*[.B195]" office:value-type="float" office:value="146250">
            <text:p>146250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formula="of:=[$'2013'.$F$2]" office:value-type="float" office:value="750">
            <text:p>750</text:p>
          </table:table-cell>
          <table:table-cell table:formula="of:=[.A196]*[.B196]" office:value-type="float" office:value="147000">
            <text:p>147000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formula="of:=[$'2013'.$F$2]" office:value-type="float" office:value="750">
            <text:p>750</text:p>
          </table:table-cell>
          <table:table-cell table:formula="of:=[.A197]*[.B197]" office:value-type="float" office:value="147750">
            <text:p>147750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formula="of:=[$'2013'.$F$2]" office:value-type="float" office:value="750">
            <text:p>750</text:p>
          </table:table-cell>
          <table:table-cell table:formula="of:=[.A198]*[.B198]" office:value-type="float" office:value="148500">
            <text:p>148500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formula="of:=[$'2013'.$F$2]" office:value-type="float" office:value="750">
            <text:p>750</text:p>
          </table:table-cell>
          <table:table-cell table:formula="of:=[.A199]*[.B199]" office:value-type="float" office:value="149250">
            <text:p>149250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formula="of:=[$'2013'.$F$2]" office:value-type="float" office:value="750">
            <text:p>750</text:p>
          </table:table-cell>
          <table:table-cell table:formula="of:=[.A200]*[.B200]" office:value-type="float" office:value="150000">
            <text:p>150000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formula="of:=[$'2013'.$F$2]" office:value-type="float" office:value="750">
            <text:p>750</text:p>
          </table:table-cell>
          <table:table-cell table:formula="of:=[.A201]*[.B201]" office:value-type="float" office:value="150750">
            <text:p>150750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formula="of:=[$'2013'.$F$2]" office:value-type="float" office:value="750">
            <text:p>750</text:p>
          </table:table-cell>
          <table:table-cell table:formula="of:=[.A202]*[.B202]" office:value-type="float" office:value="151500">
            <text:p>151500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formula="of:=[$'2013'.$F$2]" office:value-type="float" office:value="750">
            <text:p>750</text:p>
          </table:table-cell>
          <table:table-cell table:formula="of:=[.A203]*[.B203]" office:value-type="float" office:value="152250">
            <text:p>152250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formula="of:=[$'2013'.$F$2]" office:value-type="float" office:value="750">
            <text:p>750</text:p>
          </table:table-cell>
          <table:table-cell table:formula="of:=[.A204]*[.B204]" office:value-type="float" office:value="153000">
            <text:p>153000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formula="of:=[$'2013'.$F$2]" office:value-type="float" office:value="750">
            <text:p>750</text:p>
          </table:table-cell>
          <table:table-cell table:formula="of:=[.A205]*[.B205]" office:value-type="float" office:value="153750">
            <text:p>153750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formula="of:=[$'2013'.$F$2]" office:value-type="float" office:value="750">
            <text:p>750</text:p>
          </table:table-cell>
          <table:table-cell table:formula="of:=[.A206]*[.B206]" office:value-type="float" office:value="154500">
            <text:p>154500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formula="of:=[$'2013'.$F$2]" office:value-type="float" office:value="750">
            <text:p>750</text:p>
          </table:table-cell>
          <table:table-cell table:formula="of:=[.A207]*[.B207]" office:value-type="float" office:value="155250">
            <text:p>155250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formula="of:=[$'2013'.$F$2]" office:value-type="float" office:value="750">
            <text:p>750</text:p>
          </table:table-cell>
          <table:table-cell table:formula="of:=[.A208]*[.B208]" office:value-type="float" office:value="156000">
            <text:p>156000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formula="of:=[$'2013'.$F$2]" office:value-type="float" office:value="750">
            <text:p>750</text:p>
          </table:table-cell>
          <table:table-cell table:formula="of:=[.A209]*[.B209]" office:value-type="float" office:value="156750">
            <text:p>156750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formula="of:=[$'2013'.$F$2]" office:value-type="float" office:value="750">
            <text:p>750</text:p>
          </table:table-cell>
          <table:table-cell table:formula="of:=[.A210]*[.B210]" office:value-type="float" office:value="157500">
            <text:p>157500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formula="of:=[$'2013'.$F$2]" office:value-type="float" office:value="750">
            <text:p>750</text:p>
          </table:table-cell>
          <table:table-cell table:formula="of:=[.A211]*[.B211]" office:value-type="float" office:value="158250">
            <text:p>158250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formula="of:=[$'2013'.$F$2]" office:value-type="float" office:value="750">
            <text:p>750</text:p>
          </table:table-cell>
          <table:table-cell table:formula="of:=[.A212]*[.B212]" office:value-type="float" office:value="159000">
            <text:p>159000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formula="of:=[$'2013'.$F$2]" office:value-type="float" office:value="750">
            <text:p>750</text:p>
          </table:table-cell>
          <table:table-cell table:formula="of:=[.A213]*[.B213]" office:value-type="float" office:value="159750">
            <text:p>159750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formula="of:=[$'2013'.$F$2]" office:value-type="float" office:value="750">
            <text:p>750</text:p>
          </table:table-cell>
          <table:table-cell table:formula="of:=[.A214]*[.B214]" office:value-type="float" office:value="160500">
            <text:p>160500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formula="of:=[$'2013'.$F$2]" office:value-type="float" office:value="750">
            <text:p>750</text:p>
          </table:table-cell>
          <table:table-cell table:formula="of:=[.A215]*[.B215]" office:value-type="float" office:value="161250">
            <text:p>161250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formula="of:=[$'2013'.$F$2]" office:value-type="float" office:value="750">
            <text:p>750</text:p>
          </table:table-cell>
          <table:table-cell table:formula="of:=[.A216]*[.B216]" office:value-type="float" office:value="162000">
            <text:p>162000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formula="of:=[$'2013'.$F$2]" office:value-type="float" office:value="750">
            <text:p>750</text:p>
          </table:table-cell>
          <table:table-cell table:formula="of:=[.A217]*[.B217]" office:value-type="float" office:value="162750">
            <text:p>162750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formula="of:=[$'2013'.$F$2]" office:value-type="float" office:value="750">
            <text:p>750</text:p>
          </table:table-cell>
          <table:table-cell table:formula="of:=[.A218]*[.B218]" office:value-type="float" office:value="163500">
            <text:p>163500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formula="of:=[$'2013'.$F$2]" office:value-type="float" office:value="750">
            <text:p>750</text:p>
          </table:table-cell>
          <table:table-cell table:formula="of:=[.A219]*[.B219]" office:value-type="float" office:value="164250">
            <text:p>164250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formula="of:=[$'2013'.$F$2]" office:value-type="float" office:value="750">
            <text:p>750</text:p>
          </table:table-cell>
          <table:table-cell table:formula="of:=[.A220]*[.B220]" office:value-type="float" office:value="165000">
            <text:p>165000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formula="of:=[$'2013'.$F$2]" office:value-type="float" office:value="750">
            <text:p>750</text:p>
          </table:table-cell>
          <table:table-cell table:formula="of:=[.A221]*[.B221]" office:value-type="float" office:value="165750">
            <text:p>165750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formula="of:=[$'2013'.$F$2]" office:value-type="float" office:value="750">
            <text:p>750</text:p>
          </table:table-cell>
          <table:table-cell table:formula="of:=[.A222]*[.B222]" office:value-type="float" office:value="166500">
            <text:p>166500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formula="of:=[$'2013'.$F$2]" office:value-type="float" office:value="750">
            <text:p>750</text:p>
          </table:table-cell>
          <table:table-cell table:formula="of:=[.A223]*[.B223]" office:value-type="float" office:value="167250">
            <text:p>167250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formula="of:=[$'2013'.$F$2]" office:value-type="float" office:value="750">
            <text:p>750</text:p>
          </table:table-cell>
          <table:table-cell table:formula="of:=[.A224]*[.B224]" office:value-type="float" office:value="168000">
            <text:p>168000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formula="of:=[$'2013'.$F$2]" office:value-type="float" office:value="750">
            <text:p>750</text:p>
          </table:table-cell>
          <table:table-cell table:formula="of:=[.A225]*[.B225]" office:value-type="float" office:value="168750">
            <text:p>168750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formula="of:=[$'2013'.$F$2]" office:value-type="float" office:value="750">
            <text:p>750</text:p>
          </table:table-cell>
          <table:table-cell table:formula="of:=[.A226]*[.B226]" office:value-type="float" office:value="169500">
            <text:p>169500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formula="of:=[$'2013'.$F$2]" office:value-type="float" office:value="750">
            <text:p>750</text:p>
          </table:table-cell>
          <table:table-cell table:formula="of:=[.A227]*[.B227]" office:value-type="float" office:value="170250">
            <text:p>170250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formula="of:=[$'2013'.$F$2]" office:value-type="float" office:value="750">
            <text:p>750</text:p>
          </table:table-cell>
          <table:table-cell table:formula="of:=[.A228]*[.B228]" office:value-type="float" office:value="171000">
            <text:p>171000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formula="of:=[$'2013'.$F$2]" office:value-type="float" office:value="750">
            <text:p>750</text:p>
          </table:table-cell>
          <table:table-cell table:formula="of:=[.A229]*[.B229]" office:value-type="float" office:value="171750">
            <text:p>171750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formula="of:=[$'2013'.$F$2]" office:value-type="float" office:value="750">
            <text:p>750</text:p>
          </table:table-cell>
          <table:table-cell table:formula="of:=[.A230]*[.B230]" office:value-type="float" office:value="172500">
            <text:p>172500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formula="of:=[$'2013'.$F$2]" office:value-type="float" office:value="750">
            <text:p>750</text:p>
          </table:table-cell>
          <table:table-cell table:formula="of:=[.A231]*[.B231]" office:value-type="float" office:value="173250">
            <text:p>173250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formula="of:=[$'2013'.$F$2]" office:value-type="float" office:value="750">
            <text:p>750</text:p>
          </table:table-cell>
          <table:table-cell table:formula="of:=[.A232]*[.B232]" office:value-type="float" office:value="174000">
            <text:p>174000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formula="of:=[$'2013'.$F$2]" office:value-type="float" office:value="750">
            <text:p>750</text:p>
          </table:table-cell>
          <table:table-cell table:formula="of:=[.A233]*[.B233]" office:value-type="float" office:value="174750">
            <text:p>174750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formula="of:=[$'2013'.$F$2]" office:value-type="float" office:value="750">
            <text:p>750</text:p>
          </table:table-cell>
          <table:table-cell table:formula="of:=[.A234]*[.B234]" office:value-type="float" office:value="175500">
            <text:p>175500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formula="of:=[$'2013'.$F$2]" office:value-type="float" office:value="750">
            <text:p>750</text:p>
          </table:table-cell>
          <table:table-cell table:formula="of:=[.A235]*[.B235]" office:value-type="float" office:value="176250">
            <text:p>176250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formula="of:=[$'2013'.$F$2]" office:value-type="float" office:value="750">
            <text:p>750</text:p>
          </table:table-cell>
          <table:table-cell table:formula="of:=[.A236]*[.B236]" office:value-type="float" office:value="177000">
            <text:p>177000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formula="of:=[$'2013'.$F$2]" office:value-type="float" office:value="750">
            <text:p>750</text:p>
          </table:table-cell>
          <table:table-cell table:formula="of:=[.A237]*[.B237]" office:value-type="float" office:value="177750">
            <text:p>177750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formula="of:=[$'2013'.$F$2]" office:value-type="float" office:value="750">
            <text:p>750</text:p>
          </table:table-cell>
          <table:table-cell table:formula="of:=[.A238]*[.B238]" office:value-type="float" office:value="178500">
            <text:p>178500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formula="of:=[$'2013'.$F$2]" office:value-type="float" office:value="750">
            <text:p>750</text:p>
          </table:table-cell>
          <table:table-cell table:formula="of:=[.A239]*[.B239]" office:value-type="float" office:value="179250">
            <text:p>179250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formula="of:=[$'2013'.$F$2]" office:value-type="float" office:value="750">
            <text:p>750</text:p>
          </table:table-cell>
          <table:table-cell table:formula="of:=[.A240]*[.B240]" office:value-type="float" office:value="180000">
            <text:p>180000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formula="of:=[$'2013'.$F$2]" office:value-type="float" office:value="750">
            <text:p>750</text:p>
          </table:table-cell>
          <table:table-cell table:formula="of:=[.A241]*[.B241]" office:value-type="float" office:value="180750">
            <text:p>180750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formula="of:=[$'2013'.$F$2]" office:value-type="float" office:value="750">
            <text:p>750</text:p>
          </table:table-cell>
          <table:table-cell table:formula="of:=[.A242]*[.B242]" office:value-type="float" office:value="181500">
            <text:p>181500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formula="of:=[$'2013'.$F$2]" office:value-type="float" office:value="750">
            <text:p>750</text:p>
          </table:table-cell>
          <table:table-cell table:formula="of:=[.A243]*[.B243]" office:value-type="float" office:value="182250">
            <text:p>182250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formula="of:=[$'2013'.$F$2]" office:value-type="float" office:value="750">
            <text:p>750</text:p>
          </table:table-cell>
          <table:table-cell table:formula="of:=[.A244]*[.B244]" office:value-type="float" office:value="183000">
            <text:p>183000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formula="of:=[$'2013'.$F$2]" office:value-type="float" office:value="750">
            <text:p>750</text:p>
          </table:table-cell>
          <table:table-cell table:formula="of:=[.A245]*[.B245]" office:value-type="float" office:value="183750">
            <text:p>183750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formula="of:=[$'2013'.$F$2]" office:value-type="float" office:value="750">
            <text:p>750</text:p>
          </table:table-cell>
          <table:table-cell table:formula="of:=[.A246]*[.B246]" office:value-type="float" office:value="184500">
            <text:p>184500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formula="of:=[$'2013'.$F$2]" office:value-type="float" office:value="750">
            <text:p>750</text:p>
          </table:table-cell>
          <table:table-cell table:formula="of:=[.A247]*[.B247]" office:value-type="float" office:value="185250">
            <text:p>185250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formula="of:=[$'2013'.$F$2]" office:value-type="float" office:value="750">
            <text:p>750</text:p>
          </table:table-cell>
          <table:table-cell table:formula="of:=[.A248]*[.B248]" office:value-type="float" office:value="186000">
            <text:p>186000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formula="of:=[$'2013'.$F$2]" office:value-type="float" office:value="750">
            <text:p>750</text:p>
          </table:table-cell>
          <table:table-cell table:formula="of:=[.A249]*[.B249]" office:value-type="float" office:value="186750">
            <text:p>186750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formula="of:=[$'2013'.$F$2]" office:value-type="float" office:value="750">
            <text:p>750</text:p>
          </table:table-cell>
          <table:table-cell table:formula="of:=[.A250]*[.B250]" office:value-type="float" office:value="187500">
            <text:p>187500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formula="of:=[$'2013'.$F$2]" office:value-type="float" office:value="750">
            <text:p>750</text:p>
          </table:table-cell>
          <table:table-cell table:formula="of:=[.A251]*[.B251]" office:value-type="float" office:value="188250">
            <text:p>188250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formula="of:=[$'2013'.$F$2]" office:value-type="float" office:value="750">
            <text:p>750</text:p>
          </table:table-cell>
          <table:table-cell table:formula="of:=[.A252]*[.B252]" office:value-type="float" office:value="189000">
            <text:p>189000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formula="of:=[$'2013'.$F$2]" office:value-type="float" office:value="750">
            <text:p>750</text:p>
          </table:table-cell>
          <table:table-cell table:formula="of:=[.A253]*[.B253]" office:value-type="float" office:value="189750">
            <text:p>189750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formula="of:=[$'2013'.$F$2]" office:value-type="float" office:value="750">
            <text:p>750</text:p>
          </table:table-cell>
          <table:table-cell table:formula="of:=[.A254]*[.B254]" office:value-type="float" office:value="190500">
            <text:p>190500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formula="of:=[$'2013'.$F$2]" office:value-type="float" office:value="750">
            <text:p>750</text:p>
          </table:table-cell>
          <table:table-cell table:formula="of:=[.A255]*[.B255]" office:value-type="float" office:value="191250">
            <text:p>191250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formula="of:=[$'2013'.$F$2]" office:value-type="float" office:value="750">
            <text:p>750</text:p>
          </table:table-cell>
          <table:table-cell table:formula="of:=[.A256]*[.B256]" office:value-type="float" office:value="192000">
            <text:p>192000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formula="of:=[$'2013'.$F$2]" office:value-type="float" office:value="750">
            <text:p>750</text:p>
          </table:table-cell>
          <table:table-cell table:formula="of:=[.A257]*[.B257]" office:value-type="float" office:value="192750">
            <text:p>192750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formula="of:=[$'2013'.$F$2]" office:value-type="float" office:value="750">
            <text:p>750</text:p>
          </table:table-cell>
          <table:table-cell table:formula="of:=[.A258]*[.B258]" office:value-type="float" office:value="193500">
            <text:p>193500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formula="of:=[$'2013'.$F$2]" office:value-type="float" office:value="750">
            <text:p>750</text:p>
          </table:table-cell>
          <table:table-cell table:formula="of:=[.A259]*[.B259]" office:value-type="float" office:value="194250">
            <text:p>194250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formula="of:=[$'2013'.$F$2]" office:value-type="float" office:value="750">
            <text:p>750</text:p>
          </table:table-cell>
          <table:table-cell table:formula="of:=[.A260]*[.B260]" office:value-type="float" office:value="195000">
            <text:p>195000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formula="of:=[$'2013'.$F$2]" office:value-type="float" office:value="750">
            <text:p>750</text:p>
          </table:table-cell>
          <table:table-cell table:formula="of:=[.A261]*[.B261]" office:value-type="float" office:value="195750">
            <text:p>195750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formula="of:=[$'2013'.$F$2]" office:value-type="float" office:value="750">
            <text:p>750</text:p>
          </table:table-cell>
          <table:table-cell table:formula="of:=[.A262]*[.B262]" office:value-type="float" office:value="196500">
            <text:p>196500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formula="of:=[$'2013'.$F$2]" office:value-type="float" office:value="750">
            <text:p>750</text:p>
          </table:table-cell>
          <table:table-cell table:formula="of:=[.A263]*[.B263]" office:value-type="float" office:value="197250">
            <text:p>197250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formula="of:=[$'2013'.$F$2]" office:value-type="float" office:value="750">
            <text:p>750</text:p>
          </table:table-cell>
          <table:table-cell table:formula="of:=[.A264]*[.B264]" office:value-type="float" office:value="198000">
            <text:p>198000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formula="of:=[$'2013'.$F$2]" office:value-type="float" office:value="750">
            <text:p>750</text:p>
          </table:table-cell>
          <table:table-cell table:formula="of:=[.A265]*[.B265]" office:value-type="float" office:value="198750">
            <text:p>198750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formula="of:=[$'2013'.$F$2]" office:value-type="float" office:value="750">
            <text:p>750</text:p>
          </table:table-cell>
          <table:table-cell table:formula="of:=[.A266]*[.B266]" office:value-type="float" office:value="199500">
            <text:p>199500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formula="of:=[$'2013'.$F$2]" office:value-type="float" office:value="750">
            <text:p>750</text:p>
          </table:table-cell>
          <table:table-cell table:formula="of:=[.A267]*[.B267]" office:value-type="float" office:value="200250">
            <text:p>200250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formula="of:=[$'2013'.$F$2]" office:value-type="float" office:value="750">
            <text:p>750</text:p>
          </table:table-cell>
          <table:table-cell table:formula="of:=[.A268]*[.B268]" office:value-type="float" office:value="201000">
            <text:p>201000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formula="of:=[$'2013'.$F$2]" office:value-type="float" office:value="750">
            <text:p>750</text:p>
          </table:table-cell>
          <table:table-cell table:formula="of:=[.A269]*[.B269]" office:value-type="float" office:value="201750">
            <text:p>201750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formula="of:=[$'2013'.$F$2]" office:value-type="float" office:value="750">
            <text:p>750</text:p>
          </table:table-cell>
          <table:table-cell table:formula="of:=[.A270]*[.B270]" office:value-type="float" office:value="202500">
            <text:p>202500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formula="of:=[$'2013'.$F$2]" office:value-type="float" office:value="750">
            <text:p>750</text:p>
          </table:table-cell>
          <table:table-cell table:formula="of:=[.A271]*[.B271]" office:value-type="float" office:value="203250">
            <text:p>203250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formula="of:=[$'2013'.$F$2]" office:value-type="float" office:value="750">
            <text:p>750</text:p>
          </table:table-cell>
          <table:table-cell table:formula="of:=[.A272]*[.B272]" office:value-type="float" office:value="204000">
            <text:p>204000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formula="of:=[$'2013'.$F$2]" office:value-type="float" office:value="750">
            <text:p>750</text:p>
          </table:table-cell>
          <table:table-cell table:formula="of:=[.A273]*[.B273]" office:value-type="float" office:value="204750">
            <text:p>204750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formula="of:=[$'2013'.$F$2]" office:value-type="float" office:value="750">
            <text:p>750</text:p>
          </table:table-cell>
          <table:table-cell table:formula="of:=[.A274]*[.B274]" office:value-type="float" office:value="205500">
            <text:p>205500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formula="of:=[$'2013'.$F$2]" office:value-type="float" office:value="750">
            <text:p>750</text:p>
          </table:table-cell>
          <table:table-cell table:formula="of:=[.A275]*[.B275]" office:value-type="float" office:value="206250">
            <text:p>206250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formula="of:=[$'2013'.$F$2]" office:value-type="float" office:value="750">
            <text:p>750</text:p>
          </table:table-cell>
          <table:table-cell table:formula="of:=[.A276]*[.B276]" office:value-type="float" office:value="207000">
            <text:p>207000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formula="of:=[$'2013'.$F$2]" office:value-type="float" office:value="750">
            <text:p>750</text:p>
          </table:table-cell>
          <table:table-cell table:formula="of:=[.A277]*[.B277]" office:value-type="float" office:value="207750">
            <text:p>207750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formula="of:=[$'2013'.$F$2]" office:value-type="float" office:value="750">
            <text:p>750</text:p>
          </table:table-cell>
          <table:table-cell table:formula="of:=[.A278]*[.B278]" office:value-type="float" office:value="208500">
            <text:p>208500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formula="of:=[$'2013'.$F$2]" office:value-type="float" office:value="750">
            <text:p>750</text:p>
          </table:table-cell>
          <table:table-cell table:formula="of:=[.A279]*[.B279]" office:value-type="float" office:value="209250">
            <text:p>209250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formula="of:=[$'2013'.$F$2]" office:value-type="float" office:value="750">
            <text:p>750</text:p>
          </table:table-cell>
          <table:table-cell table:formula="of:=[.A280]*[.B280]" office:value-type="float" office:value="210000">
            <text:p>210000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formula="of:=[$'2013'.$F$2]" office:value-type="float" office:value="750">
            <text:p>750</text:p>
          </table:table-cell>
          <table:table-cell table:formula="of:=[.A281]*[.B281]" office:value-type="float" office:value="210750">
            <text:p>210750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formula="of:=[$'2013'.$F$2]" office:value-type="float" office:value="750">
            <text:p>750</text:p>
          </table:table-cell>
          <table:table-cell table:formula="of:=[.A282]*[.B282]" office:value-type="float" office:value="211500">
            <text:p>211500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formula="of:=[$'2013'.$F$2]" office:value-type="float" office:value="750">
            <text:p>750</text:p>
          </table:table-cell>
          <table:table-cell table:formula="of:=[.A283]*[.B283]" office:value-type="float" office:value="212250">
            <text:p>212250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formula="of:=[$'2013'.$F$2]" office:value-type="float" office:value="750">
            <text:p>750</text:p>
          </table:table-cell>
          <table:table-cell table:formula="of:=[.A284]*[.B284]" office:value-type="float" office:value="213000">
            <text:p>213000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formula="of:=[$'2013'.$F$2]" office:value-type="float" office:value="750">
            <text:p>750</text:p>
          </table:table-cell>
          <table:table-cell table:formula="of:=[.A285]*[.B285]" office:value-type="float" office:value="213750">
            <text:p>213750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formula="of:=[$'2013'.$F$2]" office:value-type="float" office:value="750">
            <text:p>750</text:p>
          </table:table-cell>
          <table:table-cell table:formula="of:=[.A286]*[.B286]" office:value-type="float" office:value="214500">
            <text:p>214500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formula="of:=[$'2013'.$F$2]" office:value-type="float" office:value="750">
            <text:p>750</text:p>
          </table:table-cell>
          <table:table-cell table:formula="of:=[.A287]*[.B287]" office:value-type="float" office:value="215250">
            <text:p>215250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formula="of:=[$'2013'.$F$2]" office:value-type="float" office:value="750">
            <text:p>750</text:p>
          </table:table-cell>
          <table:table-cell table:formula="of:=[.A288]*[.B288]" office:value-type="float" office:value="216000">
            <text:p>216000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formula="of:=[$'2013'.$F$2]" office:value-type="float" office:value="750">
            <text:p>750</text:p>
          </table:table-cell>
          <table:table-cell table:formula="of:=[.A289]*[.B289]" office:value-type="float" office:value="216750">
            <text:p>216750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formula="of:=[$'2013'.$F$2]" office:value-type="float" office:value="750">
            <text:p>750</text:p>
          </table:table-cell>
          <table:table-cell table:formula="of:=[.A290]*[.B290]" office:value-type="float" office:value="217500">
            <text:p>217500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formula="of:=[$'2013'.$F$2]" office:value-type="float" office:value="750">
            <text:p>750</text:p>
          </table:table-cell>
          <table:table-cell table:formula="of:=[.A291]*[.B291]" office:value-type="float" office:value="218250">
            <text:p>218250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formula="of:=[$'2013'.$F$2]" office:value-type="float" office:value="750">
            <text:p>750</text:p>
          </table:table-cell>
          <table:table-cell table:formula="of:=[.A292]*[.B292]" office:value-type="float" office:value="219000">
            <text:p>219000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formula="of:=[$'2013'.$F$2]" office:value-type="float" office:value="750">
            <text:p>750</text:p>
          </table:table-cell>
          <table:table-cell table:formula="of:=[.A293]*[.B293]" office:value-type="float" office:value="219750">
            <text:p>219750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formula="of:=[$'2013'.$F$2]" office:value-type="float" office:value="750">
            <text:p>750</text:p>
          </table:table-cell>
          <table:table-cell table:formula="of:=[.A294]*[.B294]" office:value-type="float" office:value="220500">
            <text:p>220500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formula="of:=[$'2013'.$F$2]" office:value-type="float" office:value="750">
            <text:p>750</text:p>
          </table:table-cell>
          <table:table-cell table:formula="of:=[.A295]*[.B295]" office:value-type="float" office:value="221250">
            <text:p>221250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formula="of:=[$'2013'.$F$2]" office:value-type="float" office:value="750">
            <text:p>750</text:p>
          </table:table-cell>
          <table:table-cell table:formula="of:=[.A296]*[.B296]" office:value-type="float" office:value="222000">
            <text:p>222000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formula="of:=[$'2013'.$F$2]" office:value-type="float" office:value="750">
            <text:p>750</text:p>
          </table:table-cell>
          <table:table-cell table:formula="of:=[.A297]*[.B297]" office:value-type="float" office:value="222750">
            <text:p>222750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formula="of:=[$'2013'.$F$2]" office:value-type="float" office:value="750">
            <text:p>750</text:p>
          </table:table-cell>
          <table:table-cell table:formula="of:=[.A298]*[.B298]" office:value-type="float" office:value="223500">
            <text:p>223500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formula="of:=[$'2013'.$F$2]" office:value-type="float" office:value="750">
            <text:p>750</text:p>
          </table:table-cell>
          <table:table-cell table:formula="of:=[.A299]*[.B299]" office:value-type="float" office:value="224250">
            <text:p>224250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formula="of:=[$'2013'.$F$2]" office:value-type="float" office:value="750">
            <text:p>750</text:p>
          </table:table-cell>
          <table:table-cell table:formula="of:=[.A300]*[.B300]" office:value-type="float" office:value="225000">
            <text:p>225000</text:p>
          </table:table-cell>
          <table:table-cell table:number-columns-repeated="3"/>
        </table:table-row>
        <table:table-row table:style-name="ro2">
          <table:table-cell office:value-type="float" office:value="301">
            <text:p>301</text:p>
          </table:table-cell>
          <table:table-cell table:formula="of:=[$'2013'.$F$2]" office:value-type="float" office:value="750">
            <text:p>750</text:p>
          </table:table-cell>
          <table:table-cell table:formula="of:=[.A301]*[.B301]" office:value-type="float" office:value="225750">
            <text:p>225750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table:formula="of:=[$'2013'.$F$2]" office:value-type="float" office:value="750">
            <text:p>750</text:p>
          </table:table-cell>
          <table:table-cell table:formula="of:=[.A302]*[.B302]" office:value-type="float" office:value="226500">
            <text:p>226500</text:p>
          </table:table-cell>
          <table:table-cell table:number-columns-repeated="3"/>
        </table:table-row>
        <table:table-row table:style-name="ro2">
          <table:table-cell office:value-type="float" office:value="303">
            <text:p>303</text:p>
          </table:table-cell>
          <table:table-cell table:formula="of:=[$'2013'.$F$2]" office:value-type="float" office:value="750">
            <text:p>750</text:p>
          </table:table-cell>
          <table:table-cell table:formula="of:=[.A303]*[.B303]" office:value-type="float" office:value="227250">
            <text:p>227250</text:p>
          </table:table-cell>
          <table:table-cell table:number-columns-repeated="3"/>
        </table:table-row>
        <table:table-row table:style-name="ro2">
          <table:table-cell office:value-type="float" office:value="304">
            <text:p>304</text:p>
          </table:table-cell>
          <table:table-cell table:formula="of:=[$'2013'.$F$2]" office:value-type="float" office:value="750">
            <text:p>750</text:p>
          </table:table-cell>
          <table:table-cell table:formula="of:=[.A304]*[.B304]" office:value-type="float" office:value="228000">
            <text:p>228000</text:p>
          </table:table-cell>
          <table:table-cell table:number-columns-repeated="3"/>
        </table:table-row>
        <table:table-row table:style-name="ro2">
          <table:table-cell office:value-type="float" office:value="305">
            <text:p>305</text:p>
          </table:table-cell>
          <table:table-cell table:formula="of:=[$'2013'.$F$2]" office:value-type="float" office:value="750">
            <text:p>750</text:p>
          </table:table-cell>
          <table:table-cell table:formula="of:=[.A305]*[.B305]" office:value-type="float" office:value="228750">
            <text:p>228750</text:p>
          </table:table-cell>
          <table:table-cell table:number-columns-repeated="3"/>
        </table:table-row>
        <table:table-row table:style-name="ro2">
          <table:table-cell office:value-type="float" office:value="306">
            <text:p>306</text:p>
          </table:table-cell>
          <table:table-cell table:formula="of:=[$'2013'.$F$2]" office:value-type="float" office:value="750">
            <text:p>750</text:p>
          </table:table-cell>
          <table:table-cell table:formula="of:=[.A306]*[.B306]" office:value-type="float" office:value="229500">
            <text:p>229500</text:p>
          </table:table-cell>
          <table:table-cell table:number-columns-repeated="3"/>
        </table:table-row>
        <table:table-row table:style-name="ro2">
          <table:table-cell office:value-type="float" office:value="307">
            <text:p>307</text:p>
          </table:table-cell>
          <table:table-cell table:formula="of:=[$'2013'.$F$2]" office:value-type="float" office:value="750">
            <text:p>750</text:p>
          </table:table-cell>
          <table:table-cell table:formula="of:=[.A307]*[.B307]" office:value-type="float" office:value="230250">
            <text:p>230250</text:p>
          </table:table-cell>
          <table:table-cell table:number-columns-repeated="3"/>
        </table:table-row>
        <table:table-row table:style-name="ro2">
          <table:table-cell office:value-type="float" office:value="308">
            <text:p>308</text:p>
          </table:table-cell>
          <table:table-cell table:formula="of:=[$'2013'.$F$2]" office:value-type="float" office:value="750">
            <text:p>750</text:p>
          </table:table-cell>
          <table:table-cell table:formula="of:=[.A308]*[.B308]" office:value-type="float" office:value="231000">
            <text:p>231000</text:p>
          </table:table-cell>
          <table:table-cell table:number-columns-repeated="3"/>
        </table:table-row>
        <table:table-row table:style-name="ro2">
          <table:table-cell office:value-type="float" office:value="309">
            <text:p>309</text:p>
          </table:table-cell>
          <table:table-cell table:formula="of:=[$'2013'.$F$2]" office:value-type="float" office:value="750">
            <text:p>750</text:p>
          </table:table-cell>
          <table:table-cell table:formula="of:=[.A309]*[.B309]" office:value-type="float" office:value="231750">
            <text:p>231750</text:p>
          </table:table-cell>
          <table:table-cell table:number-columns-repeated="3"/>
        </table:table-row>
        <table:table-row table:style-name="ro2">
          <table:table-cell office:value-type="float" office:value="310">
            <text:p>310</text:p>
          </table:table-cell>
          <table:table-cell table:formula="of:=[$'2013'.$F$2]" office:value-type="float" office:value="750">
            <text:p>750</text:p>
          </table:table-cell>
          <table:table-cell table:formula="of:=[.A310]*[.B310]" office:value-type="float" office:value="232500">
            <text:p>232500</text:p>
          </table:table-cell>
          <table:table-cell table:number-columns-repeated="3"/>
        </table:table-row>
        <table:table-row table:style-name="ro2">
          <table:table-cell office:value-type="float" office:value="311">
            <text:p>311</text:p>
          </table:table-cell>
          <table:table-cell table:formula="of:=[$'2013'.$F$2]" office:value-type="float" office:value="750">
            <text:p>750</text:p>
          </table:table-cell>
          <table:table-cell table:formula="of:=[.A311]*[.B311]" office:value-type="float" office:value="233250">
            <text:p>233250</text:p>
          </table:table-cell>
          <table:table-cell table:number-columns-repeated="3"/>
        </table:table-row>
        <table:table-row table:style-name="ro2">
          <table:table-cell office:value-type="float" office:value="312">
            <text:p>312</text:p>
          </table:table-cell>
          <table:table-cell table:formula="of:=[$'2013'.$F$2]" office:value-type="float" office:value="750">
            <text:p>750</text:p>
          </table:table-cell>
          <table:table-cell table:formula="of:=[.A312]*[.B312]" office:value-type="float" office:value="234000">
            <text:p>234000</text:p>
          </table:table-cell>
          <table:table-cell table:number-columns-repeated="3"/>
        </table:table-row>
        <table:table-row table:style-name="ro2">
          <table:table-cell office:value-type="float" office:value="313">
            <text:p>313</text:p>
          </table:table-cell>
          <table:table-cell table:formula="of:=[$'2013'.$F$2]" office:value-type="float" office:value="750">
            <text:p>750</text:p>
          </table:table-cell>
          <table:table-cell table:formula="of:=[.A313]*[.B313]" office:value-type="float" office:value="234750">
            <text:p>234750</text:p>
          </table:table-cell>
          <table:table-cell table:number-columns-repeated="3"/>
        </table:table-row>
        <table:table-row table:style-name="ro2">
          <table:table-cell office:value-type="float" office:value="314">
            <text:p>314</text:p>
          </table:table-cell>
          <table:table-cell table:formula="of:=[$'2013'.$F$2]" office:value-type="float" office:value="750">
            <text:p>750</text:p>
          </table:table-cell>
          <table:table-cell table:formula="of:=[.A314]*[.B314]" office:value-type="float" office:value="235500">
            <text:p>235500</text:p>
          </table:table-cell>
          <table:table-cell table:number-columns-repeated="3"/>
        </table:table-row>
        <table:table-row table:style-name="ro2">
          <table:table-cell office:value-type="float" office:value="315">
            <text:p>315</text:p>
          </table:table-cell>
          <table:table-cell table:formula="of:=[$'2013'.$F$2]" office:value-type="float" office:value="750">
            <text:p>750</text:p>
          </table:table-cell>
          <table:table-cell table:formula="of:=[.A315]*[.B315]" office:value-type="float" office:value="236250">
            <text:p>236250</text:p>
          </table:table-cell>
          <table:table-cell table:number-columns-repeated="3"/>
        </table:table-row>
        <table:table-row table:style-name="ro2">
          <table:table-cell office:value-type="float" office:value="316">
            <text:p>316</text:p>
          </table:table-cell>
          <table:table-cell table:formula="of:=[$'2013'.$F$2]" office:value-type="float" office:value="750">
            <text:p>750</text:p>
          </table:table-cell>
          <table:table-cell table:formula="of:=[.A316]*[.B316]" office:value-type="float" office:value="237000">
            <text:p>237000</text:p>
          </table:table-cell>
          <table:table-cell table:number-columns-repeated="3"/>
        </table:table-row>
        <table:table-row table:style-name="ro2">
          <table:table-cell office:value-type="float" office:value="317">
            <text:p>317</text:p>
          </table:table-cell>
          <table:table-cell table:formula="of:=[$'2013'.$F$2]" office:value-type="float" office:value="750">
            <text:p>750</text:p>
          </table:table-cell>
          <table:table-cell table:formula="of:=[.A317]*[.B317]" office:value-type="float" office:value="237750">
            <text:p>237750</text:p>
          </table:table-cell>
          <table:table-cell table:number-columns-repeated="3"/>
        </table:table-row>
        <table:table-row table:style-name="ro2">
          <table:table-cell office:value-type="float" office:value="318">
            <text:p>318</text:p>
          </table:table-cell>
          <table:table-cell table:formula="of:=[$'2013'.$F$2]" office:value-type="float" office:value="750">
            <text:p>750</text:p>
          </table:table-cell>
          <table:table-cell table:formula="of:=[.A318]*[.B318]" office:value-type="float" office:value="238500">
            <text:p>238500</text:p>
          </table:table-cell>
          <table:table-cell table:number-columns-repeated="3"/>
        </table:table-row>
        <table:table-row table:style-name="ro2">
          <table:table-cell office:value-type="float" office:value="319">
            <text:p>319</text:p>
          </table:table-cell>
          <table:table-cell table:formula="of:=[$'2013'.$F$2]" office:value-type="float" office:value="750">
            <text:p>750</text:p>
          </table:table-cell>
          <table:table-cell table:formula="of:=[.A319]*[.B319]" office:value-type="float" office:value="239250">
            <text:p>239250</text:p>
          </table:table-cell>
          <table:table-cell table:number-columns-repeated="3"/>
        </table:table-row>
        <table:table-row table:style-name="ro2">
          <table:table-cell office:value-type="float" office:value="320">
            <text:p>320</text:p>
          </table:table-cell>
          <table:table-cell table:formula="of:=[$'2013'.$F$2]" office:value-type="float" office:value="750">
            <text:p>750</text:p>
          </table:table-cell>
          <table:table-cell table:formula="of:=[.A320]*[.B320]" office:value-type="float" office:value="240000">
            <text:p>240000</text:p>
          </table:table-cell>
          <table:table-cell table:number-columns-repeated="3"/>
        </table:table-row>
        <table:table-row table:style-name="ro2">
          <table:table-cell office:value-type="float" office:value="321">
            <text:p>321</text:p>
          </table:table-cell>
          <table:table-cell table:formula="of:=[$'2013'.$F$2]" office:value-type="float" office:value="750">
            <text:p>750</text:p>
          </table:table-cell>
          <table:table-cell table:formula="of:=[.A321]*[.B321]" office:value-type="float" office:value="240750">
            <text:p>240750</text:p>
          </table:table-cell>
          <table:table-cell table:number-columns-repeated="3"/>
        </table:table-row>
        <table:table-row table:style-name="ro2">
          <table:table-cell office:value-type="float" office:value="322">
            <text:p>322</text:p>
          </table:table-cell>
          <table:table-cell table:formula="of:=[$'2013'.$F$2]" office:value-type="float" office:value="750">
            <text:p>750</text:p>
          </table:table-cell>
          <table:table-cell table:formula="of:=[.A322]*[.B322]" office:value-type="float" office:value="241500">
            <text:p>241500</text:p>
          </table:table-cell>
          <table:table-cell table:number-columns-repeated="3"/>
        </table:table-row>
        <table:table-row table:style-name="ro2">
          <table:table-cell office:value-type="float" office:value="323">
            <text:p>323</text:p>
          </table:table-cell>
          <table:table-cell table:formula="of:=[$'2013'.$F$2]" office:value-type="float" office:value="750">
            <text:p>750</text:p>
          </table:table-cell>
          <table:table-cell table:formula="of:=[.A323]*[.B323]" office:value-type="float" office:value="242250">
            <text:p>242250</text:p>
          </table:table-cell>
          <table:table-cell table:number-columns-repeated="3"/>
        </table:table-row>
        <table:table-row table:style-name="ro2">
          <table:table-cell office:value-type="float" office:value="324">
            <text:p>324</text:p>
          </table:table-cell>
          <table:table-cell table:formula="of:=[$'2013'.$F$2]" office:value-type="float" office:value="750">
            <text:p>750</text:p>
          </table:table-cell>
          <table:table-cell table:formula="of:=[.A324]*[.B324]" office:value-type="float" office:value="243000">
            <text:p>243000</text:p>
          </table:table-cell>
          <table:table-cell table:number-columns-repeated="3"/>
        </table:table-row>
        <table:table-row table:style-name="ro2">
          <table:table-cell office:value-type="float" office:value="325">
            <text:p>325</text:p>
          </table:table-cell>
          <table:table-cell table:formula="of:=[$'2013'.$F$2]" office:value-type="float" office:value="750">
            <text:p>750</text:p>
          </table:table-cell>
          <table:table-cell table:formula="of:=[.A325]*[.B325]" office:value-type="float" office:value="243750">
            <text:p>243750</text:p>
          </table:table-cell>
          <table:table-cell table:number-columns-repeated="3"/>
        </table:table-row>
        <table:table-row table:style-name="ro2">
          <table:table-cell office:value-type="float" office:value="326">
            <text:p>326</text:p>
          </table:table-cell>
          <table:table-cell table:formula="of:=[$'2013'.$F$2]" office:value-type="float" office:value="750">
            <text:p>750</text:p>
          </table:table-cell>
          <table:table-cell table:formula="of:=[.A326]*[.B326]" office:value-type="float" office:value="244500">
            <text:p>244500</text:p>
          </table:table-cell>
          <table:table-cell table:number-columns-repeated="3"/>
        </table:table-row>
        <table:table-row table:style-name="ro2">
          <table:table-cell office:value-type="float" office:value="327">
            <text:p>327</text:p>
          </table:table-cell>
          <table:table-cell table:formula="of:=[$'2013'.$F$2]" office:value-type="float" office:value="750">
            <text:p>750</text:p>
          </table:table-cell>
          <table:table-cell table:formula="of:=[.A327]*[.B327]" office:value-type="float" office:value="245250">
            <text:p>245250</text:p>
          </table:table-cell>
          <table:table-cell table:number-columns-repeated="3"/>
        </table:table-row>
        <table:table-row table:style-name="ro2">
          <table:table-cell office:value-type="float" office:value="328">
            <text:p>328</text:p>
          </table:table-cell>
          <table:table-cell table:formula="of:=[$'2013'.$F$2]" office:value-type="float" office:value="750">
            <text:p>750</text:p>
          </table:table-cell>
          <table:table-cell table:formula="of:=[.A328]*[.B328]" office:value-type="float" office:value="246000">
            <text:p>246000</text:p>
          </table:table-cell>
          <table:table-cell table:number-columns-repeated="3"/>
        </table:table-row>
        <table:table-row table:style-name="ro2">
          <table:table-cell office:value-type="float" office:value="329">
            <text:p>329</text:p>
          </table:table-cell>
          <table:table-cell table:formula="of:=[$'2013'.$F$2]" office:value-type="float" office:value="750">
            <text:p>750</text:p>
          </table:table-cell>
          <table:table-cell table:formula="of:=[.A329]*[.B329]" office:value-type="float" office:value="246750">
            <text:p>246750</text:p>
          </table:table-cell>
          <table:table-cell table:number-columns-repeated="3"/>
        </table:table-row>
        <table:table-row table:style-name="ro2">
          <table:table-cell office:value-type="float" office:value="330">
            <text:p>330</text:p>
          </table:table-cell>
          <table:table-cell table:formula="of:=[$'2013'.$F$2]" office:value-type="float" office:value="750">
            <text:p>750</text:p>
          </table:table-cell>
          <table:table-cell table:formula="of:=[.A330]*[.B330]" office:value-type="float" office:value="247500">
            <text:p>247500</text:p>
          </table:table-cell>
          <table:table-cell table:number-columns-repeated="3"/>
        </table:table-row>
        <table:table-row table:style-name="ro2">
          <table:table-cell office:value-type="float" office:value="331">
            <text:p>331</text:p>
          </table:table-cell>
          <table:table-cell table:formula="of:=[$'2013'.$F$2]" office:value-type="float" office:value="750">
            <text:p>750</text:p>
          </table:table-cell>
          <table:table-cell table:formula="of:=[.A331]*[.B331]" office:value-type="float" office:value="248250">
            <text:p>248250</text:p>
          </table:table-cell>
          <table:table-cell table:number-columns-repeated="3"/>
        </table:table-row>
        <table:table-row table:style-name="ro2">
          <table:table-cell office:value-type="float" office:value="332">
            <text:p>332</text:p>
          </table:table-cell>
          <table:table-cell table:formula="of:=[$'2013'.$F$2]" office:value-type="float" office:value="750">
            <text:p>750</text:p>
          </table:table-cell>
          <table:table-cell table:formula="of:=[.A332]*[.B332]" office:value-type="float" office:value="249000">
            <text:p>249000</text:p>
          </table:table-cell>
          <table:table-cell table:number-columns-repeated="3"/>
        </table:table-row>
        <table:table-row table:style-name="ro2">
          <table:table-cell office:value-type="float" office:value="333">
            <text:p>333</text:p>
          </table:table-cell>
          <table:table-cell table:formula="of:=[$'2013'.$F$2]" office:value-type="float" office:value="750">
            <text:p>750</text:p>
          </table:table-cell>
          <table:table-cell table:formula="of:=[.A333]*[.B333]" office:value-type="float" office:value="249750">
            <text:p>249750</text:p>
          </table:table-cell>
          <table:table-cell table:number-columns-repeated="3"/>
        </table:table-row>
        <table:table-row table:style-name="ro2">
          <table:table-cell office:value-type="float" office:value="334">
            <text:p>334</text:p>
          </table:table-cell>
          <table:table-cell table:formula="of:=[$'2013'.$F$2]" office:value-type="float" office:value="750">
            <text:p>750</text:p>
          </table:table-cell>
          <table:table-cell table:formula="of:=[.A334]*[.B334]" office:value-type="float" office:value="250500">
            <text:p>250500</text:p>
          </table:table-cell>
          <table:table-cell table:number-columns-repeated="3"/>
        </table:table-row>
        <table:table-row table:style-name="ro2">
          <table:table-cell office:value-type="float" office:value="335">
            <text:p>335</text:p>
          </table:table-cell>
          <table:table-cell table:formula="of:=[$'2013'.$F$2]" office:value-type="float" office:value="750">
            <text:p>750</text:p>
          </table:table-cell>
          <table:table-cell table:formula="of:=[.A335]*[.B335]" office:value-type="float" office:value="251250">
            <text:p>251250</text:p>
          </table:table-cell>
          <table:table-cell table:number-columns-repeated="3"/>
        </table:table-row>
        <table:table-row table:style-name="ro2">
          <table:table-cell office:value-type="float" office:value="336">
            <text:p>336</text:p>
          </table:table-cell>
          <table:table-cell table:formula="of:=[$'2013'.$F$2]" office:value-type="float" office:value="750">
            <text:p>750</text:p>
          </table:table-cell>
          <table:table-cell table:formula="of:=[.A336]*[.B336]" office:value-type="float" office:value="252000">
            <text:p>252000</text:p>
          </table:table-cell>
          <table:table-cell table:number-columns-repeated="3"/>
        </table:table-row>
        <table:table-row table:style-name="ro2">
          <table:table-cell office:value-type="float" office:value="337">
            <text:p>337</text:p>
          </table:table-cell>
          <table:table-cell table:formula="of:=[$'2013'.$F$2]" office:value-type="float" office:value="750">
            <text:p>750</text:p>
          </table:table-cell>
          <table:table-cell table:formula="of:=[.A337]*[.B337]" office:value-type="float" office:value="252750">
            <text:p>252750</text:p>
          </table:table-cell>
          <table:table-cell table:number-columns-repeated="3"/>
        </table:table-row>
        <table:table-row table:style-name="ro2">
          <table:table-cell office:value-type="float" office:value="338">
            <text:p>338</text:p>
          </table:table-cell>
          <table:table-cell table:formula="of:=[$'2013'.$F$2]" office:value-type="float" office:value="750">
            <text:p>750</text:p>
          </table:table-cell>
          <table:table-cell table:formula="of:=[.A338]*[.B338]" office:value-type="float" office:value="253500">
            <text:p>253500</text:p>
          </table:table-cell>
          <table:table-cell table:number-columns-repeated="3"/>
        </table:table-row>
        <table:table-row table:style-name="ro2">
          <table:table-cell office:value-type="float" office:value="339">
            <text:p>339</text:p>
          </table:table-cell>
          <table:table-cell table:formula="of:=[$'2013'.$F$2]" office:value-type="float" office:value="750">
            <text:p>750</text:p>
          </table:table-cell>
          <table:table-cell table:formula="of:=[.A339]*[.B339]" office:value-type="float" office:value="254250">
            <text:p>254250</text:p>
          </table:table-cell>
          <table:table-cell table:number-columns-repeated="3"/>
        </table:table-row>
        <table:table-row table:style-name="ro2">
          <table:table-cell office:value-type="float" office:value="340">
            <text:p>340</text:p>
          </table:table-cell>
          <table:table-cell table:formula="of:=[$'2013'.$F$2]" office:value-type="float" office:value="750">
            <text:p>750</text:p>
          </table:table-cell>
          <table:table-cell table:formula="of:=[.A340]*[.B340]" office:value-type="float" office:value="255000">
            <text:p>255000</text:p>
          </table:table-cell>
          <table:table-cell table:number-columns-repeated="3"/>
        </table:table-row>
        <table:table-row table:style-name="ro2">
          <table:table-cell office:value-type="float" office:value="341">
            <text:p>341</text:p>
          </table:table-cell>
          <table:table-cell table:formula="of:=[$'2013'.$F$2]" office:value-type="float" office:value="750">
            <text:p>750</text:p>
          </table:table-cell>
          <table:table-cell table:formula="of:=[.A341]*[.B341]" office:value-type="float" office:value="255750">
            <text:p>255750</text:p>
          </table:table-cell>
          <table:table-cell table:number-columns-repeated="3"/>
        </table:table-row>
        <table:table-row table:style-name="ro2">
          <table:table-cell office:value-type="float" office:value="342">
            <text:p>342</text:p>
          </table:table-cell>
          <table:table-cell table:formula="of:=[$'2013'.$F$2]" office:value-type="float" office:value="750">
            <text:p>750</text:p>
          </table:table-cell>
          <table:table-cell table:formula="of:=[.A342]*[.B342]" office:value-type="float" office:value="256500">
            <text:p>256500</text:p>
          </table:table-cell>
          <table:table-cell table:number-columns-repeated="3"/>
        </table:table-row>
        <table:table-row table:style-name="ro2">
          <table:table-cell office:value-type="float" office:value="343">
            <text:p>343</text:p>
          </table:table-cell>
          <table:table-cell table:formula="of:=[$'2013'.$F$2]" office:value-type="float" office:value="750">
            <text:p>750</text:p>
          </table:table-cell>
          <table:table-cell table:formula="of:=[.A343]*[.B343]" office:value-type="float" office:value="257250">
            <text:p>257250</text:p>
          </table:table-cell>
          <table:table-cell table:number-columns-repeated="3"/>
        </table:table-row>
        <table:table-row table:style-name="ro2">
          <table:table-cell office:value-type="float" office:value="344">
            <text:p>344</text:p>
          </table:table-cell>
          <table:table-cell table:formula="of:=[$'2013'.$F$2]" office:value-type="float" office:value="750">
            <text:p>750</text:p>
          </table:table-cell>
          <table:table-cell table:formula="of:=[.A344]*[.B344]" office:value-type="float" office:value="258000">
            <text:p>258000</text:p>
          </table:table-cell>
          <table:table-cell table:number-columns-repeated="3"/>
        </table:table-row>
        <table:table-row table:style-name="ro2">
          <table:table-cell office:value-type="float" office:value="345">
            <text:p>345</text:p>
          </table:table-cell>
          <table:table-cell table:formula="of:=[$'2013'.$F$2]" office:value-type="float" office:value="750">
            <text:p>750</text:p>
          </table:table-cell>
          <table:table-cell table:formula="of:=[.A345]*[.B345]" office:value-type="float" office:value="258750">
            <text:p>258750</text:p>
          </table:table-cell>
          <table:table-cell table:number-columns-repeated="3"/>
        </table:table-row>
        <table:table-row table:style-name="ro2">
          <table:table-cell office:value-type="float" office:value="346">
            <text:p>346</text:p>
          </table:table-cell>
          <table:table-cell table:formula="of:=[$'2013'.$F$2]" office:value-type="float" office:value="750">
            <text:p>750</text:p>
          </table:table-cell>
          <table:table-cell table:formula="of:=[.A346]*[.B346]" office:value-type="float" office:value="259500">
            <text:p>259500</text:p>
          </table:table-cell>
          <table:table-cell table:number-columns-repeated="3"/>
        </table:table-row>
        <table:table-row table:style-name="ro2">
          <table:table-cell office:value-type="float" office:value="347">
            <text:p>347</text:p>
          </table:table-cell>
          <table:table-cell table:formula="of:=[$'2013'.$F$2]" office:value-type="float" office:value="750">
            <text:p>750</text:p>
          </table:table-cell>
          <table:table-cell table:formula="of:=[.A347]*[.B347]" office:value-type="float" office:value="260250">
            <text:p>260250</text:p>
          </table:table-cell>
          <table:table-cell table:number-columns-repeated="3"/>
        </table:table-row>
        <table:table-row table:style-name="ro2">
          <table:table-cell office:value-type="float" office:value="348">
            <text:p>348</text:p>
          </table:table-cell>
          <table:table-cell table:formula="of:=[$'2013'.$F$2]" office:value-type="float" office:value="750">
            <text:p>750</text:p>
          </table:table-cell>
          <table:table-cell table:formula="of:=[.A348]*[.B348]" office:value-type="float" office:value="261000">
            <text:p>261000</text:p>
          </table:table-cell>
          <table:table-cell table:number-columns-repeated="3"/>
        </table:table-row>
        <table:table-row table:style-name="ro2">
          <table:table-cell office:value-type="float" office:value="349">
            <text:p>349</text:p>
          </table:table-cell>
          <table:table-cell table:formula="of:=[$'2013'.$F$2]" office:value-type="float" office:value="750">
            <text:p>750</text:p>
          </table:table-cell>
          <table:table-cell table:formula="of:=[.A349]*[.B349]" office:value-type="float" office:value="261750">
            <text:p>261750</text:p>
          </table:table-cell>
          <table:table-cell table:number-columns-repeated="3"/>
        </table:table-row>
        <table:table-row table:style-name="ro2">
          <table:table-cell office:value-type="float" office:value="350">
            <text:p>350</text:p>
          </table:table-cell>
          <table:table-cell table:formula="of:=[$'2013'.$F$2]" office:value-type="float" office:value="750">
            <text:p>750</text:p>
          </table:table-cell>
          <table:table-cell table:formula="of:=[.A350]*[.B350]" office:value-type="float" office:value="262500">
            <text:p>262500</text:p>
          </table:table-cell>
          <table:table-cell table:number-columns-repeated="3"/>
        </table:table-row>
        <table:table-row table:style-name="ro2">
          <table:table-cell office:value-type="float" office:value="351">
            <text:p>351</text:p>
          </table:table-cell>
          <table:table-cell table:formula="of:=[$'2013'.$F$2]" office:value-type="float" office:value="750">
            <text:p>750</text:p>
          </table:table-cell>
          <table:table-cell table:formula="of:=[.A351]*[.B351]" office:value-type="float" office:value="263250">
            <text:p>263250</text:p>
          </table:table-cell>
          <table:table-cell table:number-columns-repeated="3"/>
        </table:table-row>
        <table:table-row table:style-name="ro2">
          <table:table-cell office:value-type="float" office:value="352">
            <text:p>352</text:p>
          </table:table-cell>
          <table:table-cell table:formula="of:=[$'2013'.$F$2]" office:value-type="float" office:value="750">
            <text:p>750</text:p>
          </table:table-cell>
          <table:table-cell table:formula="of:=[.A352]*[.B352]" office:value-type="float" office:value="264000">
            <text:p>264000</text:p>
          </table:table-cell>
          <table:table-cell table:number-columns-repeated="3"/>
        </table:table-row>
        <table:table-row table:style-name="ro2">
          <table:table-cell office:value-type="float" office:value="353">
            <text:p>353</text:p>
          </table:table-cell>
          <table:table-cell table:formula="of:=[$'2013'.$F$2]" office:value-type="float" office:value="750">
            <text:p>750</text:p>
          </table:table-cell>
          <table:table-cell table:formula="of:=[.A353]*[.B353]" office:value-type="float" office:value="264750">
            <text:p>264750</text:p>
          </table:table-cell>
          <table:table-cell table:number-columns-repeated="3"/>
        </table:table-row>
        <table:table-row table:style-name="ro2">
          <table:table-cell office:value-type="float" office:value="354">
            <text:p>354</text:p>
          </table:table-cell>
          <table:table-cell table:formula="of:=[$'2013'.$F$2]" office:value-type="float" office:value="750">
            <text:p>750</text:p>
          </table:table-cell>
          <table:table-cell table:formula="of:=[.A354]*[.B354]" office:value-type="float" office:value="265500">
            <text:p>265500</text:p>
          </table:table-cell>
          <table:table-cell table:number-columns-repeated="3"/>
        </table:table-row>
        <table:table-row table:style-name="ro2">
          <table:table-cell office:value-type="float" office:value="355">
            <text:p>355</text:p>
          </table:table-cell>
          <table:table-cell table:formula="of:=[$'2013'.$F$2]" office:value-type="float" office:value="750">
            <text:p>750</text:p>
          </table:table-cell>
          <table:table-cell table:formula="of:=[.A355]*[.B355]" office:value-type="float" office:value="266250">
            <text:p>266250</text:p>
          </table:table-cell>
          <table:table-cell table:number-columns-repeated="3"/>
        </table:table-row>
        <table:table-row table:style-name="ro2">
          <table:table-cell office:value-type="float" office:value="356">
            <text:p>356</text:p>
          </table:table-cell>
          <table:table-cell table:formula="of:=[$'2013'.$F$2]" office:value-type="float" office:value="750">
            <text:p>750</text:p>
          </table:table-cell>
          <table:table-cell table:formula="of:=[.A356]*[.B356]" office:value-type="float" office:value="267000">
            <text:p>267000</text:p>
          </table:table-cell>
          <table:table-cell table:number-columns-repeated="3"/>
        </table:table-row>
        <table:table-row table:style-name="ro2">
          <table:table-cell office:value-type="float" office:value="357">
            <text:p>357</text:p>
          </table:table-cell>
          <table:table-cell table:formula="of:=[$'2013'.$F$2]" office:value-type="float" office:value="750">
            <text:p>750</text:p>
          </table:table-cell>
          <table:table-cell table:formula="of:=[.A357]*[.B357]" office:value-type="float" office:value="267750">
            <text:p>267750</text:p>
          </table:table-cell>
          <table:table-cell table:number-columns-repeated="3"/>
        </table:table-row>
        <table:table-row table:style-name="ro2">
          <table:table-cell office:value-type="float" office:value="358">
            <text:p>358</text:p>
          </table:table-cell>
          <table:table-cell table:formula="of:=[$'2013'.$F$2]" office:value-type="float" office:value="750">
            <text:p>750</text:p>
          </table:table-cell>
          <table:table-cell table:formula="of:=[.A358]*[.B358]" office:value-type="float" office:value="268500">
            <text:p>268500</text:p>
          </table:table-cell>
          <table:table-cell table:number-columns-repeated="3"/>
        </table:table-row>
        <table:table-row table:style-name="ro2">
          <table:table-cell office:value-type="float" office:value="359">
            <text:p>359</text:p>
          </table:table-cell>
          <table:table-cell table:formula="of:=[$'2013'.$F$2]" office:value-type="float" office:value="750">
            <text:p>750</text:p>
          </table:table-cell>
          <table:table-cell table:formula="of:=[.A359]*[.B359]" office:value-type="float" office:value="269250">
            <text:p>269250</text:p>
          </table:table-cell>
          <table:table-cell table:number-columns-repeated="3"/>
        </table:table-row>
        <table:table-row table:style-name="ro2">
          <table:table-cell office:value-type="float" office:value="360">
            <text:p>360</text:p>
          </table:table-cell>
          <table:table-cell table:formula="of:=[$'2013'.$F$2]" office:value-type="float" office:value="750">
            <text:p>750</text:p>
          </table:table-cell>
          <table:table-cell table:formula="of:=[.A360]*[.B360]" office:value-type="float" office:value="270000">
            <text:p>270000</text:p>
          </table:table-cell>
          <table:table-cell table:number-columns-repeated="3"/>
        </table:table-row>
        <table:table-row table:style-name="ro2">
          <table:table-cell office:value-type="float" office:value="361">
            <text:p>361</text:p>
          </table:table-cell>
          <table:table-cell table:formula="of:=[$'2013'.$F$2]" office:value-type="float" office:value="750">
            <text:p>750</text:p>
          </table:table-cell>
          <table:table-cell table:formula="of:=[.A361]*[.B361]" office:value-type="float" office:value="270750">
            <text:p>270750</text:p>
          </table:table-cell>
          <table:table-cell table:number-columns-repeated="3"/>
        </table:table-row>
        <table:table-row table:style-name="ro2">
          <table:table-cell office:value-type="float" office:value="362">
            <text:p>362</text:p>
          </table:table-cell>
          <table:table-cell table:formula="of:=[$'2013'.$F$2]" office:value-type="float" office:value="750">
            <text:p>750</text:p>
          </table:table-cell>
          <table:table-cell table:formula="of:=[.A362]*[.B362]" office:value-type="float" office:value="271500">
            <text:p>271500</text:p>
          </table:table-cell>
          <table:table-cell table:number-columns-repeated="3"/>
        </table:table-row>
        <table:table-row table:style-name="ro2">
          <table:table-cell office:value-type="float" office:value="363">
            <text:p>363</text:p>
          </table:table-cell>
          <table:table-cell table:formula="of:=[$'2013'.$F$2]" office:value-type="float" office:value="750">
            <text:p>750</text:p>
          </table:table-cell>
          <table:table-cell table:formula="of:=[.A363]*[.B363]" office:value-type="float" office:value="272250">
            <text:p>272250</text:p>
          </table:table-cell>
          <table:table-cell table:number-columns-repeated="3"/>
        </table:table-row>
        <table:table-row table:style-name="ro2">
          <table:table-cell office:value-type="float" office:value="364">
            <text:p>364</text:p>
          </table:table-cell>
          <table:table-cell table:formula="of:=[$'2013'.$F$2]" office:value-type="float" office:value="750">
            <text:p>750</text:p>
          </table:table-cell>
          <table:table-cell table:formula="of:=[.A364]*[.B364]" office:value-type="float" office:value="273000">
            <text:p>273000</text:p>
          </table:table-cell>
          <table:table-cell table:number-columns-repeated="3"/>
        </table:table-row>
        <table:table-row table:style-name="ro2">
          <table:table-cell office:value-type="float" office:value="365">
            <text:p>365</text:p>
          </table:table-cell>
          <table:table-cell table:formula="of:=[$'2013'.$F$2]" office:value-type="float" office:value="750">
            <text:p>750</text:p>
          </table:table-cell>
          <table:table-cell table:formula="of:=[.A365]*[.B365]" office:value-type="float" office:value="273750">
            <text:p>273750</text:p>
          </table:table-cell>
          <table:table-cell table:number-columns-repeated="3"/>
        </table:table-row>
        <table:table-row table:style-name="ro2">
          <table:table-cell office:value-type="float" office:value="366">
            <text:p>366</text:p>
          </table:table-cell>
          <table:table-cell table:formula="of:=[$'2013'.$F$2]" office:value-type="float" office:value="750">
            <text:p>750</text:p>
          </table:table-cell>
          <table:table-cell table:formula="of:=[.A366]*[.B366]" office:value-type="float" office:value="274500">
            <text:p>274500</text:p>
          </table:table-cell>
          <table:table-cell table:number-columns-repeated="3"/>
        </table:table-row>
        <table:table-row table:style-name="ro2">
          <table:table-cell office:value-type="float" office:value="367">
            <text:p>367</text:p>
          </table:table-cell>
          <table:table-cell table:formula="of:=[$'2013'.$F$2]" office:value-type="float" office:value="750">
            <text:p>750</text:p>
          </table:table-cell>
          <table:table-cell table:formula="of:=[.A367]*[.B367]" office:value-type="float" office:value="275250">
            <text:p>275250</text:p>
          </table:table-cell>
          <table:table-cell table:number-columns-repeated="3"/>
        </table:table-row>
        <table:table-row table:style-name="ro2">
          <table:table-cell office:value-type="float" office:value="368">
            <text:p>368</text:p>
          </table:table-cell>
          <table:table-cell table:formula="of:=[$'2013'.$F$2]" office:value-type="float" office:value="750">
            <text:p>750</text:p>
          </table:table-cell>
          <table:table-cell table:formula="of:=[.A368]*[.B368]" office:value-type="float" office:value="276000">
            <text:p>276000</text:p>
          </table:table-cell>
          <table:table-cell table:number-columns-repeated="3"/>
        </table:table-row>
        <table:table-row table:style-name="ro2">
          <table:table-cell office:value-type="float" office:value="369">
            <text:p>369</text:p>
          </table:table-cell>
          <table:table-cell table:formula="of:=[$'2013'.$F$2]" office:value-type="float" office:value="750">
            <text:p>750</text:p>
          </table:table-cell>
          <table:table-cell table:formula="of:=[.A369]*[.B369]" office:value-type="float" office:value="276750">
            <text:p>276750</text:p>
          </table:table-cell>
          <table:table-cell table:number-columns-repeated="3"/>
        </table:table-row>
        <table:table-row table:style-name="ro2">
          <table:table-cell office:value-type="float" office:value="370">
            <text:p>370</text:p>
          </table:table-cell>
          <table:table-cell table:formula="of:=[$'2013'.$F$2]" office:value-type="float" office:value="750">
            <text:p>750</text:p>
          </table:table-cell>
          <table:table-cell table:formula="of:=[.A370]*[.B370]" office:value-type="float" office:value="277500">
            <text:p>277500</text:p>
          </table:table-cell>
          <table:table-cell table:number-columns-repeated="3"/>
        </table:table-row>
        <table:table-row table:style-name="ro2">
          <table:table-cell office:value-type="float" office:value="371">
            <text:p>371</text:p>
          </table:table-cell>
          <table:table-cell table:formula="of:=[$'2013'.$F$2]" office:value-type="float" office:value="750">
            <text:p>750</text:p>
          </table:table-cell>
          <table:table-cell table:formula="of:=[.A371]*[.B371]" office:value-type="float" office:value="278250">
            <text:p>278250</text:p>
          </table:table-cell>
          <table:table-cell table:number-columns-repeated="3"/>
        </table:table-row>
        <table:table-row table:style-name="ro2">
          <table:table-cell office:value-type="float" office:value="372">
            <text:p>372</text:p>
          </table:table-cell>
          <table:table-cell table:formula="of:=[$'2013'.$F$2]" office:value-type="float" office:value="750">
            <text:p>750</text:p>
          </table:table-cell>
          <table:table-cell table:formula="of:=[.A372]*[.B372]" office:value-type="float" office:value="279000">
            <text:p>279000</text:p>
          </table:table-cell>
          <table:table-cell table:number-columns-repeated="3"/>
        </table:table-row>
        <table:table-row table:style-name="ro2">
          <table:table-cell office:value-type="float" office:value="373">
            <text:p>373</text:p>
          </table:table-cell>
          <table:table-cell table:formula="of:=[$'2013'.$F$2]" office:value-type="float" office:value="750">
            <text:p>750</text:p>
          </table:table-cell>
          <table:table-cell table:formula="of:=[.A373]*[.B373]" office:value-type="float" office:value="279750">
            <text:p>279750</text:p>
          </table:table-cell>
          <table:table-cell table:number-columns-repeated="3"/>
        </table:table-row>
        <table:table-row table:style-name="ro2">
          <table:table-cell office:value-type="float" office:value="374">
            <text:p>374</text:p>
          </table:table-cell>
          <table:table-cell table:formula="of:=[$'2013'.$F$2]" office:value-type="float" office:value="750">
            <text:p>750</text:p>
          </table:table-cell>
          <table:table-cell table:formula="of:=[.A374]*[.B374]" office:value-type="float" office:value="280500">
            <text:p>280500</text:p>
          </table:table-cell>
          <table:table-cell table:number-columns-repeated="3"/>
        </table:table-row>
        <table:table-row table:style-name="ro2">
          <table:table-cell office:value-type="float" office:value="375">
            <text:p>375</text:p>
          </table:table-cell>
          <table:table-cell table:formula="of:=[$'2013'.$F$2]" office:value-type="float" office:value="750">
            <text:p>750</text:p>
          </table:table-cell>
          <table:table-cell table:formula="of:=[.A375]*[.B375]" office:value-type="float" office:value="281250">
            <text:p>281250</text:p>
          </table:table-cell>
          <table:table-cell table:number-columns-repeated="3"/>
        </table:table-row>
        <table:table-row table:style-name="ro2">
          <table:table-cell office:value-type="float" office:value="376">
            <text:p>376</text:p>
          </table:table-cell>
          <table:table-cell table:formula="of:=[$'2013'.$F$2]" office:value-type="float" office:value="750">
            <text:p>750</text:p>
          </table:table-cell>
          <table:table-cell table:formula="of:=[.A376]*[.B376]" office:value-type="float" office:value="282000">
            <text:p>282000</text:p>
          </table:table-cell>
          <table:table-cell table:number-columns-repeated="3"/>
        </table:table-row>
        <table:table-row table:style-name="ro2">
          <table:table-cell office:value-type="float" office:value="377">
            <text:p>377</text:p>
          </table:table-cell>
          <table:table-cell table:formula="of:=[$'2013'.$F$2]" office:value-type="float" office:value="750">
            <text:p>750</text:p>
          </table:table-cell>
          <table:table-cell table:formula="of:=[.A377]*[.B377]" office:value-type="float" office:value="282750">
            <text:p>282750</text:p>
          </table:table-cell>
          <table:table-cell table:number-columns-repeated="3"/>
        </table:table-row>
        <table:table-row table:style-name="ro2">
          <table:table-cell office:value-type="float" office:value="378">
            <text:p>378</text:p>
          </table:table-cell>
          <table:table-cell table:formula="of:=[$'2013'.$F$2]" office:value-type="float" office:value="750">
            <text:p>750</text:p>
          </table:table-cell>
          <table:table-cell table:formula="of:=[.A378]*[.B378]" office:value-type="float" office:value="283500">
            <text:p>283500</text:p>
          </table:table-cell>
          <table:table-cell table:number-columns-repeated="3"/>
        </table:table-row>
        <table:table-row table:style-name="ro2">
          <table:table-cell office:value-type="float" office:value="379">
            <text:p>379</text:p>
          </table:table-cell>
          <table:table-cell table:formula="of:=[$'2013'.$F$2]" office:value-type="float" office:value="750">
            <text:p>750</text:p>
          </table:table-cell>
          <table:table-cell table:formula="of:=[.A379]*[.B379]" office:value-type="float" office:value="284250">
            <text:p>284250</text:p>
          </table:table-cell>
          <table:table-cell table:number-columns-repeated="3"/>
        </table:table-row>
        <table:table-row table:style-name="ro2">
          <table:table-cell office:value-type="float" office:value="380">
            <text:p>380</text:p>
          </table:table-cell>
          <table:table-cell table:formula="of:=[$'2013'.$F$2]" office:value-type="float" office:value="750">
            <text:p>750</text:p>
          </table:table-cell>
          <table:table-cell table:formula="of:=[.A380]*[.B380]" office:value-type="float" office:value="285000">
            <text:p>285000</text:p>
          </table:table-cell>
          <table:table-cell table:number-columns-repeated="3"/>
        </table:table-row>
        <table:table-row table:style-name="ro2">
          <table:table-cell office:value-type="float" office:value="381">
            <text:p>381</text:p>
          </table:table-cell>
          <table:table-cell table:formula="of:=[$'2013'.$F$2]" office:value-type="float" office:value="750">
            <text:p>750</text:p>
          </table:table-cell>
          <table:table-cell table:formula="of:=[.A381]*[.B381]" office:value-type="float" office:value="285750">
            <text:p>285750</text:p>
          </table:table-cell>
          <table:table-cell table:number-columns-repeated="3"/>
        </table:table-row>
        <table:table-row table:style-name="ro2">
          <table:table-cell office:value-type="float" office:value="382">
            <text:p>382</text:p>
          </table:table-cell>
          <table:table-cell table:formula="of:=[$'2013'.$F$2]" office:value-type="float" office:value="750">
            <text:p>750</text:p>
          </table:table-cell>
          <table:table-cell table:formula="of:=[.A382]*[.B382]" office:value-type="float" office:value="286500">
            <text:p>286500</text:p>
          </table:table-cell>
          <table:table-cell table:number-columns-repeated="3"/>
        </table:table-row>
        <table:table-row table:style-name="ro2">
          <table:table-cell office:value-type="float" office:value="383">
            <text:p>383</text:p>
          </table:table-cell>
          <table:table-cell table:formula="of:=[$'2013'.$F$2]" office:value-type="float" office:value="750">
            <text:p>750</text:p>
          </table:table-cell>
          <table:table-cell table:formula="of:=[.A383]*[.B383]" office:value-type="float" office:value="287250">
            <text:p>287250</text:p>
          </table:table-cell>
          <table:table-cell table:number-columns-repeated="3"/>
        </table:table-row>
        <table:table-row table:style-name="ro2">
          <table:table-cell office:value-type="float" office:value="384">
            <text:p>384</text:p>
          </table:table-cell>
          <table:table-cell table:formula="of:=[$'2013'.$F$2]" office:value-type="float" office:value="750">
            <text:p>750</text:p>
          </table:table-cell>
          <table:table-cell table:formula="of:=[.A384]*[.B384]" office:value-type="float" office:value="288000">
            <text:p>288000</text:p>
          </table:table-cell>
          <table:table-cell table:number-columns-repeated="3"/>
        </table:table-row>
        <table:table-row table:style-name="ro2">
          <table:table-cell office:value-type="float" office:value="385">
            <text:p>385</text:p>
          </table:table-cell>
          <table:table-cell table:formula="of:=[$'2013'.$F$2]" office:value-type="float" office:value="750">
            <text:p>750</text:p>
          </table:table-cell>
          <table:table-cell table:formula="of:=[.A385]*[.B385]" office:value-type="float" office:value="288750">
            <text:p>288750</text:p>
          </table:table-cell>
          <table:table-cell table:number-columns-repeated="3"/>
        </table:table-row>
        <table:table-row table:style-name="ro2">
          <table:table-cell office:value-type="float" office:value="386">
            <text:p>386</text:p>
          </table:table-cell>
          <table:table-cell table:formula="of:=[$'2013'.$F$2]" office:value-type="float" office:value="750">
            <text:p>750</text:p>
          </table:table-cell>
          <table:table-cell table:formula="of:=[.A386]*[.B386]" office:value-type="float" office:value="289500">
            <text:p>289500</text:p>
          </table:table-cell>
          <table:table-cell table:number-columns-repeated="3"/>
        </table:table-row>
        <table:table-row table:style-name="ro2">
          <table:table-cell office:value-type="float" office:value="387">
            <text:p>387</text:p>
          </table:table-cell>
          <table:table-cell table:formula="of:=[$'2013'.$F$2]" office:value-type="float" office:value="750">
            <text:p>750</text:p>
          </table:table-cell>
          <table:table-cell table:formula="of:=[.A387]*[.B387]" office:value-type="float" office:value="290250">
            <text:p>290250</text:p>
          </table:table-cell>
          <table:table-cell table:number-columns-repeated="3"/>
        </table:table-row>
        <table:table-row table:style-name="ro2">
          <table:table-cell office:value-type="float" office:value="388">
            <text:p>388</text:p>
          </table:table-cell>
          <table:table-cell table:formula="of:=[$'2013'.$F$2]" office:value-type="float" office:value="750">
            <text:p>750</text:p>
          </table:table-cell>
          <table:table-cell table:formula="of:=[.A388]*[.B388]" office:value-type="float" office:value="291000">
            <text:p>291000</text:p>
          </table:table-cell>
          <table:table-cell table:number-columns-repeated="3"/>
        </table:table-row>
        <table:table-row table:style-name="ro2">
          <table:table-cell office:value-type="float" office:value="389">
            <text:p>389</text:p>
          </table:table-cell>
          <table:table-cell table:formula="of:=[$'2013'.$F$2]" office:value-type="float" office:value="750">
            <text:p>750</text:p>
          </table:table-cell>
          <table:table-cell table:formula="of:=[.A389]*[.B389]" office:value-type="float" office:value="291750">
            <text:p>291750</text:p>
          </table:table-cell>
          <table:table-cell table:number-columns-repeated="3"/>
        </table:table-row>
        <table:table-row table:style-name="ro2">
          <table:table-cell office:value-type="float" office:value="390">
            <text:p>390</text:p>
          </table:table-cell>
          <table:table-cell table:formula="of:=[$'2013'.$F$2]" office:value-type="float" office:value="750">
            <text:p>750</text:p>
          </table:table-cell>
          <table:table-cell table:formula="of:=[.A390]*[.B390]" office:value-type="float" office:value="292500">
            <text:p>292500</text:p>
          </table:table-cell>
          <table:table-cell table:number-columns-repeated="3"/>
        </table:table-row>
        <table:table-row table:style-name="ro2">
          <table:table-cell office:value-type="float" office:value="391">
            <text:p>391</text:p>
          </table:table-cell>
          <table:table-cell table:formula="of:=[$'2013'.$F$2]" office:value-type="float" office:value="750">
            <text:p>750</text:p>
          </table:table-cell>
          <table:table-cell table:formula="of:=[.A391]*[.B391]" office:value-type="float" office:value="293250">
            <text:p>293250</text:p>
          </table:table-cell>
          <table:table-cell table:number-columns-repeated="3"/>
        </table:table-row>
        <table:table-row table:style-name="ro2">
          <table:table-cell office:value-type="float" office:value="392">
            <text:p>392</text:p>
          </table:table-cell>
          <table:table-cell table:formula="of:=[$'2013'.$F$2]" office:value-type="float" office:value="750">
            <text:p>750</text:p>
          </table:table-cell>
          <table:table-cell table:formula="of:=[.A392]*[.B392]" office:value-type="float" office:value="294000">
            <text:p>294000</text:p>
          </table:table-cell>
          <table:table-cell table:number-columns-repeated="3"/>
        </table:table-row>
        <table:table-row table:style-name="ro2">
          <table:table-cell office:value-type="float" office:value="393">
            <text:p>393</text:p>
          </table:table-cell>
          <table:table-cell table:formula="of:=[$'2013'.$F$2]" office:value-type="float" office:value="750">
            <text:p>750</text:p>
          </table:table-cell>
          <table:table-cell table:formula="of:=[.A393]*[.B393]" office:value-type="float" office:value="294750">
            <text:p>294750</text:p>
          </table:table-cell>
          <table:table-cell table:number-columns-repeated="3"/>
        </table:table-row>
        <table:table-row table:style-name="ro2">
          <table:table-cell office:value-type="float" office:value="394">
            <text:p>394</text:p>
          </table:table-cell>
          <table:table-cell table:formula="of:=[$'2013'.$F$2]" office:value-type="float" office:value="750">
            <text:p>750</text:p>
          </table:table-cell>
          <table:table-cell table:formula="of:=[.A394]*[.B394]" office:value-type="float" office:value="295500">
            <text:p>295500</text:p>
          </table:table-cell>
          <table:table-cell table:number-columns-repeated="3"/>
        </table:table-row>
        <table:table-row table:style-name="ro2">
          <table:table-cell office:value-type="float" office:value="395">
            <text:p>395</text:p>
          </table:table-cell>
          <table:table-cell table:formula="of:=[$'2013'.$F$2]" office:value-type="float" office:value="750">
            <text:p>750</text:p>
          </table:table-cell>
          <table:table-cell table:formula="of:=[.A395]*[.B395]" office:value-type="float" office:value="296250">
            <text:p>296250</text:p>
          </table:table-cell>
          <table:table-cell table:number-columns-repeated="3"/>
        </table:table-row>
        <table:table-row table:style-name="ro2">
          <table:table-cell office:value-type="float" office:value="396">
            <text:p>396</text:p>
          </table:table-cell>
          <table:table-cell table:formula="of:=[$'2013'.$F$2]" office:value-type="float" office:value="750">
            <text:p>750</text:p>
          </table:table-cell>
          <table:table-cell table:formula="of:=[.A396]*[.B396]" office:value-type="float" office:value="297000">
            <text:p>297000</text:p>
          </table:table-cell>
          <table:table-cell table:number-columns-repeated="3"/>
        </table:table-row>
        <table:table-row table:style-name="ro2">
          <table:table-cell office:value-type="float" office:value="397">
            <text:p>397</text:p>
          </table:table-cell>
          <table:table-cell table:formula="of:=[$'2013'.$F$2]" office:value-type="float" office:value="750">
            <text:p>750</text:p>
          </table:table-cell>
          <table:table-cell table:formula="of:=[.A397]*[.B397]" office:value-type="float" office:value="297750">
            <text:p>297750</text:p>
          </table:table-cell>
          <table:table-cell table:number-columns-repeated="3"/>
        </table:table-row>
        <table:table-row table:style-name="ro2">
          <table:table-cell office:value-type="float" office:value="398">
            <text:p>398</text:p>
          </table:table-cell>
          <table:table-cell table:formula="of:=[$'2013'.$F$2]" office:value-type="float" office:value="750">
            <text:p>750</text:p>
          </table:table-cell>
          <table:table-cell table:formula="of:=[.A398]*[.B398]" office:value-type="float" office:value="298500">
            <text:p>298500</text:p>
          </table:table-cell>
          <table:table-cell table:number-columns-repeated="3"/>
        </table:table-row>
        <table:table-row table:style-name="ro2">
          <table:table-cell office:value-type="float" office:value="399">
            <text:p>399</text:p>
          </table:table-cell>
          <table:table-cell table:formula="of:=[$'2013'.$F$2]" office:value-type="float" office:value="750">
            <text:p>750</text:p>
          </table:table-cell>
          <table:table-cell table:formula="of:=[.A399]*[.B399]" office:value-type="float" office:value="299250">
            <text:p>299250</text:p>
          </table:table-cell>
          <table:table-cell table:number-columns-repeated="3"/>
        </table:table-row>
        <table:table-row table:style-name="ro2">
          <table:table-cell office:value-type="float" office:value="400">
            <text:p>400</text:p>
          </table:table-cell>
          <table:table-cell table:formula="of:=[$'2013'.$F$2]" office:value-type="float" office:value="750">
            <text:p>750</text:p>
          </table:table-cell>
          <table:table-cell table:formula="of:=[.A400]*[.B400]" office:value-type="float" office:value="300000">
            <text:p>300000</text:p>
          </table:table-cell>
          <table:table-cell table:number-columns-repeated="3"/>
        </table:table-row>
        <table:table-row table:style-name="ro2">
          <table:table-cell office:value-type="float" office:value="401">
            <text:p>401</text:p>
          </table:table-cell>
          <table:table-cell table:formula="of:=[$'2013'.$F$2]" office:value-type="float" office:value="750">
            <text:p>750</text:p>
          </table:table-cell>
          <table:table-cell table:formula="of:=[.A401]*[.B401]" office:value-type="float" office:value="300750">
            <text:p>300750</text:p>
          </table:table-cell>
          <table:table-cell table:number-columns-repeated="3"/>
        </table:table-row>
        <table:table-row table:style-name="ro2">
          <table:table-cell office:value-type="float" office:value="402">
            <text:p>402</text:p>
          </table:table-cell>
          <table:table-cell table:formula="of:=[$'2013'.$F$2]" office:value-type="float" office:value="750">
            <text:p>750</text:p>
          </table:table-cell>
          <table:table-cell table:formula="of:=[.A402]*[.B402]" office:value-type="float" office:value="301500">
            <text:p>301500</text:p>
          </table:table-cell>
          <table:table-cell table:number-columns-repeated="3"/>
        </table:table-row>
        <table:table-row table:style-name="ro2">
          <table:table-cell office:value-type="float" office:value="403">
            <text:p>403</text:p>
          </table:table-cell>
          <table:table-cell table:formula="of:=[$'2013'.$F$2]" office:value-type="float" office:value="750">
            <text:p>750</text:p>
          </table:table-cell>
          <table:table-cell table:formula="of:=[.A403]*[.B403]" office:value-type="float" office:value="302250">
            <text:p>302250</text:p>
          </table:table-cell>
          <table:table-cell table:number-columns-repeated="3"/>
        </table:table-row>
        <table:table-row table:style-name="ro2">
          <table:table-cell office:value-type="float" office:value="404">
            <text:p>404</text:p>
          </table:table-cell>
          <table:table-cell table:formula="of:=[$'2013'.$F$2]" office:value-type="float" office:value="750">
            <text:p>750</text:p>
          </table:table-cell>
          <table:table-cell table:formula="of:=[.A404]*[.B404]" office:value-type="float" office:value="303000">
            <text:p>303000</text:p>
          </table:table-cell>
          <table:table-cell table:number-columns-repeated="3"/>
        </table:table-row>
        <table:table-row table:style-name="ro2">
          <table:table-cell office:value-type="float" office:value="405">
            <text:p>405</text:p>
          </table:table-cell>
          <table:table-cell table:formula="of:=[$'2013'.$F$2]" office:value-type="float" office:value="750">
            <text:p>750</text:p>
          </table:table-cell>
          <table:table-cell table:formula="of:=[.A405]*[.B405]" office:value-type="float" office:value="303750">
            <text:p>303750</text:p>
          </table:table-cell>
          <table:table-cell table:number-columns-repeated="3"/>
        </table:table-row>
        <table:table-row table:style-name="ro2">
          <table:table-cell office:value-type="float" office:value="406">
            <text:p>406</text:p>
          </table:table-cell>
          <table:table-cell table:formula="of:=[$'2013'.$F$2]" office:value-type="float" office:value="750">
            <text:p>750</text:p>
          </table:table-cell>
          <table:table-cell table:formula="of:=[.A406]*[.B406]" office:value-type="float" office:value="304500">
            <text:p>304500</text:p>
          </table:table-cell>
          <table:table-cell table:number-columns-repeated="3"/>
        </table:table-row>
        <table:table-row table:style-name="ro2">
          <table:table-cell office:value-type="float" office:value="407">
            <text:p>407</text:p>
          </table:table-cell>
          <table:table-cell table:formula="of:=[$'2013'.$F$2]" office:value-type="float" office:value="750">
            <text:p>750</text:p>
          </table:table-cell>
          <table:table-cell table:formula="of:=[.A407]*[.B407]" office:value-type="float" office:value="305250">
            <text:p>305250</text:p>
          </table:table-cell>
          <table:table-cell table:number-columns-repeated="3"/>
        </table:table-row>
        <table:table-row table:style-name="ro2">
          <table:table-cell office:value-type="float" office:value="408">
            <text:p>408</text:p>
          </table:table-cell>
          <table:table-cell table:formula="of:=[$'2013'.$F$2]" office:value-type="float" office:value="750">
            <text:p>750</text:p>
          </table:table-cell>
          <table:table-cell table:formula="of:=[.A408]*[.B408]" office:value-type="float" office:value="306000">
            <text:p>306000</text:p>
          </table:table-cell>
          <table:table-cell table:number-columns-repeated="3"/>
        </table:table-row>
        <table:table-row table:style-name="ro2">
          <table:table-cell office:value-type="float" office:value="409">
            <text:p>409</text:p>
          </table:table-cell>
          <table:table-cell table:formula="of:=[$'2013'.$F$2]" office:value-type="float" office:value="750">
            <text:p>750</text:p>
          </table:table-cell>
          <table:table-cell table:formula="of:=[.A409]*[.B409]" office:value-type="float" office:value="306750">
            <text:p>306750</text:p>
          </table:table-cell>
          <table:table-cell table:number-columns-repeated="3"/>
        </table:table-row>
        <table:table-row table:style-name="ro2">
          <table:table-cell office:value-type="float" office:value="410">
            <text:p>410</text:p>
          </table:table-cell>
          <table:table-cell table:formula="of:=[$'2013'.$F$2]" office:value-type="float" office:value="750">
            <text:p>750</text:p>
          </table:table-cell>
          <table:table-cell table:formula="of:=[.A410]*[.B410]" office:value-type="float" office:value="307500">
            <text:p>307500</text:p>
          </table:table-cell>
          <table:table-cell table:number-columns-repeated="3"/>
        </table:table-row>
        <table:table-row table:style-name="ro2">
          <table:table-cell office:value-type="float" office:value="411">
            <text:p>411</text:p>
          </table:table-cell>
          <table:table-cell table:formula="of:=[$'2013'.$F$2]" office:value-type="float" office:value="750">
            <text:p>750</text:p>
          </table:table-cell>
          <table:table-cell table:formula="of:=[.A411]*[.B411]" office:value-type="float" office:value="308250">
            <text:p>308250</text:p>
          </table:table-cell>
          <table:table-cell table:number-columns-repeated="3"/>
        </table:table-row>
        <table:table-row table:style-name="ro2">
          <table:table-cell office:value-type="float" office:value="412">
            <text:p>412</text:p>
          </table:table-cell>
          <table:table-cell table:formula="of:=[$'2013'.$F$2]" office:value-type="float" office:value="750">
            <text:p>750</text:p>
          </table:table-cell>
          <table:table-cell table:formula="of:=[.A412]*[.B412]" office:value-type="float" office:value="309000">
            <text:p>309000</text:p>
          </table:table-cell>
          <table:table-cell table:number-columns-repeated="3"/>
        </table:table-row>
        <table:table-row table:style-name="ro2">
          <table:table-cell office:value-type="float" office:value="413">
            <text:p>413</text:p>
          </table:table-cell>
          <table:table-cell table:formula="of:=[$'2013'.$F$2]" office:value-type="float" office:value="750">
            <text:p>750</text:p>
          </table:table-cell>
          <table:table-cell table:formula="of:=[.A413]*[.B413]" office:value-type="float" office:value="309750">
            <text:p>309750</text:p>
          </table:table-cell>
          <table:table-cell table:number-columns-repeated="3"/>
        </table:table-row>
        <table:table-row table:style-name="ro2">
          <table:table-cell office:value-type="float" office:value="414">
            <text:p>414</text:p>
          </table:table-cell>
          <table:table-cell table:formula="of:=[$'2013'.$F$2]" office:value-type="float" office:value="750">
            <text:p>750</text:p>
          </table:table-cell>
          <table:table-cell table:formula="of:=[.A414]*[.B414]" office:value-type="float" office:value="310500">
            <text:p>310500</text:p>
          </table:table-cell>
          <table:table-cell table:number-columns-repeated="3"/>
        </table:table-row>
        <table:table-row table:style-name="ro2">
          <table:table-cell office:value-type="float" office:value="415">
            <text:p>415</text:p>
          </table:table-cell>
          <table:table-cell table:formula="of:=[$'2013'.$F$2]" office:value-type="float" office:value="750">
            <text:p>750</text:p>
          </table:table-cell>
          <table:table-cell table:formula="of:=[.A415]*[.B415]" office:value-type="float" office:value="311250">
            <text:p>311250</text:p>
          </table:table-cell>
          <table:table-cell table:number-columns-repeated="3"/>
        </table:table-row>
        <table:table-row table:style-name="ro2">
          <table:table-cell office:value-type="float" office:value="416">
            <text:p>416</text:p>
          </table:table-cell>
          <table:table-cell table:formula="of:=[$'2013'.$F$2]" office:value-type="float" office:value="750">
            <text:p>750</text:p>
          </table:table-cell>
          <table:table-cell table:formula="of:=[.A416]*[.B416]" office:value-type="float" office:value="312000">
            <text:p>312000</text:p>
          </table:table-cell>
          <table:table-cell table:number-columns-repeated="3"/>
        </table:table-row>
        <table:table-row table:style-name="ro2">
          <table:table-cell office:value-type="float" office:value="417">
            <text:p>417</text:p>
          </table:table-cell>
          <table:table-cell table:formula="of:=[$'2013'.$F$2]" office:value-type="float" office:value="750">
            <text:p>750</text:p>
          </table:table-cell>
          <table:table-cell table:formula="of:=[.A417]*[.B417]" office:value-type="float" office:value="312750">
            <text:p>312750</text:p>
          </table:table-cell>
          <table:table-cell table:number-columns-repeated="3"/>
        </table:table-row>
        <table:table-row table:style-name="ro2">
          <table:table-cell office:value-type="float" office:value="418">
            <text:p>418</text:p>
          </table:table-cell>
          <table:table-cell table:formula="of:=[$'2013'.$F$2]" office:value-type="float" office:value="750">
            <text:p>750</text:p>
          </table:table-cell>
          <table:table-cell table:formula="of:=[.A418]*[.B418]" office:value-type="float" office:value="313500">
            <text:p>313500</text:p>
          </table:table-cell>
          <table:table-cell table:number-columns-repeated="3"/>
        </table:table-row>
        <table:table-row table:style-name="ro2">
          <table:table-cell office:value-type="float" office:value="419">
            <text:p>419</text:p>
          </table:table-cell>
          <table:table-cell table:formula="of:=[$'2013'.$F$2]" office:value-type="float" office:value="750">
            <text:p>750</text:p>
          </table:table-cell>
          <table:table-cell table:formula="of:=[.A419]*[.B419]" office:value-type="float" office:value="314250">
            <text:p>314250</text:p>
          </table:table-cell>
          <table:table-cell table:number-columns-repeated="3"/>
        </table:table-row>
        <table:table-row table:style-name="ro2">
          <table:table-cell office:value-type="float" office:value="420">
            <text:p>420</text:p>
          </table:table-cell>
          <table:table-cell table:formula="of:=[$'2013'.$F$2]" office:value-type="float" office:value="750">
            <text:p>750</text:p>
          </table:table-cell>
          <table:table-cell table:formula="of:=[.A420]*[.B420]" office:value-type="float" office:value="315000">
            <text:p>315000</text:p>
          </table:table-cell>
          <table:table-cell table:number-columns-repeated="3"/>
        </table:table-row>
        <table:table-row table:style-name="ro2">
          <table:table-cell office:value-type="float" office:value="421">
            <text:p>421</text:p>
          </table:table-cell>
          <table:table-cell table:formula="of:=[$'2013'.$F$2]" office:value-type="float" office:value="750">
            <text:p>750</text:p>
          </table:table-cell>
          <table:table-cell table:formula="of:=[.A421]*[.B421]" office:value-type="float" office:value="315750">
            <text:p>315750</text:p>
          </table:table-cell>
          <table:table-cell table:number-columns-repeated="3"/>
        </table:table-row>
        <table:table-row table:style-name="ro2">
          <table:table-cell office:value-type="float" office:value="422">
            <text:p>422</text:p>
          </table:table-cell>
          <table:table-cell table:formula="of:=[$'2013'.$F$2]" office:value-type="float" office:value="750">
            <text:p>750</text:p>
          </table:table-cell>
          <table:table-cell table:formula="of:=[.A422]*[.B422]" office:value-type="float" office:value="316500">
            <text:p>316500</text:p>
          </table:table-cell>
          <table:table-cell table:number-columns-repeated="3"/>
        </table:table-row>
        <table:table-row table:style-name="ro2">
          <table:table-cell office:value-type="float" office:value="423">
            <text:p>423</text:p>
          </table:table-cell>
          <table:table-cell table:formula="of:=[$'2013'.$F$2]" office:value-type="float" office:value="750">
            <text:p>750</text:p>
          </table:table-cell>
          <table:table-cell table:formula="of:=[.A423]*[.B423]" office:value-type="float" office:value="317250">
            <text:p>317250</text:p>
          </table:table-cell>
          <table:table-cell table:number-columns-repeated="3"/>
        </table:table-row>
        <table:table-row table:style-name="ro2">
          <table:table-cell office:value-type="float" office:value="424">
            <text:p>424</text:p>
          </table:table-cell>
          <table:table-cell table:formula="of:=[$'2013'.$F$2]" office:value-type="float" office:value="750">
            <text:p>750</text:p>
          </table:table-cell>
          <table:table-cell table:formula="of:=[.A424]*[.B424]" office:value-type="float" office:value="318000">
            <text:p>318000</text:p>
          </table:table-cell>
          <table:table-cell table:number-columns-repeated="3"/>
        </table:table-row>
        <table:table-row table:style-name="ro2">
          <table:table-cell office:value-type="float" office:value="425">
            <text:p>425</text:p>
          </table:table-cell>
          <table:table-cell table:formula="of:=[$'2013'.$F$2]" office:value-type="float" office:value="750">
            <text:p>750</text:p>
          </table:table-cell>
          <table:table-cell table:formula="of:=[.A425]*[.B425]" office:value-type="float" office:value="318750">
            <text:p>318750</text:p>
          </table:table-cell>
          <table:table-cell table:number-columns-repeated="3"/>
        </table:table-row>
        <table:table-row table:style-name="ro2">
          <table:table-cell office:value-type="float" office:value="426">
            <text:p>426</text:p>
          </table:table-cell>
          <table:table-cell table:formula="of:=[$'2013'.$F$2]" office:value-type="float" office:value="750">
            <text:p>750</text:p>
          </table:table-cell>
          <table:table-cell table:formula="of:=[.A426]*[.B426]" office:value-type="float" office:value="319500">
            <text:p>319500</text:p>
          </table:table-cell>
          <table:table-cell table:number-columns-repeated="3"/>
        </table:table-row>
        <table:table-row table:style-name="ro2">
          <table:table-cell office:value-type="float" office:value="427">
            <text:p>427</text:p>
          </table:table-cell>
          <table:table-cell table:formula="of:=[$'2013'.$F$2]" office:value-type="float" office:value="750">
            <text:p>750</text:p>
          </table:table-cell>
          <table:table-cell table:formula="of:=[.A427]*[.B427]" office:value-type="float" office:value="320250">
            <text:p>320250</text:p>
          </table:table-cell>
          <table:table-cell table:number-columns-repeated="3"/>
        </table:table-row>
        <table:table-row table:style-name="ro2">
          <table:table-cell office:value-type="float" office:value="428">
            <text:p>428</text:p>
          </table:table-cell>
          <table:table-cell table:formula="of:=[$'2013'.$F$2]" office:value-type="float" office:value="750">
            <text:p>750</text:p>
          </table:table-cell>
          <table:table-cell table:formula="of:=[.A428]*[.B428]" office:value-type="float" office:value="321000">
            <text:p>321000</text:p>
          </table:table-cell>
          <table:table-cell table:number-columns-repeated="3"/>
        </table:table-row>
        <table:table-row table:style-name="ro2">
          <table:table-cell office:value-type="float" office:value="429">
            <text:p>429</text:p>
          </table:table-cell>
          <table:table-cell table:formula="of:=[$'2013'.$F$2]" office:value-type="float" office:value="750">
            <text:p>750</text:p>
          </table:table-cell>
          <table:table-cell table:formula="of:=[.A429]*[.B429]" office:value-type="float" office:value="321750">
            <text:p>321750</text:p>
          </table:table-cell>
          <table:table-cell table:number-columns-repeated="3"/>
        </table:table-row>
        <table:table-row table:style-name="ro2">
          <table:table-cell office:value-type="float" office:value="430">
            <text:p>430</text:p>
          </table:table-cell>
          <table:table-cell table:formula="of:=[$'2013'.$F$2]" office:value-type="float" office:value="750">
            <text:p>750</text:p>
          </table:table-cell>
          <table:table-cell table:formula="of:=[.A430]*[.B430]" office:value-type="float" office:value="322500">
            <text:p>322500</text:p>
          </table:table-cell>
          <table:table-cell table:number-columns-repeated="3"/>
        </table:table-row>
        <table:table-row table:style-name="ro2">
          <table:table-cell office:value-type="float" office:value="431">
            <text:p>431</text:p>
          </table:table-cell>
          <table:table-cell table:formula="of:=[$'2013'.$F$2]" office:value-type="float" office:value="750">
            <text:p>750</text:p>
          </table:table-cell>
          <table:table-cell table:formula="of:=[.A431]*[.B431]" office:value-type="float" office:value="323250">
            <text:p>323250</text:p>
          </table:table-cell>
          <table:table-cell table:number-columns-repeated="3"/>
        </table:table-row>
        <table:table-row table:style-name="ro2">
          <table:table-cell office:value-type="float" office:value="432">
            <text:p>432</text:p>
          </table:table-cell>
          <table:table-cell table:formula="of:=[$'2013'.$F$2]" office:value-type="float" office:value="750">
            <text:p>750</text:p>
          </table:table-cell>
          <table:table-cell table:formula="of:=[.A432]*[.B432]" office:value-type="float" office:value="324000">
            <text:p>324000</text:p>
          </table:table-cell>
          <table:table-cell table:number-columns-repeated="3"/>
        </table:table-row>
        <table:table-row table:style-name="ro2">
          <table:table-cell office:value-type="float" office:value="433">
            <text:p>433</text:p>
          </table:table-cell>
          <table:table-cell table:formula="of:=[$'2013'.$F$2]" office:value-type="float" office:value="750">
            <text:p>750</text:p>
          </table:table-cell>
          <table:table-cell table:formula="of:=[.A433]*[.B433]" office:value-type="float" office:value="324750">
            <text:p>324750</text:p>
          </table:table-cell>
          <table:table-cell table:number-columns-repeated="3"/>
        </table:table-row>
        <table:table-row table:style-name="ro2">
          <table:table-cell office:value-type="float" office:value="434">
            <text:p>434</text:p>
          </table:table-cell>
          <table:table-cell table:formula="of:=[$'2013'.$F$2]" office:value-type="float" office:value="750">
            <text:p>750</text:p>
          </table:table-cell>
          <table:table-cell table:formula="of:=[.A434]*[.B434]" office:value-type="float" office:value="325500">
            <text:p>325500</text:p>
          </table:table-cell>
          <table:table-cell table:number-columns-repeated="3"/>
        </table:table-row>
        <table:table-row table:style-name="ro2">
          <table:table-cell office:value-type="float" office:value="435">
            <text:p>435</text:p>
          </table:table-cell>
          <table:table-cell table:formula="of:=[$'2013'.$F$2]" office:value-type="float" office:value="750">
            <text:p>750</text:p>
          </table:table-cell>
          <table:table-cell table:formula="of:=[.A435]*[.B435]" office:value-type="float" office:value="326250">
            <text:p>326250</text:p>
          </table:table-cell>
          <table:table-cell table:number-columns-repeated="3"/>
        </table:table-row>
        <table:table-row table:style-name="ro2">
          <table:table-cell office:value-type="float" office:value="436">
            <text:p>436</text:p>
          </table:table-cell>
          <table:table-cell table:formula="of:=[$'2013'.$F$2]" office:value-type="float" office:value="750">
            <text:p>750</text:p>
          </table:table-cell>
          <table:table-cell table:formula="of:=[.A436]*[.B436]" office:value-type="float" office:value="327000">
            <text:p>327000</text:p>
          </table:table-cell>
          <table:table-cell table:number-columns-repeated="3"/>
        </table:table-row>
        <table:table-row table:style-name="ro2">
          <table:table-cell office:value-type="float" office:value="437">
            <text:p>437</text:p>
          </table:table-cell>
          <table:table-cell table:formula="of:=[$'2013'.$F$2]" office:value-type="float" office:value="750">
            <text:p>750</text:p>
          </table:table-cell>
          <table:table-cell table:formula="of:=[.A437]*[.B437]" office:value-type="float" office:value="327750">
            <text:p>327750</text:p>
          </table:table-cell>
          <table:table-cell table:number-columns-repeated="3"/>
        </table:table-row>
        <table:table-row table:style-name="ro2">
          <table:table-cell office:value-type="float" office:value="438">
            <text:p>438</text:p>
          </table:table-cell>
          <table:table-cell table:formula="of:=[$'2013'.$F$2]" office:value-type="float" office:value="750">
            <text:p>750</text:p>
          </table:table-cell>
          <table:table-cell table:formula="of:=[.A438]*[.B438]" office:value-type="float" office:value="328500">
            <text:p>328500</text:p>
          </table:table-cell>
          <table:table-cell table:number-columns-repeated="3"/>
        </table:table-row>
        <table:table-row table:style-name="ro2">
          <table:table-cell office:value-type="float" office:value="439">
            <text:p>439</text:p>
          </table:table-cell>
          <table:table-cell table:formula="of:=[$'2013'.$F$2]" office:value-type="float" office:value="750">
            <text:p>750</text:p>
          </table:table-cell>
          <table:table-cell table:formula="of:=[.A439]*[.B439]" office:value-type="float" office:value="329250">
            <text:p>329250</text:p>
          </table:table-cell>
          <table:table-cell table:number-columns-repeated="3"/>
        </table:table-row>
        <table:table-row table:style-name="ro2">
          <table:table-cell office:value-type="float" office:value="440">
            <text:p>440</text:p>
          </table:table-cell>
          <table:table-cell table:formula="of:=[$'2013'.$F$2]" office:value-type="float" office:value="750">
            <text:p>750</text:p>
          </table:table-cell>
          <table:table-cell table:formula="of:=[.A440]*[.B440]" office:value-type="float" office:value="330000">
            <text:p>330000</text:p>
          </table:table-cell>
          <table:table-cell table:number-columns-repeated="3"/>
        </table:table-row>
        <table:table-row table:style-name="ro2">
          <table:table-cell office:value-type="float" office:value="441">
            <text:p>441</text:p>
          </table:table-cell>
          <table:table-cell table:formula="of:=[$'2013'.$F$2]" office:value-type="float" office:value="750">
            <text:p>750</text:p>
          </table:table-cell>
          <table:table-cell table:formula="of:=[.A441]*[.B441]" office:value-type="float" office:value="330750">
            <text:p>330750</text:p>
          </table:table-cell>
          <table:table-cell table:number-columns-repeated="3"/>
        </table:table-row>
        <table:table-row table:style-name="ro2">
          <table:table-cell office:value-type="float" office:value="442">
            <text:p>442</text:p>
          </table:table-cell>
          <table:table-cell table:formula="of:=[$'2013'.$F$2]" office:value-type="float" office:value="750">
            <text:p>750</text:p>
          </table:table-cell>
          <table:table-cell table:formula="of:=[.A442]*[.B442]" office:value-type="float" office:value="331500">
            <text:p>331500</text:p>
          </table:table-cell>
          <table:table-cell table:number-columns-repeated="3"/>
        </table:table-row>
        <table:table-row table:style-name="ro2">
          <table:table-cell office:value-type="float" office:value="443">
            <text:p>443</text:p>
          </table:table-cell>
          <table:table-cell table:formula="of:=[$'2013'.$F$2]" office:value-type="float" office:value="750">
            <text:p>750</text:p>
          </table:table-cell>
          <table:table-cell table:formula="of:=[.A443]*[.B443]" office:value-type="float" office:value="332250">
            <text:p>332250</text:p>
          </table:table-cell>
          <table:table-cell table:number-columns-repeated="3"/>
        </table:table-row>
        <table:table-row table:style-name="ro2">
          <table:table-cell office:value-type="float" office:value="444">
            <text:p>444</text:p>
          </table:table-cell>
          <table:table-cell table:formula="of:=[$'2013'.$F$2]" office:value-type="float" office:value="750">
            <text:p>750</text:p>
          </table:table-cell>
          <table:table-cell table:formula="of:=[.A444]*[.B444]" office:value-type="float" office:value="333000">
            <text:p>333000</text:p>
          </table:table-cell>
          <table:table-cell table:number-columns-repeated="3"/>
        </table:table-row>
        <table:table-row table:style-name="ro2">
          <table:table-cell office:value-type="float" office:value="445">
            <text:p>445</text:p>
          </table:table-cell>
          <table:table-cell table:formula="of:=[$'2013'.$F$2]" office:value-type="float" office:value="750">
            <text:p>750</text:p>
          </table:table-cell>
          <table:table-cell table:formula="of:=[.A445]*[.B445]" office:value-type="float" office:value="333750">
            <text:p>333750</text:p>
          </table:table-cell>
          <table:table-cell table:number-columns-repeated="3"/>
        </table:table-row>
        <table:table-row table:style-name="ro2">
          <table:table-cell office:value-type="float" office:value="446">
            <text:p>446</text:p>
          </table:table-cell>
          <table:table-cell table:formula="of:=[$'2013'.$F$2]" office:value-type="float" office:value="750">
            <text:p>750</text:p>
          </table:table-cell>
          <table:table-cell table:formula="of:=[.A446]*[.B446]" office:value-type="float" office:value="334500">
            <text:p>334500</text:p>
          </table:table-cell>
          <table:table-cell table:number-columns-repeated="3"/>
        </table:table-row>
        <table:table-row table:style-name="ro2">
          <table:table-cell office:value-type="float" office:value="447">
            <text:p>447</text:p>
          </table:table-cell>
          <table:table-cell table:formula="of:=[$'2013'.$F$2]" office:value-type="float" office:value="750">
            <text:p>750</text:p>
          </table:table-cell>
          <table:table-cell table:formula="of:=[.A447]*[.B447]" office:value-type="float" office:value="335250">
            <text:p>335250</text:p>
          </table:table-cell>
          <table:table-cell table:number-columns-repeated="3"/>
        </table:table-row>
        <table:table-row table:style-name="ro2">
          <table:table-cell office:value-type="float" office:value="448">
            <text:p>448</text:p>
          </table:table-cell>
          <table:table-cell table:formula="of:=[$'2013'.$F$2]" office:value-type="float" office:value="750">
            <text:p>750</text:p>
          </table:table-cell>
          <table:table-cell table:formula="of:=[.A448]*[.B448]" office:value-type="float" office:value="336000">
            <text:p>336000</text:p>
          </table:table-cell>
          <table:table-cell table:number-columns-repeated="3"/>
        </table:table-row>
        <table:table-row table:style-name="ro2">
          <table:table-cell office:value-type="float" office:value="449">
            <text:p>449</text:p>
          </table:table-cell>
          <table:table-cell table:formula="of:=[$'2013'.$F$2]" office:value-type="float" office:value="750">
            <text:p>750</text:p>
          </table:table-cell>
          <table:table-cell table:formula="of:=[.A449]*[.B449]" office:value-type="float" office:value="336750">
            <text:p>336750</text:p>
          </table:table-cell>
          <table:table-cell table:number-columns-repeated="3"/>
        </table:table-row>
        <table:table-row table:style-name="ro2">
          <table:table-cell office:value-type="float" office:value="450">
            <text:p>450</text:p>
          </table:table-cell>
          <table:table-cell table:formula="of:=[$'2013'.$F$2]" office:value-type="float" office:value="750">
            <text:p>750</text:p>
          </table:table-cell>
          <table:table-cell table:formula="of:=[.A450]*[.B450]" office:value-type="float" office:value="337500">
            <text:p>337500</text:p>
          </table:table-cell>
          <table:table-cell table:number-columns-repeated="3"/>
        </table:table-row>
        <table:table-row table:style-name="ro2">
          <table:table-cell office:value-type="float" office:value="451">
            <text:p>451</text:p>
          </table:table-cell>
          <table:table-cell table:formula="of:=[$'2013'.$F$2]" office:value-type="float" office:value="750">
            <text:p>750</text:p>
          </table:table-cell>
          <table:table-cell table:formula="of:=[.A451]*[.B451]" office:value-type="float" office:value="338250">
            <text:p>338250</text:p>
          </table:table-cell>
          <table:table-cell table:number-columns-repeated="3"/>
        </table:table-row>
        <table:table-row table:style-name="ro2">
          <table:table-cell office:value-type="float" office:value="452">
            <text:p>452</text:p>
          </table:table-cell>
          <table:table-cell table:formula="of:=[$'2013'.$F$2]" office:value-type="float" office:value="750">
            <text:p>750</text:p>
          </table:table-cell>
          <table:table-cell table:formula="of:=[.A452]*[.B452]" office:value-type="float" office:value="339000">
            <text:p>339000</text:p>
          </table:table-cell>
          <table:table-cell table:number-columns-repeated="3"/>
        </table:table-row>
        <table:table-row table:style-name="ro2">
          <table:table-cell office:value-type="float" office:value="453">
            <text:p>453</text:p>
          </table:table-cell>
          <table:table-cell table:formula="of:=[$'2013'.$F$2]" office:value-type="float" office:value="750">
            <text:p>750</text:p>
          </table:table-cell>
          <table:table-cell table:formula="of:=[.A453]*[.B453]" office:value-type="float" office:value="339750">
            <text:p>339750</text:p>
          </table:table-cell>
          <table:table-cell table:number-columns-repeated="3"/>
        </table:table-row>
        <table:table-row table:style-name="ro2">
          <table:table-cell office:value-type="float" office:value="454">
            <text:p>454</text:p>
          </table:table-cell>
          <table:table-cell table:formula="of:=[$'2013'.$F$2]" office:value-type="float" office:value="750">
            <text:p>750</text:p>
          </table:table-cell>
          <table:table-cell table:formula="of:=[.A454]*[.B454]" office:value-type="float" office:value="340500">
            <text:p>340500</text:p>
          </table:table-cell>
          <table:table-cell table:number-columns-repeated="3"/>
        </table:table-row>
        <table:table-row table:style-name="ro2">
          <table:table-cell office:value-type="float" office:value="455">
            <text:p>455</text:p>
          </table:table-cell>
          <table:table-cell table:formula="of:=[$'2013'.$F$2]" office:value-type="float" office:value="750">
            <text:p>750</text:p>
          </table:table-cell>
          <table:table-cell table:formula="of:=[.A455]*[.B455]" office:value-type="float" office:value="341250">
            <text:p>341250</text:p>
          </table:table-cell>
          <table:table-cell table:number-columns-repeated="3"/>
        </table:table-row>
        <table:table-row table:style-name="ro2">
          <table:table-cell office:value-type="float" office:value="456">
            <text:p>456</text:p>
          </table:table-cell>
          <table:table-cell table:formula="of:=[$'2013'.$F$2]" office:value-type="float" office:value="750">
            <text:p>750</text:p>
          </table:table-cell>
          <table:table-cell table:formula="of:=[.A456]*[.B456]" office:value-type="float" office:value="342000">
            <text:p>342000</text:p>
          </table:table-cell>
          <table:table-cell table:number-columns-repeated="3"/>
        </table:table-row>
        <table:table-row table:style-name="ro2">
          <table:table-cell office:value-type="float" office:value="457">
            <text:p>457</text:p>
          </table:table-cell>
          <table:table-cell table:formula="of:=[$'2013'.$F$2]" office:value-type="float" office:value="750">
            <text:p>750</text:p>
          </table:table-cell>
          <table:table-cell table:formula="of:=[.A457]*[.B457]" office:value-type="float" office:value="342750">
            <text:p>342750</text:p>
          </table:table-cell>
          <table:table-cell table:number-columns-repeated="3"/>
        </table:table-row>
        <table:table-row table:style-name="ro2">
          <table:table-cell office:value-type="float" office:value="458">
            <text:p>458</text:p>
          </table:table-cell>
          <table:table-cell table:formula="of:=[$'2013'.$F$2]" office:value-type="float" office:value="750">
            <text:p>750</text:p>
          </table:table-cell>
          <table:table-cell table:formula="of:=[.A458]*[.B458]" office:value-type="float" office:value="343500">
            <text:p>343500</text:p>
          </table:table-cell>
          <table:table-cell table:number-columns-repeated="3"/>
        </table:table-row>
        <table:table-row table:style-name="ro2">
          <table:table-cell office:value-type="float" office:value="459">
            <text:p>459</text:p>
          </table:table-cell>
          <table:table-cell table:formula="of:=[$'2013'.$F$2]" office:value-type="float" office:value="750">
            <text:p>750</text:p>
          </table:table-cell>
          <table:table-cell table:formula="of:=[.A459]*[.B459]" office:value-type="float" office:value="344250">
            <text:p>344250</text:p>
          </table:table-cell>
          <table:table-cell table:number-columns-repeated="3"/>
        </table:table-row>
        <table:table-row table:style-name="ro2">
          <table:table-cell office:value-type="float" office:value="460">
            <text:p>460</text:p>
          </table:table-cell>
          <table:table-cell table:formula="of:=[$'2013'.$F$2]" office:value-type="float" office:value="750">
            <text:p>750</text:p>
          </table:table-cell>
          <table:table-cell table:formula="of:=[.A460]*[.B460]" office:value-type="float" office:value="345000">
            <text:p>345000</text:p>
          </table:table-cell>
          <table:table-cell table:number-columns-repeated="3"/>
        </table:table-row>
        <table:table-row table:style-name="ro2">
          <table:table-cell office:value-type="float" office:value="461">
            <text:p>461</text:p>
          </table:table-cell>
          <table:table-cell table:formula="of:=[$'2013'.$F$2]" office:value-type="float" office:value="750">
            <text:p>750</text:p>
          </table:table-cell>
          <table:table-cell table:formula="of:=[.A461]*[.B461]" office:value-type="float" office:value="345750">
            <text:p>345750</text:p>
          </table:table-cell>
          <table:table-cell table:number-columns-repeated="3"/>
        </table:table-row>
        <table:table-row table:style-name="ro2">
          <table:table-cell office:value-type="float" office:value="462">
            <text:p>462</text:p>
          </table:table-cell>
          <table:table-cell table:formula="of:=[$'2013'.$F$2]" office:value-type="float" office:value="750">
            <text:p>750</text:p>
          </table:table-cell>
          <table:table-cell table:formula="of:=[.A462]*[.B462]" office:value-type="float" office:value="346500">
            <text:p>346500</text:p>
          </table:table-cell>
          <table:table-cell table:number-columns-repeated="3"/>
        </table:table-row>
        <table:table-row table:style-name="ro2">
          <table:table-cell office:value-type="float" office:value="463">
            <text:p>463</text:p>
          </table:table-cell>
          <table:table-cell table:formula="of:=[$'2013'.$F$2]" office:value-type="float" office:value="750">
            <text:p>750</text:p>
          </table:table-cell>
          <table:table-cell table:formula="of:=[.A463]*[.B463]" office:value-type="float" office:value="347250">
            <text:p>347250</text:p>
          </table:table-cell>
          <table:table-cell table:number-columns-repeated="3"/>
        </table:table-row>
        <table:table-row table:style-name="ro2">
          <table:table-cell office:value-type="float" office:value="464">
            <text:p>464</text:p>
          </table:table-cell>
          <table:table-cell table:formula="of:=[$'2013'.$F$2]" office:value-type="float" office:value="750">
            <text:p>750</text:p>
          </table:table-cell>
          <table:table-cell table:formula="of:=[.A464]*[.B464]" office:value-type="float" office:value="348000">
            <text:p>348000</text:p>
          </table:table-cell>
          <table:table-cell table:number-columns-repeated="3"/>
        </table:table-row>
        <table:table-row table:style-name="ro2">
          <table:table-cell office:value-type="float" office:value="465">
            <text:p>465</text:p>
          </table:table-cell>
          <table:table-cell table:formula="of:=[$'2013'.$F$2]" office:value-type="float" office:value="750">
            <text:p>750</text:p>
          </table:table-cell>
          <table:table-cell table:formula="of:=[.A465]*[.B465]" office:value-type="float" office:value="348750">
            <text:p>348750</text:p>
          </table:table-cell>
          <table:table-cell table:number-columns-repeated="3"/>
        </table:table-row>
        <table:table-row table:style-name="ro2">
          <table:table-cell office:value-type="float" office:value="466">
            <text:p>466</text:p>
          </table:table-cell>
          <table:table-cell table:formula="of:=[$'2013'.$F$2]" office:value-type="float" office:value="750">
            <text:p>750</text:p>
          </table:table-cell>
          <table:table-cell table:formula="of:=[.A466]*[.B466]" office:value-type="float" office:value="349500">
            <text:p>349500</text:p>
          </table:table-cell>
          <table:table-cell table:number-columns-repeated="3"/>
        </table:table-row>
        <table:table-row table:style-name="ro2">
          <table:table-cell office:value-type="float" office:value="467">
            <text:p>467</text:p>
          </table:table-cell>
          <table:table-cell table:formula="of:=[$'2013'.$F$2]" office:value-type="float" office:value="750">
            <text:p>750</text:p>
          </table:table-cell>
          <table:table-cell table:formula="of:=[.A467]*[.B467]" office:value-type="float" office:value="350250">
            <text:p>350250</text:p>
          </table:table-cell>
          <table:table-cell table:number-columns-repeated="3"/>
        </table:table-row>
        <table:table-row table:style-name="ro2">
          <table:table-cell office:value-type="float" office:value="468">
            <text:p>468</text:p>
          </table:table-cell>
          <table:table-cell table:formula="of:=[$'2013'.$F$2]" office:value-type="float" office:value="750">
            <text:p>750</text:p>
          </table:table-cell>
          <table:table-cell table:formula="of:=[.A468]*[.B468]" office:value-type="float" office:value="351000">
            <text:p>351000</text:p>
          </table:table-cell>
          <table:table-cell table:number-columns-repeated="3"/>
        </table:table-row>
        <table:table-row table:style-name="ro2">
          <table:table-cell office:value-type="float" office:value="469">
            <text:p>469</text:p>
          </table:table-cell>
          <table:table-cell table:formula="of:=[$'2013'.$F$2]" office:value-type="float" office:value="750">
            <text:p>750</text:p>
          </table:table-cell>
          <table:table-cell table:formula="of:=[.A469]*[.B469]" office:value-type="float" office:value="351750">
            <text:p>351750</text:p>
          </table:table-cell>
          <table:table-cell table:number-columns-repeated="3"/>
        </table:table-row>
        <table:table-row table:style-name="ro2">
          <table:table-cell office:value-type="float" office:value="470">
            <text:p>470</text:p>
          </table:table-cell>
          <table:table-cell table:formula="of:=[$'2013'.$F$2]" office:value-type="float" office:value="750">
            <text:p>750</text:p>
          </table:table-cell>
          <table:table-cell table:formula="of:=[.A470]*[.B470]" office:value-type="float" office:value="352500">
            <text:p>352500</text:p>
          </table:table-cell>
          <table:table-cell table:number-columns-repeated="3"/>
        </table:table-row>
        <table:table-row table:style-name="ro2">
          <table:table-cell office:value-type="float" office:value="471">
            <text:p>471</text:p>
          </table:table-cell>
          <table:table-cell table:formula="of:=[$'2013'.$F$2]" office:value-type="float" office:value="750">
            <text:p>750</text:p>
          </table:table-cell>
          <table:table-cell table:formula="of:=[.A471]*[.B471]" office:value-type="float" office:value="353250">
            <text:p>353250</text:p>
          </table:table-cell>
          <table:table-cell table:number-columns-repeated="3"/>
        </table:table-row>
        <table:table-row table:style-name="ro2">
          <table:table-cell office:value-type="float" office:value="472">
            <text:p>472</text:p>
          </table:table-cell>
          <table:table-cell table:formula="of:=[$'2013'.$F$2]" office:value-type="float" office:value="750">
            <text:p>750</text:p>
          </table:table-cell>
          <table:table-cell table:formula="of:=[.A472]*[.B472]" office:value-type="float" office:value="354000">
            <text:p>354000</text:p>
          </table:table-cell>
          <table:table-cell table:number-columns-repeated="3"/>
        </table:table-row>
        <table:table-row table:style-name="ro2">
          <table:table-cell office:value-type="float" office:value="473">
            <text:p>473</text:p>
          </table:table-cell>
          <table:table-cell table:formula="of:=[$'2013'.$F$2]" office:value-type="float" office:value="750">
            <text:p>750</text:p>
          </table:table-cell>
          <table:table-cell table:formula="of:=[.A473]*[.B473]" office:value-type="float" office:value="354750">
            <text:p>354750</text:p>
          </table:table-cell>
          <table:table-cell table:number-columns-repeated="3"/>
        </table:table-row>
        <table:table-row table:style-name="ro2">
          <table:table-cell office:value-type="float" office:value="474">
            <text:p>474</text:p>
          </table:table-cell>
          <table:table-cell table:formula="of:=[$'2013'.$F$2]" office:value-type="float" office:value="750">
            <text:p>750</text:p>
          </table:table-cell>
          <table:table-cell table:formula="of:=[.A474]*[.B474]" office:value-type="float" office:value="355500">
            <text:p>355500</text:p>
          </table:table-cell>
          <table:table-cell table:number-columns-repeated="3"/>
        </table:table-row>
        <table:table-row table:style-name="ro2">
          <table:table-cell office:value-type="float" office:value="475">
            <text:p>475</text:p>
          </table:table-cell>
          <table:table-cell table:formula="of:=[$'2013'.$F$2]" office:value-type="float" office:value="750">
            <text:p>750</text:p>
          </table:table-cell>
          <table:table-cell table:formula="of:=[.A475]*[.B475]" office:value-type="float" office:value="356250">
            <text:p>356250</text:p>
          </table:table-cell>
          <table:table-cell table:number-columns-repeated="3"/>
        </table:table-row>
        <table:table-row table:style-name="ro2">
          <table:table-cell office:value-type="float" office:value="476">
            <text:p>476</text:p>
          </table:table-cell>
          <table:table-cell table:formula="of:=[$'2013'.$F$2]" office:value-type="float" office:value="750">
            <text:p>750</text:p>
          </table:table-cell>
          <table:table-cell table:formula="of:=[.A476]*[.B476]" office:value-type="float" office:value="357000">
            <text:p>357000</text:p>
          </table:table-cell>
          <table:table-cell table:number-columns-repeated="3"/>
        </table:table-row>
        <table:table-row table:style-name="ro2">
          <table:table-cell office:value-type="float" office:value="477">
            <text:p>477</text:p>
          </table:table-cell>
          <table:table-cell table:formula="of:=[$'2013'.$F$2]" office:value-type="float" office:value="750">
            <text:p>750</text:p>
          </table:table-cell>
          <table:table-cell table:formula="of:=[.A477]*[.B477]" office:value-type="float" office:value="357750">
            <text:p>357750</text:p>
          </table:table-cell>
          <table:table-cell table:number-columns-repeated="3"/>
        </table:table-row>
        <table:table-row table:style-name="ro2">
          <table:table-cell office:value-type="float" office:value="478">
            <text:p>478</text:p>
          </table:table-cell>
          <table:table-cell table:formula="of:=[$'2013'.$F$2]" office:value-type="float" office:value="750">
            <text:p>750</text:p>
          </table:table-cell>
          <table:table-cell table:formula="of:=[.A478]*[.B478]" office:value-type="float" office:value="358500">
            <text:p>358500</text:p>
          </table:table-cell>
          <table:table-cell table:number-columns-repeated="3"/>
        </table:table-row>
        <table:table-row table:style-name="ro2">
          <table:table-cell office:value-type="float" office:value="479">
            <text:p>479</text:p>
          </table:table-cell>
          <table:table-cell table:formula="of:=[$'2013'.$F$2]" office:value-type="float" office:value="750">
            <text:p>750</text:p>
          </table:table-cell>
          <table:table-cell table:formula="of:=[.A479]*[.B479]" office:value-type="float" office:value="359250">
            <text:p>359250</text:p>
          </table:table-cell>
          <table:table-cell table:number-columns-repeated="3"/>
        </table:table-row>
        <table:table-row table:style-name="ro2">
          <table:table-cell office:value-type="float" office:value="480">
            <text:p>480</text:p>
          </table:table-cell>
          <table:table-cell table:formula="of:=[$'2013'.$F$2]" office:value-type="float" office:value="750">
            <text:p>750</text:p>
          </table:table-cell>
          <table:table-cell table:formula="of:=[.A480]*[.B480]" office:value-type="float" office:value="360000">
            <text:p>360000</text:p>
          </table:table-cell>
          <table:table-cell table:number-columns-repeated="3"/>
        </table:table-row>
        <table:table-row table:style-name="ro2">
          <table:table-cell office:value-type="float" office:value="481">
            <text:p>481</text:p>
          </table:table-cell>
          <table:table-cell table:formula="of:=[$'2013'.$F$2]" office:value-type="float" office:value="750">
            <text:p>750</text:p>
          </table:table-cell>
          <table:table-cell table:formula="of:=[.A481]*[.B481]" office:value-type="float" office:value="360750">
            <text:p>360750</text:p>
          </table:table-cell>
          <table:table-cell table:number-columns-repeated="3"/>
        </table:table-row>
        <table:table-row table:style-name="ro2">
          <table:table-cell office:value-type="float" office:value="482">
            <text:p>482</text:p>
          </table:table-cell>
          <table:table-cell table:formula="of:=[$'2013'.$F$2]" office:value-type="float" office:value="750">
            <text:p>750</text:p>
          </table:table-cell>
          <table:table-cell table:formula="of:=[.A482]*[.B482]" office:value-type="float" office:value="361500">
            <text:p>361500</text:p>
          </table:table-cell>
          <table:table-cell table:number-columns-repeated="3"/>
        </table:table-row>
        <table:table-row table:style-name="ro2">
          <table:table-cell office:value-type="float" office:value="483">
            <text:p>483</text:p>
          </table:table-cell>
          <table:table-cell table:formula="of:=[$'2013'.$F$2]" office:value-type="float" office:value="750">
            <text:p>750</text:p>
          </table:table-cell>
          <table:table-cell table:formula="of:=[.A483]*[.B483]" office:value-type="float" office:value="362250">
            <text:p>362250</text:p>
          </table:table-cell>
          <table:table-cell table:number-columns-repeated="3"/>
        </table:table-row>
        <table:table-row table:style-name="ro2">
          <table:table-cell office:value-type="float" office:value="484">
            <text:p>484</text:p>
          </table:table-cell>
          <table:table-cell table:formula="of:=[$'2013'.$F$2]" office:value-type="float" office:value="750">
            <text:p>750</text:p>
          </table:table-cell>
          <table:table-cell table:formula="of:=[.A484]*[.B484]" office:value-type="float" office:value="363000">
            <text:p>363000</text:p>
          </table:table-cell>
          <table:table-cell table:number-columns-repeated="3"/>
        </table:table-row>
        <table:table-row table:style-name="ro2">
          <table:table-cell office:value-type="float" office:value="485">
            <text:p>485</text:p>
          </table:table-cell>
          <table:table-cell table:formula="of:=[$'2013'.$F$2]" office:value-type="float" office:value="750">
            <text:p>750</text:p>
          </table:table-cell>
          <table:table-cell table:formula="of:=[.A485]*[.B485]" office:value-type="float" office:value="363750">
            <text:p>363750</text:p>
          </table:table-cell>
          <table:table-cell table:number-columns-repeated="3"/>
        </table:table-row>
        <table:table-row table:style-name="ro2">
          <table:table-cell office:value-type="float" office:value="486">
            <text:p>486</text:p>
          </table:table-cell>
          <table:table-cell table:formula="of:=[$'2013'.$F$2]" office:value-type="float" office:value="750">
            <text:p>750</text:p>
          </table:table-cell>
          <table:table-cell table:formula="of:=[.A486]*[.B486]" office:value-type="float" office:value="364500">
            <text:p>364500</text:p>
          </table:table-cell>
          <table:table-cell table:number-columns-repeated="3"/>
        </table:table-row>
        <table:table-row table:style-name="ro2">
          <table:table-cell office:value-type="float" office:value="487">
            <text:p>487</text:p>
          </table:table-cell>
          <table:table-cell table:formula="of:=[$'2013'.$F$2]" office:value-type="float" office:value="750">
            <text:p>750</text:p>
          </table:table-cell>
          <table:table-cell table:formula="of:=[.A487]*[.B487]" office:value-type="float" office:value="365250">
            <text:p>365250</text:p>
          </table:table-cell>
          <table:table-cell table:number-columns-repeated="3"/>
        </table:table-row>
        <table:table-row table:style-name="ro2">
          <table:table-cell office:value-type="float" office:value="488">
            <text:p>488</text:p>
          </table:table-cell>
          <table:table-cell table:formula="of:=[$'2013'.$F$2]" office:value-type="float" office:value="750">
            <text:p>750</text:p>
          </table:table-cell>
          <table:table-cell table:formula="of:=[.A488]*[.B488]" office:value-type="float" office:value="366000">
            <text:p>366000</text:p>
          </table:table-cell>
          <table:table-cell table:number-columns-repeated="3"/>
        </table:table-row>
        <table:table-row table:style-name="ro2">
          <table:table-cell office:value-type="float" office:value="489">
            <text:p>489</text:p>
          </table:table-cell>
          <table:table-cell table:formula="of:=[$'2013'.$F$2]" office:value-type="float" office:value="750">
            <text:p>750</text:p>
          </table:table-cell>
          <table:table-cell table:formula="of:=[.A489]*[.B489]" office:value-type="float" office:value="366750">
            <text:p>366750</text:p>
          </table:table-cell>
          <table:table-cell table:number-columns-repeated="3"/>
        </table:table-row>
        <table:table-row table:style-name="ro2">
          <table:table-cell office:value-type="float" office:value="490">
            <text:p>490</text:p>
          </table:table-cell>
          <table:table-cell table:formula="of:=[$'2013'.$F$2]" office:value-type="float" office:value="750">
            <text:p>750</text:p>
          </table:table-cell>
          <table:table-cell table:formula="of:=[.A490]*[.B490]" office:value-type="float" office:value="367500">
            <text:p>367500</text:p>
          </table:table-cell>
          <table:table-cell table:number-columns-repeated="3"/>
        </table:table-row>
        <table:table-row table:style-name="ro2">
          <table:table-cell office:value-type="float" office:value="491">
            <text:p>491</text:p>
          </table:table-cell>
          <table:table-cell table:formula="of:=[$'2013'.$F$2]" office:value-type="float" office:value="750">
            <text:p>750</text:p>
          </table:table-cell>
          <table:table-cell table:formula="of:=[.A491]*[.B491]" office:value-type="float" office:value="368250">
            <text:p>368250</text:p>
          </table:table-cell>
          <table:table-cell table:number-columns-repeated="3"/>
        </table:table-row>
        <table:table-row table:style-name="ro2">
          <table:table-cell office:value-type="float" office:value="492">
            <text:p>492</text:p>
          </table:table-cell>
          <table:table-cell table:formula="of:=[$'2013'.$F$2]" office:value-type="float" office:value="750">
            <text:p>750</text:p>
          </table:table-cell>
          <table:table-cell table:formula="of:=[.A492]*[.B492]" office:value-type="float" office:value="369000">
            <text:p>369000</text:p>
          </table:table-cell>
          <table:table-cell table:number-columns-repeated="3"/>
        </table:table-row>
        <table:table-row table:style-name="ro2">
          <table:table-cell office:value-type="float" office:value="493">
            <text:p>493</text:p>
          </table:table-cell>
          <table:table-cell table:formula="of:=[$'2013'.$F$2]" office:value-type="float" office:value="750">
            <text:p>750</text:p>
          </table:table-cell>
          <table:table-cell table:formula="of:=[.A493]*[.B493]" office:value-type="float" office:value="369750">
            <text:p>369750</text:p>
          </table:table-cell>
          <table:table-cell table:number-columns-repeated="3"/>
        </table:table-row>
        <table:table-row table:style-name="ro2">
          <table:table-cell office:value-type="float" office:value="494">
            <text:p>494</text:p>
          </table:table-cell>
          <table:table-cell table:formula="of:=[$'2013'.$F$2]" office:value-type="float" office:value="750">
            <text:p>750</text:p>
          </table:table-cell>
          <table:table-cell table:formula="of:=[.A494]*[.B494]" office:value-type="float" office:value="370500">
            <text:p>370500</text:p>
          </table:table-cell>
          <table:table-cell table:number-columns-repeated="3"/>
        </table:table-row>
        <table:table-row table:style-name="ro2">
          <table:table-cell office:value-type="float" office:value="495">
            <text:p>495</text:p>
          </table:table-cell>
          <table:table-cell table:formula="of:=[$'2013'.$F$2]" office:value-type="float" office:value="750">
            <text:p>750</text:p>
          </table:table-cell>
          <table:table-cell table:formula="of:=[.A495]*[.B495]" office:value-type="float" office:value="371250">
            <text:p>371250</text:p>
          </table:table-cell>
          <table:table-cell table:number-columns-repeated="3"/>
        </table:table-row>
        <table:table-row table:style-name="ro2">
          <table:table-cell office:value-type="float" office:value="496">
            <text:p>496</text:p>
          </table:table-cell>
          <table:table-cell table:formula="of:=[$'2013'.$F$2]" office:value-type="float" office:value="750">
            <text:p>750</text:p>
          </table:table-cell>
          <table:table-cell table:formula="of:=[.A496]*[.B496]" office:value-type="float" office:value="372000">
            <text:p>372000</text:p>
          </table:table-cell>
          <table:table-cell table:number-columns-repeated="3"/>
        </table:table-row>
        <table:table-row table:style-name="ro2">
          <table:table-cell office:value-type="float" office:value="497">
            <text:p>497</text:p>
          </table:table-cell>
          <table:table-cell table:formula="of:=[$'2013'.$F$2]" office:value-type="float" office:value="750">
            <text:p>750</text:p>
          </table:table-cell>
          <table:table-cell table:formula="of:=[.A497]*[.B497]" office:value-type="float" office:value="372750">
            <text:p>372750</text:p>
          </table:table-cell>
          <table:table-cell table:number-columns-repeated="3"/>
        </table:table-row>
        <table:table-row table:style-name="ro2">
          <table:table-cell office:value-type="float" office:value="498">
            <text:p>498</text:p>
          </table:table-cell>
          <table:table-cell table:formula="of:=[$'2013'.$F$2]" office:value-type="float" office:value="750">
            <text:p>750</text:p>
          </table:table-cell>
          <table:table-cell table:formula="of:=[.A498]*[.B498]" office:value-type="float" office:value="373500">
            <text:p>373500</text:p>
          </table:table-cell>
          <table:table-cell table:number-columns-repeated="3"/>
        </table:table-row>
        <table:table-row table:style-name="ro2">
          <table:table-cell office:value-type="float" office:value="499">
            <text:p>499</text:p>
          </table:table-cell>
          <table:table-cell table:formula="of:=[$'2013'.$F$2]" office:value-type="float" office:value="750">
            <text:p>750</text:p>
          </table:table-cell>
          <table:table-cell table:formula="of:=[.A499]*[.B499]" office:value-type="float" office:value="374250">
            <text:p>374250</text:p>
          </table:table-cell>
          <table:table-cell table:number-columns-repeated="3"/>
        </table:table-row>
        <table:table-row table:style-name="ro2">
          <table:table-cell office:value-type="float" office:value="500">
            <text:p>500</text:p>
          </table:table-cell>
          <table:table-cell table:formula="of:=[$'2013'.$F$2]" office:value-type="float" office:value="750">
            <text:p>750</text:p>
          </table:table-cell>
          <table:table-cell table:formula="of:=[.A500]*[.B500]" office:value-type="float" office:value="375000">
            <text:p>375000</text:p>
          </table:table-cell>
          <table:table-cell table:number-columns-repeated="3"/>
        </table:table-row>
      </table:table>
      <table:table table:name="2014" table:style-name="ta1"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26000">
            <text:p>26000</text:p>
          </table:table-cell>
          <table:table-cell table:formula="of:=[$'2014'.$E$2]" office:value-type="float" office:value="26000">
            <text:p>26000</text:p>
          </table:table-cell>
          <table:table-cell/>
          <table:table-cell office:value-type="string">
            <text:p>Min (up to 30)</text:p>
          </table:table-cell>
          <table:table-cell office:value-type="string">
            <text:p>Per user &gt; 3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13000">
            <text:p>13000</text:p>
          </table:table-cell>
          <table:table-cell table:formula="of:=[$'2014'.$E$2]" office:value-type="float" office:value="26000">
            <text:p>26000</text:p>
          </table:table-cell>
          <table:table-cell/>
          <table:table-cell table:formula="of:=['2013'.E2]*1.04" office:value-type="float" office:value="26000">
            <text:p>26000</text:p>
          </table:table-cell>
          <table:table-cell table:formula="of:=['2013'.F2]*1.04" office:value-type="float" office:value="780">
            <text:p>78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8666.66666666667">
            <text:p>8666,6666666667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6500">
            <text:p>6500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[.C2]/[.A5]" office:value-type="float" office:value="5200">
            <text:p>5200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formula="of:=[.C6]/[.A6]" office:value-type="float" office:value="4333.33333333333">
            <text:p>4333,3333333333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formula="of:=[.C7]/[.A7]" office:value-type="float" office:value="3714.28571428571">
            <text:p>3714,2857142857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[.C8]/[.A8]" office:value-type="float" office:value="3250">
            <text:p>3250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[.C9]/[.A9]" office:value-type="float" office:value="2888.88888888889">
            <text:p>2888,8888888889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[.C10]/[.A10]" office:value-type="float" office:value="2600">
            <text:p>2600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formula="of:=[.C11]/[.A11]" office:value-type="float" office:value="2363.63636363636">
            <text:p>2363,6363636364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formula="of:=[.C12]/[.A12]" office:value-type="float" office:value="2166.66666666667">
            <text:p>2166,6666666667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formula="of:=[.C13]/[.A13]" office:value-type="float" office:value="2000">
            <text:p>2000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formula="of:=[.C14]/[.A14]" office:value-type="float" office:value="1857.14285714286">
            <text:p>1857,1428571429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formula="of:=[.C15]/[.A15]" office:value-type="float" office:value="1733.33333333333">
            <text:p>1733,3333333333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formula="of:=[.C16]/[.A16]" office:value-type="float" office:value="1625">
            <text:p>1625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formula="of:=[.C17]/[.A17]" office:value-type="float" office:value="1529.41176470588">
            <text:p>1529,4117647059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formula="of:=[.C18]/[.A18]" office:value-type="float" office:value="1444.44444444444">
            <text:p>1444,4444444445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formula="of:=[.C19]/[.A19]" office:value-type="float" office:value="1368.42105263158">
            <text:p>1368,4210526316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formula="of:=[.C20]/[.A20]" office:value-type="float" office:value="1300">
            <text:p>1300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formula="of:=[.C21]/[.A21]" office:value-type="float" office:value="1238.09523809524">
            <text:p>1238,0952380952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formula="of:=[.C22]/[.A22]" office:value-type="float" office:value="1181.81818181818">
            <text:p>1181,8181818182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formula="of:=[.C23]/[.A23]" office:value-type="float" office:value="1130.4347826087">
            <text:p>1130,4347826087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formula="of:=[.C24]/[.A24]" office:value-type="float" office:value="1083.33333333333">
            <text:p>1083,3333333333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formula="of:=[.C25]/[.A25]" office:value-type="float" office:value="1040">
            <text:p>1040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formula="of:=[.C26]/[.A26]" office:value-type="float" office:value="1000">
            <text:p>1000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formula="of:=[.C27]/[.A27]" office:value-type="float" office:value="962.962962962963">
            <text:p>962,962962963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formula="of:=[.C28]/[.A28]" office:value-type="float" office:value="928.571428571429">
            <text:p>928,5714285714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formula="of:=[.C29]/[.A29]" office:value-type="float" office:value="896.551724137931">
            <text:p>896,5517241379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[.C30]/[.A30]" office:value-type="float" office:value="866.666666666667">
            <text:p>866,6666666667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formula="of:=[$'2014'.$F$2]" office:value-type="float" office:value="780">
            <text:p>780</text:p>
          </table:table-cell>
          <table:table-cell table:formula="of:=[.A31]*[.B31]" office:value-type="float" office:value="24180">
            <text:p>24180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formula="of:=[$'2014'.$F$2]" office:value-type="float" office:value="780">
            <text:p>780</text:p>
          </table:table-cell>
          <table:table-cell table:formula="of:=[.A32]*[.B32]" office:value-type="float" office:value="24960">
            <text:p>24960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formula="of:=[$'2014'.$F$2]" office:value-type="float" office:value="780">
            <text:p>780</text:p>
          </table:table-cell>
          <table:table-cell table:formula="of:=[.A33]*[.B33]" office:value-type="float" office:value="25740">
            <text:p>25740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formula="of:=[$'2014'.$F$2]" office:value-type="float" office:value="780">
            <text:p>780</text:p>
          </table:table-cell>
          <table:table-cell table:formula="of:=[.A34]*[.B34]" office:value-type="float" office:value="26520">
            <text:p>26520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formula="of:=[$'2014'.$F$2]" office:value-type="float" office:value="780">
            <text:p>780</text:p>
          </table:table-cell>
          <table:table-cell table:formula="of:=[.A35]*[.B35]" office:value-type="float" office:value="27300">
            <text:p>27300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formula="of:=[$'2014'.$F$2]" office:value-type="float" office:value="780">
            <text:p>780</text:p>
          </table:table-cell>
          <table:table-cell table:formula="of:=[.A36]*[.B36]" office:value-type="float" office:value="28080">
            <text:p>28080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formula="of:=[$'2014'.$F$2]" office:value-type="float" office:value="780">
            <text:p>780</text:p>
          </table:table-cell>
          <table:table-cell table:formula="of:=[.A37]*[.B37]" office:value-type="float" office:value="28860">
            <text:p>28860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formula="of:=[$'2014'.$F$2]" office:value-type="float" office:value="780">
            <text:p>780</text:p>
          </table:table-cell>
          <table:table-cell table:formula="of:=[.A38]*[.B38]" office:value-type="float" office:value="29640">
            <text:p>29640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formula="of:=[$'2014'.$F$2]" office:value-type="float" office:value="780">
            <text:p>780</text:p>
          </table:table-cell>
          <table:table-cell table:formula="of:=[.A39]*[.B39]" office:value-type="float" office:value="30420">
            <text:p>30420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formula="of:=[$'2014'.$F$2]" office:value-type="float" office:value="780">
            <text:p>780</text:p>
          </table:table-cell>
          <table:table-cell table:formula="of:=[.A40]*[.B40]" office:value-type="float" office:value="31200">
            <text:p>31200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formula="of:=[$'2014'.$F$2]" office:value-type="float" office:value="780">
            <text:p>780</text:p>
          </table:table-cell>
          <table:table-cell table:formula="of:=[.A41]*[.B41]" office:value-type="float" office:value="31980">
            <text:p>31980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formula="of:=[$'2014'.$F$2]" office:value-type="float" office:value="780">
            <text:p>780</text:p>
          </table:table-cell>
          <table:table-cell table:formula="of:=[.A42]*[.B42]" office:value-type="float" office:value="32760">
            <text:p>32760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formula="of:=[$'2014'.$F$2]" office:value-type="float" office:value="780">
            <text:p>780</text:p>
          </table:table-cell>
          <table:table-cell table:formula="of:=[.A43]*[.B43]" office:value-type="float" office:value="33540">
            <text:p>33540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formula="of:=[$'2014'.$F$2]" office:value-type="float" office:value="780">
            <text:p>780</text:p>
          </table:table-cell>
          <table:table-cell table:formula="of:=[.A44]*[.B44]" office:value-type="float" office:value="34320">
            <text:p>34320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formula="of:=[$'2014'.$F$2]" office:value-type="float" office:value="780">
            <text:p>780</text:p>
          </table:table-cell>
          <table:table-cell table:formula="of:=[.A45]*[.B45]" office:value-type="float" office:value="35100">
            <text:p>35100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formula="of:=[$'2014'.$F$2]" office:value-type="float" office:value="780">
            <text:p>780</text:p>
          </table:table-cell>
          <table:table-cell table:formula="of:=[.A46]*[.B46]" office:value-type="float" office:value="35880">
            <text:p>35880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formula="of:=[$'2014'.$F$2]" office:value-type="float" office:value="780">
            <text:p>780</text:p>
          </table:table-cell>
          <table:table-cell table:formula="of:=[.A47]*[.B47]" office:value-type="float" office:value="36660">
            <text:p>36660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formula="of:=[$'2014'.$F$2]" office:value-type="float" office:value="780">
            <text:p>780</text:p>
          </table:table-cell>
          <table:table-cell table:formula="of:=[.A48]*[.B48]" office:value-type="float" office:value="37440">
            <text:p>37440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formula="of:=[$'2014'.$F$2]" office:value-type="float" office:value="780">
            <text:p>780</text:p>
          </table:table-cell>
          <table:table-cell table:formula="of:=[.A49]*[.B49]" office:value-type="float" office:value="38220">
            <text:p>38220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formula="of:=[$'2014'.$F$2]" office:value-type="float" office:value="780">
            <text:p>780</text:p>
          </table:table-cell>
          <table:table-cell table:formula="of:=[.A50]*[.B50]" office:value-type="float" office:value="39000">
            <text:p>39000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formula="of:=[$'2014'.$F$2]" office:value-type="float" office:value="780">
            <text:p>780</text:p>
          </table:table-cell>
          <table:table-cell table:formula="of:=[.A51]*[.B51]" office:value-type="float" office:value="39780">
            <text:p>39780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formula="of:=[$'2014'.$F$2]" office:value-type="float" office:value="780">
            <text:p>780</text:p>
          </table:table-cell>
          <table:table-cell table:formula="of:=[.A52]*[.B52]" office:value-type="float" office:value="40560">
            <text:p>40560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formula="of:=[$'2014'.$F$2]" office:value-type="float" office:value="780">
            <text:p>780</text:p>
          </table:table-cell>
          <table:table-cell table:formula="of:=[.A53]*[.B53]" office:value-type="float" office:value="41340">
            <text:p>41340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formula="of:=[$'2014'.$F$2]" office:value-type="float" office:value="780">
            <text:p>780</text:p>
          </table:table-cell>
          <table:table-cell table:formula="of:=[.A54]*[.B54]" office:value-type="float" office:value="42120">
            <text:p>42120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formula="of:=[$'2014'.$F$2]" office:value-type="float" office:value="780">
            <text:p>780</text:p>
          </table:table-cell>
          <table:table-cell table:formula="of:=[.A55]*[.B55]" office:value-type="float" office:value="42900">
            <text:p>42900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formula="of:=[$'2014'.$F$2]" office:value-type="float" office:value="780">
            <text:p>780</text:p>
          </table:table-cell>
          <table:table-cell table:formula="of:=[.A56]*[.B56]" office:value-type="float" office:value="43680">
            <text:p>43680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formula="of:=[$'2014'.$F$2]" office:value-type="float" office:value="780">
            <text:p>780</text:p>
          </table:table-cell>
          <table:table-cell table:formula="of:=[.A57]*[.B57]" office:value-type="float" office:value="44460">
            <text:p>44460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formula="of:=[$'2014'.$F$2]" office:value-type="float" office:value="780">
            <text:p>780</text:p>
          </table:table-cell>
          <table:table-cell table:formula="of:=[.A58]*[.B58]" office:value-type="float" office:value="45240">
            <text:p>45240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formula="of:=[$'2014'.$F$2]" office:value-type="float" office:value="780">
            <text:p>780</text:p>
          </table:table-cell>
          <table:table-cell table:formula="of:=[.A59]*[.B59]" office:value-type="float" office:value="46020">
            <text:p>46020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formula="of:=[$'2014'.$F$2]" office:value-type="float" office:value="780">
            <text:p>780</text:p>
          </table:table-cell>
          <table:table-cell table:formula="of:=[.A60]*[.B60]" office:value-type="float" office:value="46800">
            <text:p>46800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formula="of:=[$'2014'.$F$2]" office:value-type="float" office:value="780">
            <text:p>780</text:p>
          </table:table-cell>
          <table:table-cell table:formula="of:=[.A61]*[.B61]" office:value-type="float" office:value="47580">
            <text:p>47580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formula="of:=[$'2014'.$F$2]" office:value-type="float" office:value="780">
            <text:p>780</text:p>
          </table:table-cell>
          <table:table-cell table:formula="of:=[.A62]*[.B62]" office:value-type="float" office:value="48360">
            <text:p>48360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formula="of:=[$'2014'.$F$2]" office:value-type="float" office:value="780">
            <text:p>780</text:p>
          </table:table-cell>
          <table:table-cell table:formula="of:=[.A63]*[.B63]" office:value-type="float" office:value="49140">
            <text:p>49140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formula="of:=[$'2014'.$F$2]" office:value-type="float" office:value="780">
            <text:p>780</text:p>
          </table:table-cell>
          <table:table-cell table:formula="of:=[.A64]*[.B64]" office:value-type="float" office:value="49920">
            <text:p>49920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formula="of:=[$'2014'.$F$2]" office:value-type="float" office:value="780">
            <text:p>780</text:p>
          </table:table-cell>
          <table:table-cell table:formula="of:=[.A65]*[.B65]" office:value-type="float" office:value="50700">
            <text:p>50700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formula="of:=[$'2014'.$F$2]" office:value-type="float" office:value="780">
            <text:p>780</text:p>
          </table:table-cell>
          <table:table-cell table:formula="of:=[.A66]*[.B66]" office:value-type="float" office:value="51480">
            <text:p>51480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formula="of:=[$'2014'.$F$2]" office:value-type="float" office:value="780">
            <text:p>780</text:p>
          </table:table-cell>
          <table:table-cell table:formula="of:=[.A67]*[.B67]" office:value-type="float" office:value="52260">
            <text:p>52260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formula="of:=[$'2014'.$F$2]" office:value-type="float" office:value="780">
            <text:p>780</text:p>
          </table:table-cell>
          <table:table-cell table:formula="of:=[.A68]*[.B68]" office:value-type="float" office:value="53040">
            <text:p>53040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formula="of:=[$'2014'.$F$2]" office:value-type="float" office:value="780">
            <text:p>780</text:p>
          </table:table-cell>
          <table:table-cell table:formula="of:=[.A69]*[.B69]" office:value-type="float" office:value="53820">
            <text:p>53820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formula="of:=[$'2014'.$F$2]" office:value-type="float" office:value="780">
            <text:p>780</text:p>
          </table:table-cell>
          <table:table-cell table:formula="of:=[.A70]*[.B70]" office:value-type="float" office:value="54600">
            <text:p>54600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formula="of:=[$'2014'.$F$2]" office:value-type="float" office:value="780">
            <text:p>780</text:p>
          </table:table-cell>
          <table:table-cell table:formula="of:=[.A71]*[.B71]" office:value-type="float" office:value="55380">
            <text:p>55380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formula="of:=[$'2014'.$F$2]" office:value-type="float" office:value="780">
            <text:p>780</text:p>
          </table:table-cell>
          <table:table-cell table:formula="of:=[.A72]*[.B72]" office:value-type="float" office:value="56160">
            <text:p>56160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formula="of:=[$'2014'.$F$2]" office:value-type="float" office:value="780">
            <text:p>780</text:p>
          </table:table-cell>
          <table:table-cell table:formula="of:=[.A73]*[.B73]" office:value-type="float" office:value="56940">
            <text:p>56940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formula="of:=[$'2014'.$F$2]" office:value-type="float" office:value="780">
            <text:p>780</text:p>
          </table:table-cell>
          <table:table-cell table:formula="of:=[.A74]*[.B74]" office:value-type="float" office:value="57720">
            <text:p>57720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formula="of:=[$'2014'.$F$2]" office:value-type="float" office:value="780">
            <text:p>780</text:p>
          </table:table-cell>
          <table:table-cell table:formula="of:=[.A75]*[.B75]" office:value-type="float" office:value="58500">
            <text:p>58500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formula="of:=[$'2014'.$F$2]" office:value-type="float" office:value="780">
            <text:p>780</text:p>
          </table:table-cell>
          <table:table-cell table:formula="of:=[.A76]*[.B76]" office:value-type="float" office:value="59280">
            <text:p>59280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formula="of:=[$'2014'.$F$2]" office:value-type="float" office:value="780">
            <text:p>780</text:p>
          </table:table-cell>
          <table:table-cell table:formula="of:=[.A77]*[.B77]" office:value-type="float" office:value="60060">
            <text:p>60060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formula="of:=[$'2014'.$F$2]" office:value-type="float" office:value="780">
            <text:p>780</text:p>
          </table:table-cell>
          <table:table-cell table:formula="of:=[.A78]*[.B78]" office:value-type="float" office:value="60840">
            <text:p>60840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formula="of:=[$'2014'.$F$2]" office:value-type="float" office:value="780">
            <text:p>780</text:p>
          </table:table-cell>
          <table:table-cell table:formula="of:=[.A79]*[.B79]" office:value-type="float" office:value="61620">
            <text:p>61620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formula="of:=[$'2014'.$F$2]" office:value-type="float" office:value="780">
            <text:p>780</text:p>
          </table:table-cell>
          <table:table-cell table:formula="of:=[.A80]*[.B80]" office:value-type="float" office:value="62400">
            <text:p>62400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formula="of:=[$'2014'.$F$2]" office:value-type="float" office:value="780">
            <text:p>780</text:p>
          </table:table-cell>
          <table:table-cell table:formula="of:=[.A81]*[.B81]" office:value-type="float" office:value="63180">
            <text:p>63180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formula="of:=[$'2014'.$F$2]" office:value-type="float" office:value="780">
            <text:p>780</text:p>
          </table:table-cell>
          <table:table-cell table:formula="of:=[.A82]*[.B82]" office:value-type="float" office:value="63960">
            <text:p>63960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formula="of:=[$'2014'.$F$2]" office:value-type="float" office:value="780">
            <text:p>780</text:p>
          </table:table-cell>
          <table:table-cell table:formula="of:=[.A83]*[.B83]" office:value-type="float" office:value="64740">
            <text:p>64740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formula="of:=[$'2014'.$F$2]" office:value-type="float" office:value="780">
            <text:p>780</text:p>
          </table:table-cell>
          <table:table-cell table:formula="of:=[.A84]*[.B84]" office:value-type="float" office:value="65520">
            <text:p>65520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formula="of:=[$'2014'.$F$2]" office:value-type="float" office:value="780">
            <text:p>780</text:p>
          </table:table-cell>
          <table:table-cell table:formula="of:=[.A85]*[.B85]" office:value-type="float" office:value="66300">
            <text:p>66300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formula="of:=[$'2014'.$F$2]" office:value-type="float" office:value="780">
            <text:p>780</text:p>
          </table:table-cell>
          <table:table-cell table:formula="of:=[.A86]*[.B86]" office:value-type="float" office:value="67080">
            <text:p>67080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formula="of:=[$'2014'.$F$2]" office:value-type="float" office:value="780">
            <text:p>780</text:p>
          </table:table-cell>
          <table:table-cell table:formula="of:=[.A87]*[.B87]" office:value-type="float" office:value="67860">
            <text:p>67860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formula="of:=[$'2014'.$F$2]" office:value-type="float" office:value="780">
            <text:p>780</text:p>
          </table:table-cell>
          <table:table-cell table:formula="of:=[.A88]*[.B88]" office:value-type="float" office:value="68640">
            <text:p>68640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formula="of:=[$'2014'.$F$2]" office:value-type="float" office:value="780">
            <text:p>780</text:p>
          </table:table-cell>
          <table:table-cell table:formula="of:=[.A89]*[.B89]" office:value-type="float" office:value="69420">
            <text:p>69420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formula="of:=[$'2014'.$F$2]" office:value-type="float" office:value="780">
            <text:p>780</text:p>
          </table:table-cell>
          <table:table-cell table:formula="of:=[.A90]*[.B90]" office:value-type="float" office:value="70200">
            <text:p>70200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formula="of:=[$'2014'.$F$2]" office:value-type="float" office:value="780">
            <text:p>780</text:p>
          </table:table-cell>
          <table:table-cell table:formula="of:=[.A91]*[.B91]" office:value-type="float" office:value="70980">
            <text:p>70980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formula="of:=[$'2014'.$F$2]" office:value-type="float" office:value="780">
            <text:p>780</text:p>
          </table:table-cell>
          <table:table-cell table:formula="of:=[.A92]*[.B92]" office:value-type="float" office:value="71760">
            <text:p>71760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formula="of:=[$'2014'.$F$2]" office:value-type="float" office:value="780">
            <text:p>780</text:p>
          </table:table-cell>
          <table:table-cell table:formula="of:=[.A93]*[.B93]" office:value-type="float" office:value="72540">
            <text:p>72540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formula="of:=[$'2014'.$F$2]" office:value-type="float" office:value="780">
            <text:p>780</text:p>
          </table:table-cell>
          <table:table-cell table:formula="of:=[.A94]*[.B94]" office:value-type="float" office:value="73320">
            <text:p>73320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formula="of:=[$'2014'.$F$2]" office:value-type="float" office:value="780">
            <text:p>780</text:p>
          </table:table-cell>
          <table:table-cell table:formula="of:=[.A95]*[.B95]" office:value-type="float" office:value="74100">
            <text:p>74100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formula="of:=[$'2014'.$F$2]" office:value-type="float" office:value="780">
            <text:p>780</text:p>
          </table:table-cell>
          <table:table-cell table:formula="of:=[.A96]*[.B96]" office:value-type="float" office:value="74880">
            <text:p>74880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formula="of:=[$'2014'.$F$2]" office:value-type="float" office:value="780">
            <text:p>780</text:p>
          </table:table-cell>
          <table:table-cell table:formula="of:=[.A97]*[.B97]" office:value-type="float" office:value="75660">
            <text:p>75660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formula="of:=[$'2014'.$F$2]" office:value-type="float" office:value="780">
            <text:p>780</text:p>
          </table:table-cell>
          <table:table-cell table:formula="of:=[.A98]*[.B98]" office:value-type="float" office:value="76440">
            <text:p>76440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formula="of:=[$'2014'.$F$2]" office:value-type="float" office:value="780">
            <text:p>780</text:p>
          </table:table-cell>
          <table:table-cell table:formula="of:=[.A99]*[.B99]" office:value-type="float" office:value="77220">
            <text:p>77220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formula="of:=[$'2014'.$F$2]" office:value-type="float" office:value="780">
            <text:p>780</text:p>
          </table:table-cell>
          <table:table-cell table:formula="of:=[.A100]*[.B100]" office:value-type="float" office:value="78000">
            <text:p>78000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formula="of:=[$'2014'.$F$2]" office:value-type="float" office:value="780">
            <text:p>780</text:p>
          </table:table-cell>
          <table:table-cell table:formula="of:=[.A101]*[.B101]" office:value-type="float" office:value="78780">
            <text:p>78780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formula="of:=[$'2014'.$F$2]" office:value-type="float" office:value="780">
            <text:p>780</text:p>
          </table:table-cell>
          <table:table-cell table:formula="of:=[.A102]*[.B102]" office:value-type="float" office:value="79560">
            <text:p>79560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formula="of:=[$'2014'.$F$2]" office:value-type="float" office:value="780">
            <text:p>780</text:p>
          </table:table-cell>
          <table:table-cell table:formula="of:=[.A103]*[.B103]" office:value-type="float" office:value="80340">
            <text:p>80340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formula="of:=[$'2014'.$F$2]" office:value-type="float" office:value="780">
            <text:p>780</text:p>
          </table:table-cell>
          <table:table-cell table:formula="of:=[.A104]*[.B104]" office:value-type="float" office:value="81120">
            <text:p>81120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formula="of:=[$'2014'.$F$2]" office:value-type="float" office:value="780">
            <text:p>780</text:p>
          </table:table-cell>
          <table:table-cell table:formula="of:=[.A105]*[.B105]" office:value-type="float" office:value="81900">
            <text:p>81900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formula="of:=[$'2014'.$F$2]" office:value-type="float" office:value="780">
            <text:p>780</text:p>
          </table:table-cell>
          <table:table-cell table:formula="of:=[.A106]*[.B106]" office:value-type="float" office:value="82680">
            <text:p>82680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formula="of:=[$'2014'.$F$2]" office:value-type="float" office:value="780">
            <text:p>780</text:p>
          </table:table-cell>
          <table:table-cell table:formula="of:=[.A107]*[.B107]" office:value-type="float" office:value="83460">
            <text:p>83460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formula="of:=[$'2014'.$F$2]" office:value-type="float" office:value="780">
            <text:p>780</text:p>
          </table:table-cell>
          <table:table-cell table:formula="of:=[.A108]*[.B108]" office:value-type="float" office:value="84240">
            <text:p>84240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formula="of:=[$'2014'.$F$2]" office:value-type="float" office:value="780">
            <text:p>780</text:p>
          </table:table-cell>
          <table:table-cell table:formula="of:=[.A109]*[.B109]" office:value-type="float" office:value="85020">
            <text:p>85020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formula="of:=[$'2014'.$F$2]" office:value-type="float" office:value="780">
            <text:p>780</text:p>
          </table:table-cell>
          <table:table-cell table:formula="of:=[.A110]*[.B110]" office:value-type="float" office:value="85800">
            <text:p>85800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formula="of:=[$'2014'.$F$2]" office:value-type="float" office:value="780">
            <text:p>780</text:p>
          </table:table-cell>
          <table:table-cell table:formula="of:=[.A111]*[.B111]" office:value-type="float" office:value="86580">
            <text:p>86580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formula="of:=[$'2014'.$F$2]" office:value-type="float" office:value="780">
            <text:p>780</text:p>
          </table:table-cell>
          <table:table-cell table:formula="of:=[.A112]*[.B112]" office:value-type="float" office:value="87360">
            <text:p>87360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formula="of:=[$'2014'.$F$2]" office:value-type="float" office:value="780">
            <text:p>780</text:p>
          </table:table-cell>
          <table:table-cell table:formula="of:=[.A113]*[.B113]" office:value-type="float" office:value="88140">
            <text:p>88140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formula="of:=[$'2014'.$F$2]" office:value-type="float" office:value="780">
            <text:p>780</text:p>
          </table:table-cell>
          <table:table-cell table:formula="of:=[.A114]*[.B114]" office:value-type="float" office:value="88920">
            <text:p>88920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formula="of:=[$'2014'.$F$2]" office:value-type="float" office:value="780">
            <text:p>780</text:p>
          </table:table-cell>
          <table:table-cell table:formula="of:=[.A115]*[.B115]" office:value-type="float" office:value="89700">
            <text:p>89700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formula="of:=[$'2014'.$F$2]" office:value-type="float" office:value="780">
            <text:p>780</text:p>
          </table:table-cell>
          <table:table-cell table:formula="of:=[.A116]*[.B116]" office:value-type="float" office:value="90480">
            <text:p>90480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formula="of:=[$'2014'.$F$2]" office:value-type="float" office:value="780">
            <text:p>780</text:p>
          </table:table-cell>
          <table:table-cell table:formula="of:=[.A117]*[.B117]" office:value-type="float" office:value="91260">
            <text:p>91260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formula="of:=[$'2014'.$F$2]" office:value-type="float" office:value="780">
            <text:p>780</text:p>
          </table:table-cell>
          <table:table-cell table:formula="of:=[.A118]*[.B118]" office:value-type="float" office:value="92040">
            <text:p>92040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formula="of:=[$'2014'.$F$2]" office:value-type="float" office:value="780">
            <text:p>780</text:p>
          </table:table-cell>
          <table:table-cell table:formula="of:=[.A119]*[.B119]" office:value-type="float" office:value="92820">
            <text:p>92820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formula="of:=[$'2014'.$F$2]" office:value-type="float" office:value="780">
            <text:p>780</text:p>
          </table:table-cell>
          <table:table-cell table:formula="of:=[.A120]*[.B120]" office:value-type="float" office:value="93600">
            <text:p>93600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formula="of:=[$'2014'.$F$2]" office:value-type="float" office:value="780">
            <text:p>780</text:p>
          </table:table-cell>
          <table:table-cell table:formula="of:=[.A121]*[.B121]" office:value-type="float" office:value="94380">
            <text:p>94380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formula="of:=[$'2014'.$F$2]" office:value-type="float" office:value="780">
            <text:p>780</text:p>
          </table:table-cell>
          <table:table-cell table:formula="of:=[.A122]*[.B122]" office:value-type="float" office:value="95160">
            <text:p>95160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formula="of:=[$'2014'.$F$2]" office:value-type="float" office:value="780">
            <text:p>780</text:p>
          </table:table-cell>
          <table:table-cell table:formula="of:=[.A123]*[.B123]" office:value-type="float" office:value="95940">
            <text:p>95940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formula="of:=[$'2014'.$F$2]" office:value-type="float" office:value="780">
            <text:p>780</text:p>
          </table:table-cell>
          <table:table-cell table:formula="of:=[.A124]*[.B124]" office:value-type="float" office:value="96720">
            <text:p>96720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formula="of:=[$'2014'.$F$2]" office:value-type="float" office:value="780">
            <text:p>780</text:p>
          </table:table-cell>
          <table:table-cell table:formula="of:=[.A125]*[.B125]" office:value-type="float" office:value="97500">
            <text:p>97500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formula="of:=[$'2014'.$F$2]" office:value-type="float" office:value="780">
            <text:p>780</text:p>
          </table:table-cell>
          <table:table-cell table:formula="of:=[.A126]*[.B126]" office:value-type="float" office:value="98280">
            <text:p>98280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formula="of:=[$'2014'.$F$2]" office:value-type="float" office:value="780">
            <text:p>780</text:p>
          </table:table-cell>
          <table:table-cell table:formula="of:=[.A127]*[.B127]" office:value-type="float" office:value="99060">
            <text:p>99060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formula="of:=[$'2014'.$F$2]" office:value-type="float" office:value="780">
            <text:p>780</text:p>
          </table:table-cell>
          <table:table-cell table:formula="of:=[.A128]*[.B128]" office:value-type="float" office:value="99840">
            <text:p>99840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formula="of:=[$'2014'.$F$2]" office:value-type="float" office:value="780">
            <text:p>780</text:p>
          </table:table-cell>
          <table:table-cell table:formula="of:=[.A129]*[.B129]" office:value-type="float" office:value="100620">
            <text:p>100620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formula="of:=[$'2014'.$F$2]" office:value-type="float" office:value="780">
            <text:p>780</text:p>
          </table:table-cell>
          <table:table-cell table:formula="of:=[.A130]*[.B130]" office:value-type="float" office:value="101400">
            <text:p>101400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formula="of:=[$'2014'.$F$2]" office:value-type="float" office:value="780">
            <text:p>780</text:p>
          </table:table-cell>
          <table:table-cell table:formula="of:=[.A131]*[.B131]" office:value-type="float" office:value="102180">
            <text:p>102180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formula="of:=[$'2014'.$F$2]" office:value-type="float" office:value="780">
            <text:p>780</text:p>
          </table:table-cell>
          <table:table-cell table:formula="of:=[.A132]*[.B132]" office:value-type="float" office:value="102960">
            <text:p>102960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formula="of:=[$'2014'.$F$2]" office:value-type="float" office:value="780">
            <text:p>780</text:p>
          </table:table-cell>
          <table:table-cell table:formula="of:=[.A133]*[.B133]" office:value-type="float" office:value="103740">
            <text:p>103740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formula="of:=[$'2014'.$F$2]" office:value-type="float" office:value="780">
            <text:p>780</text:p>
          </table:table-cell>
          <table:table-cell table:formula="of:=[.A134]*[.B134]" office:value-type="float" office:value="104520">
            <text:p>104520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formula="of:=[$'2014'.$F$2]" office:value-type="float" office:value="780">
            <text:p>780</text:p>
          </table:table-cell>
          <table:table-cell table:formula="of:=[.A135]*[.B135]" office:value-type="float" office:value="105300">
            <text:p>105300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formula="of:=[$'2014'.$F$2]" office:value-type="float" office:value="780">
            <text:p>780</text:p>
          </table:table-cell>
          <table:table-cell table:formula="of:=[.A136]*[.B136]" office:value-type="float" office:value="106080">
            <text:p>106080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formula="of:=[$'2014'.$F$2]" office:value-type="float" office:value="780">
            <text:p>780</text:p>
          </table:table-cell>
          <table:table-cell table:formula="of:=[.A137]*[.B137]" office:value-type="float" office:value="106860">
            <text:p>106860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formula="of:=[$'2014'.$F$2]" office:value-type="float" office:value="780">
            <text:p>780</text:p>
          </table:table-cell>
          <table:table-cell table:formula="of:=[.A138]*[.B138]" office:value-type="float" office:value="107640">
            <text:p>107640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formula="of:=[$'2014'.$F$2]" office:value-type="float" office:value="780">
            <text:p>780</text:p>
          </table:table-cell>
          <table:table-cell table:formula="of:=[.A139]*[.B139]" office:value-type="float" office:value="108420">
            <text:p>108420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formula="of:=[$'2014'.$F$2]" office:value-type="float" office:value="780">
            <text:p>780</text:p>
          </table:table-cell>
          <table:table-cell table:formula="of:=[.A140]*[.B140]" office:value-type="float" office:value="109200">
            <text:p>109200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formula="of:=[$'2014'.$F$2]" office:value-type="float" office:value="780">
            <text:p>780</text:p>
          </table:table-cell>
          <table:table-cell table:formula="of:=[.A141]*[.B141]" office:value-type="float" office:value="109980">
            <text:p>109980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formula="of:=[$'2014'.$F$2]" office:value-type="float" office:value="780">
            <text:p>780</text:p>
          </table:table-cell>
          <table:table-cell table:formula="of:=[.A142]*[.B142]" office:value-type="float" office:value="110760">
            <text:p>110760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formula="of:=[$'2014'.$F$2]" office:value-type="float" office:value="780">
            <text:p>780</text:p>
          </table:table-cell>
          <table:table-cell table:formula="of:=[.A143]*[.B143]" office:value-type="float" office:value="111540">
            <text:p>111540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formula="of:=[$'2014'.$F$2]" office:value-type="float" office:value="780">
            <text:p>780</text:p>
          </table:table-cell>
          <table:table-cell table:formula="of:=[.A144]*[.B144]" office:value-type="float" office:value="112320">
            <text:p>112320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formula="of:=[$'2014'.$F$2]" office:value-type="float" office:value="780">
            <text:p>780</text:p>
          </table:table-cell>
          <table:table-cell table:formula="of:=[.A145]*[.B145]" office:value-type="float" office:value="113100">
            <text:p>113100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formula="of:=[$'2014'.$F$2]" office:value-type="float" office:value="780">
            <text:p>780</text:p>
          </table:table-cell>
          <table:table-cell table:formula="of:=[.A146]*[.B146]" office:value-type="float" office:value="113880">
            <text:p>113880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formula="of:=[$'2014'.$F$2]" office:value-type="float" office:value="780">
            <text:p>780</text:p>
          </table:table-cell>
          <table:table-cell table:formula="of:=[.A147]*[.B147]" office:value-type="float" office:value="114660">
            <text:p>114660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formula="of:=[$'2014'.$F$2]" office:value-type="float" office:value="780">
            <text:p>780</text:p>
          </table:table-cell>
          <table:table-cell table:formula="of:=[.A148]*[.B148]" office:value-type="float" office:value="115440">
            <text:p>115440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formula="of:=[$'2014'.$F$2]" office:value-type="float" office:value="780">
            <text:p>780</text:p>
          </table:table-cell>
          <table:table-cell table:formula="of:=[.A149]*[.B149]" office:value-type="float" office:value="116220">
            <text:p>116220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formula="of:=[$'2014'.$F$2]" office:value-type="float" office:value="780">
            <text:p>780</text:p>
          </table:table-cell>
          <table:table-cell table:formula="of:=[.A150]*[.B150]" office:value-type="float" office:value="117000">
            <text:p>117000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formula="of:=[$'2014'.$F$2]" office:value-type="float" office:value="780">
            <text:p>780</text:p>
          </table:table-cell>
          <table:table-cell table:formula="of:=[.A151]*[.B151]" office:value-type="float" office:value="117780">
            <text:p>117780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formula="of:=[$'2014'.$F$2]" office:value-type="float" office:value="780">
            <text:p>780</text:p>
          </table:table-cell>
          <table:table-cell table:formula="of:=[.A152]*[.B152]" office:value-type="float" office:value="118560">
            <text:p>118560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formula="of:=[$'2014'.$F$2]" office:value-type="float" office:value="780">
            <text:p>780</text:p>
          </table:table-cell>
          <table:table-cell table:formula="of:=[.A153]*[.B153]" office:value-type="float" office:value="119340">
            <text:p>119340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formula="of:=[$'2014'.$F$2]" office:value-type="float" office:value="780">
            <text:p>780</text:p>
          </table:table-cell>
          <table:table-cell table:formula="of:=[.A154]*[.B154]" office:value-type="float" office:value="120120">
            <text:p>120120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formula="of:=[$'2014'.$F$2]" office:value-type="float" office:value="780">
            <text:p>780</text:p>
          </table:table-cell>
          <table:table-cell table:formula="of:=[.A155]*[.B155]" office:value-type="float" office:value="120900">
            <text:p>120900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formula="of:=[$'2014'.$F$2]" office:value-type="float" office:value="780">
            <text:p>780</text:p>
          </table:table-cell>
          <table:table-cell table:formula="of:=[.A156]*[.B156]" office:value-type="float" office:value="121680">
            <text:p>121680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formula="of:=[$'2014'.$F$2]" office:value-type="float" office:value="780">
            <text:p>780</text:p>
          </table:table-cell>
          <table:table-cell table:formula="of:=[.A157]*[.B157]" office:value-type="float" office:value="122460">
            <text:p>122460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formula="of:=[$'2014'.$F$2]" office:value-type="float" office:value="780">
            <text:p>780</text:p>
          </table:table-cell>
          <table:table-cell table:formula="of:=[.A158]*[.B158]" office:value-type="float" office:value="123240">
            <text:p>123240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formula="of:=[$'2014'.$F$2]" office:value-type="float" office:value="780">
            <text:p>780</text:p>
          </table:table-cell>
          <table:table-cell table:formula="of:=[.A159]*[.B159]" office:value-type="float" office:value="124020">
            <text:p>124020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formula="of:=[$'2014'.$F$2]" office:value-type="float" office:value="780">
            <text:p>780</text:p>
          </table:table-cell>
          <table:table-cell table:formula="of:=[.A160]*[.B160]" office:value-type="float" office:value="124800">
            <text:p>124800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formula="of:=[$'2014'.$F$2]" office:value-type="float" office:value="780">
            <text:p>780</text:p>
          </table:table-cell>
          <table:table-cell table:formula="of:=[.A161]*[.B161]" office:value-type="float" office:value="125580">
            <text:p>125580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formula="of:=[$'2014'.$F$2]" office:value-type="float" office:value="780">
            <text:p>780</text:p>
          </table:table-cell>
          <table:table-cell table:formula="of:=[.A162]*[.B162]" office:value-type="float" office:value="126360">
            <text:p>126360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formula="of:=[$'2014'.$F$2]" office:value-type="float" office:value="780">
            <text:p>780</text:p>
          </table:table-cell>
          <table:table-cell table:formula="of:=[.A163]*[.B163]" office:value-type="float" office:value="127140">
            <text:p>127140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formula="of:=[$'2014'.$F$2]" office:value-type="float" office:value="780">
            <text:p>780</text:p>
          </table:table-cell>
          <table:table-cell table:formula="of:=[.A164]*[.B164]" office:value-type="float" office:value="127920">
            <text:p>127920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formula="of:=[$'2014'.$F$2]" office:value-type="float" office:value="780">
            <text:p>780</text:p>
          </table:table-cell>
          <table:table-cell table:formula="of:=[.A165]*[.B165]" office:value-type="float" office:value="128700">
            <text:p>128700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formula="of:=[$'2014'.$F$2]" office:value-type="float" office:value="780">
            <text:p>780</text:p>
          </table:table-cell>
          <table:table-cell table:formula="of:=[.A166]*[.B166]" office:value-type="float" office:value="129480">
            <text:p>129480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formula="of:=[$'2014'.$F$2]" office:value-type="float" office:value="780">
            <text:p>780</text:p>
          </table:table-cell>
          <table:table-cell table:formula="of:=[.A167]*[.B167]" office:value-type="float" office:value="130260">
            <text:p>130260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formula="of:=[$'2014'.$F$2]" office:value-type="float" office:value="780">
            <text:p>780</text:p>
          </table:table-cell>
          <table:table-cell table:formula="of:=[.A168]*[.B168]" office:value-type="float" office:value="131040">
            <text:p>131040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formula="of:=[$'2014'.$F$2]" office:value-type="float" office:value="780">
            <text:p>780</text:p>
          </table:table-cell>
          <table:table-cell table:formula="of:=[.A169]*[.B169]" office:value-type="float" office:value="131820">
            <text:p>131820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formula="of:=[$'2014'.$F$2]" office:value-type="float" office:value="780">
            <text:p>780</text:p>
          </table:table-cell>
          <table:table-cell table:formula="of:=[.A170]*[.B170]" office:value-type="float" office:value="132600">
            <text:p>132600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formula="of:=[$'2014'.$F$2]" office:value-type="float" office:value="780">
            <text:p>780</text:p>
          </table:table-cell>
          <table:table-cell table:formula="of:=[.A171]*[.B171]" office:value-type="float" office:value="133380">
            <text:p>133380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formula="of:=[$'2014'.$F$2]" office:value-type="float" office:value="780">
            <text:p>780</text:p>
          </table:table-cell>
          <table:table-cell table:formula="of:=[.A172]*[.B172]" office:value-type="float" office:value="134160">
            <text:p>134160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formula="of:=[$'2014'.$F$2]" office:value-type="float" office:value="780">
            <text:p>780</text:p>
          </table:table-cell>
          <table:table-cell table:formula="of:=[.A173]*[.B173]" office:value-type="float" office:value="134940">
            <text:p>134940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formula="of:=[$'2014'.$F$2]" office:value-type="float" office:value="780">
            <text:p>780</text:p>
          </table:table-cell>
          <table:table-cell table:formula="of:=[.A174]*[.B174]" office:value-type="float" office:value="135720">
            <text:p>135720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formula="of:=[$'2014'.$F$2]" office:value-type="float" office:value="780">
            <text:p>780</text:p>
          </table:table-cell>
          <table:table-cell table:formula="of:=[.A175]*[.B175]" office:value-type="float" office:value="136500">
            <text:p>136500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formula="of:=[$'2014'.$F$2]" office:value-type="float" office:value="780">
            <text:p>780</text:p>
          </table:table-cell>
          <table:table-cell table:formula="of:=[.A176]*[.B176]" office:value-type="float" office:value="137280">
            <text:p>137280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formula="of:=[$'2014'.$F$2]" office:value-type="float" office:value="780">
            <text:p>780</text:p>
          </table:table-cell>
          <table:table-cell table:formula="of:=[.A177]*[.B177]" office:value-type="float" office:value="138060">
            <text:p>138060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formula="of:=[$'2014'.$F$2]" office:value-type="float" office:value="780">
            <text:p>780</text:p>
          </table:table-cell>
          <table:table-cell table:formula="of:=[.A178]*[.B178]" office:value-type="float" office:value="138840">
            <text:p>138840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formula="of:=[$'2014'.$F$2]" office:value-type="float" office:value="780">
            <text:p>780</text:p>
          </table:table-cell>
          <table:table-cell table:formula="of:=[.A179]*[.B179]" office:value-type="float" office:value="139620">
            <text:p>139620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formula="of:=[$'2014'.$F$2]" office:value-type="float" office:value="780">
            <text:p>780</text:p>
          </table:table-cell>
          <table:table-cell table:formula="of:=[.A180]*[.B180]" office:value-type="float" office:value="140400">
            <text:p>140400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formula="of:=[$'2014'.$F$2]" office:value-type="float" office:value="780">
            <text:p>780</text:p>
          </table:table-cell>
          <table:table-cell table:formula="of:=[.A181]*[.B181]" office:value-type="float" office:value="141180">
            <text:p>141180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formula="of:=[$'2014'.$F$2]" office:value-type="float" office:value="780">
            <text:p>780</text:p>
          </table:table-cell>
          <table:table-cell table:formula="of:=[.A182]*[.B182]" office:value-type="float" office:value="141960">
            <text:p>141960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formula="of:=[$'2014'.$F$2]" office:value-type="float" office:value="780">
            <text:p>780</text:p>
          </table:table-cell>
          <table:table-cell table:formula="of:=[.A183]*[.B183]" office:value-type="float" office:value="142740">
            <text:p>142740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formula="of:=[$'2014'.$F$2]" office:value-type="float" office:value="780">
            <text:p>780</text:p>
          </table:table-cell>
          <table:table-cell table:formula="of:=[.A184]*[.B184]" office:value-type="float" office:value="143520">
            <text:p>143520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formula="of:=[$'2014'.$F$2]" office:value-type="float" office:value="780">
            <text:p>780</text:p>
          </table:table-cell>
          <table:table-cell table:formula="of:=[.A185]*[.B185]" office:value-type="float" office:value="144300">
            <text:p>144300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formula="of:=[$'2014'.$F$2]" office:value-type="float" office:value="780">
            <text:p>780</text:p>
          </table:table-cell>
          <table:table-cell table:formula="of:=[.A186]*[.B186]" office:value-type="float" office:value="145080">
            <text:p>145080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formula="of:=[$'2014'.$F$2]" office:value-type="float" office:value="780">
            <text:p>780</text:p>
          </table:table-cell>
          <table:table-cell table:formula="of:=[.A187]*[.B187]" office:value-type="float" office:value="145860">
            <text:p>145860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formula="of:=[$'2014'.$F$2]" office:value-type="float" office:value="780">
            <text:p>780</text:p>
          </table:table-cell>
          <table:table-cell table:formula="of:=[.A188]*[.B188]" office:value-type="float" office:value="146640">
            <text:p>146640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formula="of:=[$'2014'.$F$2]" office:value-type="float" office:value="780">
            <text:p>780</text:p>
          </table:table-cell>
          <table:table-cell table:formula="of:=[.A189]*[.B189]" office:value-type="float" office:value="147420">
            <text:p>147420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formula="of:=[$'2014'.$F$2]" office:value-type="float" office:value="780">
            <text:p>780</text:p>
          </table:table-cell>
          <table:table-cell table:formula="of:=[.A190]*[.B190]" office:value-type="float" office:value="148200">
            <text:p>148200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formula="of:=[$'2014'.$F$2]" office:value-type="float" office:value="780">
            <text:p>780</text:p>
          </table:table-cell>
          <table:table-cell table:formula="of:=[.A191]*[.B191]" office:value-type="float" office:value="148980">
            <text:p>148980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formula="of:=[$'2014'.$F$2]" office:value-type="float" office:value="780">
            <text:p>780</text:p>
          </table:table-cell>
          <table:table-cell table:formula="of:=[.A192]*[.B192]" office:value-type="float" office:value="149760">
            <text:p>149760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formula="of:=[$'2014'.$F$2]" office:value-type="float" office:value="780">
            <text:p>780</text:p>
          </table:table-cell>
          <table:table-cell table:formula="of:=[.A193]*[.B193]" office:value-type="float" office:value="150540">
            <text:p>150540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formula="of:=[$'2014'.$F$2]" office:value-type="float" office:value="780">
            <text:p>780</text:p>
          </table:table-cell>
          <table:table-cell table:formula="of:=[.A194]*[.B194]" office:value-type="float" office:value="151320">
            <text:p>151320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formula="of:=[$'2014'.$F$2]" office:value-type="float" office:value="780">
            <text:p>780</text:p>
          </table:table-cell>
          <table:table-cell table:formula="of:=[.A195]*[.B195]" office:value-type="float" office:value="152100">
            <text:p>152100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formula="of:=[$'2014'.$F$2]" office:value-type="float" office:value="780">
            <text:p>780</text:p>
          </table:table-cell>
          <table:table-cell table:formula="of:=[.A196]*[.B196]" office:value-type="float" office:value="152880">
            <text:p>152880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formula="of:=[$'2014'.$F$2]" office:value-type="float" office:value="780">
            <text:p>780</text:p>
          </table:table-cell>
          <table:table-cell table:formula="of:=[.A197]*[.B197]" office:value-type="float" office:value="153660">
            <text:p>153660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formula="of:=[$'2014'.$F$2]" office:value-type="float" office:value="780">
            <text:p>780</text:p>
          </table:table-cell>
          <table:table-cell table:formula="of:=[.A198]*[.B198]" office:value-type="float" office:value="154440">
            <text:p>154440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formula="of:=[$'2014'.$F$2]" office:value-type="float" office:value="780">
            <text:p>780</text:p>
          </table:table-cell>
          <table:table-cell table:formula="of:=[.A199]*[.B199]" office:value-type="float" office:value="155220">
            <text:p>155220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formula="of:=[$'2014'.$F$2]" office:value-type="float" office:value="780">
            <text:p>780</text:p>
          </table:table-cell>
          <table:table-cell table:formula="of:=[.A200]*[.B200]" office:value-type="float" office:value="156000">
            <text:p>156000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formula="of:=[$'2014'.$F$2]" office:value-type="float" office:value="780">
            <text:p>780</text:p>
          </table:table-cell>
          <table:table-cell table:formula="of:=[.A201]*[.B201]" office:value-type="float" office:value="156780">
            <text:p>156780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formula="of:=[$'2014'.$F$2]" office:value-type="float" office:value="780">
            <text:p>780</text:p>
          </table:table-cell>
          <table:table-cell table:formula="of:=[.A202]*[.B202]" office:value-type="float" office:value="157560">
            <text:p>157560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formula="of:=[$'2014'.$F$2]" office:value-type="float" office:value="780">
            <text:p>780</text:p>
          </table:table-cell>
          <table:table-cell table:formula="of:=[.A203]*[.B203]" office:value-type="float" office:value="158340">
            <text:p>158340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formula="of:=[$'2014'.$F$2]" office:value-type="float" office:value="780">
            <text:p>780</text:p>
          </table:table-cell>
          <table:table-cell table:formula="of:=[.A204]*[.B204]" office:value-type="float" office:value="159120">
            <text:p>159120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formula="of:=[$'2014'.$F$2]" office:value-type="float" office:value="780">
            <text:p>780</text:p>
          </table:table-cell>
          <table:table-cell table:formula="of:=[.A205]*[.B205]" office:value-type="float" office:value="159900">
            <text:p>159900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formula="of:=[$'2014'.$F$2]" office:value-type="float" office:value="780">
            <text:p>780</text:p>
          </table:table-cell>
          <table:table-cell table:formula="of:=[.A206]*[.B206]" office:value-type="float" office:value="160680">
            <text:p>160680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formula="of:=[$'2014'.$F$2]" office:value-type="float" office:value="780">
            <text:p>780</text:p>
          </table:table-cell>
          <table:table-cell table:formula="of:=[.A207]*[.B207]" office:value-type="float" office:value="161460">
            <text:p>161460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formula="of:=[$'2014'.$F$2]" office:value-type="float" office:value="780">
            <text:p>780</text:p>
          </table:table-cell>
          <table:table-cell table:formula="of:=[.A208]*[.B208]" office:value-type="float" office:value="162240">
            <text:p>162240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formula="of:=[$'2014'.$F$2]" office:value-type="float" office:value="780">
            <text:p>780</text:p>
          </table:table-cell>
          <table:table-cell table:formula="of:=[.A209]*[.B209]" office:value-type="float" office:value="163020">
            <text:p>163020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formula="of:=[$'2014'.$F$2]" office:value-type="float" office:value="780">
            <text:p>780</text:p>
          </table:table-cell>
          <table:table-cell table:formula="of:=[.A210]*[.B210]" office:value-type="float" office:value="163800">
            <text:p>163800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formula="of:=[$'2014'.$F$2]" office:value-type="float" office:value="780">
            <text:p>780</text:p>
          </table:table-cell>
          <table:table-cell table:formula="of:=[.A211]*[.B211]" office:value-type="float" office:value="164580">
            <text:p>164580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formula="of:=[$'2014'.$F$2]" office:value-type="float" office:value="780">
            <text:p>780</text:p>
          </table:table-cell>
          <table:table-cell table:formula="of:=[.A212]*[.B212]" office:value-type="float" office:value="165360">
            <text:p>165360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formula="of:=[$'2014'.$F$2]" office:value-type="float" office:value="780">
            <text:p>780</text:p>
          </table:table-cell>
          <table:table-cell table:formula="of:=[.A213]*[.B213]" office:value-type="float" office:value="166140">
            <text:p>166140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formula="of:=[$'2014'.$F$2]" office:value-type="float" office:value="780">
            <text:p>780</text:p>
          </table:table-cell>
          <table:table-cell table:formula="of:=[.A214]*[.B214]" office:value-type="float" office:value="166920">
            <text:p>166920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formula="of:=[$'2014'.$F$2]" office:value-type="float" office:value="780">
            <text:p>780</text:p>
          </table:table-cell>
          <table:table-cell table:formula="of:=[.A215]*[.B215]" office:value-type="float" office:value="167700">
            <text:p>167700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formula="of:=[$'2014'.$F$2]" office:value-type="float" office:value="780">
            <text:p>780</text:p>
          </table:table-cell>
          <table:table-cell table:formula="of:=[.A216]*[.B216]" office:value-type="float" office:value="168480">
            <text:p>168480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formula="of:=[$'2014'.$F$2]" office:value-type="float" office:value="780">
            <text:p>780</text:p>
          </table:table-cell>
          <table:table-cell table:formula="of:=[.A217]*[.B217]" office:value-type="float" office:value="169260">
            <text:p>169260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formula="of:=[$'2014'.$F$2]" office:value-type="float" office:value="780">
            <text:p>780</text:p>
          </table:table-cell>
          <table:table-cell table:formula="of:=[.A218]*[.B218]" office:value-type="float" office:value="170040">
            <text:p>170040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formula="of:=[$'2014'.$F$2]" office:value-type="float" office:value="780">
            <text:p>780</text:p>
          </table:table-cell>
          <table:table-cell table:formula="of:=[.A219]*[.B219]" office:value-type="float" office:value="170820">
            <text:p>170820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formula="of:=[$'2014'.$F$2]" office:value-type="float" office:value="780">
            <text:p>780</text:p>
          </table:table-cell>
          <table:table-cell table:formula="of:=[.A220]*[.B220]" office:value-type="float" office:value="171600">
            <text:p>171600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formula="of:=[$'2014'.$F$2]" office:value-type="float" office:value="780">
            <text:p>780</text:p>
          </table:table-cell>
          <table:table-cell table:formula="of:=[.A221]*[.B221]" office:value-type="float" office:value="172380">
            <text:p>172380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formula="of:=[$'2014'.$F$2]" office:value-type="float" office:value="780">
            <text:p>780</text:p>
          </table:table-cell>
          <table:table-cell table:formula="of:=[.A222]*[.B222]" office:value-type="float" office:value="173160">
            <text:p>173160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formula="of:=[$'2014'.$F$2]" office:value-type="float" office:value="780">
            <text:p>780</text:p>
          </table:table-cell>
          <table:table-cell table:formula="of:=[.A223]*[.B223]" office:value-type="float" office:value="173940">
            <text:p>173940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formula="of:=[$'2014'.$F$2]" office:value-type="float" office:value="780">
            <text:p>780</text:p>
          </table:table-cell>
          <table:table-cell table:formula="of:=[.A224]*[.B224]" office:value-type="float" office:value="174720">
            <text:p>174720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formula="of:=[$'2014'.$F$2]" office:value-type="float" office:value="780">
            <text:p>780</text:p>
          </table:table-cell>
          <table:table-cell table:formula="of:=[.A225]*[.B225]" office:value-type="float" office:value="175500">
            <text:p>175500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formula="of:=[$'2014'.$F$2]" office:value-type="float" office:value="780">
            <text:p>780</text:p>
          </table:table-cell>
          <table:table-cell table:formula="of:=[.A226]*[.B226]" office:value-type="float" office:value="176280">
            <text:p>176280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formula="of:=[$'2014'.$F$2]" office:value-type="float" office:value="780">
            <text:p>780</text:p>
          </table:table-cell>
          <table:table-cell table:formula="of:=[.A227]*[.B227]" office:value-type="float" office:value="177060">
            <text:p>177060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formula="of:=[$'2014'.$F$2]" office:value-type="float" office:value="780">
            <text:p>780</text:p>
          </table:table-cell>
          <table:table-cell table:formula="of:=[.A228]*[.B228]" office:value-type="float" office:value="177840">
            <text:p>177840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formula="of:=[$'2014'.$F$2]" office:value-type="float" office:value="780">
            <text:p>780</text:p>
          </table:table-cell>
          <table:table-cell table:formula="of:=[.A229]*[.B229]" office:value-type="float" office:value="178620">
            <text:p>178620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formula="of:=[$'2014'.$F$2]" office:value-type="float" office:value="780">
            <text:p>780</text:p>
          </table:table-cell>
          <table:table-cell table:formula="of:=[.A230]*[.B230]" office:value-type="float" office:value="179400">
            <text:p>179400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formula="of:=[$'2014'.$F$2]" office:value-type="float" office:value="780">
            <text:p>780</text:p>
          </table:table-cell>
          <table:table-cell table:formula="of:=[.A231]*[.B231]" office:value-type="float" office:value="180180">
            <text:p>180180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formula="of:=[$'2014'.$F$2]" office:value-type="float" office:value="780">
            <text:p>780</text:p>
          </table:table-cell>
          <table:table-cell table:formula="of:=[.A232]*[.B232]" office:value-type="float" office:value="180960">
            <text:p>180960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formula="of:=[$'2014'.$F$2]" office:value-type="float" office:value="780">
            <text:p>780</text:p>
          </table:table-cell>
          <table:table-cell table:formula="of:=[.A233]*[.B233]" office:value-type="float" office:value="181740">
            <text:p>181740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formula="of:=[$'2014'.$F$2]" office:value-type="float" office:value="780">
            <text:p>780</text:p>
          </table:table-cell>
          <table:table-cell table:formula="of:=[.A234]*[.B234]" office:value-type="float" office:value="182520">
            <text:p>182520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formula="of:=[$'2014'.$F$2]" office:value-type="float" office:value="780">
            <text:p>780</text:p>
          </table:table-cell>
          <table:table-cell table:formula="of:=[.A235]*[.B235]" office:value-type="float" office:value="183300">
            <text:p>183300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formula="of:=[$'2014'.$F$2]" office:value-type="float" office:value="780">
            <text:p>780</text:p>
          </table:table-cell>
          <table:table-cell table:formula="of:=[.A236]*[.B236]" office:value-type="float" office:value="184080">
            <text:p>184080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formula="of:=[$'2014'.$F$2]" office:value-type="float" office:value="780">
            <text:p>780</text:p>
          </table:table-cell>
          <table:table-cell table:formula="of:=[.A237]*[.B237]" office:value-type="float" office:value="184860">
            <text:p>184860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formula="of:=[$'2014'.$F$2]" office:value-type="float" office:value="780">
            <text:p>780</text:p>
          </table:table-cell>
          <table:table-cell table:formula="of:=[.A238]*[.B238]" office:value-type="float" office:value="185640">
            <text:p>185640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formula="of:=[$'2014'.$F$2]" office:value-type="float" office:value="780">
            <text:p>780</text:p>
          </table:table-cell>
          <table:table-cell table:formula="of:=[.A239]*[.B239]" office:value-type="float" office:value="186420">
            <text:p>186420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formula="of:=[$'2014'.$F$2]" office:value-type="float" office:value="780">
            <text:p>780</text:p>
          </table:table-cell>
          <table:table-cell table:formula="of:=[.A240]*[.B240]" office:value-type="float" office:value="187200">
            <text:p>187200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formula="of:=[$'2014'.$F$2]" office:value-type="float" office:value="780">
            <text:p>780</text:p>
          </table:table-cell>
          <table:table-cell table:formula="of:=[.A241]*[.B241]" office:value-type="float" office:value="187980">
            <text:p>187980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formula="of:=[$'2014'.$F$2]" office:value-type="float" office:value="780">
            <text:p>780</text:p>
          </table:table-cell>
          <table:table-cell table:formula="of:=[.A242]*[.B242]" office:value-type="float" office:value="188760">
            <text:p>188760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formula="of:=[$'2014'.$F$2]" office:value-type="float" office:value="780">
            <text:p>780</text:p>
          </table:table-cell>
          <table:table-cell table:formula="of:=[.A243]*[.B243]" office:value-type="float" office:value="189540">
            <text:p>189540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formula="of:=[$'2014'.$F$2]" office:value-type="float" office:value="780">
            <text:p>780</text:p>
          </table:table-cell>
          <table:table-cell table:formula="of:=[.A244]*[.B244]" office:value-type="float" office:value="190320">
            <text:p>190320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formula="of:=[$'2014'.$F$2]" office:value-type="float" office:value="780">
            <text:p>780</text:p>
          </table:table-cell>
          <table:table-cell table:formula="of:=[.A245]*[.B245]" office:value-type="float" office:value="191100">
            <text:p>191100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formula="of:=[$'2014'.$F$2]" office:value-type="float" office:value="780">
            <text:p>780</text:p>
          </table:table-cell>
          <table:table-cell table:formula="of:=[.A246]*[.B246]" office:value-type="float" office:value="191880">
            <text:p>191880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formula="of:=[$'2014'.$F$2]" office:value-type="float" office:value="780">
            <text:p>780</text:p>
          </table:table-cell>
          <table:table-cell table:formula="of:=[.A247]*[.B247]" office:value-type="float" office:value="192660">
            <text:p>192660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formula="of:=[$'2014'.$F$2]" office:value-type="float" office:value="780">
            <text:p>780</text:p>
          </table:table-cell>
          <table:table-cell table:formula="of:=[.A248]*[.B248]" office:value-type="float" office:value="193440">
            <text:p>193440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formula="of:=[$'2014'.$F$2]" office:value-type="float" office:value="780">
            <text:p>780</text:p>
          </table:table-cell>
          <table:table-cell table:formula="of:=[.A249]*[.B249]" office:value-type="float" office:value="194220">
            <text:p>194220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formula="of:=[$'2014'.$F$2]" office:value-type="float" office:value="780">
            <text:p>780</text:p>
          </table:table-cell>
          <table:table-cell table:formula="of:=[.A250]*[.B250]" office:value-type="float" office:value="195000">
            <text:p>195000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formula="of:=[$'2014'.$F$2]" office:value-type="float" office:value="780">
            <text:p>780</text:p>
          </table:table-cell>
          <table:table-cell table:formula="of:=[.A251]*[.B251]" office:value-type="float" office:value="195780">
            <text:p>195780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formula="of:=[$'2014'.$F$2]" office:value-type="float" office:value="780">
            <text:p>780</text:p>
          </table:table-cell>
          <table:table-cell table:formula="of:=[.A252]*[.B252]" office:value-type="float" office:value="196560">
            <text:p>196560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formula="of:=[$'2014'.$F$2]" office:value-type="float" office:value="780">
            <text:p>780</text:p>
          </table:table-cell>
          <table:table-cell table:formula="of:=[.A253]*[.B253]" office:value-type="float" office:value="197340">
            <text:p>197340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formula="of:=[$'2014'.$F$2]" office:value-type="float" office:value="780">
            <text:p>780</text:p>
          </table:table-cell>
          <table:table-cell table:formula="of:=[.A254]*[.B254]" office:value-type="float" office:value="198120">
            <text:p>198120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formula="of:=[$'2014'.$F$2]" office:value-type="float" office:value="780">
            <text:p>780</text:p>
          </table:table-cell>
          <table:table-cell table:formula="of:=[.A255]*[.B255]" office:value-type="float" office:value="198900">
            <text:p>198900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formula="of:=[$'2014'.$F$2]" office:value-type="float" office:value="780">
            <text:p>780</text:p>
          </table:table-cell>
          <table:table-cell table:formula="of:=[.A256]*[.B256]" office:value-type="float" office:value="199680">
            <text:p>199680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formula="of:=[$'2014'.$F$2]" office:value-type="float" office:value="780">
            <text:p>780</text:p>
          </table:table-cell>
          <table:table-cell table:formula="of:=[.A257]*[.B257]" office:value-type="float" office:value="200460">
            <text:p>200460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formula="of:=[$'2014'.$F$2]" office:value-type="float" office:value="780">
            <text:p>780</text:p>
          </table:table-cell>
          <table:table-cell table:formula="of:=[.A258]*[.B258]" office:value-type="float" office:value="201240">
            <text:p>201240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formula="of:=[$'2014'.$F$2]" office:value-type="float" office:value="780">
            <text:p>780</text:p>
          </table:table-cell>
          <table:table-cell table:formula="of:=[.A259]*[.B259]" office:value-type="float" office:value="202020">
            <text:p>202020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formula="of:=[$'2014'.$F$2]" office:value-type="float" office:value="780">
            <text:p>780</text:p>
          </table:table-cell>
          <table:table-cell table:formula="of:=[.A260]*[.B260]" office:value-type="float" office:value="202800">
            <text:p>202800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formula="of:=[$'2014'.$F$2]" office:value-type="float" office:value="780">
            <text:p>780</text:p>
          </table:table-cell>
          <table:table-cell table:formula="of:=[.A261]*[.B261]" office:value-type="float" office:value="203580">
            <text:p>203580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formula="of:=[$'2014'.$F$2]" office:value-type="float" office:value="780">
            <text:p>780</text:p>
          </table:table-cell>
          <table:table-cell table:formula="of:=[.A262]*[.B262]" office:value-type="float" office:value="204360">
            <text:p>204360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formula="of:=[$'2014'.$F$2]" office:value-type="float" office:value="780">
            <text:p>780</text:p>
          </table:table-cell>
          <table:table-cell table:formula="of:=[.A263]*[.B263]" office:value-type="float" office:value="205140">
            <text:p>205140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formula="of:=[$'2014'.$F$2]" office:value-type="float" office:value="780">
            <text:p>780</text:p>
          </table:table-cell>
          <table:table-cell table:formula="of:=[.A264]*[.B264]" office:value-type="float" office:value="205920">
            <text:p>205920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formula="of:=[$'2014'.$F$2]" office:value-type="float" office:value="780">
            <text:p>780</text:p>
          </table:table-cell>
          <table:table-cell table:formula="of:=[.A265]*[.B265]" office:value-type="float" office:value="206700">
            <text:p>206700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formula="of:=[$'2014'.$F$2]" office:value-type="float" office:value="780">
            <text:p>780</text:p>
          </table:table-cell>
          <table:table-cell table:formula="of:=[.A266]*[.B266]" office:value-type="float" office:value="207480">
            <text:p>207480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formula="of:=[$'2014'.$F$2]" office:value-type="float" office:value="780">
            <text:p>780</text:p>
          </table:table-cell>
          <table:table-cell table:formula="of:=[.A267]*[.B267]" office:value-type="float" office:value="208260">
            <text:p>208260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formula="of:=[$'2014'.$F$2]" office:value-type="float" office:value="780">
            <text:p>780</text:p>
          </table:table-cell>
          <table:table-cell table:formula="of:=[.A268]*[.B268]" office:value-type="float" office:value="209040">
            <text:p>209040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formula="of:=[$'2014'.$F$2]" office:value-type="float" office:value="780">
            <text:p>780</text:p>
          </table:table-cell>
          <table:table-cell table:formula="of:=[.A269]*[.B269]" office:value-type="float" office:value="209820">
            <text:p>209820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formula="of:=[$'2014'.$F$2]" office:value-type="float" office:value="780">
            <text:p>780</text:p>
          </table:table-cell>
          <table:table-cell table:formula="of:=[.A270]*[.B270]" office:value-type="float" office:value="210600">
            <text:p>210600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formula="of:=[$'2014'.$F$2]" office:value-type="float" office:value="780">
            <text:p>780</text:p>
          </table:table-cell>
          <table:table-cell table:formula="of:=[.A271]*[.B271]" office:value-type="float" office:value="211380">
            <text:p>211380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formula="of:=[$'2014'.$F$2]" office:value-type="float" office:value="780">
            <text:p>780</text:p>
          </table:table-cell>
          <table:table-cell table:formula="of:=[.A272]*[.B272]" office:value-type="float" office:value="212160">
            <text:p>212160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formula="of:=[$'2014'.$F$2]" office:value-type="float" office:value="780">
            <text:p>780</text:p>
          </table:table-cell>
          <table:table-cell table:formula="of:=[.A273]*[.B273]" office:value-type="float" office:value="212940">
            <text:p>212940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formula="of:=[$'2014'.$F$2]" office:value-type="float" office:value="780">
            <text:p>780</text:p>
          </table:table-cell>
          <table:table-cell table:formula="of:=[.A274]*[.B274]" office:value-type="float" office:value="213720">
            <text:p>213720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formula="of:=[$'2014'.$F$2]" office:value-type="float" office:value="780">
            <text:p>780</text:p>
          </table:table-cell>
          <table:table-cell table:formula="of:=[.A275]*[.B275]" office:value-type="float" office:value="214500">
            <text:p>214500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formula="of:=[$'2014'.$F$2]" office:value-type="float" office:value="780">
            <text:p>780</text:p>
          </table:table-cell>
          <table:table-cell table:formula="of:=[.A276]*[.B276]" office:value-type="float" office:value="215280">
            <text:p>215280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formula="of:=[$'2014'.$F$2]" office:value-type="float" office:value="780">
            <text:p>780</text:p>
          </table:table-cell>
          <table:table-cell table:formula="of:=[.A277]*[.B277]" office:value-type="float" office:value="216060">
            <text:p>216060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formula="of:=[$'2014'.$F$2]" office:value-type="float" office:value="780">
            <text:p>780</text:p>
          </table:table-cell>
          <table:table-cell table:formula="of:=[.A278]*[.B278]" office:value-type="float" office:value="216840">
            <text:p>216840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formula="of:=[$'2014'.$F$2]" office:value-type="float" office:value="780">
            <text:p>780</text:p>
          </table:table-cell>
          <table:table-cell table:formula="of:=[.A279]*[.B279]" office:value-type="float" office:value="217620">
            <text:p>217620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formula="of:=[$'2014'.$F$2]" office:value-type="float" office:value="780">
            <text:p>780</text:p>
          </table:table-cell>
          <table:table-cell table:formula="of:=[.A280]*[.B280]" office:value-type="float" office:value="218400">
            <text:p>218400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formula="of:=[$'2014'.$F$2]" office:value-type="float" office:value="780">
            <text:p>780</text:p>
          </table:table-cell>
          <table:table-cell table:formula="of:=[.A281]*[.B281]" office:value-type="float" office:value="219180">
            <text:p>219180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formula="of:=[$'2014'.$F$2]" office:value-type="float" office:value="780">
            <text:p>780</text:p>
          </table:table-cell>
          <table:table-cell table:formula="of:=[.A282]*[.B282]" office:value-type="float" office:value="219960">
            <text:p>219960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formula="of:=[$'2014'.$F$2]" office:value-type="float" office:value="780">
            <text:p>780</text:p>
          </table:table-cell>
          <table:table-cell table:formula="of:=[.A283]*[.B283]" office:value-type="float" office:value="220740">
            <text:p>220740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formula="of:=[$'2014'.$F$2]" office:value-type="float" office:value="780">
            <text:p>780</text:p>
          </table:table-cell>
          <table:table-cell table:formula="of:=[.A284]*[.B284]" office:value-type="float" office:value="221520">
            <text:p>221520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formula="of:=[$'2014'.$F$2]" office:value-type="float" office:value="780">
            <text:p>780</text:p>
          </table:table-cell>
          <table:table-cell table:formula="of:=[.A285]*[.B285]" office:value-type="float" office:value="222300">
            <text:p>222300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formula="of:=[$'2014'.$F$2]" office:value-type="float" office:value="780">
            <text:p>780</text:p>
          </table:table-cell>
          <table:table-cell table:formula="of:=[.A286]*[.B286]" office:value-type="float" office:value="223080">
            <text:p>223080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formula="of:=[$'2014'.$F$2]" office:value-type="float" office:value="780">
            <text:p>780</text:p>
          </table:table-cell>
          <table:table-cell table:formula="of:=[.A287]*[.B287]" office:value-type="float" office:value="223860">
            <text:p>223860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formula="of:=[$'2014'.$F$2]" office:value-type="float" office:value="780">
            <text:p>780</text:p>
          </table:table-cell>
          <table:table-cell table:formula="of:=[.A288]*[.B288]" office:value-type="float" office:value="224640">
            <text:p>224640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formula="of:=[$'2014'.$F$2]" office:value-type="float" office:value="780">
            <text:p>780</text:p>
          </table:table-cell>
          <table:table-cell table:formula="of:=[.A289]*[.B289]" office:value-type="float" office:value="225420">
            <text:p>225420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formula="of:=[$'2014'.$F$2]" office:value-type="float" office:value="780">
            <text:p>780</text:p>
          </table:table-cell>
          <table:table-cell table:formula="of:=[.A290]*[.B290]" office:value-type="float" office:value="226200">
            <text:p>226200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formula="of:=[$'2014'.$F$2]" office:value-type="float" office:value="780">
            <text:p>780</text:p>
          </table:table-cell>
          <table:table-cell table:formula="of:=[.A291]*[.B291]" office:value-type="float" office:value="226980">
            <text:p>226980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formula="of:=[$'2014'.$F$2]" office:value-type="float" office:value="780">
            <text:p>780</text:p>
          </table:table-cell>
          <table:table-cell table:formula="of:=[.A292]*[.B292]" office:value-type="float" office:value="227760">
            <text:p>227760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formula="of:=[$'2014'.$F$2]" office:value-type="float" office:value="780">
            <text:p>780</text:p>
          </table:table-cell>
          <table:table-cell table:formula="of:=[.A293]*[.B293]" office:value-type="float" office:value="228540">
            <text:p>228540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formula="of:=[$'2014'.$F$2]" office:value-type="float" office:value="780">
            <text:p>780</text:p>
          </table:table-cell>
          <table:table-cell table:formula="of:=[.A294]*[.B294]" office:value-type="float" office:value="229320">
            <text:p>229320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formula="of:=[$'2014'.$F$2]" office:value-type="float" office:value="780">
            <text:p>780</text:p>
          </table:table-cell>
          <table:table-cell table:formula="of:=[.A295]*[.B295]" office:value-type="float" office:value="230100">
            <text:p>230100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formula="of:=[$'2014'.$F$2]" office:value-type="float" office:value="780">
            <text:p>780</text:p>
          </table:table-cell>
          <table:table-cell table:formula="of:=[.A296]*[.B296]" office:value-type="float" office:value="230880">
            <text:p>230880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formula="of:=[$'2014'.$F$2]" office:value-type="float" office:value="780">
            <text:p>780</text:p>
          </table:table-cell>
          <table:table-cell table:formula="of:=[.A297]*[.B297]" office:value-type="float" office:value="231660">
            <text:p>231660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formula="of:=[$'2014'.$F$2]" office:value-type="float" office:value="780">
            <text:p>780</text:p>
          </table:table-cell>
          <table:table-cell table:formula="of:=[.A298]*[.B298]" office:value-type="float" office:value="232440">
            <text:p>232440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formula="of:=[$'2014'.$F$2]" office:value-type="float" office:value="780">
            <text:p>780</text:p>
          </table:table-cell>
          <table:table-cell table:formula="of:=[.A299]*[.B299]" office:value-type="float" office:value="233220">
            <text:p>233220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formula="of:=[$'2014'.$F$2]" office:value-type="float" office:value="780">
            <text:p>780</text:p>
          </table:table-cell>
          <table:table-cell table:formula="of:=[.A300]*[.B300]" office:value-type="float" office:value="234000">
            <text:p>234000</text:p>
          </table:table-cell>
          <table:table-cell table:number-columns-repeated="3"/>
        </table:table-row>
        <table:table-row table:style-name="ro2">
          <table:table-cell office:value-type="float" office:value="301">
            <text:p>301</text:p>
          </table:table-cell>
          <table:table-cell table:formula="of:=[$'2014'.$F$2]" office:value-type="float" office:value="780">
            <text:p>780</text:p>
          </table:table-cell>
          <table:table-cell table:formula="of:=[.A301]*[.B301]" office:value-type="float" office:value="234780">
            <text:p>234780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table:formula="of:=[$'2014'.$F$2]" office:value-type="float" office:value="780">
            <text:p>780</text:p>
          </table:table-cell>
          <table:table-cell table:formula="of:=[.A302]*[.B302]" office:value-type="float" office:value="235560">
            <text:p>235560</text:p>
          </table:table-cell>
          <table:table-cell table:number-columns-repeated="3"/>
        </table:table-row>
        <table:table-row table:style-name="ro2">
          <table:table-cell office:value-type="float" office:value="303">
            <text:p>303</text:p>
          </table:table-cell>
          <table:table-cell table:formula="of:=[$'2014'.$F$2]" office:value-type="float" office:value="780">
            <text:p>780</text:p>
          </table:table-cell>
          <table:table-cell table:formula="of:=[.A303]*[.B303]" office:value-type="float" office:value="236340">
            <text:p>236340</text:p>
          </table:table-cell>
          <table:table-cell table:number-columns-repeated="3"/>
        </table:table-row>
        <table:table-row table:style-name="ro2">
          <table:table-cell office:value-type="float" office:value="304">
            <text:p>304</text:p>
          </table:table-cell>
          <table:table-cell table:formula="of:=[$'2014'.$F$2]" office:value-type="float" office:value="780">
            <text:p>780</text:p>
          </table:table-cell>
          <table:table-cell table:formula="of:=[.A304]*[.B304]" office:value-type="float" office:value="237120">
            <text:p>237120</text:p>
          </table:table-cell>
          <table:table-cell table:number-columns-repeated="3"/>
        </table:table-row>
        <table:table-row table:style-name="ro2">
          <table:table-cell office:value-type="float" office:value="305">
            <text:p>305</text:p>
          </table:table-cell>
          <table:table-cell table:formula="of:=[$'2014'.$F$2]" office:value-type="float" office:value="780">
            <text:p>780</text:p>
          </table:table-cell>
          <table:table-cell table:formula="of:=[.A305]*[.B305]" office:value-type="float" office:value="237900">
            <text:p>237900</text:p>
          </table:table-cell>
          <table:table-cell table:number-columns-repeated="3"/>
        </table:table-row>
        <table:table-row table:style-name="ro2">
          <table:table-cell office:value-type="float" office:value="306">
            <text:p>306</text:p>
          </table:table-cell>
          <table:table-cell table:formula="of:=[$'2014'.$F$2]" office:value-type="float" office:value="780">
            <text:p>780</text:p>
          </table:table-cell>
          <table:table-cell table:formula="of:=[.A306]*[.B306]" office:value-type="float" office:value="238680">
            <text:p>238680</text:p>
          </table:table-cell>
          <table:table-cell table:number-columns-repeated="3"/>
        </table:table-row>
        <table:table-row table:style-name="ro2">
          <table:table-cell office:value-type="float" office:value="307">
            <text:p>307</text:p>
          </table:table-cell>
          <table:table-cell table:formula="of:=[$'2014'.$F$2]" office:value-type="float" office:value="780">
            <text:p>780</text:p>
          </table:table-cell>
          <table:table-cell table:formula="of:=[.A307]*[.B307]" office:value-type="float" office:value="239460">
            <text:p>239460</text:p>
          </table:table-cell>
          <table:table-cell table:number-columns-repeated="3"/>
        </table:table-row>
        <table:table-row table:style-name="ro2">
          <table:table-cell office:value-type="float" office:value="308">
            <text:p>308</text:p>
          </table:table-cell>
          <table:table-cell table:formula="of:=[$'2014'.$F$2]" office:value-type="float" office:value="780">
            <text:p>780</text:p>
          </table:table-cell>
          <table:table-cell table:formula="of:=[.A308]*[.B308]" office:value-type="float" office:value="240240">
            <text:p>240240</text:p>
          </table:table-cell>
          <table:table-cell table:number-columns-repeated="3"/>
        </table:table-row>
        <table:table-row table:style-name="ro2">
          <table:table-cell office:value-type="float" office:value="309">
            <text:p>309</text:p>
          </table:table-cell>
          <table:table-cell table:formula="of:=[$'2014'.$F$2]" office:value-type="float" office:value="780">
            <text:p>780</text:p>
          </table:table-cell>
          <table:table-cell table:formula="of:=[.A309]*[.B309]" office:value-type="float" office:value="241020">
            <text:p>241020</text:p>
          </table:table-cell>
          <table:table-cell table:number-columns-repeated="3"/>
        </table:table-row>
        <table:table-row table:style-name="ro2">
          <table:table-cell office:value-type="float" office:value="310">
            <text:p>310</text:p>
          </table:table-cell>
          <table:table-cell table:formula="of:=[$'2014'.$F$2]" office:value-type="float" office:value="780">
            <text:p>780</text:p>
          </table:table-cell>
          <table:table-cell table:formula="of:=[.A310]*[.B310]" office:value-type="float" office:value="241800">
            <text:p>241800</text:p>
          </table:table-cell>
          <table:table-cell table:number-columns-repeated="3"/>
        </table:table-row>
        <table:table-row table:style-name="ro2">
          <table:table-cell office:value-type="float" office:value="311">
            <text:p>311</text:p>
          </table:table-cell>
          <table:table-cell table:formula="of:=[$'2014'.$F$2]" office:value-type="float" office:value="780">
            <text:p>780</text:p>
          </table:table-cell>
          <table:table-cell table:formula="of:=[.A311]*[.B311]" office:value-type="float" office:value="242580">
            <text:p>242580</text:p>
          </table:table-cell>
          <table:table-cell table:number-columns-repeated="3"/>
        </table:table-row>
        <table:table-row table:style-name="ro2">
          <table:table-cell office:value-type="float" office:value="312">
            <text:p>312</text:p>
          </table:table-cell>
          <table:table-cell table:formula="of:=[$'2014'.$F$2]" office:value-type="float" office:value="780">
            <text:p>780</text:p>
          </table:table-cell>
          <table:table-cell table:formula="of:=[.A312]*[.B312]" office:value-type="float" office:value="243360">
            <text:p>243360</text:p>
          </table:table-cell>
          <table:table-cell table:number-columns-repeated="3"/>
        </table:table-row>
        <table:table-row table:style-name="ro2">
          <table:table-cell office:value-type="float" office:value="313">
            <text:p>313</text:p>
          </table:table-cell>
          <table:table-cell table:formula="of:=[$'2014'.$F$2]" office:value-type="float" office:value="780">
            <text:p>780</text:p>
          </table:table-cell>
          <table:table-cell table:formula="of:=[.A313]*[.B313]" office:value-type="float" office:value="244140">
            <text:p>244140</text:p>
          </table:table-cell>
          <table:table-cell table:number-columns-repeated="3"/>
        </table:table-row>
        <table:table-row table:style-name="ro2">
          <table:table-cell office:value-type="float" office:value="314">
            <text:p>314</text:p>
          </table:table-cell>
          <table:table-cell table:formula="of:=[$'2014'.$F$2]" office:value-type="float" office:value="780">
            <text:p>780</text:p>
          </table:table-cell>
          <table:table-cell table:formula="of:=[.A314]*[.B314]" office:value-type="float" office:value="244920">
            <text:p>244920</text:p>
          </table:table-cell>
          <table:table-cell table:number-columns-repeated="3"/>
        </table:table-row>
        <table:table-row table:style-name="ro2">
          <table:table-cell office:value-type="float" office:value="315">
            <text:p>315</text:p>
          </table:table-cell>
          <table:table-cell table:formula="of:=[$'2014'.$F$2]" office:value-type="float" office:value="780">
            <text:p>780</text:p>
          </table:table-cell>
          <table:table-cell table:formula="of:=[.A315]*[.B315]" office:value-type="float" office:value="245700">
            <text:p>245700</text:p>
          </table:table-cell>
          <table:table-cell table:number-columns-repeated="3"/>
        </table:table-row>
        <table:table-row table:style-name="ro2">
          <table:table-cell office:value-type="float" office:value="316">
            <text:p>316</text:p>
          </table:table-cell>
          <table:table-cell table:formula="of:=[$'2014'.$F$2]" office:value-type="float" office:value="780">
            <text:p>780</text:p>
          </table:table-cell>
          <table:table-cell table:formula="of:=[.A316]*[.B316]" office:value-type="float" office:value="246480">
            <text:p>246480</text:p>
          </table:table-cell>
          <table:table-cell table:number-columns-repeated="3"/>
        </table:table-row>
        <table:table-row table:style-name="ro2">
          <table:table-cell office:value-type="float" office:value="317">
            <text:p>317</text:p>
          </table:table-cell>
          <table:table-cell table:formula="of:=[$'2014'.$F$2]" office:value-type="float" office:value="780">
            <text:p>780</text:p>
          </table:table-cell>
          <table:table-cell table:formula="of:=[.A317]*[.B317]" office:value-type="float" office:value="247260">
            <text:p>247260</text:p>
          </table:table-cell>
          <table:table-cell table:number-columns-repeated="3"/>
        </table:table-row>
        <table:table-row table:style-name="ro2">
          <table:table-cell office:value-type="float" office:value="318">
            <text:p>318</text:p>
          </table:table-cell>
          <table:table-cell table:formula="of:=[$'2014'.$F$2]" office:value-type="float" office:value="780">
            <text:p>780</text:p>
          </table:table-cell>
          <table:table-cell table:formula="of:=[.A318]*[.B318]" office:value-type="float" office:value="248040">
            <text:p>248040</text:p>
          </table:table-cell>
          <table:table-cell table:number-columns-repeated="3"/>
        </table:table-row>
        <table:table-row table:style-name="ro2">
          <table:table-cell office:value-type="float" office:value="319">
            <text:p>319</text:p>
          </table:table-cell>
          <table:table-cell table:formula="of:=[$'2014'.$F$2]" office:value-type="float" office:value="780">
            <text:p>780</text:p>
          </table:table-cell>
          <table:table-cell table:formula="of:=[.A319]*[.B319]" office:value-type="float" office:value="248820">
            <text:p>248820</text:p>
          </table:table-cell>
          <table:table-cell table:number-columns-repeated="3"/>
        </table:table-row>
        <table:table-row table:style-name="ro2">
          <table:table-cell office:value-type="float" office:value="320">
            <text:p>320</text:p>
          </table:table-cell>
          <table:table-cell table:formula="of:=[$'2014'.$F$2]" office:value-type="float" office:value="780">
            <text:p>780</text:p>
          </table:table-cell>
          <table:table-cell table:formula="of:=[.A320]*[.B320]" office:value-type="float" office:value="249600">
            <text:p>249600</text:p>
          </table:table-cell>
          <table:table-cell table:number-columns-repeated="3"/>
        </table:table-row>
        <table:table-row table:style-name="ro2">
          <table:table-cell office:value-type="float" office:value="321">
            <text:p>321</text:p>
          </table:table-cell>
          <table:table-cell table:formula="of:=[$'2014'.$F$2]" office:value-type="float" office:value="780">
            <text:p>780</text:p>
          </table:table-cell>
          <table:table-cell table:formula="of:=[.A321]*[.B321]" office:value-type="float" office:value="250380">
            <text:p>250380</text:p>
          </table:table-cell>
          <table:table-cell table:number-columns-repeated="3"/>
        </table:table-row>
        <table:table-row table:style-name="ro2">
          <table:table-cell office:value-type="float" office:value="322">
            <text:p>322</text:p>
          </table:table-cell>
          <table:table-cell table:formula="of:=[$'2014'.$F$2]" office:value-type="float" office:value="780">
            <text:p>780</text:p>
          </table:table-cell>
          <table:table-cell table:formula="of:=[.A322]*[.B322]" office:value-type="float" office:value="251160">
            <text:p>251160</text:p>
          </table:table-cell>
          <table:table-cell table:number-columns-repeated="3"/>
        </table:table-row>
        <table:table-row table:style-name="ro2">
          <table:table-cell office:value-type="float" office:value="323">
            <text:p>323</text:p>
          </table:table-cell>
          <table:table-cell table:formula="of:=[$'2014'.$F$2]" office:value-type="float" office:value="780">
            <text:p>780</text:p>
          </table:table-cell>
          <table:table-cell table:formula="of:=[.A323]*[.B323]" office:value-type="float" office:value="251940">
            <text:p>251940</text:p>
          </table:table-cell>
          <table:table-cell table:number-columns-repeated="3"/>
        </table:table-row>
        <table:table-row table:style-name="ro2">
          <table:table-cell office:value-type="float" office:value="324">
            <text:p>324</text:p>
          </table:table-cell>
          <table:table-cell table:formula="of:=[$'2014'.$F$2]" office:value-type="float" office:value="780">
            <text:p>780</text:p>
          </table:table-cell>
          <table:table-cell table:formula="of:=[.A324]*[.B324]" office:value-type="float" office:value="252720">
            <text:p>252720</text:p>
          </table:table-cell>
          <table:table-cell table:number-columns-repeated="3"/>
        </table:table-row>
        <table:table-row table:style-name="ro2">
          <table:table-cell office:value-type="float" office:value="325">
            <text:p>325</text:p>
          </table:table-cell>
          <table:table-cell table:formula="of:=[$'2014'.$F$2]" office:value-type="float" office:value="780">
            <text:p>780</text:p>
          </table:table-cell>
          <table:table-cell table:formula="of:=[.A325]*[.B325]" office:value-type="float" office:value="253500">
            <text:p>253500</text:p>
          </table:table-cell>
          <table:table-cell table:number-columns-repeated="3"/>
        </table:table-row>
        <table:table-row table:style-name="ro2">
          <table:table-cell office:value-type="float" office:value="326">
            <text:p>326</text:p>
          </table:table-cell>
          <table:table-cell table:formula="of:=[$'2014'.$F$2]" office:value-type="float" office:value="780">
            <text:p>780</text:p>
          </table:table-cell>
          <table:table-cell table:formula="of:=[.A326]*[.B326]" office:value-type="float" office:value="254280">
            <text:p>254280</text:p>
          </table:table-cell>
          <table:table-cell table:number-columns-repeated="3"/>
        </table:table-row>
        <table:table-row table:style-name="ro2">
          <table:table-cell office:value-type="float" office:value="327">
            <text:p>327</text:p>
          </table:table-cell>
          <table:table-cell table:formula="of:=[$'2014'.$F$2]" office:value-type="float" office:value="780">
            <text:p>780</text:p>
          </table:table-cell>
          <table:table-cell table:formula="of:=[.A327]*[.B327]" office:value-type="float" office:value="255060">
            <text:p>255060</text:p>
          </table:table-cell>
          <table:table-cell table:number-columns-repeated="3"/>
        </table:table-row>
        <table:table-row table:style-name="ro2">
          <table:table-cell office:value-type="float" office:value="328">
            <text:p>328</text:p>
          </table:table-cell>
          <table:table-cell table:formula="of:=[$'2014'.$F$2]" office:value-type="float" office:value="780">
            <text:p>780</text:p>
          </table:table-cell>
          <table:table-cell table:formula="of:=[.A328]*[.B328]" office:value-type="float" office:value="255840">
            <text:p>255840</text:p>
          </table:table-cell>
          <table:table-cell table:number-columns-repeated="3"/>
        </table:table-row>
        <table:table-row table:style-name="ro2">
          <table:table-cell office:value-type="float" office:value="329">
            <text:p>329</text:p>
          </table:table-cell>
          <table:table-cell table:formula="of:=[$'2014'.$F$2]" office:value-type="float" office:value="780">
            <text:p>780</text:p>
          </table:table-cell>
          <table:table-cell table:formula="of:=[.A329]*[.B329]" office:value-type="float" office:value="256620">
            <text:p>256620</text:p>
          </table:table-cell>
          <table:table-cell table:number-columns-repeated="3"/>
        </table:table-row>
        <table:table-row table:style-name="ro2">
          <table:table-cell office:value-type="float" office:value="330">
            <text:p>330</text:p>
          </table:table-cell>
          <table:table-cell table:formula="of:=[$'2014'.$F$2]" office:value-type="float" office:value="780">
            <text:p>780</text:p>
          </table:table-cell>
          <table:table-cell table:formula="of:=[.A330]*[.B330]" office:value-type="float" office:value="257400">
            <text:p>257400</text:p>
          </table:table-cell>
          <table:table-cell table:number-columns-repeated="3"/>
        </table:table-row>
        <table:table-row table:style-name="ro2">
          <table:table-cell office:value-type="float" office:value="331">
            <text:p>331</text:p>
          </table:table-cell>
          <table:table-cell table:formula="of:=[$'2014'.$F$2]" office:value-type="float" office:value="780">
            <text:p>780</text:p>
          </table:table-cell>
          <table:table-cell table:formula="of:=[.A331]*[.B331]" office:value-type="float" office:value="258180">
            <text:p>258180</text:p>
          </table:table-cell>
          <table:table-cell table:number-columns-repeated="3"/>
        </table:table-row>
        <table:table-row table:style-name="ro2">
          <table:table-cell office:value-type="float" office:value="332">
            <text:p>332</text:p>
          </table:table-cell>
          <table:table-cell table:formula="of:=[$'2014'.$F$2]" office:value-type="float" office:value="780">
            <text:p>780</text:p>
          </table:table-cell>
          <table:table-cell table:formula="of:=[.A332]*[.B332]" office:value-type="float" office:value="258960">
            <text:p>258960</text:p>
          </table:table-cell>
          <table:table-cell table:number-columns-repeated="3"/>
        </table:table-row>
        <table:table-row table:style-name="ro2">
          <table:table-cell office:value-type="float" office:value="333">
            <text:p>333</text:p>
          </table:table-cell>
          <table:table-cell table:formula="of:=[$'2014'.$F$2]" office:value-type="float" office:value="780">
            <text:p>780</text:p>
          </table:table-cell>
          <table:table-cell table:formula="of:=[.A333]*[.B333]" office:value-type="float" office:value="259740">
            <text:p>259740</text:p>
          </table:table-cell>
          <table:table-cell table:number-columns-repeated="3"/>
        </table:table-row>
        <table:table-row table:style-name="ro2">
          <table:table-cell office:value-type="float" office:value="334">
            <text:p>334</text:p>
          </table:table-cell>
          <table:table-cell table:formula="of:=[$'2014'.$F$2]" office:value-type="float" office:value="780">
            <text:p>780</text:p>
          </table:table-cell>
          <table:table-cell table:formula="of:=[.A334]*[.B334]" office:value-type="float" office:value="260520">
            <text:p>260520</text:p>
          </table:table-cell>
          <table:table-cell table:number-columns-repeated="3"/>
        </table:table-row>
        <table:table-row table:style-name="ro2">
          <table:table-cell office:value-type="float" office:value="335">
            <text:p>335</text:p>
          </table:table-cell>
          <table:table-cell table:formula="of:=[$'2014'.$F$2]" office:value-type="float" office:value="780">
            <text:p>780</text:p>
          </table:table-cell>
          <table:table-cell table:formula="of:=[.A335]*[.B335]" office:value-type="float" office:value="261300">
            <text:p>261300</text:p>
          </table:table-cell>
          <table:table-cell table:number-columns-repeated="3"/>
        </table:table-row>
        <table:table-row table:style-name="ro2">
          <table:table-cell office:value-type="float" office:value="336">
            <text:p>336</text:p>
          </table:table-cell>
          <table:table-cell table:formula="of:=[$'2014'.$F$2]" office:value-type="float" office:value="780">
            <text:p>780</text:p>
          </table:table-cell>
          <table:table-cell table:formula="of:=[.A336]*[.B336]" office:value-type="float" office:value="262080">
            <text:p>262080</text:p>
          </table:table-cell>
          <table:table-cell table:number-columns-repeated="3"/>
        </table:table-row>
        <table:table-row table:style-name="ro2">
          <table:table-cell office:value-type="float" office:value="337">
            <text:p>337</text:p>
          </table:table-cell>
          <table:table-cell table:formula="of:=[$'2014'.$F$2]" office:value-type="float" office:value="780">
            <text:p>780</text:p>
          </table:table-cell>
          <table:table-cell table:formula="of:=[.A337]*[.B337]" office:value-type="float" office:value="262860">
            <text:p>262860</text:p>
          </table:table-cell>
          <table:table-cell table:number-columns-repeated="3"/>
        </table:table-row>
        <table:table-row table:style-name="ro2">
          <table:table-cell office:value-type="float" office:value="338">
            <text:p>338</text:p>
          </table:table-cell>
          <table:table-cell table:formula="of:=[$'2014'.$F$2]" office:value-type="float" office:value="780">
            <text:p>780</text:p>
          </table:table-cell>
          <table:table-cell table:formula="of:=[.A338]*[.B338]" office:value-type="float" office:value="263640">
            <text:p>263640</text:p>
          </table:table-cell>
          <table:table-cell table:number-columns-repeated="3"/>
        </table:table-row>
        <table:table-row table:style-name="ro2">
          <table:table-cell office:value-type="float" office:value="339">
            <text:p>339</text:p>
          </table:table-cell>
          <table:table-cell table:formula="of:=[$'2014'.$F$2]" office:value-type="float" office:value="780">
            <text:p>780</text:p>
          </table:table-cell>
          <table:table-cell table:formula="of:=[.A339]*[.B339]" office:value-type="float" office:value="264420">
            <text:p>264420</text:p>
          </table:table-cell>
          <table:table-cell table:number-columns-repeated="3"/>
        </table:table-row>
        <table:table-row table:style-name="ro2">
          <table:table-cell office:value-type="float" office:value="340">
            <text:p>340</text:p>
          </table:table-cell>
          <table:table-cell table:formula="of:=[$'2014'.$F$2]" office:value-type="float" office:value="780">
            <text:p>780</text:p>
          </table:table-cell>
          <table:table-cell table:formula="of:=[.A340]*[.B340]" office:value-type="float" office:value="265200">
            <text:p>265200</text:p>
          </table:table-cell>
          <table:table-cell table:number-columns-repeated="3"/>
        </table:table-row>
        <table:table-row table:style-name="ro2">
          <table:table-cell office:value-type="float" office:value="341">
            <text:p>341</text:p>
          </table:table-cell>
          <table:table-cell table:formula="of:=[$'2014'.$F$2]" office:value-type="float" office:value="780">
            <text:p>780</text:p>
          </table:table-cell>
          <table:table-cell table:formula="of:=[.A341]*[.B341]" office:value-type="float" office:value="265980">
            <text:p>265980</text:p>
          </table:table-cell>
          <table:table-cell table:number-columns-repeated="3"/>
        </table:table-row>
        <table:table-row table:style-name="ro2">
          <table:table-cell office:value-type="float" office:value="342">
            <text:p>342</text:p>
          </table:table-cell>
          <table:table-cell table:formula="of:=[$'2014'.$F$2]" office:value-type="float" office:value="780">
            <text:p>780</text:p>
          </table:table-cell>
          <table:table-cell table:formula="of:=[.A342]*[.B342]" office:value-type="float" office:value="266760">
            <text:p>266760</text:p>
          </table:table-cell>
          <table:table-cell table:number-columns-repeated="3"/>
        </table:table-row>
        <table:table-row table:style-name="ro2">
          <table:table-cell office:value-type="float" office:value="343">
            <text:p>343</text:p>
          </table:table-cell>
          <table:table-cell table:formula="of:=[$'2014'.$F$2]" office:value-type="float" office:value="780">
            <text:p>780</text:p>
          </table:table-cell>
          <table:table-cell table:formula="of:=[.A343]*[.B343]" office:value-type="float" office:value="267540">
            <text:p>267540</text:p>
          </table:table-cell>
          <table:table-cell table:number-columns-repeated="3"/>
        </table:table-row>
        <table:table-row table:style-name="ro2">
          <table:table-cell office:value-type="float" office:value="344">
            <text:p>344</text:p>
          </table:table-cell>
          <table:table-cell table:formula="of:=[$'2014'.$F$2]" office:value-type="float" office:value="780">
            <text:p>780</text:p>
          </table:table-cell>
          <table:table-cell table:formula="of:=[.A344]*[.B344]" office:value-type="float" office:value="268320">
            <text:p>268320</text:p>
          </table:table-cell>
          <table:table-cell table:number-columns-repeated="3"/>
        </table:table-row>
        <table:table-row table:style-name="ro2">
          <table:table-cell office:value-type="float" office:value="345">
            <text:p>345</text:p>
          </table:table-cell>
          <table:table-cell table:formula="of:=[$'2014'.$F$2]" office:value-type="float" office:value="780">
            <text:p>780</text:p>
          </table:table-cell>
          <table:table-cell table:formula="of:=[.A345]*[.B345]" office:value-type="float" office:value="269100">
            <text:p>269100</text:p>
          </table:table-cell>
          <table:table-cell table:number-columns-repeated="3"/>
        </table:table-row>
        <table:table-row table:style-name="ro2">
          <table:table-cell office:value-type="float" office:value="346">
            <text:p>346</text:p>
          </table:table-cell>
          <table:table-cell table:formula="of:=[$'2014'.$F$2]" office:value-type="float" office:value="780">
            <text:p>780</text:p>
          </table:table-cell>
          <table:table-cell table:formula="of:=[.A346]*[.B346]" office:value-type="float" office:value="269880">
            <text:p>269880</text:p>
          </table:table-cell>
          <table:table-cell table:number-columns-repeated="3"/>
        </table:table-row>
        <table:table-row table:style-name="ro2">
          <table:table-cell office:value-type="float" office:value="347">
            <text:p>347</text:p>
          </table:table-cell>
          <table:table-cell table:formula="of:=[$'2014'.$F$2]" office:value-type="float" office:value="780">
            <text:p>780</text:p>
          </table:table-cell>
          <table:table-cell table:formula="of:=[.A347]*[.B347]" office:value-type="float" office:value="270660">
            <text:p>270660</text:p>
          </table:table-cell>
          <table:table-cell table:number-columns-repeated="3"/>
        </table:table-row>
        <table:table-row table:style-name="ro2">
          <table:table-cell office:value-type="float" office:value="348">
            <text:p>348</text:p>
          </table:table-cell>
          <table:table-cell table:formula="of:=[$'2014'.$F$2]" office:value-type="float" office:value="780">
            <text:p>780</text:p>
          </table:table-cell>
          <table:table-cell table:formula="of:=[.A348]*[.B348]" office:value-type="float" office:value="271440">
            <text:p>271440</text:p>
          </table:table-cell>
          <table:table-cell table:number-columns-repeated="3"/>
        </table:table-row>
        <table:table-row table:style-name="ro2">
          <table:table-cell office:value-type="float" office:value="349">
            <text:p>349</text:p>
          </table:table-cell>
          <table:table-cell table:formula="of:=[$'2014'.$F$2]" office:value-type="float" office:value="780">
            <text:p>780</text:p>
          </table:table-cell>
          <table:table-cell table:formula="of:=[.A349]*[.B349]" office:value-type="float" office:value="272220">
            <text:p>272220</text:p>
          </table:table-cell>
          <table:table-cell table:number-columns-repeated="3"/>
        </table:table-row>
        <table:table-row table:style-name="ro2">
          <table:table-cell office:value-type="float" office:value="350">
            <text:p>350</text:p>
          </table:table-cell>
          <table:table-cell table:formula="of:=[$'2014'.$F$2]" office:value-type="float" office:value="780">
            <text:p>780</text:p>
          </table:table-cell>
          <table:table-cell table:formula="of:=[.A350]*[.B350]" office:value-type="float" office:value="273000">
            <text:p>273000</text:p>
          </table:table-cell>
          <table:table-cell table:number-columns-repeated="3"/>
        </table:table-row>
        <table:table-row table:style-name="ro2">
          <table:table-cell office:value-type="float" office:value="351">
            <text:p>351</text:p>
          </table:table-cell>
          <table:table-cell table:formula="of:=[$'2014'.$F$2]" office:value-type="float" office:value="780">
            <text:p>780</text:p>
          </table:table-cell>
          <table:table-cell table:formula="of:=[.A351]*[.B351]" office:value-type="float" office:value="273780">
            <text:p>273780</text:p>
          </table:table-cell>
          <table:table-cell table:number-columns-repeated="3"/>
        </table:table-row>
        <table:table-row table:style-name="ro2">
          <table:table-cell office:value-type="float" office:value="352">
            <text:p>352</text:p>
          </table:table-cell>
          <table:table-cell table:formula="of:=[$'2014'.$F$2]" office:value-type="float" office:value="780">
            <text:p>780</text:p>
          </table:table-cell>
          <table:table-cell table:formula="of:=[.A352]*[.B352]" office:value-type="float" office:value="274560">
            <text:p>274560</text:p>
          </table:table-cell>
          <table:table-cell table:number-columns-repeated="3"/>
        </table:table-row>
        <table:table-row table:style-name="ro2">
          <table:table-cell office:value-type="float" office:value="353">
            <text:p>353</text:p>
          </table:table-cell>
          <table:table-cell table:formula="of:=[$'2014'.$F$2]" office:value-type="float" office:value="780">
            <text:p>780</text:p>
          </table:table-cell>
          <table:table-cell table:formula="of:=[.A353]*[.B353]" office:value-type="float" office:value="275340">
            <text:p>275340</text:p>
          </table:table-cell>
          <table:table-cell table:number-columns-repeated="3"/>
        </table:table-row>
        <table:table-row table:style-name="ro2">
          <table:table-cell office:value-type="float" office:value="354">
            <text:p>354</text:p>
          </table:table-cell>
          <table:table-cell table:formula="of:=[$'2014'.$F$2]" office:value-type="float" office:value="780">
            <text:p>780</text:p>
          </table:table-cell>
          <table:table-cell table:formula="of:=[.A354]*[.B354]" office:value-type="float" office:value="276120">
            <text:p>276120</text:p>
          </table:table-cell>
          <table:table-cell table:number-columns-repeated="3"/>
        </table:table-row>
        <table:table-row table:style-name="ro2">
          <table:table-cell office:value-type="float" office:value="355">
            <text:p>355</text:p>
          </table:table-cell>
          <table:table-cell table:formula="of:=[$'2014'.$F$2]" office:value-type="float" office:value="780">
            <text:p>780</text:p>
          </table:table-cell>
          <table:table-cell table:formula="of:=[.A355]*[.B355]" office:value-type="float" office:value="276900">
            <text:p>276900</text:p>
          </table:table-cell>
          <table:table-cell table:number-columns-repeated="3"/>
        </table:table-row>
        <table:table-row table:style-name="ro2">
          <table:table-cell office:value-type="float" office:value="356">
            <text:p>356</text:p>
          </table:table-cell>
          <table:table-cell table:formula="of:=[$'2014'.$F$2]" office:value-type="float" office:value="780">
            <text:p>780</text:p>
          </table:table-cell>
          <table:table-cell table:formula="of:=[.A356]*[.B356]" office:value-type="float" office:value="277680">
            <text:p>277680</text:p>
          </table:table-cell>
          <table:table-cell table:number-columns-repeated="3"/>
        </table:table-row>
        <table:table-row table:style-name="ro2">
          <table:table-cell office:value-type="float" office:value="357">
            <text:p>357</text:p>
          </table:table-cell>
          <table:table-cell table:formula="of:=[$'2014'.$F$2]" office:value-type="float" office:value="780">
            <text:p>780</text:p>
          </table:table-cell>
          <table:table-cell table:formula="of:=[.A357]*[.B357]" office:value-type="float" office:value="278460">
            <text:p>278460</text:p>
          </table:table-cell>
          <table:table-cell table:number-columns-repeated="3"/>
        </table:table-row>
        <table:table-row table:style-name="ro2">
          <table:table-cell office:value-type="float" office:value="358">
            <text:p>358</text:p>
          </table:table-cell>
          <table:table-cell table:formula="of:=[$'2014'.$F$2]" office:value-type="float" office:value="780">
            <text:p>780</text:p>
          </table:table-cell>
          <table:table-cell table:formula="of:=[.A358]*[.B358]" office:value-type="float" office:value="279240">
            <text:p>279240</text:p>
          </table:table-cell>
          <table:table-cell table:number-columns-repeated="3"/>
        </table:table-row>
        <table:table-row table:style-name="ro2">
          <table:table-cell office:value-type="float" office:value="359">
            <text:p>359</text:p>
          </table:table-cell>
          <table:table-cell table:formula="of:=[$'2014'.$F$2]" office:value-type="float" office:value="780">
            <text:p>780</text:p>
          </table:table-cell>
          <table:table-cell table:formula="of:=[.A359]*[.B359]" office:value-type="float" office:value="280020">
            <text:p>280020</text:p>
          </table:table-cell>
          <table:table-cell table:number-columns-repeated="3"/>
        </table:table-row>
        <table:table-row table:style-name="ro2">
          <table:table-cell office:value-type="float" office:value="360">
            <text:p>360</text:p>
          </table:table-cell>
          <table:table-cell table:formula="of:=[$'2014'.$F$2]" office:value-type="float" office:value="780">
            <text:p>780</text:p>
          </table:table-cell>
          <table:table-cell table:formula="of:=[.A360]*[.B360]" office:value-type="float" office:value="280800">
            <text:p>280800</text:p>
          </table:table-cell>
          <table:table-cell table:number-columns-repeated="3"/>
        </table:table-row>
        <table:table-row table:style-name="ro2">
          <table:table-cell office:value-type="float" office:value="361">
            <text:p>361</text:p>
          </table:table-cell>
          <table:table-cell table:formula="of:=[$'2014'.$F$2]" office:value-type="float" office:value="780">
            <text:p>780</text:p>
          </table:table-cell>
          <table:table-cell table:formula="of:=[.A361]*[.B361]" office:value-type="float" office:value="281580">
            <text:p>281580</text:p>
          </table:table-cell>
          <table:table-cell table:number-columns-repeated="3"/>
        </table:table-row>
        <table:table-row table:style-name="ro2">
          <table:table-cell office:value-type="float" office:value="362">
            <text:p>362</text:p>
          </table:table-cell>
          <table:table-cell table:formula="of:=[$'2014'.$F$2]" office:value-type="float" office:value="780">
            <text:p>780</text:p>
          </table:table-cell>
          <table:table-cell table:formula="of:=[.A362]*[.B362]" office:value-type="float" office:value="282360">
            <text:p>282360</text:p>
          </table:table-cell>
          <table:table-cell table:number-columns-repeated="3"/>
        </table:table-row>
        <table:table-row table:style-name="ro2">
          <table:table-cell office:value-type="float" office:value="363">
            <text:p>363</text:p>
          </table:table-cell>
          <table:table-cell table:formula="of:=[$'2014'.$F$2]" office:value-type="float" office:value="780">
            <text:p>780</text:p>
          </table:table-cell>
          <table:table-cell table:formula="of:=[.A363]*[.B363]" office:value-type="float" office:value="283140">
            <text:p>283140</text:p>
          </table:table-cell>
          <table:table-cell table:number-columns-repeated="3"/>
        </table:table-row>
        <table:table-row table:style-name="ro2">
          <table:table-cell office:value-type="float" office:value="364">
            <text:p>364</text:p>
          </table:table-cell>
          <table:table-cell table:formula="of:=[$'2014'.$F$2]" office:value-type="float" office:value="780">
            <text:p>780</text:p>
          </table:table-cell>
          <table:table-cell table:formula="of:=[.A364]*[.B364]" office:value-type="float" office:value="283920">
            <text:p>283920</text:p>
          </table:table-cell>
          <table:table-cell table:number-columns-repeated="3"/>
        </table:table-row>
        <table:table-row table:style-name="ro2">
          <table:table-cell office:value-type="float" office:value="365">
            <text:p>365</text:p>
          </table:table-cell>
          <table:table-cell table:formula="of:=[$'2014'.$F$2]" office:value-type="float" office:value="780">
            <text:p>780</text:p>
          </table:table-cell>
          <table:table-cell table:formula="of:=[.A365]*[.B365]" office:value-type="float" office:value="284700">
            <text:p>284700</text:p>
          </table:table-cell>
          <table:table-cell table:number-columns-repeated="3"/>
        </table:table-row>
        <table:table-row table:style-name="ro2">
          <table:table-cell office:value-type="float" office:value="366">
            <text:p>366</text:p>
          </table:table-cell>
          <table:table-cell table:formula="of:=[$'2014'.$F$2]" office:value-type="float" office:value="780">
            <text:p>780</text:p>
          </table:table-cell>
          <table:table-cell table:formula="of:=[.A366]*[.B366]" office:value-type="float" office:value="285480">
            <text:p>285480</text:p>
          </table:table-cell>
          <table:table-cell table:number-columns-repeated="3"/>
        </table:table-row>
        <table:table-row table:style-name="ro2">
          <table:table-cell office:value-type="float" office:value="367">
            <text:p>367</text:p>
          </table:table-cell>
          <table:table-cell table:formula="of:=[$'2014'.$F$2]" office:value-type="float" office:value="780">
            <text:p>780</text:p>
          </table:table-cell>
          <table:table-cell table:formula="of:=[.A367]*[.B367]" office:value-type="float" office:value="286260">
            <text:p>286260</text:p>
          </table:table-cell>
          <table:table-cell table:number-columns-repeated="3"/>
        </table:table-row>
        <table:table-row table:style-name="ro2">
          <table:table-cell office:value-type="float" office:value="368">
            <text:p>368</text:p>
          </table:table-cell>
          <table:table-cell table:formula="of:=[$'2014'.$F$2]" office:value-type="float" office:value="780">
            <text:p>780</text:p>
          </table:table-cell>
          <table:table-cell table:formula="of:=[.A368]*[.B368]" office:value-type="float" office:value="287040">
            <text:p>287040</text:p>
          </table:table-cell>
          <table:table-cell table:number-columns-repeated="3"/>
        </table:table-row>
        <table:table-row table:style-name="ro2">
          <table:table-cell office:value-type="float" office:value="369">
            <text:p>369</text:p>
          </table:table-cell>
          <table:table-cell table:formula="of:=[$'2014'.$F$2]" office:value-type="float" office:value="780">
            <text:p>780</text:p>
          </table:table-cell>
          <table:table-cell table:formula="of:=[.A369]*[.B369]" office:value-type="float" office:value="287820">
            <text:p>287820</text:p>
          </table:table-cell>
          <table:table-cell table:number-columns-repeated="3"/>
        </table:table-row>
        <table:table-row table:style-name="ro2">
          <table:table-cell office:value-type="float" office:value="370">
            <text:p>370</text:p>
          </table:table-cell>
          <table:table-cell table:formula="of:=[$'2014'.$F$2]" office:value-type="float" office:value="780">
            <text:p>780</text:p>
          </table:table-cell>
          <table:table-cell table:formula="of:=[.A370]*[.B370]" office:value-type="float" office:value="288600">
            <text:p>288600</text:p>
          </table:table-cell>
          <table:table-cell table:number-columns-repeated="3"/>
        </table:table-row>
        <table:table-row table:style-name="ro2">
          <table:table-cell office:value-type="float" office:value="371">
            <text:p>371</text:p>
          </table:table-cell>
          <table:table-cell table:formula="of:=[$'2014'.$F$2]" office:value-type="float" office:value="780">
            <text:p>780</text:p>
          </table:table-cell>
          <table:table-cell table:formula="of:=[.A371]*[.B371]" office:value-type="float" office:value="289380">
            <text:p>289380</text:p>
          </table:table-cell>
          <table:table-cell table:number-columns-repeated="3"/>
        </table:table-row>
        <table:table-row table:style-name="ro2">
          <table:table-cell office:value-type="float" office:value="372">
            <text:p>372</text:p>
          </table:table-cell>
          <table:table-cell table:formula="of:=[$'2014'.$F$2]" office:value-type="float" office:value="780">
            <text:p>780</text:p>
          </table:table-cell>
          <table:table-cell table:formula="of:=[.A372]*[.B372]" office:value-type="float" office:value="290160">
            <text:p>290160</text:p>
          </table:table-cell>
          <table:table-cell table:number-columns-repeated="3"/>
        </table:table-row>
        <table:table-row table:style-name="ro2">
          <table:table-cell office:value-type="float" office:value="373">
            <text:p>373</text:p>
          </table:table-cell>
          <table:table-cell table:formula="of:=[$'2014'.$F$2]" office:value-type="float" office:value="780">
            <text:p>780</text:p>
          </table:table-cell>
          <table:table-cell table:formula="of:=[.A373]*[.B373]" office:value-type="float" office:value="290940">
            <text:p>290940</text:p>
          </table:table-cell>
          <table:table-cell table:number-columns-repeated="3"/>
        </table:table-row>
        <table:table-row table:style-name="ro2">
          <table:table-cell office:value-type="float" office:value="374">
            <text:p>374</text:p>
          </table:table-cell>
          <table:table-cell table:formula="of:=[$'2014'.$F$2]" office:value-type="float" office:value="780">
            <text:p>780</text:p>
          </table:table-cell>
          <table:table-cell table:formula="of:=[.A374]*[.B374]" office:value-type="float" office:value="291720">
            <text:p>291720</text:p>
          </table:table-cell>
          <table:table-cell table:number-columns-repeated="3"/>
        </table:table-row>
        <table:table-row table:style-name="ro2">
          <table:table-cell office:value-type="float" office:value="375">
            <text:p>375</text:p>
          </table:table-cell>
          <table:table-cell table:formula="of:=[$'2014'.$F$2]" office:value-type="float" office:value="780">
            <text:p>780</text:p>
          </table:table-cell>
          <table:table-cell table:formula="of:=[.A375]*[.B375]" office:value-type="float" office:value="292500">
            <text:p>292500</text:p>
          </table:table-cell>
          <table:table-cell table:number-columns-repeated="3"/>
        </table:table-row>
        <table:table-row table:style-name="ro2">
          <table:table-cell office:value-type="float" office:value="376">
            <text:p>376</text:p>
          </table:table-cell>
          <table:table-cell table:formula="of:=[$'2014'.$F$2]" office:value-type="float" office:value="780">
            <text:p>780</text:p>
          </table:table-cell>
          <table:table-cell table:formula="of:=[.A376]*[.B376]" office:value-type="float" office:value="293280">
            <text:p>293280</text:p>
          </table:table-cell>
          <table:table-cell table:number-columns-repeated="3"/>
        </table:table-row>
        <table:table-row table:style-name="ro2">
          <table:table-cell office:value-type="float" office:value="377">
            <text:p>377</text:p>
          </table:table-cell>
          <table:table-cell table:formula="of:=[$'2014'.$F$2]" office:value-type="float" office:value="780">
            <text:p>780</text:p>
          </table:table-cell>
          <table:table-cell table:formula="of:=[.A377]*[.B377]" office:value-type="float" office:value="294060">
            <text:p>294060</text:p>
          </table:table-cell>
          <table:table-cell table:number-columns-repeated="3"/>
        </table:table-row>
        <table:table-row table:style-name="ro2">
          <table:table-cell office:value-type="float" office:value="378">
            <text:p>378</text:p>
          </table:table-cell>
          <table:table-cell table:formula="of:=[$'2014'.$F$2]" office:value-type="float" office:value="780">
            <text:p>780</text:p>
          </table:table-cell>
          <table:table-cell table:formula="of:=[.A378]*[.B378]" office:value-type="float" office:value="294840">
            <text:p>294840</text:p>
          </table:table-cell>
          <table:table-cell table:number-columns-repeated="3"/>
        </table:table-row>
        <table:table-row table:style-name="ro2">
          <table:table-cell office:value-type="float" office:value="379">
            <text:p>379</text:p>
          </table:table-cell>
          <table:table-cell table:formula="of:=[$'2014'.$F$2]" office:value-type="float" office:value="780">
            <text:p>780</text:p>
          </table:table-cell>
          <table:table-cell table:formula="of:=[.A379]*[.B379]" office:value-type="float" office:value="295620">
            <text:p>295620</text:p>
          </table:table-cell>
          <table:table-cell table:number-columns-repeated="3"/>
        </table:table-row>
        <table:table-row table:style-name="ro2">
          <table:table-cell office:value-type="float" office:value="380">
            <text:p>380</text:p>
          </table:table-cell>
          <table:table-cell table:formula="of:=[$'2014'.$F$2]" office:value-type="float" office:value="780">
            <text:p>780</text:p>
          </table:table-cell>
          <table:table-cell table:formula="of:=[.A380]*[.B380]" office:value-type="float" office:value="296400">
            <text:p>296400</text:p>
          </table:table-cell>
          <table:table-cell table:number-columns-repeated="3"/>
        </table:table-row>
        <table:table-row table:style-name="ro2">
          <table:table-cell office:value-type="float" office:value="381">
            <text:p>381</text:p>
          </table:table-cell>
          <table:table-cell table:formula="of:=[$'2014'.$F$2]" office:value-type="float" office:value="780">
            <text:p>780</text:p>
          </table:table-cell>
          <table:table-cell table:formula="of:=[.A381]*[.B381]" office:value-type="float" office:value="297180">
            <text:p>297180</text:p>
          </table:table-cell>
          <table:table-cell table:number-columns-repeated="3"/>
        </table:table-row>
        <table:table-row table:style-name="ro2">
          <table:table-cell office:value-type="float" office:value="382">
            <text:p>382</text:p>
          </table:table-cell>
          <table:table-cell table:formula="of:=[$'2014'.$F$2]" office:value-type="float" office:value="780">
            <text:p>780</text:p>
          </table:table-cell>
          <table:table-cell table:formula="of:=[.A382]*[.B382]" office:value-type="float" office:value="297960">
            <text:p>297960</text:p>
          </table:table-cell>
          <table:table-cell table:number-columns-repeated="3"/>
        </table:table-row>
        <table:table-row table:style-name="ro2">
          <table:table-cell office:value-type="float" office:value="383">
            <text:p>383</text:p>
          </table:table-cell>
          <table:table-cell table:formula="of:=[$'2014'.$F$2]" office:value-type="float" office:value="780">
            <text:p>780</text:p>
          </table:table-cell>
          <table:table-cell table:formula="of:=[.A383]*[.B383]" office:value-type="float" office:value="298740">
            <text:p>298740</text:p>
          </table:table-cell>
          <table:table-cell table:number-columns-repeated="3"/>
        </table:table-row>
        <table:table-row table:style-name="ro2">
          <table:table-cell office:value-type="float" office:value="384">
            <text:p>384</text:p>
          </table:table-cell>
          <table:table-cell table:formula="of:=[$'2014'.$F$2]" office:value-type="float" office:value="780">
            <text:p>780</text:p>
          </table:table-cell>
          <table:table-cell table:formula="of:=[.A384]*[.B384]" office:value-type="float" office:value="299520">
            <text:p>299520</text:p>
          </table:table-cell>
          <table:table-cell table:number-columns-repeated="3"/>
        </table:table-row>
        <table:table-row table:style-name="ro2">
          <table:table-cell office:value-type="float" office:value="385">
            <text:p>385</text:p>
          </table:table-cell>
          <table:table-cell table:formula="of:=[$'2014'.$F$2]" office:value-type="float" office:value="780">
            <text:p>780</text:p>
          </table:table-cell>
          <table:table-cell table:formula="of:=[.A385]*[.B385]" office:value-type="float" office:value="300300">
            <text:p>300300</text:p>
          </table:table-cell>
          <table:table-cell table:number-columns-repeated="3"/>
        </table:table-row>
        <table:table-row table:style-name="ro2">
          <table:table-cell office:value-type="float" office:value="386">
            <text:p>386</text:p>
          </table:table-cell>
          <table:table-cell table:formula="of:=[$'2014'.$F$2]" office:value-type="float" office:value="780">
            <text:p>780</text:p>
          </table:table-cell>
          <table:table-cell table:formula="of:=[.A386]*[.B386]" office:value-type="float" office:value="301080">
            <text:p>301080</text:p>
          </table:table-cell>
          <table:table-cell table:number-columns-repeated="3"/>
        </table:table-row>
        <table:table-row table:style-name="ro2">
          <table:table-cell office:value-type="float" office:value="387">
            <text:p>387</text:p>
          </table:table-cell>
          <table:table-cell table:formula="of:=[$'2014'.$F$2]" office:value-type="float" office:value="780">
            <text:p>780</text:p>
          </table:table-cell>
          <table:table-cell table:formula="of:=[.A387]*[.B387]" office:value-type="float" office:value="301860">
            <text:p>301860</text:p>
          </table:table-cell>
          <table:table-cell table:number-columns-repeated="3"/>
        </table:table-row>
        <table:table-row table:style-name="ro2">
          <table:table-cell office:value-type="float" office:value="388">
            <text:p>388</text:p>
          </table:table-cell>
          <table:table-cell table:formula="of:=[$'2014'.$F$2]" office:value-type="float" office:value="780">
            <text:p>780</text:p>
          </table:table-cell>
          <table:table-cell table:formula="of:=[.A388]*[.B388]" office:value-type="float" office:value="302640">
            <text:p>302640</text:p>
          </table:table-cell>
          <table:table-cell table:number-columns-repeated="3"/>
        </table:table-row>
        <table:table-row table:style-name="ro2">
          <table:table-cell office:value-type="float" office:value="389">
            <text:p>389</text:p>
          </table:table-cell>
          <table:table-cell table:formula="of:=[$'2014'.$F$2]" office:value-type="float" office:value="780">
            <text:p>780</text:p>
          </table:table-cell>
          <table:table-cell table:formula="of:=[.A389]*[.B389]" office:value-type="float" office:value="303420">
            <text:p>303420</text:p>
          </table:table-cell>
          <table:table-cell table:number-columns-repeated="3"/>
        </table:table-row>
        <table:table-row table:style-name="ro2">
          <table:table-cell office:value-type="float" office:value="390">
            <text:p>390</text:p>
          </table:table-cell>
          <table:table-cell table:formula="of:=[$'2014'.$F$2]" office:value-type="float" office:value="780">
            <text:p>780</text:p>
          </table:table-cell>
          <table:table-cell table:formula="of:=[.A390]*[.B390]" office:value-type="float" office:value="304200">
            <text:p>304200</text:p>
          </table:table-cell>
          <table:table-cell table:number-columns-repeated="3"/>
        </table:table-row>
        <table:table-row table:style-name="ro2">
          <table:table-cell office:value-type="float" office:value="391">
            <text:p>391</text:p>
          </table:table-cell>
          <table:table-cell table:formula="of:=[$'2014'.$F$2]" office:value-type="float" office:value="780">
            <text:p>780</text:p>
          </table:table-cell>
          <table:table-cell table:formula="of:=[.A391]*[.B391]" office:value-type="float" office:value="304980">
            <text:p>304980</text:p>
          </table:table-cell>
          <table:table-cell table:number-columns-repeated="3"/>
        </table:table-row>
        <table:table-row table:style-name="ro2">
          <table:table-cell office:value-type="float" office:value="392">
            <text:p>392</text:p>
          </table:table-cell>
          <table:table-cell table:formula="of:=[$'2014'.$F$2]" office:value-type="float" office:value="780">
            <text:p>780</text:p>
          </table:table-cell>
          <table:table-cell table:formula="of:=[.A392]*[.B392]" office:value-type="float" office:value="305760">
            <text:p>305760</text:p>
          </table:table-cell>
          <table:table-cell table:number-columns-repeated="3"/>
        </table:table-row>
        <table:table-row table:style-name="ro2">
          <table:table-cell office:value-type="float" office:value="393">
            <text:p>393</text:p>
          </table:table-cell>
          <table:table-cell table:formula="of:=[$'2014'.$F$2]" office:value-type="float" office:value="780">
            <text:p>780</text:p>
          </table:table-cell>
          <table:table-cell table:formula="of:=[.A393]*[.B393]" office:value-type="float" office:value="306540">
            <text:p>306540</text:p>
          </table:table-cell>
          <table:table-cell table:number-columns-repeated="3"/>
        </table:table-row>
        <table:table-row table:style-name="ro2">
          <table:table-cell office:value-type="float" office:value="394">
            <text:p>394</text:p>
          </table:table-cell>
          <table:table-cell table:formula="of:=[$'2014'.$F$2]" office:value-type="float" office:value="780">
            <text:p>780</text:p>
          </table:table-cell>
          <table:table-cell table:formula="of:=[.A394]*[.B394]" office:value-type="float" office:value="307320">
            <text:p>307320</text:p>
          </table:table-cell>
          <table:table-cell table:number-columns-repeated="3"/>
        </table:table-row>
        <table:table-row table:style-name="ro2">
          <table:table-cell office:value-type="float" office:value="395">
            <text:p>395</text:p>
          </table:table-cell>
          <table:table-cell table:formula="of:=[$'2014'.$F$2]" office:value-type="float" office:value="780">
            <text:p>780</text:p>
          </table:table-cell>
          <table:table-cell table:formula="of:=[.A395]*[.B395]" office:value-type="float" office:value="308100">
            <text:p>308100</text:p>
          </table:table-cell>
          <table:table-cell table:number-columns-repeated="3"/>
        </table:table-row>
        <table:table-row table:style-name="ro2">
          <table:table-cell office:value-type="float" office:value="396">
            <text:p>396</text:p>
          </table:table-cell>
          <table:table-cell table:formula="of:=[$'2014'.$F$2]" office:value-type="float" office:value="780">
            <text:p>780</text:p>
          </table:table-cell>
          <table:table-cell table:formula="of:=[.A396]*[.B396]" office:value-type="float" office:value="308880">
            <text:p>308880</text:p>
          </table:table-cell>
          <table:table-cell table:number-columns-repeated="3"/>
        </table:table-row>
        <table:table-row table:style-name="ro2">
          <table:table-cell office:value-type="float" office:value="397">
            <text:p>397</text:p>
          </table:table-cell>
          <table:table-cell table:formula="of:=[$'2014'.$F$2]" office:value-type="float" office:value="780">
            <text:p>780</text:p>
          </table:table-cell>
          <table:table-cell table:formula="of:=[.A397]*[.B397]" office:value-type="float" office:value="309660">
            <text:p>309660</text:p>
          </table:table-cell>
          <table:table-cell table:number-columns-repeated="3"/>
        </table:table-row>
        <table:table-row table:style-name="ro2">
          <table:table-cell office:value-type="float" office:value="398">
            <text:p>398</text:p>
          </table:table-cell>
          <table:table-cell table:formula="of:=[$'2014'.$F$2]" office:value-type="float" office:value="780">
            <text:p>780</text:p>
          </table:table-cell>
          <table:table-cell table:formula="of:=[.A398]*[.B398]" office:value-type="float" office:value="310440">
            <text:p>310440</text:p>
          </table:table-cell>
          <table:table-cell table:number-columns-repeated="3"/>
        </table:table-row>
        <table:table-row table:style-name="ro2">
          <table:table-cell office:value-type="float" office:value="399">
            <text:p>399</text:p>
          </table:table-cell>
          <table:table-cell table:formula="of:=[$'2014'.$F$2]" office:value-type="float" office:value="780">
            <text:p>780</text:p>
          </table:table-cell>
          <table:table-cell table:formula="of:=[.A399]*[.B399]" office:value-type="float" office:value="311220">
            <text:p>311220</text:p>
          </table:table-cell>
          <table:table-cell table:number-columns-repeated="3"/>
        </table:table-row>
        <table:table-row table:style-name="ro2">
          <table:table-cell office:value-type="float" office:value="400">
            <text:p>400</text:p>
          </table:table-cell>
          <table:table-cell table:formula="of:=[$'2014'.$F$2]" office:value-type="float" office:value="780">
            <text:p>780</text:p>
          </table:table-cell>
          <table:table-cell table:formula="of:=[.A400]*[.B400]" office:value-type="float" office:value="312000">
            <text:p>312000</text:p>
          </table:table-cell>
          <table:table-cell table:number-columns-repeated="3"/>
        </table:table-row>
        <table:table-row table:style-name="ro2">
          <table:table-cell office:value-type="float" office:value="401">
            <text:p>401</text:p>
          </table:table-cell>
          <table:table-cell table:formula="of:=[$'2014'.$F$2]" office:value-type="float" office:value="780">
            <text:p>780</text:p>
          </table:table-cell>
          <table:table-cell table:formula="of:=[.A401]*[.B401]" office:value-type="float" office:value="312780">
            <text:p>312780</text:p>
          </table:table-cell>
          <table:table-cell table:number-columns-repeated="3"/>
        </table:table-row>
        <table:table-row table:style-name="ro2">
          <table:table-cell office:value-type="float" office:value="402">
            <text:p>402</text:p>
          </table:table-cell>
          <table:table-cell table:formula="of:=[$'2014'.$F$2]" office:value-type="float" office:value="780">
            <text:p>780</text:p>
          </table:table-cell>
          <table:table-cell table:formula="of:=[.A402]*[.B402]" office:value-type="float" office:value="313560">
            <text:p>313560</text:p>
          </table:table-cell>
          <table:table-cell table:number-columns-repeated="3"/>
        </table:table-row>
        <table:table-row table:style-name="ro2">
          <table:table-cell office:value-type="float" office:value="403">
            <text:p>403</text:p>
          </table:table-cell>
          <table:table-cell table:formula="of:=[$'2014'.$F$2]" office:value-type="float" office:value="780">
            <text:p>780</text:p>
          </table:table-cell>
          <table:table-cell table:formula="of:=[.A403]*[.B403]" office:value-type="float" office:value="314340">
            <text:p>314340</text:p>
          </table:table-cell>
          <table:table-cell table:number-columns-repeated="3"/>
        </table:table-row>
        <table:table-row table:style-name="ro2">
          <table:table-cell office:value-type="float" office:value="404">
            <text:p>404</text:p>
          </table:table-cell>
          <table:table-cell table:formula="of:=[$'2014'.$F$2]" office:value-type="float" office:value="780">
            <text:p>780</text:p>
          </table:table-cell>
          <table:table-cell table:formula="of:=[.A404]*[.B404]" office:value-type="float" office:value="315120">
            <text:p>315120</text:p>
          </table:table-cell>
          <table:table-cell table:number-columns-repeated="3"/>
        </table:table-row>
        <table:table-row table:style-name="ro2">
          <table:table-cell office:value-type="float" office:value="405">
            <text:p>405</text:p>
          </table:table-cell>
          <table:table-cell table:formula="of:=[$'2014'.$F$2]" office:value-type="float" office:value="780">
            <text:p>780</text:p>
          </table:table-cell>
          <table:table-cell table:formula="of:=[.A405]*[.B405]" office:value-type="float" office:value="315900">
            <text:p>315900</text:p>
          </table:table-cell>
          <table:table-cell table:number-columns-repeated="3"/>
        </table:table-row>
        <table:table-row table:style-name="ro2">
          <table:table-cell office:value-type="float" office:value="406">
            <text:p>406</text:p>
          </table:table-cell>
          <table:table-cell table:formula="of:=[$'2014'.$F$2]" office:value-type="float" office:value="780">
            <text:p>780</text:p>
          </table:table-cell>
          <table:table-cell table:formula="of:=[.A406]*[.B406]" office:value-type="float" office:value="316680">
            <text:p>316680</text:p>
          </table:table-cell>
          <table:table-cell table:number-columns-repeated="3"/>
        </table:table-row>
        <table:table-row table:style-name="ro2">
          <table:table-cell office:value-type="float" office:value="407">
            <text:p>407</text:p>
          </table:table-cell>
          <table:table-cell table:formula="of:=[$'2014'.$F$2]" office:value-type="float" office:value="780">
            <text:p>780</text:p>
          </table:table-cell>
          <table:table-cell table:formula="of:=[.A407]*[.B407]" office:value-type="float" office:value="317460">
            <text:p>317460</text:p>
          </table:table-cell>
          <table:table-cell table:number-columns-repeated="3"/>
        </table:table-row>
        <table:table-row table:style-name="ro2">
          <table:table-cell office:value-type="float" office:value="408">
            <text:p>408</text:p>
          </table:table-cell>
          <table:table-cell table:formula="of:=[$'2014'.$F$2]" office:value-type="float" office:value="780">
            <text:p>780</text:p>
          </table:table-cell>
          <table:table-cell table:formula="of:=[.A408]*[.B408]" office:value-type="float" office:value="318240">
            <text:p>318240</text:p>
          </table:table-cell>
          <table:table-cell table:number-columns-repeated="3"/>
        </table:table-row>
        <table:table-row table:style-name="ro2">
          <table:table-cell office:value-type="float" office:value="409">
            <text:p>409</text:p>
          </table:table-cell>
          <table:table-cell table:formula="of:=[$'2014'.$F$2]" office:value-type="float" office:value="780">
            <text:p>780</text:p>
          </table:table-cell>
          <table:table-cell table:formula="of:=[.A409]*[.B409]" office:value-type="float" office:value="319020">
            <text:p>319020</text:p>
          </table:table-cell>
          <table:table-cell table:number-columns-repeated="3"/>
        </table:table-row>
        <table:table-row table:style-name="ro2">
          <table:table-cell office:value-type="float" office:value="410">
            <text:p>410</text:p>
          </table:table-cell>
          <table:table-cell table:formula="of:=[$'2014'.$F$2]" office:value-type="float" office:value="780">
            <text:p>780</text:p>
          </table:table-cell>
          <table:table-cell table:formula="of:=[.A410]*[.B410]" office:value-type="float" office:value="319800">
            <text:p>319800</text:p>
          </table:table-cell>
          <table:table-cell table:number-columns-repeated="3"/>
        </table:table-row>
        <table:table-row table:style-name="ro2">
          <table:table-cell office:value-type="float" office:value="411">
            <text:p>411</text:p>
          </table:table-cell>
          <table:table-cell table:formula="of:=[$'2014'.$F$2]" office:value-type="float" office:value="780">
            <text:p>780</text:p>
          </table:table-cell>
          <table:table-cell table:formula="of:=[.A411]*[.B411]" office:value-type="float" office:value="320580">
            <text:p>320580</text:p>
          </table:table-cell>
          <table:table-cell table:number-columns-repeated="3"/>
        </table:table-row>
        <table:table-row table:style-name="ro2">
          <table:table-cell office:value-type="float" office:value="412">
            <text:p>412</text:p>
          </table:table-cell>
          <table:table-cell table:formula="of:=[$'2014'.$F$2]" office:value-type="float" office:value="780">
            <text:p>780</text:p>
          </table:table-cell>
          <table:table-cell table:formula="of:=[.A412]*[.B412]" office:value-type="float" office:value="321360">
            <text:p>321360</text:p>
          </table:table-cell>
          <table:table-cell table:number-columns-repeated="3"/>
        </table:table-row>
        <table:table-row table:style-name="ro2">
          <table:table-cell office:value-type="float" office:value="413">
            <text:p>413</text:p>
          </table:table-cell>
          <table:table-cell table:formula="of:=[$'2014'.$F$2]" office:value-type="float" office:value="780">
            <text:p>780</text:p>
          </table:table-cell>
          <table:table-cell table:formula="of:=[.A413]*[.B413]" office:value-type="float" office:value="322140">
            <text:p>322140</text:p>
          </table:table-cell>
          <table:table-cell table:number-columns-repeated="3"/>
        </table:table-row>
        <table:table-row table:style-name="ro2">
          <table:table-cell office:value-type="float" office:value="414">
            <text:p>414</text:p>
          </table:table-cell>
          <table:table-cell table:formula="of:=[$'2014'.$F$2]" office:value-type="float" office:value="780">
            <text:p>780</text:p>
          </table:table-cell>
          <table:table-cell table:formula="of:=[.A414]*[.B414]" office:value-type="float" office:value="322920">
            <text:p>322920</text:p>
          </table:table-cell>
          <table:table-cell table:number-columns-repeated="3"/>
        </table:table-row>
        <table:table-row table:style-name="ro2">
          <table:table-cell office:value-type="float" office:value="415">
            <text:p>415</text:p>
          </table:table-cell>
          <table:table-cell table:formula="of:=[$'2014'.$F$2]" office:value-type="float" office:value="780">
            <text:p>780</text:p>
          </table:table-cell>
          <table:table-cell table:formula="of:=[.A415]*[.B415]" office:value-type="float" office:value="323700">
            <text:p>323700</text:p>
          </table:table-cell>
          <table:table-cell table:number-columns-repeated="3"/>
        </table:table-row>
        <table:table-row table:style-name="ro2">
          <table:table-cell office:value-type="float" office:value="416">
            <text:p>416</text:p>
          </table:table-cell>
          <table:table-cell table:formula="of:=[$'2014'.$F$2]" office:value-type="float" office:value="780">
            <text:p>780</text:p>
          </table:table-cell>
          <table:table-cell table:formula="of:=[.A416]*[.B416]" office:value-type="float" office:value="324480">
            <text:p>324480</text:p>
          </table:table-cell>
          <table:table-cell table:number-columns-repeated="3"/>
        </table:table-row>
        <table:table-row table:style-name="ro2">
          <table:table-cell office:value-type="float" office:value="417">
            <text:p>417</text:p>
          </table:table-cell>
          <table:table-cell table:formula="of:=[$'2014'.$F$2]" office:value-type="float" office:value="780">
            <text:p>780</text:p>
          </table:table-cell>
          <table:table-cell table:formula="of:=[.A417]*[.B417]" office:value-type="float" office:value="325260">
            <text:p>325260</text:p>
          </table:table-cell>
          <table:table-cell table:number-columns-repeated="3"/>
        </table:table-row>
        <table:table-row table:style-name="ro2">
          <table:table-cell office:value-type="float" office:value="418">
            <text:p>418</text:p>
          </table:table-cell>
          <table:table-cell table:formula="of:=[$'2014'.$F$2]" office:value-type="float" office:value="780">
            <text:p>780</text:p>
          </table:table-cell>
          <table:table-cell table:formula="of:=[.A418]*[.B418]" office:value-type="float" office:value="326040">
            <text:p>326040</text:p>
          </table:table-cell>
          <table:table-cell table:number-columns-repeated="3"/>
        </table:table-row>
        <table:table-row table:style-name="ro2">
          <table:table-cell office:value-type="float" office:value="419">
            <text:p>419</text:p>
          </table:table-cell>
          <table:table-cell table:formula="of:=[$'2014'.$F$2]" office:value-type="float" office:value="780">
            <text:p>780</text:p>
          </table:table-cell>
          <table:table-cell table:formula="of:=[.A419]*[.B419]" office:value-type="float" office:value="326820">
            <text:p>326820</text:p>
          </table:table-cell>
          <table:table-cell table:number-columns-repeated="3"/>
        </table:table-row>
        <table:table-row table:style-name="ro2">
          <table:table-cell office:value-type="float" office:value="420">
            <text:p>420</text:p>
          </table:table-cell>
          <table:table-cell table:formula="of:=[$'2014'.$F$2]" office:value-type="float" office:value="780">
            <text:p>780</text:p>
          </table:table-cell>
          <table:table-cell table:formula="of:=[.A420]*[.B420]" office:value-type="float" office:value="327600">
            <text:p>327600</text:p>
          </table:table-cell>
          <table:table-cell table:number-columns-repeated="3"/>
        </table:table-row>
        <table:table-row table:style-name="ro2">
          <table:table-cell office:value-type="float" office:value="421">
            <text:p>421</text:p>
          </table:table-cell>
          <table:table-cell table:formula="of:=[$'2014'.$F$2]" office:value-type="float" office:value="780">
            <text:p>780</text:p>
          </table:table-cell>
          <table:table-cell table:formula="of:=[.A421]*[.B421]" office:value-type="float" office:value="328380">
            <text:p>328380</text:p>
          </table:table-cell>
          <table:table-cell table:number-columns-repeated="3"/>
        </table:table-row>
        <table:table-row table:style-name="ro2">
          <table:table-cell office:value-type="float" office:value="422">
            <text:p>422</text:p>
          </table:table-cell>
          <table:table-cell table:formula="of:=[$'2014'.$F$2]" office:value-type="float" office:value="780">
            <text:p>780</text:p>
          </table:table-cell>
          <table:table-cell table:formula="of:=[.A422]*[.B422]" office:value-type="float" office:value="329160">
            <text:p>329160</text:p>
          </table:table-cell>
          <table:table-cell table:number-columns-repeated="3"/>
        </table:table-row>
        <table:table-row table:style-name="ro2">
          <table:table-cell office:value-type="float" office:value="423">
            <text:p>423</text:p>
          </table:table-cell>
          <table:table-cell table:formula="of:=[$'2014'.$F$2]" office:value-type="float" office:value="780">
            <text:p>780</text:p>
          </table:table-cell>
          <table:table-cell table:formula="of:=[.A423]*[.B423]" office:value-type="float" office:value="329940">
            <text:p>329940</text:p>
          </table:table-cell>
          <table:table-cell table:number-columns-repeated="3"/>
        </table:table-row>
        <table:table-row table:style-name="ro2">
          <table:table-cell office:value-type="float" office:value="424">
            <text:p>424</text:p>
          </table:table-cell>
          <table:table-cell table:formula="of:=[$'2014'.$F$2]" office:value-type="float" office:value="780">
            <text:p>780</text:p>
          </table:table-cell>
          <table:table-cell table:formula="of:=[.A424]*[.B424]" office:value-type="float" office:value="330720">
            <text:p>330720</text:p>
          </table:table-cell>
          <table:table-cell table:number-columns-repeated="3"/>
        </table:table-row>
        <table:table-row table:style-name="ro2">
          <table:table-cell office:value-type="float" office:value="425">
            <text:p>425</text:p>
          </table:table-cell>
          <table:table-cell table:formula="of:=[$'2014'.$F$2]" office:value-type="float" office:value="780">
            <text:p>780</text:p>
          </table:table-cell>
          <table:table-cell table:formula="of:=[.A425]*[.B425]" office:value-type="float" office:value="331500">
            <text:p>331500</text:p>
          </table:table-cell>
          <table:table-cell table:number-columns-repeated="3"/>
        </table:table-row>
        <table:table-row table:style-name="ro2">
          <table:table-cell office:value-type="float" office:value="426">
            <text:p>426</text:p>
          </table:table-cell>
          <table:table-cell table:formula="of:=[$'2014'.$F$2]" office:value-type="float" office:value="780">
            <text:p>780</text:p>
          </table:table-cell>
          <table:table-cell table:formula="of:=[.A426]*[.B426]" office:value-type="float" office:value="332280">
            <text:p>332280</text:p>
          </table:table-cell>
          <table:table-cell table:number-columns-repeated="3"/>
        </table:table-row>
        <table:table-row table:style-name="ro2">
          <table:table-cell office:value-type="float" office:value="427">
            <text:p>427</text:p>
          </table:table-cell>
          <table:table-cell table:formula="of:=[$'2014'.$F$2]" office:value-type="float" office:value="780">
            <text:p>780</text:p>
          </table:table-cell>
          <table:table-cell table:formula="of:=[.A427]*[.B427]" office:value-type="float" office:value="333060">
            <text:p>333060</text:p>
          </table:table-cell>
          <table:table-cell table:number-columns-repeated="3"/>
        </table:table-row>
        <table:table-row table:style-name="ro2">
          <table:table-cell office:value-type="float" office:value="428">
            <text:p>428</text:p>
          </table:table-cell>
          <table:table-cell table:formula="of:=[$'2014'.$F$2]" office:value-type="float" office:value="780">
            <text:p>780</text:p>
          </table:table-cell>
          <table:table-cell table:formula="of:=[.A428]*[.B428]" office:value-type="float" office:value="333840">
            <text:p>333840</text:p>
          </table:table-cell>
          <table:table-cell table:number-columns-repeated="3"/>
        </table:table-row>
        <table:table-row table:style-name="ro2">
          <table:table-cell office:value-type="float" office:value="429">
            <text:p>429</text:p>
          </table:table-cell>
          <table:table-cell table:formula="of:=[$'2014'.$F$2]" office:value-type="float" office:value="780">
            <text:p>780</text:p>
          </table:table-cell>
          <table:table-cell table:formula="of:=[.A429]*[.B429]" office:value-type="float" office:value="334620">
            <text:p>334620</text:p>
          </table:table-cell>
          <table:table-cell table:number-columns-repeated="3"/>
        </table:table-row>
        <table:table-row table:style-name="ro2">
          <table:table-cell office:value-type="float" office:value="430">
            <text:p>430</text:p>
          </table:table-cell>
          <table:table-cell table:formula="of:=[$'2014'.$F$2]" office:value-type="float" office:value="780">
            <text:p>780</text:p>
          </table:table-cell>
          <table:table-cell table:formula="of:=[.A430]*[.B430]" office:value-type="float" office:value="335400">
            <text:p>335400</text:p>
          </table:table-cell>
          <table:table-cell table:number-columns-repeated="3"/>
        </table:table-row>
        <table:table-row table:style-name="ro2">
          <table:table-cell office:value-type="float" office:value="431">
            <text:p>431</text:p>
          </table:table-cell>
          <table:table-cell table:formula="of:=[$'2014'.$F$2]" office:value-type="float" office:value="780">
            <text:p>780</text:p>
          </table:table-cell>
          <table:table-cell table:formula="of:=[.A431]*[.B431]" office:value-type="float" office:value="336180">
            <text:p>336180</text:p>
          </table:table-cell>
          <table:table-cell table:number-columns-repeated="3"/>
        </table:table-row>
        <table:table-row table:style-name="ro2">
          <table:table-cell office:value-type="float" office:value="432">
            <text:p>432</text:p>
          </table:table-cell>
          <table:table-cell table:formula="of:=[$'2014'.$F$2]" office:value-type="float" office:value="780">
            <text:p>780</text:p>
          </table:table-cell>
          <table:table-cell table:formula="of:=[.A432]*[.B432]" office:value-type="float" office:value="336960">
            <text:p>336960</text:p>
          </table:table-cell>
          <table:table-cell table:number-columns-repeated="3"/>
        </table:table-row>
        <table:table-row table:style-name="ro2">
          <table:table-cell office:value-type="float" office:value="433">
            <text:p>433</text:p>
          </table:table-cell>
          <table:table-cell table:formula="of:=[$'2014'.$F$2]" office:value-type="float" office:value="780">
            <text:p>780</text:p>
          </table:table-cell>
          <table:table-cell table:formula="of:=[.A433]*[.B433]" office:value-type="float" office:value="337740">
            <text:p>337740</text:p>
          </table:table-cell>
          <table:table-cell table:number-columns-repeated="3"/>
        </table:table-row>
        <table:table-row table:style-name="ro2">
          <table:table-cell office:value-type="float" office:value="434">
            <text:p>434</text:p>
          </table:table-cell>
          <table:table-cell table:formula="of:=[$'2014'.$F$2]" office:value-type="float" office:value="780">
            <text:p>780</text:p>
          </table:table-cell>
          <table:table-cell table:formula="of:=[.A434]*[.B434]" office:value-type="float" office:value="338520">
            <text:p>338520</text:p>
          </table:table-cell>
          <table:table-cell table:number-columns-repeated="3"/>
        </table:table-row>
        <table:table-row table:style-name="ro2">
          <table:table-cell office:value-type="float" office:value="435">
            <text:p>435</text:p>
          </table:table-cell>
          <table:table-cell table:formula="of:=[$'2014'.$F$2]" office:value-type="float" office:value="780">
            <text:p>780</text:p>
          </table:table-cell>
          <table:table-cell table:formula="of:=[.A435]*[.B435]" office:value-type="float" office:value="339300">
            <text:p>339300</text:p>
          </table:table-cell>
          <table:table-cell table:number-columns-repeated="3"/>
        </table:table-row>
        <table:table-row table:style-name="ro2">
          <table:table-cell office:value-type="float" office:value="436">
            <text:p>436</text:p>
          </table:table-cell>
          <table:table-cell table:formula="of:=[$'2014'.$F$2]" office:value-type="float" office:value="780">
            <text:p>780</text:p>
          </table:table-cell>
          <table:table-cell table:formula="of:=[.A436]*[.B436]" office:value-type="float" office:value="340080">
            <text:p>340080</text:p>
          </table:table-cell>
          <table:table-cell table:number-columns-repeated="3"/>
        </table:table-row>
        <table:table-row table:style-name="ro2">
          <table:table-cell office:value-type="float" office:value="437">
            <text:p>437</text:p>
          </table:table-cell>
          <table:table-cell table:formula="of:=[$'2014'.$F$2]" office:value-type="float" office:value="780">
            <text:p>780</text:p>
          </table:table-cell>
          <table:table-cell table:formula="of:=[.A437]*[.B437]" office:value-type="float" office:value="340860">
            <text:p>340860</text:p>
          </table:table-cell>
          <table:table-cell table:number-columns-repeated="3"/>
        </table:table-row>
        <table:table-row table:style-name="ro2">
          <table:table-cell office:value-type="float" office:value="438">
            <text:p>438</text:p>
          </table:table-cell>
          <table:table-cell table:formula="of:=[$'2014'.$F$2]" office:value-type="float" office:value="780">
            <text:p>780</text:p>
          </table:table-cell>
          <table:table-cell table:formula="of:=[.A438]*[.B438]" office:value-type="float" office:value="341640">
            <text:p>341640</text:p>
          </table:table-cell>
          <table:table-cell table:number-columns-repeated="3"/>
        </table:table-row>
        <table:table-row table:style-name="ro2">
          <table:table-cell office:value-type="float" office:value="439">
            <text:p>439</text:p>
          </table:table-cell>
          <table:table-cell table:formula="of:=[$'2014'.$F$2]" office:value-type="float" office:value="780">
            <text:p>780</text:p>
          </table:table-cell>
          <table:table-cell table:formula="of:=[.A439]*[.B439]" office:value-type="float" office:value="342420">
            <text:p>342420</text:p>
          </table:table-cell>
          <table:table-cell table:number-columns-repeated="3"/>
        </table:table-row>
        <table:table-row table:style-name="ro2">
          <table:table-cell office:value-type="float" office:value="440">
            <text:p>440</text:p>
          </table:table-cell>
          <table:table-cell table:formula="of:=[$'2014'.$F$2]" office:value-type="float" office:value="780">
            <text:p>780</text:p>
          </table:table-cell>
          <table:table-cell table:formula="of:=[.A440]*[.B440]" office:value-type="float" office:value="343200">
            <text:p>343200</text:p>
          </table:table-cell>
          <table:table-cell table:number-columns-repeated="3"/>
        </table:table-row>
        <table:table-row table:style-name="ro2">
          <table:table-cell office:value-type="float" office:value="441">
            <text:p>441</text:p>
          </table:table-cell>
          <table:table-cell table:formula="of:=[$'2014'.$F$2]" office:value-type="float" office:value="780">
            <text:p>780</text:p>
          </table:table-cell>
          <table:table-cell table:formula="of:=[.A441]*[.B441]" office:value-type="float" office:value="343980">
            <text:p>343980</text:p>
          </table:table-cell>
          <table:table-cell table:number-columns-repeated="3"/>
        </table:table-row>
        <table:table-row table:style-name="ro2">
          <table:table-cell office:value-type="float" office:value="442">
            <text:p>442</text:p>
          </table:table-cell>
          <table:table-cell table:formula="of:=[$'2014'.$F$2]" office:value-type="float" office:value="780">
            <text:p>780</text:p>
          </table:table-cell>
          <table:table-cell table:formula="of:=[.A442]*[.B442]" office:value-type="float" office:value="344760">
            <text:p>344760</text:p>
          </table:table-cell>
          <table:table-cell table:number-columns-repeated="3"/>
        </table:table-row>
        <table:table-row table:style-name="ro2">
          <table:table-cell office:value-type="float" office:value="443">
            <text:p>443</text:p>
          </table:table-cell>
          <table:table-cell table:formula="of:=[$'2014'.$F$2]" office:value-type="float" office:value="780">
            <text:p>780</text:p>
          </table:table-cell>
          <table:table-cell table:formula="of:=[.A443]*[.B443]" office:value-type="float" office:value="345540">
            <text:p>345540</text:p>
          </table:table-cell>
          <table:table-cell table:number-columns-repeated="3"/>
        </table:table-row>
        <table:table-row table:style-name="ro2">
          <table:table-cell office:value-type="float" office:value="444">
            <text:p>444</text:p>
          </table:table-cell>
          <table:table-cell table:formula="of:=[$'2014'.$F$2]" office:value-type="float" office:value="780">
            <text:p>780</text:p>
          </table:table-cell>
          <table:table-cell table:formula="of:=[.A444]*[.B444]" office:value-type="float" office:value="346320">
            <text:p>346320</text:p>
          </table:table-cell>
          <table:table-cell table:number-columns-repeated="3"/>
        </table:table-row>
        <table:table-row table:style-name="ro2">
          <table:table-cell office:value-type="float" office:value="445">
            <text:p>445</text:p>
          </table:table-cell>
          <table:table-cell table:formula="of:=[$'2014'.$F$2]" office:value-type="float" office:value="780">
            <text:p>780</text:p>
          </table:table-cell>
          <table:table-cell table:formula="of:=[.A445]*[.B445]" office:value-type="float" office:value="347100">
            <text:p>347100</text:p>
          </table:table-cell>
          <table:table-cell table:number-columns-repeated="3"/>
        </table:table-row>
        <table:table-row table:style-name="ro2">
          <table:table-cell office:value-type="float" office:value="446">
            <text:p>446</text:p>
          </table:table-cell>
          <table:table-cell table:formula="of:=[$'2014'.$F$2]" office:value-type="float" office:value="780">
            <text:p>780</text:p>
          </table:table-cell>
          <table:table-cell table:formula="of:=[.A446]*[.B446]" office:value-type="float" office:value="347880">
            <text:p>347880</text:p>
          </table:table-cell>
          <table:table-cell table:number-columns-repeated="3"/>
        </table:table-row>
        <table:table-row table:style-name="ro2">
          <table:table-cell office:value-type="float" office:value="447">
            <text:p>447</text:p>
          </table:table-cell>
          <table:table-cell table:formula="of:=[$'2014'.$F$2]" office:value-type="float" office:value="780">
            <text:p>780</text:p>
          </table:table-cell>
          <table:table-cell table:formula="of:=[.A447]*[.B447]" office:value-type="float" office:value="348660">
            <text:p>348660</text:p>
          </table:table-cell>
          <table:table-cell table:number-columns-repeated="3"/>
        </table:table-row>
        <table:table-row table:style-name="ro2">
          <table:table-cell office:value-type="float" office:value="448">
            <text:p>448</text:p>
          </table:table-cell>
          <table:table-cell table:formula="of:=[$'2014'.$F$2]" office:value-type="float" office:value="780">
            <text:p>780</text:p>
          </table:table-cell>
          <table:table-cell table:formula="of:=[.A448]*[.B448]" office:value-type="float" office:value="349440">
            <text:p>349440</text:p>
          </table:table-cell>
          <table:table-cell table:number-columns-repeated="3"/>
        </table:table-row>
        <table:table-row table:style-name="ro2">
          <table:table-cell office:value-type="float" office:value="449">
            <text:p>449</text:p>
          </table:table-cell>
          <table:table-cell table:formula="of:=[$'2014'.$F$2]" office:value-type="float" office:value="780">
            <text:p>780</text:p>
          </table:table-cell>
          <table:table-cell table:formula="of:=[.A449]*[.B449]" office:value-type="float" office:value="350220">
            <text:p>350220</text:p>
          </table:table-cell>
          <table:table-cell table:number-columns-repeated="3"/>
        </table:table-row>
        <table:table-row table:style-name="ro2">
          <table:table-cell office:value-type="float" office:value="450">
            <text:p>450</text:p>
          </table:table-cell>
          <table:table-cell table:formula="of:=[$'2014'.$F$2]" office:value-type="float" office:value="780">
            <text:p>780</text:p>
          </table:table-cell>
          <table:table-cell table:formula="of:=[.A450]*[.B450]" office:value-type="float" office:value="351000">
            <text:p>351000</text:p>
          </table:table-cell>
          <table:table-cell table:number-columns-repeated="3"/>
        </table:table-row>
        <table:table-row table:style-name="ro2">
          <table:table-cell office:value-type="float" office:value="451">
            <text:p>451</text:p>
          </table:table-cell>
          <table:table-cell table:formula="of:=[$'2014'.$F$2]" office:value-type="float" office:value="780">
            <text:p>780</text:p>
          </table:table-cell>
          <table:table-cell table:formula="of:=[.A451]*[.B451]" office:value-type="float" office:value="351780">
            <text:p>351780</text:p>
          </table:table-cell>
          <table:table-cell table:number-columns-repeated="3"/>
        </table:table-row>
        <table:table-row table:style-name="ro2">
          <table:table-cell office:value-type="float" office:value="452">
            <text:p>452</text:p>
          </table:table-cell>
          <table:table-cell table:formula="of:=[$'2014'.$F$2]" office:value-type="float" office:value="780">
            <text:p>780</text:p>
          </table:table-cell>
          <table:table-cell table:formula="of:=[.A452]*[.B452]" office:value-type="float" office:value="352560">
            <text:p>352560</text:p>
          </table:table-cell>
          <table:table-cell table:number-columns-repeated="3"/>
        </table:table-row>
        <table:table-row table:style-name="ro2">
          <table:table-cell office:value-type="float" office:value="453">
            <text:p>453</text:p>
          </table:table-cell>
          <table:table-cell table:formula="of:=[$'2014'.$F$2]" office:value-type="float" office:value="780">
            <text:p>780</text:p>
          </table:table-cell>
          <table:table-cell table:formula="of:=[.A453]*[.B453]" office:value-type="float" office:value="353340">
            <text:p>353340</text:p>
          </table:table-cell>
          <table:table-cell table:number-columns-repeated="3"/>
        </table:table-row>
        <table:table-row table:style-name="ro2">
          <table:table-cell office:value-type="float" office:value="454">
            <text:p>454</text:p>
          </table:table-cell>
          <table:table-cell table:formula="of:=[$'2014'.$F$2]" office:value-type="float" office:value="780">
            <text:p>780</text:p>
          </table:table-cell>
          <table:table-cell table:formula="of:=[.A454]*[.B454]" office:value-type="float" office:value="354120">
            <text:p>354120</text:p>
          </table:table-cell>
          <table:table-cell table:number-columns-repeated="3"/>
        </table:table-row>
        <table:table-row table:style-name="ro2">
          <table:table-cell office:value-type="float" office:value="455">
            <text:p>455</text:p>
          </table:table-cell>
          <table:table-cell table:formula="of:=[$'2014'.$F$2]" office:value-type="float" office:value="780">
            <text:p>780</text:p>
          </table:table-cell>
          <table:table-cell table:formula="of:=[.A455]*[.B455]" office:value-type="float" office:value="354900">
            <text:p>354900</text:p>
          </table:table-cell>
          <table:table-cell table:number-columns-repeated="3"/>
        </table:table-row>
        <table:table-row table:style-name="ro2">
          <table:table-cell office:value-type="float" office:value="456">
            <text:p>456</text:p>
          </table:table-cell>
          <table:table-cell table:formula="of:=[$'2014'.$F$2]" office:value-type="float" office:value="780">
            <text:p>780</text:p>
          </table:table-cell>
          <table:table-cell table:formula="of:=[.A456]*[.B456]" office:value-type="float" office:value="355680">
            <text:p>355680</text:p>
          </table:table-cell>
          <table:table-cell table:number-columns-repeated="3"/>
        </table:table-row>
        <table:table-row table:style-name="ro2">
          <table:table-cell office:value-type="float" office:value="457">
            <text:p>457</text:p>
          </table:table-cell>
          <table:table-cell table:formula="of:=[$'2014'.$F$2]" office:value-type="float" office:value="780">
            <text:p>780</text:p>
          </table:table-cell>
          <table:table-cell table:formula="of:=[.A457]*[.B457]" office:value-type="float" office:value="356460">
            <text:p>356460</text:p>
          </table:table-cell>
          <table:table-cell table:number-columns-repeated="3"/>
        </table:table-row>
        <table:table-row table:style-name="ro2">
          <table:table-cell office:value-type="float" office:value="458">
            <text:p>458</text:p>
          </table:table-cell>
          <table:table-cell table:formula="of:=[$'2014'.$F$2]" office:value-type="float" office:value="780">
            <text:p>780</text:p>
          </table:table-cell>
          <table:table-cell table:formula="of:=[.A458]*[.B458]" office:value-type="float" office:value="357240">
            <text:p>357240</text:p>
          </table:table-cell>
          <table:table-cell table:number-columns-repeated="3"/>
        </table:table-row>
        <table:table-row table:style-name="ro2">
          <table:table-cell office:value-type="float" office:value="459">
            <text:p>459</text:p>
          </table:table-cell>
          <table:table-cell table:formula="of:=[$'2014'.$F$2]" office:value-type="float" office:value="780">
            <text:p>780</text:p>
          </table:table-cell>
          <table:table-cell table:formula="of:=[.A459]*[.B459]" office:value-type="float" office:value="358020">
            <text:p>358020</text:p>
          </table:table-cell>
          <table:table-cell table:number-columns-repeated="3"/>
        </table:table-row>
        <table:table-row table:style-name="ro2">
          <table:table-cell office:value-type="float" office:value="460">
            <text:p>460</text:p>
          </table:table-cell>
          <table:table-cell table:formula="of:=[$'2014'.$F$2]" office:value-type="float" office:value="780">
            <text:p>780</text:p>
          </table:table-cell>
          <table:table-cell table:formula="of:=[.A460]*[.B460]" office:value-type="float" office:value="358800">
            <text:p>358800</text:p>
          </table:table-cell>
          <table:table-cell table:number-columns-repeated="3"/>
        </table:table-row>
        <table:table-row table:style-name="ro2">
          <table:table-cell office:value-type="float" office:value="461">
            <text:p>461</text:p>
          </table:table-cell>
          <table:table-cell table:formula="of:=[$'2014'.$F$2]" office:value-type="float" office:value="780">
            <text:p>780</text:p>
          </table:table-cell>
          <table:table-cell table:formula="of:=[.A461]*[.B461]" office:value-type="float" office:value="359580">
            <text:p>359580</text:p>
          </table:table-cell>
          <table:table-cell table:number-columns-repeated="3"/>
        </table:table-row>
        <table:table-row table:style-name="ro2">
          <table:table-cell office:value-type="float" office:value="462">
            <text:p>462</text:p>
          </table:table-cell>
          <table:table-cell table:formula="of:=[$'2014'.$F$2]" office:value-type="float" office:value="780">
            <text:p>780</text:p>
          </table:table-cell>
          <table:table-cell table:formula="of:=[.A462]*[.B462]" office:value-type="float" office:value="360360">
            <text:p>360360</text:p>
          </table:table-cell>
          <table:table-cell table:number-columns-repeated="3"/>
        </table:table-row>
        <table:table-row table:style-name="ro2">
          <table:table-cell office:value-type="float" office:value="463">
            <text:p>463</text:p>
          </table:table-cell>
          <table:table-cell table:formula="of:=[$'2014'.$F$2]" office:value-type="float" office:value="780">
            <text:p>780</text:p>
          </table:table-cell>
          <table:table-cell table:formula="of:=[.A463]*[.B463]" office:value-type="float" office:value="361140">
            <text:p>361140</text:p>
          </table:table-cell>
          <table:table-cell table:number-columns-repeated="3"/>
        </table:table-row>
        <table:table-row table:style-name="ro2">
          <table:table-cell office:value-type="float" office:value="464">
            <text:p>464</text:p>
          </table:table-cell>
          <table:table-cell table:formula="of:=[$'2014'.$F$2]" office:value-type="float" office:value="780">
            <text:p>780</text:p>
          </table:table-cell>
          <table:table-cell table:formula="of:=[.A464]*[.B464]" office:value-type="float" office:value="361920">
            <text:p>361920</text:p>
          </table:table-cell>
          <table:table-cell table:number-columns-repeated="3"/>
        </table:table-row>
        <table:table-row table:style-name="ro2">
          <table:table-cell office:value-type="float" office:value="465">
            <text:p>465</text:p>
          </table:table-cell>
          <table:table-cell table:formula="of:=[$'2014'.$F$2]" office:value-type="float" office:value="780">
            <text:p>780</text:p>
          </table:table-cell>
          <table:table-cell table:formula="of:=[.A465]*[.B465]" office:value-type="float" office:value="362700">
            <text:p>362700</text:p>
          </table:table-cell>
          <table:table-cell table:number-columns-repeated="3"/>
        </table:table-row>
        <table:table-row table:style-name="ro2">
          <table:table-cell office:value-type="float" office:value="466">
            <text:p>466</text:p>
          </table:table-cell>
          <table:table-cell table:formula="of:=[$'2014'.$F$2]" office:value-type="float" office:value="780">
            <text:p>780</text:p>
          </table:table-cell>
          <table:table-cell table:formula="of:=[.A466]*[.B466]" office:value-type="float" office:value="363480">
            <text:p>363480</text:p>
          </table:table-cell>
          <table:table-cell table:number-columns-repeated="3"/>
        </table:table-row>
        <table:table-row table:style-name="ro2">
          <table:table-cell office:value-type="float" office:value="467">
            <text:p>467</text:p>
          </table:table-cell>
          <table:table-cell table:formula="of:=[$'2014'.$F$2]" office:value-type="float" office:value="780">
            <text:p>780</text:p>
          </table:table-cell>
          <table:table-cell table:formula="of:=[.A467]*[.B467]" office:value-type="float" office:value="364260">
            <text:p>364260</text:p>
          </table:table-cell>
          <table:table-cell table:number-columns-repeated="3"/>
        </table:table-row>
        <table:table-row table:style-name="ro2">
          <table:table-cell office:value-type="float" office:value="468">
            <text:p>468</text:p>
          </table:table-cell>
          <table:table-cell table:formula="of:=[$'2014'.$F$2]" office:value-type="float" office:value="780">
            <text:p>780</text:p>
          </table:table-cell>
          <table:table-cell table:formula="of:=[.A468]*[.B468]" office:value-type="float" office:value="365040">
            <text:p>365040</text:p>
          </table:table-cell>
          <table:table-cell table:number-columns-repeated="3"/>
        </table:table-row>
        <table:table-row table:style-name="ro2">
          <table:table-cell office:value-type="float" office:value="469">
            <text:p>469</text:p>
          </table:table-cell>
          <table:table-cell table:formula="of:=[$'2014'.$F$2]" office:value-type="float" office:value="780">
            <text:p>780</text:p>
          </table:table-cell>
          <table:table-cell table:formula="of:=[.A469]*[.B469]" office:value-type="float" office:value="365820">
            <text:p>365820</text:p>
          </table:table-cell>
          <table:table-cell table:number-columns-repeated="3"/>
        </table:table-row>
        <table:table-row table:style-name="ro2">
          <table:table-cell office:value-type="float" office:value="470">
            <text:p>470</text:p>
          </table:table-cell>
          <table:table-cell table:formula="of:=[$'2014'.$F$2]" office:value-type="float" office:value="780">
            <text:p>780</text:p>
          </table:table-cell>
          <table:table-cell table:formula="of:=[.A470]*[.B470]" office:value-type="float" office:value="366600">
            <text:p>366600</text:p>
          </table:table-cell>
          <table:table-cell table:number-columns-repeated="3"/>
        </table:table-row>
        <table:table-row table:style-name="ro2">
          <table:table-cell office:value-type="float" office:value="471">
            <text:p>471</text:p>
          </table:table-cell>
          <table:table-cell table:formula="of:=[$'2014'.$F$2]" office:value-type="float" office:value="780">
            <text:p>780</text:p>
          </table:table-cell>
          <table:table-cell table:formula="of:=[.A471]*[.B471]" office:value-type="float" office:value="367380">
            <text:p>367380</text:p>
          </table:table-cell>
          <table:table-cell table:number-columns-repeated="3"/>
        </table:table-row>
        <table:table-row table:style-name="ro2">
          <table:table-cell office:value-type="float" office:value="472">
            <text:p>472</text:p>
          </table:table-cell>
          <table:table-cell table:formula="of:=[$'2014'.$F$2]" office:value-type="float" office:value="780">
            <text:p>780</text:p>
          </table:table-cell>
          <table:table-cell table:formula="of:=[.A472]*[.B472]" office:value-type="float" office:value="368160">
            <text:p>368160</text:p>
          </table:table-cell>
          <table:table-cell table:number-columns-repeated="3"/>
        </table:table-row>
        <table:table-row table:style-name="ro2">
          <table:table-cell office:value-type="float" office:value="473">
            <text:p>473</text:p>
          </table:table-cell>
          <table:table-cell table:formula="of:=[$'2014'.$F$2]" office:value-type="float" office:value="780">
            <text:p>780</text:p>
          </table:table-cell>
          <table:table-cell table:formula="of:=[.A473]*[.B473]" office:value-type="float" office:value="368940">
            <text:p>368940</text:p>
          </table:table-cell>
          <table:table-cell table:number-columns-repeated="3"/>
        </table:table-row>
        <table:table-row table:style-name="ro2">
          <table:table-cell office:value-type="float" office:value="474">
            <text:p>474</text:p>
          </table:table-cell>
          <table:table-cell table:formula="of:=[$'2014'.$F$2]" office:value-type="float" office:value="780">
            <text:p>780</text:p>
          </table:table-cell>
          <table:table-cell table:formula="of:=[.A474]*[.B474]" office:value-type="float" office:value="369720">
            <text:p>369720</text:p>
          </table:table-cell>
          <table:table-cell table:number-columns-repeated="3"/>
        </table:table-row>
        <table:table-row table:style-name="ro2">
          <table:table-cell office:value-type="float" office:value="475">
            <text:p>475</text:p>
          </table:table-cell>
          <table:table-cell table:formula="of:=[$'2014'.$F$2]" office:value-type="float" office:value="780">
            <text:p>780</text:p>
          </table:table-cell>
          <table:table-cell table:formula="of:=[.A475]*[.B475]" office:value-type="float" office:value="370500">
            <text:p>370500</text:p>
          </table:table-cell>
          <table:table-cell table:number-columns-repeated="3"/>
        </table:table-row>
        <table:table-row table:style-name="ro2">
          <table:table-cell office:value-type="float" office:value="476">
            <text:p>476</text:p>
          </table:table-cell>
          <table:table-cell table:formula="of:=[$'2014'.$F$2]" office:value-type="float" office:value="780">
            <text:p>780</text:p>
          </table:table-cell>
          <table:table-cell table:formula="of:=[.A476]*[.B476]" office:value-type="float" office:value="371280">
            <text:p>371280</text:p>
          </table:table-cell>
          <table:table-cell table:number-columns-repeated="3"/>
        </table:table-row>
        <table:table-row table:style-name="ro2">
          <table:table-cell office:value-type="float" office:value="477">
            <text:p>477</text:p>
          </table:table-cell>
          <table:table-cell table:formula="of:=[$'2014'.$F$2]" office:value-type="float" office:value="780">
            <text:p>780</text:p>
          </table:table-cell>
          <table:table-cell table:formula="of:=[.A477]*[.B477]" office:value-type="float" office:value="372060">
            <text:p>372060</text:p>
          </table:table-cell>
          <table:table-cell table:number-columns-repeated="3"/>
        </table:table-row>
        <table:table-row table:style-name="ro2">
          <table:table-cell office:value-type="float" office:value="478">
            <text:p>478</text:p>
          </table:table-cell>
          <table:table-cell table:formula="of:=[$'2014'.$F$2]" office:value-type="float" office:value="780">
            <text:p>780</text:p>
          </table:table-cell>
          <table:table-cell table:formula="of:=[.A478]*[.B478]" office:value-type="float" office:value="372840">
            <text:p>372840</text:p>
          </table:table-cell>
          <table:table-cell table:number-columns-repeated="3"/>
        </table:table-row>
        <table:table-row table:style-name="ro2">
          <table:table-cell office:value-type="float" office:value="479">
            <text:p>479</text:p>
          </table:table-cell>
          <table:table-cell table:formula="of:=[$'2014'.$F$2]" office:value-type="float" office:value="780">
            <text:p>780</text:p>
          </table:table-cell>
          <table:table-cell table:formula="of:=[.A479]*[.B479]" office:value-type="float" office:value="373620">
            <text:p>373620</text:p>
          </table:table-cell>
          <table:table-cell table:number-columns-repeated="3"/>
        </table:table-row>
        <table:table-row table:style-name="ro2">
          <table:table-cell office:value-type="float" office:value="480">
            <text:p>480</text:p>
          </table:table-cell>
          <table:table-cell table:formula="of:=[$'2014'.$F$2]" office:value-type="float" office:value="780">
            <text:p>780</text:p>
          </table:table-cell>
          <table:table-cell table:formula="of:=[.A480]*[.B480]" office:value-type="float" office:value="374400">
            <text:p>374400</text:p>
          </table:table-cell>
          <table:table-cell table:number-columns-repeated="3"/>
        </table:table-row>
        <table:table-row table:style-name="ro2">
          <table:table-cell office:value-type="float" office:value="481">
            <text:p>481</text:p>
          </table:table-cell>
          <table:table-cell table:formula="of:=[$'2014'.$F$2]" office:value-type="float" office:value="780">
            <text:p>780</text:p>
          </table:table-cell>
          <table:table-cell table:formula="of:=[.A481]*[.B481]" office:value-type="float" office:value="375180">
            <text:p>375180</text:p>
          </table:table-cell>
          <table:table-cell table:number-columns-repeated="3"/>
        </table:table-row>
        <table:table-row table:style-name="ro2">
          <table:table-cell office:value-type="float" office:value="482">
            <text:p>482</text:p>
          </table:table-cell>
          <table:table-cell table:formula="of:=[$'2014'.$F$2]" office:value-type="float" office:value="780">
            <text:p>780</text:p>
          </table:table-cell>
          <table:table-cell table:formula="of:=[.A482]*[.B482]" office:value-type="float" office:value="375960">
            <text:p>375960</text:p>
          </table:table-cell>
          <table:table-cell table:number-columns-repeated="3"/>
        </table:table-row>
        <table:table-row table:style-name="ro2">
          <table:table-cell office:value-type="float" office:value="483">
            <text:p>483</text:p>
          </table:table-cell>
          <table:table-cell table:formula="of:=[$'2014'.$F$2]" office:value-type="float" office:value="780">
            <text:p>780</text:p>
          </table:table-cell>
          <table:table-cell table:formula="of:=[.A483]*[.B483]" office:value-type="float" office:value="376740">
            <text:p>376740</text:p>
          </table:table-cell>
          <table:table-cell table:number-columns-repeated="3"/>
        </table:table-row>
        <table:table-row table:style-name="ro2">
          <table:table-cell office:value-type="float" office:value="484">
            <text:p>484</text:p>
          </table:table-cell>
          <table:table-cell table:formula="of:=[$'2014'.$F$2]" office:value-type="float" office:value="780">
            <text:p>780</text:p>
          </table:table-cell>
          <table:table-cell table:formula="of:=[.A484]*[.B484]" office:value-type="float" office:value="377520">
            <text:p>377520</text:p>
          </table:table-cell>
          <table:table-cell table:number-columns-repeated="3"/>
        </table:table-row>
        <table:table-row table:style-name="ro2">
          <table:table-cell office:value-type="float" office:value="485">
            <text:p>485</text:p>
          </table:table-cell>
          <table:table-cell table:formula="of:=[$'2014'.$F$2]" office:value-type="float" office:value="780">
            <text:p>780</text:p>
          </table:table-cell>
          <table:table-cell table:formula="of:=[.A485]*[.B485]" office:value-type="float" office:value="378300">
            <text:p>378300</text:p>
          </table:table-cell>
          <table:table-cell table:number-columns-repeated="3"/>
        </table:table-row>
        <table:table-row table:style-name="ro2">
          <table:table-cell office:value-type="float" office:value="486">
            <text:p>486</text:p>
          </table:table-cell>
          <table:table-cell table:formula="of:=[$'2014'.$F$2]" office:value-type="float" office:value="780">
            <text:p>780</text:p>
          </table:table-cell>
          <table:table-cell table:formula="of:=[.A486]*[.B486]" office:value-type="float" office:value="379080">
            <text:p>379080</text:p>
          </table:table-cell>
          <table:table-cell table:number-columns-repeated="3"/>
        </table:table-row>
        <table:table-row table:style-name="ro2">
          <table:table-cell office:value-type="float" office:value="487">
            <text:p>487</text:p>
          </table:table-cell>
          <table:table-cell table:formula="of:=[$'2014'.$F$2]" office:value-type="float" office:value="780">
            <text:p>780</text:p>
          </table:table-cell>
          <table:table-cell table:formula="of:=[.A487]*[.B487]" office:value-type="float" office:value="379860">
            <text:p>379860</text:p>
          </table:table-cell>
          <table:table-cell table:number-columns-repeated="3"/>
        </table:table-row>
        <table:table-row table:style-name="ro2">
          <table:table-cell office:value-type="float" office:value="488">
            <text:p>488</text:p>
          </table:table-cell>
          <table:table-cell table:formula="of:=[$'2014'.$F$2]" office:value-type="float" office:value="780">
            <text:p>780</text:p>
          </table:table-cell>
          <table:table-cell table:formula="of:=[.A488]*[.B488]" office:value-type="float" office:value="380640">
            <text:p>380640</text:p>
          </table:table-cell>
          <table:table-cell table:number-columns-repeated="3"/>
        </table:table-row>
        <table:table-row table:style-name="ro2">
          <table:table-cell office:value-type="float" office:value="489">
            <text:p>489</text:p>
          </table:table-cell>
          <table:table-cell table:formula="of:=[$'2014'.$F$2]" office:value-type="float" office:value="780">
            <text:p>780</text:p>
          </table:table-cell>
          <table:table-cell table:formula="of:=[.A489]*[.B489]" office:value-type="float" office:value="381420">
            <text:p>381420</text:p>
          </table:table-cell>
          <table:table-cell table:number-columns-repeated="3"/>
        </table:table-row>
        <table:table-row table:style-name="ro2">
          <table:table-cell office:value-type="float" office:value="490">
            <text:p>490</text:p>
          </table:table-cell>
          <table:table-cell table:formula="of:=[$'2014'.$F$2]" office:value-type="float" office:value="780">
            <text:p>780</text:p>
          </table:table-cell>
          <table:table-cell table:formula="of:=[.A490]*[.B490]" office:value-type="float" office:value="382200">
            <text:p>382200</text:p>
          </table:table-cell>
          <table:table-cell table:number-columns-repeated="3"/>
        </table:table-row>
        <table:table-row table:style-name="ro2">
          <table:table-cell office:value-type="float" office:value="491">
            <text:p>491</text:p>
          </table:table-cell>
          <table:table-cell table:formula="of:=[$'2014'.$F$2]" office:value-type="float" office:value="780">
            <text:p>780</text:p>
          </table:table-cell>
          <table:table-cell table:formula="of:=[.A491]*[.B491]" office:value-type="float" office:value="382980">
            <text:p>382980</text:p>
          </table:table-cell>
          <table:table-cell table:number-columns-repeated="3"/>
        </table:table-row>
        <table:table-row table:style-name="ro2">
          <table:table-cell office:value-type="float" office:value="492">
            <text:p>492</text:p>
          </table:table-cell>
          <table:table-cell table:formula="of:=[$'2014'.$F$2]" office:value-type="float" office:value="780">
            <text:p>780</text:p>
          </table:table-cell>
          <table:table-cell table:formula="of:=[.A492]*[.B492]" office:value-type="float" office:value="383760">
            <text:p>383760</text:p>
          </table:table-cell>
          <table:table-cell table:number-columns-repeated="3"/>
        </table:table-row>
        <table:table-row table:style-name="ro2">
          <table:table-cell office:value-type="float" office:value="493">
            <text:p>493</text:p>
          </table:table-cell>
          <table:table-cell table:formula="of:=[$'2014'.$F$2]" office:value-type="float" office:value="780">
            <text:p>780</text:p>
          </table:table-cell>
          <table:table-cell table:formula="of:=[.A493]*[.B493]" office:value-type="float" office:value="384540">
            <text:p>384540</text:p>
          </table:table-cell>
          <table:table-cell table:number-columns-repeated="3"/>
        </table:table-row>
        <table:table-row table:style-name="ro2">
          <table:table-cell office:value-type="float" office:value="494">
            <text:p>494</text:p>
          </table:table-cell>
          <table:table-cell table:formula="of:=[$'2014'.$F$2]" office:value-type="float" office:value="780">
            <text:p>780</text:p>
          </table:table-cell>
          <table:table-cell table:formula="of:=[.A494]*[.B494]" office:value-type="float" office:value="385320">
            <text:p>385320</text:p>
          </table:table-cell>
          <table:table-cell table:number-columns-repeated="3"/>
        </table:table-row>
        <table:table-row table:style-name="ro2">
          <table:table-cell office:value-type="float" office:value="495">
            <text:p>495</text:p>
          </table:table-cell>
          <table:table-cell table:formula="of:=[$'2014'.$F$2]" office:value-type="float" office:value="780">
            <text:p>780</text:p>
          </table:table-cell>
          <table:table-cell table:formula="of:=[.A495]*[.B495]" office:value-type="float" office:value="386100">
            <text:p>386100</text:p>
          </table:table-cell>
          <table:table-cell table:number-columns-repeated="3"/>
        </table:table-row>
        <table:table-row table:style-name="ro2">
          <table:table-cell office:value-type="float" office:value="496">
            <text:p>496</text:p>
          </table:table-cell>
          <table:table-cell table:formula="of:=[$'2014'.$F$2]" office:value-type="float" office:value="780">
            <text:p>780</text:p>
          </table:table-cell>
          <table:table-cell table:formula="of:=[.A496]*[.B496]" office:value-type="float" office:value="386880">
            <text:p>386880</text:p>
          </table:table-cell>
          <table:table-cell table:number-columns-repeated="3"/>
        </table:table-row>
        <table:table-row table:style-name="ro2">
          <table:table-cell office:value-type="float" office:value="497">
            <text:p>497</text:p>
          </table:table-cell>
          <table:table-cell table:formula="of:=[$'2014'.$F$2]" office:value-type="float" office:value="780">
            <text:p>780</text:p>
          </table:table-cell>
          <table:table-cell table:formula="of:=[.A497]*[.B497]" office:value-type="float" office:value="387660">
            <text:p>387660</text:p>
          </table:table-cell>
          <table:table-cell table:number-columns-repeated="3"/>
        </table:table-row>
        <table:table-row table:style-name="ro2">
          <table:table-cell office:value-type="float" office:value="498">
            <text:p>498</text:p>
          </table:table-cell>
          <table:table-cell table:formula="of:=[$'2014'.$F$2]" office:value-type="float" office:value="780">
            <text:p>780</text:p>
          </table:table-cell>
          <table:table-cell table:formula="of:=[.A498]*[.B498]" office:value-type="float" office:value="388440">
            <text:p>388440</text:p>
          </table:table-cell>
          <table:table-cell table:number-columns-repeated="3"/>
        </table:table-row>
        <table:table-row table:style-name="ro2">
          <table:table-cell office:value-type="float" office:value="499">
            <text:p>499</text:p>
          </table:table-cell>
          <table:table-cell table:formula="of:=[$'2014'.$F$2]" office:value-type="float" office:value="780">
            <text:p>780</text:p>
          </table:table-cell>
          <table:table-cell table:formula="of:=[.A499]*[.B499]" office:value-type="float" office:value="389220">
            <text:p>389220</text:p>
          </table:table-cell>
          <table:table-cell table:number-columns-repeated="3"/>
        </table:table-row>
        <table:table-row table:style-name="ro2">
          <table:table-cell office:value-type="float" office:value="500">
            <text:p>500</text:p>
          </table:table-cell>
          <table:table-cell table:formula="of:=[$'2014'.$F$2]" office:value-type="float" office:value="780">
            <text:p>780</text:p>
          </table:table-cell>
          <table:table-cell table:formula="of:=[.A500]*[.B500]" office:value-type="float" office:value="390000">
            <text:p>390000</text:p>
          </table:table-cell>
          <table:table-cell table:number-columns-repeated="3"/>
        </table:table-row>
      </table:table>
      <table:table table:name="2015" table:style-name="ta1"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27040">
            <text:p>27040</text:p>
          </table:table-cell>
          <table:table-cell table:formula="of:=[$'2015'.$E$2]" office:value-type="float" office:value="27040">
            <text:p>27040</text:p>
          </table:table-cell>
          <table:table-cell/>
          <table:table-cell office:value-type="string">
            <text:p>Min (up to 30)</text:p>
          </table:table-cell>
          <table:table-cell office:value-type="string">
            <text:p>Per user &gt; 3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13520">
            <text:p>13520</text:p>
          </table:table-cell>
          <table:table-cell table:formula="of:=[$'2015'.$E$2]" office:value-type="float" office:value="27040">
            <text:p>27040</text:p>
          </table:table-cell>
          <table:table-cell/>
          <table:table-cell table:formula="of:=['2014'.E2]*1.04" office:value-type="float" office:value="27040">
            <text:p>27040</text:p>
          </table:table-cell>
          <table:table-cell table:formula="of:=['2014'.F2]*1.04" office:value-type="float" office:value="811.2">
            <text:p>811,2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9013.33333333333">
            <text:p>9013,3333333333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6760">
            <text:p>6760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[.C2]/[.A5]" office:value-type="float" office:value="5408">
            <text:p>5408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formula="of:=[.C6]/[.A6]" office:value-type="float" office:value="4506.66666666667">
            <text:p>4506,6666666667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formula="of:=[.C7]/[.A7]" office:value-type="float" office:value="3862.85714285714">
            <text:p>3862,8571428572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[.C8]/[.A8]" office:value-type="float" office:value="3380">
            <text:p>3380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[.C9]/[.A9]" office:value-type="float" office:value="3004.44444444444">
            <text:p>3004,4444444445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[.C10]/[.A10]" office:value-type="float" office:value="2704">
            <text:p>2704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formula="of:=[.C11]/[.A11]" office:value-type="float" office:value="2458.18181818182">
            <text:p>2458,1818181818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formula="of:=[.C12]/[.A12]" office:value-type="float" office:value="2253.33333333333">
            <text:p>2253,3333333333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formula="of:=[.C13]/[.A13]" office:value-type="float" office:value="2080">
            <text:p>2080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formula="of:=[.C14]/[.A14]" office:value-type="float" office:value="1931.42857142857">
            <text:p>1931,4285714286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formula="of:=[.C15]/[.A15]" office:value-type="float" office:value="1802.66666666667">
            <text:p>1802,6666666667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formula="of:=[.C16]/[.A16]" office:value-type="float" office:value="1690">
            <text:p>1690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formula="of:=[.C17]/[.A17]" office:value-type="float" office:value="1590.58823529412">
            <text:p>1590,5882352941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formula="of:=[.C18]/[.A18]" office:value-type="float" office:value="1502.22222222222">
            <text:p>1502,2222222222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formula="of:=[.C19]/[.A19]" office:value-type="float" office:value="1423.15789473684">
            <text:p>1423,1578947369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formula="of:=[.C20]/[.A20]" office:value-type="float" office:value="1352">
            <text:p>1352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formula="of:=[.C21]/[.A21]" office:value-type="float" office:value="1287.61904761905">
            <text:p>1287,6190476191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formula="of:=[.C22]/[.A22]" office:value-type="float" office:value="1229.09090909091">
            <text:p>1229,0909090909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formula="of:=[.C23]/[.A23]" office:value-type="float" office:value="1175.65217391304">
            <text:p>1175,6521739131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formula="of:=[.C24]/[.A24]" office:value-type="float" office:value="1126.66666666667">
            <text:p>1126,6666666667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formula="of:=[.C25]/[.A25]" office:value-type="float" office:value="1081.6">
            <text:p>1081,6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formula="of:=[.C26]/[.A26]" office:value-type="float" office:value="1040">
            <text:p>1040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formula="of:=[.C27]/[.A27]" office:value-type="float" office:value="1001.48148148148">
            <text:p>1001,4814814815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formula="of:=[.C28]/[.A28]" office:value-type="float" office:value="965.714285714286">
            <text:p>965,7142857143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formula="of:=[.C29]/[.A29]" office:value-type="float" office:value="932.413793103448">
            <text:p>932,4137931034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[.C30]/[.A30]" office:value-type="float" office:value="901.333333333333">
            <text:p>901,3333333333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formula="of:=[$'2015'.$F$2]" office:value-type="float" office:value="811.2">
            <text:p>811,2</text:p>
          </table:table-cell>
          <table:table-cell table:formula="of:=[.A31]*[.B31]" office:value-type="float" office:value="25147.2">
            <text:p>25147,2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formula="of:=[$'2015'.$F$2]" office:value-type="float" office:value="811.2">
            <text:p>811,2</text:p>
          </table:table-cell>
          <table:table-cell table:formula="of:=[.A32]*[.B32]" office:value-type="float" office:value="25958.4">
            <text:p>25958,4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formula="of:=[$'2015'.$F$2]" office:value-type="float" office:value="811.2">
            <text:p>811,2</text:p>
          </table:table-cell>
          <table:table-cell table:formula="of:=[.A33]*[.B33]" office:value-type="float" office:value="26769.6">
            <text:p>26769,6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formula="of:=[$'2015'.$F$2]" office:value-type="float" office:value="811.2">
            <text:p>811,2</text:p>
          </table:table-cell>
          <table:table-cell table:formula="of:=[.A34]*[.B34]" office:value-type="float" office:value="27580.8">
            <text:p>27580,8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formula="of:=[$'2015'.$F$2]" office:value-type="float" office:value="811.2">
            <text:p>811,2</text:p>
          </table:table-cell>
          <table:table-cell table:formula="of:=[.A35]*[.B35]" office:value-type="float" office:value="28392">
            <text:p>28392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formula="of:=[$'2015'.$F$2]" office:value-type="float" office:value="811.2">
            <text:p>811,2</text:p>
          </table:table-cell>
          <table:table-cell table:formula="of:=[.A36]*[.B36]" office:value-type="float" office:value="29203.2">
            <text:p>29203,2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formula="of:=[$'2015'.$F$2]" office:value-type="float" office:value="811.2">
            <text:p>811,2</text:p>
          </table:table-cell>
          <table:table-cell table:formula="of:=[.A37]*[.B37]" office:value-type="float" office:value="30014.4">
            <text:p>30014,4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formula="of:=[$'2015'.$F$2]" office:value-type="float" office:value="811.2">
            <text:p>811,2</text:p>
          </table:table-cell>
          <table:table-cell table:formula="of:=[.A38]*[.B38]" office:value-type="float" office:value="30825.6">
            <text:p>30825,6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formula="of:=[$'2015'.$F$2]" office:value-type="float" office:value="811.2">
            <text:p>811,2</text:p>
          </table:table-cell>
          <table:table-cell table:formula="of:=[.A39]*[.B39]" office:value-type="float" office:value="31636.8">
            <text:p>31636,8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formula="of:=[$'2015'.$F$2]" office:value-type="float" office:value="811.2">
            <text:p>811,2</text:p>
          </table:table-cell>
          <table:table-cell table:formula="of:=[.A40]*[.B40]" office:value-type="float" office:value="32448">
            <text:p>32448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formula="of:=[$'2015'.$F$2]" office:value-type="float" office:value="811.2">
            <text:p>811,2</text:p>
          </table:table-cell>
          <table:table-cell table:formula="of:=[.A41]*[.B41]" office:value-type="float" office:value="33259.2">
            <text:p>33259,2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formula="of:=[$'2015'.$F$2]" office:value-type="float" office:value="811.2">
            <text:p>811,2</text:p>
          </table:table-cell>
          <table:table-cell table:formula="of:=[.A42]*[.B42]" office:value-type="float" office:value="34070.4">
            <text:p>34070,4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formula="of:=[$'2015'.$F$2]" office:value-type="float" office:value="811.2">
            <text:p>811,2</text:p>
          </table:table-cell>
          <table:table-cell table:formula="of:=[.A43]*[.B43]" office:value-type="float" office:value="34881.6">
            <text:p>34881,6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formula="of:=[$'2015'.$F$2]" office:value-type="float" office:value="811.2">
            <text:p>811,2</text:p>
          </table:table-cell>
          <table:table-cell table:formula="of:=[.A44]*[.B44]" office:value-type="float" office:value="35692.8">
            <text:p>35692,8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formula="of:=[$'2015'.$F$2]" office:value-type="float" office:value="811.2">
            <text:p>811,2</text:p>
          </table:table-cell>
          <table:table-cell table:formula="of:=[.A45]*[.B45]" office:value-type="float" office:value="36504">
            <text:p>36504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formula="of:=[$'2015'.$F$2]" office:value-type="float" office:value="811.2">
            <text:p>811,2</text:p>
          </table:table-cell>
          <table:table-cell table:formula="of:=[.A46]*[.B46]" office:value-type="float" office:value="37315.2">
            <text:p>37315,2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formula="of:=[$'2015'.$F$2]" office:value-type="float" office:value="811.2">
            <text:p>811,2</text:p>
          </table:table-cell>
          <table:table-cell table:formula="of:=[.A47]*[.B47]" office:value-type="float" office:value="38126.4">
            <text:p>38126,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formula="of:=[$'2015'.$F$2]" office:value-type="float" office:value="811.2">
            <text:p>811,2</text:p>
          </table:table-cell>
          <table:table-cell table:formula="of:=[.A48]*[.B48]" office:value-type="float" office:value="38937.6">
            <text:p>38937,6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formula="of:=[$'2015'.$F$2]" office:value-type="float" office:value="811.2">
            <text:p>811,2</text:p>
          </table:table-cell>
          <table:table-cell table:formula="of:=[.A49]*[.B49]" office:value-type="float" office:value="39748.8">
            <text:p>39748,8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formula="of:=[$'2015'.$F$2]" office:value-type="float" office:value="811.2">
            <text:p>811,2</text:p>
          </table:table-cell>
          <table:table-cell table:formula="of:=[.A50]*[.B50]" office:value-type="float" office:value="40560">
            <text:p>40560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formula="of:=[$'2015'.$F$2]" office:value-type="float" office:value="811.2">
            <text:p>811,2</text:p>
          </table:table-cell>
          <table:table-cell table:formula="of:=[.A51]*[.B51]" office:value-type="float" office:value="41371.2">
            <text:p>41371,2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formula="of:=[$'2015'.$F$2]" office:value-type="float" office:value="811.2">
            <text:p>811,2</text:p>
          </table:table-cell>
          <table:table-cell table:formula="of:=[.A52]*[.B52]" office:value-type="float" office:value="42182.4">
            <text:p>42182,4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formula="of:=[$'2015'.$F$2]" office:value-type="float" office:value="811.2">
            <text:p>811,2</text:p>
          </table:table-cell>
          <table:table-cell table:formula="of:=[.A53]*[.B53]" office:value-type="float" office:value="42993.6">
            <text:p>42993,6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formula="of:=[$'2015'.$F$2]" office:value-type="float" office:value="811.2">
            <text:p>811,2</text:p>
          </table:table-cell>
          <table:table-cell table:formula="of:=[.A54]*[.B54]" office:value-type="float" office:value="43804.8">
            <text:p>43804,8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formula="of:=[$'2015'.$F$2]" office:value-type="float" office:value="811.2">
            <text:p>811,2</text:p>
          </table:table-cell>
          <table:table-cell table:formula="of:=[.A55]*[.B55]" office:value-type="float" office:value="44616">
            <text:p>44616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formula="of:=[$'2015'.$F$2]" office:value-type="float" office:value="811.2">
            <text:p>811,2</text:p>
          </table:table-cell>
          <table:table-cell table:formula="of:=[.A56]*[.B56]" office:value-type="float" office:value="45427.2">
            <text:p>45427,2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formula="of:=[$'2015'.$F$2]" office:value-type="float" office:value="811.2">
            <text:p>811,2</text:p>
          </table:table-cell>
          <table:table-cell table:formula="of:=[.A57]*[.B57]" office:value-type="float" office:value="46238.4">
            <text:p>46238,4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formula="of:=[$'2015'.$F$2]" office:value-type="float" office:value="811.2">
            <text:p>811,2</text:p>
          </table:table-cell>
          <table:table-cell table:formula="of:=[.A58]*[.B58]" office:value-type="float" office:value="47049.6">
            <text:p>47049,6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formula="of:=[$'2015'.$F$2]" office:value-type="float" office:value="811.2">
            <text:p>811,2</text:p>
          </table:table-cell>
          <table:table-cell table:formula="of:=[.A59]*[.B59]" office:value-type="float" office:value="47860.8">
            <text:p>47860,8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formula="of:=[$'2015'.$F$2]" office:value-type="float" office:value="811.2">
            <text:p>811,2</text:p>
          </table:table-cell>
          <table:table-cell table:formula="of:=[.A60]*[.B60]" office:value-type="float" office:value="48672">
            <text:p>48672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formula="of:=[$'2015'.$F$2]" office:value-type="float" office:value="811.2">
            <text:p>811,2</text:p>
          </table:table-cell>
          <table:table-cell table:formula="of:=[.A61]*[.B61]" office:value-type="float" office:value="49483.2">
            <text:p>49483,2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formula="of:=[$'2015'.$F$2]" office:value-type="float" office:value="811.2">
            <text:p>811,2</text:p>
          </table:table-cell>
          <table:table-cell table:formula="of:=[.A62]*[.B62]" office:value-type="float" office:value="50294.4">
            <text:p>50294,4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formula="of:=[$'2015'.$F$2]" office:value-type="float" office:value="811.2">
            <text:p>811,2</text:p>
          </table:table-cell>
          <table:table-cell table:formula="of:=[.A63]*[.B63]" office:value-type="float" office:value="51105.6">
            <text:p>51105,6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formula="of:=[$'2015'.$F$2]" office:value-type="float" office:value="811.2">
            <text:p>811,2</text:p>
          </table:table-cell>
          <table:table-cell table:formula="of:=[.A64]*[.B64]" office:value-type="float" office:value="51916.8">
            <text:p>51916,8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formula="of:=[$'2015'.$F$2]" office:value-type="float" office:value="811.2">
            <text:p>811,2</text:p>
          </table:table-cell>
          <table:table-cell table:formula="of:=[.A65]*[.B65]" office:value-type="float" office:value="52728">
            <text:p>52728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formula="of:=[$'2015'.$F$2]" office:value-type="float" office:value="811.2">
            <text:p>811,2</text:p>
          </table:table-cell>
          <table:table-cell table:formula="of:=[.A66]*[.B66]" office:value-type="float" office:value="53539.2">
            <text:p>53539,2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formula="of:=[$'2015'.$F$2]" office:value-type="float" office:value="811.2">
            <text:p>811,2</text:p>
          </table:table-cell>
          <table:table-cell table:formula="of:=[.A67]*[.B67]" office:value-type="float" office:value="54350.4">
            <text:p>54350,4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formula="of:=[$'2015'.$F$2]" office:value-type="float" office:value="811.2">
            <text:p>811,2</text:p>
          </table:table-cell>
          <table:table-cell table:formula="of:=[.A68]*[.B68]" office:value-type="float" office:value="55161.6">
            <text:p>55161,6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formula="of:=[$'2015'.$F$2]" office:value-type="float" office:value="811.2">
            <text:p>811,2</text:p>
          </table:table-cell>
          <table:table-cell table:formula="of:=[.A69]*[.B69]" office:value-type="float" office:value="55972.8">
            <text:p>55972,8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formula="of:=[$'2015'.$F$2]" office:value-type="float" office:value="811.2">
            <text:p>811,2</text:p>
          </table:table-cell>
          <table:table-cell table:formula="of:=[.A70]*[.B70]" office:value-type="float" office:value="56784">
            <text:p>56784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formula="of:=[$'2015'.$F$2]" office:value-type="float" office:value="811.2">
            <text:p>811,2</text:p>
          </table:table-cell>
          <table:table-cell table:formula="of:=[.A71]*[.B71]" office:value-type="float" office:value="57595.2">
            <text:p>57595,2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formula="of:=[$'2015'.$F$2]" office:value-type="float" office:value="811.2">
            <text:p>811,2</text:p>
          </table:table-cell>
          <table:table-cell table:formula="of:=[.A72]*[.B72]" office:value-type="float" office:value="58406.4">
            <text:p>58406,4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formula="of:=[$'2015'.$F$2]" office:value-type="float" office:value="811.2">
            <text:p>811,2</text:p>
          </table:table-cell>
          <table:table-cell table:formula="of:=[.A73]*[.B73]" office:value-type="float" office:value="59217.6">
            <text:p>59217,6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formula="of:=[$'2015'.$F$2]" office:value-type="float" office:value="811.2">
            <text:p>811,2</text:p>
          </table:table-cell>
          <table:table-cell table:formula="of:=[.A74]*[.B74]" office:value-type="float" office:value="60028.8">
            <text:p>60028,8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formula="of:=[$'2015'.$F$2]" office:value-type="float" office:value="811.2">
            <text:p>811,2</text:p>
          </table:table-cell>
          <table:table-cell table:formula="of:=[.A75]*[.B75]" office:value-type="float" office:value="60840">
            <text:p>60840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formula="of:=[$'2015'.$F$2]" office:value-type="float" office:value="811.2">
            <text:p>811,2</text:p>
          </table:table-cell>
          <table:table-cell table:formula="of:=[.A76]*[.B76]" office:value-type="float" office:value="61651.2">
            <text:p>61651,2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formula="of:=[$'2015'.$F$2]" office:value-type="float" office:value="811.2">
            <text:p>811,2</text:p>
          </table:table-cell>
          <table:table-cell table:formula="of:=[.A77]*[.B77]" office:value-type="float" office:value="62462.4">
            <text:p>62462,4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formula="of:=[$'2015'.$F$2]" office:value-type="float" office:value="811.2">
            <text:p>811,2</text:p>
          </table:table-cell>
          <table:table-cell table:formula="of:=[.A78]*[.B78]" office:value-type="float" office:value="63273.6">
            <text:p>63273,6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formula="of:=[$'2015'.$F$2]" office:value-type="float" office:value="811.2">
            <text:p>811,2</text:p>
          </table:table-cell>
          <table:table-cell table:formula="of:=[.A79]*[.B79]" office:value-type="float" office:value="64084.8">
            <text:p>64084,8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formula="of:=[$'2015'.$F$2]" office:value-type="float" office:value="811.2">
            <text:p>811,2</text:p>
          </table:table-cell>
          <table:table-cell table:formula="of:=[.A80]*[.B80]" office:value-type="float" office:value="64896">
            <text:p>64896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formula="of:=[$'2015'.$F$2]" office:value-type="float" office:value="811.2">
            <text:p>811,2</text:p>
          </table:table-cell>
          <table:table-cell table:formula="of:=[.A81]*[.B81]" office:value-type="float" office:value="65707.2">
            <text:p>65707,2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formula="of:=[$'2015'.$F$2]" office:value-type="float" office:value="811.2">
            <text:p>811,2</text:p>
          </table:table-cell>
          <table:table-cell table:formula="of:=[.A82]*[.B82]" office:value-type="float" office:value="66518.4">
            <text:p>66518,4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formula="of:=[$'2015'.$F$2]" office:value-type="float" office:value="811.2">
            <text:p>811,2</text:p>
          </table:table-cell>
          <table:table-cell table:formula="of:=[.A83]*[.B83]" office:value-type="float" office:value="67329.6">
            <text:p>67329,6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formula="of:=[$'2015'.$F$2]" office:value-type="float" office:value="811.2">
            <text:p>811,2</text:p>
          </table:table-cell>
          <table:table-cell table:formula="of:=[.A84]*[.B84]" office:value-type="float" office:value="68140.8">
            <text:p>68140,8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formula="of:=[$'2015'.$F$2]" office:value-type="float" office:value="811.2">
            <text:p>811,2</text:p>
          </table:table-cell>
          <table:table-cell table:formula="of:=[.A85]*[.B85]" office:value-type="float" office:value="68952">
            <text:p>68952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formula="of:=[$'2015'.$F$2]" office:value-type="float" office:value="811.2">
            <text:p>811,2</text:p>
          </table:table-cell>
          <table:table-cell table:formula="of:=[.A86]*[.B86]" office:value-type="float" office:value="69763.2">
            <text:p>69763,2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formula="of:=[$'2015'.$F$2]" office:value-type="float" office:value="811.2">
            <text:p>811,2</text:p>
          </table:table-cell>
          <table:table-cell table:formula="of:=[.A87]*[.B87]" office:value-type="float" office:value="70574.4">
            <text:p>70574,4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formula="of:=[$'2015'.$F$2]" office:value-type="float" office:value="811.2">
            <text:p>811,2</text:p>
          </table:table-cell>
          <table:table-cell table:formula="of:=[.A88]*[.B88]" office:value-type="float" office:value="71385.6">
            <text:p>71385,6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formula="of:=[$'2015'.$F$2]" office:value-type="float" office:value="811.2">
            <text:p>811,2</text:p>
          </table:table-cell>
          <table:table-cell table:formula="of:=[.A89]*[.B89]" office:value-type="float" office:value="72196.8">
            <text:p>72196,8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formula="of:=[$'2015'.$F$2]" office:value-type="float" office:value="811.2">
            <text:p>811,2</text:p>
          </table:table-cell>
          <table:table-cell table:formula="of:=[.A90]*[.B90]" office:value-type="float" office:value="73008">
            <text:p>73008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formula="of:=[$'2015'.$F$2]" office:value-type="float" office:value="811.2">
            <text:p>811,2</text:p>
          </table:table-cell>
          <table:table-cell table:formula="of:=[.A91]*[.B91]" office:value-type="float" office:value="73819.2">
            <text:p>73819,2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formula="of:=[$'2015'.$F$2]" office:value-type="float" office:value="811.2">
            <text:p>811,2</text:p>
          </table:table-cell>
          <table:table-cell table:formula="of:=[.A92]*[.B92]" office:value-type="float" office:value="74630.4">
            <text:p>74630,4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formula="of:=[$'2015'.$F$2]" office:value-type="float" office:value="811.2">
            <text:p>811,2</text:p>
          </table:table-cell>
          <table:table-cell table:formula="of:=[.A93]*[.B93]" office:value-type="float" office:value="75441.6">
            <text:p>75441,6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formula="of:=[$'2015'.$F$2]" office:value-type="float" office:value="811.2">
            <text:p>811,2</text:p>
          </table:table-cell>
          <table:table-cell table:formula="of:=[.A94]*[.B94]" office:value-type="float" office:value="76252.8">
            <text:p>76252,8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formula="of:=[$'2015'.$F$2]" office:value-type="float" office:value="811.2">
            <text:p>811,2</text:p>
          </table:table-cell>
          <table:table-cell table:formula="of:=[.A95]*[.B95]" office:value-type="float" office:value="77064">
            <text:p>77064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formula="of:=[$'2015'.$F$2]" office:value-type="float" office:value="811.2">
            <text:p>811,2</text:p>
          </table:table-cell>
          <table:table-cell table:formula="of:=[.A96]*[.B96]" office:value-type="float" office:value="77875.2">
            <text:p>77875,2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formula="of:=[$'2015'.$F$2]" office:value-type="float" office:value="811.2">
            <text:p>811,2</text:p>
          </table:table-cell>
          <table:table-cell table:formula="of:=[.A97]*[.B97]" office:value-type="float" office:value="78686.4">
            <text:p>78686,4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formula="of:=[$'2015'.$F$2]" office:value-type="float" office:value="811.2">
            <text:p>811,2</text:p>
          </table:table-cell>
          <table:table-cell table:formula="of:=[.A98]*[.B98]" office:value-type="float" office:value="79497.6">
            <text:p>79497,6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formula="of:=[$'2015'.$F$2]" office:value-type="float" office:value="811.2">
            <text:p>811,2</text:p>
          </table:table-cell>
          <table:table-cell table:formula="of:=[.A99]*[.B99]" office:value-type="float" office:value="80308.8">
            <text:p>80308,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formula="of:=[$'2015'.$F$2]" office:value-type="float" office:value="811.2">
            <text:p>811,2</text:p>
          </table:table-cell>
          <table:table-cell table:formula="of:=[.A100]*[.B100]" office:value-type="float" office:value="81120">
            <text:p>81120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formula="of:=[$'2015'.$F$2]" office:value-type="float" office:value="811.2">
            <text:p>811,2</text:p>
          </table:table-cell>
          <table:table-cell table:formula="of:=[.A101]*[.B101]" office:value-type="float" office:value="81931.2">
            <text:p>81931,2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formula="of:=[$'2015'.$F$2]" office:value-type="float" office:value="811.2">
            <text:p>811,2</text:p>
          </table:table-cell>
          <table:table-cell table:formula="of:=[.A102]*[.B102]" office:value-type="float" office:value="82742.4">
            <text:p>82742,4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formula="of:=[$'2015'.$F$2]" office:value-type="float" office:value="811.2">
            <text:p>811,2</text:p>
          </table:table-cell>
          <table:table-cell table:formula="of:=[.A103]*[.B103]" office:value-type="float" office:value="83553.6">
            <text:p>83553,6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formula="of:=[$'2015'.$F$2]" office:value-type="float" office:value="811.2">
            <text:p>811,2</text:p>
          </table:table-cell>
          <table:table-cell table:formula="of:=[.A104]*[.B104]" office:value-type="float" office:value="84364.8">
            <text:p>84364,8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formula="of:=[$'2015'.$F$2]" office:value-type="float" office:value="811.2">
            <text:p>811,2</text:p>
          </table:table-cell>
          <table:table-cell table:formula="of:=[.A105]*[.B105]" office:value-type="float" office:value="85176">
            <text:p>85176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formula="of:=[$'2015'.$F$2]" office:value-type="float" office:value="811.2">
            <text:p>811,2</text:p>
          </table:table-cell>
          <table:table-cell table:formula="of:=[.A106]*[.B106]" office:value-type="float" office:value="85987.2">
            <text:p>85987,2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formula="of:=[$'2015'.$F$2]" office:value-type="float" office:value="811.2">
            <text:p>811,2</text:p>
          </table:table-cell>
          <table:table-cell table:formula="of:=[.A107]*[.B107]" office:value-type="float" office:value="86798.4">
            <text:p>86798,4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formula="of:=[$'2015'.$F$2]" office:value-type="float" office:value="811.2">
            <text:p>811,2</text:p>
          </table:table-cell>
          <table:table-cell table:formula="of:=[.A108]*[.B108]" office:value-type="float" office:value="87609.6">
            <text:p>87609,6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formula="of:=[$'2015'.$F$2]" office:value-type="float" office:value="811.2">
            <text:p>811,2</text:p>
          </table:table-cell>
          <table:table-cell table:formula="of:=[.A109]*[.B109]" office:value-type="float" office:value="88420.8">
            <text:p>88420,8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formula="of:=[$'2015'.$F$2]" office:value-type="float" office:value="811.2">
            <text:p>811,2</text:p>
          </table:table-cell>
          <table:table-cell table:formula="of:=[.A110]*[.B110]" office:value-type="float" office:value="89232">
            <text:p>89232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formula="of:=[$'2015'.$F$2]" office:value-type="float" office:value="811.2">
            <text:p>811,2</text:p>
          </table:table-cell>
          <table:table-cell table:formula="of:=[.A111]*[.B111]" office:value-type="float" office:value="90043.2">
            <text:p>90043,2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formula="of:=[$'2015'.$F$2]" office:value-type="float" office:value="811.2">
            <text:p>811,2</text:p>
          </table:table-cell>
          <table:table-cell table:formula="of:=[.A112]*[.B112]" office:value-type="float" office:value="90854.4">
            <text:p>90854,4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formula="of:=[$'2015'.$F$2]" office:value-type="float" office:value="811.2">
            <text:p>811,2</text:p>
          </table:table-cell>
          <table:table-cell table:formula="of:=[.A113]*[.B113]" office:value-type="float" office:value="91665.6">
            <text:p>91665,6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formula="of:=[$'2015'.$F$2]" office:value-type="float" office:value="811.2">
            <text:p>811,2</text:p>
          </table:table-cell>
          <table:table-cell table:formula="of:=[.A114]*[.B114]" office:value-type="float" office:value="92476.8">
            <text:p>92476,8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formula="of:=[$'2015'.$F$2]" office:value-type="float" office:value="811.2">
            <text:p>811,2</text:p>
          </table:table-cell>
          <table:table-cell table:formula="of:=[.A115]*[.B115]" office:value-type="float" office:value="93288">
            <text:p>93288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formula="of:=[$'2015'.$F$2]" office:value-type="float" office:value="811.2">
            <text:p>811,2</text:p>
          </table:table-cell>
          <table:table-cell table:formula="of:=[.A116]*[.B116]" office:value-type="float" office:value="94099.2">
            <text:p>94099,2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formula="of:=[$'2015'.$F$2]" office:value-type="float" office:value="811.2">
            <text:p>811,2</text:p>
          </table:table-cell>
          <table:table-cell table:formula="of:=[.A117]*[.B117]" office:value-type="float" office:value="94910.4">
            <text:p>94910,4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formula="of:=[$'2015'.$F$2]" office:value-type="float" office:value="811.2">
            <text:p>811,2</text:p>
          </table:table-cell>
          <table:table-cell table:formula="of:=[.A118]*[.B118]" office:value-type="float" office:value="95721.6">
            <text:p>95721,6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formula="of:=[$'2015'.$F$2]" office:value-type="float" office:value="811.2">
            <text:p>811,2</text:p>
          </table:table-cell>
          <table:table-cell table:formula="of:=[.A119]*[.B119]" office:value-type="float" office:value="96532.8">
            <text:p>96532,8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formula="of:=[$'2015'.$F$2]" office:value-type="float" office:value="811.2">
            <text:p>811,2</text:p>
          </table:table-cell>
          <table:table-cell table:formula="of:=[.A120]*[.B120]" office:value-type="float" office:value="97344">
            <text:p>97344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formula="of:=[$'2015'.$F$2]" office:value-type="float" office:value="811.2">
            <text:p>811,2</text:p>
          </table:table-cell>
          <table:table-cell table:formula="of:=[.A121]*[.B121]" office:value-type="float" office:value="98155.2">
            <text:p>98155,2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formula="of:=[$'2015'.$F$2]" office:value-type="float" office:value="811.2">
            <text:p>811,2</text:p>
          </table:table-cell>
          <table:table-cell table:formula="of:=[.A122]*[.B122]" office:value-type="float" office:value="98966.4">
            <text:p>98966,4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formula="of:=[$'2015'.$F$2]" office:value-type="float" office:value="811.2">
            <text:p>811,2</text:p>
          </table:table-cell>
          <table:table-cell table:formula="of:=[.A123]*[.B123]" office:value-type="float" office:value="99777.6">
            <text:p>99777,6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formula="of:=[$'2015'.$F$2]" office:value-type="float" office:value="811.2">
            <text:p>811,2</text:p>
          </table:table-cell>
          <table:table-cell table:formula="of:=[.A124]*[.B124]" office:value-type="float" office:value="100588.8">
            <text:p>100588,8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formula="of:=[$'2015'.$F$2]" office:value-type="float" office:value="811.2">
            <text:p>811,2</text:p>
          </table:table-cell>
          <table:table-cell table:formula="of:=[.A125]*[.B125]" office:value-type="float" office:value="101400">
            <text:p>101400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formula="of:=[$'2015'.$F$2]" office:value-type="float" office:value="811.2">
            <text:p>811,2</text:p>
          </table:table-cell>
          <table:table-cell table:formula="of:=[.A126]*[.B126]" office:value-type="float" office:value="102211.2">
            <text:p>102211,2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formula="of:=[$'2015'.$F$2]" office:value-type="float" office:value="811.2">
            <text:p>811,2</text:p>
          </table:table-cell>
          <table:table-cell table:formula="of:=[.A127]*[.B127]" office:value-type="float" office:value="103022.4">
            <text:p>103022,4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formula="of:=[$'2015'.$F$2]" office:value-type="float" office:value="811.2">
            <text:p>811,2</text:p>
          </table:table-cell>
          <table:table-cell table:formula="of:=[.A128]*[.B128]" office:value-type="float" office:value="103833.6">
            <text:p>103833,6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formula="of:=[$'2015'.$F$2]" office:value-type="float" office:value="811.2">
            <text:p>811,2</text:p>
          </table:table-cell>
          <table:table-cell table:formula="of:=[.A129]*[.B129]" office:value-type="float" office:value="104644.8">
            <text:p>104644,8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formula="of:=[$'2015'.$F$2]" office:value-type="float" office:value="811.2">
            <text:p>811,2</text:p>
          </table:table-cell>
          <table:table-cell table:formula="of:=[.A130]*[.B130]" office:value-type="float" office:value="105456">
            <text:p>105456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formula="of:=[$'2015'.$F$2]" office:value-type="float" office:value="811.2">
            <text:p>811,2</text:p>
          </table:table-cell>
          <table:table-cell table:formula="of:=[.A131]*[.B131]" office:value-type="float" office:value="106267.2">
            <text:p>106267,2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formula="of:=[$'2015'.$F$2]" office:value-type="float" office:value="811.2">
            <text:p>811,2</text:p>
          </table:table-cell>
          <table:table-cell table:formula="of:=[.A132]*[.B132]" office:value-type="float" office:value="107078.4">
            <text:p>107078,4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formula="of:=[$'2015'.$F$2]" office:value-type="float" office:value="811.2">
            <text:p>811,2</text:p>
          </table:table-cell>
          <table:table-cell table:formula="of:=[.A133]*[.B133]" office:value-type="float" office:value="107889.6">
            <text:p>107889,6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formula="of:=[$'2015'.$F$2]" office:value-type="float" office:value="811.2">
            <text:p>811,2</text:p>
          </table:table-cell>
          <table:table-cell table:formula="of:=[.A134]*[.B134]" office:value-type="float" office:value="108700.8">
            <text:p>108700,8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formula="of:=[$'2015'.$F$2]" office:value-type="float" office:value="811.2">
            <text:p>811,2</text:p>
          </table:table-cell>
          <table:table-cell table:formula="of:=[.A135]*[.B135]" office:value-type="float" office:value="109512">
            <text:p>109512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formula="of:=[$'2015'.$F$2]" office:value-type="float" office:value="811.2">
            <text:p>811,2</text:p>
          </table:table-cell>
          <table:table-cell table:formula="of:=[.A136]*[.B136]" office:value-type="float" office:value="110323.2">
            <text:p>110323,2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formula="of:=[$'2015'.$F$2]" office:value-type="float" office:value="811.2">
            <text:p>811,2</text:p>
          </table:table-cell>
          <table:table-cell table:formula="of:=[.A137]*[.B137]" office:value-type="float" office:value="111134.4">
            <text:p>111134,4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formula="of:=[$'2015'.$F$2]" office:value-type="float" office:value="811.2">
            <text:p>811,2</text:p>
          </table:table-cell>
          <table:table-cell table:formula="of:=[.A138]*[.B138]" office:value-type="float" office:value="111945.6">
            <text:p>111945,6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formula="of:=[$'2015'.$F$2]" office:value-type="float" office:value="811.2">
            <text:p>811,2</text:p>
          </table:table-cell>
          <table:table-cell table:formula="of:=[.A139]*[.B139]" office:value-type="float" office:value="112756.8">
            <text:p>112756,8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formula="of:=[$'2015'.$F$2]" office:value-type="float" office:value="811.2">
            <text:p>811,2</text:p>
          </table:table-cell>
          <table:table-cell table:formula="of:=[.A140]*[.B140]" office:value-type="float" office:value="113568">
            <text:p>113568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formula="of:=[$'2015'.$F$2]" office:value-type="float" office:value="811.2">
            <text:p>811,2</text:p>
          </table:table-cell>
          <table:table-cell table:formula="of:=[.A141]*[.B141]" office:value-type="float" office:value="114379.2">
            <text:p>114379,2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formula="of:=[$'2015'.$F$2]" office:value-type="float" office:value="811.2">
            <text:p>811,2</text:p>
          </table:table-cell>
          <table:table-cell table:formula="of:=[.A142]*[.B142]" office:value-type="float" office:value="115190.4">
            <text:p>115190,4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formula="of:=[$'2015'.$F$2]" office:value-type="float" office:value="811.2">
            <text:p>811,2</text:p>
          </table:table-cell>
          <table:table-cell table:formula="of:=[.A143]*[.B143]" office:value-type="float" office:value="116001.6">
            <text:p>116001,6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formula="of:=[$'2015'.$F$2]" office:value-type="float" office:value="811.2">
            <text:p>811,2</text:p>
          </table:table-cell>
          <table:table-cell table:formula="of:=[.A144]*[.B144]" office:value-type="float" office:value="116812.8">
            <text:p>116812,8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formula="of:=[$'2015'.$F$2]" office:value-type="float" office:value="811.2">
            <text:p>811,2</text:p>
          </table:table-cell>
          <table:table-cell table:formula="of:=[.A145]*[.B145]" office:value-type="float" office:value="117624">
            <text:p>117624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formula="of:=[$'2015'.$F$2]" office:value-type="float" office:value="811.2">
            <text:p>811,2</text:p>
          </table:table-cell>
          <table:table-cell table:formula="of:=[.A146]*[.B146]" office:value-type="float" office:value="118435.2">
            <text:p>118435,2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formula="of:=[$'2015'.$F$2]" office:value-type="float" office:value="811.2">
            <text:p>811,2</text:p>
          </table:table-cell>
          <table:table-cell table:formula="of:=[.A147]*[.B147]" office:value-type="float" office:value="119246.4">
            <text:p>119246,4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formula="of:=[$'2015'.$F$2]" office:value-type="float" office:value="811.2">
            <text:p>811,2</text:p>
          </table:table-cell>
          <table:table-cell table:formula="of:=[.A148]*[.B148]" office:value-type="float" office:value="120057.6">
            <text:p>120057,6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formula="of:=[$'2015'.$F$2]" office:value-type="float" office:value="811.2">
            <text:p>811,2</text:p>
          </table:table-cell>
          <table:table-cell table:formula="of:=[.A149]*[.B149]" office:value-type="float" office:value="120868.8">
            <text:p>120868,8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formula="of:=[$'2015'.$F$2]" office:value-type="float" office:value="811.2">
            <text:p>811,2</text:p>
          </table:table-cell>
          <table:table-cell table:formula="of:=[.A150]*[.B150]" office:value-type="float" office:value="121680">
            <text:p>121680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formula="of:=[$'2015'.$F$2]" office:value-type="float" office:value="811.2">
            <text:p>811,2</text:p>
          </table:table-cell>
          <table:table-cell table:formula="of:=[.A151]*[.B151]" office:value-type="float" office:value="122491.2">
            <text:p>122491,2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formula="of:=[$'2015'.$F$2]" office:value-type="float" office:value="811.2">
            <text:p>811,2</text:p>
          </table:table-cell>
          <table:table-cell table:formula="of:=[.A152]*[.B152]" office:value-type="float" office:value="123302.4">
            <text:p>123302,4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formula="of:=[$'2015'.$F$2]" office:value-type="float" office:value="811.2">
            <text:p>811,2</text:p>
          </table:table-cell>
          <table:table-cell table:formula="of:=[.A153]*[.B153]" office:value-type="float" office:value="124113.6">
            <text:p>124113,6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formula="of:=[$'2015'.$F$2]" office:value-type="float" office:value="811.2">
            <text:p>811,2</text:p>
          </table:table-cell>
          <table:table-cell table:formula="of:=[.A154]*[.B154]" office:value-type="float" office:value="124924.8">
            <text:p>124924,8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formula="of:=[$'2015'.$F$2]" office:value-type="float" office:value="811.2">
            <text:p>811,2</text:p>
          </table:table-cell>
          <table:table-cell table:formula="of:=[.A155]*[.B155]" office:value-type="float" office:value="125736">
            <text:p>125736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formula="of:=[$'2015'.$F$2]" office:value-type="float" office:value="811.2">
            <text:p>811,2</text:p>
          </table:table-cell>
          <table:table-cell table:formula="of:=[.A156]*[.B156]" office:value-type="float" office:value="126547.2">
            <text:p>126547,2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formula="of:=[$'2015'.$F$2]" office:value-type="float" office:value="811.2">
            <text:p>811,2</text:p>
          </table:table-cell>
          <table:table-cell table:formula="of:=[.A157]*[.B157]" office:value-type="float" office:value="127358.4">
            <text:p>127358,4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formula="of:=[$'2015'.$F$2]" office:value-type="float" office:value="811.2">
            <text:p>811,2</text:p>
          </table:table-cell>
          <table:table-cell table:formula="of:=[.A158]*[.B158]" office:value-type="float" office:value="128169.6">
            <text:p>128169,6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formula="of:=[$'2015'.$F$2]" office:value-type="float" office:value="811.2">
            <text:p>811,2</text:p>
          </table:table-cell>
          <table:table-cell table:formula="of:=[.A159]*[.B159]" office:value-type="float" office:value="128980.8">
            <text:p>128980,8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formula="of:=[$'2015'.$F$2]" office:value-type="float" office:value="811.2">
            <text:p>811,2</text:p>
          </table:table-cell>
          <table:table-cell table:formula="of:=[.A160]*[.B160]" office:value-type="float" office:value="129792">
            <text:p>129792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formula="of:=[$'2015'.$F$2]" office:value-type="float" office:value="811.2">
            <text:p>811,2</text:p>
          </table:table-cell>
          <table:table-cell table:formula="of:=[.A161]*[.B161]" office:value-type="float" office:value="130603.2">
            <text:p>130603,2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formula="of:=[$'2015'.$F$2]" office:value-type="float" office:value="811.2">
            <text:p>811,2</text:p>
          </table:table-cell>
          <table:table-cell table:formula="of:=[.A162]*[.B162]" office:value-type="float" office:value="131414.4">
            <text:p>131414,4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formula="of:=[$'2015'.$F$2]" office:value-type="float" office:value="811.2">
            <text:p>811,2</text:p>
          </table:table-cell>
          <table:table-cell table:formula="of:=[.A163]*[.B163]" office:value-type="float" office:value="132225.6">
            <text:p>132225,6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formula="of:=[$'2015'.$F$2]" office:value-type="float" office:value="811.2">
            <text:p>811,2</text:p>
          </table:table-cell>
          <table:table-cell table:formula="of:=[.A164]*[.B164]" office:value-type="float" office:value="133036.8">
            <text:p>133036,8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formula="of:=[$'2015'.$F$2]" office:value-type="float" office:value="811.2">
            <text:p>811,2</text:p>
          </table:table-cell>
          <table:table-cell table:formula="of:=[.A165]*[.B165]" office:value-type="float" office:value="133848">
            <text:p>133848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formula="of:=[$'2015'.$F$2]" office:value-type="float" office:value="811.2">
            <text:p>811,2</text:p>
          </table:table-cell>
          <table:table-cell table:formula="of:=[.A166]*[.B166]" office:value-type="float" office:value="134659.2">
            <text:p>134659,2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formula="of:=[$'2015'.$F$2]" office:value-type="float" office:value="811.2">
            <text:p>811,2</text:p>
          </table:table-cell>
          <table:table-cell table:formula="of:=[.A167]*[.B167]" office:value-type="float" office:value="135470.4">
            <text:p>135470,4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formula="of:=[$'2015'.$F$2]" office:value-type="float" office:value="811.2">
            <text:p>811,2</text:p>
          </table:table-cell>
          <table:table-cell table:formula="of:=[.A168]*[.B168]" office:value-type="float" office:value="136281.6">
            <text:p>136281,6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formula="of:=[$'2015'.$F$2]" office:value-type="float" office:value="811.2">
            <text:p>811,2</text:p>
          </table:table-cell>
          <table:table-cell table:formula="of:=[.A169]*[.B169]" office:value-type="float" office:value="137092.8">
            <text:p>137092,8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formula="of:=[$'2015'.$F$2]" office:value-type="float" office:value="811.2">
            <text:p>811,2</text:p>
          </table:table-cell>
          <table:table-cell table:formula="of:=[.A170]*[.B170]" office:value-type="float" office:value="137904">
            <text:p>137904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formula="of:=[$'2015'.$F$2]" office:value-type="float" office:value="811.2">
            <text:p>811,2</text:p>
          </table:table-cell>
          <table:table-cell table:formula="of:=[.A171]*[.B171]" office:value-type="float" office:value="138715.2">
            <text:p>138715,2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formula="of:=[$'2015'.$F$2]" office:value-type="float" office:value="811.2">
            <text:p>811,2</text:p>
          </table:table-cell>
          <table:table-cell table:formula="of:=[.A172]*[.B172]" office:value-type="float" office:value="139526.4">
            <text:p>139526,4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formula="of:=[$'2015'.$F$2]" office:value-type="float" office:value="811.2">
            <text:p>811,2</text:p>
          </table:table-cell>
          <table:table-cell table:formula="of:=[.A173]*[.B173]" office:value-type="float" office:value="140337.6">
            <text:p>140337,6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formula="of:=[$'2015'.$F$2]" office:value-type="float" office:value="811.2">
            <text:p>811,2</text:p>
          </table:table-cell>
          <table:table-cell table:formula="of:=[.A174]*[.B174]" office:value-type="float" office:value="141148.8">
            <text:p>141148,8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formula="of:=[$'2015'.$F$2]" office:value-type="float" office:value="811.2">
            <text:p>811,2</text:p>
          </table:table-cell>
          <table:table-cell table:formula="of:=[.A175]*[.B175]" office:value-type="float" office:value="141960">
            <text:p>141960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formula="of:=[$'2015'.$F$2]" office:value-type="float" office:value="811.2">
            <text:p>811,2</text:p>
          </table:table-cell>
          <table:table-cell table:formula="of:=[.A176]*[.B176]" office:value-type="float" office:value="142771.2">
            <text:p>142771,2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formula="of:=[$'2015'.$F$2]" office:value-type="float" office:value="811.2">
            <text:p>811,2</text:p>
          </table:table-cell>
          <table:table-cell table:formula="of:=[.A177]*[.B177]" office:value-type="float" office:value="143582.4">
            <text:p>143582,4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formula="of:=[$'2015'.$F$2]" office:value-type="float" office:value="811.2">
            <text:p>811,2</text:p>
          </table:table-cell>
          <table:table-cell table:formula="of:=[.A178]*[.B178]" office:value-type="float" office:value="144393.6">
            <text:p>144393,6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formula="of:=[$'2015'.$F$2]" office:value-type="float" office:value="811.2">
            <text:p>811,2</text:p>
          </table:table-cell>
          <table:table-cell table:formula="of:=[.A179]*[.B179]" office:value-type="float" office:value="145204.8">
            <text:p>145204,8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formula="of:=[$'2015'.$F$2]" office:value-type="float" office:value="811.2">
            <text:p>811,2</text:p>
          </table:table-cell>
          <table:table-cell table:formula="of:=[.A180]*[.B180]" office:value-type="float" office:value="146016">
            <text:p>146016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formula="of:=[$'2015'.$F$2]" office:value-type="float" office:value="811.2">
            <text:p>811,2</text:p>
          </table:table-cell>
          <table:table-cell table:formula="of:=[.A181]*[.B181]" office:value-type="float" office:value="146827.2">
            <text:p>146827,2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formula="of:=[$'2015'.$F$2]" office:value-type="float" office:value="811.2">
            <text:p>811,2</text:p>
          </table:table-cell>
          <table:table-cell table:formula="of:=[.A182]*[.B182]" office:value-type="float" office:value="147638.4">
            <text:p>147638,4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formula="of:=[$'2015'.$F$2]" office:value-type="float" office:value="811.2">
            <text:p>811,2</text:p>
          </table:table-cell>
          <table:table-cell table:formula="of:=[.A183]*[.B183]" office:value-type="float" office:value="148449.6">
            <text:p>148449,6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formula="of:=[$'2015'.$F$2]" office:value-type="float" office:value="811.2">
            <text:p>811,2</text:p>
          </table:table-cell>
          <table:table-cell table:formula="of:=[.A184]*[.B184]" office:value-type="float" office:value="149260.8">
            <text:p>149260,8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formula="of:=[$'2015'.$F$2]" office:value-type="float" office:value="811.2">
            <text:p>811,2</text:p>
          </table:table-cell>
          <table:table-cell table:formula="of:=[.A185]*[.B185]" office:value-type="float" office:value="150072">
            <text:p>150072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formula="of:=[$'2015'.$F$2]" office:value-type="float" office:value="811.2">
            <text:p>811,2</text:p>
          </table:table-cell>
          <table:table-cell table:formula="of:=[.A186]*[.B186]" office:value-type="float" office:value="150883.2">
            <text:p>150883,2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formula="of:=[$'2015'.$F$2]" office:value-type="float" office:value="811.2">
            <text:p>811,2</text:p>
          </table:table-cell>
          <table:table-cell table:formula="of:=[.A187]*[.B187]" office:value-type="float" office:value="151694.4">
            <text:p>151694,4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formula="of:=[$'2015'.$F$2]" office:value-type="float" office:value="811.2">
            <text:p>811,2</text:p>
          </table:table-cell>
          <table:table-cell table:formula="of:=[.A188]*[.B188]" office:value-type="float" office:value="152505.6">
            <text:p>152505,6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formula="of:=[$'2015'.$F$2]" office:value-type="float" office:value="811.2">
            <text:p>811,2</text:p>
          </table:table-cell>
          <table:table-cell table:formula="of:=[.A189]*[.B189]" office:value-type="float" office:value="153316.8">
            <text:p>153316,8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formula="of:=[$'2015'.$F$2]" office:value-type="float" office:value="811.2">
            <text:p>811,2</text:p>
          </table:table-cell>
          <table:table-cell table:formula="of:=[.A190]*[.B190]" office:value-type="float" office:value="154128">
            <text:p>154128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formula="of:=[$'2015'.$F$2]" office:value-type="float" office:value="811.2">
            <text:p>811,2</text:p>
          </table:table-cell>
          <table:table-cell table:formula="of:=[.A191]*[.B191]" office:value-type="float" office:value="154939.2">
            <text:p>154939,2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formula="of:=[$'2015'.$F$2]" office:value-type="float" office:value="811.2">
            <text:p>811,2</text:p>
          </table:table-cell>
          <table:table-cell table:formula="of:=[.A192]*[.B192]" office:value-type="float" office:value="155750.4">
            <text:p>155750,4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formula="of:=[$'2015'.$F$2]" office:value-type="float" office:value="811.2">
            <text:p>811,2</text:p>
          </table:table-cell>
          <table:table-cell table:formula="of:=[.A193]*[.B193]" office:value-type="float" office:value="156561.6">
            <text:p>156561,6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formula="of:=[$'2015'.$F$2]" office:value-type="float" office:value="811.2">
            <text:p>811,2</text:p>
          </table:table-cell>
          <table:table-cell table:formula="of:=[.A194]*[.B194]" office:value-type="float" office:value="157372.8">
            <text:p>157372,8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formula="of:=[$'2015'.$F$2]" office:value-type="float" office:value="811.2">
            <text:p>811,2</text:p>
          </table:table-cell>
          <table:table-cell table:formula="of:=[.A195]*[.B195]" office:value-type="float" office:value="158184">
            <text:p>158184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formula="of:=[$'2015'.$F$2]" office:value-type="float" office:value="811.2">
            <text:p>811,2</text:p>
          </table:table-cell>
          <table:table-cell table:formula="of:=[.A196]*[.B196]" office:value-type="float" office:value="158995.2">
            <text:p>158995,2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formula="of:=[$'2015'.$F$2]" office:value-type="float" office:value="811.2">
            <text:p>811,2</text:p>
          </table:table-cell>
          <table:table-cell table:formula="of:=[.A197]*[.B197]" office:value-type="float" office:value="159806.4">
            <text:p>159806,4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formula="of:=[$'2015'.$F$2]" office:value-type="float" office:value="811.2">
            <text:p>811,2</text:p>
          </table:table-cell>
          <table:table-cell table:formula="of:=[.A198]*[.B198]" office:value-type="float" office:value="160617.6">
            <text:p>160617,6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formula="of:=[$'2015'.$F$2]" office:value-type="float" office:value="811.2">
            <text:p>811,2</text:p>
          </table:table-cell>
          <table:table-cell table:formula="of:=[.A199]*[.B199]" office:value-type="float" office:value="161428.8">
            <text:p>161428,8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formula="of:=[$'2015'.$F$2]" office:value-type="float" office:value="811.2">
            <text:p>811,2</text:p>
          </table:table-cell>
          <table:table-cell table:formula="of:=[.A200]*[.B200]" office:value-type="float" office:value="162240">
            <text:p>162240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formula="of:=[$'2015'.$F$2]" office:value-type="float" office:value="811.2">
            <text:p>811,2</text:p>
          </table:table-cell>
          <table:table-cell table:formula="of:=[.A201]*[.B201]" office:value-type="float" office:value="163051.2">
            <text:p>163051,2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formula="of:=[$'2015'.$F$2]" office:value-type="float" office:value="811.2">
            <text:p>811,2</text:p>
          </table:table-cell>
          <table:table-cell table:formula="of:=[.A202]*[.B202]" office:value-type="float" office:value="163862.4">
            <text:p>163862,4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formula="of:=[$'2015'.$F$2]" office:value-type="float" office:value="811.2">
            <text:p>811,2</text:p>
          </table:table-cell>
          <table:table-cell table:formula="of:=[.A203]*[.B203]" office:value-type="float" office:value="164673.6">
            <text:p>164673,6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formula="of:=[$'2015'.$F$2]" office:value-type="float" office:value="811.2">
            <text:p>811,2</text:p>
          </table:table-cell>
          <table:table-cell table:formula="of:=[.A204]*[.B204]" office:value-type="float" office:value="165484.8">
            <text:p>165484,8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formula="of:=[$'2015'.$F$2]" office:value-type="float" office:value="811.2">
            <text:p>811,2</text:p>
          </table:table-cell>
          <table:table-cell table:formula="of:=[.A205]*[.B205]" office:value-type="float" office:value="166296">
            <text:p>166296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formula="of:=[$'2015'.$F$2]" office:value-type="float" office:value="811.2">
            <text:p>811,2</text:p>
          </table:table-cell>
          <table:table-cell table:formula="of:=[.A206]*[.B206]" office:value-type="float" office:value="167107.2">
            <text:p>167107,2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formula="of:=[$'2015'.$F$2]" office:value-type="float" office:value="811.2">
            <text:p>811,2</text:p>
          </table:table-cell>
          <table:table-cell table:formula="of:=[.A207]*[.B207]" office:value-type="float" office:value="167918.4">
            <text:p>167918,4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formula="of:=[$'2015'.$F$2]" office:value-type="float" office:value="811.2">
            <text:p>811,2</text:p>
          </table:table-cell>
          <table:table-cell table:formula="of:=[.A208]*[.B208]" office:value-type="float" office:value="168729.6">
            <text:p>168729,6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formula="of:=[$'2015'.$F$2]" office:value-type="float" office:value="811.2">
            <text:p>811,2</text:p>
          </table:table-cell>
          <table:table-cell table:formula="of:=[.A209]*[.B209]" office:value-type="float" office:value="169540.8">
            <text:p>169540,8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formula="of:=[$'2015'.$F$2]" office:value-type="float" office:value="811.2">
            <text:p>811,2</text:p>
          </table:table-cell>
          <table:table-cell table:formula="of:=[.A210]*[.B210]" office:value-type="float" office:value="170352">
            <text:p>170352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formula="of:=[$'2015'.$F$2]" office:value-type="float" office:value="811.2">
            <text:p>811,2</text:p>
          </table:table-cell>
          <table:table-cell table:formula="of:=[.A211]*[.B211]" office:value-type="float" office:value="171163.2">
            <text:p>171163,2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formula="of:=[$'2015'.$F$2]" office:value-type="float" office:value="811.2">
            <text:p>811,2</text:p>
          </table:table-cell>
          <table:table-cell table:formula="of:=[.A212]*[.B212]" office:value-type="float" office:value="171974.4">
            <text:p>171974,4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formula="of:=[$'2015'.$F$2]" office:value-type="float" office:value="811.2">
            <text:p>811,2</text:p>
          </table:table-cell>
          <table:table-cell table:formula="of:=[.A213]*[.B213]" office:value-type="float" office:value="172785.6">
            <text:p>172785,6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formula="of:=[$'2015'.$F$2]" office:value-type="float" office:value="811.2">
            <text:p>811,2</text:p>
          </table:table-cell>
          <table:table-cell table:formula="of:=[.A214]*[.B214]" office:value-type="float" office:value="173596.8">
            <text:p>173596,8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formula="of:=[$'2015'.$F$2]" office:value-type="float" office:value="811.2">
            <text:p>811,2</text:p>
          </table:table-cell>
          <table:table-cell table:formula="of:=[.A215]*[.B215]" office:value-type="float" office:value="174408">
            <text:p>174408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formula="of:=[$'2015'.$F$2]" office:value-type="float" office:value="811.2">
            <text:p>811,2</text:p>
          </table:table-cell>
          <table:table-cell table:formula="of:=[.A216]*[.B216]" office:value-type="float" office:value="175219.2">
            <text:p>175219,2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formula="of:=[$'2015'.$F$2]" office:value-type="float" office:value="811.2">
            <text:p>811,2</text:p>
          </table:table-cell>
          <table:table-cell table:formula="of:=[.A217]*[.B217]" office:value-type="float" office:value="176030.4">
            <text:p>176030,4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formula="of:=[$'2015'.$F$2]" office:value-type="float" office:value="811.2">
            <text:p>811,2</text:p>
          </table:table-cell>
          <table:table-cell table:formula="of:=[.A218]*[.B218]" office:value-type="float" office:value="176841.6">
            <text:p>176841,6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formula="of:=[$'2015'.$F$2]" office:value-type="float" office:value="811.2">
            <text:p>811,2</text:p>
          </table:table-cell>
          <table:table-cell table:formula="of:=[.A219]*[.B219]" office:value-type="float" office:value="177652.8">
            <text:p>177652,8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formula="of:=[$'2015'.$F$2]" office:value-type="float" office:value="811.2">
            <text:p>811,2</text:p>
          </table:table-cell>
          <table:table-cell table:formula="of:=[.A220]*[.B220]" office:value-type="float" office:value="178464">
            <text:p>178464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formula="of:=[$'2015'.$F$2]" office:value-type="float" office:value="811.2">
            <text:p>811,2</text:p>
          </table:table-cell>
          <table:table-cell table:formula="of:=[.A221]*[.B221]" office:value-type="float" office:value="179275.2">
            <text:p>179275,2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formula="of:=[$'2015'.$F$2]" office:value-type="float" office:value="811.2">
            <text:p>811,2</text:p>
          </table:table-cell>
          <table:table-cell table:formula="of:=[.A222]*[.B222]" office:value-type="float" office:value="180086.4">
            <text:p>180086,4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formula="of:=[$'2015'.$F$2]" office:value-type="float" office:value="811.2">
            <text:p>811,2</text:p>
          </table:table-cell>
          <table:table-cell table:formula="of:=[.A223]*[.B223]" office:value-type="float" office:value="180897.6">
            <text:p>180897,6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formula="of:=[$'2015'.$F$2]" office:value-type="float" office:value="811.2">
            <text:p>811,2</text:p>
          </table:table-cell>
          <table:table-cell table:formula="of:=[.A224]*[.B224]" office:value-type="float" office:value="181708.8">
            <text:p>181708,8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formula="of:=[$'2015'.$F$2]" office:value-type="float" office:value="811.2">
            <text:p>811,2</text:p>
          </table:table-cell>
          <table:table-cell table:formula="of:=[.A225]*[.B225]" office:value-type="float" office:value="182520">
            <text:p>182520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formula="of:=[$'2015'.$F$2]" office:value-type="float" office:value="811.2">
            <text:p>811,2</text:p>
          </table:table-cell>
          <table:table-cell table:formula="of:=[.A226]*[.B226]" office:value-type="float" office:value="183331.2">
            <text:p>183331,2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formula="of:=[$'2015'.$F$2]" office:value-type="float" office:value="811.2">
            <text:p>811,2</text:p>
          </table:table-cell>
          <table:table-cell table:formula="of:=[.A227]*[.B227]" office:value-type="float" office:value="184142.4">
            <text:p>184142,4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formula="of:=[$'2015'.$F$2]" office:value-type="float" office:value="811.2">
            <text:p>811,2</text:p>
          </table:table-cell>
          <table:table-cell table:formula="of:=[.A228]*[.B228]" office:value-type="float" office:value="184953.6">
            <text:p>184953,6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formula="of:=[$'2015'.$F$2]" office:value-type="float" office:value="811.2">
            <text:p>811,2</text:p>
          </table:table-cell>
          <table:table-cell table:formula="of:=[.A229]*[.B229]" office:value-type="float" office:value="185764.8">
            <text:p>185764,8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formula="of:=[$'2015'.$F$2]" office:value-type="float" office:value="811.2">
            <text:p>811,2</text:p>
          </table:table-cell>
          <table:table-cell table:formula="of:=[.A230]*[.B230]" office:value-type="float" office:value="186576">
            <text:p>186576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formula="of:=[$'2015'.$F$2]" office:value-type="float" office:value="811.2">
            <text:p>811,2</text:p>
          </table:table-cell>
          <table:table-cell table:formula="of:=[.A231]*[.B231]" office:value-type="float" office:value="187387.2">
            <text:p>187387,2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formula="of:=[$'2015'.$F$2]" office:value-type="float" office:value="811.2">
            <text:p>811,2</text:p>
          </table:table-cell>
          <table:table-cell table:formula="of:=[.A232]*[.B232]" office:value-type="float" office:value="188198.4">
            <text:p>188198,4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formula="of:=[$'2015'.$F$2]" office:value-type="float" office:value="811.2">
            <text:p>811,2</text:p>
          </table:table-cell>
          <table:table-cell table:formula="of:=[.A233]*[.B233]" office:value-type="float" office:value="189009.6">
            <text:p>189009,6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formula="of:=[$'2015'.$F$2]" office:value-type="float" office:value="811.2">
            <text:p>811,2</text:p>
          </table:table-cell>
          <table:table-cell table:formula="of:=[.A234]*[.B234]" office:value-type="float" office:value="189820.8">
            <text:p>189820,8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formula="of:=[$'2015'.$F$2]" office:value-type="float" office:value="811.2">
            <text:p>811,2</text:p>
          </table:table-cell>
          <table:table-cell table:formula="of:=[.A235]*[.B235]" office:value-type="float" office:value="190632">
            <text:p>190632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formula="of:=[$'2015'.$F$2]" office:value-type="float" office:value="811.2">
            <text:p>811,2</text:p>
          </table:table-cell>
          <table:table-cell table:formula="of:=[.A236]*[.B236]" office:value-type="float" office:value="191443.2">
            <text:p>191443,2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formula="of:=[$'2015'.$F$2]" office:value-type="float" office:value="811.2">
            <text:p>811,2</text:p>
          </table:table-cell>
          <table:table-cell table:formula="of:=[.A237]*[.B237]" office:value-type="float" office:value="192254.4">
            <text:p>192254,4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formula="of:=[$'2015'.$F$2]" office:value-type="float" office:value="811.2">
            <text:p>811,2</text:p>
          </table:table-cell>
          <table:table-cell table:formula="of:=[.A238]*[.B238]" office:value-type="float" office:value="193065.6">
            <text:p>193065,6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formula="of:=[$'2015'.$F$2]" office:value-type="float" office:value="811.2">
            <text:p>811,2</text:p>
          </table:table-cell>
          <table:table-cell table:formula="of:=[.A239]*[.B239]" office:value-type="float" office:value="193876.8">
            <text:p>193876,8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formula="of:=[$'2015'.$F$2]" office:value-type="float" office:value="811.2">
            <text:p>811,2</text:p>
          </table:table-cell>
          <table:table-cell table:formula="of:=[.A240]*[.B240]" office:value-type="float" office:value="194688">
            <text:p>194688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formula="of:=[$'2015'.$F$2]" office:value-type="float" office:value="811.2">
            <text:p>811,2</text:p>
          </table:table-cell>
          <table:table-cell table:formula="of:=[.A241]*[.B241]" office:value-type="float" office:value="195499.2">
            <text:p>195499,2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formula="of:=[$'2015'.$F$2]" office:value-type="float" office:value="811.2">
            <text:p>811,2</text:p>
          </table:table-cell>
          <table:table-cell table:formula="of:=[.A242]*[.B242]" office:value-type="float" office:value="196310.4">
            <text:p>196310,4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formula="of:=[$'2015'.$F$2]" office:value-type="float" office:value="811.2">
            <text:p>811,2</text:p>
          </table:table-cell>
          <table:table-cell table:formula="of:=[.A243]*[.B243]" office:value-type="float" office:value="197121.6">
            <text:p>197121,6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formula="of:=[$'2015'.$F$2]" office:value-type="float" office:value="811.2">
            <text:p>811,2</text:p>
          </table:table-cell>
          <table:table-cell table:formula="of:=[.A244]*[.B244]" office:value-type="float" office:value="197932.8">
            <text:p>197932,8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formula="of:=[$'2015'.$F$2]" office:value-type="float" office:value="811.2">
            <text:p>811,2</text:p>
          </table:table-cell>
          <table:table-cell table:formula="of:=[.A245]*[.B245]" office:value-type="float" office:value="198744">
            <text:p>198744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formula="of:=[$'2015'.$F$2]" office:value-type="float" office:value="811.2">
            <text:p>811,2</text:p>
          </table:table-cell>
          <table:table-cell table:formula="of:=[.A246]*[.B246]" office:value-type="float" office:value="199555.2">
            <text:p>199555,2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formula="of:=[$'2015'.$F$2]" office:value-type="float" office:value="811.2">
            <text:p>811,2</text:p>
          </table:table-cell>
          <table:table-cell table:formula="of:=[.A247]*[.B247]" office:value-type="float" office:value="200366.4">
            <text:p>200366,4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formula="of:=[$'2015'.$F$2]" office:value-type="float" office:value="811.2">
            <text:p>811,2</text:p>
          </table:table-cell>
          <table:table-cell table:formula="of:=[.A248]*[.B248]" office:value-type="float" office:value="201177.6">
            <text:p>201177,6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formula="of:=[$'2015'.$F$2]" office:value-type="float" office:value="811.2">
            <text:p>811,2</text:p>
          </table:table-cell>
          <table:table-cell table:formula="of:=[.A249]*[.B249]" office:value-type="float" office:value="201988.8">
            <text:p>201988,8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formula="of:=[$'2015'.$F$2]" office:value-type="float" office:value="811.2">
            <text:p>811,2</text:p>
          </table:table-cell>
          <table:table-cell table:formula="of:=[.A250]*[.B250]" office:value-type="float" office:value="202800">
            <text:p>202800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formula="of:=[$'2015'.$F$2]" office:value-type="float" office:value="811.2">
            <text:p>811,2</text:p>
          </table:table-cell>
          <table:table-cell table:formula="of:=[.A251]*[.B251]" office:value-type="float" office:value="203611.2">
            <text:p>203611,2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formula="of:=[$'2015'.$F$2]" office:value-type="float" office:value="811.2">
            <text:p>811,2</text:p>
          </table:table-cell>
          <table:table-cell table:formula="of:=[.A252]*[.B252]" office:value-type="float" office:value="204422.4">
            <text:p>204422,4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formula="of:=[$'2015'.$F$2]" office:value-type="float" office:value="811.2">
            <text:p>811,2</text:p>
          </table:table-cell>
          <table:table-cell table:formula="of:=[.A253]*[.B253]" office:value-type="float" office:value="205233.6">
            <text:p>205233,6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formula="of:=[$'2015'.$F$2]" office:value-type="float" office:value="811.2">
            <text:p>811,2</text:p>
          </table:table-cell>
          <table:table-cell table:formula="of:=[.A254]*[.B254]" office:value-type="float" office:value="206044.8">
            <text:p>206044,8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formula="of:=[$'2015'.$F$2]" office:value-type="float" office:value="811.2">
            <text:p>811,2</text:p>
          </table:table-cell>
          <table:table-cell table:formula="of:=[.A255]*[.B255]" office:value-type="float" office:value="206856">
            <text:p>206856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formula="of:=[$'2015'.$F$2]" office:value-type="float" office:value="811.2">
            <text:p>811,2</text:p>
          </table:table-cell>
          <table:table-cell table:formula="of:=[.A256]*[.B256]" office:value-type="float" office:value="207667.2">
            <text:p>207667,2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formula="of:=[$'2015'.$F$2]" office:value-type="float" office:value="811.2">
            <text:p>811,2</text:p>
          </table:table-cell>
          <table:table-cell table:formula="of:=[.A257]*[.B257]" office:value-type="float" office:value="208478.4">
            <text:p>208478,4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formula="of:=[$'2015'.$F$2]" office:value-type="float" office:value="811.2">
            <text:p>811,2</text:p>
          </table:table-cell>
          <table:table-cell table:formula="of:=[.A258]*[.B258]" office:value-type="float" office:value="209289.6">
            <text:p>209289,6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formula="of:=[$'2015'.$F$2]" office:value-type="float" office:value="811.2">
            <text:p>811,2</text:p>
          </table:table-cell>
          <table:table-cell table:formula="of:=[.A259]*[.B259]" office:value-type="float" office:value="210100.8">
            <text:p>210100,8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formula="of:=[$'2015'.$F$2]" office:value-type="float" office:value="811.2">
            <text:p>811,2</text:p>
          </table:table-cell>
          <table:table-cell table:formula="of:=[.A260]*[.B260]" office:value-type="float" office:value="210912">
            <text:p>210912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formula="of:=[$'2015'.$F$2]" office:value-type="float" office:value="811.2">
            <text:p>811,2</text:p>
          </table:table-cell>
          <table:table-cell table:formula="of:=[.A261]*[.B261]" office:value-type="float" office:value="211723.2">
            <text:p>211723,2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formula="of:=[$'2015'.$F$2]" office:value-type="float" office:value="811.2">
            <text:p>811,2</text:p>
          </table:table-cell>
          <table:table-cell table:formula="of:=[.A262]*[.B262]" office:value-type="float" office:value="212534.4">
            <text:p>212534,4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formula="of:=[$'2015'.$F$2]" office:value-type="float" office:value="811.2">
            <text:p>811,2</text:p>
          </table:table-cell>
          <table:table-cell table:formula="of:=[.A263]*[.B263]" office:value-type="float" office:value="213345.6">
            <text:p>213345,6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formula="of:=[$'2015'.$F$2]" office:value-type="float" office:value="811.2">
            <text:p>811,2</text:p>
          </table:table-cell>
          <table:table-cell table:formula="of:=[.A264]*[.B264]" office:value-type="float" office:value="214156.8">
            <text:p>214156,8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formula="of:=[$'2015'.$F$2]" office:value-type="float" office:value="811.2">
            <text:p>811,2</text:p>
          </table:table-cell>
          <table:table-cell table:formula="of:=[.A265]*[.B265]" office:value-type="float" office:value="214968">
            <text:p>214968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formula="of:=[$'2015'.$F$2]" office:value-type="float" office:value="811.2">
            <text:p>811,2</text:p>
          </table:table-cell>
          <table:table-cell table:formula="of:=[.A266]*[.B266]" office:value-type="float" office:value="215779.2">
            <text:p>215779,2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formula="of:=[$'2015'.$F$2]" office:value-type="float" office:value="811.2">
            <text:p>811,2</text:p>
          </table:table-cell>
          <table:table-cell table:formula="of:=[.A267]*[.B267]" office:value-type="float" office:value="216590.4">
            <text:p>216590,4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formula="of:=[$'2015'.$F$2]" office:value-type="float" office:value="811.2">
            <text:p>811,2</text:p>
          </table:table-cell>
          <table:table-cell table:formula="of:=[.A268]*[.B268]" office:value-type="float" office:value="217401.6">
            <text:p>217401,6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formula="of:=[$'2015'.$F$2]" office:value-type="float" office:value="811.2">
            <text:p>811,2</text:p>
          </table:table-cell>
          <table:table-cell table:formula="of:=[.A269]*[.B269]" office:value-type="float" office:value="218212.8">
            <text:p>218212,8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formula="of:=[$'2015'.$F$2]" office:value-type="float" office:value="811.2">
            <text:p>811,2</text:p>
          </table:table-cell>
          <table:table-cell table:formula="of:=[.A270]*[.B270]" office:value-type="float" office:value="219024">
            <text:p>219024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formula="of:=[$'2015'.$F$2]" office:value-type="float" office:value="811.2">
            <text:p>811,2</text:p>
          </table:table-cell>
          <table:table-cell table:formula="of:=[.A271]*[.B271]" office:value-type="float" office:value="219835.2">
            <text:p>219835,2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formula="of:=[$'2015'.$F$2]" office:value-type="float" office:value="811.2">
            <text:p>811,2</text:p>
          </table:table-cell>
          <table:table-cell table:formula="of:=[.A272]*[.B272]" office:value-type="float" office:value="220646.4">
            <text:p>220646,4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formula="of:=[$'2015'.$F$2]" office:value-type="float" office:value="811.2">
            <text:p>811,2</text:p>
          </table:table-cell>
          <table:table-cell table:formula="of:=[.A273]*[.B273]" office:value-type="float" office:value="221457.6">
            <text:p>221457,6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formula="of:=[$'2015'.$F$2]" office:value-type="float" office:value="811.2">
            <text:p>811,2</text:p>
          </table:table-cell>
          <table:table-cell table:formula="of:=[.A274]*[.B274]" office:value-type="float" office:value="222268.8">
            <text:p>222268,8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formula="of:=[$'2015'.$F$2]" office:value-type="float" office:value="811.2">
            <text:p>811,2</text:p>
          </table:table-cell>
          <table:table-cell table:formula="of:=[.A275]*[.B275]" office:value-type="float" office:value="223080">
            <text:p>223080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formula="of:=[$'2015'.$F$2]" office:value-type="float" office:value="811.2">
            <text:p>811,2</text:p>
          </table:table-cell>
          <table:table-cell table:formula="of:=[.A276]*[.B276]" office:value-type="float" office:value="223891.2">
            <text:p>223891,2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formula="of:=[$'2015'.$F$2]" office:value-type="float" office:value="811.2">
            <text:p>811,2</text:p>
          </table:table-cell>
          <table:table-cell table:formula="of:=[.A277]*[.B277]" office:value-type="float" office:value="224702.4">
            <text:p>224702,4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formula="of:=[$'2015'.$F$2]" office:value-type="float" office:value="811.2">
            <text:p>811,2</text:p>
          </table:table-cell>
          <table:table-cell table:formula="of:=[.A278]*[.B278]" office:value-type="float" office:value="225513.6">
            <text:p>225513,6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formula="of:=[$'2015'.$F$2]" office:value-type="float" office:value="811.2">
            <text:p>811,2</text:p>
          </table:table-cell>
          <table:table-cell table:formula="of:=[.A279]*[.B279]" office:value-type="float" office:value="226324.8">
            <text:p>226324,8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formula="of:=[$'2015'.$F$2]" office:value-type="float" office:value="811.2">
            <text:p>811,2</text:p>
          </table:table-cell>
          <table:table-cell table:formula="of:=[.A280]*[.B280]" office:value-type="float" office:value="227136">
            <text:p>227136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formula="of:=[$'2015'.$F$2]" office:value-type="float" office:value="811.2">
            <text:p>811,2</text:p>
          </table:table-cell>
          <table:table-cell table:formula="of:=[.A281]*[.B281]" office:value-type="float" office:value="227947.2">
            <text:p>227947,2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formula="of:=[$'2015'.$F$2]" office:value-type="float" office:value="811.2">
            <text:p>811,2</text:p>
          </table:table-cell>
          <table:table-cell table:formula="of:=[.A282]*[.B282]" office:value-type="float" office:value="228758.4">
            <text:p>228758,4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formula="of:=[$'2015'.$F$2]" office:value-type="float" office:value="811.2">
            <text:p>811,2</text:p>
          </table:table-cell>
          <table:table-cell table:formula="of:=[.A283]*[.B283]" office:value-type="float" office:value="229569.6">
            <text:p>229569,6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formula="of:=[$'2015'.$F$2]" office:value-type="float" office:value="811.2">
            <text:p>811,2</text:p>
          </table:table-cell>
          <table:table-cell table:formula="of:=[.A284]*[.B284]" office:value-type="float" office:value="230380.8">
            <text:p>230380,8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formula="of:=[$'2015'.$F$2]" office:value-type="float" office:value="811.2">
            <text:p>811,2</text:p>
          </table:table-cell>
          <table:table-cell table:formula="of:=[.A285]*[.B285]" office:value-type="float" office:value="231192">
            <text:p>231192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formula="of:=[$'2015'.$F$2]" office:value-type="float" office:value="811.2">
            <text:p>811,2</text:p>
          </table:table-cell>
          <table:table-cell table:formula="of:=[.A286]*[.B286]" office:value-type="float" office:value="232003.2">
            <text:p>232003,2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formula="of:=[$'2015'.$F$2]" office:value-type="float" office:value="811.2">
            <text:p>811,2</text:p>
          </table:table-cell>
          <table:table-cell table:formula="of:=[.A287]*[.B287]" office:value-type="float" office:value="232814.4">
            <text:p>232814,4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formula="of:=[$'2015'.$F$2]" office:value-type="float" office:value="811.2">
            <text:p>811,2</text:p>
          </table:table-cell>
          <table:table-cell table:formula="of:=[.A288]*[.B288]" office:value-type="float" office:value="233625.6">
            <text:p>233625,6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formula="of:=[$'2015'.$F$2]" office:value-type="float" office:value="811.2">
            <text:p>811,2</text:p>
          </table:table-cell>
          <table:table-cell table:formula="of:=[.A289]*[.B289]" office:value-type="float" office:value="234436.8">
            <text:p>234436,8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formula="of:=[$'2015'.$F$2]" office:value-type="float" office:value="811.2">
            <text:p>811,2</text:p>
          </table:table-cell>
          <table:table-cell table:formula="of:=[.A290]*[.B290]" office:value-type="float" office:value="235248">
            <text:p>235248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formula="of:=[$'2015'.$F$2]" office:value-type="float" office:value="811.2">
            <text:p>811,2</text:p>
          </table:table-cell>
          <table:table-cell table:formula="of:=[.A291]*[.B291]" office:value-type="float" office:value="236059.2">
            <text:p>236059,2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formula="of:=[$'2015'.$F$2]" office:value-type="float" office:value="811.2">
            <text:p>811,2</text:p>
          </table:table-cell>
          <table:table-cell table:formula="of:=[.A292]*[.B292]" office:value-type="float" office:value="236870.4">
            <text:p>236870,4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formula="of:=[$'2015'.$F$2]" office:value-type="float" office:value="811.2">
            <text:p>811,2</text:p>
          </table:table-cell>
          <table:table-cell table:formula="of:=[.A293]*[.B293]" office:value-type="float" office:value="237681.6">
            <text:p>237681,6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formula="of:=[$'2015'.$F$2]" office:value-type="float" office:value="811.2">
            <text:p>811,2</text:p>
          </table:table-cell>
          <table:table-cell table:formula="of:=[.A294]*[.B294]" office:value-type="float" office:value="238492.8">
            <text:p>238492,8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formula="of:=[$'2015'.$F$2]" office:value-type="float" office:value="811.2">
            <text:p>811,2</text:p>
          </table:table-cell>
          <table:table-cell table:formula="of:=[.A295]*[.B295]" office:value-type="float" office:value="239304">
            <text:p>239304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formula="of:=[$'2015'.$F$2]" office:value-type="float" office:value="811.2">
            <text:p>811,2</text:p>
          </table:table-cell>
          <table:table-cell table:formula="of:=[.A296]*[.B296]" office:value-type="float" office:value="240115.2">
            <text:p>240115,2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formula="of:=[$'2015'.$F$2]" office:value-type="float" office:value="811.2">
            <text:p>811,2</text:p>
          </table:table-cell>
          <table:table-cell table:formula="of:=[.A297]*[.B297]" office:value-type="float" office:value="240926.4">
            <text:p>240926,4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formula="of:=[$'2015'.$F$2]" office:value-type="float" office:value="811.2">
            <text:p>811,2</text:p>
          </table:table-cell>
          <table:table-cell table:formula="of:=[.A298]*[.B298]" office:value-type="float" office:value="241737.6">
            <text:p>241737,6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formula="of:=[$'2015'.$F$2]" office:value-type="float" office:value="811.2">
            <text:p>811,2</text:p>
          </table:table-cell>
          <table:table-cell table:formula="of:=[.A299]*[.B299]" office:value-type="float" office:value="242548.8">
            <text:p>242548,8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formula="of:=[$'2015'.$F$2]" office:value-type="float" office:value="811.2">
            <text:p>811,2</text:p>
          </table:table-cell>
          <table:table-cell table:formula="of:=[.A300]*[.B300]" office:value-type="float" office:value="243360">
            <text:p>243360</text:p>
          </table:table-cell>
          <table:table-cell table:number-columns-repeated="3"/>
        </table:table-row>
        <table:table-row table:style-name="ro2">
          <table:table-cell office:value-type="float" office:value="301">
            <text:p>301</text:p>
          </table:table-cell>
          <table:table-cell table:formula="of:=[$'2015'.$F$2]" office:value-type="float" office:value="811.2">
            <text:p>811,2</text:p>
          </table:table-cell>
          <table:table-cell table:formula="of:=[.A301]*[.B301]" office:value-type="float" office:value="244171.2">
            <text:p>244171,2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table:formula="of:=[$'2015'.$F$2]" office:value-type="float" office:value="811.2">
            <text:p>811,2</text:p>
          </table:table-cell>
          <table:table-cell table:formula="of:=[.A302]*[.B302]" office:value-type="float" office:value="244982.4">
            <text:p>244982,4</text:p>
          </table:table-cell>
          <table:table-cell table:number-columns-repeated="3"/>
        </table:table-row>
        <table:table-row table:style-name="ro2">
          <table:table-cell office:value-type="float" office:value="303">
            <text:p>303</text:p>
          </table:table-cell>
          <table:table-cell table:formula="of:=[$'2015'.$F$2]" office:value-type="float" office:value="811.2">
            <text:p>811,2</text:p>
          </table:table-cell>
          <table:table-cell table:formula="of:=[.A303]*[.B303]" office:value-type="float" office:value="245793.6">
            <text:p>245793,6</text:p>
          </table:table-cell>
          <table:table-cell table:number-columns-repeated="3"/>
        </table:table-row>
        <table:table-row table:style-name="ro2">
          <table:table-cell office:value-type="float" office:value="304">
            <text:p>304</text:p>
          </table:table-cell>
          <table:table-cell table:formula="of:=[$'2015'.$F$2]" office:value-type="float" office:value="811.2">
            <text:p>811,2</text:p>
          </table:table-cell>
          <table:table-cell table:formula="of:=[.A304]*[.B304]" office:value-type="float" office:value="246604.8">
            <text:p>246604,8</text:p>
          </table:table-cell>
          <table:table-cell table:number-columns-repeated="3"/>
        </table:table-row>
        <table:table-row table:style-name="ro2">
          <table:table-cell office:value-type="float" office:value="305">
            <text:p>305</text:p>
          </table:table-cell>
          <table:table-cell table:formula="of:=[$'2015'.$F$2]" office:value-type="float" office:value="811.2">
            <text:p>811,2</text:p>
          </table:table-cell>
          <table:table-cell table:formula="of:=[.A305]*[.B305]" office:value-type="float" office:value="247416">
            <text:p>247416</text:p>
          </table:table-cell>
          <table:table-cell table:number-columns-repeated="3"/>
        </table:table-row>
        <table:table-row table:style-name="ro2">
          <table:table-cell office:value-type="float" office:value="306">
            <text:p>306</text:p>
          </table:table-cell>
          <table:table-cell table:formula="of:=[$'2015'.$F$2]" office:value-type="float" office:value="811.2">
            <text:p>811,2</text:p>
          </table:table-cell>
          <table:table-cell table:formula="of:=[.A306]*[.B306]" office:value-type="float" office:value="248227.2">
            <text:p>248227,2</text:p>
          </table:table-cell>
          <table:table-cell table:number-columns-repeated="3"/>
        </table:table-row>
        <table:table-row table:style-name="ro2">
          <table:table-cell office:value-type="float" office:value="307">
            <text:p>307</text:p>
          </table:table-cell>
          <table:table-cell table:formula="of:=[$'2015'.$F$2]" office:value-type="float" office:value="811.2">
            <text:p>811,2</text:p>
          </table:table-cell>
          <table:table-cell table:formula="of:=[.A307]*[.B307]" office:value-type="float" office:value="249038.4">
            <text:p>249038,4</text:p>
          </table:table-cell>
          <table:table-cell table:number-columns-repeated="3"/>
        </table:table-row>
        <table:table-row table:style-name="ro2">
          <table:table-cell office:value-type="float" office:value="308">
            <text:p>308</text:p>
          </table:table-cell>
          <table:table-cell table:formula="of:=[$'2015'.$F$2]" office:value-type="float" office:value="811.2">
            <text:p>811,2</text:p>
          </table:table-cell>
          <table:table-cell table:formula="of:=[.A308]*[.B308]" office:value-type="float" office:value="249849.6">
            <text:p>249849,6</text:p>
          </table:table-cell>
          <table:table-cell table:number-columns-repeated="3"/>
        </table:table-row>
        <table:table-row table:style-name="ro2">
          <table:table-cell office:value-type="float" office:value="309">
            <text:p>309</text:p>
          </table:table-cell>
          <table:table-cell table:formula="of:=[$'2015'.$F$2]" office:value-type="float" office:value="811.2">
            <text:p>811,2</text:p>
          </table:table-cell>
          <table:table-cell table:formula="of:=[.A309]*[.B309]" office:value-type="float" office:value="250660.8">
            <text:p>250660,8</text:p>
          </table:table-cell>
          <table:table-cell table:number-columns-repeated="3"/>
        </table:table-row>
        <table:table-row table:style-name="ro2">
          <table:table-cell office:value-type="float" office:value="310">
            <text:p>310</text:p>
          </table:table-cell>
          <table:table-cell table:formula="of:=[$'2015'.$F$2]" office:value-type="float" office:value="811.2">
            <text:p>811,2</text:p>
          </table:table-cell>
          <table:table-cell table:formula="of:=[.A310]*[.B310]" office:value-type="float" office:value="251472">
            <text:p>251472</text:p>
          </table:table-cell>
          <table:table-cell table:number-columns-repeated="3"/>
        </table:table-row>
        <table:table-row table:style-name="ro2">
          <table:table-cell office:value-type="float" office:value="311">
            <text:p>311</text:p>
          </table:table-cell>
          <table:table-cell table:formula="of:=[$'2015'.$F$2]" office:value-type="float" office:value="811.2">
            <text:p>811,2</text:p>
          </table:table-cell>
          <table:table-cell table:formula="of:=[.A311]*[.B311]" office:value-type="float" office:value="252283.2">
            <text:p>252283,2</text:p>
          </table:table-cell>
          <table:table-cell table:number-columns-repeated="3"/>
        </table:table-row>
        <table:table-row table:style-name="ro2">
          <table:table-cell office:value-type="float" office:value="312">
            <text:p>312</text:p>
          </table:table-cell>
          <table:table-cell table:formula="of:=[$'2015'.$F$2]" office:value-type="float" office:value="811.2">
            <text:p>811,2</text:p>
          </table:table-cell>
          <table:table-cell table:formula="of:=[.A312]*[.B312]" office:value-type="float" office:value="253094.4">
            <text:p>253094,4</text:p>
          </table:table-cell>
          <table:table-cell table:number-columns-repeated="3"/>
        </table:table-row>
        <table:table-row table:style-name="ro2">
          <table:table-cell office:value-type="float" office:value="313">
            <text:p>313</text:p>
          </table:table-cell>
          <table:table-cell table:formula="of:=[$'2015'.$F$2]" office:value-type="float" office:value="811.2">
            <text:p>811,2</text:p>
          </table:table-cell>
          <table:table-cell table:formula="of:=[.A313]*[.B313]" office:value-type="float" office:value="253905.6">
            <text:p>253905,6</text:p>
          </table:table-cell>
          <table:table-cell table:number-columns-repeated="3"/>
        </table:table-row>
        <table:table-row table:style-name="ro2">
          <table:table-cell office:value-type="float" office:value="314">
            <text:p>314</text:p>
          </table:table-cell>
          <table:table-cell table:formula="of:=[$'2015'.$F$2]" office:value-type="float" office:value="811.2">
            <text:p>811,2</text:p>
          </table:table-cell>
          <table:table-cell table:formula="of:=[.A314]*[.B314]" office:value-type="float" office:value="254716.8">
            <text:p>254716,8</text:p>
          </table:table-cell>
          <table:table-cell table:number-columns-repeated="3"/>
        </table:table-row>
        <table:table-row table:style-name="ro2">
          <table:table-cell office:value-type="float" office:value="315">
            <text:p>315</text:p>
          </table:table-cell>
          <table:table-cell table:formula="of:=[$'2015'.$F$2]" office:value-type="float" office:value="811.2">
            <text:p>811,2</text:p>
          </table:table-cell>
          <table:table-cell table:formula="of:=[.A315]*[.B315]" office:value-type="float" office:value="255528">
            <text:p>255528</text:p>
          </table:table-cell>
          <table:table-cell table:number-columns-repeated="3"/>
        </table:table-row>
        <table:table-row table:style-name="ro2">
          <table:table-cell office:value-type="float" office:value="316">
            <text:p>316</text:p>
          </table:table-cell>
          <table:table-cell table:formula="of:=[$'2015'.$F$2]" office:value-type="float" office:value="811.2">
            <text:p>811,2</text:p>
          </table:table-cell>
          <table:table-cell table:formula="of:=[.A316]*[.B316]" office:value-type="float" office:value="256339.2">
            <text:p>256339,2</text:p>
          </table:table-cell>
          <table:table-cell table:number-columns-repeated="3"/>
        </table:table-row>
        <table:table-row table:style-name="ro2">
          <table:table-cell office:value-type="float" office:value="317">
            <text:p>317</text:p>
          </table:table-cell>
          <table:table-cell table:formula="of:=[$'2015'.$F$2]" office:value-type="float" office:value="811.2">
            <text:p>811,2</text:p>
          </table:table-cell>
          <table:table-cell table:formula="of:=[.A317]*[.B317]" office:value-type="float" office:value="257150.4">
            <text:p>257150,4</text:p>
          </table:table-cell>
          <table:table-cell table:number-columns-repeated="3"/>
        </table:table-row>
        <table:table-row table:style-name="ro2">
          <table:table-cell office:value-type="float" office:value="318">
            <text:p>318</text:p>
          </table:table-cell>
          <table:table-cell table:formula="of:=[$'2015'.$F$2]" office:value-type="float" office:value="811.2">
            <text:p>811,2</text:p>
          </table:table-cell>
          <table:table-cell table:formula="of:=[.A318]*[.B318]" office:value-type="float" office:value="257961.6">
            <text:p>257961,6</text:p>
          </table:table-cell>
          <table:table-cell table:number-columns-repeated="3"/>
        </table:table-row>
        <table:table-row table:style-name="ro2">
          <table:table-cell office:value-type="float" office:value="319">
            <text:p>319</text:p>
          </table:table-cell>
          <table:table-cell table:formula="of:=[$'2015'.$F$2]" office:value-type="float" office:value="811.2">
            <text:p>811,2</text:p>
          </table:table-cell>
          <table:table-cell table:formula="of:=[.A319]*[.B319]" office:value-type="float" office:value="258772.8">
            <text:p>258772,8</text:p>
          </table:table-cell>
          <table:table-cell table:number-columns-repeated="3"/>
        </table:table-row>
        <table:table-row table:style-name="ro2">
          <table:table-cell office:value-type="float" office:value="320">
            <text:p>320</text:p>
          </table:table-cell>
          <table:table-cell table:formula="of:=[$'2015'.$F$2]" office:value-type="float" office:value="811.2">
            <text:p>811,2</text:p>
          </table:table-cell>
          <table:table-cell table:formula="of:=[.A320]*[.B320]" office:value-type="float" office:value="259584">
            <text:p>259584</text:p>
          </table:table-cell>
          <table:table-cell table:number-columns-repeated="3"/>
        </table:table-row>
        <table:table-row table:style-name="ro2">
          <table:table-cell office:value-type="float" office:value="321">
            <text:p>321</text:p>
          </table:table-cell>
          <table:table-cell table:formula="of:=[$'2015'.$F$2]" office:value-type="float" office:value="811.2">
            <text:p>811,2</text:p>
          </table:table-cell>
          <table:table-cell table:formula="of:=[.A321]*[.B321]" office:value-type="float" office:value="260395.2">
            <text:p>260395,2</text:p>
          </table:table-cell>
          <table:table-cell table:number-columns-repeated="3"/>
        </table:table-row>
        <table:table-row table:style-name="ro2">
          <table:table-cell office:value-type="float" office:value="322">
            <text:p>322</text:p>
          </table:table-cell>
          <table:table-cell table:formula="of:=[$'2015'.$F$2]" office:value-type="float" office:value="811.2">
            <text:p>811,2</text:p>
          </table:table-cell>
          <table:table-cell table:formula="of:=[.A322]*[.B322]" office:value-type="float" office:value="261206.4">
            <text:p>261206,4</text:p>
          </table:table-cell>
          <table:table-cell table:number-columns-repeated="3"/>
        </table:table-row>
        <table:table-row table:style-name="ro2">
          <table:table-cell office:value-type="float" office:value="323">
            <text:p>323</text:p>
          </table:table-cell>
          <table:table-cell table:formula="of:=[$'2015'.$F$2]" office:value-type="float" office:value="811.2">
            <text:p>811,2</text:p>
          </table:table-cell>
          <table:table-cell table:formula="of:=[.A323]*[.B323]" office:value-type="float" office:value="262017.6">
            <text:p>262017,6</text:p>
          </table:table-cell>
          <table:table-cell table:number-columns-repeated="3"/>
        </table:table-row>
        <table:table-row table:style-name="ro2">
          <table:table-cell office:value-type="float" office:value="324">
            <text:p>324</text:p>
          </table:table-cell>
          <table:table-cell table:formula="of:=[$'2015'.$F$2]" office:value-type="float" office:value="811.2">
            <text:p>811,2</text:p>
          </table:table-cell>
          <table:table-cell table:formula="of:=[.A324]*[.B324]" office:value-type="float" office:value="262828.8">
            <text:p>262828,8</text:p>
          </table:table-cell>
          <table:table-cell table:number-columns-repeated="3"/>
        </table:table-row>
        <table:table-row table:style-name="ro2">
          <table:table-cell office:value-type="float" office:value="325">
            <text:p>325</text:p>
          </table:table-cell>
          <table:table-cell table:formula="of:=[$'2015'.$F$2]" office:value-type="float" office:value="811.2">
            <text:p>811,2</text:p>
          </table:table-cell>
          <table:table-cell table:formula="of:=[.A325]*[.B325]" office:value-type="float" office:value="263640">
            <text:p>263640</text:p>
          </table:table-cell>
          <table:table-cell table:number-columns-repeated="3"/>
        </table:table-row>
        <table:table-row table:style-name="ro2">
          <table:table-cell office:value-type="float" office:value="326">
            <text:p>326</text:p>
          </table:table-cell>
          <table:table-cell table:formula="of:=[$'2015'.$F$2]" office:value-type="float" office:value="811.2">
            <text:p>811,2</text:p>
          </table:table-cell>
          <table:table-cell table:formula="of:=[.A326]*[.B326]" office:value-type="float" office:value="264451.2">
            <text:p>264451,2</text:p>
          </table:table-cell>
          <table:table-cell table:number-columns-repeated="3"/>
        </table:table-row>
        <table:table-row table:style-name="ro2">
          <table:table-cell office:value-type="float" office:value="327">
            <text:p>327</text:p>
          </table:table-cell>
          <table:table-cell table:formula="of:=[$'2015'.$F$2]" office:value-type="float" office:value="811.2">
            <text:p>811,2</text:p>
          </table:table-cell>
          <table:table-cell table:formula="of:=[.A327]*[.B327]" office:value-type="float" office:value="265262.4">
            <text:p>265262,4</text:p>
          </table:table-cell>
          <table:table-cell table:number-columns-repeated="3"/>
        </table:table-row>
        <table:table-row table:style-name="ro2">
          <table:table-cell office:value-type="float" office:value="328">
            <text:p>328</text:p>
          </table:table-cell>
          <table:table-cell table:formula="of:=[$'2015'.$F$2]" office:value-type="float" office:value="811.2">
            <text:p>811,2</text:p>
          </table:table-cell>
          <table:table-cell table:formula="of:=[.A328]*[.B328]" office:value-type="float" office:value="266073.6">
            <text:p>266073,6</text:p>
          </table:table-cell>
          <table:table-cell table:number-columns-repeated="3"/>
        </table:table-row>
        <table:table-row table:style-name="ro2">
          <table:table-cell office:value-type="float" office:value="329">
            <text:p>329</text:p>
          </table:table-cell>
          <table:table-cell table:formula="of:=[$'2015'.$F$2]" office:value-type="float" office:value="811.2">
            <text:p>811,2</text:p>
          </table:table-cell>
          <table:table-cell table:formula="of:=[.A329]*[.B329]" office:value-type="float" office:value="266884.8">
            <text:p>266884,8</text:p>
          </table:table-cell>
          <table:table-cell table:number-columns-repeated="3"/>
        </table:table-row>
        <table:table-row table:style-name="ro2">
          <table:table-cell office:value-type="float" office:value="330">
            <text:p>330</text:p>
          </table:table-cell>
          <table:table-cell table:formula="of:=[$'2015'.$F$2]" office:value-type="float" office:value="811.2">
            <text:p>811,2</text:p>
          </table:table-cell>
          <table:table-cell table:formula="of:=[.A330]*[.B330]" office:value-type="float" office:value="267696">
            <text:p>267696</text:p>
          </table:table-cell>
          <table:table-cell table:number-columns-repeated="3"/>
        </table:table-row>
        <table:table-row table:style-name="ro2">
          <table:table-cell office:value-type="float" office:value="331">
            <text:p>331</text:p>
          </table:table-cell>
          <table:table-cell table:formula="of:=[$'2015'.$F$2]" office:value-type="float" office:value="811.2">
            <text:p>811,2</text:p>
          </table:table-cell>
          <table:table-cell table:formula="of:=[.A331]*[.B331]" office:value-type="float" office:value="268507.2">
            <text:p>268507,2</text:p>
          </table:table-cell>
          <table:table-cell table:number-columns-repeated="3"/>
        </table:table-row>
        <table:table-row table:style-name="ro2">
          <table:table-cell office:value-type="float" office:value="332">
            <text:p>332</text:p>
          </table:table-cell>
          <table:table-cell table:formula="of:=[$'2015'.$F$2]" office:value-type="float" office:value="811.2">
            <text:p>811,2</text:p>
          </table:table-cell>
          <table:table-cell table:formula="of:=[.A332]*[.B332]" office:value-type="float" office:value="269318.4">
            <text:p>269318,4</text:p>
          </table:table-cell>
          <table:table-cell table:number-columns-repeated="3"/>
        </table:table-row>
        <table:table-row table:style-name="ro2">
          <table:table-cell office:value-type="float" office:value="333">
            <text:p>333</text:p>
          </table:table-cell>
          <table:table-cell table:formula="of:=[$'2015'.$F$2]" office:value-type="float" office:value="811.2">
            <text:p>811,2</text:p>
          </table:table-cell>
          <table:table-cell table:formula="of:=[.A333]*[.B333]" office:value-type="float" office:value="270129.6">
            <text:p>270129,6</text:p>
          </table:table-cell>
          <table:table-cell table:number-columns-repeated="3"/>
        </table:table-row>
        <table:table-row table:style-name="ro2">
          <table:table-cell office:value-type="float" office:value="334">
            <text:p>334</text:p>
          </table:table-cell>
          <table:table-cell table:formula="of:=[$'2015'.$F$2]" office:value-type="float" office:value="811.2">
            <text:p>811,2</text:p>
          </table:table-cell>
          <table:table-cell table:formula="of:=[.A334]*[.B334]" office:value-type="float" office:value="270940.8">
            <text:p>270940,8</text:p>
          </table:table-cell>
          <table:table-cell table:number-columns-repeated="3"/>
        </table:table-row>
        <table:table-row table:style-name="ro2">
          <table:table-cell office:value-type="float" office:value="335">
            <text:p>335</text:p>
          </table:table-cell>
          <table:table-cell table:formula="of:=[$'2015'.$F$2]" office:value-type="float" office:value="811.2">
            <text:p>811,2</text:p>
          </table:table-cell>
          <table:table-cell table:formula="of:=[.A335]*[.B335]" office:value-type="float" office:value="271752">
            <text:p>271752</text:p>
          </table:table-cell>
          <table:table-cell table:number-columns-repeated="3"/>
        </table:table-row>
        <table:table-row table:style-name="ro2">
          <table:table-cell office:value-type="float" office:value="336">
            <text:p>336</text:p>
          </table:table-cell>
          <table:table-cell table:formula="of:=[$'2015'.$F$2]" office:value-type="float" office:value="811.2">
            <text:p>811,2</text:p>
          </table:table-cell>
          <table:table-cell table:formula="of:=[.A336]*[.B336]" office:value-type="float" office:value="272563.2">
            <text:p>272563,2</text:p>
          </table:table-cell>
          <table:table-cell table:number-columns-repeated="3"/>
        </table:table-row>
        <table:table-row table:style-name="ro2">
          <table:table-cell office:value-type="float" office:value="337">
            <text:p>337</text:p>
          </table:table-cell>
          <table:table-cell table:formula="of:=[$'2015'.$F$2]" office:value-type="float" office:value="811.2">
            <text:p>811,2</text:p>
          </table:table-cell>
          <table:table-cell table:formula="of:=[.A337]*[.B337]" office:value-type="float" office:value="273374.4">
            <text:p>273374,4</text:p>
          </table:table-cell>
          <table:table-cell table:number-columns-repeated="3"/>
        </table:table-row>
        <table:table-row table:style-name="ro2">
          <table:table-cell office:value-type="float" office:value="338">
            <text:p>338</text:p>
          </table:table-cell>
          <table:table-cell table:formula="of:=[$'2015'.$F$2]" office:value-type="float" office:value="811.2">
            <text:p>811,2</text:p>
          </table:table-cell>
          <table:table-cell table:formula="of:=[.A338]*[.B338]" office:value-type="float" office:value="274185.6">
            <text:p>274185,6</text:p>
          </table:table-cell>
          <table:table-cell table:number-columns-repeated="3"/>
        </table:table-row>
        <table:table-row table:style-name="ro2">
          <table:table-cell office:value-type="float" office:value="339">
            <text:p>339</text:p>
          </table:table-cell>
          <table:table-cell table:formula="of:=[$'2015'.$F$2]" office:value-type="float" office:value="811.2">
            <text:p>811,2</text:p>
          </table:table-cell>
          <table:table-cell table:formula="of:=[.A339]*[.B339]" office:value-type="float" office:value="274996.8">
            <text:p>274996,8</text:p>
          </table:table-cell>
          <table:table-cell table:number-columns-repeated="3"/>
        </table:table-row>
        <table:table-row table:style-name="ro2">
          <table:table-cell office:value-type="float" office:value="340">
            <text:p>340</text:p>
          </table:table-cell>
          <table:table-cell table:formula="of:=[$'2015'.$F$2]" office:value-type="float" office:value="811.2">
            <text:p>811,2</text:p>
          </table:table-cell>
          <table:table-cell table:formula="of:=[.A340]*[.B340]" office:value-type="float" office:value="275808">
            <text:p>275808</text:p>
          </table:table-cell>
          <table:table-cell table:number-columns-repeated="3"/>
        </table:table-row>
        <table:table-row table:style-name="ro2">
          <table:table-cell office:value-type="float" office:value="341">
            <text:p>341</text:p>
          </table:table-cell>
          <table:table-cell table:formula="of:=[$'2015'.$F$2]" office:value-type="float" office:value="811.2">
            <text:p>811,2</text:p>
          </table:table-cell>
          <table:table-cell table:formula="of:=[.A341]*[.B341]" office:value-type="float" office:value="276619.2">
            <text:p>276619,2</text:p>
          </table:table-cell>
          <table:table-cell table:number-columns-repeated="3"/>
        </table:table-row>
        <table:table-row table:style-name="ro2">
          <table:table-cell office:value-type="float" office:value="342">
            <text:p>342</text:p>
          </table:table-cell>
          <table:table-cell table:formula="of:=[$'2015'.$F$2]" office:value-type="float" office:value="811.2">
            <text:p>811,2</text:p>
          </table:table-cell>
          <table:table-cell table:formula="of:=[.A342]*[.B342]" office:value-type="float" office:value="277430.4">
            <text:p>277430,4</text:p>
          </table:table-cell>
          <table:table-cell table:number-columns-repeated="3"/>
        </table:table-row>
        <table:table-row table:style-name="ro2">
          <table:table-cell office:value-type="float" office:value="343">
            <text:p>343</text:p>
          </table:table-cell>
          <table:table-cell table:formula="of:=[$'2015'.$F$2]" office:value-type="float" office:value="811.2">
            <text:p>811,2</text:p>
          </table:table-cell>
          <table:table-cell table:formula="of:=[.A343]*[.B343]" office:value-type="float" office:value="278241.6">
            <text:p>278241,6</text:p>
          </table:table-cell>
          <table:table-cell table:number-columns-repeated="3"/>
        </table:table-row>
        <table:table-row table:style-name="ro2">
          <table:table-cell office:value-type="float" office:value="344">
            <text:p>344</text:p>
          </table:table-cell>
          <table:table-cell table:formula="of:=[$'2015'.$F$2]" office:value-type="float" office:value="811.2">
            <text:p>811,2</text:p>
          </table:table-cell>
          <table:table-cell table:formula="of:=[.A344]*[.B344]" office:value-type="float" office:value="279052.8">
            <text:p>279052,8</text:p>
          </table:table-cell>
          <table:table-cell table:number-columns-repeated="3"/>
        </table:table-row>
        <table:table-row table:style-name="ro2">
          <table:table-cell office:value-type="float" office:value="345">
            <text:p>345</text:p>
          </table:table-cell>
          <table:table-cell table:formula="of:=[$'2015'.$F$2]" office:value-type="float" office:value="811.2">
            <text:p>811,2</text:p>
          </table:table-cell>
          <table:table-cell table:formula="of:=[.A345]*[.B345]" office:value-type="float" office:value="279864">
            <text:p>279864</text:p>
          </table:table-cell>
          <table:table-cell table:number-columns-repeated="3"/>
        </table:table-row>
        <table:table-row table:style-name="ro2">
          <table:table-cell office:value-type="float" office:value="346">
            <text:p>346</text:p>
          </table:table-cell>
          <table:table-cell table:formula="of:=[$'2015'.$F$2]" office:value-type="float" office:value="811.2">
            <text:p>811,2</text:p>
          </table:table-cell>
          <table:table-cell table:formula="of:=[.A346]*[.B346]" office:value-type="float" office:value="280675.2">
            <text:p>280675,2</text:p>
          </table:table-cell>
          <table:table-cell table:number-columns-repeated="3"/>
        </table:table-row>
        <table:table-row table:style-name="ro2">
          <table:table-cell office:value-type="float" office:value="347">
            <text:p>347</text:p>
          </table:table-cell>
          <table:table-cell table:formula="of:=[$'2015'.$F$2]" office:value-type="float" office:value="811.2">
            <text:p>811,2</text:p>
          </table:table-cell>
          <table:table-cell table:formula="of:=[.A347]*[.B347]" office:value-type="float" office:value="281486.4">
            <text:p>281486,4</text:p>
          </table:table-cell>
          <table:table-cell table:number-columns-repeated="3"/>
        </table:table-row>
        <table:table-row table:style-name="ro2">
          <table:table-cell office:value-type="float" office:value="348">
            <text:p>348</text:p>
          </table:table-cell>
          <table:table-cell table:formula="of:=[$'2015'.$F$2]" office:value-type="float" office:value="811.2">
            <text:p>811,2</text:p>
          </table:table-cell>
          <table:table-cell table:formula="of:=[.A348]*[.B348]" office:value-type="float" office:value="282297.6">
            <text:p>282297,6</text:p>
          </table:table-cell>
          <table:table-cell table:number-columns-repeated="3"/>
        </table:table-row>
        <table:table-row table:style-name="ro2">
          <table:table-cell office:value-type="float" office:value="349">
            <text:p>349</text:p>
          </table:table-cell>
          <table:table-cell table:formula="of:=[$'2015'.$F$2]" office:value-type="float" office:value="811.2">
            <text:p>811,2</text:p>
          </table:table-cell>
          <table:table-cell table:formula="of:=[.A349]*[.B349]" office:value-type="float" office:value="283108.8">
            <text:p>283108,8</text:p>
          </table:table-cell>
          <table:table-cell table:number-columns-repeated="3"/>
        </table:table-row>
        <table:table-row table:style-name="ro2">
          <table:table-cell office:value-type="float" office:value="350">
            <text:p>350</text:p>
          </table:table-cell>
          <table:table-cell table:formula="of:=[$'2015'.$F$2]" office:value-type="float" office:value="811.2">
            <text:p>811,2</text:p>
          </table:table-cell>
          <table:table-cell table:formula="of:=[.A350]*[.B350]" office:value-type="float" office:value="283920">
            <text:p>283920</text:p>
          </table:table-cell>
          <table:table-cell table:number-columns-repeated="3"/>
        </table:table-row>
        <table:table-row table:style-name="ro2">
          <table:table-cell office:value-type="float" office:value="351">
            <text:p>351</text:p>
          </table:table-cell>
          <table:table-cell table:formula="of:=[$'2015'.$F$2]" office:value-type="float" office:value="811.2">
            <text:p>811,2</text:p>
          </table:table-cell>
          <table:table-cell table:formula="of:=[.A351]*[.B351]" office:value-type="float" office:value="284731.2">
            <text:p>284731,2</text:p>
          </table:table-cell>
          <table:table-cell table:number-columns-repeated="3"/>
        </table:table-row>
        <table:table-row table:style-name="ro2">
          <table:table-cell office:value-type="float" office:value="352">
            <text:p>352</text:p>
          </table:table-cell>
          <table:table-cell table:formula="of:=[$'2015'.$F$2]" office:value-type="float" office:value="811.2">
            <text:p>811,2</text:p>
          </table:table-cell>
          <table:table-cell table:formula="of:=[.A352]*[.B352]" office:value-type="float" office:value="285542.4">
            <text:p>285542,4</text:p>
          </table:table-cell>
          <table:table-cell table:number-columns-repeated="3"/>
        </table:table-row>
        <table:table-row table:style-name="ro2">
          <table:table-cell office:value-type="float" office:value="353">
            <text:p>353</text:p>
          </table:table-cell>
          <table:table-cell table:formula="of:=[$'2015'.$F$2]" office:value-type="float" office:value="811.2">
            <text:p>811,2</text:p>
          </table:table-cell>
          <table:table-cell table:formula="of:=[.A353]*[.B353]" office:value-type="float" office:value="286353.6">
            <text:p>286353,6</text:p>
          </table:table-cell>
          <table:table-cell table:number-columns-repeated="3"/>
        </table:table-row>
        <table:table-row table:style-name="ro2">
          <table:table-cell office:value-type="float" office:value="354">
            <text:p>354</text:p>
          </table:table-cell>
          <table:table-cell table:formula="of:=[$'2015'.$F$2]" office:value-type="float" office:value="811.2">
            <text:p>811,2</text:p>
          </table:table-cell>
          <table:table-cell table:formula="of:=[.A354]*[.B354]" office:value-type="float" office:value="287164.8">
            <text:p>287164,8</text:p>
          </table:table-cell>
          <table:table-cell table:number-columns-repeated="3"/>
        </table:table-row>
        <table:table-row table:style-name="ro2">
          <table:table-cell office:value-type="float" office:value="355">
            <text:p>355</text:p>
          </table:table-cell>
          <table:table-cell table:formula="of:=[$'2015'.$F$2]" office:value-type="float" office:value="811.2">
            <text:p>811,2</text:p>
          </table:table-cell>
          <table:table-cell table:formula="of:=[.A355]*[.B355]" office:value-type="float" office:value="287976">
            <text:p>287976</text:p>
          </table:table-cell>
          <table:table-cell table:number-columns-repeated="3"/>
        </table:table-row>
        <table:table-row table:style-name="ro2">
          <table:table-cell office:value-type="float" office:value="356">
            <text:p>356</text:p>
          </table:table-cell>
          <table:table-cell table:formula="of:=[$'2015'.$F$2]" office:value-type="float" office:value="811.2">
            <text:p>811,2</text:p>
          </table:table-cell>
          <table:table-cell table:formula="of:=[.A356]*[.B356]" office:value-type="float" office:value="288787.2">
            <text:p>288787,2</text:p>
          </table:table-cell>
          <table:table-cell table:number-columns-repeated="3"/>
        </table:table-row>
        <table:table-row table:style-name="ro2">
          <table:table-cell office:value-type="float" office:value="357">
            <text:p>357</text:p>
          </table:table-cell>
          <table:table-cell table:formula="of:=[$'2015'.$F$2]" office:value-type="float" office:value="811.2">
            <text:p>811,2</text:p>
          </table:table-cell>
          <table:table-cell table:formula="of:=[.A357]*[.B357]" office:value-type="float" office:value="289598.4">
            <text:p>289598,4</text:p>
          </table:table-cell>
          <table:table-cell table:number-columns-repeated="3"/>
        </table:table-row>
        <table:table-row table:style-name="ro2">
          <table:table-cell office:value-type="float" office:value="358">
            <text:p>358</text:p>
          </table:table-cell>
          <table:table-cell table:formula="of:=[$'2015'.$F$2]" office:value-type="float" office:value="811.2">
            <text:p>811,2</text:p>
          </table:table-cell>
          <table:table-cell table:formula="of:=[.A358]*[.B358]" office:value-type="float" office:value="290409.6">
            <text:p>290409,6</text:p>
          </table:table-cell>
          <table:table-cell table:number-columns-repeated="3"/>
        </table:table-row>
        <table:table-row table:style-name="ro2">
          <table:table-cell office:value-type="float" office:value="359">
            <text:p>359</text:p>
          </table:table-cell>
          <table:table-cell table:formula="of:=[$'2015'.$F$2]" office:value-type="float" office:value="811.2">
            <text:p>811,2</text:p>
          </table:table-cell>
          <table:table-cell table:formula="of:=[.A359]*[.B359]" office:value-type="float" office:value="291220.8">
            <text:p>291220,8</text:p>
          </table:table-cell>
          <table:table-cell table:number-columns-repeated="3"/>
        </table:table-row>
        <table:table-row table:style-name="ro2">
          <table:table-cell office:value-type="float" office:value="360">
            <text:p>360</text:p>
          </table:table-cell>
          <table:table-cell table:formula="of:=[$'2015'.$F$2]" office:value-type="float" office:value="811.2">
            <text:p>811,2</text:p>
          </table:table-cell>
          <table:table-cell table:formula="of:=[.A360]*[.B360]" office:value-type="float" office:value="292032">
            <text:p>292032</text:p>
          </table:table-cell>
          <table:table-cell table:number-columns-repeated="3"/>
        </table:table-row>
        <table:table-row table:style-name="ro2">
          <table:table-cell office:value-type="float" office:value="361">
            <text:p>361</text:p>
          </table:table-cell>
          <table:table-cell table:formula="of:=[$'2015'.$F$2]" office:value-type="float" office:value="811.2">
            <text:p>811,2</text:p>
          </table:table-cell>
          <table:table-cell table:formula="of:=[.A361]*[.B361]" office:value-type="float" office:value="292843.2">
            <text:p>292843,2</text:p>
          </table:table-cell>
          <table:table-cell table:number-columns-repeated="3"/>
        </table:table-row>
        <table:table-row table:style-name="ro2">
          <table:table-cell office:value-type="float" office:value="362">
            <text:p>362</text:p>
          </table:table-cell>
          <table:table-cell table:formula="of:=[$'2015'.$F$2]" office:value-type="float" office:value="811.2">
            <text:p>811,2</text:p>
          </table:table-cell>
          <table:table-cell table:formula="of:=[.A362]*[.B362]" office:value-type="float" office:value="293654.4">
            <text:p>293654,4</text:p>
          </table:table-cell>
          <table:table-cell table:number-columns-repeated="3"/>
        </table:table-row>
        <table:table-row table:style-name="ro2">
          <table:table-cell office:value-type="float" office:value="363">
            <text:p>363</text:p>
          </table:table-cell>
          <table:table-cell table:formula="of:=[$'2015'.$F$2]" office:value-type="float" office:value="811.2">
            <text:p>811,2</text:p>
          </table:table-cell>
          <table:table-cell table:formula="of:=[.A363]*[.B363]" office:value-type="float" office:value="294465.6">
            <text:p>294465,6</text:p>
          </table:table-cell>
          <table:table-cell table:number-columns-repeated="3"/>
        </table:table-row>
        <table:table-row table:style-name="ro2">
          <table:table-cell office:value-type="float" office:value="364">
            <text:p>364</text:p>
          </table:table-cell>
          <table:table-cell table:formula="of:=[$'2015'.$F$2]" office:value-type="float" office:value="811.2">
            <text:p>811,2</text:p>
          </table:table-cell>
          <table:table-cell table:formula="of:=[.A364]*[.B364]" office:value-type="float" office:value="295276.8">
            <text:p>295276,8</text:p>
          </table:table-cell>
          <table:table-cell table:number-columns-repeated="3"/>
        </table:table-row>
        <table:table-row table:style-name="ro2">
          <table:table-cell office:value-type="float" office:value="365">
            <text:p>365</text:p>
          </table:table-cell>
          <table:table-cell table:formula="of:=[$'2015'.$F$2]" office:value-type="float" office:value="811.2">
            <text:p>811,2</text:p>
          </table:table-cell>
          <table:table-cell table:formula="of:=[.A365]*[.B365]" office:value-type="float" office:value="296088">
            <text:p>296088</text:p>
          </table:table-cell>
          <table:table-cell table:number-columns-repeated="3"/>
        </table:table-row>
        <table:table-row table:style-name="ro2">
          <table:table-cell office:value-type="float" office:value="366">
            <text:p>366</text:p>
          </table:table-cell>
          <table:table-cell table:formula="of:=[$'2015'.$F$2]" office:value-type="float" office:value="811.2">
            <text:p>811,2</text:p>
          </table:table-cell>
          <table:table-cell table:formula="of:=[.A366]*[.B366]" office:value-type="float" office:value="296899.2">
            <text:p>296899,2</text:p>
          </table:table-cell>
          <table:table-cell table:number-columns-repeated="3"/>
        </table:table-row>
        <table:table-row table:style-name="ro2">
          <table:table-cell office:value-type="float" office:value="367">
            <text:p>367</text:p>
          </table:table-cell>
          <table:table-cell table:formula="of:=[$'2015'.$F$2]" office:value-type="float" office:value="811.2">
            <text:p>811,2</text:p>
          </table:table-cell>
          <table:table-cell table:formula="of:=[.A367]*[.B367]" office:value-type="float" office:value="297710.4">
            <text:p>297710,4</text:p>
          </table:table-cell>
          <table:table-cell table:number-columns-repeated="3"/>
        </table:table-row>
        <table:table-row table:style-name="ro2">
          <table:table-cell office:value-type="float" office:value="368">
            <text:p>368</text:p>
          </table:table-cell>
          <table:table-cell table:formula="of:=[$'2015'.$F$2]" office:value-type="float" office:value="811.2">
            <text:p>811,2</text:p>
          </table:table-cell>
          <table:table-cell table:formula="of:=[.A368]*[.B368]" office:value-type="float" office:value="298521.6">
            <text:p>298521,6</text:p>
          </table:table-cell>
          <table:table-cell table:number-columns-repeated="3"/>
        </table:table-row>
        <table:table-row table:style-name="ro2">
          <table:table-cell office:value-type="float" office:value="369">
            <text:p>369</text:p>
          </table:table-cell>
          <table:table-cell table:formula="of:=[$'2015'.$F$2]" office:value-type="float" office:value="811.2">
            <text:p>811,2</text:p>
          </table:table-cell>
          <table:table-cell table:formula="of:=[.A369]*[.B369]" office:value-type="float" office:value="299332.8">
            <text:p>299332,8</text:p>
          </table:table-cell>
          <table:table-cell table:number-columns-repeated="3"/>
        </table:table-row>
        <table:table-row table:style-name="ro2">
          <table:table-cell office:value-type="float" office:value="370">
            <text:p>370</text:p>
          </table:table-cell>
          <table:table-cell table:formula="of:=[$'2015'.$F$2]" office:value-type="float" office:value="811.2">
            <text:p>811,2</text:p>
          </table:table-cell>
          <table:table-cell table:formula="of:=[.A370]*[.B370]" office:value-type="float" office:value="300144">
            <text:p>300144</text:p>
          </table:table-cell>
          <table:table-cell table:number-columns-repeated="3"/>
        </table:table-row>
        <table:table-row table:style-name="ro2">
          <table:table-cell office:value-type="float" office:value="371">
            <text:p>371</text:p>
          </table:table-cell>
          <table:table-cell table:formula="of:=[$'2015'.$F$2]" office:value-type="float" office:value="811.2">
            <text:p>811,2</text:p>
          </table:table-cell>
          <table:table-cell table:formula="of:=[.A371]*[.B371]" office:value-type="float" office:value="300955.2">
            <text:p>300955,2</text:p>
          </table:table-cell>
          <table:table-cell table:number-columns-repeated="3"/>
        </table:table-row>
        <table:table-row table:style-name="ro2">
          <table:table-cell office:value-type="float" office:value="372">
            <text:p>372</text:p>
          </table:table-cell>
          <table:table-cell table:formula="of:=[$'2015'.$F$2]" office:value-type="float" office:value="811.2">
            <text:p>811,2</text:p>
          </table:table-cell>
          <table:table-cell table:formula="of:=[.A372]*[.B372]" office:value-type="float" office:value="301766.4">
            <text:p>301766,4</text:p>
          </table:table-cell>
          <table:table-cell table:number-columns-repeated="3"/>
        </table:table-row>
        <table:table-row table:style-name="ro2">
          <table:table-cell office:value-type="float" office:value="373">
            <text:p>373</text:p>
          </table:table-cell>
          <table:table-cell table:formula="of:=[$'2015'.$F$2]" office:value-type="float" office:value="811.2">
            <text:p>811,2</text:p>
          </table:table-cell>
          <table:table-cell table:formula="of:=[.A373]*[.B373]" office:value-type="float" office:value="302577.6">
            <text:p>302577,6</text:p>
          </table:table-cell>
          <table:table-cell table:number-columns-repeated="3"/>
        </table:table-row>
        <table:table-row table:style-name="ro2">
          <table:table-cell office:value-type="float" office:value="374">
            <text:p>374</text:p>
          </table:table-cell>
          <table:table-cell table:formula="of:=[$'2015'.$F$2]" office:value-type="float" office:value="811.2">
            <text:p>811,2</text:p>
          </table:table-cell>
          <table:table-cell table:formula="of:=[.A374]*[.B374]" office:value-type="float" office:value="303388.8">
            <text:p>303388,8</text:p>
          </table:table-cell>
          <table:table-cell table:number-columns-repeated="3"/>
        </table:table-row>
        <table:table-row table:style-name="ro2">
          <table:table-cell office:value-type="float" office:value="375">
            <text:p>375</text:p>
          </table:table-cell>
          <table:table-cell table:formula="of:=[$'2015'.$F$2]" office:value-type="float" office:value="811.2">
            <text:p>811,2</text:p>
          </table:table-cell>
          <table:table-cell table:formula="of:=[.A375]*[.B375]" office:value-type="float" office:value="304200">
            <text:p>304200</text:p>
          </table:table-cell>
          <table:table-cell table:number-columns-repeated="3"/>
        </table:table-row>
        <table:table-row table:style-name="ro2">
          <table:table-cell office:value-type="float" office:value="376">
            <text:p>376</text:p>
          </table:table-cell>
          <table:table-cell table:formula="of:=[$'2015'.$F$2]" office:value-type="float" office:value="811.2">
            <text:p>811,2</text:p>
          </table:table-cell>
          <table:table-cell table:formula="of:=[.A376]*[.B376]" office:value-type="float" office:value="305011.2">
            <text:p>305011,2</text:p>
          </table:table-cell>
          <table:table-cell table:number-columns-repeated="3"/>
        </table:table-row>
        <table:table-row table:style-name="ro2">
          <table:table-cell office:value-type="float" office:value="377">
            <text:p>377</text:p>
          </table:table-cell>
          <table:table-cell table:formula="of:=[$'2015'.$F$2]" office:value-type="float" office:value="811.2">
            <text:p>811,2</text:p>
          </table:table-cell>
          <table:table-cell table:formula="of:=[.A377]*[.B377]" office:value-type="float" office:value="305822.4">
            <text:p>305822,4</text:p>
          </table:table-cell>
          <table:table-cell table:number-columns-repeated="3"/>
        </table:table-row>
        <table:table-row table:style-name="ro2">
          <table:table-cell office:value-type="float" office:value="378">
            <text:p>378</text:p>
          </table:table-cell>
          <table:table-cell table:formula="of:=[$'2015'.$F$2]" office:value-type="float" office:value="811.2">
            <text:p>811,2</text:p>
          </table:table-cell>
          <table:table-cell table:formula="of:=[.A378]*[.B378]" office:value-type="float" office:value="306633.6">
            <text:p>306633,6</text:p>
          </table:table-cell>
          <table:table-cell table:number-columns-repeated="3"/>
        </table:table-row>
        <table:table-row table:style-name="ro2">
          <table:table-cell office:value-type="float" office:value="379">
            <text:p>379</text:p>
          </table:table-cell>
          <table:table-cell table:formula="of:=[$'2015'.$F$2]" office:value-type="float" office:value="811.2">
            <text:p>811,2</text:p>
          </table:table-cell>
          <table:table-cell table:formula="of:=[.A379]*[.B379]" office:value-type="float" office:value="307444.8">
            <text:p>307444,8</text:p>
          </table:table-cell>
          <table:table-cell table:number-columns-repeated="3"/>
        </table:table-row>
        <table:table-row table:style-name="ro2">
          <table:table-cell office:value-type="float" office:value="380">
            <text:p>380</text:p>
          </table:table-cell>
          <table:table-cell table:formula="of:=[$'2015'.$F$2]" office:value-type="float" office:value="811.2">
            <text:p>811,2</text:p>
          </table:table-cell>
          <table:table-cell table:formula="of:=[.A380]*[.B380]" office:value-type="float" office:value="308256">
            <text:p>308256</text:p>
          </table:table-cell>
          <table:table-cell table:number-columns-repeated="3"/>
        </table:table-row>
        <table:table-row table:style-name="ro2">
          <table:table-cell office:value-type="float" office:value="381">
            <text:p>381</text:p>
          </table:table-cell>
          <table:table-cell table:formula="of:=[$'2015'.$F$2]" office:value-type="float" office:value="811.2">
            <text:p>811,2</text:p>
          </table:table-cell>
          <table:table-cell table:formula="of:=[.A381]*[.B381]" office:value-type="float" office:value="309067.2">
            <text:p>309067,2</text:p>
          </table:table-cell>
          <table:table-cell table:number-columns-repeated="3"/>
        </table:table-row>
        <table:table-row table:style-name="ro2">
          <table:table-cell office:value-type="float" office:value="382">
            <text:p>382</text:p>
          </table:table-cell>
          <table:table-cell table:formula="of:=[$'2015'.$F$2]" office:value-type="float" office:value="811.2">
            <text:p>811,2</text:p>
          </table:table-cell>
          <table:table-cell table:formula="of:=[.A382]*[.B382]" office:value-type="float" office:value="309878.4">
            <text:p>309878,4</text:p>
          </table:table-cell>
          <table:table-cell table:number-columns-repeated="3"/>
        </table:table-row>
        <table:table-row table:style-name="ro2">
          <table:table-cell office:value-type="float" office:value="383">
            <text:p>383</text:p>
          </table:table-cell>
          <table:table-cell table:formula="of:=[$'2015'.$F$2]" office:value-type="float" office:value="811.2">
            <text:p>811,2</text:p>
          </table:table-cell>
          <table:table-cell table:formula="of:=[.A383]*[.B383]" office:value-type="float" office:value="310689.6">
            <text:p>310689,6</text:p>
          </table:table-cell>
          <table:table-cell table:number-columns-repeated="3"/>
        </table:table-row>
        <table:table-row table:style-name="ro2">
          <table:table-cell office:value-type="float" office:value="384">
            <text:p>384</text:p>
          </table:table-cell>
          <table:table-cell table:formula="of:=[$'2015'.$F$2]" office:value-type="float" office:value="811.2">
            <text:p>811,2</text:p>
          </table:table-cell>
          <table:table-cell table:formula="of:=[.A384]*[.B384]" office:value-type="float" office:value="311500.8">
            <text:p>311500,8</text:p>
          </table:table-cell>
          <table:table-cell table:number-columns-repeated="3"/>
        </table:table-row>
        <table:table-row table:style-name="ro2">
          <table:table-cell office:value-type="float" office:value="385">
            <text:p>385</text:p>
          </table:table-cell>
          <table:table-cell table:formula="of:=[$'2015'.$F$2]" office:value-type="float" office:value="811.2">
            <text:p>811,2</text:p>
          </table:table-cell>
          <table:table-cell table:formula="of:=[.A385]*[.B385]" office:value-type="float" office:value="312312">
            <text:p>312312</text:p>
          </table:table-cell>
          <table:table-cell table:number-columns-repeated="3"/>
        </table:table-row>
        <table:table-row table:style-name="ro2">
          <table:table-cell office:value-type="float" office:value="386">
            <text:p>386</text:p>
          </table:table-cell>
          <table:table-cell table:formula="of:=[$'2015'.$F$2]" office:value-type="float" office:value="811.2">
            <text:p>811,2</text:p>
          </table:table-cell>
          <table:table-cell table:formula="of:=[.A386]*[.B386]" office:value-type="float" office:value="313123.2">
            <text:p>313123,2</text:p>
          </table:table-cell>
          <table:table-cell table:number-columns-repeated="3"/>
        </table:table-row>
        <table:table-row table:style-name="ro2">
          <table:table-cell office:value-type="float" office:value="387">
            <text:p>387</text:p>
          </table:table-cell>
          <table:table-cell table:formula="of:=[$'2015'.$F$2]" office:value-type="float" office:value="811.2">
            <text:p>811,2</text:p>
          </table:table-cell>
          <table:table-cell table:formula="of:=[.A387]*[.B387]" office:value-type="float" office:value="313934.4">
            <text:p>313934,4</text:p>
          </table:table-cell>
          <table:table-cell table:number-columns-repeated="3"/>
        </table:table-row>
        <table:table-row table:style-name="ro2">
          <table:table-cell office:value-type="float" office:value="388">
            <text:p>388</text:p>
          </table:table-cell>
          <table:table-cell table:formula="of:=[$'2015'.$F$2]" office:value-type="float" office:value="811.2">
            <text:p>811,2</text:p>
          </table:table-cell>
          <table:table-cell table:formula="of:=[.A388]*[.B388]" office:value-type="float" office:value="314745.6">
            <text:p>314745,6</text:p>
          </table:table-cell>
          <table:table-cell table:number-columns-repeated="3"/>
        </table:table-row>
        <table:table-row table:style-name="ro2">
          <table:table-cell office:value-type="float" office:value="389">
            <text:p>389</text:p>
          </table:table-cell>
          <table:table-cell table:formula="of:=[$'2015'.$F$2]" office:value-type="float" office:value="811.2">
            <text:p>811,2</text:p>
          </table:table-cell>
          <table:table-cell table:formula="of:=[.A389]*[.B389]" office:value-type="float" office:value="315556.8">
            <text:p>315556,8</text:p>
          </table:table-cell>
          <table:table-cell table:number-columns-repeated="3"/>
        </table:table-row>
        <table:table-row table:style-name="ro2">
          <table:table-cell office:value-type="float" office:value="390">
            <text:p>390</text:p>
          </table:table-cell>
          <table:table-cell table:formula="of:=[$'2015'.$F$2]" office:value-type="float" office:value="811.2">
            <text:p>811,2</text:p>
          </table:table-cell>
          <table:table-cell table:formula="of:=[.A390]*[.B390]" office:value-type="float" office:value="316368">
            <text:p>316368</text:p>
          </table:table-cell>
          <table:table-cell table:number-columns-repeated="3"/>
        </table:table-row>
        <table:table-row table:style-name="ro2">
          <table:table-cell office:value-type="float" office:value="391">
            <text:p>391</text:p>
          </table:table-cell>
          <table:table-cell table:formula="of:=[$'2015'.$F$2]" office:value-type="float" office:value="811.2">
            <text:p>811,2</text:p>
          </table:table-cell>
          <table:table-cell table:formula="of:=[.A391]*[.B391]" office:value-type="float" office:value="317179.2">
            <text:p>317179,2</text:p>
          </table:table-cell>
          <table:table-cell table:number-columns-repeated="3"/>
        </table:table-row>
        <table:table-row table:style-name="ro2">
          <table:table-cell office:value-type="float" office:value="392">
            <text:p>392</text:p>
          </table:table-cell>
          <table:table-cell table:formula="of:=[$'2015'.$F$2]" office:value-type="float" office:value="811.2">
            <text:p>811,2</text:p>
          </table:table-cell>
          <table:table-cell table:formula="of:=[.A392]*[.B392]" office:value-type="float" office:value="317990.4">
            <text:p>317990,4</text:p>
          </table:table-cell>
          <table:table-cell table:number-columns-repeated="3"/>
        </table:table-row>
        <table:table-row table:style-name="ro2">
          <table:table-cell office:value-type="float" office:value="393">
            <text:p>393</text:p>
          </table:table-cell>
          <table:table-cell table:formula="of:=[$'2015'.$F$2]" office:value-type="float" office:value="811.2">
            <text:p>811,2</text:p>
          </table:table-cell>
          <table:table-cell table:formula="of:=[.A393]*[.B393]" office:value-type="float" office:value="318801.6">
            <text:p>318801,6</text:p>
          </table:table-cell>
          <table:table-cell table:number-columns-repeated="3"/>
        </table:table-row>
        <table:table-row table:style-name="ro2">
          <table:table-cell office:value-type="float" office:value="394">
            <text:p>394</text:p>
          </table:table-cell>
          <table:table-cell table:formula="of:=[$'2015'.$F$2]" office:value-type="float" office:value="811.2">
            <text:p>811,2</text:p>
          </table:table-cell>
          <table:table-cell table:formula="of:=[.A394]*[.B394]" office:value-type="float" office:value="319612.8">
            <text:p>319612,8</text:p>
          </table:table-cell>
          <table:table-cell table:number-columns-repeated="3"/>
        </table:table-row>
        <table:table-row table:style-name="ro2">
          <table:table-cell office:value-type="float" office:value="395">
            <text:p>395</text:p>
          </table:table-cell>
          <table:table-cell table:formula="of:=[$'2015'.$F$2]" office:value-type="float" office:value="811.2">
            <text:p>811,2</text:p>
          </table:table-cell>
          <table:table-cell table:formula="of:=[.A395]*[.B395]" office:value-type="float" office:value="320424">
            <text:p>320424</text:p>
          </table:table-cell>
          <table:table-cell table:number-columns-repeated="3"/>
        </table:table-row>
        <table:table-row table:style-name="ro2">
          <table:table-cell office:value-type="float" office:value="396">
            <text:p>396</text:p>
          </table:table-cell>
          <table:table-cell table:formula="of:=[$'2015'.$F$2]" office:value-type="float" office:value="811.2">
            <text:p>811,2</text:p>
          </table:table-cell>
          <table:table-cell table:formula="of:=[.A396]*[.B396]" office:value-type="float" office:value="321235.2">
            <text:p>321235,2</text:p>
          </table:table-cell>
          <table:table-cell table:number-columns-repeated="3"/>
        </table:table-row>
        <table:table-row table:style-name="ro2">
          <table:table-cell office:value-type="float" office:value="397">
            <text:p>397</text:p>
          </table:table-cell>
          <table:table-cell table:formula="of:=[$'2015'.$F$2]" office:value-type="float" office:value="811.2">
            <text:p>811,2</text:p>
          </table:table-cell>
          <table:table-cell table:formula="of:=[.A397]*[.B397]" office:value-type="float" office:value="322046.4">
            <text:p>322046,4</text:p>
          </table:table-cell>
          <table:table-cell table:number-columns-repeated="3"/>
        </table:table-row>
        <table:table-row table:style-name="ro2">
          <table:table-cell office:value-type="float" office:value="398">
            <text:p>398</text:p>
          </table:table-cell>
          <table:table-cell table:formula="of:=[$'2015'.$F$2]" office:value-type="float" office:value="811.2">
            <text:p>811,2</text:p>
          </table:table-cell>
          <table:table-cell table:formula="of:=[.A398]*[.B398]" office:value-type="float" office:value="322857.6">
            <text:p>322857,6</text:p>
          </table:table-cell>
          <table:table-cell table:number-columns-repeated="3"/>
        </table:table-row>
        <table:table-row table:style-name="ro2">
          <table:table-cell office:value-type="float" office:value="399">
            <text:p>399</text:p>
          </table:table-cell>
          <table:table-cell table:formula="of:=[$'2015'.$F$2]" office:value-type="float" office:value="811.2">
            <text:p>811,2</text:p>
          </table:table-cell>
          <table:table-cell table:formula="of:=[.A399]*[.B399]" office:value-type="float" office:value="323668.8">
            <text:p>323668,8</text:p>
          </table:table-cell>
          <table:table-cell table:number-columns-repeated="3"/>
        </table:table-row>
        <table:table-row table:style-name="ro2">
          <table:table-cell office:value-type="float" office:value="400">
            <text:p>400</text:p>
          </table:table-cell>
          <table:table-cell table:formula="of:=[$'2015'.$F$2]" office:value-type="float" office:value="811.2">
            <text:p>811,2</text:p>
          </table:table-cell>
          <table:table-cell table:formula="of:=[.A400]*[.B400]" office:value-type="float" office:value="324480">
            <text:p>324480</text:p>
          </table:table-cell>
          <table:table-cell table:number-columns-repeated="3"/>
        </table:table-row>
        <table:table-row table:style-name="ro2">
          <table:table-cell office:value-type="float" office:value="401">
            <text:p>401</text:p>
          </table:table-cell>
          <table:table-cell table:formula="of:=[$'2015'.$F$2]" office:value-type="float" office:value="811.2">
            <text:p>811,2</text:p>
          </table:table-cell>
          <table:table-cell table:formula="of:=[.A401]*[.B401]" office:value-type="float" office:value="325291.2">
            <text:p>325291,2</text:p>
          </table:table-cell>
          <table:table-cell table:number-columns-repeated="3"/>
        </table:table-row>
        <table:table-row table:style-name="ro2">
          <table:table-cell office:value-type="float" office:value="402">
            <text:p>402</text:p>
          </table:table-cell>
          <table:table-cell table:formula="of:=[$'2015'.$F$2]" office:value-type="float" office:value="811.2">
            <text:p>811,2</text:p>
          </table:table-cell>
          <table:table-cell table:formula="of:=[.A402]*[.B402]" office:value-type="float" office:value="326102.4">
            <text:p>326102,4</text:p>
          </table:table-cell>
          <table:table-cell table:number-columns-repeated="3"/>
        </table:table-row>
        <table:table-row table:style-name="ro2">
          <table:table-cell office:value-type="float" office:value="403">
            <text:p>403</text:p>
          </table:table-cell>
          <table:table-cell table:formula="of:=[$'2015'.$F$2]" office:value-type="float" office:value="811.2">
            <text:p>811,2</text:p>
          </table:table-cell>
          <table:table-cell table:formula="of:=[.A403]*[.B403]" office:value-type="float" office:value="326913.6">
            <text:p>326913,6</text:p>
          </table:table-cell>
          <table:table-cell table:number-columns-repeated="3"/>
        </table:table-row>
        <table:table-row table:style-name="ro2">
          <table:table-cell office:value-type="float" office:value="404">
            <text:p>404</text:p>
          </table:table-cell>
          <table:table-cell table:formula="of:=[$'2015'.$F$2]" office:value-type="float" office:value="811.2">
            <text:p>811,2</text:p>
          </table:table-cell>
          <table:table-cell table:formula="of:=[.A404]*[.B404]" office:value-type="float" office:value="327724.8">
            <text:p>327724,8</text:p>
          </table:table-cell>
          <table:table-cell table:number-columns-repeated="3"/>
        </table:table-row>
        <table:table-row table:style-name="ro2">
          <table:table-cell office:value-type="float" office:value="405">
            <text:p>405</text:p>
          </table:table-cell>
          <table:table-cell table:formula="of:=[$'2015'.$F$2]" office:value-type="float" office:value="811.2">
            <text:p>811,2</text:p>
          </table:table-cell>
          <table:table-cell table:formula="of:=[.A405]*[.B405]" office:value-type="float" office:value="328536">
            <text:p>328536</text:p>
          </table:table-cell>
          <table:table-cell table:number-columns-repeated="3"/>
        </table:table-row>
        <table:table-row table:style-name="ro2">
          <table:table-cell office:value-type="float" office:value="406">
            <text:p>406</text:p>
          </table:table-cell>
          <table:table-cell table:formula="of:=[$'2015'.$F$2]" office:value-type="float" office:value="811.2">
            <text:p>811,2</text:p>
          </table:table-cell>
          <table:table-cell table:formula="of:=[.A406]*[.B406]" office:value-type="float" office:value="329347.2">
            <text:p>329347,2</text:p>
          </table:table-cell>
          <table:table-cell table:number-columns-repeated="3"/>
        </table:table-row>
        <table:table-row table:style-name="ro2">
          <table:table-cell office:value-type="float" office:value="407">
            <text:p>407</text:p>
          </table:table-cell>
          <table:table-cell table:formula="of:=[$'2015'.$F$2]" office:value-type="float" office:value="811.2">
            <text:p>811,2</text:p>
          </table:table-cell>
          <table:table-cell table:formula="of:=[.A407]*[.B407]" office:value-type="float" office:value="330158.4">
            <text:p>330158,4</text:p>
          </table:table-cell>
          <table:table-cell table:number-columns-repeated="3"/>
        </table:table-row>
        <table:table-row table:style-name="ro2">
          <table:table-cell office:value-type="float" office:value="408">
            <text:p>408</text:p>
          </table:table-cell>
          <table:table-cell table:formula="of:=[$'2015'.$F$2]" office:value-type="float" office:value="811.2">
            <text:p>811,2</text:p>
          </table:table-cell>
          <table:table-cell table:formula="of:=[.A408]*[.B408]" office:value-type="float" office:value="330969.6">
            <text:p>330969,6</text:p>
          </table:table-cell>
          <table:table-cell table:number-columns-repeated="3"/>
        </table:table-row>
        <table:table-row table:style-name="ro2">
          <table:table-cell office:value-type="float" office:value="409">
            <text:p>409</text:p>
          </table:table-cell>
          <table:table-cell table:formula="of:=[$'2015'.$F$2]" office:value-type="float" office:value="811.2">
            <text:p>811,2</text:p>
          </table:table-cell>
          <table:table-cell table:formula="of:=[.A409]*[.B409]" office:value-type="float" office:value="331780.8">
            <text:p>331780,8</text:p>
          </table:table-cell>
          <table:table-cell table:number-columns-repeated="3"/>
        </table:table-row>
        <table:table-row table:style-name="ro2">
          <table:table-cell office:value-type="float" office:value="410">
            <text:p>410</text:p>
          </table:table-cell>
          <table:table-cell table:formula="of:=[$'2015'.$F$2]" office:value-type="float" office:value="811.2">
            <text:p>811,2</text:p>
          </table:table-cell>
          <table:table-cell table:formula="of:=[.A410]*[.B410]" office:value-type="float" office:value="332592">
            <text:p>332592</text:p>
          </table:table-cell>
          <table:table-cell table:number-columns-repeated="3"/>
        </table:table-row>
        <table:table-row table:style-name="ro2">
          <table:table-cell office:value-type="float" office:value="411">
            <text:p>411</text:p>
          </table:table-cell>
          <table:table-cell table:formula="of:=[$'2015'.$F$2]" office:value-type="float" office:value="811.2">
            <text:p>811,2</text:p>
          </table:table-cell>
          <table:table-cell table:formula="of:=[.A411]*[.B411]" office:value-type="float" office:value="333403.2">
            <text:p>333403,2</text:p>
          </table:table-cell>
          <table:table-cell table:number-columns-repeated="3"/>
        </table:table-row>
        <table:table-row table:style-name="ro2">
          <table:table-cell office:value-type="float" office:value="412">
            <text:p>412</text:p>
          </table:table-cell>
          <table:table-cell table:formula="of:=[$'2015'.$F$2]" office:value-type="float" office:value="811.2">
            <text:p>811,2</text:p>
          </table:table-cell>
          <table:table-cell table:formula="of:=[.A412]*[.B412]" office:value-type="float" office:value="334214.4">
            <text:p>334214,4</text:p>
          </table:table-cell>
          <table:table-cell table:number-columns-repeated="3"/>
        </table:table-row>
        <table:table-row table:style-name="ro2">
          <table:table-cell office:value-type="float" office:value="413">
            <text:p>413</text:p>
          </table:table-cell>
          <table:table-cell table:formula="of:=[$'2015'.$F$2]" office:value-type="float" office:value="811.2">
            <text:p>811,2</text:p>
          </table:table-cell>
          <table:table-cell table:formula="of:=[.A413]*[.B413]" office:value-type="float" office:value="335025.6">
            <text:p>335025,6</text:p>
          </table:table-cell>
          <table:table-cell table:number-columns-repeated="3"/>
        </table:table-row>
        <table:table-row table:style-name="ro2">
          <table:table-cell office:value-type="float" office:value="414">
            <text:p>414</text:p>
          </table:table-cell>
          <table:table-cell table:formula="of:=[$'2015'.$F$2]" office:value-type="float" office:value="811.2">
            <text:p>811,2</text:p>
          </table:table-cell>
          <table:table-cell table:formula="of:=[.A414]*[.B414]" office:value-type="float" office:value="335836.8">
            <text:p>335836,8</text:p>
          </table:table-cell>
          <table:table-cell table:number-columns-repeated="3"/>
        </table:table-row>
        <table:table-row table:style-name="ro2">
          <table:table-cell office:value-type="float" office:value="415">
            <text:p>415</text:p>
          </table:table-cell>
          <table:table-cell table:formula="of:=[$'2015'.$F$2]" office:value-type="float" office:value="811.2">
            <text:p>811,2</text:p>
          </table:table-cell>
          <table:table-cell table:formula="of:=[.A415]*[.B415]" office:value-type="float" office:value="336648">
            <text:p>336648</text:p>
          </table:table-cell>
          <table:table-cell table:number-columns-repeated="3"/>
        </table:table-row>
        <table:table-row table:style-name="ro2">
          <table:table-cell office:value-type="float" office:value="416">
            <text:p>416</text:p>
          </table:table-cell>
          <table:table-cell table:formula="of:=[$'2015'.$F$2]" office:value-type="float" office:value="811.2">
            <text:p>811,2</text:p>
          </table:table-cell>
          <table:table-cell table:formula="of:=[.A416]*[.B416]" office:value-type="float" office:value="337459.2">
            <text:p>337459,2</text:p>
          </table:table-cell>
          <table:table-cell table:number-columns-repeated="3"/>
        </table:table-row>
        <table:table-row table:style-name="ro2">
          <table:table-cell office:value-type="float" office:value="417">
            <text:p>417</text:p>
          </table:table-cell>
          <table:table-cell table:formula="of:=[$'2015'.$F$2]" office:value-type="float" office:value="811.2">
            <text:p>811,2</text:p>
          </table:table-cell>
          <table:table-cell table:formula="of:=[.A417]*[.B417]" office:value-type="float" office:value="338270.4">
            <text:p>338270,4</text:p>
          </table:table-cell>
          <table:table-cell table:number-columns-repeated="3"/>
        </table:table-row>
        <table:table-row table:style-name="ro2">
          <table:table-cell office:value-type="float" office:value="418">
            <text:p>418</text:p>
          </table:table-cell>
          <table:table-cell table:formula="of:=[$'2015'.$F$2]" office:value-type="float" office:value="811.2">
            <text:p>811,2</text:p>
          </table:table-cell>
          <table:table-cell table:formula="of:=[.A418]*[.B418]" office:value-type="float" office:value="339081.6">
            <text:p>339081,6</text:p>
          </table:table-cell>
          <table:table-cell table:number-columns-repeated="3"/>
        </table:table-row>
        <table:table-row table:style-name="ro2">
          <table:table-cell office:value-type="float" office:value="419">
            <text:p>419</text:p>
          </table:table-cell>
          <table:table-cell table:formula="of:=[$'2015'.$F$2]" office:value-type="float" office:value="811.2">
            <text:p>811,2</text:p>
          </table:table-cell>
          <table:table-cell table:formula="of:=[.A419]*[.B419]" office:value-type="float" office:value="339892.8">
            <text:p>339892,8</text:p>
          </table:table-cell>
          <table:table-cell table:number-columns-repeated="3"/>
        </table:table-row>
        <table:table-row table:style-name="ro2">
          <table:table-cell office:value-type="float" office:value="420">
            <text:p>420</text:p>
          </table:table-cell>
          <table:table-cell table:formula="of:=[$'2015'.$F$2]" office:value-type="float" office:value="811.2">
            <text:p>811,2</text:p>
          </table:table-cell>
          <table:table-cell table:formula="of:=[.A420]*[.B420]" office:value-type="float" office:value="340704">
            <text:p>340704</text:p>
          </table:table-cell>
          <table:table-cell table:number-columns-repeated="3"/>
        </table:table-row>
        <table:table-row table:style-name="ro2">
          <table:table-cell office:value-type="float" office:value="421">
            <text:p>421</text:p>
          </table:table-cell>
          <table:table-cell table:formula="of:=[$'2015'.$F$2]" office:value-type="float" office:value="811.2">
            <text:p>811,2</text:p>
          </table:table-cell>
          <table:table-cell table:formula="of:=[.A421]*[.B421]" office:value-type="float" office:value="341515.2">
            <text:p>341515,2</text:p>
          </table:table-cell>
          <table:table-cell table:number-columns-repeated="3"/>
        </table:table-row>
        <table:table-row table:style-name="ro2">
          <table:table-cell office:value-type="float" office:value="422">
            <text:p>422</text:p>
          </table:table-cell>
          <table:table-cell table:formula="of:=[$'2015'.$F$2]" office:value-type="float" office:value="811.2">
            <text:p>811,2</text:p>
          </table:table-cell>
          <table:table-cell table:formula="of:=[.A422]*[.B422]" office:value-type="float" office:value="342326.4">
            <text:p>342326,4</text:p>
          </table:table-cell>
          <table:table-cell table:number-columns-repeated="3"/>
        </table:table-row>
        <table:table-row table:style-name="ro2">
          <table:table-cell office:value-type="float" office:value="423">
            <text:p>423</text:p>
          </table:table-cell>
          <table:table-cell table:formula="of:=[$'2015'.$F$2]" office:value-type="float" office:value="811.2">
            <text:p>811,2</text:p>
          </table:table-cell>
          <table:table-cell table:formula="of:=[.A423]*[.B423]" office:value-type="float" office:value="343137.6">
            <text:p>343137,6</text:p>
          </table:table-cell>
          <table:table-cell table:number-columns-repeated="3"/>
        </table:table-row>
        <table:table-row table:style-name="ro2">
          <table:table-cell office:value-type="float" office:value="424">
            <text:p>424</text:p>
          </table:table-cell>
          <table:table-cell table:formula="of:=[$'2015'.$F$2]" office:value-type="float" office:value="811.2">
            <text:p>811,2</text:p>
          </table:table-cell>
          <table:table-cell table:formula="of:=[.A424]*[.B424]" office:value-type="float" office:value="343948.8">
            <text:p>343948,8</text:p>
          </table:table-cell>
          <table:table-cell table:number-columns-repeated="3"/>
        </table:table-row>
        <table:table-row table:style-name="ro2">
          <table:table-cell office:value-type="float" office:value="425">
            <text:p>425</text:p>
          </table:table-cell>
          <table:table-cell table:formula="of:=[$'2015'.$F$2]" office:value-type="float" office:value="811.2">
            <text:p>811,2</text:p>
          </table:table-cell>
          <table:table-cell table:formula="of:=[.A425]*[.B425]" office:value-type="float" office:value="344760">
            <text:p>344760</text:p>
          </table:table-cell>
          <table:table-cell table:number-columns-repeated="3"/>
        </table:table-row>
        <table:table-row table:style-name="ro2">
          <table:table-cell office:value-type="float" office:value="426">
            <text:p>426</text:p>
          </table:table-cell>
          <table:table-cell table:formula="of:=[$'2015'.$F$2]" office:value-type="float" office:value="811.2">
            <text:p>811,2</text:p>
          </table:table-cell>
          <table:table-cell table:formula="of:=[.A426]*[.B426]" office:value-type="float" office:value="345571.2">
            <text:p>345571,2</text:p>
          </table:table-cell>
          <table:table-cell table:number-columns-repeated="3"/>
        </table:table-row>
        <table:table-row table:style-name="ro2">
          <table:table-cell office:value-type="float" office:value="427">
            <text:p>427</text:p>
          </table:table-cell>
          <table:table-cell table:formula="of:=[$'2015'.$F$2]" office:value-type="float" office:value="811.2">
            <text:p>811,2</text:p>
          </table:table-cell>
          <table:table-cell table:formula="of:=[.A427]*[.B427]" office:value-type="float" office:value="346382.4">
            <text:p>346382,4</text:p>
          </table:table-cell>
          <table:table-cell table:number-columns-repeated="3"/>
        </table:table-row>
        <table:table-row table:style-name="ro2">
          <table:table-cell office:value-type="float" office:value="428">
            <text:p>428</text:p>
          </table:table-cell>
          <table:table-cell table:formula="of:=[$'2015'.$F$2]" office:value-type="float" office:value="811.2">
            <text:p>811,2</text:p>
          </table:table-cell>
          <table:table-cell table:formula="of:=[.A428]*[.B428]" office:value-type="float" office:value="347193.6">
            <text:p>347193,6</text:p>
          </table:table-cell>
          <table:table-cell table:number-columns-repeated="3"/>
        </table:table-row>
        <table:table-row table:style-name="ro2">
          <table:table-cell office:value-type="float" office:value="429">
            <text:p>429</text:p>
          </table:table-cell>
          <table:table-cell table:formula="of:=[$'2015'.$F$2]" office:value-type="float" office:value="811.2">
            <text:p>811,2</text:p>
          </table:table-cell>
          <table:table-cell table:formula="of:=[.A429]*[.B429]" office:value-type="float" office:value="348004.8">
            <text:p>348004,8</text:p>
          </table:table-cell>
          <table:table-cell table:number-columns-repeated="3"/>
        </table:table-row>
        <table:table-row table:style-name="ro2">
          <table:table-cell office:value-type="float" office:value="430">
            <text:p>430</text:p>
          </table:table-cell>
          <table:table-cell table:formula="of:=[$'2015'.$F$2]" office:value-type="float" office:value="811.2">
            <text:p>811,2</text:p>
          </table:table-cell>
          <table:table-cell table:formula="of:=[.A430]*[.B430]" office:value-type="float" office:value="348816">
            <text:p>348816</text:p>
          </table:table-cell>
          <table:table-cell table:number-columns-repeated="3"/>
        </table:table-row>
        <table:table-row table:style-name="ro2">
          <table:table-cell office:value-type="float" office:value="431">
            <text:p>431</text:p>
          </table:table-cell>
          <table:table-cell table:formula="of:=[$'2015'.$F$2]" office:value-type="float" office:value="811.2">
            <text:p>811,2</text:p>
          </table:table-cell>
          <table:table-cell table:formula="of:=[.A431]*[.B431]" office:value-type="float" office:value="349627.2">
            <text:p>349627,2</text:p>
          </table:table-cell>
          <table:table-cell table:number-columns-repeated="3"/>
        </table:table-row>
        <table:table-row table:style-name="ro2">
          <table:table-cell office:value-type="float" office:value="432">
            <text:p>432</text:p>
          </table:table-cell>
          <table:table-cell table:formula="of:=[$'2015'.$F$2]" office:value-type="float" office:value="811.2">
            <text:p>811,2</text:p>
          </table:table-cell>
          <table:table-cell table:formula="of:=[.A432]*[.B432]" office:value-type="float" office:value="350438.4">
            <text:p>350438,4</text:p>
          </table:table-cell>
          <table:table-cell table:number-columns-repeated="3"/>
        </table:table-row>
        <table:table-row table:style-name="ro2">
          <table:table-cell office:value-type="float" office:value="433">
            <text:p>433</text:p>
          </table:table-cell>
          <table:table-cell table:formula="of:=[$'2015'.$F$2]" office:value-type="float" office:value="811.2">
            <text:p>811,2</text:p>
          </table:table-cell>
          <table:table-cell table:formula="of:=[.A433]*[.B433]" office:value-type="float" office:value="351249.6">
            <text:p>351249,6</text:p>
          </table:table-cell>
          <table:table-cell table:number-columns-repeated="3"/>
        </table:table-row>
        <table:table-row table:style-name="ro2">
          <table:table-cell office:value-type="float" office:value="434">
            <text:p>434</text:p>
          </table:table-cell>
          <table:table-cell table:formula="of:=[$'2015'.$F$2]" office:value-type="float" office:value="811.2">
            <text:p>811,2</text:p>
          </table:table-cell>
          <table:table-cell table:formula="of:=[.A434]*[.B434]" office:value-type="float" office:value="352060.8">
            <text:p>352060,8</text:p>
          </table:table-cell>
          <table:table-cell table:number-columns-repeated="3"/>
        </table:table-row>
        <table:table-row table:style-name="ro2">
          <table:table-cell office:value-type="float" office:value="435">
            <text:p>435</text:p>
          </table:table-cell>
          <table:table-cell table:formula="of:=[$'2015'.$F$2]" office:value-type="float" office:value="811.2">
            <text:p>811,2</text:p>
          </table:table-cell>
          <table:table-cell table:formula="of:=[.A435]*[.B435]" office:value-type="float" office:value="352872">
            <text:p>352872</text:p>
          </table:table-cell>
          <table:table-cell table:number-columns-repeated="3"/>
        </table:table-row>
        <table:table-row table:style-name="ro2">
          <table:table-cell office:value-type="float" office:value="436">
            <text:p>436</text:p>
          </table:table-cell>
          <table:table-cell table:formula="of:=[$'2015'.$F$2]" office:value-type="float" office:value="811.2">
            <text:p>811,2</text:p>
          </table:table-cell>
          <table:table-cell table:formula="of:=[.A436]*[.B436]" office:value-type="float" office:value="353683.2">
            <text:p>353683,2</text:p>
          </table:table-cell>
          <table:table-cell table:number-columns-repeated="3"/>
        </table:table-row>
        <table:table-row table:style-name="ro2">
          <table:table-cell office:value-type="float" office:value="437">
            <text:p>437</text:p>
          </table:table-cell>
          <table:table-cell table:formula="of:=[$'2015'.$F$2]" office:value-type="float" office:value="811.2">
            <text:p>811,2</text:p>
          </table:table-cell>
          <table:table-cell table:formula="of:=[.A437]*[.B437]" office:value-type="float" office:value="354494.4">
            <text:p>354494,4</text:p>
          </table:table-cell>
          <table:table-cell table:number-columns-repeated="3"/>
        </table:table-row>
        <table:table-row table:style-name="ro2">
          <table:table-cell office:value-type="float" office:value="438">
            <text:p>438</text:p>
          </table:table-cell>
          <table:table-cell table:formula="of:=[$'2015'.$F$2]" office:value-type="float" office:value="811.2">
            <text:p>811,2</text:p>
          </table:table-cell>
          <table:table-cell table:formula="of:=[.A438]*[.B438]" office:value-type="float" office:value="355305.6">
            <text:p>355305,6</text:p>
          </table:table-cell>
          <table:table-cell table:number-columns-repeated="3"/>
        </table:table-row>
        <table:table-row table:style-name="ro2">
          <table:table-cell office:value-type="float" office:value="439">
            <text:p>439</text:p>
          </table:table-cell>
          <table:table-cell table:formula="of:=[$'2015'.$F$2]" office:value-type="float" office:value="811.2">
            <text:p>811,2</text:p>
          </table:table-cell>
          <table:table-cell table:formula="of:=[.A439]*[.B439]" office:value-type="float" office:value="356116.8">
            <text:p>356116,8</text:p>
          </table:table-cell>
          <table:table-cell table:number-columns-repeated="3"/>
        </table:table-row>
        <table:table-row table:style-name="ro2">
          <table:table-cell office:value-type="float" office:value="440">
            <text:p>440</text:p>
          </table:table-cell>
          <table:table-cell table:formula="of:=[$'2015'.$F$2]" office:value-type="float" office:value="811.2">
            <text:p>811,2</text:p>
          </table:table-cell>
          <table:table-cell table:formula="of:=[.A440]*[.B440]" office:value-type="float" office:value="356928">
            <text:p>356928</text:p>
          </table:table-cell>
          <table:table-cell table:number-columns-repeated="3"/>
        </table:table-row>
        <table:table-row table:style-name="ro2">
          <table:table-cell office:value-type="float" office:value="441">
            <text:p>441</text:p>
          </table:table-cell>
          <table:table-cell table:formula="of:=[$'2015'.$F$2]" office:value-type="float" office:value="811.2">
            <text:p>811,2</text:p>
          </table:table-cell>
          <table:table-cell table:formula="of:=[.A441]*[.B441]" office:value-type="float" office:value="357739.2">
            <text:p>357739,2</text:p>
          </table:table-cell>
          <table:table-cell table:number-columns-repeated="3"/>
        </table:table-row>
        <table:table-row table:style-name="ro2">
          <table:table-cell office:value-type="float" office:value="442">
            <text:p>442</text:p>
          </table:table-cell>
          <table:table-cell table:formula="of:=[$'2015'.$F$2]" office:value-type="float" office:value="811.2">
            <text:p>811,2</text:p>
          </table:table-cell>
          <table:table-cell table:formula="of:=[.A442]*[.B442]" office:value-type="float" office:value="358550.4">
            <text:p>358550,4</text:p>
          </table:table-cell>
          <table:table-cell table:number-columns-repeated="3"/>
        </table:table-row>
        <table:table-row table:style-name="ro2">
          <table:table-cell office:value-type="float" office:value="443">
            <text:p>443</text:p>
          </table:table-cell>
          <table:table-cell table:formula="of:=[$'2015'.$F$2]" office:value-type="float" office:value="811.2">
            <text:p>811,2</text:p>
          </table:table-cell>
          <table:table-cell table:formula="of:=[.A443]*[.B443]" office:value-type="float" office:value="359361.6">
            <text:p>359361,6</text:p>
          </table:table-cell>
          <table:table-cell table:number-columns-repeated="3"/>
        </table:table-row>
        <table:table-row table:style-name="ro2">
          <table:table-cell office:value-type="float" office:value="444">
            <text:p>444</text:p>
          </table:table-cell>
          <table:table-cell table:formula="of:=[$'2015'.$F$2]" office:value-type="float" office:value="811.2">
            <text:p>811,2</text:p>
          </table:table-cell>
          <table:table-cell table:formula="of:=[.A444]*[.B444]" office:value-type="float" office:value="360172.8">
            <text:p>360172,8</text:p>
          </table:table-cell>
          <table:table-cell table:number-columns-repeated="3"/>
        </table:table-row>
        <table:table-row table:style-name="ro2">
          <table:table-cell office:value-type="float" office:value="445">
            <text:p>445</text:p>
          </table:table-cell>
          <table:table-cell table:formula="of:=[$'2015'.$F$2]" office:value-type="float" office:value="811.2">
            <text:p>811,2</text:p>
          </table:table-cell>
          <table:table-cell table:formula="of:=[.A445]*[.B445]" office:value-type="float" office:value="360984">
            <text:p>360984</text:p>
          </table:table-cell>
          <table:table-cell table:number-columns-repeated="3"/>
        </table:table-row>
        <table:table-row table:style-name="ro2">
          <table:table-cell office:value-type="float" office:value="446">
            <text:p>446</text:p>
          </table:table-cell>
          <table:table-cell table:formula="of:=[$'2015'.$F$2]" office:value-type="float" office:value="811.2">
            <text:p>811,2</text:p>
          </table:table-cell>
          <table:table-cell table:formula="of:=[.A446]*[.B446]" office:value-type="float" office:value="361795.2">
            <text:p>361795,2</text:p>
          </table:table-cell>
          <table:table-cell table:number-columns-repeated="3"/>
        </table:table-row>
        <table:table-row table:style-name="ro2">
          <table:table-cell office:value-type="float" office:value="447">
            <text:p>447</text:p>
          </table:table-cell>
          <table:table-cell table:formula="of:=[$'2015'.$F$2]" office:value-type="float" office:value="811.2">
            <text:p>811,2</text:p>
          </table:table-cell>
          <table:table-cell table:formula="of:=[.A447]*[.B447]" office:value-type="float" office:value="362606.4">
            <text:p>362606,4</text:p>
          </table:table-cell>
          <table:table-cell table:number-columns-repeated="3"/>
        </table:table-row>
        <table:table-row table:style-name="ro2">
          <table:table-cell office:value-type="float" office:value="448">
            <text:p>448</text:p>
          </table:table-cell>
          <table:table-cell table:formula="of:=[$'2015'.$F$2]" office:value-type="float" office:value="811.2">
            <text:p>811,2</text:p>
          </table:table-cell>
          <table:table-cell table:formula="of:=[.A448]*[.B448]" office:value-type="float" office:value="363417.6">
            <text:p>363417,6</text:p>
          </table:table-cell>
          <table:table-cell table:number-columns-repeated="3"/>
        </table:table-row>
        <table:table-row table:style-name="ro2">
          <table:table-cell office:value-type="float" office:value="449">
            <text:p>449</text:p>
          </table:table-cell>
          <table:table-cell table:formula="of:=[$'2015'.$F$2]" office:value-type="float" office:value="811.2">
            <text:p>811,2</text:p>
          </table:table-cell>
          <table:table-cell table:formula="of:=[.A449]*[.B449]" office:value-type="float" office:value="364228.8">
            <text:p>364228,8</text:p>
          </table:table-cell>
          <table:table-cell table:number-columns-repeated="3"/>
        </table:table-row>
        <table:table-row table:style-name="ro2">
          <table:table-cell office:value-type="float" office:value="450">
            <text:p>450</text:p>
          </table:table-cell>
          <table:table-cell table:formula="of:=[$'2015'.$F$2]" office:value-type="float" office:value="811.2">
            <text:p>811,2</text:p>
          </table:table-cell>
          <table:table-cell table:formula="of:=[.A450]*[.B450]" office:value-type="float" office:value="365040">
            <text:p>365040</text:p>
          </table:table-cell>
          <table:table-cell table:number-columns-repeated="3"/>
        </table:table-row>
        <table:table-row table:style-name="ro2">
          <table:table-cell office:value-type="float" office:value="451">
            <text:p>451</text:p>
          </table:table-cell>
          <table:table-cell table:formula="of:=[$'2015'.$F$2]" office:value-type="float" office:value="811.2">
            <text:p>811,2</text:p>
          </table:table-cell>
          <table:table-cell table:formula="of:=[.A451]*[.B451]" office:value-type="float" office:value="365851.2">
            <text:p>365851,2</text:p>
          </table:table-cell>
          <table:table-cell table:number-columns-repeated="3"/>
        </table:table-row>
        <table:table-row table:style-name="ro2">
          <table:table-cell office:value-type="float" office:value="452">
            <text:p>452</text:p>
          </table:table-cell>
          <table:table-cell table:formula="of:=[$'2015'.$F$2]" office:value-type="float" office:value="811.2">
            <text:p>811,2</text:p>
          </table:table-cell>
          <table:table-cell table:formula="of:=[.A452]*[.B452]" office:value-type="float" office:value="366662.4">
            <text:p>366662,4</text:p>
          </table:table-cell>
          <table:table-cell table:number-columns-repeated="3"/>
        </table:table-row>
        <table:table-row table:style-name="ro2">
          <table:table-cell office:value-type="float" office:value="453">
            <text:p>453</text:p>
          </table:table-cell>
          <table:table-cell table:formula="of:=[$'2015'.$F$2]" office:value-type="float" office:value="811.2">
            <text:p>811,2</text:p>
          </table:table-cell>
          <table:table-cell table:formula="of:=[.A453]*[.B453]" office:value-type="float" office:value="367473.6">
            <text:p>367473,6</text:p>
          </table:table-cell>
          <table:table-cell table:number-columns-repeated="3"/>
        </table:table-row>
        <table:table-row table:style-name="ro2">
          <table:table-cell office:value-type="float" office:value="454">
            <text:p>454</text:p>
          </table:table-cell>
          <table:table-cell table:formula="of:=[$'2015'.$F$2]" office:value-type="float" office:value="811.2">
            <text:p>811,2</text:p>
          </table:table-cell>
          <table:table-cell table:formula="of:=[.A454]*[.B454]" office:value-type="float" office:value="368284.8">
            <text:p>368284,8</text:p>
          </table:table-cell>
          <table:table-cell table:number-columns-repeated="3"/>
        </table:table-row>
        <table:table-row table:style-name="ro2">
          <table:table-cell office:value-type="float" office:value="455">
            <text:p>455</text:p>
          </table:table-cell>
          <table:table-cell table:formula="of:=[$'2015'.$F$2]" office:value-type="float" office:value="811.2">
            <text:p>811,2</text:p>
          </table:table-cell>
          <table:table-cell table:formula="of:=[.A455]*[.B455]" office:value-type="float" office:value="369096">
            <text:p>369096</text:p>
          </table:table-cell>
          <table:table-cell table:number-columns-repeated="3"/>
        </table:table-row>
        <table:table-row table:style-name="ro2">
          <table:table-cell office:value-type="float" office:value="456">
            <text:p>456</text:p>
          </table:table-cell>
          <table:table-cell table:formula="of:=[$'2015'.$F$2]" office:value-type="float" office:value="811.2">
            <text:p>811,2</text:p>
          </table:table-cell>
          <table:table-cell table:formula="of:=[.A456]*[.B456]" office:value-type="float" office:value="369907.2">
            <text:p>369907,2</text:p>
          </table:table-cell>
          <table:table-cell table:number-columns-repeated="3"/>
        </table:table-row>
        <table:table-row table:style-name="ro2">
          <table:table-cell office:value-type="float" office:value="457">
            <text:p>457</text:p>
          </table:table-cell>
          <table:table-cell table:formula="of:=[$'2015'.$F$2]" office:value-type="float" office:value="811.2">
            <text:p>811,2</text:p>
          </table:table-cell>
          <table:table-cell table:formula="of:=[.A457]*[.B457]" office:value-type="float" office:value="370718.4">
            <text:p>370718,4</text:p>
          </table:table-cell>
          <table:table-cell table:number-columns-repeated="3"/>
        </table:table-row>
        <table:table-row table:style-name="ro2">
          <table:table-cell office:value-type="float" office:value="458">
            <text:p>458</text:p>
          </table:table-cell>
          <table:table-cell table:formula="of:=[$'2015'.$F$2]" office:value-type="float" office:value="811.2">
            <text:p>811,2</text:p>
          </table:table-cell>
          <table:table-cell table:formula="of:=[.A458]*[.B458]" office:value-type="float" office:value="371529.6">
            <text:p>371529,6</text:p>
          </table:table-cell>
          <table:table-cell table:number-columns-repeated="3"/>
        </table:table-row>
        <table:table-row table:style-name="ro2">
          <table:table-cell office:value-type="float" office:value="459">
            <text:p>459</text:p>
          </table:table-cell>
          <table:table-cell table:formula="of:=[$'2015'.$F$2]" office:value-type="float" office:value="811.2">
            <text:p>811,2</text:p>
          </table:table-cell>
          <table:table-cell table:formula="of:=[.A459]*[.B459]" office:value-type="float" office:value="372340.8">
            <text:p>372340,8</text:p>
          </table:table-cell>
          <table:table-cell table:number-columns-repeated="3"/>
        </table:table-row>
        <table:table-row table:style-name="ro2">
          <table:table-cell office:value-type="float" office:value="460">
            <text:p>460</text:p>
          </table:table-cell>
          <table:table-cell table:formula="of:=[$'2015'.$F$2]" office:value-type="float" office:value="811.2">
            <text:p>811,2</text:p>
          </table:table-cell>
          <table:table-cell table:formula="of:=[.A460]*[.B460]" office:value-type="float" office:value="373152">
            <text:p>373152</text:p>
          </table:table-cell>
          <table:table-cell table:number-columns-repeated="3"/>
        </table:table-row>
        <table:table-row table:style-name="ro2">
          <table:table-cell office:value-type="float" office:value="461">
            <text:p>461</text:p>
          </table:table-cell>
          <table:table-cell table:formula="of:=[$'2015'.$F$2]" office:value-type="float" office:value="811.2">
            <text:p>811,2</text:p>
          </table:table-cell>
          <table:table-cell table:formula="of:=[.A461]*[.B461]" office:value-type="float" office:value="373963.2">
            <text:p>373963,2</text:p>
          </table:table-cell>
          <table:table-cell table:number-columns-repeated="3"/>
        </table:table-row>
        <table:table-row table:style-name="ro2">
          <table:table-cell office:value-type="float" office:value="462">
            <text:p>462</text:p>
          </table:table-cell>
          <table:table-cell table:formula="of:=[$'2015'.$F$2]" office:value-type="float" office:value="811.2">
            <text:p>811,2</text:p>
          </table:table-cell>
          <table:table-cell table:formula="of:=[.A462]*[.B462]" office:value-type="float" office:value="374774.4">
            <text:p>374774,4</text:p>
          </table:table-cell>
          <table:table-cell table:number-columns-repeated="3"/>
        </table:table-row>
        <table:table-row table:style-name="ro2">
          <table:table-cell office:value-type="float" office:value="463">
            <text:p>463</text:p>
          </table:table-cell>
          <table:table-cell table:formula="of:=[$'2015'.$F$2]" office:value-type="float" office:value="811.2">
            <text:p>811,2</text:p>
          </table:table-cell>
          <table:table-cell table:formula="of:=[.A463]*[.B463]" office:value-type="float" office:value="375585.6">
            <text:p>375585,6</text:p>
          </table:table-cell>
          <table:table-cell table:number-columns-repeated="3"/>
        </table:table-row>
        <table:table-row table:style-name="ro2">
          <table:table-cell office:value-type="float" office:value="464">
            <text:p>464</text:p>
          </table:table-cell>
          <table:table-cell table:formula="of:=[$'2015'.$F$2]" office:value-type="float" office:value="811.2">
            <text:p>811,2</text:p>
          </table:table-cell>
          <table:table-cell table:formula="of:=[.A464]*[.B464]" office:value-type="float" office:value="376396.8">
            <text:p>376396,8</text:p>
          </table:table-cell>
          <table:table-cell table:number-columns-repeated="3"/>
        </table:table-row>
        <table:table-row table:style-name="ro2">
          <table:table-cell office:value-type="float" office:value="465">
            <text:p>465</text:p>
          </table:table-cell>
          <table:table-cell table:formula="of:=[$'2015'.$F$2]" office:value-type="float" office:value="811.2">
            <text:p>811,2</text:p>
          </table:table-cell>
          <table:table-cell table:formula="of:=[.A465]*[.B465]" office:value-type="float" office:value="377208">
            <text:p>377208</text:p>
          </table:table-cell>
          <table:table-cell table:number-columns-repeated="3"/>
        </table:table-row>
        <table:table-row table:style-name="ro2">
          <table:table-cell office:value-type="float" office:value="466">
            <text:p>466</text:p>
          </table:table-cell>
          <table:table-cell table:formula="of:=[$'2015'.$F$2]" office:value-type="float" office:value="811.2">
            <text:p>811,2</text:p>
          </table:table-cell>
          <table:table-cell table:formula="of:=[.A466]*[.B466]" office:value-type="float" office:value="378019.2">
            <text:p>378019,2</text:p>
          </table:table-cell>
          <table:table-cell table:number-columns-repeated="3"/>
        </table:table-row>
        <table:table-row table:style-name="ro2">
          <table:table-cell office:value-type="float" office:value="467">
            <text:p>467</text:p>
          </table:table-cell>
          <table:table-cell table:formula="of:=[$'2015'.$F$2]" office:value-type="float" office:value="811.2">
            <text:p>811,2</text:p>
          </table:table-cell>
          <table:table-cell table:formula="of:=[.A467]*[.B467]" office:value-type="float" office:value="378830.4">
            <text:p>378830,4</text:p>
          </table:table-cell>
          <table:table-cell table:number-columns-repeated="3"/>
        </table:table-row>
        <table:table-row table:style-name="ro2">
          <table:table-cell office:value-type="float" office:value="468">
            <text:p>468</text:p>
          </table:table-cell>
          <table:table-cell table:formula="of:=[$'2015'.$F$2]" office:value-type="float" office:value="811.2">
            <text:p>811,2</text:p>
          </table:table-cell>
          <table:table-cell table:formula="of:=[.A468]*[.B468]" office:value-type="float" office:value="379641.6">
            <text:p>379641,6</text:p>
          </table:table-cell>
          <table:table-cell table:number-columns-repeated="3"/>
        </table:table-row>
        <table:table-row table:style-name="ro2">
          <table:table-cell office:value-type="float" office:value="469">
            <text:p>469</text:p>
          </table:table-cell>
          <table:table-cell table:formula="of:=[$'2015'.$F$2]" office:value-type="float" office:value="811.2">
            <text:p>811,2</text:p>
          </table:table-cell>
          <table:table-cell table:formula="of:=[.A469]*[.B469]" office:value-type="float" office:value="380452.8">
            <text:p>380452,8</text:p>
          </table:table-cell>
          <table:table-cell table:number-columns-repeated="3"/>
        </table:table-row>
        <table:table-row table:style-name="ro2">
          <table:table-cell office:value-type="float" office:value="470">
            <text:p>470</text:p>
          </table:table-cell>
          <table:table-cell table:formula="of:=[$'2015'.$F$2]" office:value-type="float" office:value="811.2">
            <text:p>811,2</text:p>
          </table:table-cell>
          <table:table-cell table:formula="of:=[.A470]*[.B470]" office:value-type="float" office:value="381264">
            <text:p>381264</text:p>
          </table:table-cell>
          <table:table-cell table:number-columns-repeated="3"/>
        </table:table-row>
        <table:table-row table:style-name="ro2">
          <table:table-cell office:value-type="float" office:value="471">
            <text:p>471</text:p>
          </table:table-cell>
          <table:table-cell table:formula="of:=[$'2015'.$F$2]" office:value-type="float" office:value="811.2">
            <text:p>811,2</text:p>
          </table:table-cell>
          <table:table-cell table:formula="of:=[.A471]*[.B471]" office:value-type="float" office:value="382075.2">
            <text:p>382075,2</text:p>
          </table:table-cell>
          <table:table-cell table:number-columns-repeated="3"/>
        </table:table-row>
        <table:table-row table:style-name="ro2">
          <table:table-cell office:value-type="float" office:value="472">
            <text:p>472</text:p>
          </table:table-cell>
          <table:table-cell table:formula="of:=[$'2015'.$F$2]" office:value-type="float" office:value="811.2">
            <text:p>811,2</text:p>
          </table:table-cell>
          <table:table-cell table:formula="of:=[.A472]*[.B472]" office:value-type="float" office:value="382886.4">
            <text:p>382886,4</text:p>
          </table:table-cell>
          <table:table-cell table:number-columns-repeated="3"/>
        </table:table-row>
        <table:table-row table:style-name="ro2">
          <table:table-cell office:value-type="float" office:value="473">
            <text:p>473</text:p>
          </table:table-cell>
          <table:table-cell table:formula="of:=[$'2015'.$F$2]" office:value-type="float" office:value="811.2">
            <text:p>811,2</text:p>
          </table:table-cell>
          <table:table-cell table:formula="of:=[.A473]*[.B473]" office:value-type="float" office:value="383697.6">
            <text:p>383697,6</text:p>
          </table:table-cell>
          <table:table-cell table:number-columns-repeated="3"/>
        </table:table-row>
        <table:table-row table:style-name="ro2">
          <table:table-cell office:value-type="float" office:value="474">
            <text:p>474</text:p>
          </table:table-cell>
          <table:table-cell table:formula="of:=[$'2015'.$F$2]" office:value-type="float" office:value="811.2">
            <text:p>811,2</text:p>
          </table:table-cell>
          <table:table-cell table:formula="of:=[.A474]*[.B474]" office:value-type="float" office:value="384508.8">
            <text:p>384508,8</text:p>
          </table:table-cell>
          <table:table-cell table:number-columns-repeated="3"/>
        </table:table-row>
        <table:table-row table:style-name="ro2">
          <table:table-cell office:value-type="float" office:value="475">
            <text:p>475</text:p>
          </table:table-cell>
          <table:table-cell table:formula="of:=[$'2015'.$F$2]" office:value-type="float" office:value="811.2">
            <text:p>811,2</text:p>
          </table:table-cell>
          <table:table-cell table:formula="of:=[.A475]*[.B475]" office:value-type="float" office:value="385320">
            <text:p>385320</text:p>
          </table:table-cell>
          <table:table-cell table:number-columns-repeated="3"/>
        </table:table-row>
        <table:table-row table:style-name="ro2">
          <table:table-cell office:value-type="float" office:value="476">
            <text:p>476</text:p>
          </table:table-cell>
          <table:table-cell table:formula="of:=[$'2015'.$F$2]" office:value-type="float" office:value="811.2">
            <text:p>811,2</text:p>
          </table:table-cell>
          <table:table-cell table:formula="of:=[.A476]*[.B476]" office:value-type="float" office:value="386131.2">
            <text:p>386131,2</text:p>
          </table:table-cell>
          <table:table-cell table:number-columns-repeated="3"/>
        </table:table-row>
        <table:table-row table:style-name="ro2">
          <table:table-cell office:value-type="float" office:value="477">
            <text:p>477</text:p>
          </table:table-cell>
          <table:table-cell table:formula="of:=[$'2015'.$F$2]" office:value-type="float" office:value="811.2">
            <text:p>811,2</text:p>
          </table:table-cell>
          <table:table-cell table:formula="of:=[.A477]*[.B477]" office:value-type="float" office:value="386942.4">
            <text:p>386942,4</text:p>
          </table:table-cell>
          <table:table-cell table:number-columns-repeated="3"/>
        </table:table-row>
        <table:table-row table:style-name="ro2">
          <table:table-cell office:value-type="float" office:value="478">
            <text:p>478</text:p>
          </table:table-cell>
          <table:table-cell table:formula="of:=[$'2015'.$F$2]" office:value-type="float" office:value="811.2">
            <text:p>811,2</text:p>
          </table:table-cell>
          <table:table-cell table:formula="of:=[.A478]*[.B478]" office:value-type="float" office:value="387753.6">
            <text:p>387753,6</text:p>
          </table:table-cell>
          <table:table-cell table:number-columns-repeated="3"/>
        </table:table-row>
        <table:table-row table:style-name="ro2">
          <table:table-cell office:value-type="float" office:value="479">
            <text:p>479</text:p>
          </table:table-cell>
          <table:table-cell table:formula="of:=[$'2015'.$F$2]" office:value-type="float" office:value="811.2">
            <text:p>811,2</text:p>
          </table:table-cell>
          <table:table-cell table:formula="of:=[.A479]*[.B479]" office:value-type="float" office:value="388564.8">
            <text:p>388564,8</text:p>
          </table:table-cell>
          <table:table-cell table:number-columns-repeated="3"/>
        </table:table-row>
        <table:table-row table:style-name="ro2">
          <table:table-cell office:value-type="float" office:value="480">
            <text:p>480</text:p>
          </table:table-cell>
          <table:table-cell table:formula="of:=[$'2015'.$F$2]" office:value-type="float" office:value="811.2">
            <text:p>811,2</text:p>
          </table:table-cell>
          <table:table-cell table:formula="of:=[.A480]*[.B480]" office:value-type="float" office:value="389376">
            <text:p>389376</text:p>
          </table:table-cell>
          <table:table-cell table:number-columns-repeated="3"/>
        </table:table-row>
        <table:table-row table:style-name="ro2">
          <table:table-cell office:value-type="float" office:value="481">
            <text:p>481</text:p>
          </table:table-cell>
          <table:table-cell table:formula="of:=[$'2015'.$F$2]" office:value-type="float" office:value="811.2">
            <text:p>811,2</text:p>
          </table:table-cell>
          <table:table-cell table:formula="of:=[.A481]*[.B481]" office:value-type="float" office:value="390187.2">
            <text:p>390187,2</text:p>
          </table:table-cell>
          <table:table-cell table:number-columns-repeated="3"/>
        </table:table-row>
        <table:table-row table:style-name="ro2">
          <table:table-cell office:value-type="float" office:value="482">
            <text:p>482</text:p>
          </table:table-cell>
          <table:table-cell table:formula="of:=[$'2015'.$F$2]" office:value-type="float" office:value="811.2">
            <text:p>811,2</text:p>
          </table:table-cell>
          <table:table-cell table:formula="of:=[.A482]*[.B482]" office:value-type="float" office:value="390998.4">
            <text:p>390998,4</text:p>
          </table:table-cell>
          <table:table-cell table:number-columns-repeated="3"/>
        </table:table-row>
        <table:table-row table:style-name="ro2">
          <table:table-cell office:value-type="float" office:value="483">
            <text:p>483</text:p>
          </table:table-cell>
          <table:table-cell table:formula="of:=[$'2015'.$F$2]" office:value-type="float" office:value="811.2">
            <text:p>811,2</text:p>
          </table:table-cell>
          <table:table-cell table:formula="of:=[.A483]*[.B483]" office:value-type="float" office:value="391809.6">
            <text:p>391809,6</text:p>
          </table:table-cell>
          <table:table-cell table:number-columns-repeated="3"/>
        </table:table-row>
        <table:table-row table:style-name="ro2">
          <table:table-cell office:value-type="float" office:value="484">
            <text:p>484</text:p>
          </table:table-cell>
          <table:table-cell table:formula="of:=[$'2015'.$F$2]" office:value-type="float" office:value="811.2">
            <text:p>811,2</text:p>
          </table:table-cell>
          <table:table-cell table:formula="of:=[.A484]*[.B484]" office:value-type="float" office:value="392620.8">
            <text:p>392620,8</text:p>
          </table:table-cell>
          <table:table-cell table:number-columns-repeated="3"/>
        </table:table-row>
        <table:table-row table:style-name="ro2">
          <table:table-cell office:value-type="float" office:value="485">
            <text:p>485</text:p>
          </table:table-cell>
          <table:table-cell table:formula="of:=[$'2015'.$F$2]" office:value-type="float" office:value="811.2">
            <text:p>811,2</text:p>
          </table:table-cell>
          <table:table-cell table:formula="of:=[.A485]*[.B485]" office:value-type="float" office:value="393432">
            <text:p>393432</text:p>
          </table:table-cell>
          <table:table-cell table:number-columns-repeated="3"/>
        </table:table-row>
        <table:table-row table:style-name="ro2">
          <table:table-cell office:value-type="float" office:value="486">
            <text:p>486</text:p>
          </table:table-cell>
          <table:table-cell table:formula="of:=[$'2015'.$F$2]" office:value-type="float" office:value="811.2">
            <text:p>811,2</text:p>
          </table:table-cell>
          <table:table-cell table:formula="of:=[.A486]*[.B486]" office:value-type="float" office:value="394243.2">
            <text:p>394243,2</text:p>
          </table:table-cell>
          <table:table-cell table:number-columns-repeated="3"/>
        </table:table-row>
        <table:table-row table:style-name="ro2">
          <table:table-cell office:value-type="float" office:value="487">
            <text:p>487</text:p>
          </table:table-cell>
          <table:table-cell table:formula="of:=[$'2015'.$F$2]" office:value-type="float" office:value="811.2">
            <text:p>811,2</text:p>
          </table:table-cell>
          <table:table-cell table:formula="of:=[.A487]*[.B487]" office:value-type="float" office:value="395054.4">
            <text:p>395054,4</text:p>
          </table:table-cell>
          <table:table-cell table:number-columns-repeated="3"/>
        </table:table-row>
        <table:table-row table:style-name="ro2">
          <table:table-cell office:value-type="float" office:value="488">
            <text:p>488</text:p>
          </table:table-cell>
          <table:table-cell table:formula="of:=[$'2015'.$F$2]" office:value-type="float" office:value="811.2">
            <text:p>811,2</text:p>
          </table:table-cell>
          <table:table-cell table:formula="of:=[.A488]*[.B488]" office:value-type="float" office:value="395865.6">
            <text:p>395865,6</text:p>
          </table:table-cell>
          <table:table-cell table:number-columns-repeated="3"/>
        </table:table-row>
        <table:table-row table:style-name="ro2">
          <table:table-cell office:value-type="float" office:value="489">
            <text:p>489</text:p>
          </table:table-cell>
          <table:table-cell table:formula="of:=[$'2015'.$F$2]" office:value-type="float" office:value="811.2">
            <text:p>811,2</text:p>
          </table:table-cell>
          <table:table-cell table:formula="of:=[.A489]*[.B489]" office:value-type="float" office:value="396676.8">
            <text:p>396676,8</text:p>
          </table:table-cell>
          <table:table-cell table:number-columns-repeated="3"/>
        </table:table-row>
        <table:table-row table:style-name="ro2">
          <table:table-cell office:value-type="float" office:value="490">
            <text:p>490</text:p>
          </table:table-cell>
          <table:table-cell table:formula="of:=[$'2015'.$F$2]" office:value-type="float" office:value="811.2">
            <text:p>811,2</text:p>
          </table:table-cell>
          <table:table-cell table:formula="of:=[.A490]*[.B490]" office:value-type="float" office:value="397488">
            <text:p>397488</text:p>
          </table:table-cell>
          <table:table-cell table:number-columns-repeated="3"/>
        </table:table-row>
        <table:table-row table:style-name="ro2">
          <table:table-cell office:value-type="float" office:value="491">
            <text:p>491</text:p>
          </table:table-cell>
          <table:table-cell table:formula="of:=[$'2015'.$F$2]" office:value-type="float" office:value="811.2">
            <text:p>811,2</text:p>
          </table:table-cell>
          <table:table-cell table:formula="of:=[.A491]*[.B491]" office:value-type="float" office:value="398299.2">
            <text:p>398299,2</text:p>
          </table:table-cell>
          <table:table-cell table:number-columns-repeated="3"/>
        </table:table-row>
        <table:table-row table:style-name="ro2">
          <table:table-cell office:value-type="float" office:value="492">
            <text:p>492</text:p>
          </table:table-cell>
          <table:table-cell table:formula="of:=[$'2015'.$F$2]" office:value-type="float" office:value="811.2">
            <text:p>811,2</text:p>
          </table:table-cell>
          <table:table-cell table:formula="of:=[.A492]*[.B492]" office:value-type="float" office:value="399110.4">
            <text:p>399110,4</text:p>
          </table:table-cell>
          <table:table-cell table:number-columns-repeated="3"/>
        </table:table-row>
        <table:table-row table:style-name="ro2">
          <table:table-cell office:value-type="float" office:value="493">
            <text:p>493</text:p>
          </table:table-cell>
          <table:table-cell table:formula="of:=[$'2015'.$F$2]" office:value-type="float" office:value="811.2">
            <text:p>811,2</text:p>
          </table:table-cell>
          <table:table-cell table:formula="of:=[.A493]*[.B493]" office:value-type="float" office:value="399921.6">
            <text:p>399921,6</text:p>
          </table:table-cell>
          <table:table-cell table:number-columns-repeated="3"/>
        </table:table-row>
        <table:table-row table:style-name="ro2">
          <table:table-cell office:value-type="float" office:value="494">
            <text:p>494</text:p>
          </table:table-cell>
          <table:table-cell table:formula="of:=[$'2015'.$F$2]" office:value-type="float" office:value="811.2">
            <text:p>811,2</text:p>
          </table:table-cell>
          <table:table-cell table:formula="of:=[.A494]*[.B494]" office:value-type="float" office:value="400732.8">
            <text:p>400732,8</text:p>
          </table:table-cell>
          <table:table-cell table:number-columns-repeated="3"/>
        </table:table-row>
        <table:table-row table:style-name="ro2">
          <table:table-cell office:value-type="float" office:value="495">
            <text:p>495</text:p>
          </table:table-cell>
          <table:table-cell table:formula="of:=[$'2015'.$F$2]" office:value-type="float" office:value="811.2">
            <text:p>811,2</text:p>
          </table:table-cell>
          <table:table-cell table:formula="of:=[.A495]*[.B495]" office:value-type="float" office:value="401544">
            <text:p>401544</text:p>
          </table:table-cell>
          <table:table-cell table:number-columns-repeated="3"/>
        </table:table-row>
        <table:table-row table:style-name="ro2">
          <table:table-cell office:value-type="float" office:value="496">
            <text:p>496</text:p>
          </table:table-cell>
          <table:table-cell table:formula="of:=[$'2015'.$F$2]" office:value-type="float" office:value="811.2">
            <text:p>811,2</text:p>
          </table:table-cell>
          <table:table-cell table:formula="of:=[.A496]*[.B496]" office:value-type="float" office:value="402355.2">
            <text:p>402355,2</text:p>
          </table:table-cell>
          <table:table-cell table:number-columns-repeated="3"/>
        </table:table-row>
        <table:table-row table:style-name="ro2">
          <table:table-cell office:value-type="float" office:value="497">
            <text:p>497</text:p>
          </table:table-cell>
          <table:table-cell table:formula="of:=[$'2015'.$F$2]" office:value-type="float" office:value="811.2">
            <text:p>811,2</text:p>
          </table:table-cell>
          <table:table-cell table:formula="of:=[.A497]*[.B497]" office:value-type="float" office:value="403166.4">
            <text:p>403166,4</text:p>
          </table:table-cell>
          <table:table-cell table:number-columns-repeated="3"/>
        </table:table-row>
        <table:table-row table:style-name="ro2">
          <table:table-cell office:value-type="float" office:value="498">
            <text:p>498</text:p>
          </table:table-cell>
          <table:table-cell table:formula="of:=[$'2015'.$F$2]" office:value-type="float" office:value="811.2">
            <text:p>811,2</text:p>
          </table:table-cell>
          <table:table-cell table:formula="of:=[.A498]*[.B498]" office:value-type="float" office:value="403977.6">
            <text:p>403977,6</text:p>
          </table:table-cell>
          <table:table-cell table:number-columns-repeated="3"/>
        </table:table-row>
        <table:table-row table:style-name="ro2">
          <table:table-cell office:value-type="float" office:value="499">
            <text:p>499</text:p>
          </table:table-cell>
          <table:table-cell table:formula="of:=[$'2015'.$F$2]" office:value-type="float" office:value="811.2">
            <text:p>811,2</text:p>
          </table:table-cell>
          <table:table-cell table:formula="of:=[.A499]*[.B499]" office:value-type="float" office:value="404788.8">
            <text:p>404788,8</text:p>
          </table:table-cell>
          <table:table-cell table:number-columns-repeated="3"/>
        </table:table-row>
        <table:table-row table:style-name="ro2">
          <table:table-cell office:value-type="float" office:value="500">
            <text:p>500</text:p>
          </table:table-cell>
          <table:table-cell table:formula="of:=[$'2015'.$F$2]" office:value-type="float" office:value="811.2">
            <text:p>811,2</text:p>
          </table:table-cell>
          <table:table-cell table:formula="of:=[.A500]*[.B500]" office:value-type="float" office:value="405600">
            <text:p>405600</text:p>
          </table:table-cell>
          <table:table-cell table:number-columns-repeated="3"/>
        </table:table-row>
      </table:table>
      <table:table table:name="2016" table:style-name="ta1"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28121.6">
            <text:p>28121,6</text:p>
          </table:table-cell>
          <table:table-cell table:formula="of:=[$'2016'.$E$2]" office:value-type="float" office:value="28121.6">
            <text:p>28121,6</text:p>
          </table:table-cell>
          <table:table-cell/>
          <table:table-cell office:value-type="string">
            <text:p>Min (up to 30)</text:p>
          </table:table-cell>
          <table:table-cell office:value-type="string">
            <text:p>Per user &gt; 3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14060.8">
            <text:p>14060,8</text:p>
          </table:table-cell>
          <table:table-cell table:formula="of:=[$'2016'.$E$2]" office:value-type="float" office:value="28121.6">
            <text:p>28121,6</text:p>
          </table:table-cell>
          <table:table-cell/>
          <table:table-cell table:formula="of:=['2015'.E2]*1.04" office:value-type="float" office:value="28121.6">
            <text:p>28121,6</text:p>
          </table:table-cell>
          <table:table-cell table:formula="of:=['2015'.F2]*1.04" office:value-type="float" office:value="843.648">
            <text:p>843,64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9373.86666666667">
            <text:p>9373,866666666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7030.4">
            <text:p>7030,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[.C2]/[.A5]" office:value-type="float" office:value="5624.32">
            <text:p>5624,3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formula="of:=[.C6]/[.A6]" office:value-type="float" office:value="4686.93333333333">
            <text:p>4686,93333333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formula="of:=[.C7]/[.A7]" office:value-type="float" office:value="4017.37142857143">
            <text:p>4017,371428571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[.C8]/[.A8]" office:value-type="float" office:value="3515.2">
            <text:p>3515,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[.C9]/[.A9]" office:value-type="float" office:value="3124.62222222222">
            <text:p>3124,622222222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[.C10]/[.A10]" office:value-type="float" office:value="2812.16">
            <text:p>2812,1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formula="of:=[.C11]/[.A11]" office:value-type="float" office:value="2556.50909090909">
            <text:p>2556,509090909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formula="of:=[.C12]/[.A12]" office:value-type="float" office:value="2343.46666666667">
            <text:p>2343,466666666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formula="of:=[.C13]/[.A13]" office:value-type="float" office:value="2163.2">
            <text:p>2163,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formula="of:=[.C14]/[.A14]" office:value-type="float" office:value="2008.68571428571">
            <text:p>2008,685714285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formula="of:=[.C15]/[.A15]" office:value-type="float" office:value="1874.77333333333">
            <text:p>1874,77333333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formula="of:=[.C16]/[.A16]" office:value-type="float" office:value="1757.6">
            <text:p>1757,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formula="of:=[.C17]/[.A17]" office:value-type="float" office:value="1654.21176470588">
            <text:p>1654,211764705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formula="of:=[.C18]/[.A18]" office:value-type="float" office:value="1562.31111111111">
            <text:p>1562,311111111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formula="of:=[.C19]/[.A19]" office:value-type="float" office:value="1480.08421052632">
            <text:p>1480,084210526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formula="of:=[.C20]/[.A20]" office:value-type="float" office:value="1406.08">
            <text:p>1406,0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formula="of:=[.C21]/[.A21]" office:value-type="float" office:value="1339.12380952381">
            <text:p>1339,123809523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formula="of:=[.C22]/[.A22]" office:value-type="float" office:value="1278.25454545455">
            <text:p>1278,254545454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formula="of:=[.C23]/[.A23]" office:value-type="float" office:value="1222.67826086957">
            <text:p>1222,678260869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formula="of:=[.C24]/[.A24]" office:value-type="float" office:value="1171.73333333333">
            <text:p>1171,73333333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formula="of:=[.C25]/[.A25]" office:value-type="float" office:value="1124.864">
            <text:p>1124,86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formula="of:=[.C26]/[.A26]" office:value-type="float" office:value="1081.6">
            <text:p>1081,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formula="of:=[.C27]/[.A27]" office:value-type="float" office:value="1041.54074074074">
            <text:p>1041,540740740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formula="of:=[.C28]/[.A28]" office:value-type="float" office:value="1004.34285714286">
            <text:p>1004,342857142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formula="of:=[.C29]/[.A29]" office:value-type="float" office:value="969.710344827586">
            <text:p>969,710344827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[.C30]/[.A30]" office:value-type="float" office:value="937.386666666667">
            <text:p>937,386666666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formula="of:=[$'2016'.$F$2]" office:value-type="float" office:value="843.648">
            <text:p>843,648</text:p>
          </table:table-cell>
          <table:table-cell table:formula="of:=[.A31]*[.B31]" office:value-type="float" office:value="26153.088">
            <text:p>26153,088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formula="of:=[$'2016'.$F$2]" office:value-type="float" office:value="843.648">
            <text:p>843,648</text:p>
          </table:table-cell>
          <table:table-cell table:formula="of:=[.A32]*[.B32]" office:value-type="float" office:value="26996.736">
            <text:p>26996,736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formula="of:=[$'2016'.$F$2]" office:value-type="float" office:value="843.648">
            <text:p>843,648</text:p>
          </table:table-cell>
          <table:table-cell table:formula="of:=[.A33]*[.B33]" office:value-type="float" office:value="27840.384">
            <text:p>27840,384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formula="of:=[$'2016'.$F$2]" office:value-type="float" office:value="843.648">
            <text:p>843,648</text:p>
          </table:table-cell>
          <table:table-cell table:formula="of:=[.A34]*[.B34]" office:value-type="float" office:value="28684.032">
            <text:p>28684,032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formula="of:=[$'2016'.$F$2]" office:value-type="float" office:value="843.648">
            <text:p>843,648</text:p>
          </table:table-cell>
          <table:table-cell table:formula="of:=[.A35]*[.B35]" office:value-type="float" office:value="29527.68">
            <text:p>29527,68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formula="of:=[$'2016'.$F$2]" office:value-type="float" office:value="843.648">
            <text:p>843,648</text:p>
          </table:table-cell>
          <table:table-cell table:formula="of:=[.A36]*[.B36]" office:value-type="float" office:value="30371.328">
            <text:p>30371,328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formula="of:=[$'2016'.$F$2]" office:value-type="float" office:value="843.648">
            <text:p>843,648</text:p>
          </table:table-cell>
          <table:table-cell table:formula="of:=[.A37]*[.B37]" office:value-type="float" office:value="31214.976">
            <text:p>31214,976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formula="of:=[$'2016'.$F$2]" office:value-type="float" office:value="843.648">
            <text:p>843,648</text:p>
          </table:table-cell>
          <table:table-cell table:formula="of:=[.A38]*[.B38]" office:value-type="float" office:value="32058.624">
            <text:p>32058,624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formula="of:=[$'2016'.$F$2]" office:value-type="float" office:value="843.648">
            <text:p>843,648</text:p>
          </table:table-cell>
          <table:table-cell table:formula="of:=[.A39]*[.B39]" office:value-type="float" office:value="32902.272">
            <text:p>32902,272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formula="of:=[$'2016'.$F$2]" office:value-type="float" office:value="843.648">
            <text:p>843,648</text:p>
          </table:table-cell>
          <table:table-cell table:formula="of:=[.A40]*[.B40]" office:value-type="float" office:value="33745.92">
            <text:p>33745,92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formula="of:=[$'2016'.$F$2]" office:value-type="float" office:value="843.648">
            <text:p>843,648</text:p>
          </table:table-cell>
          <table:table-cell table:formula="of:=[.A41]*[.B41]" office:value-type="float" office:value="34589.568">
            <text:p>34589,568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formula="of:=[$'2016'.$F$2]" office:value-type="float" office:value="843.648">
            <text:p>843,648</text:p>
          </table:table-cell>
          <table:table-cell table:formula="of:=[.A42]*[.B42]" office:value-type="float" office:value="35433.216">
            <text:p>35433,216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formula="of:=[$'2016'.$F$2]" office:value-type="float" office:value="843.648">
            <text:p>843,648</text:p>
          </table:table-cell>
          <table:table-cell table:formula="of:=[.A43]*[.B43]" office:value-type="float" office:value="36276.864">
            <text:p>36276,864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formula="of:=[$'2016'.$F$2]" office:value-type="float" office:value="843.648">
            <text:p>843,648</text:p>
          </table:table-cell>
          <table:table-cell table:formula="of:=[.A44]*[.B44]" office:value-type="float" office:value="37120.512">
            <text:p>37120,512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formula="of:=[$'2016'.$F$2]" office:value-type="float" office:value="843.648">
            <text:p>843,648</text:p>
          </table:table-cell>
          <table:table-cell table:formula="of:=[.A45]*[.B45]" office:value-type="float" office:value="37964.16">
            <text:p>37964,16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formula="of:=[$'2016'.$F$2]" office:value-type="float" office:value="843.648">
            <text:p>843,648</text:p>
          </table:table-cell>
          <table:table-cell table:formula="of:=[.A46]*[.B46]" office:value-type="float" office:value="38807.808">
            <text:p>38807,808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formula="of:=[$'2016'.$F$2]" office:value-type="float" office:value="843.648">
            <text:p>843,648</text:p>
          </table:table-cell>
          <table:table-cell table:formula="of:=[.A47]*[.B47]" office:value-type="float" office:value="39651.456">
            <text:p>39651,456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formula="of:=[$'2016'.$F$2]" office:value-type="float" office:value="843.648">
            <text:p>843,648</text:p>
          </table:table-cell>
          <table:table-cell table:formula="of:=[.A48]*[.B48]" office:value-type="float" office:value="40495.104">
            <text:p>40495,104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formula="of:=[$'2016'.$F$2]" office:value-type="float" office:value="843.648">
            <text:p>843,648</text:p>
          </table:table-cell>
          <table:table-cell table:formula="of:=[.A49]*[.B49]" office:value-type="float" office:value="41338.752">
            <text:p>41338,752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formula="of:=[$'2016'.$F$2]" office:value-type="float" office:value="843.648">
            <text:p>843,648</text:p>
          </table:table-cell>
          <table:table-cell table:formula="of:=[.A50]*[.B50]" office:value-type="float" office:value="42182.4">
            <text:p>42182,4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formula="of:=[$'2016'.$F$2]" office:value-type="float" office:value="843.648">
            <text:p>843,648</text:p>
          </table:table-cell>
          <table:table-cell table:formula="of:=[.A51]*[.B51]" office:value-type="float" office:value="43026.048">
            <text:p>43026,048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formula="of:=[$'2016'.$F$2]" office:value-type="float" office:value="843.648">
            <text:p>843,648</text:p>
          </table:table-cell>
          <table:table-cell table:formula="of:=[.A52]*[.B52]" office:value-type="float" office:value="43869.696">
            <text:p>43869,696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formula="of:=[$'2016'.$F$2]" office:value-type="float" office:value="843.648">
            <text:p>843,648</text:p>
          </table:table-cell>
          <table:table-cell table:formula="of:=[.A53]*[.B53]" office:value-type="float" office:value="44713.344">
            <text:p>44713,344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formula="of:=[$'2016'.$F$2]" office:value-type="float" office:value="843.648">
            <text:p>843,648</text:p>
          </table:table-cell>
          <table:table-cell table:formula="of:=[.A54]*[.B54]" office:value-type="float" office:value="45556.992">
            <text:p>45556,992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formula="of:=[$'2016'.$F$2]" office:value-type="float" office:value="843.648">
            <text:p>843,648</text:p>
          </table:table-cell>
          <table:table-cell table:formula="of:=[.A55]*[.B55]" office:value-type="float" office:value="46400.64">
            <text:p>46400,64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formula="of:=[$'2016'.$F$2]" office:value-type="float" office:value="843.648">
            <text:p>843,648</text:p>
          </table:table-cell>
          <table:table-cell table:formula="of:=[.A56]*[.B56]" office:value-type="float" office:value="47244.288">
            <text:p>47244,288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formula="of:=[$'2016'.$F$2]" office:value-type="float" office:value="843.648">
            <text:p>843,648</text:p>
          </table:table-cell>
          <table:table-cell table:formula="of:=[.A57]*[.B57]" office:value-type="float" office:value="48087.936">
            <text:p>48087,936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formula="of:=[$'2016'.$F$2]" office:value-type="float" office:value="843.648">
            <text:p>843,648</text:p>
          </table:table-cell>
          <table:table-cell table:formula="of:=[.A58]*[.B58]" office:value-type="float" office:value="48931.584">
            <text:p>48931,584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formula="of:=[$'2016'.$F$2]" office:value-type="float" office:value="843.648">
            <text:p>843,648</text:p>
          </table:table-cell>
          <table:table-cell table:formula="of:=[.A59]*[.B59]" office:value-type="float" office:value="49775.232">
            <text:p>49775,232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formula="of:=[$'2016'.$F$2]" office:value-type="float" office:value="843.648">
            <text:p>843,648</text:p>
          </table:table-cell>
          <table:table-cell table:formula="of:=[.A60]*[.B60]" office:value-type="float" office:value="50618.88">
            <text:p>50618,88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formula="of:=[$'2016'.$F$2]" office:value-type="float" office:value="843.648">
            <text:p>843,648</text:p>
          </table:table-cell>
          <table:table-cell table:formula="of:=[.A61]*[.B61]" office:value-type="float" office:value="51462.528">
            <text:p>51462,528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formula="of:=[$'2016'.$F$2]" office:value-type="float" office:value="843.648">
            <text:p>843,648</text:p>
          </table:table-cell>
          <table:table-cell table:formula="of:=[.A62]*[.B62]" office:value-type="float" office:value="52306.176">
            <text:p>52306,176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formula="of:=[$'2016'.$F$2]" office:value-type="float" office:value="843.648">
            <text:p>843,648</text:p>
          </table:table-cell>
          <table:table-cell table:formula="of:=[.A63]*[.B63]" office:value-type="float" office:value="53149.824">
            <text:p>53149,824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formula="of:=[$'2016'.$F$2]" office:value-type="float" office:value="843.648">
            <text:p>843,648</text:p>
          </table:table-cell>
          <table:table-cell table:formula="of:=[.A64]*[.B64]" office:value-type="float" office:value="53993.472">
            <text:p>53993,472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formula="of:=[$'2016'.$F$2]" office:value-type="float" office:value="843.648">
            <text:p>843,648</text:p>
          </table:table-cell>
          <table:table-cell table:formula="of:=[.A65]*[.B65]" office:value-type="float" office:value="54837.12">
            <text:p>54837,12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formula="of:=[$'2016'.$F$2]" office:value-type="float" office:value="843.648">
            <text:p>843,648</text:p>
          </table:table-cell>
          <table:table-cell table:formula="of:=[.A66]*[.B66]" office:value-type="float" office:value="55680.768">
            <text:p>55680,768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formula="of:=[$'2016'.$F$2]" office:value-type="float" office:value="843.648">
            <text:p>843,648</text:p>
          </table:table-cell>
          <table:table-cell table:formula="of:=[.A67]*[.B67]" office:value-type="float" office:value="56524.416">
            <text:p>56524,416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formula="of:=[$'2016'.$F$2]" office:value-type="float" office:value="843.648">
            <text:p>843,648</text:p>
          </table:table-cell>
          <table:table-cell table:formula="of:=[.A68]*[.B68]" office:value-type="float" office:value="57368.064">
            <text:p>57368,064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formula="of:=[$'2016'.$F$2]" office:value-type="float" office:value="843.648">
            <text:p>843,648</text:p>
          </table:table-cell>
          <table:table-cell table:formula="of:=[.A69]*[.B69]" office:value-type="float" office:value="58211.712">
            <text:p>58211,712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formula="of:=[$'2016'.$F$2]" office:value-type="float" office:value="843.648">
            <text:p>843,648</text:p>
          </table:table-cell>
          <table:table-cell table:formula="of:=[.A70]*[.B70]" office:value-type="float" office:value="59055.36">
            <text:p>59055,36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formula="of:=[$'2016'.$F$2]" office:value-type="float" office:value="843.648">
            <text:p>843,648</text:p>
          </table:table-cell>
          <table:table-cell table:formula="of:=[.A71]*[.B71]" office:value-type="float" office:value="59899.008">
            <text:p>59899,008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formula="of:=[$'2016'.$F$2]" office:value-type="float" office:value="843.648">
            <text:p>843,648</text:p>
          </table:table-cell>
          <table:table-cell table:formula="of:=[.A72]*[.B72]" office:value-type="float" office:value="60742.656">
            <text:p>60742,656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formula="of:=[$'2016'.$F$2]" office:value-type="float" office:value="843.648">
            <text:p>843,648</text:p>
          </table:table-cell>
          <table:table-cell table:formula="of:=[.A73]*[.B73]" office:value-type="float" office:value="61586.304">
            <text:p>61586,304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formula="of:=[$'2016'.$F$2]" office:value-type="float" office:value="843.648">
            <text:p>843,648</text:p>
          </table:table-cell>
          <table:table-cell table:formula="of:=[.A74]*[.B74]" office:value-type="float" office:value="62429.952">
            <text:p>62429,952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formula="of:=[$'2016'.$F$2]" office:value-type="float" office:value="843.648">
            <text:p>843,648</text:p>
          </table:table-cell>
          <table:table-cell table:formula="of:=[.A75]*[.B75]" office:value-type="float" office:value="63273.6">
            <text:p>63273,6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formula="of:=[$'2016'.$F$2]" office:value-type="float" office:value="843.648">
            <text:p>843,648</text:p>
          </table:table-cell>
          <table:table-cell table:formula="of:=[.A76]*[.B76]" office:value-type="float" office:value="64117.248">
            <text:p>64117,248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formula="of:=[$'2016'.$F$2]" office:value-type="float" office:value="843.648">
            <text:p>843,648</text:p>
          </table:table-cell>
          <table:table-cell table:formula="of:=[.A77]*[.B77]" office:value-type="float" office:value="64960.896">
            <text:p>64960,896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formula="of:=[$'2016'.$F$2]" office:value-type="float" office:value="843.648">
            <text:p>843,648</text:p>
          </table:table-cell>
          <table:table-cell table:formula="of:=[.A78]*[.B78]" office:value-type="float" office:value="65804.544">
            <text:p>65804,544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formula="of:=[$'2016'.$F$2]" office:value-type="float" office:value="843.648">
            <text:p>843,648</text:p>
          </table:table-cell>
          <table:table-cell table:formula="of:=[.A79]*[.B79]" office:value-type="float" office:value="66648.192">
            <text:p>66648,192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formula="of:=[$'2016'.$F$2]" office:value-type="float" office:value="843.648">
            <text:p>843,648</text:p>
          </table:table-cell>
          <table:table-cell table:formula="of:=[.A80]*[.B80]" office:value-type="float" office:value="67491.84">
            <text:p>67491,84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formula="of:=[$'2016'.$F$2]" office:value-type="float" office:value="843.648">
            <text:p>843,648</text:p>
          </table:table-cell>
          <table:table-cell table:formula="of:=[.A81]*[.B81]" office:value-type="float" office:value="68335.488">
            <text:p>68335,488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formula="of:=[$'2016'.$F$2]" office:value-type="float" office:value="843.648">
            <text:p>843,648</text:p>
          </table:table-cell>
          <table:table-cell table:formula="of:=[.A82]*[.B82]" office:value-type="float" office:value="69179.136">
            <text:p>69179,136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formula="of:=[$'2016'.$F$2]" office:value-type="float" office:value="843.648">
            <text:p>843,648</text:p>
          </table:table-cell>
          <table:table-cell table:formula="of:=[.A83]*[.B83]" office:value-type="float" office:value="70022.784">
            <text:p>70022,784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formula="of:=[$'2016'.$F$2]" office:value-type="float" office:value="843.648">
            <text:p>843,648</text:p>
          </table:table-cell>
          <table:table-cell table:formula="of:=[.A84]*[.B84]" office:value-type="float" office:value="70866.432">
            <text:p>70866,432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formula="of:=[$'2016'.$F$2]" office:value-type="float" office:value="843.648">
            <text:p>843,648</text:p>
          </table:table-cell>
          <table:table-cell table:formula="of:=[.A85]*[.B85]" office:value-type="float" office:value="71710.08">
            <text:p>71710,08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formula="of:=[$'2016'.$F$2]" office:value-type="float" office:value="843.648">
            <text:p>843,648</text:p>
          </table:table-cell>
          <table:table-cell table:formula="of:=[.A86]*[.B86]" office:value-type="float" office:value="72553.728">
            <text:p>72553,728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formula="of:=[$'2016'.$F$2]" office:value-type="float" office:value="843.648">
            <text:p>843,648</text:p>
          </table:table-cell>
          <table:table-cell table:formula="of:=[.A87]*[.B87]" office:value-type="float" office:value="73397.376">
            <text:p>73397,376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formula="of:=[$'2016'.$F$2]" office:value-type="float" office:value="843.648">
            <text:p>843,648</text:p>
          </table:table-cell>
          <table:table-cell table:formula="of:=[.A88]*[.B88]" office:value-type="float" office:value="74241.024">
            <text:p>74241,024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formula="of:=[$'2016'.$F$2]" office:value-type="float" office:value="843.648">
            <text:p>843,648</text:p>
          </table:table-cell>
          <table:table-cell table:formula="of:=[.A89]*[.B89]" office:value-type="float" office:value="75084.672">
            <text:p>75084,672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formula="of:=[$'2016'.$F$2]" office:value-type="float" office:value="843.648">
            <text:p>843,648</text:p>
          </table:table-cell>
          <table:table-cell table:formula="of:=[.A90]*[.B90]" office:value-type="float" office:value="75928.32">
            <text:p>75928,32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formula="of:=[$'2016'.$F$2]" office:value-type="float" office:value="843.648">
            <text:p>843,648</text:p>
          </table:table-cell>
          <table:table-cell table:formula="of:=[.A91]*[.B91]" office:value-type="float" office:value="76771.968">
            <text:p>76771,968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formula="of:=[$'2016'.$F$2]" office:value-type="float" office:value="843.648">
            <text:p>843,648</text:p>
          </table:table-cell>
          <table:table-cell table:formula="of:=[.A92]*[.B92]" office:value-type="float" office:value="77615.616">
            <text:p>77615,616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formula="of:=[$'2016'.$F$2]" office:value-type="float" office:value="843.648">
            <text:p>843,648</text:p>
          </table:table-cell>
          <table:table-cell table:formula="of:=[.A93]*[.B93]" office:value-type="float" office:value="78459.264">
            <text:p>78459,264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formula="of:=[$'2016'.$F$2]" office:value-type="float" office:value="843.648">
            <text:p>843,648</text:p>
          </table:table-cell>
          <table:table-cell table:formula="of:=[.A94]*[.B94]" office:value-type="float" office:value="79302.912">
            <text:p>79302,912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formula="of:=[$'2016'.$F$2]" office:value-type="float" office:value="843.648">
            <text:p>843,648</text:p>
          </table:table-cell>
          <table:table-cell table:formula="of:=[.A95]*[.B95]" office:value-type="float" office:value="80146.56">
            <text:p>80146,56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formula="of:=[$'2016'.$F$2]" office:value-type="float" office:value="843.648">
            <text:p>843,648</text:p>
          </table:table-cell>
          <table:table-cell table:formula="of:=[.A96]*[.B96]" office:value-type="float" office:value="80990.208">
            <text:p>80990,208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formula="of:=[$'2016'.$F$2]" office:value-type="float" office:value="843.648">
            <text:p>843,648</text:p>
          </table:table-cell>
          <table:table-cell table:formula="of:=[.A97]*[.B97]" office:value-type="float" office:value="81833.856">
            <text:p>81833,856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formula="of:=[$'2016'.$F$2]" office:value-type="float" office:value="843.648">
            <text:p>843,648</text:p>
          </table:table-cell>
          <table:table-cell table:formula="of:=[.A98]*[.B98]" office:value-type="float" office:value="82677.504">
            <text:p>82677,504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formula="of:=[$'2016'.$F$2]" office:value-type="float" office:value="843.648">
            <text:p>843,648</text:p>
          </table:table-cell>
          <table:table-cell table:formula="of:=[.A99]*[.B99]" office:value-type="float" office:value="83521.152">
            <text:p>83521,152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formula="of:=[$'2016'.$F$2]" office:value-type="float" office:value="843.648">
            <text:p>843,648</text:p>
          </table:table-cell>
          <table:table-cell table:formula="of:=[.A100]*[.B100]" office:value-type="float" office:value="84364.8">
            <text:p>84364,8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formula="of:=[$'2016'.$F$2]" office:value-type="float" office:value="843.648">
            <text:p>843,648</text:p>
          </table:table-cell>
          <table:table-cell table:formula="of:=[.A101]*[.B101]" office:value-type="float" office:value="85208.448">
            <text:p>85208,448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formula="of:=[$'2016'.$F$2]" office:value-type="float" office:value="843.648">
            <text:p>843,648</text:p>
          </table:table-cell>
          <table:table-cell table:formula="of:=[.A102]*[.B102]" office:value-type="float" office:value="86052.096">
            <text:p>86052,096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formula="of:=[$'2016'.$F$2]" office:value-type="float" office:value="843.648">
            <text:p>843,648</text:p>
          </table:table-cell>
          <table:table-cell table:formula="of:=[.A103]*[.B103]" office:value-type="float" office:value="86895.744">
            <text:p>86895,744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formula="of:=[$'2016'.$F$2]" office:value-type="float" office:value="843.648">
            <text:p>843,648</text:p>
          </table:table-cell>
          <table:table-cell table:formula="of:=[.A104]*[.B104]" office:value-type="float" office:value="87739.392">
            <text:p>87739,392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formula="of:=[$'2016'.$F$2]" office:value-type="float" office:value="843.648">
            <text:p>843,648</text:p>
          </table:table-cell>
          <table:table-cell table:formula="of:=[.A105]*[.B105]" office:value-type="float" office:value="88583.04">
            <text:p>88583,04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formula="of:=[$'2016'.$F$2]" office:value-type="float" office:value="843.648">
            <text:p>843,648</text:p>
          </table:table-cell>
          <table:table-cell table:formula="of:=[.A106]*[.B106]" office:value-type="float" office:value="89426.688">
            <text:p>89426,688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formula="of:=[$'2016'.$F$2]" office:value-type="float" office:value="843.648">
            <text:p>843,648</text:p>
          </table:table-cell>
          <table:table-cell table:formula="of:=[.A107]*[.B107]" office:value-type="float" office:value="90270.336">
            <text:p>90270,336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formula="of:=[$'2016'.$F$2]" office:value-type="float" office:value="843.648">
            <text:p>843,648</text:p>
          </table:table-cell>
          <table:table-cell table:formula="of:=[.A108]*[.B108]" office:value-type="float" office:value="91113.984">
            <text:p>91113,984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formula="of:=[$'2016'.$F$2]" office:value-type="float" office:value="843.648">
            <text:p>843,648</text:p>
          </table:table-cell>
          <table:table-cell table:formula="of:=[.A109]*[.B109]" office:value-type="float" office:value="91957.632">
            <text:p>91957,632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formula="of:=[$'2016'.$F$2]" office:value-type="float" office:value="843.648">
            <text:p>843,648</text:p>
          </table:table-cell>
          <table:table-cell table:formula="of:=[.A110]*[.B110]" office:value-type="float" office:value="92801.28">
            <text:p>92801,28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formula="of:=[$'2016'.$F$2]" office:value-type="float" office:value="843.648">
            <text:p>843,648</text:p>
          </table:table-cell>
          <table:table-cell table:formula="of:=[.A111]*[.B111]" office:value-type="float" office:value="93644.928">
            <text:p>93644,928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formula="of:=[$'2016'.$F$2]" office:value-type="float" office:value="843.648">
            <text:p>843,648</text:p>
          </table:table-cell>
          <table:table-cell table:formula="of:=[.A112]*[.B112]" office:value-type="float" office:value="94488.576">
            <text:p>94488,576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formula="of:=[$'2016'.$F$2]" office:value-type="float" office:value="843.648">
            <text:p>843,648</text:p>
          </table:table-cell>
          <table:table-cell table:formula="of:=[.A113]*[.B113]" office:value-type="float" office:value="95332.224">
            <text:p>95332,224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formula="of:=[$'2016'.$F$2]" office:value-type="float" office:value="843.648">
            <text:p>843,648</text:p>
          </table:table-cell>
          <table:table-cell table:formula="of:=[.A114]*[.B114]" office:value-type="float" office:value="96175.872">
            <text:p>96175,872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formula="of:=[$'2016'.$F$2]" office:value-type="float" office:value="843.648">
            <text:p>843,648</text:p>
          </table:table-cell>
          <table:table-cell table:formula="of:=[.A115]*[.B115]" office:value-type="float" office:value="97019.52">
            <text:p>97019,52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formula="of:=[$'2016'.$F$2]" office:value-type="float" office:value="843.648">
            <text:p>843,648</text:p>
          </table:table-cell>
          <table:table-cell table:formula="of:=[.A116]*[.B116]" office:value-type="float" office:value="97863.168">
            <text:p>97863,168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formula="of:=[$'2016'.$F$2]" office:value-type="float" office:value="843.648">
            <text:p>843,648</text:p>
          </table:table-cell>
          <table:table-cell table:formula="of:=[.A117]*[.B117]" office:value-type="float" office:value="98706.816">
            <text:p>98706,816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formula="of:=[$'2016'.$F$2]" office:value-type="float" office:value="843.648">
            <text:p>843,648</text:p>
          </table:table-cell>
          <table:table-cell table:formula="of:=[.A118]*[.B118]" office:value-type="float" office:value="99550.464">
            <text:p>99550,464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formula="of:=[$'2016'.$F$2]" office:value-type="float" office:value="843.648">
            <text:p>843,648</text:p>
          </table:table-cell>
          <table:table-cell table:formula="of:=[.A119]*[.B119]" office:value-type="float" office:value="100394.112">
            <text:p>100394,112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formula="of:=[$'2016'.$F$2]" office:value-type="float" office:value="843.648">
            <text:p>843,648</text:p>
          </table:table-cell>
          <table:table-cell table:formula="of:=[.A120]*[.B120]" office:value-type="float" office:value="101237.76">
            <text:p>101237,76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formula="of:=[$'2016'.$F$2]" office:value-type="float" office:value="843.648">
            <text:p>843,648</text:p>
          </table:table-cell>
          <table:table-cell table:formula="of:=[.A121]*[.B121]" office:value-type="float" office:value="102081.408">
            <text:p>102081,408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formula="of:=[$'2016'.$F$2]" office:value-type="float" office:value="843.648">
            <text:p>843,648</text:p>
          </table:table-cell>
          <table:table-cell table:formula="of:=[.A122]*[.B122]" office:value-type="float" office:value="102925.056">
            <text:p>102925,056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formula="of:=[$'2016'.$F$2]" office:value-type="float" office:value="843.648">
            <text:p>843,648</text:p>
          </table:table-cell>
          <table:table-cell table:formula="of:=[.A123]*[.B123]" office:value-type="float" office:value="103768.704">
            <text:p>103768,704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formula="of:=[$'2016'.$F$2]" office:value-type="float" office:value="843.648">
            <text:p>843,648</text:p>
          </table:table-cell>
          <table:table-cell table:formula="of:=[.A124]*[.B124]" office:value-type="float" office:value="104612.352">
            <text:p>104612,352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formula="of:=[$'2016'.$F$2]" office:value-type="float" office:value="843.648">
            <text:p>843,648</text:p>
          </table:table-cell>
          <table:table-cell table:formula="of:=[.A125]*[.B125]" office:value-type="float" office:value="105456">
            <text:p>105456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formula="of:=[$'2016'.$F$2]" office:value-type="float" office:value="843.648">
            <text:p>843,648</text:p>
          </table:table-cell>
          <table:table-cell table:formula="of:=[.A126]*[.B126]" office:value-type="float" office:value="106299.648">
            <text:p>106299,648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formula="of:=[$'2016'.$F$2]" office:value-type="float" office:value="843.648">
            <text:p>843,648</text:p>
          </table:table-cell>
          <table:table-cell table:formula="of:=[.A127]*[.B127]" office:value-type="float" office:value="107143.296">
            <text:p>107143,296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formula="of:=[$'2016'.$F$2]" office:value-type="float" office:value="843.648">
            <text:p>843,648</text:p>
          </table:table-cell>
          <table:table-cell table:formula="of:=[.A128]*[.B128]" office:value-type="float" office:value="107986.944">
            <text:p>107986,944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formula="of:=[$'2016'.$F$2]" office:value-type="float" office:value="843.648">
            <text:p>843,648</text:p>
          </table:table-cell>
          <table:table-cell table:formula="of:=[.A129]*[.B129]" office:value-type="float" office:value="108830.592">
            <text:p>108830,592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formula="of:=[$'2016'.$F$2]" office:value-type="float" office:value="843.648">
            <text:p>843,648</text:p>
          </table:table-cell>
          <table:table-cell table:formula="of:=[.A130]*[.B130]" office:value-type="float" office:value="109674.24">
            <text:p>109674,24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formula="of:=[$'2016'.$F$2]" office:value-type="float" office:value="843.648">
            <text:p>843,648</text:p>
          </table:table-cell>
          <table:table-cell table:formula="of:=[.A131]*[.B131]" office:value-type="float" office:value="110517.888">
            <text:p>110517,888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formula="of:=[$'2016'.$F$2]" office:value-type="float" office:value="843.648">
            <text:p>843,648</text:p>
          </table:table-cell>
          <table:table-cell table:formula="of:=[.A132]*[.B132]" office:value-type="float" office:value="111361.536">
            <text:p>111361,536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formula="of:=[$'2016'.$F$2]" office:value-type="float" office:value="843.648">
            <text:p>843,648</text:p>
          </table:table-cell>
          <table:table-cell table:formula="of:=[.A133]*[.B133]" office:value-type="float" office:value="112205.184">
            <text:p>112205,184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formula="of:=[$'2016'.$F$2]" office:value-type="float" office:value="843.648">
            <text:p>843,648</text:p>
          </table:table-cell>
          <table:table-cell table:formula="of:=[.A134]*[.B134]" office:value-type="float" office:value="113048.832">
            <text:p>113048,832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formula="of:=[$'2016'.$F$2]" office:value-type="float" office:value="843.648">
            <text:p>843,648</text:p>
          </table:table-cell>
          <table:table-cell table:formula="of:=[.A135]*[.B135]" office:value-type="float" office:value="113892.48">
            <text:p>113892,48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formula="of:=[$'2016'.$F$2]" office:value-type="float" office:value="843.648">
            <text:p>843,648</text:p>
          </table:table-cell>
          <table:table-cell table:formula="of:=[.A136]*[.B136]" office:value-type="float" office:value="114736.128">
            <text:p>114736,128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formula="of:=[$'2016'.$F$2]" office:value-type="float" office:value="843.648">
            <text:p>843,648</text:p>
          </table:table-cell>
          <table:table-cell table:formula="of:=[.A137]*[.B137]" office:value-type="float" office:value="115579.776">
            <text:p>115579,776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formula="of:=[$'2016'.$F$2]" office:value-type="float" office:value="843.648">
            <text:p>843,648</text:p>
          </table:table-cell>
          <table:table-cell table:formula="of:=[.A138]*[.B138]" office:value-type="float" office:value="116423.424">
            <text:p>116423,424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formula="of:=[$'2016'.$F$2]" office:value-type="float" office:value="843.648">
            <text:p>843,648</text:p>
          </table:table-cell>
          <table:table-cell table:formula="of:=[.A139]*[.B139]" office:value-type="float" office:value="117267.072">
            <text:p>117267,072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formula="of:=[$'2016'.$F$2]" office:value-type="float" office:value="843.648">
            <text:p>843,648</text:p>
          </table:table-cell>
          <table:table-cell table:formula="of:=[.A140]*[.B140]" office:value-type="float" office:value="118110.72">
            <text:p>118110,72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formula="of:=[$'2016'.$F$2]" office:value-type="float" office:value="843.648">
            <text:p>843,648</text:p>
          </table:table-cell>
          <table:table-cell table:formula="of:=[.A141]*[.B141]" office:value-type="float" office:value="118954.368">
            <text:p>118954,368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formula="of:=[$'2016'.$F$2]" office:value-type="float" office:value="843.648">
            <text:p>843,648</text:p>
          </table:table-cell>
          <table:table-cell table:formula="of:=[.A142]*[.B142]" office:value-type="float" office:value="119798.016">
            <text:p>119798,016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formula="of:=[$'2016'.$F$2]" office:value-type="float" office:value="843.648">
            <text:p>843,648</text:p>
          </table:table-cell>
          <table:table-cell table:formula="of:=[.A143]*[.B143]" office:value-type="float" office:value="120641.664">
            <text:p>120641,664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formula="of:=[$'2016'.$F$2]" office:value-type="float" office:value="843.648">
            <text:p>843,648</text:p>
          </table:table-cell>
          <table:table-cell table:formula="of:=[.A144]*[.B144]" office:value-type="float" office:value="121485.312">
            <text:p>121485,312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formula="of:=[$'2016'.$F$2]" office:value-type="float" office:value="843.648">
            <text:p>843,648</text:p>
          </table:table-cell>
          <table:table-cell table:formula="of:=[.A145]*[.B145]" office:value-type="float" office:value="122328.96">
            <text:p>122328,96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formula="of:=[$'2016'.$F$2]" office:value-type="float" office:value="843.648">
            <text:p>843,648</text:p>
          </table:table-cell>
          <table:table-cell table:formula="of:=[.A146]*[.B146]" office:value-type="float" office:value="123172.608">
            <text:p>123172,608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formula="of:=[$'2016'.$F$2]" office:value-type="float" office:value="843.648">
            <text:p>843,648</text:p>
          </table:table-cell>
          <table:table-cell table:formula="of:=[.A147]*[.B147]" office:value-type="float" office:value="124016.256">
            <text:p>124016,256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formula="of:=[$'2016'.$F$2]" office:value-type="float" office:value="843.648">
            <text:p>843,648</text:p>
          </table:table-cell>
          <table:table-cell table:formula="of:=[.A148]*[.B148]" office:value-type="float" office:value="124859.904">
            <text:p>124859,904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formula="of:=[$'2016'.$F$2]" office:value-type="float" office:value="843.648">
            <text:p>843,648</text:p>
          </table:table-cell>
          <table:table-cell table:formula="of:=[.A149]*[.B149]" office:value-type="float" office:value="125703.552">
            <text:p>125703,552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formula="of:=[$'2016'.$F$2]" office:value-type="float" office:value="843.648">
            <text:p>843,648</text:p>
          </table:table-cell>
          <table:table-cell table:formula="of:=[.A150]*[.B150]" office:value-type="float" office:value="126547.2">
            <text:p>126547,2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formula="of:=[$'2016'.$F$2]" office:value-type="float" office:value="843.648">
            <text:p>843,648</text:p>
          </table:table-cell>
          <table:table-cell table:formula="of:=[.A151]*[.B151]" office:value-type="float" office:value="127390.848">
            <text:p>127390,848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formula="of:=[$'2016'.$F$2]" office:value-type="float" office:value="843.648">
            <text:p>843,648</text:p>
          </table:table-cell>
          <table:table-cell table:formula="of:=[.A152]*[.B152]" office:value-type="float" office:value="128234.496">
            <text:p>128234,496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formula="of:=[$'2016'.$F$2]" office:value-type="float" office:value="843.648">
            <text:p>843,648</text:p>
          </table:table-cell>
          <table:table-cell table:formula="of:=[.A153]*[.B153]" office:value-type="float" office:value="129078.144">
            <text:p>129078,144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formula="of:=[$'2016'.$F$2]" office:value-type="float" office:value="843.648">
            <text:p>843,648</text:p>
          </table:table-cell>
          <table:table-cell table:formula="of:=[.A154]*[.B154]" office:value-type="float" office:value="129921.792">
            <text:p>129921,792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formula="of:=[$'2016'.$F$2]" office:value-type="float" office:value="843.648">
            <text:p>843,648</text:p>
          </table:table-cell>
          <table:table-cell table:formula="of:=[.A155]*[.B155]" office:value-type="float" office:value="130765.44">
            <text:p>130765,44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formula="of:=[$'2016'.$F$2]" office:value-type="float" office:value="843.648">
            <text:p>843,648</text:p>
          </table:table-cell>
          <table:table-cell table:formula="of:=[.A156]*[.B156]" office:value-type="float" office:value="131609.088">
            <text:p>131609,088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formula="of:=[$'2016'.$F$2]" office:value-type="float" office:value="843.648">
            <text:p>843,648</text:p>
          </table:table-cell>
          <table:table-cell table:formula="of:=[.A157]*[.B157]" office:value-type="float" office:value="132452.736">
            <text:p>132452,736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formula="of:=[$'2016'.$F$2]" office:value-type="float" office:value="843.648">
            <text:p>843,648</text:p>
          </table:table-cell>
          <table:table-cell table:formula="of:=[.A158]*[.B158]" office:value-type="float" office:value="133296.384">
            <text:p>133296,384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formula="of:=[$'2016'.$F$2]" office:value-type="float" office:value="843.648">
            <text:p>843,648</text:p>
          </table:table-cell>
          <table:table-cell table:formula="of:=[.A159]*[.B159]" office:value-type="float" office:value="134140.032">
            <text:p>134140,032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formula="of:=[$'2016'.$F$2]" office:value-type="float" office:value="843.648">
            <text:p>843,648</text:p>
          </table:table-cell>
          <table:table-cell table:formula="of:=[.A160]*[.B160]" office:value-type="float" office:value="134983.68">
            <text:p>134983,68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formula="of:=[$'2016'.$F$2]" office:value-type="float" office:value="843.648">
            <text:p>843,648</text:p>
          </table:table-cell>
          <table:table-cell table:formula="of:=[.A161]*[.B161]" office:value-type="float" office:value="135827.328">
            <text:p>135827,328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formula="of:=[$'2016'.$F$2]" office:value-type="float" office:value="843.648">
            <text:p>843,648</text:p>
          </table:table-cell>
          <table:table-cell table:formula="of:=[.A162]*[.B162]" office:value-type="float" office:value="136670.976">
            <text:p>136670,976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formula="of:=[$'2016'.$F$2]" office:value-type="float" office:value="843.648">
            <text:p>843,648</text:p>
          </table:table-cell>
          <table:table-cell table:formula="of:=[.A163]*[.B163]" office:value-type="float" office:value="137514.624">
            <text:p>137514,624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formula="of:=[$'2016'.$F$2]" office:value-type="float" office:value="843.648">
            <text:p>843,648</text:p>
          </table:table-cell>
          <table:table-cell table:formula="of:=[.A164]*[.B164]" office:value-type="float" office:value="138358.272">
            <text:p>138358,272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formula="of:=[$'2016'.$F$2]" office:value-type="float" office:value="843.648">
            <text:p>843,648</text:p>
          </table:table-cell>
          <table:table-cell table:formula="of:=[.A165]*[.B165]" office:value-type="float" office:value="139201.92">
            <text:p>139201,92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formula="of:=[$'2016'.$F$2]" office:value-type="float" office:value="843.648">
            <text:p>843,648</text:p>
          </table:table-cell>
          <table:table-cell table:formula="of:=[.A166]*[.B166]" office:value-type="float" office:value="140045.568">
            <text:p>140045,568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formula="of:=[$'2016'.$F$2]" office:value-type="float" office:value="843.648">
            <text:p>843,648</text:p>
          </table:table-cell>
          <table:table-cell table:formula="of:=[.A167]*[.B167]" office:value-type="float" office:value="140889.216">
            <text:p>140889,216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formula="of:=[$'2016'.$F$2]" office:value-type="float" office:value="843.648">
            <text:p>843,648</text:p>
          </table:table-cell>
          <table:table-cell table:formula="of:=[.A168]*[.B168]" office:value-type="float" office:value="141732.864">
            <text:p>141732,864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formula="of:=[$'2016'.$F$2]" office:value-type="float" office:value="843.648">
            <text:p>843,648</text:p>
          </table:table-cell>
          <table:table-cell table:formula="of:=[.A169]*[.B169]" office:value-type="float" office:value="142576.512">
            <text:p>142576,512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formula="of:=[$'2016'.$F$2]" office:value-type="float" office:value="843.648">
            <text:p>843,648</text:p>
          </table:table-cell>
          <table:table-cell table:formula="of:=[.A170]*[.B170]" office:value-type="float" office:value="143420.16">
            <text:p>143420,16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formula="of:=[$'2016'.$F$2]" office:value-type="float" office:value="843.648">
            <text:p>843,648</text:p>
          </table:table-cell>
          <table:table-cell table:formula="of:=[.A171]*[.B171]" office:value-type="float" office:value="144263.808">
            <text:p>144263,808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formula="of:=[$'2016'.$F$2]" office:value-type="float" office:value="843.648">
            <text:p>843,648</text:p>
          </table:table-cell>
          <table:table-cell table:formula="of:=[.A172]*[.B172]" office:value-type="float" office:value="145107.456">
            <text:p>145107,456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formula="of:=[$'2016'.$F$2]" office:value-type="float" office:value="843.648">
            <text:p>843,648</text:p>
          </table:table-cell>
          <table:table-cell table:formula="of:=[.A173]*[.B173]" office:value-type="float" office:value="145951.104">
            <text:p>145951,104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formula="of:=[$'2016'.$F$2]" office:value-type="float" office:value="843.648">
            <text:p>843,648</text:p>
          </table:table-cell>
          <table:table-cell table:formula="of:=[.A174]*[.B174]" office:value-type="float" office:value="146794.752">
            <text:p>146794,752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formula="of:=[$'2016'.$F$2]" office:value-type="float" office:value="843.648">
            <text:p>843,648</text:p>
          </table:table-cell>
          <table:table-cell table:formula="of:=[.A175]*[.B175]" office:value-type="float" office:value="147638.4">
            <text:p>147638,4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formula="of:=[$'2016'.$F$2]" office:value-type="float" office:value="843.648">
            <text:p>843,648</text:p>
          </table:table-cell>
          <table:table-cell table:formula="of:=[.A176]*[.B176]" office:value-type="float" office:value="148482.048">
            <text:p>148482,048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formula="of:=[$'2016'.$F$2]" office:value-type="float" office:value="843.648">
            <text:p>843,648</text:p>
          </table:table-cell>
          <table:table-cell table:formula="of:=[.A177]*[.B177]" office:value-type="float" office:value="149325.696">
            <text:p>149325,696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formula="of:=[$'2016'.$F$2]" office:value-type="float" office:value="843.648">
            <text:p>843,648</text:p>
          </table:table-cell>
          <table:table-cell table:formula="of:=[.A178]*[.B178]" office:value-type="float" office:value="150169.344">
            <text:p>150169,344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formula="of:=[$'2016'.$F$2]" office:value-type="float" office:value="843.648">
            <text:p>843,648</text:p>
          </table:table-cell>
          <table:table-cell table:formula="of:=[.A179]*[.B179]" office:value-type="float" office:value="151012.992">
            <text:p>151012,992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formula="of:=[$'2016'.$F$2]" office:value-type="float" office:value="843.648">
            <text:p>843,648</text:p>
          </table:table-cell>
          <table:table-cell table:formula="of:=[.A180]*[.B180]" office:value-type="float" office:value="151856.64">
            <text:p>151856,64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formula="of:=[$'2016'.$F$2]" office:value-type="float" office:value="843.648">
            <text:p>843,648</text:p>
          </table:table-cell>
          <table:table-cell table:formula="of:=[.A181]*[.B181]" office:value-type="float" office:value="152700.288">
            <text:p>152700,288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formula="of:=[$'2016'.$F$2]" office:value-type="float" office:value="843.648">
            <text:p>843,648</text:p>
          </table:table-cell>
          <table:table-cell table:formula="of:=[.A182]*[.B182]" office:value-type="float" office:value="153543.936">
            <text:p>153543,936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formula="of:=[$'2016'.$F$2]" office:value-type="float" office:value="843.648">
            <text:p>843,648</text:p>
          </table:table-cell>
          <table:table-cell table:formula="of:=[.A183]*[.B183]" office:value-type="float" office:value="154387.584">
            <text:p>154387,584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formula="of:=[$'2016'.$F$2]" office:value-type="float" office:value="843.648">
            <text:p>843,648</text:p>
          </table:table-cell>
          <table:table-cell table:formula="of:=[.A184]*[.B184]" office:value-type="float" office:value="155231.232">
            <text:p>155231,232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formula="of:=[$'2016'.$F$2]" office:value-type="float" office:value="843.648">
            <text:p>843,648</text:p>
          </table:table-cell>
          <table:table-cell table:formula="of:=[.A185]*[.B185]" office:value-type="float" office:value="156074.88">
            <text:p>156074,88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formula="of:=[$'2016'.$F$2]" office:value-type="float" office:value="843.648">
            <text:p>843,648</text:p>
          </table:table-cell>
          <table:table-cell table:formula="of:=[.A186]*[.B186]" office:value-type="float" office:value="156918.528">
            <text:p>156918,528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formula="of:=[$'2016'.$F$2]" office:value-type="float" office:value="843.648">
            <text:p>843,648</text:p>
          </table:table-cell>
          <table:table-cell table:formula="of:=[.A187]*[.B187]" office:value-type="float" office:value="157762.176">
            <text:p>157762,176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formula="of:=[$'2016'.$F$2]" office:value-type="float" office:value="843.648">
            <text:p>843,648</text:p>
          </table:table-cell>
          <table:table-cell table:formula="of:=[.A188]*[.B188]" office:value-type="float" office:value="158605.824">
            <text:p>158605,824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formula="of:=[$'2016'.$F$2]" office:value-type="float" office:value="843.648">
            <text:p>843,648</text:p>
          </table:table-cell>
          <table:table-cell table:formula="of:=[.A189]*[.B189]" office:value-type="float" office:value="159449.472">
            <text:p>159449,472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formula="of:=[$'2016'.$F$2]" office:value-type="float" office:value="843.648">
            <text:p>843,648</text:p>
          </table:table-cell>
          <table:table-cell table:formula="of:=[.A190]*[.B190]" office:value-type="float" office:value="160293.12">
            <text:p>160293,12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formula="of:=[$'2016'.$F$2]" office:value-type="float" office:value="843.648">
            <text:p>843,648</text:p>
          </table:table-cell>
          <table:table-cell table:formula="of:=[.A191]*[.B191]" office:value-type="float" office:value="161136.768">
            <text:p>161136,768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formula="of:=[$'2016'.$F$2]" office:value-type="float" office:value="843.648">
            <text:p>843,648</text:p>
          </table:table-cell>
          <table:table-cell table:formula="of:=[.A192]*[.B192]" office:value-type="float" office:value="161980.416">
            <text:p>161980,416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formula="of:=[$'2016'.$F$2]" office:value-type="float" office:value="843.648">
            <text:p>843,648</text:p>
          </table:table-cell>
          <table:table-cell table:formula="of:=[.A193]*[.B193]" office:value-type="float" office:value="162824.064">
            <text:p>162824,064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formula="of:=[$'2016'.$F$2]" office:value-type="float" office:value="843.648">
            <text:p>843,648</text:p>
          </table:table-cell>
          <table:table-cell table:formula="of:=[.A194]*[.B194]" office:value-type="float" office:value="163667.712">
            <text:p>163667,712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formula="of:=[$'2016'.$F$2]" office:value-type="float" office:value="843.648">
            <text:p>843,648</text:p>
          </table:table-cell>
          <table:table-cell table:formula="of:=[.A195]*[.B195]" office:value-type="float" office:value="164511.36">
            <text:p>164511,36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formula="of:=[$'2016'.$F$2]" office:value-type="float" office:value="843.648">
            <text:p>843,648</text:p>
          </table:table-cell>
          <table:table-cell table:formula="of:=[.A196]*[.B196]" office:value-type="float" office:value="165355.008">
            <text:p>165355,008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formula="of:=[$'2016'.$F$2]" office:value-type="float" office:value="843.648">
            <text:p>843,648</text:p>
          </table:table-cell>
          <table:table-cell table:formula="of:=[.A197]*[.B197]" office:value-type="float" office:value="166198.656">
            <text:p>166198,656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formula="of:=[$'2016'.$F$2]" office:value-type="float" office:value="843.648">
            <text:p>843,648</text:p>
          </table:table-cell>
          <table:table-cell table:formula="of:=[.A198]*[.B198]" office:value-type="float" office:value="167042.304">
            <text:p>167042,304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formula="of:=[$'2016'.$F$2]" office:value-type="float" office:value="843.648">
            <text:p>843,648</text:p>
          </table:table-cell>
          <table:table-cell table:formula="of:=[.A199]*[.B199]" office:value-type="float" office:value="167885.952">
            <text:p>167885,952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formula="of:=[$'2016'.$F$2]" office:value-type="float" office:value="843.648">
            <text:p>843,648</text:p>
          </table:table-cell>
          <table:table-cell table:formula="of:=[.A200]*[.B200]" office:value-type="float" office:value="168729.6">
            <text:p>168729,6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formula="of:=[$'2016'.$F$2]" office:value-type="float" office:value="843.648">
            <text:p>843,648</text:p>
          </table:table-cell>
          <table:table-cell table:formula="of:=[.A201]*[.B201]" office:value-type="float" office:value="169573.248">
            <text:p>169573,248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formula="of:=[$'2016'.$F$2]" office:value-type="float" office:value="843.648">
            <text:p>843,648</text:p>
          </table:table-cell>
          <table:table-cell table:formula="of:=[.A202]*[.B202]" office:value-type="float" office:value="170416.896">
            <text:p>170416,896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formula="of:=[$'2016'.$F$2]" office:value-type="float" office:value="843.648">
            <text:p>843,648</text:p>
          </table:table-cell>
          <table:table-cell table:formula="of:=[.A203]*[.B203]" office:value-type="float" office:value="171260.544">
            <text:p>171260,544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formula="of:=[$'2016'.$F$2]" office:value-type="float" office:value="843.648">
            <text:p>843,648</text:p>
          </table:table-cell>
          <table:table-cell table:formula="of:=[.A204]*[.B204]" office:value-type="float" office:value="172104.192">
            <text:p>172104,192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formula="of:=[$'2016'.$F$2]" office:value-type="float" office:value="843.648">
            <text:p>843,648</text:p>
          </table:table-cell>
          <table:table-cell table:formula="of:=[.A205]*[.B205]" office:value-type="float" office:value="172947.84">
            <text:p>172947,84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formula="of:=[$'2016'.$F$2]" office:value-type="float" office:value="843.648">
            <text:p>843,648</text:p>
          </table:table-cell>
          <table:table-cell table:formula="of:=[.A206]*[.B206]" office:value-type="float" office:value="173791.488">
            <text:p>173791,488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formula="of:=[$'2016'.$F$2]" office:value-type="float" office:value="843.648">
            <text:p>843,648</text:p>
          </table:table-cell>
          <table:table-cell table:formula="of:=[.A207]*[.B207]" office:value-type="float" office:value="174635.136">
            <text:p>174635,136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formula="of:=[$'2016'.$F$2]" office:value-type="float" office:value="843.648">
            <text:p>843,648</text:p>
          </table:table-cell>
          <table:table-cell table:formula="of:=[.A208]*[.B208]" office:value-type="float" office:value="175478.784">
            <text:p>175478,784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formula="of:=[$'2016'.$F$2]" office:value-type="float" office:value="843.648">
            <text:p>843,648</text:p>
          </table:table-cell>
          <table:table-cell table:formula="of:=[.A209]*[.B209]" office:value-type="float" office:value="176322.432">
            <text:p>176322,432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formula="of:=[$'2016'.$F$2]" office:value-type="float" office:value="843.648">
            <text:p>843,648</text:p>
          </table:table-cell>
          <table:table-cell table:formula="of:=[.A210]*[.B210]" office:value-type="float" office:value="177166.08">
            <text:p>177166,08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formula="of:=[$'2016'.$F$2]" office:value-type="float" office:value="843.648">
            <text:p>843,648</text:p>
          </table:table-cell>
          <table:table-cell table:formula="of:=[.A211]*[.B211]" office:value-type="float" office:value="178009.728">
            <text:p>178009,728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formula="of:=[$'2016'.$F$2]" office:value-type="float" office:value="843.648">
            <text:p>843,648</text:p>
          </table:table-cell>
          <table:table-cell table:formula="of:=[.A212]*[.B212]" office:value-type="float" office:value="178853.376">
            <text:p>178853,376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formula="of:=[$'2016'.$F$2]" office:value-type="float" office:value="843.648">
            <text:p>843,648</text:p>
          </table:table-cell>
          <table:table-cell table:formula="of:=[.A213]*[.B213]" office:value-type="float" office:value="179697.024">
            <text:p>179697,024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formula="of:=[$'2016'.$F$2]" office:value-type="float" office:value="843.648">
            <text:p>843,648</text:p>
          </table:table-cell>
          <table:table-cell table:formula="of:=[.A214]*[.B214]" office:value-type="float" office:value="180540.672">
            <text:p>180540,672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formula="of:=[$'2016'.$F$2]" office:value-type="float" office:value="843.648">
            <text:p>843,648</text:p>
          </table:table-cell>
          <table:table-cell table:formula="of:=[.A215]*[.B215]" office:value-type="float" office:value="181384.32">
            <text:p>181384,32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formula="of:=[$'2016'.$F$2]" office:value-type="float" office:value="843.648">
            <text:p>843,648</text:p>
          </table:table-cell>
          <table:table-cell table:formula="of:=[.A216]*[.B216]" office:value-type="float" office:value="182227.968">
            <text:p>182227,968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formula="of:=[$'2016'.$F$2]" office:value-type="float" office:value="843.648">
            <text:p>843,648</text:p>
          </table:table-cell>
          <table:table-cell table:formula="of:=[.A217]*[.B217]" office:value-type="float" office:value="183071.616">
            <text:p>183071,616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formula="of:=[$'2016'.$F$2]" office:value-type="float" office:value="843.648">
            <text:p>843,648</text:p>
          </table:table-cell>
          <table:table-cell table:formula="of:=[.A218]*[.B218]" office:value-type="float" office:value="183915.264">
            <text:p>183915,264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formula="of:=[$'2016'.$F$2]" office:value-type="float" office:value="843.648">
            <text:p>843,648</text:p>
          </table:table-cell>
          <table:table-cell table:formula="of:=[.A219]*[.B219]" office:value-type="float" office:value="184758.912">
            <text:p>184758,912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formula="of:=[$'2016'.$F$2]" office:value-type="float" office:value="843.648">
            <text:p>843,648</text:p>
          </table:table-cell>
          <table:table-cell table:formula="of:=[.A220]*[.B220]" office:value-type="float" office:value="185602.56">
            <text:p>185602,56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formula="of:=[$'2016'.$F$2]" office:value-type="float" office:value="843.648">
            <text:p>843,648</text:p>
          </table:table-cell>
          <table:table-cell table:formula="of:=[.A221]*[.B221]" office:value-type="float" office:value="186446.208">
            <text:p>186446,208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formula="of:=[$'2016'.$F$2]" office:value-type="float" office:value="843.648">
            <text:p>843,648</text:p>
          </table:table-cell>
          <table:table-cell table:formula="of:=[.A222]*[.B222]" office:value-type="float" office:value="187289.856">
            <text:p>187289,856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formula="of:=[$'2016'.$F$2]" office:value-type="float" office:value="843.648">
            <text:p>843,648</text:p>
          </table:table-cell>
          <table:table-cell table:formula="of:=[.A223]*[.B223]" office:value-type="float" office:value="188133.504">
            <text:p>188133,504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formula="of:=[$'2016'.$F$2]" office:value-type="float" office:value="843.648">
            <text:p>843,648</text:p>
          </table:table-cell>
          <table:table-cell table:formula="of:=[.A224]*[.B224]" office:value-type="float" office:value="188977.152">
            <text:p>188977,152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formula="of:=[$'2016'.$F$2]" office:value-type="float" office:value="843.648">
            <text:p>843,648</text:p>
          </table:table-cell>
          <table:table-cell table:formula="of:=[.A225]*[.B225]" office:value-type="float" office:value="189820.8">
            <text:p>189820,8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formula="of:=[$'2016'.$F$2]" office:value-type="float" office:value="843.648">
            <text:p>843,648</text:p>
          </table:table-cell>
          <table:table-cell table:formula="of:=[.A226]*[.B226]" office:value-type="float" office:value="190664.448">
            <text:p>190664,448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formula="of:=[$'2016'.$F$2]" office:value-type="float" office:value="843.648">
            <text:p>843,648</text:p>
          </table:table-cell>
          <table:table-cell table:formula="of:=[.A227]*[.B227]" office:value-type="float" office:value="191508.096">
            <text:p>191508,096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formula="of:=[$'2016'.$F$2]" office:value-type="float" office:value="843.648">
            <text:p>843,648</text:p>
          </table:table-cell>
          <table:table-cell table:formula="of:=[.A228]*[.B228]" office:value-type="float" office:value="192351.744">
            <text:p>192351,744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formula="of:=[$'2016'.$F$2]" office:value-type="float" office:value="843.648">
            <text:p>843,648</text:p>
          </table:table-cell>
          <table:table-cell table:formula="of:=[.A229]*[.B229]" office:value-type="float" office:value="193195.392">
            <text:p>193195,392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formula="of:=[$'2016'.$F$2]" office:value-type="float" office:value="843.648">
            <text:p>843,648</text:p>
          </table:table-cell>
          <table:table-cell table:formula="of:=[.A230]*[.B230]" office:value-type="float" office:value="194039.04">
            <text:p>194039,04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formula="of:=[$'2016'.$F$2]" office:value-type="float" office:value="843.648">
            <text:p>843,648</text:p>
          </table:table-cell>
          <table:table-cell table:formula="of:=[.A231]*[.B231]" office:value-type="float" office:value="194882.688">
            <text:p>194882,688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formula="of:=[$'2016'.$F$2]" office:value-type="float" office:value="843.648">
            <text:p>843,648</text:p>
          </table:table-cell>
          <table:table-cell table:formula="of:=[.A232]*[.B232]" office:value-type="float" office:value="195726.336">
            <text:p>195726,336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formula="of:=[$'2016'.$F$2]" office:value-type="float" office:value="843.648">
            <text:p>843,648</text:p>
          </table:table-cell>
          <table:table-cell table:formula="of:=[.A233]*[.B233]" office:value-type="float" office:value="196569.984">
            <text:p>196569,984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formula="of:=[$'2016'.$F$2]" office:value-type="float" office:value="843.648">
            <text:p>843,648</text:p>
          </table:table-cell>
          <table:table-cell table:formula="of:=[.A234]*[.B234]" office:value-type="float" office:value="197413.632">
            <text:p>197413,632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formula="of:=[$'2016'.$F$2]" office:value-type="float" office:value="843.648">
            <text:p>843,648</text:p>
          </table:table-cell>
          <table:table-cell table:formula="of:=[.A235]*[.B235]" office:value-type="float" office:value="198257.28">
            <text:p>198257,28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formula="of:=[$'2016'.$F$2]" office:value-type="float" office:value="843.648">
            <text:p>843,648</text:p>
          </table:table-cell>
          <table:table-cell table:formula="of:=[.A236]*[.B236]" office:value-type="float" office:value="199100.928">
            <text:p>199100,928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formula="of:=[$'2016'.$F$2]" office:value-type="float" office:value="843.648">
            <text:p>843,648</text:p>
          </table:table-cell>
          <table:table-cell table:formula="of:=[.A237]*[.B237]" office:value-type="float" office:value="199944.576">
            <text:p>199944,576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formula="of:=[$'2016'.$F$2]" office:value-type="float" office:value="843.648">
            <text:p>843,648</text:p>
          </table:table-cell>
          <table:table-cell table:formula="of:=[.A238]*[.B238]" office:value-type="float" office:value="200788.224">
            <text:p>200788,224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formula="of:=[$'2016'.$F$2]" office:value-type="float" office:value="843.648">
            <text:p>843,648</text:p>
          </table:table-cell>
          <table:table-cell table:formula="of:=[.A239]*[.B239]" office:value-type="float" office:value="201631.872">
            <text:p>201631,872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formula="of:=[$'2016'.$F$2]" office:value-type="float" office:value="843.648">
            <text:p>843,648</text:p>
          </table:table-cell>
          <table:table-cell table:formula="of:=[.A240]*[.B240]" office:value-type="float" office:value="202475.52">
            <text:p>202475,52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formula="of:=[$'2016'.$F$2]" office:value-type="float" office:value="843.648">
            <text:p>843,648</text:p>
          </table:table-cell>
          <table:table-cell table:formula="of:=[.A241]*[.B241]" office:value-type="float" office:value="203319.168">
            <text:p>203319,168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formula="of:=[$'2016'.$F$2]" office:value-type="float" office:value="843.648">
            <text:p>843,648</text:p>
          </table:table-cell>
          <table:table-cell table:formula="of:=[.A242]*[.B242]" office:value-type="float" office:value="204162.816">
            <text:p>204162,816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formula="of:=[$'2016'.$F$2]" office:value-type="float" office:value="843.648">
            <text:p>843,648</text:p>
          </table:table-cell>
          <table:table-cell table:formula="of:=[.A243]*[.B243]" office:value-type="float" office:value="205006.464">
            <text:p>205006,464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formula="of:=[$'2016'.$F$2]" office:value-type="float" office:value="843.648">
            <text:p>843,648</text:p>
          </table:table-cell>
          <table:table-cell table:formula="of:=[.A244]*[.B244]" office:value-type="float" office:value="205850.112">
            <text:p>205850,112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formula="of:=[$'2016'.$F$2]" office:value-type="float" office:value="843.648">
            <text:p>843,648</text:p>
          </table:table-cell>
          <table:table-cell table:formula="of:=[.A245]*[.B245]" office:value-type="float" office:value="206693.76">
            <text:p>206693,76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formula="of:=[$'2016'.$F$2]" office:value-type="float" office:value="843.648">
            <text:p>843,648</text:p>
          </table:table-cell>
          <table:table-cell table:formula="of:=[.A246]*[.B246]" office:value-type="float" office:value="207537.408">
            <text:p>207537,408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formula="of:=[$'2016'.$F$2]" office:value-type="float" office:value="843.648">
            <text:p>843,648</text:p>
          </table:table-cell>
          <table:table-cell table:formula="of:=[.A247]*[.B247]" office:value-type="float" office:value="208381.056">
            <text:p>208381,056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formula="of:=[$'2016'.$F$2]" office:value-type="float" office:value="843.648">
            <text:p>843,648</text:p>
          </table:table-cell>
          <table:table-cell table:formula="of:=[.A248]*[.B248]" office:value-type="float" office:value="209224.704">
            <text:p>209224,704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formula="of:=[$'2016'.$F$2]" office:value-type="float" office:value="843.648">
            <text:p>843,648</text:p>
          </table:table-cell>
          <table:table-cell table:formula="of:=[.A249]*[.B249]" office:value-type="float" office:value="210068.352">
            <text:p>210068,352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formula="of:=[$'2016'.$F$2]" office:value-type="float" office:value="843.648">
            <text:p>843,648</text:p>
          </table:table-cell>
          <table:table-cell table:formula="of:=[.A250]*[.B250]" office:value-type="float" office:value="210912">
            <text:p>210912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formula="of:=[$'2016'.$F$2]" office:value-type="float" office:value="843.648">
            <text:p>843,648</text:p>
          </table:table-cell>
          <table:table-cell table:formula="of:=[.A251]*[.B251]" office:value-type="float" office:value="211755.648">
            <text:p>211755,648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formula="of:=[$'2016'.$F$2]" office:value-type="float" office:value="843.648">
            <text:p>843,648</text:p>
          </table:table-cell>
          <table:table-cell table:formula="of:=[.A252]*[.B252]" office:value-type="float" office:value="212599.296">
            <text:p>212599,296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formula="of:=[$'2016'.$F$2]" office:value-type="float" office:value="843.648">
            <text:p>843,648</text:p>
          </table:table-cell>
          <table:table-cell table:formula="of:=[.A253]*[.B253]" office:value-type="float" office:value="213442.944">
            <text:p>213442,944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formula="of:=[$'2016'.$F$2]" office:value-type="float" office:value="843.648">
            <text:p>843,648</text:p>
          </table:table-cell>
          <table:table-cell table:formula="of:=[.A254]*[.B254]" office:value-type="float" office:value="214286.592">
            <text:p>214286,592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formula="of:=[$'2016'.$F$2]" office:value-type="float" office:value="843.648">
            <text:p>843,648</text:p>
          </table:table-cell>
          <table:table-cell table:formula="of:=[.A255]*[.B255]" office:value-type="float" office:value="215130.24">
            <text:p>215130,24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formula="of:=[$'2016'.$F$2]" office:value-type="float" office:value="843.648">
            <text:p>843,648</text:p>
          </table:table-cell>
          <table:table-cell table:formula="of:=[.A256]*[.B256]" office:value-type="float" office:value="215973.888">
            <text:p>215973,888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formula="of:=[$'2016'.$F$2]" office:value-type="float" office:value="843.648">
            <text:p>843,648</text:p>
          </table:table-cell>
          <table:table-cell table:formula="of:=[.A257]*[.B257]" office:value-type="float" office:value="216817.536">
            <text:p>216817,536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formula="of:=[$'2016'.$F$2]" office:value-type="float" office:value="843.648">
            <text:p>843,648</text:p>
          </table:table-cell>
          <table:table-cell table:formula="of:=[.A258]*[.B258]" office:value-type="float" office:value="217661.184">
            <text:p>217661,184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formula="of:=[$'2016'.$F$2]" office:value-type="float" office:value="843.648">
            <text:p>843,648</text:p>
          </table:table-cell>
          <table:table-cell table:formula="of:=[.A259]*[.B259]" office:value-type="float" office:value="218504.832">
            <text:p>218504,832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formula="of:=[$'2016'.$F$2]" office:value-type="float" office:value="843.648">
            <text:p>843,648</text:p>
          </table:table-cell>
          <table:table-cell table:formula="of:=[.A260]*[.B260]" office:value-type="float" office:value="219348.48">
            <text:p>219348,48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formula="of:=[$'2016'.$F$2]" office:value-type="float" office:value="843.648">
            <text:p>843,648</text:p>
          </table:table-cell>
          <table:table-cell table:formula="of:=[.A261]*[.B261]" office:value-type="float" office:value="220192.128">
            <text:p>220192,128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formula="of:=[$'2016'.$F$2]" office:value-type="float" office:value="843.648">
            <text:p>843,648</text:p>
          </table:table-cell>
          <table:table-cell table:formula="of:=[.A262]*[.B262]" office:value-type="float" office:value="221035.776">
            <text:p>221035,776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formula="of:=[$'2016'.$F$2]" office:value-type="float" office:value="843.648">
            <text:p>843,648</text:p>
          </table:table-cell>
          <table:table-cell table:formula="of:=[.A263]*[.B263]" office:value-type="float" office:value="221879.424">
            <text:p>221879,424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formula="of:=[$'2016'.$F$2]" office:value-type="float" office:value="843.648">
            <text:p>843,648</text:p>
          </table:table-cell>
          <table:table-cell table:formula="of:=[.A264]*[.B264]" office:value-type="float" office:value="222723.072">
            <text:p>222723,072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formula="of:=[$'2016'.$F$2]" office:value-type="float" office:value="843.648">
            <text:p>843,648</text:p>
          </table:table-cell>
          <table:table-cell table:formula="of:=[.A265]*[.B265]" office:value-type="float" office:value="223566.72">
            <text:p>223566,72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formula="of:=[$'2016'.$F$2]" office:value-type="float" office:value="843.648">
            <text:p>843,648</text:p>
          </table:table-cell>
          <table:table-cell table:formula="of:=[.A266]*[.B266]" office:value-type="float" office:value="224410.368">
            <text:p>224410,368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formula="of:=[$'2016'.$F$2]" office:value-type="float" office:value="843.648">
            <text:p>843,648</text:p>
          </table:table-cell>
          <table:table-cell table:formula="of:=[.A267]*[.B267]" office:value-type="float" office:value="225254.016">
            <text:p>225254,016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formula="of:=[$'2016'.$F$2]" office:value-type="float" office:value="843.648">
            <text:p>843,648</text:p>
          </table:table-cell>
          <table:table-cell table:formula="of:=[.A268]*[.B268]" office:value-type="float" office:value="226097.664">
            <text:p>226097,664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formula="of:=[$'2016'.$F$2]" office:value-type="float" office:value="843.648">
            <text:p>843,648</text:p>
          </table:table-cell>
          <table:table-cell table:formula="of:=[.A269]*[.B269]" office:value-type="float" office:value="226941.312">
            <text:p>226941,312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formula="of:=[$'2016'.$F$2]" office:value-type="float" office:value="843.648">
            <text:p>843,648</text:p>
          </table:table-cell>
          <table:table-cell table:formula="of:=[.A270]*[.B270]" office:value-type="float" office:value="227784.96">
            <text:p>227784,96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formula="of:=[$'2016'.$F$2]" office:value-type="float" office:value="843.648">
            <text:p>843,648</text:p>
          </table:table-cell>
          <table:table-cell table:formula="of:=[.A271]*[.B271]" office:value-type="float" office:value="228628.608">
            <text:p>228628,608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formula="of:=[$'2016'.$F$2]" office:value-type="float" office:value="843.648">
            <text:p>843,648</text:p>
          </table:table-cell>
          <table:table-cell table:formula="of:=[.A272]*[.B272]" office:value-type="float" office:value="229472.256">
            <text:p>229472,256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formula="of:=[$'2016'.$F$2]" office:value-type="float" office:value="843.648">
            <text:p>843,648</text:p>
          </table:table-cell>
          <table:table-cell table:formula="of:=[.A273]*[.B273]" office:value-type="float" office:value="230315.904">
            <text:p>230315,904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formula="of:=[$'2016'.$F$2]" office:value-type="float" office:value="843.648">
            <text:p>843,648</text:p>
          </table:table-cell>
          <table:table-cell table:formula="of:=[.A274]*[.B274]" office:value-type="float" office:value="231159.552">
            <text:p>231159,552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formula="of:=[$'2016'.$F$2]" office:value-type="float" office:value="843.648">
            <text:p>843,648</text:p>
          </table:table-cell>
          <table:table-cell table:formula="of:=[.A275]*[.B275]" office:value-type="float" office:value="232003.2">
            <text:p>232003,2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formula="of:=[$'2016'.$F$2]" office:value-type="float" office:value="843.648">
            <text:p>843,648</text:p>
          </table:table-cell>
          <table:table-cell table:formula="of:=[.A276]*[.B276]" office:value-type="float" office:value="232846.848">
            <text:p>232846,848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formula="of:=[$'2016'.$F$2]" office:value-type="float" office:value="843.648">
            <text:p>843,648</text:p>
          </table:table-cell>
          <table:table-cell table:formula="of:=[.A277]*[.B277]" office:value-type="float" office:value="233690.496">
            <text:p>233690,496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formula="of:=[$'2016'.$F$2]" office:value-type="float" office:value="843.648">
            <text:p>843,648</text:p>
          </table:table-cell>
          <table:table-cell table:formula="of:=[.A278]*[.B278]" office:value-type="float" office:value="234534.144">
            <text:p>234534,144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formula="of:=[$'2016'.$F$2]" office:value-type="float" office:value="843.648">
            <text:p>843,648</text:p>
          </table:table-cell>
          <table:table-cell table:formula="of:=[.A279]*[.B279]" office:value-type="float" office:value="235377.792">
            <text:p>235377,792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formula="of:=[$'2016'.$F$2]" office:value-type="float" office:value="843.648">
            <text:p>843,648</text:p>
          </table:table-cell>
          <table:table-cell table:formula="of:=[.A280]*[.B280]" office:value-type="float" office:value="236221.44">
            <text:p>236221,44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formula="of:=[$'2016'.$F$2]" office:value-type="float" office:value="843.648">
            <text:p>843,648</text:p>
          </table:table-cell>
          <table:table-cell table:formula="of:=[.A281]*[.B281]" office:value-type="float" office:value="237065.088">
            <text:p>237065,088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formula="of:=[$'2016'.$F$2]" office:value-type="float" office:value="843.648">
            <text:p>843,648</text:p>
          </table:table-cell>
          <table:table-cell table:formula="of:=[.A282]*[.B282]" office:value-type="float" office:value="237908.736">
            <text:p>237908,736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formula="of:=[$'2016'.$F$2]" office:value-type="float" office:value="843.648">
            <text:p>843,648</text:p>
          </table:table-cell>
          <table:table-cell table:formula="of:=[.A283]*[.B283]" office:value-type="float" office:value="238752.384">
            <text:p>238752,384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formula="of:=[$'2016'.$F$2]" office:value-type="float" office:value="843.648">
            <text:p>843,648</text:p>
          </table:table-cell>
          <table:table-cell table:formula="of:=[.A284]*[.B284]" office:value-type="float" office:value="239596.032">
            <text:p>239596,032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formula="of:=[$'2016'.$F$2]" office:value-type="float" office:value="843.648">
            <text:p>843,648</text:p>
          </table:table-cell>
          <table:table-cell table:formula="of:=[.A285]*[.B285]" office:value-type="float" office:value="240439.68">
            <text:p>240439,68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formula="of:=[$'2016'.$F$2]" office:value-type="float" office:value="843.648">
            <text:p>843,648</text:p>
          </table:table-cell>
          <table:table-cell table:formula="of:=[.A286]*[.B286]" office:value-type="float" office:value="241283.328">
            <text:p>241283,328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formula="of:=[$'2016'.$F$2]" office:value-type="float" office:value="843.648">
            <text:p>843,648</text:p>
          </table:table-cell>
          <table:table-cell table:formula="of:=[.A287]*[.B287]" office:value-type="float" office:value="242126.976">
            <text:p>242126,976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formula="of:=[$'2016'.$F$2]" office:value-type="float" office:value="843.648">
            <text:p>843,648</text:p>
          </table:table-cell>
          <table:table-cell table:formula="of:=[.A288]*[.B288]" office:value-type="float" office:value="242970.624">
            <text:p>242970,624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formula="of:=[$'2016'.$F$2]" office:value-type="float" office:value="843.648">
            <text:p>843,648</text:p>
          </table:table-cell>
          <table:table-cell table:formula="of:=[.A289]*[.B289]" office:value-type="float" office:value="243814.272">
            <text:p>243814,272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formula="of:=[$'2016'.$F$2]" office:value-type="float" office:value="843.648">
            <text:p>843,648</text:p>
          </table:table-cell>
          <table:table-cell table:formula="of:=[.A290]*[.B290]" office:value-type="float" office:value="244657.92">
            <text:p>244657,92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formula="of:=[$'2016'.$F$2]" office:value-type="float" office:value="843.648">
            <text:p>843,648</text:p>
          </table:table-cell>
          <table:table-cell table:formula="of:=[.A291]*[.B291]" office:value-type="float" office:value="245501.568">
            <text:p>245501,568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formula="of:=[$'2016'.$F$2]" office:value-type="float" office:value="843.648">
            <text:p>843,648</text:p>
          </table:table-cell>
          <table:table-cell table:formula="of:=[.A292]*[.B292]" office:value-type="float" office:value="246345.216">
            <text:p>246345,216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formula="of:=[$'2016'.$F$2]" office:value-type="float" office:value="843.648">
            <text:p>843,648</text:p>
          </table:table-cell>
          <table:table-cell table:formula="of:=[.A293]*[.B293]" office:value-type="float" office:value="247188.864">
            <text:p>247188,864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formula="of:=[$'2016'.$F$2]" office:value-type="float" office:value="843.648">
            <text:p>843,648</text:p>
          </table:table-cell>
          <table:table-cell table:formula="of:=[.A294]*[.B294]" office:value-type="float" office:value="248032.512">
            <text:p>248032,512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formula="of:=[$'2016'.$F$2]" office:value-type="float" office:value="843.648">
            <text:p>843,648</text:p>
          </table:table-cell>
          <table:table-cell table:formula="of:=[.A295]*[.B295]" office:value-type="float" office:value="248876.16">
            <text:p>248876,16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formula="of:=[$'2016'.$F$2]" office:value-type="float" office:value="843.648">
            <text:p>843,648</text:p>
          </table:table-cell>
          <table:table-cell table:formula="of:=[.A296]*[.B296]" office:value-type="float" office:value="249719.808">
            <text:p>249719,808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formula="of:=[$'2016'.$F$2]" office:value-type="float" office:value="843.648">
            <text:p>843,648</text:p>
          </table:table-cell>
          <table:table-cell table:formula="of:=[.A297]*[.B297]" office:value-type="float" office:value="250563.456">
            <text:p>250563,456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formula="of:=[$'2016'.$F$2]" office:value-type="float" office:value="843.648">
            <text:p>843,648</text:p>
          </table:table-cell>
          <table:table-cell table:formula="of:=[.A298]*[.B298]" office:value-type="float" office:value="251407.104">
            <text:p>251407,104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formula="of:=[$'2016'.$F$2]" office:value-type="float" office:value="843.648">
            <text:p>843,648</text:p>
          </table:table-cell>
          <table:table-cell table:formula="of:=[.A299]*[.B299]" office:value-type="float" office:value="252250.752">
            <text:p>252250,752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formula="of:=[$'2016'.$F$2]" office:value-type="float" office:value="843.648">
            <text:p>843,648</text:p>
          </table:table-cell>
          <table:table-cell table:formula="of:=[.A300]*[.B300]" office:value-type="float" office:value="253094.4">
            <text:p>253094,4</text:p>
          </table:table-cell>
          <table:table-cell table:number-columns-repeated="3"/>
        </table:table-row>
        <table:table-row table:style-name="ro2">
          <table:table-cell office:value-type="float" office:value="301">
            <text:p>301</text:p>
          </table:table-cell>
          <table:table-cell table:formula="of:=[$'2016'.$F$2]" office:value-type="float" office:value="843.648">
            <text:p>843,648</text:p>
          </table:table-cell>
          <table:table-cell table:formula="of:=[.A301]*[.B301]" office:value-type="float" office:value="253938.048">
            <text:p>253938,048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table:formula="of:=[$'2016'.$F$2]" office:value-type="float" office:value="843.648">
            <text:p>843,648</text:p>
          </table:table-cell>
          <table:table-cell table:formula="of:=[.A302]*[.B302]" office:value-type="float" office:value="254781.696">
            <text:p>254781,696</text:p>
          </table:table-cell>
          <table:table-cell table:number-columns-repeated="3"/>
        </table:table-row>
        <table:table-row table:style-name="ro2">
          <table:table-cell office:value-type="float" office:value="303">
            <text:p>303</text:p>
          </table:table-cell>
          <table:table-cell table:formula="of:=[$'2016'.$F$2]" office:value-type="float" office:value="843.648">
            <text:p>843,648</text:p>
          </table:table-cell>
          <table:table-cell table:formula="of:=[.A303]*[.B303]" office:value-type="float" office:value="255625.344">
            <text:p>255625,344</text:p>
          </table:table-cell>
          <table:table-cell table:number-columns-repeated="3"/>
        </table:table-row>
        <table:table-row table:style-name="ro2">
          <table:table-cell office:value-type="float" office:value="304">
            <text:p>304</text:p>
          </table:table-cell>
          <table:table-cell table:formula="of:=[$'2016'.$F$2]" office:value-type="float" office:value="843.648">
            <text:p>843,648</text:p>
          </table:table-cell>
          <table:table-cell table:formula="of:=[.A304]*[.B304]" office:value-type="float" office:value="256468.992">
            <text:p>256468,992</text:p>
          </table:table-cell>
          <table:table-cell table:number-columns-repeated="3"/>
        </table:table-row>
        <table:table-row table:style-name="ro2">
          <table:table-cell office:value-type="float" office:value="305">
            <text:p>305</text:p>
          </table:table-cell>
          <table:table-cell table:formula="of:=[$'2016'.$F$2]" office:value-type="float" office:value="843.648">
            <text:p>843,648</text:p>
          </table:table-cell>
          <table:table-cell table:formula="of:=[.A305]*[.B305]" office:value-type="float" office:value="257312.64">
            <text:p>257312,64</text:p>
          </table:table-cell>
          <table:table-cell table:number-columns-repeated="3"/>
        </table:table-row>
        <table:table-row table:style-name="ro2">
          <table:table-cell office:value-type="float" office:value="306">
            <text:p>306</text:p>
          </table:table-cell>
          <table:table-cell table:formula="of:=[$'2016'.$F$2]" office:value-type="float" office:value="843.648">
            <text:p>843,648</text:p>
          </table:table-cell>
          <table:table-cell table:formula="of:=[.A306]*[.B306]" office:value-type="float" office:value="258156.288">
            <text:p>258156,288</text:p>
          </table:table-cell>
          <table:table-cell table:number-columns-repeated="3"/>
        </table:table-row>
        <table:table-row table:style-name="ro2">
          <table:table-cell office:value-type="float" office:value="307">
            <text:p>307</text:p>
          </table:table-cell>
          <table:table-cell table:formula="of:=[$'2016'.$F$2]" office:value-type="float" office:value="843.648">
            <text:p>843,648</text:p>
          </table:table-cell>
          <table:table-cell table:formula="of:=[.A307]*[.B307]" office:value-type="float" office:value="258999.936">
            <text:p>258999,936</text:p>
          </table:table-cell>
          <table:table-cell table:number-columns-repeated="3"/>
        </table:table-row>
        <table:table-row table:style-name="ro2">
          <table:table-cell office:value-type="float" office:value="308">
            <text:p>308</text:p>
          </table:table-cell>
          <table:table-cell table:formula="of:=[$'2016'.$F$2]" office:value-type="float" office:value="843.648">
            <text:p>843,648</text:p>
          </table:table-cell>
          <table:table-cell table:formula="of:=[.A308]*[.B308]" office:value-type="float" office:value="259843.584">
            <text:p>259843,584</text:p>
          </table:table-cell>
          <table:table-cell table:number-columns-repeated="3"/>
        </table:table-row>
        <table:table-row table:style-name="ro2">
          <table:table-cell office:value-type="float" office:value="309">
            <text:p>309</text:p>
          </table:table-cell>
          <table:table-cell table:formula="of:=[$'2016'.$F$2]" office:value-type="float" office:value="843.648">
            <text:p>843,648</text:p>
          </table:table-cell>
          <table:table-cell table:formula="of:=[.A309]*[.B309]" office:value-type="float" office:value="260687.232">
            <text:p>260687,232</text:p>
          </table:table-cell>
          <table:table-cell table:number-columns-repeated="3"/>
        </table:table-row>
        <table:table-row table:style-name="ro2">
          <table:table-cell office:value-type="float" office:value="310">
            <text:p>310</text:p>
          </table:table-cell>
          <table:table-cell table:formula="of:=[$'2016'.$F$2]" office:value-type="float" office:value="843.648">
            <text:p>843,648</text:p>
          </table:table-cell>
          <table:table-cell table:formula="of:=[.A310]*[.B310]" office:value-type="float" office:value="261530.88">
            <text:p>261530,88</text:p>
          </table:table-cell>
          <table:table-cell table:number-columns-repeated="3"/>
        </table:table-row>
        <table:table-row table:style-name="ro2">
          <table:table-cell office:value-type="float" office:value="311">
            <text:p>311</text:p>
          </table:table-cell>
          <table:table-cell table:formula="of:=[$'2016'.$F$2]" office:value-type="float" office:value="843.648">
            <text:p>843,648</text:p>
          </table:table-cell>
          <table:table-cell table:formula="of:=[.A311]*[.B311]" office:value-type="float" office:value="262374.528">
            <text:p>262374,528</text:p>
          </table:table-cell>
          <table:table-cell table:number-columns-repeated="3"/>
        </table:table-row>
        <table:table-row table:style-name="ro2">
          <table:table-cell office:value-type="float" office:value="312">
            <text:p>312</text:p>
          </table:table-cell>
          <table:table-cell table:formula="of:=[$'2016'.$F$2]" office:value-type="float" office:value="843.648">
            <text:p>843,648</text:p>
          </table:table-cell>
          <table:table-cell table:formula="of:=[.A312]*[.B312]" office:value-type="float" office:value="263218.176">
            <text:p>263218,176</text:p>
          </table:table-cell>
          <table:table-cell table:number-columns-repeated="3"/>
        </table:table-row>
        <table:table-row table:style-name="ro2">
          <table:table-cell office:value-type="float" office:value="313">
            <text:p>313</text:p>
          </table:table-cell>
          <table:table-cell table:formula="of:=[$'2016'.$F$2]" office:value-type="float" office:value="843.648">
            <text:p>843,648</text:p>
          </table:table-cell>
          <table:table-cell table:formula="of:=[.A313]*[.B313]" office:value-type="float" office:value="264061.824">
            <text:p>264061,824</text:p>
          </table:table-cell>
          <table:table-cell table:number-columns-repeated="3"/>
        </table:table-row>
        <table:table-row table:style-name="ro2">
          <table:table-cell office:value-type="float" office:value="314">
            <text:p>314</text:p>
          </table:table-cell>
          <table:table-cell table:formula="of:=[$'2016'.$F$2]" office:value-type="float" office:value="843.648">
            <text:p>843,648</text:p>
          </table:table-cell>
          <table:table-cell table:formula="of:=[.A314]*[.B314]" office:value-type="float" office:value="264905.472">
            <text:p>264905,472</text:p>
          </table:table-cell>
          <table:table-cell table:number-columns-repeated="3"/>
        </table:table-row>
        <table:table-row table:style-name="ro2">
          <table:table-cell office:value-type="float" office:value="315">
            <text:p>315</text:p>
          </table:table-cell>
          <table:table-cell table:formula="of:=[$'2016'.$F$2]" office:value-type="float" office:value="843.648">
            <text:p>843,648</text:p>
          </table:table-cell>
          <table:table-cell table:formula="of:=[.A315]*[.B315]" office:value-type="float" office:value="265749.12">
            <text:p>265749,12</text:p>
          </table:table-cell>
          <table:table-cell table:number-columns-repeated="3"/>
        </table:table-row>
        <table:table-row table:style-name="ro2">
          <table:table-cell office:value-type="float" office:value="316">
            <text:p>316</text:p>
          </table:table-cell>
          <table:table-cell table:formula="of:=[$'2016'.$F$2]" office:value-type="float" office:value="843.648">
            <text:p>843,648</text:p>
          </table:table-cell>
          <table:table-cell table:formula="of:=[.A316]*[.B316]" office:value-type="float" office:value="266592.768">
            <text:p>266592,768</text:p>
          </table:table-cell>
          <table:table-cell table:number-columns-repeated="3"/>
        </table:table-row>
        <table:table-row table:style-name="ro2">
          <table:table-cell office:value-type="float" office:value="317">
            <text:p>317</text:p>
          </table:table-cell>
          <table:table-cell table:formula="of:=[$'2016'.$F$2]" office:value-type="float" office:value="843.648">
            <text:p>843,648</text:p>
          </table:table-cell>
          <table:table-cell table:formula="of:=[.A317]*[.B317]" office:value-type="float" office:value="267436.416">
            <text:p>267436,416</text:p>
          </table:table-cell>
          <table:table-cell table:number-columns-repeated="3"/>
        </table:table-row>
        <table:table-row table:style-name="ro2">
          <table:table-cell office:value-type="float" office:value="318">
            <text:p>318</text:p>
          </table:table-cell>
          <table:table-cell table:formula="of:=[$'2016'.$F$2]" office:value-type="float" office:value="843.648">
            <text:p>843,648</text:p>
          </table:table-cell>
          <table:table-cell table:formula="of:=[.A318]*[.B318]" office:value-type="float" office:value="268280.064">
            <text:p>268280,064</text:p>
          </table:table-cell>
          <table:table-cell table:number-columns-repeated="3"/>
        </table:table-row>
        <table:table-row table:style-name="ro2">
          <table:table-cell office:value-type="float" office:value="319">
            <text:p>319</text:p>
          </table:table-cell>
          <table:table-cell table:formula="of:=[$'2016'.$F$2]" office:value-type="float" office:value="843.648">
            <text:p>843,648</text:p>
          </table:table-cell>
          <table:table-cell table:formula="of:=[.A319]*[.B319]" office:value-type="float" office:value="269123.712">
            <text:p>269123,712</text:p>
          </table:table-cell>
          <table:table-cell table:number-columns-repeated="3"/>
        </table:table-row>
        <table:table-row table:style-name="ro2">
          <table:table-cell office:value-type="float" office:value="320">
            <text:p>320</text:p>
          </table:table-cell>
          <table:table-cell table:formula="of:=[$'2016'.$F$2]" office:value-type="float" office:value="843.648">
            <text:p>843,648</text:p>
          </table:table-cell>
          <table:table-cell table:formula="of:=[.A320]*[.B320]" office:value-type="float" office:value="269967.36">
            <text:p>269967,36</text:p>
          </table:table-cell>
          <table:table-cell table:number-columns-repeated="3"/>
        </table:table-row>
        <table:table-row table:style-name="ro2">
          <table:table-cell office:value-type="float" office:value="321">
            <text:p>321</text:p>
          </table:table-cell>
          <table:table-cell table:formula="of:=[$'2016'.$F$2]" office:value-type="float" office:value="843.648">
            <text:p>843,648</text:p>
          </table:table-cell>
          <table:table-cell table:formula="of:=[.A321]*[.B321]" office:value-type="float" office:value="270811.008">
            <text:p>270811,008</text:p>
          </table:table-cell>
          <table:table-cell table:number-columns-repeated="3"/>
        </table:table-row>
        <table:table-row table:style-name="ro2">
          <table:table-cell office:value-type="float" office:value="322">
            <text:p>322</text:p>
          </table:table-cell>
          <table:table-cell table:formula="of:=[$'2016'.$F$2]" office:value-type="float" office:value="843.648">
            <text:p>843,648</text:p>
          </table:table-cell>
          <table:table-cell table:formula="of:=[.A322]*[.B322]" office:value-type="float" office:value="271654.656">
            <text:p>271654,656</text:p>
          </table:table-cell>
          <table:table-cell table:number-columns-repeated="3"/>
        </table:table-row>
        <table:table-row table:style-name="ro2">
          <table:table-cell office:value-type="float" office:value="323">
            <text:p>323</text:p>
          </table:table-cell>
          <table:table-cell table:formula="of:=[$'2016'.$F$2]" office:value-type="float" office:value="843.648">
            <text:p>843,648</text:p>
          </table:table-cell>
          <table:table-cell table:formula="of:=[.A323]*[.B323]" office:value-type="float" office:value="272498.304">
            <text:p>272498,304</text:p>
          </table:table-cell>
          <table:table-cell table:number-columns-repeated="3"/>
        </table:table-row>
        <table:table-row table:style-name="ro2">
          <table:table-cell office:value-type="float" office:value="324">
            <text:p>324</text:p>
          </table:table-cell>
          <table:table-cell table:formula="of:=[$'2016'.$F$2]" office:value-type="float" office:value="843.648">
            <text:p>843,648</text:p>
          </table:table-cell>
          <table:table-cell table:formula="of:=[.A324]*[.B324]" office:value-type="float" office:value="273341.952">
            <text:p>273341,952</text:p>
          </table:table-cell>
          <table:table-cell table:number-columns-repeated="3"/>
        </table:table-row>
        <table:table-row table:style-name="ro2">
          <table:table-cell office:value-type="float" office:value="325">
            <text:p>325</text:p>
          </table:table-cell>
          <table:table-cell table:formula="of:=[$'2016'.$F$2]" office:value-type="float" office:value="843.648">
            <text:p>843,648</text:p>
          </table:table-cell>
          <table:table-cell table:formula="of:=[.A325]*[.B325]" office:value-type="float" office:value="274185.6">
            <text:p>274185,6</text:p>
          </table:table-cell>
          <table:table-cell table:number-columns-repeated="3"/>
        </table:table-row>
        <table:table-row table:style-name="ro2">
          <table:table-cell office:value-type="float" office:value="326">
            <text:p>326</text:p>
          </table:table-cell>
          <table:table-cell table:formula="of:=[$'2016'.$F$2]" office:value-type="float" office:value="843.648">
            <text:p>843,648</text:p>
          </table:table-cell>
          <table:table-cell table:formula="of:=[.A326]*[.B326]" office:value-type="float" office:value="275029.248">
            <text:p>275029,248</text:p>
          </table:table-cell>
          <table:table-cell table:number-columns-repeated="3"/>
        </table:table-row>
        <table:table-row table:style-name="ro2">
          <table:table-cell office:value-type="float" office:value="327">
            <text:p>327</text:p>
          </table:table-cell>
          <table:table-cell table:formula="of:=[$'2016'.$F$2]" office:value-type="float" office:value="843.648">
            <text:p>843,648</text:p>
          </table:table-cell>
          <table:table-cell table:formula="of:=[.A327]*[.B327]" office:value-type="float" office:value="275872.896">
            <text:p>275872,896</text:p>
          </table:table-cell>
          <table:table-cell table:number-columns-repeated="3"/>
        </table:table-row>
        <table:table-row table:style-name="ro2">
          <table:table-cell office:value-type="float" office:value="328">
            <text:p>328</text:p>
          </table:table-cell>
          <table:table-cell table:formula="of:=[$'2016'.$F$2]" office:value-type="float" office:value="843.648">
            <text:p>843,648</text:p>
          </table:table-cell>
          <table:table-cell table:formula="of:=[.A328]*[.B328]" office:value-type="float" office:value="276716.544">
            <text:p>276716,544</text:p>
          </table:table-cell>
          <table:table-cell table:number-columns-repeated="3"/>
        </table:table-row>
        <table:table-row table:style-name="ro2">
          <table:table-cell office:value-type="float" office:value="329">
            <text:p>329</text:p>
          </table:table-cell>
          <table:table-cell table:formula="of:=[$'2016'.$F$2]" office:value-type="float" office:value="843.648">
            <text:p>843,648</text:p>
          </table:table-cell>
          <table:table-cell table:formula="of:=[.A329]*[.B329]" office:value-type="float" office:value="277560.192">
            <text:p>277560,192</text:p>
          </table:table-cell>
          <table:table-cell table:number-columns-repeated="3"/>
        </table:table-row>
        <table:table-row table:style-name="ro2">
          <table:table-cell office:value-type="float" office:value="330">
            <text:p>330</text:p>
          </table:table-cell>
          <table:table-cell table:formula="of:=[$'2016'.$F$2]" office:value-type="float" office:value="843.648">
            <text:p>843,648</text:p>
          </table:table-cell>
          <table:table-cell table:formula="of:=[.A330]*[.B330]" office:value-type="float" office:value="278403.84">
            <text:p>278403,84</text:p>
          </table:table-cell>
          <table:table-cell table:number-columns-repeated="3"/>
        </table:table-row>
        <table:table-row table:style-name="ro2">
          <table:table-cell office:value-type="float" office:value="331">
            <text:p>331</text:p>
          </table:table-cell>
          <table:table-cell table:formula="of:=[$'2016'.$F$2]" office:value-type="float" office:value="843.648">
            <text:p>843,648</text:p>
          </table:table-cell>
          <table:table-cell table:formula="of:=[.A331]*[.B331]" office:value-type="float" office:value="279247.488">
            <text:p>279247,488</text:p>
          </table:table-cell>
          <table:table-cell table:number-columns-repeated="3"/>
        </table:table-row>
        <table:table-row table:style-name="ro2">
          <table:table-cell office:value-type="float" office:value="332">
            <text:p>332</text:p>
          </table:table-cell>
          <table:table-cell table:formula="of:=[$'2016'.$F$2]" office:value-type="float" office:value="843.648">
            <text:p>843,648</text:p>
          </table:table-cell>
          <table:table-cell table:formula="of:=[.A332]*[.B332]" office:value-type="float" office:value="280091.136">
            <text:p>280091,136</text:p>
          </table:table-cell>
          <table:table-cell table:number-columns-repeated="3"/>
        </table:table-row>
        <table:table-row table:style-name="ro2">
          <table:table-cell office:value-type="float" office:value="333">
            <text:p>333</text:p>
          </table:table-cell>
          <table:table-cell table:formula="of:=[$'2016'.$F$2]" office:value-type="float" office:value="843.648">
            <text:p>843,648</text:p>
          </table:table-cell>
          <table:table-cell table:formula="of:=[.A333]*[.B333]" office:value-type="float" office:value="280934.784">
            <text:p>280934,784</text:p>
          </table:table-cell>
          <table:table-cell table:number-columns-repeated="3"/>
        </table:table-row>
        <table:table-row table:style-name="ro2">
          <table:table-cell office:value-type="float" office:value="334">
            <text:p>334</text:p>
          </table:table-cell>
          <table:table-cell table:formula="of:=[$'2016'.$F$2]" office:value-type="float" office:value="843.648">
            <text:p>843,648</text:p>
          </table:table-cell>
          <table:table-cell table:formula="of:=[.A334]*[.B334]" office:value-type="float" office:value="281778.432">
            <text:p>281778,432</text:p>
          </table:table-cell>
          <table:table-cell table:number-columns-repeated="3"/>
        </table:table-row>
        <table:table-row table:style-name="ro2">
          <table:table-cell office:value-type="float" office:value="335">
            <text:p>335</text:p>
          </table:table-cell>
          <table:table-cell table:formula="of:=[$'2016'.$F$2]" office:value-type="float" office:value="843.648">
            <text:p>843,648</text:p>
          </table:table-cell>
          <table:table-cell table:formula="of:=[.A335]*[.B335]" office:value-type="float" office:value="282622.08">
            <text:p>282622,08</text:p>
          </table:table-cell>
          <table:table-cell table:number-columns-repeated="3"/>
        </table:table-row>
        <table:table-row table:style-name="ro2">
          <table:table-cell office:value-type="float" office:value="336">
            <text:p>336</text:p>
          </table:table-cell>
          <table:table-cell table:formula="of:=[$'2016'.$F$2]" office:value-type="float" office:value="843.648">
            <text:p>843,648</text:p>
          </table:table-cell>
          <table:table-cell table:formula="of:=[.A336]*[.B336]" office:value-type="float" office:value="283465.728">
            <text:p>283465,728</text:p>
          </table:table-cell>
          <table:table-cell table:number-columns-repeated="3"/>
        </table:table-row>
        <table:table-row table:style-name="ro2">
          <table:table-cell office:value-type="float" office:value="337">
            <text:p>337</text:p>
          </table:table-cell>
          <table:table-cell table:formula="of:=[$'2016'.$F$2]" office:value-type="float" office:value="843.648">
            <text:p>843,648</text:p>
          </table:table-cell>
          <table:table-cell table:formula="of:=[.A337]*[.B337]" office:value-type="float" office:value="284309.376">
            <text:p>284309,376</text:p>
          </table:table-cell>
          <table:table-cell table:number-columns-repeated="3"/>
        </table:table-row>
        <table:table-row table:style-name="ro2">
          <table:table-cell office:value-type="float" office:value="338">
            <text:p>338</text:p>
          </table:table-cell>
          <table:table-cell table:formula="of:=[$'2016'.$F$2]" office:value-type="float" office:value="843.648">
            <text:p>843,648</text:p>
          </table:table-cell>
          <table:table-cell table:formula="of:=[.A338]*[.B338]" office:value-type="float" office:value="285153.024">
            <text:p>285153,024</text:p>
          </table:table-cell>
          <table:table-cell table:number-columns-repeated="3"/>
        </table:table-row>
        <table:table-row table:style-name="ro2">
          <table:table-cell office:value-type="float" office:value="339">
            <text:p>339</text:p>
          </table:table-cell>
          <table:table-cell table:formula="of:=[$'2016'.$F$2]" office:value-type="float" office:value="843.648">
            <text:p>843,648</text:p>
          </table:table-cell>
          <table:table-cell table:formula="of:=[.A339]*[.B339]" office:value-type="float" office:value="285996.672">
            <text:p>285996,672</text:p>
          </table:table-cell>
          <table:table-cell table:number-columns-repeated="3"/>
        </table:table-row>
        <table:table-row table:style-name="ro2">
          <table:table-cell office:value-type="float" office:value="340">
            <text:p>340</text:p>
          </table:table-cell>
          <table:table-cell table:formula="of:=[$'2016'.$F$2]" office:value-type="float" office:value="843.648">
            <text:p>843,648</text:p>
          </table:table-cell>
          <table:table-cell table:formula="of:=[.A340]*[.B340]" office:value-type="float" office:value="286840.32">
            <text:p>286840,32</text:p>
          </table:table-cell>
          <table:table-cell table:number-columns-repeated="3"/>
        </table:table-row>
        <table:table-row table:style-name="ro2">
          <table:table-cell office:value-type="float" office:value="341">
            <text:p>341</text:p>
          </table:table-cell>
          <table:table-cell table:formula="of:=[$'2016'.$F$2]" office:value-type="float" office:value="843.648">
            <text:p>843,648</text:p>
          </table:table-cell>
          <table:table-cell table:formula="of:=[.A341]*[.B341]" office:value-type="float" office:value="287683.968">
            <text:p>287683,968</text:p>
          </table:table-cell>
          <table:table-cell table:number-columns-repeated="3"/>
        </table:table-row>
        <table:table-row table:style-name="ro2">
          <table:table-cell office:value-type="float" office:value="342">
            <text:p>342</text:p>
          </table:table-cell>
          <table:table-cell table:formula="of:=[$'2016'.$F$2]" office:value-type="float" office:value="843.648">
            <text:p>843,648</text:p>
          </table:table-cell>
          <table:table-cell table:formula="of:=[.A342]*[.B342]" office:value-type="float" office:value="288527.616">
            <text:p>288527,616</text:p>
          </table:table-cell>
          <table:table-cell table:number-columns-repeated="3"/>
        </table:table-row>
        <table:table-row table:style-name="ro2">
          <table:table-cell office:value-type="float" office:value="343">
            <text:p>343</text:p>
          </table:table-cell>
          <table:table-cell table:formula="of:=[$'2016'.$F$2]" office:value-type="float" office:value="843.648">
            <text:p>843,648</text:p>
          </table:table-cell>
          <table:table-cell table:formula="of:=[.A343]*[.B343]" office:value-type="float" office:value="289371.264">
            <text:p>289371,264</text:p>
          </table:table-cell>
          <table:table-cell table:number-columns-repeated="3"/>
        </table:table-row>
        <table:table-row table:style-name="ro2">
          <table:table-cell office:value-type="float" office:value="344">
            <text:p>344</text:p>
          </table:table-cell>
          <table:table-cell table:formula="of:=[$'2016'.$F$2]" office:value-type="float" office:value="843.648">
            <text:p>843,648</text:p>
          </table:table-cell>
          <table:table-cell table:formula="of:=[.A344]*[.B344]" office:value-type="float" office:value="290214.912">
            <text:p>290214,912</text:p>
          </table:table-cell>
          <table:table-cell table:number-columns-repeated="3"/>
        </table:table-row>
        <table:table-row table:style-name="ro2">
          <table:table-cell office:value-type="float" office:value="345">
            <text:p>345</text:p>
          </table:table-cell>
          <table:table-cell table:formula="of:=[$'2016'.$F$2]" office:value-type="float" office:value="843.648">
            <text:p>843,648</text:p>
          </table:table-cell>
          <table:table-cell table:formula="of:=[.A345]*[.B345]" office:value-type="float" office:value="291058.56">
            <text:p>291058,56</text:p>
          </table:table-cell>
          <table:table-cell table:number-columns-repeated="3"/>
        </table:table-row>
        <table:table-row table:style-name="ro2">
          <table:table-cell office:value-type="float" office:value="346">
            <text:p>346</text:p>
          </table:table-cell>
          <table:table-cell table:formula="of:=[$'2016'.$F$2]" office:value-type="float" office:value="843.648">
            <text:p>843,648</text:p>
          </table:table-cell>
          <table:table-cell table:formula="of:=[.A346]*[.B346]" office:value-type="float" office:value="291902.208">
            <text:p>291902,208</text:p>
          </table:table-cell>
          <table:table-cell table:number-columns-repeated="3"/>
        </table:table-row>
        <table:table-row table:style-name="ro2">
          <table:table-cell office:value-type="float" office:value="347">
            <text:p>347</text:p>
          </table:table-cell>
          <table:table-cell table:formula="of:=[$'2016'.$F$2]" office:value-type="float" office:value="843.648">
            <text:p>843,648</text:p>
          </table:table-cell>
          <table:table-cell table:formula="of:=[.A347]*[.B347]" office:value-type="float" office:value="292745.856">
            <text:p>292745,856</text:p>
          </table:table-cell>
          <table:table-cell table:number-columns-repeated="3"/>
        </table:table-row>
        <table:table-row table:style-name="ro2">
          <table:table-cell office:value-type="float" office:value="348">
            <text:p>348</text:p>
          </table:table-cell>
          <table:table-cell table:formula="of:=[$'2016'.$F$2]" office:value-type="float" office:value="843.648">
            <text:p>843,648</text:p>
          </table:table-cell>
          <table:table-cell table:formula="of:=[.A348]*[.B348]" office:value-type="float" office:value="293589.504">
            <text:p>293589,504</text:p>
          </table:table-cell>
          <table:table-cell table:number-columns-repeated="3"/>
        </table:table-row>
        <table:table-row table:style-name="ro2">
          <table:table-cell office:value-type="float" office:value="349">
            <text:p>349</text:p>
          </table:table-cell>
          <table:table-cell table:formula="of:=[$'2016'.$F$2]" office:value-type="float" office:value="843.648">
            <text:p>843,648</text:p>
          </table:table-cell>
          <table:table-cell table:formula="of:=[.A349]*[.B349]" office:value-type="float" office:value="294433.152">
            <text:p>294433,152</text:p>
          </table:table-cell>
          <table:table-cell table:number-columns-repeated="3"/>
        </table:table-row>
        <table:table-row table:style-name="ro2">
          <table:table-cell office:value-type="float" office:value="350">
            <text:p>350</text:p>
          </table:table-cell>
          <table:table-cell table:formula="of:=[$'2016'.$F$2]" office:value-type="float" office:value="843.648">
            <text:p>843,648</text:p>
          </table:table-cell>
          <table:table-cell table:formula="of:=[.A350]*[.B350]" office:value-type="float" office:value="295276.8">
            <text:p>295276,8</text:p>
          </table:table-cell>
          <table:table-cell table:number-columns-repeated="3"/>
        </table:table-row>
        <table:table-row table:style-name="ro2">
          <table:table-cell office:value-type="float" office:value="351">
            <text:p>351</text:p>
          </table:table-cell>
          <table:table-cell table:formula="of:=[$'2016'.$F$2]" office:value-type="float" office:value="843.648">
            <text:p>843,648</text:p>
          </table:table-cell>
          <table:table-cell table:formula="of:=[.A351]*[.B351]" office:value-type="float" office:value="296120.448">
            <text:p>296120,448</text:p>
          </table:table-cell>
          <table:table-cell table:number-columns-repeated="3"/>
        </table:table-row>
        <table:table-row table:style-name="ro2">
          <table:table-cell office:value-type="float" office:value="352">
            <text:p>352</text:p>
          </table:table-cell>
          <table:table-cell table:formula="of:=[$'2016'.$F$2]" office:value-type="float" office:value="843.648">
            <text:p>843,648</text:p>
          </table:table-cell>
          <table:table-cell table:formula="of:=[.A352]*[.B352]" office:value-type="float" office:value="296964.096">
            <text:p>296964,096</text:p>
          </table:table-cell>
          <table:table-cell table:number-columns-repeated="3"/>
        </table:table-row>
        <table:table-row table:style-name="ro2">
          <table:table-cell office:value-type="float" office:value="353">
            <text:p>353</text:p>
          </table:table-cell>
          <table:table-cell table:formula="of:=[$'2016'.$F$2]" office:value-type="float" office:value="843.648">
            <text:p>843,648</text:p>
          </table:table-cell>
          <table:table-cell table:formula="of:=[.A353]*[.B353]" office:value-type="float" office:value="297807.744">
            <text:p>297807,744</text:p>
          </table:table-cell>
          <table:table-cell table:number-columns-repeated="3"/>
        </table:table-row>
        <table:table-row table:style-name="ro2">
          <table:table-cell office:value-type="float" office:value="354">
            <text:p>354</text:p>
          </table:table-cell>
          <table:table-cell table:formula="of:=[$'2016'.$F$2]" office:value-type="float" office:value="843.648">
            <text:p>843,648</text:p>
          </table:table-cell>
          <table:table-cell table:formula="of:=[.A354]*[.B354]" office:value-type="float" office:value="298651.392">
            <text:p>298651,392</text:p>
          </table:table-cell>
          <table:table-cell table:number-columns-repeated="3"/>
        </table:table-row>
        <table:table-row table:style-name="ro2">
          <table:table-cell office:value-type="float" office:value="355">
            <text:p>355</text:p>
          </table:table-cell>
          <table:table-cell table:formula="of:=[$'2016'.$F$2]" office:value-type="float" office:value="843.648">
            <text:p>843,648</text:p>
          </table:table-cell>
          <table:table-cell table:formula="of:=[.A355]*[.B355]" office:value-type="float" office:value="299495.04">
            <text:p>299495,04</text:p>
          </table:table-cell>
          <table:table-cell table:number-columns-repeated="3"/>
        </table:table-row>
        <table:table-row table:style-name="ro2">
          <table:table-cell office:value-type="float" office:value="356">
            <text:p>356</text:p>
          </table:table-cell>
          <table:table-cell table:formula="of:=[$'2016'.$F$2]" office:value-type="float" office:value="843.648">
            <text:p>843,648</text:p>
          </table:table-cell>
          <table:table-cell table:formula="of:=[.A356]*[.B356]" office:value-type="float" office:value="300338.688">
            <text:p>300338,688</text:p>
          </table:table-cell>
          <table:table-cell table:number-columns-repeated="3"/>
        </table:table-row>
        <table:table-row table:style-name="ro2">
          <table:table-cell office:value-type="float" office:value="357">
            <text:p>357</text:p>
          </table:table-cell>
          <table:table-cell table:formula="of:=[$'2016'.$F$2]" office:value-type="float" office:value="843.648">
            <text:p>843,648</text:p>
          </table:table-cell>
          <table:table-cell table:formula="of:=[.A357]*[.B357]" office:value-type="float" office:value="301182.336">
            <text:p>301182,336</text:p>
          </table:table-cell>
          <table:table-cell table:number-columns-repeated="3"/>
        </table:table-row>
        <table:table-row table:style-name="ro2">
          <table:table-cell office:value-type="float" office:value="358">
            <text:p>358</text:p>
          </table:table-cell>
          <table:table-cell table:formula="of:=[$'2016'.$F$2]" office:value-type="float" office:value="843.648">
            <text:p>843,648</text:p>
          </table:table-cell>
          <table:table-cell table:formula="of:=[.A358]*[.B358]" office:value-type="float" office:value="302025.984">
            <text:p>302025,984</text:p>
          </table:table-cell>
          <table:table-cell table:number-columns-repeated="3"/>
        </table:table-row>
        <table:table-row table:style-name="ro2">
          <table:table-cell office:value-type="float" office:value="359">
            <text:p>359</text:p>
          </table:table-cell>
          <table:table-cell table:formula="of:=[$'2016'.$F$2]" office:value-type="float" office:value="843.648">
            <text:p>843,648</text:p>
          </table:table-cell>
          <table:table-cell table:formula="of:=[.A359]*[.B359]" office:value-type="float" office:value="302869.632">
            <text:p>302869,632</text:p>
          </table:table-cell>
          <table:table-cell table:number-columns-repeated="3"/>
        </table:table-row>
        <table:table-row table:style-name="ro2">
          <table:table-cell office:value-type="float" office:value="360">
            <text:p>360</text:p>
          </table:table-cell>
          <table:table-cell table:formula="of:=[$'2016'.$F$2]" office:value-type="float" office:value="843.648">
            <text:p>843,648</text:p>
          </table:table-cell>
          <table:table-cell table:formula="of:=[.A360]*[.B360]" office:value-type="float" office:value="303713.28">
            <text:p>303713,28</text:p>
          </table:table-cell>
          <table:table-cell table:number-columns-repeated="3"/>
        </table:table-row>
        <table:table-row table:style-name="ro2">
          <table:table-cell office:value-type="float" office:value="361">
            <text:p>361</text:p>
          </table:table-cell>
          <table:table-cell table:formula="of:=[$'2016'.$F$2]" office:value-type="float" office:value="843.648">
            <text:p>843,648</text:p>
          </table:table-cell>
          <table:table-cell table:formula="of:=[.A361]*[.B361]" office:value-type="float" office:value="304556.928">
            <text:p>304556,928</text:p>
          </table:table-cell>
          <table:table-cell table:number-columns-repeated="3"/>
        </table:table-row>
        <table:table-row table:style-name="ro2">
          <table:table-cell office:value-type="float" office:value="362">
            <text:p>362</text:p>
          </table:table-cell>
          <table:table-cell table:formula="of:=[$'2016'.$F$2]" office:value-type="float" office:value="843.648">
            <text:p>843,648</text:p>
          </table:table-cell>
          <table:table-cell table:formula="of:=[.A362]*[.B362]" office:value-type="float" office:value="305400.576">
            <text:p>305400,576</text:p>
          </table:table-cell>
          <table:table-cell table:number-columns-repeated="3"/>
        </table:table-row>
        <table:table-row table:style-name="ro2">
          <table:table-cell office:value-type="float" office:value="363">
            <text:p>363</text:p>
          </table:table-cell>
          <table:table-cell table:formula="of:=[$'2016'.$F$2]" office:value-type="float" office:value="843.648">
            <text:p>843,648</text:p>
          </table:table-cell>
          <table:table-cell table:formula="of:=[.A363]*[.B363]" office:value-type="float" office:value="306244.224">
            <text:p>306244,224</text:p>
          </table:table-cell>
          <table:table-cell table:number-columns-repeated="3"/>
        </table:table-row>
        <table:table-row table:style-name="ro2">
          <table:table-cell office:value-type="float" office:value="364">
            <text:p>364</text:p>
          </table:table-cell>
          <table:table-cell table:formula="of:=[$'2016'.$F$2]" office:value-type="float" office:value="843.648">
            <text:p>843,648</text:p>
          </table:table-cell>
          <table:table-cell table:formula="of:=[.A364]*[.B364]" office:value-type="float" office:value="307087.872">
            <text:p>307087,872</text:p>
          </table:table-cell>
          <table:table-cell table:number-columns-repeated="3"/>
        </table:table-row>
        <table:table-row table:style-name="ro2">
          <table:table-cell office:value-type="float" office:value="365">
            <text:p>365</text:p>
          </table:table-cell>
          <table:table-cell table:formula="of:=[$'2016'.$F$2]" office:value-type="float" office:value="843.648">
            <text:p>843,648</text:p>
          </table:table-cell>
          <table:table-cell table:formula="of:=[.A365]*[.B365]" office:value-type="float" office:value="307931.52">
            <text:p>307931,52</text:p>
          </table:table-cell>
          <table:table-cell table:number-columns-repeated="3"/>
        </table:table-row>
        <table:table-row table:style-name="ro2">
          <table:table-cell office:value-type="float" office:value="366">
            <text:p>366</text:p>
          </table:table-cell>
          <table:table-cell table:formula="of:=[$'2016'.$F$2]" office:value-type="float" office:value="843.648">
            <text:p>843,648</text:p>
          </table:table-cell>
          <table:table-cell table:formula="of:=[.A366]*[.B366]" office:value-type="float" office:value="308775.168">
            <text:p>308775,168</text:p>
          </table:table-cell>
          <table:table-cell table:number-columns-repeated="3"/>
        </table:table-row>
        <table:table-row table:style-name="ro2">
          <table:table-cell office:value-type="float" office:value="367">
            <text:p>367</text:p>
          </table:table-cell>
          <table:table-cell table:formula="of:=[$'2016'.$F$2]" office:value-type="float" office:value="843.648">
            <text:p>843,648</text:p>
          </table:table-cell>
          <table:table-cell table:formula="of:=[.A367]*[.B367]" office:value-type="float" office:value="309618.816">
            <text:p>309618,816</text:p>
          </table:table-cell>
          <table:table-cell table:number-columns-repeated="3"/>
        </table:table-row>
        <table:table-row table:style-name="ro2">
          <table:table-cell office:value-type="float" office:value="368">
            <text:p>368</text:p>
          </table:table-cell>
          <table:table-cell table:formula="of:=[$'2016'.$F$2]" office:value-type="float" office:value="843.648">
            <text:p>843,648</text:p>
          </table:table-cell>
          <table:table-cell table:formula="of:=[.A368]*[.B368]" office:value-type="float" office:value="310462.464">
            <text:p>310462,464</text:p>
          </table:table-cell>
          <table:table-cell table:number-columns-repeated="3"/>
        </table:table-row>
        <table:table-row table:style-name="ro2">
          <table:table-cell office:value-type="float" office:value="369">
            <text:p>369</text:p>
          </table:table-cell>
          <table:table-cell table:formula="of:=[$'2016'.$F$2]" office:value-type="float" office:value="843.648">
            <text:p>843,648</text:p>
          </table:table-cell>
          <table:table-cell table:formula="of:=[.A369]*[.B369]" office:value-type="float" office:value="311306.112">
            <text:p>311306,112</text:p>
          </table:table-cell>
          <table:table-cell table:number-columns-repeated="3"/>
        </table:table-row>
        <table:table-row table:style-name="ro2">
          <table:table-cell office:value-type="float" office:value="370">
            <text:p>370</text:p>
          </table:table-cell>
          <table:table-cell table:formula="of:=[$'2016'.$F$2]" office:value-type="float" office:value="843.648">
            <text:p>843,648</text:p>
          </table:table-cell>
          <table:table-cell table:formula="of:=[.A370]*[.B370]" office:value-type="float" office:value="312149.76">
            <text:p>312149,76</text:p>
          </table:table-cell>
          <table:table-cell table:number-columns-repeated="3"/>
        </table:table-row>
        <table:table-row table:style-name="ro2">
          <table:table-cell office:value-type="float" office:value="371">
            <text:p>371</text:p>
          </table:table-cell>
          <table:table-cell table:formula="of:=[$'2016'.$F$2]" office:value-type="float" office:value="843.648">
            <text:p>843,648</text:p>
          </table:table-cell>
          <table:table-cell table:formula="of:=[.A371]*[.B371]" office:value-type="float" office:value="312993.408">
            <text:p>312993,408</text:p>
          </table:table-cell>
          <table:table-cell table:number-columns-repeated="3"/>
        </table:table-row>
        <table:table-row table:style-name="ro2">
          <table:table-cell office:value-type="float" office:value="372">
            <text:p>372</text:p>
          </table:table-cell>
          <table:table-cell table:formula="of:=[$'2016'.$F$2]" office:value-type="float" office:value="843.648">
            <text:p>843,648</text:p>
          </table:table-cell>
          <table:table-cell table:formula="of:=[.A372]*[.B372]" office:value-type="float" office:value="313837.056">
            <text:p>313837,056</text:p>
          </table:table-cell>
          <table:table-cell table:number-columns-repeated="3"/>
        </table:table-row>
        <table:table-row table:style-name="ro2">
          <table:table-cell office:value-type="float" office:value="373">
            <text:p>373</text:p>
          </table:table-cell>
          <table:table-cell table:formula="of:=[$'2016'.$F$2]" office:value-type="float" office:value="843.648">
            <text:p>843,648</text:p>
          </table:table-cell>
          <table:table-cell table:formula="of:=[.A373]*[.B373]" office:value-type="float" office:value="314680.704">
            <text:p>314680,704</text:p>
          </table:table-cell>
          <table:table-cell table:number-columns-repeated="3"/>
        </table:table-row>
        <table:table-row table:style-name="ro2">
          <table:table-cell office:value-type="float" office:value="374">
            <text:p>374</text:p>
          </table:table-cell>
          <table:table-cell table:formula="of:=[$'2016'.$F$2]" office:value-type="float" office:value="843.648">
            <text:p>843,648</text:p>
          </table:table-cell>
          <table:table-cell table:formula="of:=[.A374]*[.B374]" office:value-type="float" office:value="315524.352">
            <text:p>315524,352</text:p>
          </table:table-cell>
          <table:table-cell table:number-columns-repeated="3"/>
        </table:table-row>
        <table:table-row table:style-name="ro2">
          <table:table-cell office:value-type="float" office:value="375">
            <text:p>375</text:p>
          </table:table-cell>
          <table:table-cell table:formula="of:=[$'2016'.$F$2]" office:value-type="float" office:value="843.648">
            <text:p>843,648</text:p>
          </table:table-cell>
          <table:table-cell table:formula="of:=[.A375]*[.B375]" office:value-type="float" office:value="316368">
            <text:p>316368</text:p>
          </table:table-cell>
          <table:table-cell table:number-columns-repeated="3"/>
        </table:table-row>
        <table:table-row table:style-name="ro2">
          <table:table-cell office:value-type="float" office:value="376">
            <text:p>376</text:p>
          </table:table-cell>
          <table:table-cell table:formula="of:=[$'2016'.$F$2]" office:value-type="float" office:value="843.648">
            <text:p>843,648</text:p>
          </table:table-cell>
          <table:table-cell table:formula="of:=[.A376]*[.B376]" office:value-type="float" office:value="317211.648">
            <text:p>317211,648</text:p>
          </table:table-cell>
          <table:table-cell table:number-columns-repeated="3"/>
        </table:table-row>
        <table:table-row table:style-name="ro2">
          <table:table-cell office:value-type="float" office:value="377">
            <text:p>377</text:p>
          </table:table-cell>
          <table:table-cell table:formula="of:=[$'2016'.$F$2]" office:value-type="float" office:value="843.648">
            <text:p>843,648</text:p>
          </table:table-cell>
          <table:table-cell table:formula="of:=[.A377]*[.B377]" office:value-type="float" office:value="318055.296">
            <text:p>318055,296</text:p>
          </table:table-cell>
          <table:table-cell table:number-columns-repeated="3"/>
        </table:table-row>
        <table:table-row table:style-name="ro2">
          <table:table-cell office:value-type="float" office:value="378">
            <text:p>378</text:p>
          </table:table-cell>
          <table:table-cell table:formula="of:=[$'2016'.$F$2]" office:value-type="float" office:value="843.648">
            <text:p>843,648</text:p>
          </table:table-cell>
          <table:table-cell table:formula="of:=[.A378]*[.B378]" office:value-type="float" office:value="318898.944">
            <text:p>318898,944</text:p>
          </table:table-cell>
          <table:table-cell table:number-columns-repeated="3"/>
        </table:table-row>
        <table:table-row table:style-name="ro2">
          <table:table-cell office:value-type="float" office:value="379">
            <text:p>379</text:p>
          </table:table-cell>
          <table:table-cell table:formula="of:=[$'2016'.$F$2]" office:value-type="float" office:value="843.648">
            <text:p>843,648</text:p>
          </table:table-cell>
          <table:table-cell table:formula="of:=[.A379]*[.B379]" office:value-type="float" office:value="319742.592">
            <text:p>319742,592</text:p>
          </table:table-cell>
          <table:table-cell table:number-columns-repeated="3"/>
        </table:table-row>
        <table:table-row table:style-name="ro2">
          <table:table-cell office:value-type="float" office:value="380">
            <text:p>380</text:p>
          </table:table-cell>
          <table:table-cell table:formula="of:=[$'2016'.$F$2]" office:value-type="float" office:value="843.648">
            <text:p>843,648</text:p>
          </table:table-cell>
          <table:table-cell table:formula="of:=[.A380]*[.B380]" office:value-type="float" office:value="320586.24">
            <text:p>320586,24</text:p>
          </table:table-cell>
          <table:table-cell table:number-columns-repeated="3"/>
        </table:table-row>
        <table:table-row table:style-name="ro2">
          <table:table-cell office:value-type="float" office:value="381">
            <text:p>381</text:p>
          </table:table-cell>
          <table:table-cell table:formula="of:=[$'2016'.$F$2]" office:value-type="float" office:value="843.648">
            <text:p>843,648</text:p>
          </table:table-cell>
          <table:table-cell table:formula="of:=[.A381]*[.B381]" office:value-type="float" office:value="321429.888">
            <text:p>321429,888</text:p>
          </table:table-cell>
          <table:table-cell table:number-columns-repeated="3"/>
        </table:table-row>
        <table:table-row table:style-name="ro2">
          <table:table-cell office:value-type="float" office:value="382">
            <text:p>382</text:p>
          </table:table-cell>
          <table:table-cell table:formula="of:=[$'2016'.$F$2]" office:value-type="float" office:value="843.648">
            <text:p>843,648</text:p>
          </table:table-cell>
          <table:table-cell table:formula="of:=[.A382]*[.B382]" office:value-type="float" office:value="322273.536">
            <text:p>322273,536</text:p>
          </table:table-cell>
          <table:table-cell table:number-columns-repeated="3"/>
        </table:table-row>
        <table:table-row table:style-name="ro2">
          <table:table-cell office:value-type="float" office:value="383">
            <text:p>383</text:p>
          </table:table-cell>
          <table:table-cell table:formula="of:=[$'2016'.$F$2]" office:value-type="float" office:value="843.648">
            <text:p>843,648</text:p>
          </table:table-cell>
          <table:table-cell table:formula="of:=[.A383]*[.B383]" office:value-type="float" office:value="323117.184">
            <text:p>323117,184</text:p>
          </table:table-cell>
          <table:table-cell table:number-columns-repeated="3"/>
        </table:table-row>
        <table:table-row table:style-name="ro2">
          <table:table-cell office:value-type="float" office:value="384">
            <text:p>384</text:p>
          </table:table-cell>
          <table:table-cell table:formula="of:=[$'2016'.$F$2]" office:value-type="float" office:value="843.648">
            <text:p>843,648</text:p>
          </table:table-cell>
          <table:table-cell table:formula="of:=[.A384]*[.B384]" office:value-type="float" office:value="323960.832">
            <text:p>323960,832</text:p>
          </table:table-cell>
          <table:table-cell table:number-columns-repeated="3"/>
        </table:table-row>
        <table:table-row table:style-name="ro2">
          <table:table-cell office:value-type="float" office:value="385">
            <text:p>385</text:p>
          </table:table-cell>
          <table:table-cell table:formula="of:=[$'2016'.$F$2]" office:value-type="float" office:value="843.648">
            <text:p>843,648</text:p>
          </table:table-cell>
          <table:table-cell table:formula="of:=[.A385]*[.B385]" office:value-type="float" office:value="324804.48">
            <text:p>324804,48</text:p>
          </table:table-cell>
          <table:table-cell table:number-columns-repeated="3"/>
        </table:table-row>
        <table:table-row table:style-name="ro2">
          <table:table-cell office:value-type="float" office:value="386">
            <text:p>386</text:p>
          </table:table-cell>
          <table:table-cell table:formula="of:=[$'2016'.$F$2]" office:value-type="float" office:value="843.648">
            <text:p>843,648</text:p>
          </table:table-cell>
          <table:table-cell table:formula="of:=[.A386]*[.B386]" office:value-type="float" office:value="325648.128">
            <text:p>325648,128</text:p>
          </table:table-cell>
          <table:table-cell table:number-columns-repeated="3"/>
        </table:table-row>
        <table:table-row table:style-name="ro2">
          <table:table-cell office:value-type="float" office:value="387">
            <text:p>387</text:p>
          </table:table-cell>
          <table:table-cell table:formula="of:=[$'2016'.$F$2]" office:value-type="float" office:value="843.648">
            <text:p>843,648</text:p>
          </table:table-cell>
          <table:table-cell table:formula="of:=[.A387]*[.B387]" office:value-type="float" office:value="326491.776">
            <text:p>326491,776</text:p>
          </table:table-cell>
          <table:table-cell table:number-columns-repeated="3"/>
        </table:table-row>
        <table:table-row table:style-name="ro2">
          <table:table-cell office:value-type="float" office:value="388">
            <text:p>388</text:p>
          </table:table-cell>
          <table:table-cell table:formula="of:=[$'2016'.$F$2]" office:value-type="float" office:value="843.648">
            <text:p>843,648</text:p>
          </table:table-cell>
          <table:table-cell table:formula="of:=[.A388]*[.B388]" office:value-type="float" office:value="327335.424">
            <text:p>327335,424</text:p>
          </table:table-cell>
          <table:table-cell table:number-columns-repeated="3"/>
        </table:table-row>
        <table:table-row table:style-name="ro2">
          <table:table-cell office:value-type="float" office:value="389">
            <text:p>389</text:p>
          </table:table-cell>
          <table:table-cell table:formula="of:=[$'2016'.$F$2]" office:value-type="float" office:value="843.648">
            <text:p>843,648</text:p>
          </table:table-cell>
          <table:table-cell table:formula="of:=[.A389]*[.B389]" office:value-type="float" office:value="328179.072">
            <text:p>328179,072</text:p>
          </table:table-cell>
          <table:table-cell table:number-columns-repeated="3"/>
        </table:table-row>
        <table:table-row table:style-name="ro2">
          <table:table-cell office:value-type="float" office:value="390">
            <text:p>390</text:p>
          </table:table-cell>
          <table:table-cell table:formula="of:=[$'2016'.$F$2]" office:value-type="float" office:value="843.648">
            <text:p>843,648</text:p>
          </table:table-cell>
          <table:table-cell table:formula="of:=[.A390]*[.B390]" office:value-type="float" office:value="329022.72">
            <text:p>329022,72</text:p>
          </table:table-cell>
          <table:table-cell table:number-columns-repeated="3"/>
        </table:table-row>
        <table:table-row table:style-name="ro2">
          <table:table-cell office:value-type="float" office:value="391">
            <text:p>391</text:p>
          </table:table-cell>
          <table:table-cell table:formula="of:=[$'2016'.$F$2]" office:value-type="float" office:value="843.648">
            <text:p>843,648</text:p>
          </table:table-cell>
          <table:table-cell table:formula="of:=[.A391]*[.B391]" office:value-type="float" office:value="329866.368">
            <text:p>329866,368</text:p>
          </table:table-cell>
          <table:table-cell table:number-columns-repeated="3"/>
        </table:table-row>
        <table:table-row table:style-name="ro2">
          <table:table-cell office:value-type="float" office:value="392">
            <text:p>392</text:p>
          </table:table-cell>
          <table:table-cell table:formula="of:=[$'2016'.$F$2]" office:value-type="float" office:value="843.648">
            <text:p>843,648</text:p>
          </table:table-cell>
          <table:table-cell table:formula="of:=[.A392]*[.B392]" office:value-type="float" office:value="330710.016">
            <text:p>330710,016</text:p>
          </table:table-cell>
          <table:table-cell table:number-columns-repeated="3"/>
        </table:table-row>
        <table:table-row table:style-name="ro2">
          <table:table-cell office:value-type="float" office:value="393">
            <text:p>393</text:p>
          </table:table-cell>
          <table:table-cell table:formula="of:=[$'2016'.$F$2]" office:value-type="float" office:value="843.648">
            <text:p>843,648</text:p>
          </table:table-cell>
          <table:table-cell table:formula="of:=[.A393]*[.B393]" office:value-type="float" office:value="331553.664">
            <text:p>331553,664</text:p>
          </table:table-cell>
          <table:table-cell table:number-columns-repeated="3"/>
        </table:table-row>
        <table:table-row table:style-name="ro2">
          <table:table-cell office:value-type="float" office:value="394">
            <text:p>394</text:p>
          </table:table-cell>
          <table:table-cell table:formula="of:=[$'2016'.$F$2]" office:value-type="float" office:value="843.648">
            <text:p>843,648</text:p>
          </table:table-cell>
          <table:table-cell table:formula="of:=[.A394]*[.B394]" office:value-type="float" office:value="332397.312">
            <text:p>332397,312</text:p>
          </table:table-cell>
          <table:table-cell table:number-columns-repeated="3"/>
        </table:table-row>
        <table:table-row table:style-name="ro2">
          <table:table-cell office:value-type="float" office:value="395">
            <text:p>395</text:p>
          </table:table-cell>
          <table:table-cell table:formula="of:=[$'2016'.$F$2]" office:value-type="float" office:value="843.648">
            <text:p>843,648</text:p>
          </table:table-cell>
          <table:table-cell table:formula="of:=[.A395]*[.B395]" office:value-type="float" office:value="333240.96">
            <text:p>333240,96</text:p>
          </table:table-cell>
          <table:table-cell table:number-columns-repeated="3"/>
        </table:table-row>
        <table:table-row table:style-name="ro2">
          <table:table-cell office:value-type="float" office:value="396">
            <text:p>396</text:p>
          </table:table-cell>
          <table:table-cell table:formula="of:=[$'2016'.$F$2]" office:value-type="float" office:value="843.648">
            <text:p>843,648</text:p>
          </table:table-cell>
          <table:table-cell table:formula="of:=[.A396]*[.B396]" office:value-type="float" office:value="334084.608">
            <text:p>334084,608</text:p>
          </table:table-cell>
          <table:table-cell table:number-columns-repeated="3"/>
        </table:table-row>
        <table:table-row table:style-name="ro2">
          <table:table-cell office:value-type="float" office:value="397">
            <text:p>397</text:p>
          </table:table-cell>
          <table:table-cell table:formula="of:=[$'2016'.$F$2]" office:value-type="float" office:value="843.648">
            <text:p>843,648</text:p>
          </table:table-cell>
          <table:table-cell table:formula="of:=[.A397]*[.B397]" office:value-type="float" office:value="334928.256">
            <text:p>334928,256</text:p>
          </table:table-cell>
          <table:table-cell table:number-columns-repeated="3"/>
        </table:table-row>
        <table:table-row table:style-name="ro2">
          <table:table-cell office:value-type="float" office:value="398">
            <text:p>398</text:p>
          </table:table-cell>
          <table:table-cell table:formula="of:=[$'2016'.$F$2]" office:value-type="float" office:value="843.648">
            <text:p>843,648</text:p>
          </table:table-cell>
          <table:table-cell table:formula="of:=[.A398]*[.B398]" office:value-type="float" office:value="335771.904">
            <text:p>335771,904</text:p>
          </table:table-cell>
          <table:table-cell table:number-columns-repeated="3"/>
        </table:table-row>
        <table:table-row table:style-name="ro2">
          <table:table-cell office:value-type="float" office:value="399">
            <text:p>399</text:p>
          </table:table-cell>
          <table:table-cell table:formula="of:=[$'2016'.$F$2]" office:value-type="float" office:value="843.648">
            <text:p>843,648</text:p>
          </table:table-cell>
          <table:table-cell table:formula="of:=[.A399]*[.B399]" office:value-type="float" office:value="336615.552">
            <text:p>336615,552</text:p>
          </table:table-cell>
          <table:table-cell table:number-columns-repeated="3"/>
        </table:table-row>
        <table:table-row table:style-name="ro2">
          <table:table-cell office:value-type="float" office:value="400">
            <text:p>400</text:p>
          </table:table-cell>
          <table:table-cell table:formula="of:=[$'2016'.$F$2]" office:value-type="float" office:value="843.648">
            <text:p>843,648</text:p>
          </table:table-cell>
          <table:table-cell table:formula="of:=[.A400]*[.B400]" office:value-type="float" office:value="337459.2">
            <text:p>337459,2</text:p>
          </table:table-cell>
          <table:table-cell table:number-columns-repeated="3"/>
        </table:table-row>
        <table:table-row table:style-name="ro2">
          <table:table-cell office:value-type="float" office:value="401">
            <text:p>401</text:p>
          </table:table-cell>
          <table:table-cell table:formula="of:=[$'2016'.$F$2]" office:value-type="float" office:value="843.648">
            <text:p>843,648</text:p>
          </table:table-cell>
          <table:table-cell table:formula="of:=[.A401]*[.B401]" office:value-type="float" office:value="338302.848">
            <text:p>338302,848</text:p>
          </table:table-cell>
          <table:table-cell table:number-columns-repeated="3"/>
        </table:table-row>
        <table:table-row table:style-name="ro2">
          <table:table-cell office:value-type="float" office:value="402">
            <text:p>402</text:p>
          </table:table-cell>
          <table:table-cell table:formula="of:=[$'2016'.$F$2]" office:value-type="float" office:value="843.648">
            <text:p>843,648</text:p>
          </table:table-cell>
          <table:table-cell table:formula="of:=[.A402]*[.B402]" office:value-type="float" office:value="339146.496">
            <text:p>339146,496</text:p>
          </table:table-cell>
          <table:table-cell table:number-columns-repeated="3"/>
        </table:table-row>
        <table:table-row table:style-name="ro2">
          <table:table-cell office:value-type="float" office:value="403">
            <text:p>403</text:p>
          </table:table-cell>
          <table:table-cell table:formula="of:=[$'2016'.$F$2]" office:value-type="float" office:value="843.648">
            <text:p>843,648</text:p>
          </table:table-cell>
          <table:table-cell table:formula="of:=[.A403]*[.B403]" office:value-type="float" office:value="339990.144">
            <text:p>339990,144</text:p>
          </table:table-cell>
          <table:table-cell table:number-columns-repeated="3"/>
        </table:table-row>
        <table:table-row table:style-name="ro2">
          <table:table-cell office:value-type="float" office:value="404">
            <text:p>404</text:p>
          </table:table-cell>
          <table:table-cell table:formula="of:=[$'2016'.$F$2]" office:value-type="float" office:value="843.648">
            <text:p>843,648</text:p>
          </table:table-cell>
          <table:table-cell table:formula="of:=[.A404]*[.B404]" office:value-type="float" office:value="340833.792">
            <text:p>340833,792</text:p>
          </table:table-cell>
          <table:table-cell table:number-columns-repeated="3"/>
        </table:table-row>
        <table:table-row table:style-name="ro2">
          <table:table-cell office:value-type="float" office:value="405">
            <text:p>405</text:p>
          </table:table-cell>
          <table:table-cell table:formula="of:=[$'2016'.$F$2]" office:value-type="float" office:value="843.648">
            <text:p>843,648</text:p>
          </table:table-cell>
          <table:table-cell table:formula="of:=[.A405]*[.B405]" office:value-type="float" office:value="341677.44">
            <text:p>341677,44</text:p>
          </table:table-cell>
          <table:table-cell table:number-columns-repeated="3"/>
        </table:table-row>
        <table:table-row table:style-name="ro2">
          <table:table-cell office:value-type="float" office:value="406">
            <text:p>406</text:p>
          </table:table-cell>
          <table:table-cell table:formula="of:=[$'2016'.$F$2]" office:value-type="float" office:value="843.648">
            <text:p>843,648</text:p>
          </table:table-cell>
          <table:table-cell table:formula="of:=[.A406]*[.B406]" office:value-type="float" office:value="342521.088">
            <text:p>342521,088</text:p>
          </table:table-cell>
          <table:table-cell table:number-columns-repeated="3"/>
        </table:table-row>
        <table:table-row table:style-name="ro2">
          <table:table-cell office:value-type="float" office:value="407">
            <text:p>407</text:p>
          </table:table-cell>
          <table:table-cell table:formula="of:=[$'2016'.$F$2]" office:value-type="float" office:value="843.648">
            <text:p>843,648</text:p>
          </table:table-cell>
          <table:table-cell table:formula="of:=[.A407]*[.B407]" office:value-type="float" office:value="343364.736">
            <text:p>343364,736</text:p>
          </table:table-cell>
          <table:table-cell table:number-columns-repeated="3"/>
        </table:table-row>
        <table:table-row table:style-name="ro2">
          <table:table-cell office:value-type="float" office:value="408">
            <text:p>408</text:p>
          </table:table-cell>
          <table:table-cell table:formula="of:=[$'2016'.$F$2]" office:value-type="float" office:value="843.648">
            <text:p>843,648</text:p>
          </table:table-cell>
          <table:table-cell table:formula="of:=[.A408]*[.B408]" office:value-type="float" office:value="344208.384">
            <text:p>344208,384</text:p>
          </table:table-cell>
          <table:table-cell table:number-columns-repeated="3"/>
        </table:table-row>
        <table:table-row table:style-name="ro2">
          <table:table-cell office:value-type="float" office:value="409">
            <text:p>409</text:p>
          </table:table-cell>
          <table:table-cell table:formula="of:=[$'2016'.$F$2]" office:value-type="float" office:value="843.648">
            <text:p>843,648</text:p>
          </table:table-cell>
          <table:table-cell table:formula="of:=[.A409]*[.B409]" office:value-type="float" office:value="345052.032">
            <text:p>345052,032</text:p>
          </table:table-cell>
          <table:table-cell table:number-columns-repeated="3"/>
        </table:table-row>
        <table:table-row table:style-name="ro2">
          <table:table-cell office:value-type="float" office:value="410">
            <text:p>410</text:p>
          </table:table-cell>
          <table:table-cell table:formula="of:=[$'2016'.$F$2]" office:value-type="float" office:value="843.648">
            <text:p>843,648</text:p>
          </table:table-cell>
          <table:table-cell table:formula="of:=[.A410]*[.B410]" office:value-type="float" office:value="345895.68">
            <text:p>345895,68</text:p>
          </table:table-cell>
          <table:table-cell table:number-columns-repeated="3"/>
        </table:table-row>
        <table:table-row table:style-name="ro2">
          <table:table-cell office:value-type="float" office:value="411">
            <text:p>411</text:p>
          </table:table-cell>
          <table:table-cell table:formula="of:=[$'2016'.$F$2]" office:value-type="float" office:value="843.648">
            <text:p>843,648</text:p>
          </table:table-cell>
          <table:table-cell table:formula="of:=[.A411]*[.B411]" office:value-type="float" office:value="346739.328">
            <text:p>346739,328</text:p>
          </table:table-cell>
          <table:table-cell table:number-columns-repeated="3"/>
        </table:table-row>
        <table:table-row table:style-name="ro2">
          <table:table-cell office:value-type="float" office:value="412">
            <text:p>412</text:p>
          </table:table-cell>
          <table:table-cell table:formula="of:=[$'2016'.$F$2]" office:value-type="float" office:value="843.648">
            <text:p>843,648</text:p>
          </table:table-cell>
          <table:table-cell table:formula="of:=[.A412]*[.B412]" office:value-type="float" office:value="347582.976">
            <text:p>347582,976</text:p>
          </table:table-cell>
          <table:table-cell table:number-columns-repeated="3"/>
        </table:table-row>
        <table:table-row table:style-name="ro2">
          <table:table-cell office:value-type="float" office:value="413">
            <text:p>413</text:p>
          </table:table-cell>
          <table:table-cell table:formula="of:=[$'2016'.$F$2]" office:value-type="float" office:value="843.648">
            <text:p>843,648</text:p>
          </table:table-cell>
          <table:table-cell table:formula="of:=[.A413]*[.B413]" office:value-type="float" office:value="348426.624">
            <text:p>348426,624</text:p>
          </table:table-cell>
          <table:table-cell table:number-columns-repeated="3"/>
        </table:table-row>
        <table:table-row table:style-name="ro2">
          <table:table-cell office:value-type="float" office:value="414">
            <text:p>414</text:p>
          </table:table-cell>
          <table:table-cell table:formula="of:=[$'2016'.$F$2]" office:value-type="float" office:value="843.648">
            <text:p>843,648</text:p>
          </table:table-cell>
          <table:table-cell table:formula="of:=[.A414]*[.B414]" office:value-type="float" office:value="349270.272">
            <text:p>349270,272</text:p>
          </table:table-cell>
          <table:table-cell table:number-columns-repeated="3"/>
        </table:table-row>
        <table:table-row table:style-name="ro2">
          <table:table-cell office:value-type="float" office:value="415">
            <text:p>415</text:p>
          </table:table-cell>
          <table:table-cell table:formula="of:=[$'2016'.$F$2]" office:value-type="float" office:value="843.648">
            <text:p>843,648</text:p>
          </table:table-cell>
          <table:table-cell table:formula="of:=[.A415]*[.B415]" office:value-type="float" office:value="350113.92">
            <text:p>350113,92</text:p>
          </table:table-cell>
          <table:table-cell table:number-columns-repeated="3"/>
        </table:table-row>
        <table:table-row table:style-name="ro2">
          <table:table-cell office:value-type="float" office:value="416">
            <text:p>416</text:p>
          </table:table-cell>
          <table:table-cell table:formula="of:=[$'2016'.$F$2]" office:value-type="float" office:value="843.648">
            <text:p>843,648</text:p>
          </table:table-cell>
          <table:table-cell table:formula="of:=[.A416]*[.B416]" office:value-type="float" office:value="350957.568">
            <text:p>350957,568</text:p>
          </table:table-cell>
          <table:table-cell table:number-columns-repeated="3"/>
        </table:table-row>
        <table:table-row table:style-name="ro2">
          <table:table-cell office:value-type="float" office:value="417">
            <text:p>417</text:p>
          </table:table-cell>
          <table:table-cell table:formula="of:=[$'2016'.$F$2]" office:value-type="float" office:value="843.648">
            <text:p>843,648</text:p>
          </table:table-cell>
          <table:table-cell table:formula="of:=[.A417]*[.B417]" office:value-type="float" office:value="351801.216">
            <text:p>351801,216</text:p>
          </table:table-cell>
          <table:table-cell table:number-columns-repeated="3"/>
        </table:table-row>
        <table:table-row table:style-name="ro2">
          <table:table-cell office:value-type="float" office:value="418">
            <text:p>418</text:p>
          </table:table-cell>
          <table:table-cell table:formula="of:=[$'2016'.$F$2]" office:value-type="float" office:value="843.648">
            <text:p>843,648</text:p>
          </table:table-cell>
          <table:table-cell table:formula="of:=[.A418]*[.B418]" office:value-type="float" office:value="352644.864">
            <text:p>352644,864</text:p>
          </table:table-cell>
          <table:table-cell table:number-columns-repeated="3"/>
        </table:table-row>
        <table:table-row table:style-name="ro2">
          <table:table-cell office:value-type="float" office:value="419">
            <text:p>419</text:p>
          </table:table-cell>
          <table:table-cell table:formula="of:=[$'2016'.$F$2]" office:value-type="float" office:value="843.648">
            <text:p>843,648</text:p>
          </table:table-cell>
          <table:table-cell table:formula="of:=[.A419]*[.B419]" office:value-type="float" office:value="353488.512">
            <text:p>353488,512</text:p>
          </table:table-cell>
          <table:table-cell table:number-columns-repeated="3"/>
        </table:table-row>
        <table:table-row table:style-name="ro2">
          <table:table-cell office:value-type="float" office:value="420">
            <text:p>420</text:p>
          </table:table-cell>
          <table:table-cell table:formula="of:=[$'2016'.$F$2]" office:value-type="float" office:value="843.648">
            <text:p>843,648</text:p>
          </table:table-cell>
          <table:table-cell table:formula="of:=[.A420]*[.B420]" office:value-type="float" office:value="354332.16">
            <text:p>354332,16</text:p>
          </table:table-cell>
          <table:table-cell table:number-columns-repeated="3"/>
        </table:table-row>
        <table:table-row table:style-name="ro2">
          <table:table-cell office:value-type="float" office:value="421">
            <text:p>421</text:p>
          </table:table-cell>
          <table:table-cell table:formula="of:=[$'2016'.$F$2]" office:value-type="float" office:value="843.648">
            <text:p>843,648</text:p>
          </table:table-cell>
          <table:table-cell table:formula="of:=[.A421]*[.B421]" office:value-type="float" office:value="355175.808">
            <text:p>355175,808</text:p>
          </table:table-cell>
          <table:table-cell table:number-columns-repeated="3"/>
        </table:table-row>
        <table:table-row table:style-name="ro2">
          <table:table-cell office:value-type="float" office:value="422">
            <text:p>422</text:p>
          </table:table-cell>
          <table:table-cell table:formula="of:=[$'2016'.$F$2]" office:value-type="float" office:value="843.648">
            <text:p>843,648</text:p>
          </table:table-cell>
          <table:table-cell table:formula="of:=[.A422]*[.B422]" office:value-type="float" office:value="356019.456">
            <text:p>356019,456</text:p>
          </table:table-cell>
          <table:table-cell table:number-columns-repeated="3"/>
        </table:table-row>
        <table:table-row table:style-name="ro2">
          <table:table-cell office:value-type="float" office:value="423">
            <text:p>423</text:p>
          </table:table-cell>
          <table:table-cell table:formula="of:=[$'2016'.$F$2]" office:value-type="float" office:value="843.648">
            <text:p>843,648</text:p>
          </table:table-cell>
          <table:table-cell table:formula="of:=[.A423]*[.B423]" office:value-type="float" office:value="356863.104">
            <text:p>356863,104</text:p>
          </table:table-cell>
          <table:table-cell table:number-columns-repeated="3"/>
        </table:table-row>
        <table:table-row table:style-name="ro2">
          <table:table-cell office:value-type="float" office:value="424">
            <text:p>424</text:p>
          </table:table-cell>
          <table:table-cell table:formula="of:=[$'2016'.$F$2]" office:value-type="float" office:value="843.648">
            <text:p>843,648</text:p>
          </table:table-cell>
          <table:table-cell table:formula="of:=[.A424]*[.B424]" office:value-type="float" office:value="357706.752">
            <text:p>357706,752</text:p>
          </table:table-cell>
          <table:table-cell table:number-columns-repeated="3"/>
        </table:table-row>
        <table:table-row table:style-name="ro2">
          <table:table-cell office:value-type="float" office:value="425">
            <text:p>425</text:p>
          </table:table-cell>
          <table:table-cell table:formula="of:=[$'2016'.$F$2]" office:value-type="float" office:value="843.648">
            <text:p>843,648</text:p>
          </table:table-cell>
          <table:table-cell table:formula="of:=[.A425]*[.B425]" office:value-type="float" office:value="358550.4">
            <text:p>358550,4</text:p>
          </table:table-cell>
          <table:table-cell table:number-columns-repeated="3"/>
        </table:table-row>
        <table:table-row table:style-name="ro2">
          <table:table-cell office:value-type="float" office:value="426">
            <text:p>426</text:p>
          </table:table-cell>
          <table:table-cell table:formula="of:=[$'2016'.$F$2]" office:value-type="float" office:value="843.648">
            <text:p>843,648</text:p>
          </table:table-cell>
          <table:table-cell table:formula="of:=[.A426]*[.B426]" office:value-type="float" office:value="359394.048">
            <text:p>359394,048</text:p>
          </table:table-cell>
          <table:table-cell table:number-columns-repeated="3"/>
        </table:table-row>
        <table:table-row table:style-name="ro2">
          <table:table-cell office:value-type="float" office:value="427">
            <text:p>427</text:p>
          </table:table-cell>
          <table:table-cell table:formula="of:=[$'2016'.$F$2]" office:value-type="float" office:value="843.648">
            <text:p>843,648</text:p>
          </table:table-cell>
          <table:table-cell table:formula="of:=[.A427]*[.B427]" office:value-type="float" office:value="360237.696">
            <text:p>360237,696</text:p>
          </table:table-cell>
          <table:table-cell table:number-columns-repeated="3"/>
        </table:table-row>
        <table:table-row table:style-name="ro2">
          <table:table-cell office:value-type="float" office:value="428">
            <text:p>428</text:p>
          </table:table-cell>
          <table:table-cell table:formula="of:=[$'2016'.$F$2]" office:value-type="float" office:value="843.648">
            <text:p>843,648</text:p>
          </table:table-cell>
          <table:table-cell table:formula="of:=[.A428]*[.B428]" office:value-type="float" office:value="361081.344">
            <text:p>361081,344</text:p>
          </table:table-cell>
          <table:table-cell table:number-columns-repeated="3"/>
        </table:table-row>
        <table:table-row table:style-name="ro2">
          <table:table-cell office:value-type="float" office:value="429">
            <text:p>429</text:p>
          </table:table-cell>
          <table:table-cell table:formula="of:=[$'2016'.$F$2]" office:value-type="float" office:value="843.648">
            <text:p>843,648</text:p>
          </table:table-cell>
          <table:table-cell table:formula="of:=[.A429]*[.B429]" office:value-type="float" office:value="361924.992">
            <text:p>361924,992</text:p>
          </table:table-cell>
          <table:table-cell table:number-columns-repeated="3"/>
        </table:table-row>
        <table:table-row table:style-name="ro2">
          <table:table-cell office:value-type="float" office:value="430">
            <text:p>430</text:p>
          </table:table-cell>
          <table:table-cell table:formula="of:=[$'2016'.$F$2]" office:value-type="float" office:value="843.648">
            <text:p>843,648</text:p>
          </table:table-cell>
          <table:table-cell table:formula="of:=[.A430]*[.B430]" office:value-type="float" office:value="362768.64">
            <text:p>362768,64</text:p>
          </table:table-cell>
          <table:table-cell table:number-columns-repeated="3"/>
        </table:table-row>
        <table:table-row table:style-name="ro2">
          <table:table-cell office:value-type="float" office:value="431">
            <text:p>431</text:p>
          </table:table-cell>
          <table:table-cell table:formula="of:=[$'2016'.$F$2]" office:value-type="float" office:value="843.648">
            <text:p>843,648</text:p>
          </table:table-cell>
          <table:table-cell table:formula="of:=[.A431]*[.B431]" office:value-type="float" office:value="363612.288">
            <text:p>363612,288</text:p>
          </table:table-cell>
          <table:table-cell table:number-columns-repeated="3"/>
        </table:table-row>
        <table:table-row table:style-name="ro2">
          <table:table-cell office:value-type="float" office:value="432">
            <text:p>432</text:p>
          </table:table-cell>
          <table:table-cell table:formula="of:=[$'2016'.$F$2]" office:value-type="float" office:value="843.648">
            <text:p>843,648</text:p>
          </table:table-cell>
          <table:table-cell table:formula="of:=[.A432]*[.B432]" office:value-type="float" office:value="364455.936">
            <text:p>364455,936</text:p>
          </table:table-cell>
          <table:table-cell table:number-columns-repeated="3"/>
        </table:table-row>
        <table:table-row table:style-name="ro2">
          <table:table-cell office:value-type="float" office:value="433">
            <text:p>433</text:p>
          </table:table-cell>
          <table:table-cell table:formula="of:=[$'2016'.$F$2]" office:value-type="float" office:value="843.648">
            <text:p>843,648</text:p>
          </table:table-cell>
          <table:table-cell table:formula="of:=[.A433]*[.B433]" office:value-type="float" office:value="365299.584">
            <text:p>365299,584</text:p>
          </table:table-cell>
          <table:table-cell table:number-columns-repeated="3"/>
        </table:table-row>
        <table:table-row table:style-name="ro2">
          <table:table-cell office:value-type="float" office:value="434">
            <text:p>434</text:p>
          </table:table-cell>
          <table:table-cell table:formula="of:=[$'2016'.$F$2]" office:value-type="float" office:value="843.648">
            <text:p>843,648</text:p>
          </table:table-cell>
          <table:table-cell table:formula="of:=[.A434]*[.B434]" office:value-type="float" office:value="366143.232">
            <text:p>366143,232</text:p>
          </table:table-cell>
          <table:table-cell table:number-columns-repeated="3"/>
        </table:table-row>
        <table:table-row table:style-name="ro2">
          <table:table-cell office:value-type="float" office:value="435">
            <text:p>435</text:p>
          </table:table-cell>
          <table:table-cell table:formula="of:=[$'2016'.$F$2]" office:value-type="float" office:value="843.648">
            <text:p>843,648</text:p>
          </table:table-cell>
          <table:table-cell table:formula="of:=[.A435]*[.B435]" office:value-type="float" office:value="366986.88">
            <text:p>366986,88</text:p>
          </table:table-cell>
          <table:table-cell table:number-columns-repeated="3"/>
        </table:table-row>
        <table:table-row table:style-name="ro2">
          <table:table-cell office:value-type="float" office:value="436">
            <text:p>436</text:p>
          </table:table-cell>
          <table:table-cell table:formula="of:=[$'2016'.$F$2]" office:value-type="float" office:value="843.648">
            <text:p>843,648</text:p>
          </table:table-cell>
          <table:table-cell table:formula="of:=[.A436]*[.B436]" office:value-type="float" office:value="367830.528">
            <text:p>367830,528</text:p>
          </table:table-cell>
          <table:table-cell table:number-columns-repeated="3"/>
        </table:table-row>
        <table:table-row table:style-name="ro2">
          <table:table-cell office:value-type="float" office:value="437">
            <text:p>437</text:p>
          </table:table-cell>
          <table:table-cell table:formula="of:=[$'2016'.$F$2]" office:value-type="float" office:value="843.648">
            <text:p>843,648</text:p>
          </table:table-cell>
          <table:table-cell table:formula="of:=[.A437]*[.B437]" office:value-type="float" office:value="368674.176">
            <text:p>368674,176</text:p>
          </table:table-cell>
          <table:table-cell table:number-columns-repeated="3"/>
        </table:table-row>
        <table:table-row table:style-name="ro2">
          <table:table-cell office:value-type="float" office:value="438">
            <text:p>438</text:p>
          </table:table-cell>
          <table:table-cell table:formula="of:=[$'2016'.$F$2]" office:value-type="float" office:value="843.648">
            <text:p>843,648</text:p>
          </table:table-cell>
          <table:table-cell table:formula="of:=[.A438]*[.B438]" office:value-type="float" office:value="369517.824">
            <text:p>369517,824</text:p>
          </table:table-cell>
          <table:table-cell table:number-columns-repeated="3"/>
        </table:table-row>
        <table:table-row table:style-name="ro2">
          <table:table-cell office:value-type="float" office:value="439">
            <text:p>439</text:p>
          </table:table-cell>
          <table:table-cell table:formula="of:=[$'2016'.$F$2]" office:value-type="float" office:value="843.648">
            <text:p>843,648</text:p>
          </table:table-cell>
          <table:table-cell table:formula="of:=[.A439]*[.B439]" office:value-type="float" office:value="370361.472">
            <text:p>370361,472</text:p>
          </table:table-cell>
          <table:table-cell table:number-columns-repeated="3"/>
        </table:table-row>
        <table:table-row table:style-name="ro2">
          <table:table-cell office:value-type="float" office:value="440">
            <text:p>440</text:p>
          </table:table-cell>
          <table:table-cell table:formula="of:=[$'2016'.$F$2]" office:value-type="float" office:value="843.648">
            <text:p>843,648</text:p>
          </table:table-cell>
          <table:table-cell table:formula="of:=[.A440]*[.B440]" office:value-type="float" office:value="371205.12">
            <text:p>371205,12</text:p>
          </table:table-cell>
          <table:table-cell table:number-columns-repeated="3"/>
        </table:table-row>
        <table:table-row table:style-name="ro2">
          <table:table-cell office:value-type="float" office:value="441">
            <text:p>441</text:p>
          </table:table-cell>
          <table:table-cell table:formula="of:=[$'2016'.$F$2]" office:value-type="float" office:value="843.648">
            <text:p>843,648</text:p>
          </table:table-cell>
          <table:table-cell table:formula="of:=[.A441]*[.B441]" office:value-type="float" office:value="372048.768">
            <text:p>372048,768</text:p>
          </table:table-cell>
          <table:table-cell table:number-columns-repeated="3"/>
        </table:table-row>
        <table:table-row table:style-name="ro2">
          <table:table-cell office:value-type="float" office:value="442">
            <text:p>442</text:p>
          </table:table-cell>
          <table:table-cell table:formula="of:=[$'2016'.$F$2]" office:value-type="float" office:value="843.648">
            <text:p>843,648</text:p>
          </table:table-cell>
          <table:table-cell table:formula="of:=[.A442]*[.B442]" office:value-type="float" office:value="372892.416">
            <text:p>372892,416</text:p>
          </table:table-cell>
          <table:table-cell table:number-columns-repeated="3"/>
        </table:table-row>
        <table:table-row table:style-name="ro2">
          <table:table-cell office:value-type="float" office:value="443">
            <text:p>443</text:p>
          </table:table-cell>
          <table:table-cell table:formula="of:=[$'2016'.$F$2]" office:value-type="float" office:value="843.648">
            <text:p>843,648</text:p>
          </table:table-cell>
          <table:table-cell table:formula="of:=[.A443]*[.B443]" office:value-type="float" office:value="373736.064">
            <text:p>373736,064</text:p>
          </table:table-cell>
          <table:table-cell table:number-columns-repeated="3"/>
        </table:table-row>
        <table:table-row table:style-name="ro2">
          <table:table-cell office:value-type="float" office:value="444">
            <text:p>444</text:p>
          </table:table-cell>
          <table:table-cell table:formula="of:=[$'2016'.$F$2]" office:value-type="float" office:value="843.648">
            <text:p>843,648</text:p>
          </table:table-cell>
          <table:table-cell table:formula="of:=[.A444]*[.B444]" office:value-type="float" office:value="374579.712">
            <text:p>374579,712</text:p>
          </table:table-cell>
          <table:table-cell table:number-columns-repeated="3"/>
        </table:table-row>
        <table:table-row table:style-name="ro2">
          <table:table-cell office:value-type="float" office:value="445">
            <text:p>445</text:p>
          </table:table-cell>
          <table:table-cell table:formula="of:=[$'2016'.$F$2]" office:value-type="float" office:value="843.648">
            <text:p>843,648</text:p>
          </table:table-cell>
          <table:table-cell table:formula="of:=[.A445]*[.B445]" office:value-type="float" office:value="375423.36">
            <text:p>375423,36</text:p>
          </table:table-cell>
          <table:table-cell table:number-columns-repeated="3"/>
        </table:table-row>
        <table:table-row table:style-name="ro2">
          <table:table-cell office:value-type="float" office:value="446">
            <text:p>446</text:p>
          </table:table-cell>
          <table:table-cell table:formula="of:=[$'2016'.$F$2]" office:value-type="float" office:value="843.648">
            <text:p>843,648</text:p>
          </table:table-cell>
          <table:table-cell table:formula="of:=[.A446]*[.B446]" office:value-type="float" office:value="376267.008">
            <text:p>376267,008</text:p>
          </table:table-cell>
          <table:table-cell table:number-columns-repeated="3"/>
        </table:table-row>
        <table:table-row table:style-name="ro2">
          <table:table-cell office:value-type="float" office:value="447">
            <text:p>447</text:p>
          </table:table-cell>
          <table:table-cell table:formula="of:=[$'2016'.$F$2]" office:value-type="float" office:value="843.648">
            <text:p>843,648</text:p>
          </table:table-cell>
          <table:table-cell table:formula="of:=[.A447]*[.B447]" office:value-type="float" office:value="377110.656">
            <text:p>377110,656</text:p>
          </table:table-cell>
          <table:table-cell table:number-columns-repeated="3"/>
        </table:table-row>
        <table:table-row table:style-name="ro2">
          <table:table-cell office:value-type="float" office:value="448">
            <text:p>448</text:p>
          </table:table-cell>
          <table:table-cell table:formula="of:=[$'2016'.$F$2]" office:value-type="float" office:value="843.648">
            <text:p>843,648</text:p>
          </table:table-cell>
          <table:table-cell table:formula="of:=[.A448]*[.B448]" office:value-type="float" office:value="377954.304">
            <text:p>377954,304</text:p>
          </table:table-cell>
          <table:table-cell table:number-columns-repeated="3"/>
        </table:table-row>
        <table:table-row table:style-name="ro2">
          <table:table-cell office:value-type="float" office:value="449">
            <text:p>449</text:p>
          </table:table-cell>
          <table:table-cell table:formula="of:=[$'2016'.$F$2]" office:value-type="float" office:value="843.648">
            <text:p>843,648</text:p>
          </table:table-cell>
          <table:table-cell table:formula="of:=[.A449]*[.B449]" office:value-type="float" office:value="378797.952">
            <text:p>378797,952</text:p>
          </table:table-cell>
          <table:table-cell table:number-columns-repeated="3"/>
        </table:table-row>
        <table:table-row table:style-name="ro2">
          <table:table-cell office:value-type="float" office:value="450">
            <text:p>450</text:p>
          </table:table-cell>
          <table:table-cell table:formula="of:=[$'2016'.$F$2]" office:value-type="float" office:value="843.648">
            <text:p>843,648</text:p>
          </table:table-cell>
          <table:table-cell table:formula="of:=[.A450]*[.B450]" office:value-type="float" office:value="379641.6">
            <text:p>379641,6</text:p>
          </table:table-cell>
          <table:table-cell table:number-columns-repeated="3"/>
        </table:table-row>
        <table:table-row table:style-name="ro2">
          <table:table-cell office:value-type="float" office:value="451">
            <text:p>451</text:p>
          </table:table-cell>
          <table:table-cell table:formula="of:=[$'2016'.$F$2]" office:value-type="float" office:value="843.648">
            <text:p>843,648</text:p>
          </table:table-cell>
          <table:table-cell table:formula="of:=[.A451]*[.B451]" office:value-type="float" office:value="380485.248">
            <text:p>380485,248</text:p>
          </table:table-cell>
          <table:table-cell table:number-columns-repeated="3"/>
        </table:table-row>
        <table:table-row table:style-name="ro2">
          <table:table-cell office:value-type="float" office:value="452">
            <text:p>452</text:p>
          </table:table-cell>
          <table:table-cell table:formula="of:=[$'2016'.$F$2]" office:value-type="float" office:value="843.648">
            <text:p>843,648</text:p>
          </table:table-cell>
          <table:table-cell table:formula="of:=[.A452]*[.B452]" office:value-type="float" office:value="381328.896">
            <text:p>381328,896</text:p>
          </table:table-cell>
          <table:table-cell table:number-columns-repeated="3"/>
        </table:table-row>
        <table:table-row table:style-name="ro2">
          <table:table-cell office:value-type="float" office:value="453">
            <text:p>453</text:p>
          </table:table-cell>
          <table:table-cell table:formula="of:=[$'2016'.$F$2]" office:value-type="float" office:value="843.648">
            <text:p>843,648</text:p>
          </table:table-cell>
          <table:table-cell table:formula="of:=[.A453]*[.B453]" office:value-type="float" office:value="382172.544">
            <text:p>382172,544</text:p>
          </table:table-cell>
          <table:table-cell table:number-columns-repeated="3"/>
        </table:table-row>
        <table:table-row table:style-name="ro2">
          <table:table-cell office:value-type="float" office:value="454">
            <text:p>454</text:p>
          </table:table-cell>
          <table:table-cell table:formula="of:=[$'2016'.$F$2]" office:value-type="float" office:value="843.648">
            <text:p>843,648</text:p>
          </table:table-cell>
          <table:table-cell table:formula="of:=[.A454]*[.B454]" office:value-type="float" office:value="383016.192">
            <text:p>383016,192</text:p>
          </table:table-cell>
          <table:table-cell table:number-columns-repeated="3"/>
        </table:table-row>
        <table:table-row table:style-name="ro2">
          <table:table-cell office:value-type="float" office:value="455">
            <text:p>455</text:p>
          </table:table-cell>
          <table:table-cell table:formula="of:=[$'2016'.$F$2]" office:value-type="float" office:value="843.648">
            <text:p>843,648</text:p>
          </table:table-cell>
          <table:table-cell table:formula="of:=[.A455]*[.B455]" office:value-type="float" office:value="383859.84">
            <text:p>383859,84</text:p>
          </table:table-cell>
          <table:table-cell table:number-columns-repeated="3"/>
        </table:table-row>
        <table:table-row table:style-name="ro2">
          <table:table-cell office:value-type="float" office:value="456">
            <text:p>456</text:p>
          </table:table-cell>
          <table:table-cell table:formula="of:=[$'2016'.$F$2]" office:value-type="float" office:value="843.648">
            <text:p>843,648</text:p>
          </table:table-cell>
          <table:table-cell table:formula="of:=[.A456]*[.B456]" office:value-type="float" office:value="384703.488">
            <text:p>384703,488</text:p>
          </table:table-cell>
          <table:table-cell table:number-columns-repeated="3"/>
        </table:table-row>
        <table:table-row table:style-name="ro2">
          <table:table-cell office:value-type="float" office:value="457">
            <text:p>457</text:p>
          </table:table-cell>
          <table:table-cell table:formula="of:=[$'2016'.$F$2]" office:value-type="float" office:value="843.648">
            <text:p>843,648</text:p>
          </table:table-cell>
          <table:table-cell table:formula="of:=[.A457]*[.B457]" office:value-type="float" office:value="385547.136">
            <text:p>385547,136</text:p>
          </table:table-cell>
          <table:table-cell table:number-columns-repeated="3"/>
        </table:table-row>
        <table:table-row table:style-name="ro2">
          <table:table-cell office:value-type="float" office:value="458">
            <text:p>458</text:p>
          </table:table-cell>
          <table:table-cell table:formula="of:=[$'2016'.$F$2]" office:value-type="float" office:value="843.648">
            <text:p>843,648</text:p>
          </table:table-cell>
          <table:table-cell table:formula="of:=[.A458]*[.B458]" office:value-type="float" office:value="386390.784">
            <text:p>386390,784</text:p>
          </table:table-cell>
          <table:table-cell table:number-columns-repeated="3"/>
        </table:table-row>
        <table:table-row table:style-name="ro2">
          <table:table-cell office:value-type="float" office:value="459">
            <text:p>459</text:p>
          </table:table-cell>
          <table:table-cell table:formula="of:=[$'2016'.$F$2]" office:value-type="float" office:value="843.648">
            <text:p>843,648</text:p>
          </table:table-cell>
          <table:table-cell table:formula="of:=[.A459]*[.B459]" office:value-type="float" office:value="387234.432">
            <text:p>387234,432</text:p>
          </table:table-cell>
          <table:table-cell table:number-columns-repeated="3"/>
        </table:table-row>
        <table:table-row table:style-name="ro2">
          <table:table-cell office:value-type="float" office:value="460">
            <text:p>460</text:p>
          </table:table-cell>
          <table:table-cell table:formula="of:=[$'2016'.$F$2]" office:value-type="float" office:value="843.648">
            <text:p>843,648</text:p>
          </table:table-cell>
          <table:table-cell table:formula="of:=[.A460]*[.B460]" office:value-type="float" office:value="388078.08">
            <text:p>388078,08</text:p>
          </table:table-cell>
          <table:table-cell table:number-columns-repeated="3"/>
        </table:table-row>
        <table:table-row table:style-name="ro2">
          <table:table-cell office:value-type="float" office:value="461">
            <text:p>461</text:p>
          </table:table-cell>
          <table:table-cell table:formula="of:=[$'2016'.$F$2]" office:value-type="float" office:value="843.648">
            <text:p>843,648</text:p>
          </table:table-cell>
          <table:table-cell table:formula="of:=[.A461]*[.B461]" office:value-type="float" office:value="388921.728">
            <text:p>388921,728</text:p>
          </table:table-cell>
          <table:table-cell table:number-columns-repeated="3"/>
        </table:table-row>
        <table:table-row table:style-name="ro2">
          <table:table-cell office:value-type="float" office:value="462">
            <text:p>462</text:p>
          </table:table-cell>
          <table:table-cell table:formula="of:=[$'2016'.$F$2]" office:value-type="float" office:value="843.648">
            <text:p>843,648</text:p>
          </table:table-cell>
          <table:table-cell table:formula="of:=[.A462]*[.B462]" office:value-type="float" office:value="389765.376">
            <text:p>389765,376</text:p>
          </table:table-cell>
          <table:table-cell table:number-columns-repeated="3"/>
        </table:table-row>
        <table:table-row table:style-name="ro2">
          <table:table-cell office:value-type="float" office:value="463">
            <text:p>463</text:p>
          </table:table-cell>
          <table:table-cell table:formula="of:=[$'2016'.$F$2]" office:value-type="float" office:value="843.648">
            <text:p>843,648</text:p>
          </table:table-cell>
          <table:table-cell table:formula="of:=[.A463]*[.B463]" office:value-type="float" office:value="390609.024">
            <text:p>390609,024</text:p>
          </table:table-cell>
          <table:table-cell table:number-columns-repeated="3"/>
        </table:table-row>
        <table:table-row table:style-name="ro2">
          <table:table-cell office:value-type="float" office:value="464">
            <text:p>464</text:p>
          </table:table-cell>
          <table:table-cell table:formula="of:=[$'2016'.$F$2]" office:value-type="float" office:value="843.648">
            <text:p>843,648</text:p>
          </table:table-cell>
          <table:table-cell table:formula="of:=[.A464]*[.B464]" office:value-type="float" office:value="391452.672">
            <text:p>391452,672</text:p>
          </table:table-cell>
          <table:table-cell table:number-columns-repeated="3"/>
        </table:table-row>
        <table:table-row table:style-name="ro2">
          <table:table-cell office:value-type="float" office:value="465">
            <text:p>465</text:p>
          </table:table-cell>
          <table:table-cell table:formula="of:=[$'2016'.$F$2]" office:value-type="float" office:value="843.648">
            <text:p>843,648</text:p>
          </table:table-cell>
          <table:table-cell table:formula="of:=[.A465]*[.B465]" office:value-type="float" office:value="392296.32">
            <text:p>392296,32</text:p>
          </table:table-cell>
          <table:table-cell table:number-columns-repeated="3"/>
        </table:table-row>
        <table:table-row table:style-name="ro2">
          <table:table-cell office:value-type="float" office:value="466">
            <text:p>466</text:p>
          </table:table-cell>
          <table:table-cell table:formula="of:=[$'2016'.$F$2]" office:value-type="float" office:value="843.648">
            <text:p>843,648</text:p>
          </table:table-cell>
          <table:table-cell table:formula="of:=[.A466]*[.B466]" office:value-type="float" office:value="393139.968">
            <text:p>393139,968</text:p>
          </table:table-cell>
          <table:table-cell table:number-columns-repeated="3"/>
        </table:table-row>
        <table:table-row table:style-name="ro2">
          <table:table-cell office:value-type="float" office:value="467">
            <text:p>467</text:p>
          </table:table-cell>
          <table:table-cell table:formula="of:=[$'2016'.$F$2]" office:value-type="float" office:value="843.648">
            <text:p>843,648</text:p>
          </table:table-cell>
          <table:table-cell table:formula="of:=[.A467]*[.B467]" office:value-type="float" office:value="393983.616">
            <text:p>393983,616</text:p>
          </table:table-cell>
          <table:table-cell table:number-columns-repeated="3"/>
        </table:table-row>
        <table:table-row table:style-name="ro2">
          <table:table-cell office:value-type="float" office:value="468">
            <text:p>468</text:p>
          </table:table-cell>
          <table:table-cell table:formula="of:=[$'2016'.$F$2]" office:value-type="float" office:value="843.648">
            <text:p>843,648</text:p>
          </table:table-cell>
          <table:table-cell table:formula="of:=[.A468]*[.B468]" office:value-type="float" office:value="394827.264">
            <text:p>394827,264</text:p>
          </table:table-cell>
          <table:table-cell table:number-columns-repeated="3"/>
        </table:table-row>
        <table:table-row table:style-name="ro2">
          <table:table-cell office:value-type="float" office:value="469">
            <text:p>469</text:p>
          </table:table-cell>
          <table:table-cell table:formula="of:=[$'2016'.$F$2]" office:value-type="float" office:value="843.648">
            <text:p>843,648</text:p>
          </table:table-cell>
          <table:table-cell table:formula="of:=[.A469]*[.B469]" office:value-type="float" office:value="395670.912">
            <text:p>395670,912</text:p>
          </table:table-cell>
          <table:table-cell table:number-columns-repeated="3"/>
        </table:table-row>
        <table:table-row table:style-name="ro2">
          <table:table-cell office:value-type="float" office:value="470">
            <text:p>470</text:p>
          </table:table-cell>
          <table:table-cell table:formula="of:=[$'2016'.$F$2]" office:value-type="float" office:value="843.648">
            <text:p>843,648</text:p>
          </table:table-cell>
          <table:table-cell table:formula="of:=[.A470]*[.B470]" office:value-type="float" office:value="396514.56">
            <text:p>396514,56</text:p>
          </table:table-cell>
          <table:table-cell table:number-columns-repeated="3"/>
        </table:table-row>
        <table:table-row table:style-name="ro2">
          <table:table-cell office:value-type="float" office:value="471">
            <text:p>471</text:p>
          </table:table-cell>
          <table:table-cell table:formula="of:=[$'2016'.$F$2]" office:value-type="float" office:value="843.648">
            <text:p>843,648</text:p>
          </table:table-cell>
          <table:table-cell table:formula="of:=[.A471]*[.B471]" office:value-type="float" office:value="397358.208">
            <text:p>397358,208</text:p>
          </table:table-cell>
          <table:table-cell table:number-columns-repeated="3"/>
        </table:table-row>
        <table:table-row table:style-name="ro2">
          <table:table-cell office:value-type="float" office:value="472">
            <text:p>472</text:p>
          </table:table-cell>
          <table:table-cell table:formula="of:=[$'2016'.$F$2]" office:value-type="float" office:value="843.648">
            <text:p>843,648</text:p>
          </table:table-cell>
          <table:table-cell table:formula="of:=[.A472]*[.B472]" office:value-type="float" office:value="398201.856">
            <text:p>398201,856</text:p>
          </table:table-cell>
          <table:table-cell table:number-columns-repeated="3"/>
        </table:table-row>
        <table:table-row table:style-name="ro2">
          <table:table-cell office:value-type="float" office:value="473">
            <text:p>473</text:p>
          </table:table-cell>
          <table:table-cell table:formula="of:=[$'2016'.$F$2]" office:value-type="float" office:value="843.648">
            <text:p>843,648</text:p>
          </table:table-cell>
          <table:table-cell table:formula="of:=[.A473]*[.B473]" office:value-type="float" office:value="399045.504">
            <text:p>399045,504</text:p>
          </table:table-cell>
          <table:table-cell table:number-columns-repeated="3"/>
        </table:table-row>
        <table:table-row table:style-name="ro2">
          <table:table-cell office:value-type="float" office:value="474">
            <text:p>474</text:p>
          </table:table-cell>
          <table:table-cell table:formula="of:=[$'2016'.$F$2]" office:value-type="float" office:value="843.648">
            <text:p>843,648</text:p>
          </table:table-cell>
          <table:table-cell table:formula="of:=[.A474]*[.B474]" office:value-type="float" office:value="399889.152">
            <text:p>399889,152</text:p>
          </table:table-cell>
          <table:table-cell table:number-columns-repeated="3"/>
        </table:table-row>
        <table:table-row table:style-name="ro2">
          <table:table-cell office:value-type="float" office:value="475">
            <text:p>475</text:p>
          </table:table-cell>
          <table:table-cell table:formula="of:=[$'2016'.$F$2]" office:value-type="float" office:value="843.648">
            <text:p>843,648</text:p>
          </table:table-cell>
          <table:table-cell table:formula="of:=[.A475]*[.B475]" office:value-type="float" office:value="400732.8">
            <text:p>400732,8</text:p>
          </table:table-cell>
          <table:table-cell table:number-columns-repeated="3"/>
        </table:table-row>
        <table:table-row table:style-name="ro2">
          <table:table-cell office:value-type="float" office:value="476">
            <text:p>476</text:p>
          </table:table-cell>
          <table:table-cell table:formula="of:=[$'2016'.$F$2]" office:value-type="float" office:value="843.648">
            <text:p>843,648</text:p>
          </table:table-cell>
          <table:table-cell table:formula="of:=[.A476]*[.B476]" office:value-type="float" office:value="401576.448">
            <text:p>401576,448</text:p>
          </table:table-cell>
          <table:table-cell table:number-columns-repeated="3"/>
        </table:table-row>
        <table:table-row table:style-name="ro2">
          <table:table-cell office:value-type="float" office:value="477">
            <text:p>477</text:p>
          </table:table-cell>
          <table:table-cell table:formula="of:=[$'2016'.$F$2]" office:value-type="float" office:value="843.648">
            <text:p>843,648</text:p>
          </table:table-cell>
          <table:table-cell table:formula="of:=[.A477]*[.B477]" office:value-type="float" office:value="402420.096">
            <text:p>402420,096</text:p>
          </table:table-cell>
          <table:table-cell table:number-columns-repeated="3"/>
        </table:table-row>
        <table:table-row table:style-name="ro2">
          <table:table-cell office:value-type="float" office:value="478">
            <text:p>478</text:p>
          </table:table-cell>
          <table:table-cell table:formula="of:=[$'2016'.$F$2]" office:value-type="float" office:value="843.648">
            <text:p>843,648</text:p>
          </table:table-cell>
          <table:table-cell table:formula="of:=[.A478]*[.B478]" office:value-type="float" office:value="403263.744">
            <text:p>403263,744</text:p>
          </table:table-cell>
          <table:table-cell table:number-columns-repeated="3"/>
        </table:table-row>
        <table:table-row table:style-name="ro2">
          <table:table-cell office:value-type="float" office:value="479">
            <text:p>479</text:p>
          </table:table-cell>
          <table:table-cell table:formula="of:=[$'2016'.$F$2]" office:value-type="float" office:value="843.648">
            <text:p>843,648</text:p>
          </table:table-cell>
          <table:table-cell table:formula="of:=[.A479]*[.B479]" office:value-type="float" office:value="404107.392">
            <text:p>404107,392</text:p>
          </table:table-cell>
          <table:table-cell table:number-columns-repeated="3"/>
        </table:table-row>
        <table:table-row table:style-name="ro2">
          <table:table-cell office:value-type="float" office:value="480">
            <text:p>480</text:p>
          </table:table-cell>
          <table:table-cell table:formula="of:=[$'2016'.$F$2]" office:value-type="float" office:value="843.648">
            <text:p>843,648</text:p>
          </table:table-cell>
          <table:table-cell table:formula="of:=[.A480]*[.B480]" office:value-type="float" office:value="404951.04">
            <text:p>404951,04</text:p>
          </table:table-cell>
          <table:table-cell table:number-columns-repeated="3"/>
        </table:table-row>
        <table:table-row table:style-name="ro2">
          <table:table-cell office:value-type="float" office:value="481">
            <text:p>481</text:p>
          </table:table-cell>
          <table:table-cell table:formula="of:=[$'2016'.$F$2]" office:value-type="float" office:value="843.648">
            <text:p>843,648</text:p>
          </table:table-cell>
          <table:table-cell table:formula="of:=[.A481]*[.B481]" office:value-type="float" office:value="405794.688">
            <text:p>405794,688</text:p>
          </table:table-cell>
          <table:table-cell table:number-columns-repeated="3"/>
        </table:table-row>
        <table:table-row table:style-name="ro2">
          <table:table-cell office:value-type="float" office:value="482">
            <text:p>482</text:p>
          </table:table-cell>
          <table:table-cell table:formula="of:=[$'2016'.$F$2]" office:value-type="float" office:value="843.648">
            <text:p>843,648</text:p>
          </table:table-cell>
          <table:table-cell table:formula="of:=[.A482]*[.B482]" office:value-type="float" office:value="406638.336">
            <text:p>406638,336</text:p>
          </table:table-cell>
          <table:table-cell table:number-columns-repeated="3"/>
        </table:table-row>
        <table:table-row table:style-name="ro2">
          <table:table-cell office:value-type="float" office:value="483">
            <text:p>483</text:p>
          </table:table-cell>
          <table:table-cell table:formula="of:=[$'2016'.$F$2]" office:value-type="float" office:value="843.648">
            <text:p>843,648</text:p>
          </table:table-cell>
          <table:table-cell table:formula="of:=[.A483]*[.B483]" office:value-type="float" office:value="407481.984">
            <text:p>407481,984</text:p>
          </table:table-cell>
          <table:table-cell table:number-columns-repeated="3"/>
        </table:table-row>
        <table:table-row table:style-name="ro2">
          <table:table-cell office:value-type="float" office:value="484">
            <text:p>484</text:p>
          </table:table-cell>
          <table:table-cell table:formula="of:=[$'2016'.$F$2]" office:value-type="float" office:value="843.648">
            <text:p>843,648</text:p>
          </table:table-cell>
          <table:table-cell table:formula="of:=[.A484]*[.B484]" office:value-type="float" office:value="408325.632">
            <text:p>408325,632</text:p>
          </table:table-cell>
          <table:table-cell table:number-columns-repeated="3"/>
        </table:table-row>
        <table:table-row table:style-name="ro2">
          <table:table-cell office:value-type="float" office:value="485">
            <text:p>485</text:p>
          </table:table-cell>
          <table:table-cell table:formula="of:=[$'2016'.$F$2]" office:value-type="float" office:value="843.648">
            <text:p>843,648</text:p>
          </table:table-cell>
          <table:table-cell table:formula="of:=[.A485]*[.B485]" office:value-type="float" office:value="409169.28">
            <text:p>409169,28</text:p>
          </table:table-cell>
          <table:table-cell table:number-columns-repeated="3"/>
        </table:table-row>
        <table:table-row table:style-name="ro2">
          <table:table-cell office:value-type="float" office:value="486">
            <text:p>486</text:p>
          </table:table-cell>
          <table:table-cell table:formula="of:=[$'2016'.$F$2]" office:value-type="float" office:value="843.648">
            <text:p>843,648</text:p>
          </table:table-cell>
          <table:table-cell table:formula="of:=[.A486]*[.B486]" office:value-type="float" office:value="410012.928">
            <text:p>410012,928</text:p>
          </table:table-cell>
          <table:table-cell table:number-columns-repeated="3"/>
        </table:table-row>
        <table:table-row table:style-name="ro2">
          <table:table-cell office:value-type="float" office:value="487">
            <text:p>487</text:p>
          </table:table-cell>
          <table:table-cell table:formula="of:=[$'2016'.$F$2]" office:value-type="float" office:value="843.648">
            <text:p>843,648</text:p>
          </table:table-cell>
          <table:table-cell table:formula="of:=[.A487]*[.B487]" office:value-type="float" office:value="410856.576">
            <text:p>410856,576</text:p>
          </table:table-cell>
          <table:table-cell table:number-columns-repeated="3"/>
        </table:table-row>
        <table:table-row table:style-name="ro2">
          <table:table-cell office:value-type="float" office:value="488">
            <text:p>488</text:p>
          </table:table-cell>
          <table:table-cell table:formula="of:=[$'2016'.$F$2]" office:value-type="float" office:value="843.648">
            <text:p>843,648</text:p>
          </table:table-cell>
          <table:table-cell table:formula="of:=[.A488]*[.B488]" office:value-type="float" office:value="411700.224">
            <text:p>411700,224</text:p>
          </table:table-cell>
          <table:table-cell table:number-columns-repeated="3"/>
        </table:table-row>
        <table:table-row table:style-name="ro2">
          <table:table-cell office:value-type="float" office:value="489">
            <text:p>489</text:p>
          </table:table-cell>
          <table:table-cell table:formula="of:=[$'2016'.$F$2]" office:value-type="float" office:value="843.648">
            <text:p>843,648</text:p>
          </table:table-cell>
          <table:table-cell table:formula="of:=[.A489]*[.B489]" office:value-type="float" office:value="412543.872">
            <text:p>412543,872</text:p>
          </table:table-cell>
          <table:table-cell table:number-columns-repeated="3"/>
        </table:table-row>
        <table:table-row table:style-name="ro2">
          <table:table-cell office:value-type="float" office:value="490">
            <text:p>490</text:p>
          </table:table-cell>
          <table:table-cell table:formula="of:=[$'2016'.$F$2]" office:value-type="float" office:value="843.648">
            <text:p>843,648</text:p>
          </table:table-cell>
          <table:table-cell table:formula="of:=[.A490]*[.B490]" office:value-type="float" office:value="413387.52">
            <text:p>413387,52</text:p>
          </table:table-cell>
          <table:table-cell table:number-columns-repeated="3"/>
        </table:table-row>
        <table:table-row table:style-name="ro2">
          <table:table-cell office:value-type="float" office:value="491">
            <text:p>491</text:p>
          </table:table-cell>
          <table:table-cell table:formula="of:=[$'2016'.$F$2]" office:value-type="float" office:value="843.648">
            <text:p>843,648</text:p>
          </table:table-cell>
          <table:table-cell table:formula="of:=[.A491]*[.B491]" office:value-type="float" office:value="414231.168">
            <text:p>414231,168</text:p>
          </table:table-cell>
          <table:table-cell table:number-columns-repeated="3"/>
        </table:table-row>
        <table:table-row table:style-name="ro2">
          <table:table-cell office:value-type="float" office:value="492">
            <text:p>492</text:p>
          </table:table-cell>
          <table:table-cell table:formula="of:=[$'2016'.$F$2]" office:value-type="float" office:value="843.648">
            <text:p>843,648</text:p>
          </table:table-cell>
          <table:table-cell table:formula="of:=[.A492]*[.B492]" office:value-type="float" office:value="415074.816">
            <text:p>415074,816</text:p>
          </table:table-cell>
          <table:table-cell table:number-columns-repeated="3"/>
        </table:table-row>
        <table:table-row table:style-name="ro2">
          <table:table-cell office:value-type="float" office:value="493">
            <text:p>493</text:p>
          </table:table-cell>
          <table:table-cell table:formula="of:=[$'2016'.$F$2]" office:value-type="float" office:value="843.648">
            <text:p>843,648</text:p>
          </table:table-cell>
          <table:table-cell table:formula="of:=[.A493]*[.B493]" office:value-type="float" office:value="415918.464">
            <text:p>415918,464</text:p>
          </table:table-cell>
          <table:table-cell table:number-columns-repeated="3"/>
        </table:table-row>
        <table:table-row table:style-name="ro2">
          <table:table-cell office:value-type="float" office:value="494">
            <text:p>494</text:p>
          </table:table-cell>
          <table:table-cell table:formula="of:=[$'2016'.$F$2]" office:value-type="float" office:value="843.648">
            <text:p>843,648</text:p>
          </table:table-cell>
          <table:table-cell table:formula="of:=[.A494]*[.B494]" office:value-type="float" office:value="416762.112">
            <text:p>416762,112</text:p>
          </table:table-cell>
          <table:table-cell table:number-columns-repeated="3"/>
        </table:table-row>
        <table:table-row table:style-name="ro2">
          <table:table-cell office:value-type="float" office:value="495">
            <text:p>495</text:p>
          </table:table-cell>
          <table:table-cell table:formula="of:=[$'2016'.$F$2]" office:value-type="float" office:value="843.648">
            <text:p>843,648</text:p>
          </table:table-cell>
          <table:table-cell table:formula="of:=[.A495]*[.B495]" office:value-type="float" office:value="417605.76">
            <text:p>417605,76</text:p>
          </table:table-cell>
          <table:table-cell table:number-columns-repeated="3"/>
        </table:table-row>
        <table:table-row table:style-name="ro2">
          <table:table-cell office:value-type="float" office:value="496">
            <text:p>496</text:p>
          </table:table-cell>
          <table:table-cell table:formula="of:=[$'2016'.$F$2]" office:value-type="float" office:value="843.648">
            <text:p>843,648</text:p>
          </table:table-cell>
          <table:table-cell table:formula="of:=[.A496]*[.B496]" office:value-type="float" office:value="418449.408">
            <text:p>418449,408</text:p>
          </table:table-cell>
          <table:table-cell table:number-columns-repeated="3"/>
        </table:table-row>
        <table:table-row table:style-name="ro2">
          <table:table-cell office:value-type="float" office:value="497">
            <text:p>497</text:p>
          </table:table-cell>
          <table:table-cell table:formula="of:=[$'2016'.$F$2]" office:value-type="float" office:value="843.648">
            <text:p>843,648</text:p>
          </table:table-cell>
          <table:table-cell table:formula="of:=[.A497]*[.B497]" office:value-type="float" office:value="419293.056">
            <text:p>419293,056</text:p>
          </table:table-cell>
          <table:table-cell table:number-columns-repeated="3"/>
        </table:table-row>
        <table:table-row table:style-name="ro2">
          <table:table-cell office:value-type="float" office:value="498">
            <text:p>498</text:p>
          </table:table-cell>
          <table:table-cell table:formula="of:=[$'2016'.$F$2]" office:value-type="float" office:value="843.648">
            <text:p>843,648</text:p>
          </table:table-cell>
          <table:table-cell table:formula="of:=[.A498]*[.B498]" office:value-type="float" office:value="420136.704">
            <text:p>420136,704</text:p>
          </table:table-cell>
          <table:table-cell table:number-columns-repeated="3"/>
        </table:table-row>
        <table:table-row table:style-name="ro2">
          <table:table-cell office:value-type="float" office:value="499">
            <text:p>499</text:p>
          </table:table-cell>
          <table:table-cell table:formula="of:=[$'2016'.$F$2]" office:value-type="float" office:value="843.648">
            <text:p>843,648</text:p>
          </table:table-cell>
          <table:table-cell table:formula="of:=[.A499]*[.B499]" office:value-type="float" office:value="420980.352">
            <text:p>420980,352</text:p>
          </table:table-cell>
          <table:table-cell table:number-columns-repeated="3"/>
        </table:table-row>
        <table:table-row table:style-name="ro2">
          <table:table-cell office:value-type="float" office:value="500">
            <text:p>500</text:p>
          </table:table-cell>
          <table:table-cell table:formula="of:=[$'2016'.$F$2]" office:value-type="float" office:value="843.648">
            <text:p>843,648</text:p>
          </table:table-cell>
          <table:table-cell table:formula="of:=[.A500]*[.B500]" office:value-type="float" office:value="421824">
            <text:p>421824</text:p>
          </table:table-cell>
          <table:table-cell table:number-columns-repeated="3"/>
        </table:table-row>
      </table:table>
      <table:table table:name="2017" table:style-name="ta1"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29246.464">
            <text:p>29246,464</text:p>
          </table:table-cell>
          <table:table-cell table:formula="of:=[$'2017'.$E$2]" office:value-type="float" office:value="29246.464">
            <text:p>29246,464</text:p>
          </table:table-cell>
          <table:table-cell/>
          <table:table-cell office:value-type="string">
            <text:p>Min (up to 30)</text:p>
          </table:table-cell>
          <table:table-cell office:value-type="string">
            <text:p>Per user &gt; 3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14623.232">
            <text:p>14623,232</text:p>
          </table:table-cell>
          <table:table-cell table:formula="of:=[$'2017'.$E$2]" office:value-type="float" office:value="29246.464">
            <text:p>29246,464</text:p>
          </table:table-cell>
          <table:table-cell/>
          <table:table-cell table:formula="of:=['2016'.E2]*1.04" office:value-type="float" office:value="29246.464">
            <text:p>29246,464</text:p>
          </table:table-cell>
          <table:table-cell table:formula="of:=['2016'.F2]*1.04" office:value-type="float" office:value="877.39392">
            <text:p>877,39392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9748.82133333334">
            <text:p>9748,821333333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7311.616">
            <text:p>7311,61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[.C2]/[.A5]" office:value-type="float" office:value="5849.2928">
            <text:p>5849,292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formula="of:=[.C6]/[.A6]" office:value-type="float" office:value="4874.41066666667">
            <text:p>4874,410666666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formula="of:=[.C7]/[.A7]" office:value-type="float" office:value="4178.06628571429">
            <text:p>4178,066285714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[.C8]/[.A8]" office:value-type="float" office:value="3655.808">
            <text:p>3655,80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[.C9]/[.A9]" office:value-type="float" office:value="3249.60711111111">
            <text:p>3249,607111111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[.C10]/[.A10]" office:value-type="float" office:value="2924.6464">
            <text:p>2924,646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formula="of:=[.C11]/[.A11]" office:value-type="float" office:value="2658.76945454545">
            <text:p>2658,769454545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formula="of:=[.C12]/[.A12]" office:value-type="float" office:value="2437.20533333333">
            <text:p>2437,205333333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formula="of:=[.C13]/[.A13]" office:value-type="float" office:value="2249.728">
            <text:p>2249,72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formula="of:=[.C14]/[.A14]" office:value-type="float" office:value="2089.03314285714">
            <text:p>2089,033142857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formula="of:=[.C15]/[.A15]" office:value-type="float" office:value="1949.76426666667">
            <text:p>1949,764266666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formula="of:=[.C16]/[.A16]" office:value-type="float" office:value="1827.904">
            <text:p>1827,90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formula="of:=[.C17]/[.A17]" office:value-type="float" office:value="1720.38023529412">
            <text:p>1720,380235294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formula="of:=[.C18]/[.A18]" office:value-type="float" office:value="1624.80355555556">
            <text:p>1624,803555555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formula="of:=[.C19]/[.A19]" office:value-type="float" office:value="1539.28757894737">
            <text:p>1539,287578947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formula="of:=[.C20]/[.A20]" office:value-type="float" office:value="1462.3232">
            <text:p>1462,323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formula="of:=[.C21]/[.A21]" office:value-type="float" office:value="1392.68876190476">
            <text:p>1392,688761904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formula="of:=[.C22]/[.A22]" office:value-type="float" office:value="1329.38472727273">
            <text:p>1329,384727272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formula="of:=[.C23]/[.A23]" office:value-type="float" office:value="1271.58539130435">
            <text:p>1271,585391304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formula="of:=[.C24]/[.A24]" office:value-type="float" office:value="1218.60266666667">
            <text:p>1218,602666666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formula="of:=[.C25]/[.A25]" office:value-type="float" office:value="1169.85856">
            <text:p>1169,8585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formula="of:=[.C26]/[.A26]" office:value-type="float" office:value="1124.864">
            <text:p>1124,86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formula="of:=[.C27]/[.A27]" office:value-type="float" office:value="1083.20237037037">
            <text:p>1083,202370370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formula="of:=[.C28]/[.A28]" office:value-type="float" office:value="1044.51657142857">
            <text:p>1044,516571428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formula="of:=[.C29]/[.A29]" office:value-type="float" office:value="1008.49875862069">
            <text:p>1008,498758620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[.C30]/[.A30]" office:value-type="float" office:value="974.882133333333">
            <text:p>974,882133333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formula="of:=[$'2017'.$F$2]" office:value-type="float" office:value="877.39392">
            <text:p>877,39392</text:p>
          </table:table-cell>
          <table:table-cell table:formula="of:=[.A31]*[.B31]" office:value-type="float" office:value="27199.21152">
            <text:p>27199,21152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formula="of:=[$'2017'.$F$2]" office:value-type="float" office:value="877.39392">
            <text:p>877,39392</text:p>
          </table:table-cell>
          <table:table-cell table:formula="of:=[.A32]*[.B32]" office:value-type="float" office:value="28076.60544">
            <text:p>28076,60544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formula="of:=[$'2017'.$F$2]" office:value-type="float" office:value="877.39392">
            <text:p>877,39392</text:p>
          </table:table-cell>
          <table:table-cell table:formula="of:=[.A33]*[.B33]" office:value-type="float" office:value="28953.99936">
            <text:p>28953,99936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formula="of:=[$'2017'.$F$2]" office:value-type="float" office:value="877.39392">
            <text:p>877,39392</text:p>
          </table:table-cell>
          <table:table-cell table:formula="of:=[.A34]*[.B34]" office:value-type="float" office:value="29831.39328">
            <text:p>29831,39328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formula="of:=[$'2017'.$F$2]" office:value-type="float" office:value="877.39392">
            <text:p>877,39392</text:p>
          </table:table-cell>
          <table:table-cell table:formula="of:=[.A35]*[.B35]" office:value-type="float" office:value="30708.7872">
            <text:p>30708,7872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formula="of:=[$'2017'.$F$2]" office:value-type="float" office:value="877.39392">
            <text:p>877,39392</text:p>
          </table:table-cell>
          <table:table-cell table:formula="of:=[.A36]*[.B36]" office:value-type="float" office:value="31586.18112">
            <text:p>31586,18112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formula="of:=[$'2017'.$F$2]" office:value-type="float" office:value="877.39392">
            <text:p>877,39392</text:p>
          </table:table-cell>
          <table:table-cell table:formula="of:=[.A37]*[.B37]" office:value-type="float" office:value="32463.57504">
            <text:p>32463,57504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formula="of:=[$'2017'.$F$2]" office:value-type="float" office:value="877.39392">
            <text:p>877,39392</text:p>
          </table:table-cell>
          <table:table-cell table:formula="of:=[.A38]*[.B38]" office:value-type="float" office:value="33340.96896">
            <text:p>33340,96896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formula="of:=[$'2017'.$F$2]" office:value-type="float" office:value="877.39392">
            <text:p>877,39392</text:p>
          </table:table-cell>
          <table:table-cell table:formula="of:=[.A39]*[.B39]" office:value-type="float" office:value="34218.36288">
            <text:p>34218,36288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formula="of:=[$'2017'.$F$2]" office:value-type="float" office:value="877.39392">
            <text:p>877,39392</text:p>
          </table:table-cell>
          <table:table-cell table:formula="of:=[.A40]*[.B40]" office:value-type="float" office:value="35095.7568">
            <text:p>35095,7568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formula="of:=[$'2017'.$F$2]" office:value-type="float" office:value="877.39392">
            <text:p>877,39392</text:p>
          </table:table-cell>
          <table:table-cell table:formula="of:=[.A41]*[.B41]" office:value-type="float" office:value="35973.15072">
            <text:p>35973,15072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formula="of:=[$'2017'.$F$2]" office:value-type="float" office:value="877.39392">
            <text:p>877,39392</text:p>
          </table:table-cell>
          <table:table-cell table:formula="of:=[.A42]*[.B42]" office:value-type="float" office:value="36850.54464">
            <text:p>36850,54464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formula="of:=[$'2017'.$F$2]" office:value-type="float" office:value="877.39392">
            <text:p>877,39392</text:p>
          </table:table-cell>
          <table:table-cell table:formula="of:=[.A43]*[.B43]" office:value-type="float" office:value="37727.93856">
            <text:p>37727,93856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formula="of:=[$'2017'.$F$2]" office:value-type="float" office:value="877.39392">
            <text:p>877,39392</text:p>
          </table:table-cell>
          <table:table-cell table:formula="of:=[.A44]*[.B44]" office:value-type="float" office:value="38605.33248">
            <text:p>38605,33248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formula="of:=[$'2017'.$F$2]" office:value-type="float" office:value="877.39392">
            <text:p>877,39392</text:p>
          </table:table-cell>
          <table:table-cell table:formula="of:=[.A45]*[.B45]" office:value-type="float" office:value="39482.7264">
            <text:p>39482,7264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formula="of:=[$'2017'.$F$2]" office:value-type="float" office:value="877.39392">
            <text:p>877,39392</text:p>
          </table:table-cell>
          <table:table-cell table:formula="of:=[.A46]*[.B46]" office:value-type="float" office:value="40360.12032">
            <text:p>40360,12032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formula="of:=[$'2017'.$F$2]" office:value-type="float" office:value="877.39392">
            <text:p>877,39392</text:p>
          </table:table-cell>
          <table:table-cell table:formula="of:=[.A47]*[.B47]" office:value-type="float" office:value="41237.51424">
            <text:p>41237,514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formula="of:=[$'2017'.$F$2]" office:value-type="float" office:value="877.39392">
            <text:p>877,39392</text:p>
          </table:table-cell>
          <table:table-cell table:formula="of:=[.A48]*[.B48]" office:value-type="float" office:value="42114.90816">
            <text:p>42114,90816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formula="of:=[$'2017'.$F$2]" office:value-type="float" office:value="877.39392">
            <text:p>877,39392</text:p>
          </table:table-cell>
          <table:table-cell table:formula="of:=[.A49]*[.B49]" office:value-type="float" office:value="42992.30208">
            <text:p>42992,30208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formula="of:=[$'2017'.$F$2]" office:value-type="float" office:value="877.39392">
            <text:p>877,39392</text:p>
          </table:table-cell>
          <table:table-cell table:formula="of:=[.A50]*[.B50]" office:value-type="float" office:value="43869.696">
            <text:p>43869,696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formula="of:=[$'2017'.$F$2]" office:value-type="float" office:value="877.39392">
            <text:p>877,39392</text:p>
          </table:table-cell>
          <table:table-cell table:formula="of:=[.A51]*[.B51]" office:value-type="float" office:value="44747.08992">
            <text:p>44747,08992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formula="of:=[$'2017'.$F$2]" office:value-type="float" office:value="877.39392">
            <text:p>877,39392</text:p>
          </table:table-cell>
          <table:table-cell table:formula="of:=[.A52]*[.B52]" office:value-type="float" office:value="45624.48384">
            <text:p>45624,48384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formula="of:=[$'2017'.$F$2]" office:value-type="float" office:value="877.39392">
            <text:p>877,39392</text:p>
          </table:table-cell>
          <table:table-cell table:formula="of:=[.A53]*[.B53]" office:value-type="float" office:value="46501.87776">
            <text:p>46501,87776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formula="of:=[$'2017'.$F$2]" office:value-type="float" office:value="877.39392">
            <text:p>877,39392</text:p>
          </table:table-cell>
          <table:table-cell table:formula="of:=[.A54]*[.B54]" office:value-type="float" office:value="47379.27168">
            <text:p>47379,27168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formula="of:=[$'2017'.$F$2]" office:value-type="float" office:value="877.39392">
            <text:p>877,39392</text:p>
          </table:table-cell>
          <table:table-cell table:formula="of:=[.A55]*[.B55]" office:value-type="float" office:value="48256.6656">
            <text:p>48256,6656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formula="of:=[$'2017'.$F$2]" office:value-type="float" office:value="877.39392">
            <text:p>877,39392</text:p>
          </table:table-cell>
          <table:table-cell table:formula="of:=[.A56]*[.B56]" office:value-type="float" office:value="49134.05952">
            <text:p>49134,05952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formula="of:=[$'2017'.$F$2]" office:value-type="float" office:value="877.39392">
            <text:p>877,39392</text:p>
          </table:table-cell>
          <table:table-cell table:formula="of:=[.A57]*[.B57]" office:value-type="float" office:value="50011.45344">
            <text:p>50011,45344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formula="of:=[$'2017'.$F$2]" office:value-type="float" office:value="877.39392">
            <text:p>877,39392</text:p>
          </table:table-cell>
          <table:table-cell table:formula="of:=[.A58]*[.B58]" office:value-type="float" office:value="50888.84736">
            <text:p>50888,84736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formula="of:=[$'2017'.$F$2]" office:value-type="float" office:value="877.39392">
            <text:p>877,39392</text:p>
          </table:table-cell>
          <table:table-cell table:formula="of:=[.A59]*[.B59]" office:value-type="float" office:value="51766.24128">
            <text:p>51766,24128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formula="of:=[$'2017'.$F$2]" office:value-type="float" office:value="877.39392">
            <text:p>877,39392</text:p>
          </table:table-cell>
          <table:table-cell table:formula="of:=[.A60]*[.B60]" office:value-type="float" office:value="52643.6352">
            <text:p>52643,6352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formula="of:=[$'2017'.$F$2]" office:value-type="float" office:value="877.39392">
            <text:p>877,39392</text:p>
          </table:table-cell>
          <table:table-cell table:formula="of:=[.A61]*[.B61]" office:value-type="float" office:value="53521.02912">
            <text:p>53521,02912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formula="of:=[$'2017'.$F$2]" office:value-type="float" office:value="877.39392">
            <text:p>877,39392</text:p>
          </table:table-cell>
          <table:table-cell table:formula="of:=[.A62]*[.B62]" office:value-type="float" office:value="54398.42304">
            <text:p>54398,42304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formula="of:=[$'2017'.$F$2]" office:value-type="float" office:value="877.39392">
            <text:p>877,39392</text:p>
          </table:table-cell>
          <table:table-cell table:formula="of:=[.A63]*[.B63]" office:value-type="float" office:value="55275.81696">
            <text:p>55275,81696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formula="of:=[$'2017'.$F$2]" office:value-type="float" office:value="877.39392">
            <text:p>877,39392</text:p>
          </table:table-cell>
          <table:table-cell table:formula="of:=[.A64]*[.B64]" office:value-type="float" office:value="56153.21088">
            <text:p>56153,21088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formula="of:=[$'2017'.$F$2]" office:value-type="float" office:value="877.39392">
            <text:p>877,39392</text:p>
          </table:table-cell>
          <table:table-cell table:formula="of:=[.A65]*[.B65]" office:value-type="float" office:value="57030.6048">
            <text:p>57030,6048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formula="of:=[$'2017'.$F$2]" office:value-type="float" office:value="877.39392">
            <text:p>877,39392</text:p>
          </table:table-cell>
          <table:table-cell table:formula="of:=[.A66]*[.B66]" office:value-type="float" office:value="57907.99872">
            <text:p>57907,99872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formula="of:=[$'2017'.$F$2]" office:value-type="float" office:value="877.39392">
            <text:p>877,39392</text:p>
          </table:table-cell>
          <table:table-cell table:formula="of:=[.A67]*[.B67]" office:value-type="float" office:value="58785.39264">
            <text:p>58785,39264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formula="of:=[$'2017'.$F$2]" office:value-type="float" office:value="877.39392">
            <text:p>877,39392</text:p>
          </table:table-cell>
          <table:table-cell table:formula="of:=[.A68]*[.B68]" office:value-type="float" office:value="59662.78656">
            <text:p>59662,78656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formula="of:=[$'2017'.$F$2]" office:value-type="float" office:value="877.39392">
            <text:p>877,39392</text:p>
          </table:table-cell>
          <table:table-cell table:formula="of:=[.A69]*[.B69]" office:value-type="float" office:value="60540.18048">
            <text:p>60540,18048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formula="of:=[$'2017'.$F$2]" office:value-type="float" office:value="877.39392">
            <text:p>877,39392</text:p>
          </table:table-cell>
          <table:table-cell table:formula="of:=[.A70]*[.B70]" office:value-type="float" office:value="61417.5744">
            <text:p>61417,5744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formula="of:=[$'2017'.$F$2]" office:value-type="float" office:value="877.39392">
            <text:p>877,39392</text:p>
          </table:table-cell>
          <table:table-cell table:formula="of:=[.A71]*[.B71]" office:value-type="float" office:value="62294.96832">
            <text:p>62294,96832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formula="of:=[$'2017'.$F$2]" office:value-type="float" office:value="877.39392">
            <text:p>877,39392</text:p>
          </table:table-cell>
          <table:table-cell table:formula="of:=[.A72]*[.B72]" office:value-type="float" office:value="63172.36224">
            <text:p>63172,36224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formula="of:=[$'2017'.$F$2]" office:value-type="float" office:value="877.39392">
            <text:p>877,39392</text:p>
          </table:table-cell>
          <table:table-cell table:formula="of:=[.A73]*[.B73]" office:value-type="float" office:value="64049.75616">
            <text:p>64049,75616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formula="of:=[$'2017'.$F$2]" office:value-type="float" office:value="877.39392">
            <text:p>877,39392</text:p>
          </table:table-cell>
          <table:table-cell table:formula="of:=[.A74]*[.B74]" office:value-type="float" office:value="64927.15008">
            <text:p>64927,15008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formula="of:=[$'2017'.$F$2]" office:value-type="float" office:value="877.39392">
            <text:p>877,39392</text:p>
          </table:table-cell>
          <table:table-cell table:formula="of:=[.A75]*[.B75]" office:value-type="float" office:value="65804.544">
            <text:p>65804,544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formula="of:=[$'2017'.$F$2]" office:value-type="float" office:value="877.39392">
            <text:p>877,39392</text:p>
          </table:table-cell>
          <table:table-cell table:formula="of:=[.A76]*[.B76]" office:value-type="float" office:value="66681.93792">
            <text:p>66681,93792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formula="of:=[$'2017'.$F$2]" office:value-type="float" office:value="877.39392">
            <text:p>877,39392</text:p>
          </table:table-cell>
          <table:table-cell table:formula="of:=[.A77]*[.B77]" office:value-type="float" office:value="67559.33184">
            <text:p>67559,33184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formula="of:=[$'2017'.$F$2]" office:value-type="float" office:value="877.39392">
            <text:p>877,39392</text:p>
          </table:table-cell>
          <table:table-cell table:formula="of:=[.A78]*[.B78]" office:value-type="float" office:value="68436.72576">
            <text:p>68436,72576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formula="of:=[$'2017'.$F$2]" office:value-type="float" office:value="877.39392">
            <text:p>877,39392</text:p>
          </table:table-cell>
          <table:table-cell table:formula="of:=[.A79]*[.B79]" office:value-type="float" office:value="69314.11968">
            <text:p>69314,11968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formula="of:=[$'2017'.$F$2]" office:value-type="float" office:value="877.39392">
            <text:p>877,39392</text:p>
          </table:table-cell>
          <table:table-cell table:formula="of:=[.A80]*[.B80]" office:value-type="float" office:value="70191.5136">
            <text:p>70191,5136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formula="of:=[$'2017'.$F$2]" office:value-type="float" office:value="877.39392">
            <text:p>877,39392</text:p>
          </table:table-cell>
          <table:table-cell table:formula="of:=[.A81]*[.B81]" office:value-type="float" office:value="71068.90752">
            <text:p>71068,90752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formula="of:=[$'2017'.$F$2]" office:value-type="float" office:value="877.39392">
            <text:p>877,39392</text:p>
          </table:table-cell>
          <table:table-cell table:formula="of:=[.A82]*[.B82]" office:value-type="float" office:value="71946.30144">
            <text:p>71946,30144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formula="of:=[$'2017'.$F$2]" office:value-type="float" office:value="877.39392">
            <text:p>877,39392</text:p>
          </table:table-cell>
          <table:table-cell table:formula="of:=[.A83]*[.B83]" office:value-type="float" office:value="72823.69536">
            <text:p>72823,69536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formula="of:=[$'2017'.$F$2]" office:value-type="float" office:value="877.39392">
            <text:p>877,39392</text:p>
          </table:table-cell>
          <table:table-cell table:formula="of:=[.A84]*[.B84]" office:value-type="float" office:value="73701.08928">
            <text:p>73701,08928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formula="of:=[$'2017'.$F$2]" office:value-type="float" office:value="877.39392">
            <text:p>877,39392</text:p>
          </table:table-cell>
          <table:table-cell table:formula="of:=[.A85]*[.B85]" office:value-type="float" office:value="74578.4832">
            <text:p>74578,4832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formula="of:=[$'2017'.$F$2]" office:value-type="float" office:value="877.39392">
            <text:p>877,39392</text:p>
          </table:table-cell>
          <table:table-cell table:formula="of:=[.A86]*[.B86]" office:value-type="float" office:value="75455.87712">
            <text:p>75455,87712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formula="of:=[$'2017'.$F$2]" office:value-type="float" office:value="877.39392">
            <text:p>877,39392</text:p>
          </table:table-cell>
          <table:table-cell table:formula="of:=[.A87]*[.B87]" office:value-type="float" office:value="76333.27104">
            <text:p>76333,27104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formula="of:=[$'2017'.$F$2]" office:value-type="float" office:value="877.39392">
            <text:p>877,39392</text:p>
          </table:table-cell>
          <table:table-cell table:formula="of:=[.A88]*[.B88]" office:value-type="float" office:value="77210.66496">
            <text:p>77210,66496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formula="of:=[$'2017'.$F$2]" office:value-type="float" office:value="877.39392">
            <text:p>877,39392</text:p>
          </table:table-cell>
          <table:table-cell table:formula="of:=[.A89]*[.B89]" office:value-type="float" office:value="78088.05888">
            <text:p>78088,05888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formula="of:=[$'2017'.$F$2]" office:value-type="float" office:value="877.39392">
            <text:p>877,39392</text:p>
          </table:table-cell>
          <table:table-cell table:formula="of:=[.A90]*[.B90]" office:value-type="float" office:value="78965.4528">
            <text:p>78965,4528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formula="of:=[$'2017'.$F$2]" office:value-type="float" office:value="877.39392">
            <text:p>877,39392</text:p>
          </table:table-cell>
          <table:table-cell table:formula="of:=[.A91]*[.B91]" office:value-type="float" office:value="79842.84672">
            <text:p>79842,84672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formula="of:=[$'2017'.$F$2]" office:value-type="float" office:value="877.39392">
            <text:p>877,39392</text:p>
          </table:table-cell>
          <table:table-cell table:formula="of:=[.A92]*[.B92]" office:value-type="float" office:value="80720.24064">
            <text:p>80720,24064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formula="of:=[$'2017'.$F$2]" office:value-type="float" office:value="877.39392">
            <text:p>877,39392</text:p>
          </table:table-cell>
          <table:table-cell table:formula="of:=[.A93]*[.B93]" office:value-type="float" office:value="81597.63456">
            <text:p>81597,63456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formula="of:=[$'2017'.$F$2]" office:value-type="float" office:value="877.39392">
            <text:p>877,39392</text:p>
          </table:table-cell>
          <table:table-cell table:formula="of:=[.A94]*[.B94]" office:value-type="float" office:value="82475.02848">
            <text:p>82475,02848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formula="of:=[$'2017'.$F$2]" office:value-type="float" office:value="877.39392">
            <text:p>877,39392</text:p>
          </table:table-cell>
          <table:table-cell table:formula="of:=[.A95]*[.B95]" office:value-type="float" office:value="83352.4224">
            <text:p>83352,4224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formula="of:=[$'2017'.$F$2]" office:value-type="float" office:value="877.39392">
            <text:p>877,39392</text:p>
          </table:table-cell>
          <table:table-cell table:formula="of:=[.A96]*[.B96]" office:value-type="float" office:value="84229.81632">
            <text:p>84229,81632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formula="of:=[$'2017'.$F$2]" office:value-type="float" office:value="877.39392">
            <text:p>877,39392</text:p>
          </table:table-cell>
          <table:table-cell table:formula="of:=[.A97]*[.B97]" office:value-type="float" office:value="85107.21024">
            <text:p>85107,21024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formula="of:=[$'2017'.$F$2]" office:value-type="float" office:value="877.39392">
            <text:p>877,39392</text:p>
          </table:table-cell>
          <table:table-cell table:formula="of:=[.A98]*[.B98]" office:value-type="float" office:value="85984.60416">
            <text:p>85984,60416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formula="of:=[$'2017'.$F$2]" office:value-type="float" office:value="877.39392">
            <text:p>877,39392</text:p>
          </table:table-cell>
          <table:table-cell table:formula="of:=[.A99]*[.B99]" office:value-type="float" office:value="86861.99808">
            <text:p>86861,998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formula="of:=[$'2017'.$F$2]" office:value-type="float" office:value="877.39392">
            <text:p>877,39392</text:p>
          </table:table-cell>
          <table:table-cell table:formula="of:=[.A100]*[.B100]" office:value-type="float" office:value="87739.392">
            <text:p>87739,392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formula="of:=[$'2017'.$F$2]" office:value-type="float" office:value="877.39392">
            <text:p>877,39392</text:p>
          </table:table-cell>
          <table:table-cell table:formula="of:=[.A101]*[.B101]" office:value-type="float" office:value="88616.78592">
            <text:p>88616,78592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formula="of:=[$'2017'.$F$2]" office:value-type="float" office:value="877.39392">
            <text:p>877,39392</text:p>
          </table:table-cell>
          <table:table-cell table:formula="of:=[.A102]*[.B102]" office:value-type="float" office:value="89494.17984">
            <text:p>89494,17984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formula="of:=[$'2017'.$F$2]" office:value-type="float" office:value="877.39392">
            <text:p>877,39392</text:p>
          </table:table-cell>
          <table:table-cell table:formula="of:=[.A103]*[.B103]" office:value-type="float" office:value="90371.57376">
            <text:p>90371,57376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formula="of:=[$'2017'.$F$2]" office:value-type="float" office:value="877.39392">
            <text:p>877,39392</text:p>
          </table:table-cell>
          <table:table-cell table:formula="of:=[.A104]*[.B104]" office:value-type="float" office:value="91248.96768">
            <text:p>91248,96768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formula="of:=[$'2017'.$F$2]" office:value-type="float" office:value="877.39392">
            <text:p>877,39392</text:p>
          </table:table-cell>
          <table:table-cell table:formula="of:=[.A105]*[.B105]" office:value-type="float" office:value="92126.3616">
            <text:p>92126,3616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formula="of:=[$'2017'.$F$2]" office:value-type="float" office:value="877.39392">
            <text:p>877,39392</text:p>
          </table:table-cell>
          <table:table-cell table:formula="of:=[.A106]*[.B106]" office:value-type="float" office:value="93003.75552">
            <text:p>93003,75552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formula="of:=[$'2017'.$F$2]" office:value-type="float" office:value="877.39392">
            <text:p>877,39392</text:p>
          </table:table-cell>
          <table:table-cell table:formula="of:=[.A107]*[.B107]" office:value-type="float" office:value="93881.14944">
            <text:p>93881,14944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formula="of:=[$'2017'.$F$2]" office:value-type="float" office:value="877.39392">
            <text:p>877,39392</text:p>
          </table:table-cell>
          <table:table-cell table:formula="of:=[.A108]*[.B108]" office:value-type="float" office:value="94758.54336">
            <text:p>94758,54336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formula="of:=[$'2017'.$F$2]" office:value-type="float" office:value="877.39392">
            <text:p>877,39392</text:p>
          </table:table-cell>
          <table:table-cell table:formula="of:=[.A109]*[.B109]" office:value-type="float" office:value="95635.93728">
            <text:p>95635,93728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formula="of:=[$'2017'.$F$2]" office:value-type="float" office:value="877.39392">
            <text:p>877,39392</text:p>
          </table:table-cell>
          <table:table-cell table:formula="of:=[.A110]*[.B110]" office:value-type="float" office:value="96513.3312">
            <text:p>96513,3312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formula="of:=[$'2017'.$F$2]" office:value-type="float" office:value="877.39392">
            <text:p>877,39392</text:p>
          </table:table-cell>
          <table:table-cell table:formula="of:=[.A111]*[.B111]" office:value-type="float" office:value="97390.72512">
            <text:p>97390,72512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formula="of:=[$'2017'.$F$2]" office:value-type="float" office:value="877.39392">
            <text:p>877,39392</text:p>
          </table:table-cell>
          <table:table-cell table:formula="of:=[.A112]*[.B112]" office:value-type="float" office:value="98268.11904">
            <text:p>98268,11904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formula="of:=[$'2017'.$F$2]" office:value-type="float" office:value="877.39392">
            <text:p>877,39392</text:p>
          </table:table-cell>
          <table:table-cell table:formula="of:=[.A113]*[.B113]" office:value-type="float" office:value="99145.51296">
            <text:p>99145,51296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formula="of:=[$'2017'.$F$2]" office:value-type="float" office:value="877.39392">
            <text:p>877,39392</text:p>
          </table:table-cell>
          <table:table-cell table:formula="of:=[.A114]*[.B114]" office:value-type="float" office:value="100022.90688">
            <text:p>100022,90688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formula="of:=[$'2017'.$F$2]" office:value-type="float" office:value="877.39392">
            <text:p>877,39392</text:p>
          </table:table-cell>
          <table:table-cell table:formula="of:=[.A115]*[.B115]" office:value-type="float" office:value="100900.3008">
            <text:p>100900,3008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formula="of:=[$'2017'.$F$2]" office:value-type="float" office:value="877.39392">
            <text:p>877,39392</text:p>
          </table:table-cell>
          <table:table-cell table:formula="of:=[.A116]*[.B116]" office:value-type="float" office:value="101777.69472">
            <text:p>101777,69472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formula="of:=[$'2017'.$F$2]" office:value-type="float" office:value="877.39392">
            <text:p>877,39392</text:p>
          </table:table-cell>
          <table:table-cell table:formula="of:=[.A117]*[.B117]" office:value-type="float" office:value="102655.08864">
            <text:p>102655,08864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formula="of:=[$'2017'.$F$2]" office:value-type="float" office:value="877.39392">
            <text:p>877,39392</text:p>
          </table:table-cell>
          <table:table-cell table:formula="of:=[.A118]*[.B118]" office:value-type="float" office:value="103532.48256">
            <text:p>103532,48256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formula="of:=[$'2017'.$F$2]" office:value-type="float" office:value="877.39392">
            <text:p>877,39392</text:p>
          </table:table-cell>
          <table:table-cell table:formula="of:=[.A119]*[.B119]" office:value-type="float" office:value="104409.87648">
            <text:p>104409,87648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formula="of:=[$'2017'.$F$2]" office:value-type="float" office:value="877.39392">
            <text:p>877,39392</text:p>
          </table:table-cell>
          <table:table-cell table:formula="of:=[.A120]*[.B120]" office:value-type="float" office:value="105287.2704">
            <text:p>105287,2704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formula="of:=[$'2017'.$F$2]" office:value-type="float" office:value="877.39392">
            <text:p>877,39392</text:p>
          </table:table-cell>
          <table:table-cell table:formula="of:=[.A121]*[.B121]" office:value-type="float" office:value="106164.66432">
            <text:p>106164,66432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formula="of:=[$'2017'.$F$2]" office:value-type="float" office:value="877.39392">
            <text:p>877,39392</text:p>
          </table:table-cell>
          <table:table-cell table:formula="of:=[.A122]*[.B122]" office:value-type="float" office:value="107042.05824">
            <text:p>107042,05824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formula="of:=[$'2017'.$F$2]" office:value-type="float" office:value="877.39392">
            <text:p>877,39392</text:p>
          </table:table-cell>
          <table:table-cell table:formula="of:=[.A123]*[.B123]" office:value-type="float" office:value="107919.45216">
            <text:p>107919,45216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formula="of:=[$'2017'.$F$2]" office:value-type="float" office:value="877.39392">
            <text:p>877,39392</text:p>
          </table:table-cell>
          <table:table-cell table:formula="of:=[.A124]*[.B124]" office:value-type="float" office:value="108796.84608">
            <text:p>108796,84608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formula="of:=[$'2017'.$F$2]" office:value-type="float" office:value="877.39392">
            <text:p>877,39392</text:p>
          </table:table-cell>
          <table:table-cell table:formula="of:=[.A125]*[.B125]" office:value-type="float" office:value="109674.24">
            <text:p>109674,24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formula="of:=[$'2017'.$F$2]" office:value-type="float" office:value="877.39392">
            <text:p>877,39392</text:p>
          </table:table-cell>
          <table:table-cell table:formula="of:=[.A126]*[.B126]" office:value-type="float" office:value="110551.63392">
            <text:p>110551,63392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formula="of:=[$'2017'.$F$2]" office:value-type="float" office:value="877.39392">
            <text:p>877,39392</text:p>
          </table:table-cell>
          <table:table-cell table:formula="of:=[.A127]*[.B127]" office:value-type="float" office:value="111429.02784">
            <text:p>111429,02784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formula="of:=[$'2017'.$F$2]" office:value-type="float" office:value="877.39392">
            <text:p>877,39392</text:p>
          </table:table-cell>
          <table:table-cell table:formula="of:=[.A128]*[.B128]" office:value-type="float" office:value="112306.42176">
            <text:p>112306,42176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formula="of:=[$'2017'.$F$2]" office:value-type="float" office:value="877.39392">
            <text:p>877,39392</text:p>
          </table:table-cell>
          <table:table-cell table:formula="of:=[.A129]*[.B129]" office:value-type="float" office:value="113183.81568">
            <text:p>113183,81568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formula="of:=[$'2017'.$F$2]" office:value-type="float" office:value="877.39392">
            <text:p>877,39392</text:p>
          </table:table-cell>
          <table:table-cell table:formula="of:=[.A130]*[.B130]" office:value-type="float" office:value="114061.2096">
            <text:p>114061,2096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formula="of:=[$'2017'.$F$2]" office:value-type="float" office:value="877.39392">
            <text:p>877,39392</text:p>
          </table:table-cell>
          <table:table-cell table:formula="of:=[.A131]*[.B131]" office:value-type="float" office:value="114938.60352">
            <text:p>114938,60352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formula="of:=[$'2017'.$F$2]" office:value-type="float" office:value="877.39392">
            <text:p>877,39392</text:p>
          </table:table-cell>
          <table:table-cell table:formula="of:=[.A132]*[.B132]" office:value-type="float" office:value="115815.99744">
            <text:p>115815,99744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formula="of:=[$'2017'.$F$2]" office:value-type="float" office:value="877.39392">
            <text:p>877,39392</text:p>
          </table:table-cell>
          <table:table-cell table:formula="of:=[.A133]*[.B133]" office:value-type="float" office:value="116693.39136">
            <text:p>116693,39136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formula="of:=[$'2017'.$F$2]" office:value-type="float" office:value="877.39392">
            <text:p>877,39392</text:p>
          </table:table-cell>
          <table:table-cell table:formula="of:=[.A134]*[.B134]" office:value-type="float" office:value="117570.78528">
            <text:p>117570,78528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formula="of:=[$'2017'.$F$2]" office:value-type="float" office:value="877.39392">
            <text:p>877,39392</text:p>
          </table:table-cell>
          <table:table-cell table:formula="of:=[.A135]*[.B135]" office:value-type="float" office:value="118448.1792">
            <text:p>118448,1792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formula="of:=[$'2017'.$F$2]" office:value-type="float" office:value="877.39392">
            <text:p>877,39392</text:p>
          </table:table-cell>
          <table:table-cell table:formula="of:=[.A136]*[.B136]" office:value-type="float" office:value="119325.57312">
            <text:p>119325,57312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formula="of:=[$'2017'.$F$2]" office:value-type="float" office:value="877.39392">
            <text:p>877,39392</text:p>
          </table:table-cell>
          <table:table-cell table:formula="of:=[.A137]*[.B137]" office:value-type="float" office:value="120202.96704">
            <text:p>120202,96704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formula="of:=[$'2017'.$F$2]" office:value-type="float" office:value="877.39392">
            <text:p>877,39392</text:p>
          </table:table-cell>
          <table:table-cell table:formula="of:=[.A138]*[.B138]" office:value-type="float" office:value="121080.36096">
            <text:p>121080,36096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formula="of:=[$'2017'.$F$2]" office:value-type="float" office:value="877.39392">
            <text:p>877,39392</text:p>
          </table:table-cell>
          <table:table-cell table:formula="of:=[.A139]*[.B139]" office:value-type="float" office:value="121957.75488">
            <text:p>121957,75488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formula="of:=[$'2017'.$F$2]" office:value-type="float" office:value="877.39392">
            <text:p>877,39392</text:p>
          </table:table-cell>
          <table:table-cell table:formula="of:=[.A140]*[.B140]" office:value-type="float" office:value="122835.1488">
            <text:p>122835,1488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formula="of:=[$'2017'.$F$2]" office:value-type="float" office:value="877.39392">
            <text:p>877,39392</text:p>
          </table:table-cell>
          <table:table-cell table:formula="of:=[.A141]*[.B141]" office:value-type="float" office:value="123712.54272">
            <text:p>123712,54272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formula="of:=[$'2017'.$F$2]" office:value-type="float" office:value="877.39392">
            <text:p>877,39392</text:p>
          </table:table-cell>
          <table:table-cell table:formula="of:=[.A142]*[.B142]" office:value-type="float" office:value="124589.93664">
            <text:p>124589,93664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formula="of:=[$'2017'.$F$2]" office:value-type="float" office:value="877.39392">
            <text:p>877,39392</text:p>
          </table:table-cell>
          <table:table-cell table:formula="of:=[.A143]*[.B143]" office:value-type="float" office:value="125467.33056">
            <text:p>125467,33056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formula="of:=[$'2017'.$F$2]" office:value-type="float" office:value="877.39392">
            <text:p>877,39392</text:p>
          </table:table-cell>
          <table:table-cell table:formula="of:=[.A144]*[.B144]" office:value-type="float" office:value="126344.72448">
            <text:p>126344,72448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formula="of:=[$'2017'.$F$2]" office:value-type="float" office:value="877.39392">
            <text:p>877,39392</text:p>
          </table:table-cell>
          <table:table-cell table:formula="of:=[.A145]*[.B145]" office:value-type="float" office:value="127222.1184">
            <text:p>127222,1184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formula="of:=[$'2017'.$F$2]" office:value-type="float" office:value="877.39392">
            <text:p>877,39392</text:p>
          </table:table-cell>
          <table:table-cell table:formula="of:=[.A146]*[.B146]" office:value-type="float" office:value="128099.51232">
            <text:p>128099,51232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formula="of:=[$'2017'.$F$2]" office:value-type="float" office:value="877.39392">
            <text:p>877,39392</text:p>
          </table:table-cell>
          <table:table-cell table:formula="of:=[.A147]*[.B147]" office:value-type="float" office:value="128976.90624">
            <text:p>128976,90624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formula="of:=[$'2017'.$F$2]" office:value-type="float" office:value="877.39392">
            <text:p>877,39392</text:p>
          </table:table-cell>
          <table:table-cell table:formula="of:=[.A148]*[.B148]" office:value-type="float" office:value="129854.30016">
            <text:p>129854,30016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formula="of:=[$'2017'.$F$2]" office:value-type="float" office:value="877.39392">
            <text:p>877,39392</text:p>
          </table:table-cell>
          <table:table-cell table:formula="of:=[.A149]*[.B149]" office:value-type="float" office:value="130731.69408">
            <text:p>130731,69408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formula="of:=[$'2017'.$F$2]" office:value-type="float" office:value="877.39392">
            <text:p>877,39392</text:p>
          </table:table-cell>
          <table:table-cell table:formula="of:=[.A150]*[.B150]" office:value-type="float" office:value="131609.088">
            <text:p>131609,088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formula="of:=[$'2017'.$F$2]" office:value-type="float" office:value="877.39392">
            <text:p>877,39392</text:p>
          </table:table-cell>
          <table:table-cell table:formula="of:=[.A151]*[.B151]" office:value-type="float" office:value="132486.48192">
            <text:p>132486,48192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formula="of:=[$'2017'.$F$2]" office:value-type="float" office:value="877.39392">
            <text:p>877,39392</text:p>
          </table:table-cell>
          <table:table-cell table:formula="of:=[.A152]*[.B152]" office:value-type="float" office:value="133363.87584">
            <text:p>133363,87584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formula="of:=[$'2017'.$F$2]" office:value-type="float" office:value="877.39392">
            <text:p>877,39392</text:p>
          </table:table-cell>
          <table:table-cell table:formula="of:=[.A153]*[.B153]" office:value-type="float" office:value="134241.26976">
            <text:p>134241,26976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formula="of:=[$'2017'.$F$2]" office:value-type="float" office:value="877.39392">
            <text:p>877,39392</text:p>
          </table:table-cell>
          <table:table-cell table:formula="of:=[.A154]*[.B154]" office:value-type="float" office:value="135118.66368">
            <text:p>135118,66368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formula="of:=[$'2017'.$F$2]" office:value-type="float" office:value="877.39392">
            <text:p>877,39392</text:p>
          </table:table-cell>
          <table:table-cell table:formula="of:=[.A155]*[.B155]" office:value-type="float" office:value="135996.0576">
            <text:p>135996,0576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formula="of:=[$'2017'.$F$2]" office:value-type="float" office:value="877.39392">
            <text:p>877,39392</text:p>
          </table:table-cell>
          <table:table-cell table:formula="of:=[.A156]*[.B156]" office:value-type="float" office:value="136873.45152">
            <text:p>136873,45152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formula="of:=[$'2017'.$F$2]" office:value-type="float" office:value="877.39392">
            <text:p>877,39392</text:p>
          </table:table-cell>
          <table:table-cell table:formula="of:=[.A157]*[.B157]" office:value-type="float" office:value="137750.84544">
            <text:p>137750,84544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formula="of:=[$'2017'.$F$2]" office:value-type="float" office:value="877.39392">
            <text:p>877,39392</text:p>
          </table:table-cell>
          <table:table-cell table:formula="of:=[.A158]*[.B158]" office:value-type="float" office:value="138628.23936">
            <text:p>138628,23936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formula="of:=[$'2017'.$F$2]" office:value-type="float" office:value="877.39392">
            <text:p>877,39392</text:p>
          </table:table-cell>
          <table:table-cell table:formula="of:=[.A159]*[.B159]" office:value-type="float" office:value="139505.63328">
            <text:p>139505,63328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formula="of:=[$'2017'.$F$2]" office:value-type="float" office:value="877.39392">
            <text:p>877,39392</text:p>
          </table:table-cell>
          <table:table-cell table:formula="of:=[.A160]*[.B160]" office:value-type="float" office:value="140383.0272">
            <text:p>140383,0272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formula="of:=[$'2017'.$F$2]" office:value-type="float" office:value="877.39392">
            <text:p>877,39392</text:p>
          </table:table-cell>
          <table:table-cell table:formula="of:=[.A161]*[.B161]" office:value-type="float" office:value="141260.42112">
            <text:p>141260,42112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formula="of:=[$'2017'.$F$2]" office:value-type="float" office:value="877.39392">
            <text:p>877,39392</text:p>
          </table:table-cell>
          <table:table-cell table:formula="of:=[.A162]*[.B162]" office:value-type="float" office:value="142137.81504">
            <text:p>142137,81504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formula="of:=[$'2017'.$F$2]" office:value-type="float" office:value="877.39392">
            <text:p>877,39392</text:p>
          </table:table-cell>
          <table:table-cell table:formula="of:=[.A163]*[.B163]" office:value-type="float" office:value="143015.20896">
            <text:p>143015,20896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formula="of:=[$'2017'.$F$2]" office:value-type="float" office:value="877.39392">
            <text:p>877,39392</text:p>
          </table:table-cell>
          <table:table-cell table:formula="of:=[.A164]*[.B164]" office:value-type="float" office:value="143892.60288">
            <text:p>143892,60288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formula="of:=[$'2017'.$F$2]" office:value-type="float" office:value="877.39392">
            <text:p>877,39392</text:p>
          </table:table-cell>
          <table:table-cell table:formula="of:=[.A165]*[.B165]" office:value-type="float" office:value="144769.9968">
            <text:p>144769,9968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formula="of:=[$'2017'.$F$2]" office:value-type="float" office:value="877.39392">
            <text:p>877,39392</text:p>
          </table:table-cell>
          <table:table-cell table:formula="of:=[.A166]*[.B166]" office:value-type="float" office:value="145647.39072">
            <text:p>145647,39072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formula="of:=[$'2017'.$F$2]" office:value-type="float" office:value="877.39392">
            <text:p>877,39392</text:p>
          </table:table-cell>
          <table:table-cell table:formula="of:=[.A167]*[.B167]" office:value-type="float" office:value="146524.78464">
            <text:p>146524,78464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formula="of:=[$'2017'.$F$2]" office:value-type="float" office:value="877.39392">
            <text:p>877,39392</text:p>
          </table:table-cell>
          <table:table-cell table:formula="of:=[.A168]*[.B168]" office:value-type="float" office:value="147402.17856">
            <text:p>147402,17856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formula="of:=[$'2017'.$F$2]" office:value-type="float" office:value="877.39392">
            <text:p>877,39392</text:p>
          </table:table-cell>
          <table:table-cell table:formula="of:=[.A169]*[.B169]" office:value-type="float" office:value="148279.57248">
            <text:p>148279,57248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formula="of:=[$'2017'.$F$2]" office:value-type="float" office:value="877.39392">
            <text:p>877,39392</text:p>
          </table:table-cell>
          <table:table-cell table:formula="of:=[.A170]*[.B170]" office:value-type="float" office:value="149156.9664">
            <text:p>149156,9664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formula="of:=[$'2017'.$F$2]" office:value-type="float" office:value="877.39392">
            <text:p>877,39392</text:p>
          </table:table-cell>
          <table:table-cell table:formula="of:=[.A171]*[.B171]" office:value-type="float" office:value="150034.36032">
            <text:p>150034,36032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formula="of:=[$'2017'.$F$2]" office:value-type="float" office:value="877.39392">
            <text:p>877,39392</text:p>
          </table:table-cell>
          <table:table-cell table:formula="of:=[.A172]*[.B172]" office:value-type="float" office:value="150911.75424">
            <text:p>150911,75424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formula="of:=[$'2017'.$F$2]" office:value-type="float" office:value="877.39392">
            <text:p>877,39392</text:p>
          </table:table-cell>
          <table:table-cell table:formula="of:=[.A173]*[.B173]" office:value-type="float" office:value="151789.14816">
            <text:p>151789,14816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formula="of:=[$'2017'.$F$2]" office:value-type="float" office:value="877.39392">
            <text:p>877,39392</text:p>
          </table:table-cell>
          <table:table-cell table:formula="of:=[.A174]*[.B174]" office:value-type="float" office:value="152666.54208">
            <text:p>152666,54208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formula="of:=[$'2017'.$F$2]" office:value-type="float" office:value="877.39392">
            <text:p>877,39392</text:p>
          </table:table-cell>
          <table:table-cell table:formula="of:=[.A175]*[.B175]" office:value-type="float" office:value="153543.936">
            <text:p>153543,936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formula="of:=[$'2017'.$F$2]" office:value-type="float" office:value="877.39392">
            <text:p>877,39392</text:p>
          </table:table-cell>
          <table:table-cell table:formula="of:=[.A176]*[.B176]" office:value-type="float" office:value="154421.32992">
            <text:p>154421,32992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formula="of:=[$'2017'.$F$2]" office:value-type="float" office:value="877.39392">
            <text:p>877,39392</text:p>
          </table:table-cell>
          <table:table-cell table:formula="of:=[.A177]*[.B177]" office:value-type="float" office:value="155298.72384">
            <text:p>155298,72384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formula="of:=[$'2017'.$F$2]" office:value-type="float" office:value="877.39392">
            <text:p>877,39392</text:p>
          </table:table-cell>
          <table:table-cell table:formula="of:=[.A178]*[.B178]" office:value-type="float" office:value="156176.11776">
            <text:p>156176,11776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formula="of:=[$'2017'.$F$2]" office:value-type="float" office:value="877.39392">
            <text:p>877,39392</text:p>
          </table:table-cell>
          <table:table-cell table:formula="of:=[.A179]*[.B179]" office:value-type="float" office:value="157053.51168">
            <text:p>157053,51168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formula="of:=[$'2017'.$F$2]" office:value-type="float" office:value="877.39392">
            <text:p>877,39392</text:p>
          </table:table-cell>
          <table:table-cell table:formula="of:=[.A180]*[.B180]" office:value-type="float" office:value="157930.9056">
            <text:p>157930,9056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formula="of:=[$'2017'.$F$2]" office:value-type="float" office:value="877.39392">
            <text:p>877,39392</text:p>
          </table:table-cell>
          <table:table-cell table:formula="of:=[.A181]*[.B181]" office:value-type="float" office:value="158808.29952">
            <text:p>158808,29952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formula="of:=[$'2017'.$F$2]" office:value-type="float" office:value="877.39392">
            <text:p>877,39392</text:p>
          </table:table-cell>
          <table:table-cell table:formula="of:=[.A182]*[.B182]" office:value-type="float" office:value="159685.69344">
            <text:p>159685,69344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formula="of:=[$'2017'.$F$2]" office:value-type="float" office:value="877.39392">
            <text:p>877,39392</text:p>
          </table:table-cell>
          <table:table-cell table:formula="of:=[.A183]*[.B183]" office:value-type="float" office:value="160563.08736">
            <text:p>160563,08736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formula="of:=[$'2017'.$F$2]" office:value-type="float" office:value="877.39392">
            <text:p>877,39392</text:p>
          </table:table-cell>
          <table:table-cell table:formula="of:=[.A184]*[.B184]" office:value-type="float" office:value="161440.48128">
            <text:p>161440,48128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formula="of:=[$'2017'.$F$2]" office:value-type="float" office:value="877.39392">
            <text:p>877,39392</text:p>
          </table:table-cell>
          <table:table-cell table:formula="of:=[.A185]*[.B185]" office:value-type="float" office:value="162317.8752">
            <text:p>162317,8752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formula="of:=[$'2017'.$F$2]" office:value-type="float" office:value="877.39392">
            <text:p>877,39392</text:p>
          </table:table-cell>
          <table:table-cell table:formula="of:=[.A186]*[.B186]" office:value-type="float" office:value="163195.26912">
            <text:p>163195,26912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formula="of:=[$'2017'.$F$2]" office:value-type="float" office:value="877.39392">
            <text:p>877,39392</text:p>
          </table:table-cell>
          <table:table-cell table:formula="of:=[.A187]*[.B187]" office:value-type="float" office:value="164072.66304">
            <text:p>164072,66304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formula="of:=[$'2017'.$F$2]" office:value-type="float" office:value="877.39392">
            <text:p>877,39392</text:p>
          </table:table-cell>
          <table:table-cell table:formula="of:=[.A188]*[.B188]" office:value-type="float" office:value="164950.05696">
            <text:p>164950,05696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formula="of:=[$'2017'.$F$2]" office:value-type="float" office:value="877.39392">
            <text:p>877,39392</text:p>
          </table:table-cell>
          <table:table-cell table:formula="of:=[.A189]*[.B189]" office:value-type="float" office:value="165827.45088">
            <text:p>165827,45088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formula="of:=[$'2017'.$F$2]" office:value-type="float" office:value="877.39392">
            <text:p>877,39392</text:p>
          </table:table-cell>
          <table:table-cell table:formula="of:=[.A190]*[.B190]" office:value-type="float" office:value="166704.8448">
            <text:p>166704,8448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formula="of:=[$'2017'.$F$2]" office:value-type="float" office:value="877.39392">
            <text:p>877,39392</text:p>
          </table:table-cell>
          <table:table-cell table:formula="of:=[.A191]*[.B191]" office:value-type="float" office:value="167582.23872">
            <text:p>167582,23872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formula="of:=[$'2017'.$F$2]" office:value-type="float" office:value="877.39392">
            <text:p>877,39392</text:p>
          </table:table-cell>
          <table:table-cell table:formula="of:=[.A192]*[.B192]" office:value-type="float" office:value="168459.63264">
            <text:p>168459,63264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formula="of:=[$'2017'.$F$2]" office:value-type="float" office:value="877.39392">
            <text:p>877,39392</text:p>
          </table:table-cell>
          <table:table-cell table:formula="of:=[.A193]*[.B193]" office:value-type="float" office:value="169337.02656">
            <text:p>169337,02656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formula="of:=[$'2017'.$F$2]" office:value-type="float" office:value="877.39392">
            <text:p>877,39392</text:p>
          </table:table-cell>
          <table:table-cell table:formula="of:=[.A194]*[.B194]" office:value-type="float" office:value="170214.42048">
            <text:p>170214,42048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formula="of:=[$'2017'.$F$2]" office:value-type="float" office:value="877.39392">
            <text:p>877,39392</text:p>
          </table:table-cell>
          <table:table-cell table:formula="of:=[.A195]*[.B195]" office:value-type="float" office:value="171091.8144">
            <text:p>171091,8144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formula="of:=[$'2017'.$F$2]" office:value-type="float" office:value="877.39392">
            <text:p>877,39392</text:p>
          </table:table-cell>
          <table:table-cell table:formula="of:=[.A196]*[.B196]" office:value-type="float" office:value="171969.20832">
            <text:p>171969,20832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formula="of:=[$'2017'.$F$2]" office:value-type="float" office:value="877.39392">
            <text:p>877,39392</text:p>
          </table:table-cell>
          <table:table-cell table:formula="of:=[.A197]*[.B197]" office:value-type="float" office:value="172846.60224">
            <text:p>172846,60224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formula="of:=[$'2017'.$F$2]" office:value-type="float" office:value="877.39392">
            <text:p>877,39392</text:p>
          </table:table-cell>
          <table:table-cell table:formula="of:=[.A198]*[.B198]" office:value-type="float" office:value="173723.99616">
            <text:p>173723,99616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formula="of:=[$'2017'.$F$2]" office:value-type="float" office:value="877.39392">
            <text:p>877,39392</text:p>
          </table:table-cell>
          <table:table-cell table:formula="of:=[.A199]*[.B199]" office:value-type="float" office:value="174601.39008">
            <text:p>174601,39008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formula="of:=[$'2017'.$F$2]" office:value-type="float" office:value="877.39392">
            <text:p>877,39392</text:p>
          </table:table-cell>
          <table:table-cell table:formula="of:=[.A200]*[.B200]" office:value-type="float" office:value="175478.784">
            <text:p>175478,784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formula="of:=[$'2017'.$F$2]" office:value-type="float" office:value="877.39392">
            <text:p>877,39392</text:p>
          </table:table-cell>
          <table:table-cell table:formula="of:=[.A201]*[.B201]" office:value-type="float" office:value="176356.17792">
            <text:p>176356,17792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formula="of:=[$'2017'.$F$2]" office:value-type="float" office:value="877.39392">
            <text:p>877,39392</text:p>
          </table:table-cell>
          <table:table-cell table:formula="of:=[.A202]*[.B202]" office:value-type="float" office:value="177233.57184">
            <text:p>177233,57184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formula="of:=[$'2017'.$F$2]" office:value-type="float" office:value="877.39392">
            <text:p>877,39392</text:p>
          </table:table-cell>
          <table:table-cell table:formula="of:=[.A203]*[.B203]" office:value-type="float" office:value="178110.96576">
            <text:p>178110,96576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formula="of:=[$'2017'.$F$2]" office:value-type="float" office:value="877.39392">
            <text:p>877,39392</text:p>
          </table:table-cell>
          <table:table-cell table:formula="of:=[.A204]*[.B204]" office:value-type="float" office:value="178988.35968">
            <text:p>178988,35968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formula="of:=[$'2017'.$F$2]" office:value-type="float" office:value="877.39392">
            <text:p>877,39392</text:p>
          </table:table-cell>
          <table:table-cell table:formula="of:=[.A205]*[.B205]" office:value-type="float" office:value="179865.7536">
            <text:p>179865,7536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formula="of:=[$'2017'.$F$2]" office:value-type="float" office:value="877.39392">
            <text:p>877,39392</text:p>
          </table:table-cell>
          <table:table-cell table:formula="of:=[.A206]*[.B206]" office:value-type="float" office:value="180743.14752">
            <text:p>180743,14752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formula="of:=[$'2017'.$F$2]" office:value-type="float" office:value="877.39392">
            <text:p>877,39392</text:p>
          </table:table-cell>
          <table:table-cell table:formula="of:=[.A207]*[.B207]" office:value-type="float" office:value="181620.54144">
            <text:p>181620,54144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formula="of:=[$'2017'.$F$2]" office:value-type="float" office:value="877.39392">
            <text:p>877,39392</text:p>
          </table:table-cell>
          <table:table-cell table:formula="of:=[.A208]*[.B208]" office:value-type="float" office:value="182497.93536">
            <text:p>182497,93536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formula="of:=[$'2017'.$F$2]" office:value-type="float" office:value="877.39392">
            <text:p>877,39392</text:p>
          </table:table-cell>
          <table:table-cell table:formula="of:=[.A209]*[.B209]" office:value-type="float" office:value="183375.32928">
            <text:p>183375,32928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formula="of:=[$'2017'.$F$2]" office:value-type="float" office:value="877.39392">
            <text:p>877,39392</text:p>
          </table:table-cell>
          <table:table-cell table:formula="of:=[.A210]*[.B210]" office:value-type="float" office:value="184252.7232">
            <text:p>184252,7232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formula="of:=[$'2017'.$F$2]" office:value-type="float" office:value="877.39392">
            <text:p>877,39392</text:p>
          </table:table-cell>
          <table:table-cell table:formula="of:=[.A211]*[.B211]" office:value-type="float" office:value="185130.11712">
            <text:p>185130,11712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formula="of:=[$'2017'.$F$2]" office:value-type="float" office:value="877.39392">
            <text:p>877,39392</text:p>
          </table:table-cell>
          <table:table-cell table:formula="of:=[.A212]*[.B212]" office:value-type="float" office:value="186007.51104">
            <text:p>186007,51104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formula="of:=[$'2017'.$F$2]" office:value-type="float" office:value="877.39392">
            <text:p>877,39392</text:p>
          </table:table-cell>
          <table:table-cell table:formula="of:=[.A213]*[.B213]" office:value-type="float" office:value="186884.90496">
            <text:p>186884,90496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formula="of:=[$'2017'.$F$2]" office:value-type="float" office:value="877.39392">
            <text:p>877,39392</text:p>
          </table:table-cell>
          <table:table-cell table:formula="of:=[.A214]*[.B214]" office:value-type="float" office:value="187762.29888">
            <text:p>187762,29888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formula="of:=[$'2017'.$F$2]" office:value-type="float" office:value="877.39392">
            <text:p>877,39392</text:p>
          </table:table-cell>
          <table:table-cell table:formula="of:=[.A215]*[.B215]" office:value-type="float" office:value="188639.6928">
            <text:p>188639,6928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formula="of:=[$'2017'.$F$2]" office:value-type="float" office:value="877.39392">
            <text:p>877,39392</text:p>
          </table:table-cell>
          <table:table-cell table:formula="of:=[.A216]*[.B216]" office:value-type="float" office:value="189517.08672">
            <text:p>189517,08672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formula="of:=[$'2017'.$F$2]" office:value-type="float" office:value="877.39392">
            <text:p>877,39392</text:p>
          </table:table-cell>
          <table:table-cell table:formula="of:=[.A217]*[.B217]" office:value-type="float" office:value="190394.48064">
            <text:p>190394,48064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formula="of:=[$'2017'.$F$2]" office:value-type="float" office:value="877.39392">
            <text:p>877,39392</text:p>
          </table:table-cell>
          <table:table-cell table:formula="of:=[.A218]*[.B218]" office:value-type="float" office:value="191271.87456">
            <text:p>191271,87456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formula="of:=[$'2017'.$F$2]" office:value-type="float" office:value="877.39392">
            <text:p>877,39392</text:p>
          </table:table-cell>
          <table:table-cell table:formula="of:=[.A219]*[.B219]" office:value-type="float" office:value="192149.26848">
            <text:p>192149,26848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formula="of:=[$'2017'.$F$2]" office:value-type="float" office:value="877.39392">
            <text:p>877,39392</text:p>
          </table:table-cell>
          <table:table-cell table:formula="of:=[.A220]*[.B220]" office:value-type="float" office:value="193026.6624">
            <text:p>193026,6624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formula="of:=[$'2017'.$F$2]" office:value-type="float" office:value="877.39392">
            <text:p>877,39392</text:p>
          </table:table-cell>
          <table:table-cell table:formula="of:=[.A221]*[.B221]" office:value-type="float" office:value="193904.05632">
            <text:p>193904,05632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formula="of:=[$'2017'.$F$2]" office:value-type="float" office:value="877.39392">
            <text:p>877,39392</text:p>
          </table:table-cell>
          <table:table-cell table:formula="of:=[.A222]*[.B222]" office:value-type="float" office:value="194781.45024">
            <text:p>194781,45024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formula="of:=[$'2017'.$F$2]" office:value-type="float" office:value="877.39392">
            <text:p>877,39392</text:p>
          </table:table-cell>
          <table:table-cell table:formula="of:=[.A223]*[.B223]" office:value-type="float" office:value="195658.84416">
            <text:p>195658,84416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formula="of:=[$'2017'.$F$2]" office:value-type="float" office:value="877.39392">
            <text:p>877,39392</text:p>
          </table:table-cell>
          <table:table-cell table:formula="of:=[.A224]*[.B224]" office:value-type="float" office:value="196536.23808">
            <text:p>196536,23808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formula="of:=[$'2017'.$F$2]" office:value-type="float" office:value="877.39392">
            <text:p>877,39392</text:p>
          </table:table-cell>
          <table:table-cell table:formula="of:=[.A225]*[.B225]" office:value-type="float" office:value="197413.632">
            <text:p>197413,632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formula="of:=[$'2017'.$F$2]" office:value-type="float" office:value="877.39392">
            <text:p>877,39392</text:p>
          </table:table-cell>
          <table:table-cell table:formula="of:=[.A226]*[.B226]" office:value-type="float" office:value="198291.02592">
            <text:p>198291,02592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formula="of:=[$'2017'.$F$2]" office:value-type="float" office:value="877.39392">
            <text:p>877,39392</text:p>
          </table:table-cell>
          <table:table-cell table:formula="of:=[.A227]*[.B227]" office:value-type="float" office:value="199168.41984">
            <text:p>199168,41984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formula="of:=[$'2017'.$F$2]" office:value-type="float" office:value="877.39392">
            <text:p>877,39392</text:p>
          </table:table-cell>
          <table:table-cell table:formula="of:=[.A228]*[.B228]" office:value-type="float" office:value="200045.81376">
            <text:p>200045,81376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formula="of:=[$'2017'.$F$2]" office:value-type="float" office:value="877.39392">
            <text:p>877,39392</text:p>
          </table:table-cell>
          <table:table-cell table:formula="of:=[.A229]*[.B229]" office:value-type="float" office:value="200923.20768">
            <text:p>200923,20768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formula="of:=[$'2017'.$F$2]" office:value-type="float" office:value="877.39392">
            <text:p>877,39392</text:p>
          </table:table-cell>
          <table:table-cell table:formula="of:=[.A230]*[.B230]" office:value-type="float" office:value="201800.6016">
            <text:p>201800,6016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formula="of:=[$'2017'.$F$2]" office:value-type="float" office:value="877.39392">
            <text:p>877,39392</text:p>
          </table:table-cell>
          <table:table-cell table:formula="of:=[.A231]*[.B231]" office:value-type="float" office:value="202677.99552">
            <text:p>202677,99552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formula="of:=[$'2017'.$F$2]" office:value-type="float" office:value="877.39392">
            <text:p>877,39392</text:p>
          </table:table-cell>
          <table:table-cell table:formula="of:=[.A232]*[.B232]" office:value-type="float" office:value="203555.38944">
            <text:p>203555,38944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formula="of:=[$'2017'.$F$2]" office:value-type="float" office:value="877.39392">
            <text:p>877,39392</text:p>
          </table:table-cell>
          <table:table-cell table:formula="of:=[.A233]*[.B233]" office:value-type="float" office:value="204432.78336">
            <text:p>204432,78336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formula="of:=[$'2017'.$F$2]" office:value-type="float" office:value="877.39392">
            <text:p>877,39392</text:p>
          </table:table-cell>
          <table:table-cell table:formula="of:=[.A234]*[.B234]" office:value-type="float" office:value="205310.17728">
            <text:p>205310,17728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formula="of:=[$'2017'.$F$2]" office:value-type="float" office:value="877.39392">
            <text:p>877,39392</text:p>
          </table:table-cell>
          <table:table-cell table:formula="of:=[.A235]*[.B235]" office:value-type="float" office:value="206187.5712">
            <text:p>206187,5712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formula="of:=[$'2017'.$F$2]" office:value-type="float" office:value="877.39392">
            <text:p>877,39392</text:p>
          </table:table-cell>
          <table:table-cell table:formula="of:=[.A236]*[.B236]" office:value-type="float" office:value="207064.96512">
            <text:p>207064,96512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formula="of:=[$'2017'.$F$2]" office:value-type="float" office:value="877.39392">
            <text:p>877,39392</text:p>
          </table:table-cell>
          <table:table-cell table:formula="of:=[.A237]*[.B237]" office:value-type="float" office:value="207942.35904">
            <text:p>207942,35904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formula="of:=[$'2017'.$F$2]" office:value-type="float" office:value="877.39392">
            <text:p>877,39392</text:p>
          </table:table-cell>
          <table:table-cell table:formula="of:=[.A238]*[.B238]" office:value-type="float" office:value="208819.75296">
            <text:p>208819,75296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formula="of:=[$'2017'.$F$2]" office:value-type="float" office:value="877.39392">
            <text:p>877,39392</text:p>
          </table:table-cell>
          <table:table-cell table:formula="of:=[.A239]*[.B239]" office:value-type="float" office:value="209697.14688">
            <text:p>209697,14688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formula="of:=[$'2017'.$F$2]" office:value-type="float" office:value="877.39392">
            <text:p>877,39392</text:p>
          </table:table-cell>
          <table:table-cell table:formula="of:=[.A240]*[.B240]" office:value-type="float" office:value="210574.5408">
            <text:p>210574,5408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formula="of:=[$'2017'.$F$2]" office:value-type="float" office:value="877.39392">
            <text:p>877,39392</text:p>
          </table:table-cell>
          <table:table-cell table:formula="of:=[.A241]*[.B241]" office:value-type="float" office:value="211451.93472">
            <text:p>211451,93472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formula="of:=[$'2017'.$F$2]" office:value-type="float" office:value="877.39392">
            <text:p>877,39392</text:p>
          </table:table-cell>
          <table:table-cell table:formula="of:=[.A242]*[.B242]" office:value-type="float" office:value="212329.32864">
            <text:p>212329,32864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formula="of:=[$'2017'.$F$2]" office:value-type="float" office:value="877.39392">
            <text:p>877,39392</text:p>
          </table:table-cell>
          <table:table-cell table:formula="of:=[.A243]*[.B243]" office:value-type="float" office:value="213206.72256">
            <text:p>213206,72256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formula="of:=[$'2017'.$F$2]" office:value-type="float" office:value="877.39392">
            <text:p>877,39392</text:p>
          </table:table-cell>
          <table:table-cell table:formula="of:=[.A244]*[.B244]" office:value-type="float" office:value="214084.11648">
            <text:p>214084,11648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formula="of:=[$'2017'.$F$2]" office:value-type="float" office:value="877.39392">
            <text:p>877,39392</text:p>
          </table:table-cell>
          <table:table-cell table:formula="of:=[.A245]*[.B245]" office:value-type="float" office:value="214961.5104">
            <text:p>214961,5104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formula="of:=[$'2017'.$F$2]" office:value-type="float" office:value="877.39392">
            <text:p>877,39392</text:p>
          </table:table-cell>
          <table:table-cell table:formula="of:=[.A246]*[.B246]" office:value-type="float" office:value="215838.90432">
            <text:p>215838,90432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formula="of:=[$'2017'.$F$2]" office:value-type="float" office:value="877.39392">
            <text:p>877,39392</text:p>
          </table:table-cell>
          <table:table-cell table:formula="of:=[.A247]*[.B247]" office:value-type="float" office:value="216716.29824">
            <text:p>216716,29824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formula="of:=[$'2017'.$F$2]" office:value-type="float" office:value="877.39392">
            <text:p>877,39392</text:p>
          </table:table-cell>
          <table:table-cell table:formula="of:=[.A248]*[.B248]" office:value-type="float" office:value="217593.69216">
            <text:p>217593,69216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formula="of:=[$'2017'.$F$2]" office:value-type="float" office:value="877.39392">
            <text:p>877,39392</text:p>
          </table:table-cell>
          <table:table-cell table:formula="of:=[.A249]*[.B249]" office:value-type="float" office:value="218471.08608">
            <text:p>218471,08608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formula="of:=[$'2017'.$F$2]" office:value-type="float" office:value="877.39392">
            <text:p>877,39392</text:p>
          </table:table-cell>
          <table:table-cell table:formula="of:=[.A250]*[.B250]" office:value-type="float" office:value="219348.48">
            <text:p>219348,48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formula="of:=[$'2017'.$F$2]" office:value-type="float" office:value="877.39392">
            <text:p>877,39392</text:p>
          </table:table-cell>
          <table:table-cell table:formula="of:=[.A251]*[.B251]" office:value-type="float" office:value="220225.87392">
            <text:p>220225,87392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formula="of:=[$'2017'.$F$2]" office:value-type="float" office:value="877.39392">
            <text:p>877,39392</text:p>
          </table:table-cell>
          <table:table-cell table:formula="of:=[.A252]*[.B252]" office:value-type="float" office:value="221103.26784">
            <text:p>221103,26784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formula="of:=[$'2017'.$F$2]" office:value-type="float" office:value="877.39392">
            <text:p>877,39392</text:p>
          </table:table-cell>
          <table:table-cell table:formula="of:=[.A253]*[.B253]" office:value-type="float" office:value="221980.66176">
            <text:p>221980,66176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formula="of:=[$'2017'.$F$2]" office:value-type="float" office:value="877.39392">
            <text:p>877,39392</text:p>
          </table:table-cell>
          <table:table-cell table:formula="of:=[.A254]*[.B254]" office:value-type="float" office:value="222858.05568">
            <text:p>222858,05568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formula="of:=[$'2017'.$F$2]" office:value-type="float" office:value="877.39392">
            <text:p>877,39392</text:p>
          </table:table-cell>
          <table:table-cell table:formula="of:=[.A255]*[.B255]" office:value-type="float" office:value="223735.4496">
            <text:p>223735,4496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formula="of:=[$'2017'.$F$2]" office:value-type="float" office:value="877.39392">
            <text:p>877,39392</text:p>
          </table:table-cell>
          <table:table-cell table:formula="of:=[.A256]*[.B256]" office:value-type="float" office:value="224612.84352">
            <text:p>224612,84352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formula="of:=[$'2017'.$F$2]" office:value-type="float" office:value="877.39392">
            <text:p>877,39392</text:p>
          </table:table-cell>
          <table:table-cell table:formula="of:=[.A257]*[.B257]" office:value-type="float" office:value="225490.23744">
            <text:p>225490,23744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formula="of:=[$'2017'.$F$2]" office:value-type="float" office:value="877.39392">
            <text:p>877,39392</text:p>
          </table:table-cell>
          <table:table-cell table:formula="of:=[.A258]*[.B258]" office:value-type="float" office:value="226367.63136">
            <text:p>226367,63136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formula="of:=[$'2017'.$F$2]" office:value-type="float" office:value="877.39392">
            <text:p>877,39392</text:p>
          </table:table-cell>
          <table:table-cell table:formula="of:=[.A259]*[.B259]" office:value-type="float" office:value="227245.02528">
            <text:p>227245,02528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formula="of:=[$'2017'.$F$2]" office:value-type="float" office:value="877.39392">
            <text:p>877,39392</text:p>
          </table:table-cell>
          <table:table-cell table:formula="of:=[.A260]*[.B260]" office:value-type="float" office:value="228122.4192">
            <text:p>228122,4192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formula="of:=[$'2017'.$F$2]" office:value-type="float" office:value="877.39392">
            <text:p>877,39392</text:p>
          </table:table-cell>
          <table:table-cell table:formula="of:=[.A261]*[.B261]" office:value-type="float" office:value="228999.81312">
            <text:p>228999,81312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formula="of:=[$'2017'.$F$2]" office:value-type="float" office:value="877.39392">
            <text:p>877,39392</text:p>
          </table:table-cell>
          <table:table-cell table:formula="of:=[.A262]*[.B262]" office:value-type="float" office:value="229877.20704">
            <text:p>229877,20704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formula="of:=[$'2017'.$F$2]" office:value-type="float" office:value="877.39392">
            <text:p>877,39392</text:p>
          </table:table-cell>
          <table:table-cell table:formula="of:=[.A263]*[.B263]" office:value-type="float" office:value="230754.60096">
            <text:p>230754,60096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formula="of:=[$'2017'.$F$2]" office:value-type="float" office:value="877.39392">
            <text:p>877,39392</text:p>
          </table:table-cell>
          <table:table-cell table:formula="of:=[.A264]*[.B264]" office:value-type="float" office:value="231631.99488">
            <text:p>231631,99488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formula="of:=[$'2017'.$F$2]" office:value-type="float" office:value="877.39392">
            <text:p>877,39392</text:p>
          </table:table-cell>
          <table:table-cell table:formula="of:=[.A265]*[.B265]" office:value-type="float" office:value="232509.3888">
            <text:p>232509,3888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formula="of:=[$'2017'.$F$2]" office:value-type="float" office:value="877.39392">
            <text:p>877,39392</text:p>
          </table:table-cell>
          <table:table-cell table:formula="of:=[.A266]*[.B266]" office:value-type="float" office:value="233386.78272">
            <text:p>233386,78272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formula="of:=[$'2017'.$F$2]" office:value-type="float" office:value="877.39392">
            <text:p>877,39392</text:p>
          </table:table-cell>
          <table:table-cell table:formula="of:=[.A267]*[.B267]" office:value-type="float" office:value="234264.17664">
            <text:p>234264,17664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formula="of:=[$'2017'.$F$2]" office:value-type="float" office:value="877.39392">
            <text:p>877,39392</text:p>
          </table:table-cell>
          <table:table-cell table:formula="of:=[.A268]*[.B268]" office:value-type="float" office:value="235141.57056">
            <text:p>235141,57056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formula="of:=[$'2017'.$F$2]" office:value-type="float" office:value="877.39392">
            <text:p>877,39392</text:p>
          </table:table-cell>
          <table:table-cell table:formula="of:=[.A269]*[.B269]" office:value-type="float" office:value="236018.96448">
            <text:p>236018,96448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formula="of:=[$'2017'.$F$2]" office:value-type="float" office:value="877.39392">
            <text:p>877,39392</text:p>
          </table:table-cell>
          <table:table-cell table:formula="of:=[.A270]*[.B270]" office:value-type="float" office:value="236896.3584">
            <text:p>236896,3584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formula="of:=[$'2017'.$F$2]" office:value-type="float" office:value="877.39392">
            <text:p>877,39392</text:p>
          </table:table-cell>
          <table:table-cell table:formula="of:=[.A271]*[.B271]" office:value-type="float" office:value="237773.75232">
            <text:p>237773,75232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formula="of:=[$'2017'.$F$2]" office:value-type="float" office:value="877.39392">
            <text:p>877,39392</text:p>
          </table:table-cell>
          <table:table-cell table:formula="of:=[.A272]*[.B272]" office:value-type="float" office:value="238651.14624">
            <text:p>238651,14624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formula="of:=[$'2017'.$F$2]" office:value-type="float" office:value="877.39392">
            <text:p>877,39392</text:p>
          </table:table-cell>
          <table:table-cell table:formula="of:=[.A273]*[.B273]" office:value-type="float" office:value="239528.54016">
            <text:p>239528,54016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formula="of:=[$'2017'.$F$2]" office:value-type="float" office:value="877.39392">
            <text:p>877,39392</text:p>
          </table:table-cell>
          <table:table-cell table:formula="of:=[.A274]*[.B274]" office:value-type="float" office:value="240405.93408">
            <text:p>240405,93408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formula="of:=[$'2017'.$F$2]" office:value-type="float" office:value="877.39392">
            <text:p>877,39392</text:p>
          </table:table-cell>
          <table:table-cell table:formula="of:=[.A275]*[.B275]" office:value-type="float" office:value="241283.328">
            <text:p>241283,328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formula="of:=[$'2017'.$F$2]" office:value-type="float" office:value="877.39392">
            <text:p>877,39392</text:p>
          </table:table-cell>
          <table:table-cell table:formula="of:=[.A276]*[.B276]" office:value-type="float" office:value="242160.72192">
            <text:p>242160,72192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formula="of:=[$'2017'.$F$2]" office:value-type="float" office:value="877.39392">
            <text:p>877,39392</text:p>
          </table:table-cell>
          <table:table-cell table:formula="of:=[.A277]*[.B277]" office:value-type="float" office:value="243038.11584">
            <text:p>243038,11584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formula="of:=[$'2017'.$F$2]" office:value-type="float" office:value="877.39392">
            <text:p>877,39392</text:p>
          </table:table-cell>
          <table:table-cell table:formula="of:=[.A278]*[.B278]" office:value-type="float" office:value="243915.50976">
            <text:p>243915,50976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formula="of:=[$'2017'.$F$2]" office:value-type="float" office:value="877.39392">
            <text:p>877,39392</text:p>
          </table:table-cell>
          <table:table-cell table:formula="of:=[.A279]*[.B279]" office:value-type="float" office:value="244792.90368">
            <text:p>244792,90368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formula="of:=[$'2017'.$F$2]" office:value-type="float" office:value="877.39392">
            <text:p>877,39392</text:p>
          </table:table-cell>
          <table:table-cell table:formula="of:=[.A280]*[.B280]" office:value-type="float" office:value="245670.2976">
            <text:p>245670,2976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formula="of:=[$'2017'.$F$2]" office:value-type="float" office:value="877.39392">
            <text:p>877,39392</text:p>
          </table:table-cell>
          <table:table-cell table:formula="of:=[.A281]*[.B281]" office:value-type="float" office:value="246547.69152">
            <text:p>246547,69152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formula="of:=[$'2017'.$F$2]" office:value-type="float" office:value="877.39392">
            <text:p>877,39392</text:p>
          </table:table-cell>
          <table:table-cell table:formula="of:=[.A282]*[.B282]" office:value-type="float" office:value="247425.08544">
            <text:p>247425,08544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formula="of:=[$'2017'.$F$2]" office:value-type="float" office:value="877.39392">
            <text:p>877,39392</text:p>
          </table:table-cell>
          <table:table-cell table:formula="of:=[.A283]*[.B283]" office:value-type="float" office:value="248302.47936">
            <text:p>248302,47936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formula="of:=[$'2017'.$F$2]" office:value-type="float" office:value="877.39392">
            <text:p>877,39392</text:p>
          </table:table-cell>
          <table:table-cell table:formula="of:=[.A284]*[.B284]" office:value-type="float" office:value="249179.87328">
            <text:p>249179,87328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formula="of:=[$'2017'.$F$2]" office:value-type="float" office:value="877.39392">
            <text:p>877,39392</text:p>
          </table:table-cell>
          <table:table-cell table:formula="of:=[.A285]*[.B285]" office:value-type="float" office:value="250057.2672">
            <text:p>250057,2672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formula="of:=[$'2017'.$F$2]" office:value-type="float" office:value="877.39392">
            <text:p>877,39392</text:p>
          </table:table-cell>
          <table:table-cell table:formula="of:=[.A286]*[.B286]" office:value-type="float" office:value="250934.66112">
            <text:p>250934,66112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formula="of:=[$'2017'.$F$2]" office:value-type="float" office:value="877.39392">
            <text:p>877,39392</text:p>
          </table:table-cell>
          <table:table-cell table:formula="of:=[.A287]*[.B287]" office:value-type="float" office:value="251812.05504">
            <text:p>251812,05504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formula="of:=[$'2017'.$F$2]" office:value-type="float" office:value="877.39392">
            <text:p>877,39392</text:p>
          </table:table-cell>
          <table:table-cell table:formula="of:=[.A288]*[.B288]" office:value-type="float" office:value="252689.44896">
            <text:p>252689,44896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formula="of:=[$'2017'.$F$2]" office:value-type="float" office:value="877.39392">
            <text:p>877,39392</text:p>
          </table:table-cell>
          <table:table-cell table:formula="of:=[.A289]*[.B289]" office:value-type="float" office:value="253566.84288">
            <text:p>253566,84288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formula="of:=[$'2017'.$F$2]" office:value-type="float" office:value="877.39392">
            <text:p>877,39392</text:p>
          </table:table-cell>
          <table:table-cell table:formula="of:=[.A290]*[.B290]" office:value-type="float" office:value="254444.2368">
            <text:p>254444,2368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formula="of:=[$'2017'.$F$2]" office:value-type="float" office:value="877.39392">
            <text:p>877,39392</text:p>
          </table:table-cell>
          <table:table-cell table:formula="of:=[.A291]*[.B291]" office:value-type="float" office:value="255321.63072">
            <text:p>255321,63072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formula="of:=[$'2017'.$F$2]" office:value-type="float" office:value="877.39392">
            <text:p>877,39392</text:p>
          </table:table-cell>
          <table:table-cell table:formula="of:=[.A292]*[.B292]" office:value-type="float" office:value="256199.02464">
            <text:p>256199,02464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formula="of:=[$'2017'.$F$2]" office:value-type="float" office:value="877.39392">
            <text:p>877,39392</text:p>
          </table:table-cell>
          <table:table-cell table:formula="of:=[.A293]*[.B293]" office:value-type="float" office:value="257076.41856">
            <text:p>257076,41856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formula="of:=[$'2017'.$F$2]" office:value-type="float" office:value="877.39392">
            <text:p>877,39392</text:p>
          </table:table-cell>
          <table:table-cell table:formula="of:=[.A294]*[.B294]" office:value-type="float" office:value="257953.81248">
            <text:p>257953,81248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formula="of:=[$'2017'.$F$2]" office:value-type="float" office:value="877.39392">
            <text:p>877,39392</text:p>
          </table:table-cell>
          <table:table-cell table:formula="of:=[.A295]*[.B295]" office:value-type="float" office:value="258831.2064">
            <text:p>258831,2064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formula="of:=[$'2017'.$F$2]" office:value-type="float" office:value="877.39392">
            <text:p>877,39392</text:p>
          </table:table-cell>
          <table:table-cell table:formula="of:=[.A296]*[.B296]" office:value-type="float" office:value="259708.60032">
            <text:p>259708,60032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formula="of:=[$'2017'.$F$2]" office:value-type="float" office:value="877.39392">
            <text:p>877,39392</text:p>
          </table:table-cell>
          <table:table-cell table:formula="of:=[.A297]*[.B297]" office:value-type="float" office:value="260585.99424">
            <text:p>260585,99424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formula="of:=[$'2017'.$F$2]" office:value-type="float" office:value="877.39392">
            <text:p>877,39392</text:p>
          </table:table-cell>
          <table:table-cell table:formula="of:=[.A298]*[.B298]" office:value-type="float" office:value="261463.38816">
            <text:p>261463,38816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formula="of:=[$'2017'.$F$2]" office:value-type="float" office:value="877.39392">
            <text:p>877,39392</text:p>
          </table:table-cell>
          <table:table-cell table:formula="of:=[.A299]*[.B299]" office:value-type="float" office:value="262340.78208">
            <text:p>262340,78208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formula="of:=[$'2017'.$F$2]" office:value-type="float" office:value="877.39392">
            <text:p>877,39392</text:p>
          </table:table-cell>
          <table:table-cell table:formula="of:=[.A300]*[.B300]" office:value-type="float" office:value="263218.176">
            <text:p>263218,176</text:p>
          </table:table-cell>
          <table:table-cell table:number-columns-repeated="3"/>
        </table:table-row>
        <table:table-row table:style-name="ro2">
          <table:table-cell office:value-type="float" office:value="301">
            <text:p>301</text:p>
          </table:table-cell>
          <table:table-cell table:formula="of:=[$'2017'.$F$2]" office:value-type="float" office:value="877.39392">
            <text:p>877,39392</text:p>
          </table:table-cell>
          <table:table-cell table:formula="of:=[.A301]*[.B301]" office:value-type="float" office:value="264095.56992">
            <text:p>264095,56992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table:formula="of:=[$'2017'.$F$2]" office:value-type="float" office:value="877.39392">
            <text:p>877,39392</text:p>
          </table:table-cell>
          <table:table-cell table:formula="of:=[.A302]*[.B302]" office:value-type="float" office:value="264972.96384">
            <text:p>264972,96384</text:p>
          </table:table-cell>
          <table:table-cell table:number-columns-repeated="3"/>
        </table:table-row>
        <table:table-row table:style-name="ro2">
          <table:table-cell office:value-type="float" office:value="303">
            <text:p>303</text:p>
          </table:table-cell>
          <table:table-cell table:formula="of:=[$'2017'.$F$2]" office:value-type="float" office:value="877.39392">
            <text:p>877,39392</text:p>
          </table:table-cell>
          <table:table-cell table:formula="of:=[.A303]*[.B303]" office:value-type="float" office:value="265850.35776">
            <text:p>265850,35776</text:p>
          </table:table-cell>
          <table:table-cell table:number-columns-repeated="3"/>
        </table:table-row>
        <table:table-row table:style-name="ro2">
          <table:table-cell office:value-type="float" office:value="304">
            <text:p>304</text:p>
          </table:table-cell>
          <table:table-cell table:formula="of:=[$'2017'.$F$2]" office:value-type="float" office:value="877.39392">
            <text:p>877,39392</text:p>
          </table:table-cell>
          <table:table-cell table:formula="of:=[.A304]*[.B304]" office:value-type="float" office:value="266727.75168">
            <text:p>266727,75168</text:p>
          </table:table-cell>
          <table:table-cell table:number-columns-repeated="3"/>
        </table:table-row>
        <table:table-row table:style-name="ro2">
          <table:table-cell office:value-type="float" office:value="305">
            <text:p>305</text:p>
          </table:table-cell>
          <table:table-cell table:formula="of:=[$'2017'.$F$2]" office:value-type="float" office:value="877.39392">
            <text:p>877,39392</text:p>
          </table:table-cell>
          <table:table-cell table:formula="of:=[.A305]*[.B305]" office:value-type="float" office:value="267605.1456">
            <text:p>267605,1456</text:p>
          </table:table-cell>
          <table:table-cell table:number-columns-repeated="3"/>
        </table:table-row>
        <table:table-row table:style-name="ro2">
          <table:table-cell office:value-type="float" office:value="306">
            <text:p>306</text:p>
          </table:table-cell>
          <table:table-cell table:formula="of:=[$'2017'.$F$2]" office:value-type="float" office:value="877.39392">
            <text:p>877,39392</text:p>
          </table:table-cell>
          <table:table-cell table:formula="of:=[.A306]*[.B306]" office:value-type="float" office:value="268482.53952">
            <text:p>268482,53952</text:p>
          </table:table-cell>
          <table:table-cell table:number-columns-repeated="3"/>
        </table:table-row>
        <table:table-row table:style-name="ro2">
          <table:table-cell office:value-type="float" office:value="307">
            <text:p>307</text:p>
          </table:table-cell>
          <table:table-cell table:formula="of:=[$'2017'.$F$2]" office:value-type="float" office:value="877.39392">
            <text:p>877,39392</text:p>
          </table:table-cell>
          <table:table-cell table:formula="of:=[.A307]*[.B307]" office:value-type="float" office:value="269359.93344">
            <text:p>269359,93344</text:p>
          </table:table-cell>
          <table:table-cell table:number-columns-repeated="3"/>
        </table:table-row>
        <table:table-row table:style-name="ro2">
          <table:table-cell office:value-type="float" office:value="308">
            <text:p>308</text:p>
          </table:table-cell>
          <table:table-cell table:formula="of:=[$'2017'.$F$2]" office:value-type="float" office:value="877.39392">
            <text:p>877,39392</text:p>
          </table:table-cell>
          <table:table-cell table:formula="of:=[.A308]*[.B308]" office:value-type="float" office:value="270237.32736">
            <text:p>270237,32736</text:p>
          </table:table-cell>
          <table:table-cell table:number-columns-repeated="3"/>
        </table:table-row>
        <table:table-row table:style-name="ro2">
          <table:table-cell office:value-type="float" office:value="309">
            <text:p>309</text:p>
          </table:table-cell>
          <table:table-cell table:formula="of:=[$'2017'.$F$2]" office:value-type="float" office:value="877.39392">
            <text:p>877,39392</text:p>
          </table:table-cell>
          <table:table-cell table:formula="of:=[.A309]*[.B309]" office:value-type="float" office:value="271114.72128">
            <text:p>271114,72128</text:p>
          </table:table-cell>
          <table:table-cell table:number-columns-repeated="3"/>
        </table:table-row>
        <table:table-row table:style-name="ro2">
          <table:table-cell office:value-type="float" office:value="310">
            <text:p>310</text:p>
          </table:table-cell>
          <table:table-cell table:formula="of:=[$'2017'.$F$2]" office:value-type="float" office:value="877.39392">
            <text:p>877,39392</text:p>
          </table:table-cell>
          <table:table-cell table:formula="of:=[.A310]*[.B310]" office:value-type="float" office:value="271992.1152">
            <text:p>271992,1152</text:p>
          </table:table-cell>
          <table:table-cell table:number-columns-repeated="3"/>
        </table:table-row>
        <table:table-row table:style-name="ro2">
          <table:table-cell office:value-type="float" office:value="311">
            <text:p>311</text:p>
          </table:table-cell>
          <table:table-cell table:formula="of:=[$'2017'.$F$2]" office:value-type="float" office:value="877.39392">
            <text:p>877,39392</text:p>
          </table:table-cell>
          <table:table-cell table:formula="of:=[.A311]*[.B311]" office:value-type="float" office:value="272869.50912">
            <text:p>272869,50912</text:p>
          </table:table-cell>
          <table:table-cell table:number-columns-repeated="3"/>
        </table:table-row>
        <table:table-row table:style-name="ro2">
          <table:table-cell office:value-type="float" office:value="312">
            <text:p>312</text:p>
          </table:table-cell>
          <table:table-cell table:formula="of:=[$'2017'.$F$2]" office:value-type="float" office:value="877.39392">
            <text:p>877,39392</text:p>
          </table:table-cell>
          <table:table-cell table:formula="of:=[.A312]*[.B312]" office:value-type="float" office:value="273746.90304">
            <text:p>273746,90304</text:p>
          </table:table-cell>
          <table:table-cell table:number-columns-repeated="3"/>
        </table:table-row>
        <table:table-row table:style-name="ro2">
          <table:table-cell office:value-type="float" office:value="313">
            <text:p>313</text:p>
          </table:table-cell>
          <table:table-cell table:formula="of:=[$'2017'.$F$2]" office:value-type="float" office:value="877.39392">
            <text:p>877,39392</text:p>
          </table:table-cell>
          <table:table-cell table:formula="of:=[.A313]*[.B313]" office:value-type="float" office:value="274624.29696">
            <text:p>274624,29696</text:p>
          </table:table-cell>
          <table:table-cell table:number-columns-repeated="3"/>
        </table:table-row>
        <table:table-row table:style-name="ro2">
          <table:table-cell office:value-type="float" office:value="314">
            <text:p>314</text:p>
          </table:table-cell>
          <table:table-cell table:formula="of:=[$'2017'.$F$2]" office:value-type="float" office:value="877.39392">
            <text:p>877,39392</text:p>
          </table:table-cell>
          <table:table-cell table:formula="of:=[.A314]*[.B314]" office:value-type="float" office:value="275501.69088">
            <text:p>275501,69088</text:p>
          </table:table-cell>
          <table:table-cell table:number-columns-repeated="3"/>
        </table:table-row>
        <table:table-row table:style-name="ro2">
          <table:table-cell office:value-type="float" office:value="315">
            <text:p>315</text:p>
          </table:table-cell>
          <table:table-cell table:formula="of:=[$'2017'.$F$2]" office:value-type="float" office:value="877.39392">
            <text:p>877,39392</text:p>
          </table:table-cell>
          <table:table-cell table:formula="of:=[.A315]*[.B315]" office:value-type="float" office:value="276379.0848">
            <text:p>276379,0848</text:p>
          </table:table-cell>
          <table:table-cell table:number-columns-repeated="3"/>
        </table:table-row>
        <table:table-row table:style-name="ro2">
          <table:table-cell office:value-type="float" office:value="316">
            <text:p>316</text:p>
          </table:table-cell>
          <table:table-cell table:formula="of:=[$'2017'.$F$2]" office:value-type="float" office:value="877.39392">
            <text:p>877,39392</text:p>
          </table:table-cell>
          <table:table-cell table:formula="of:=[.A316]*[.B316]" office:value-type="float" office:value="277256.47872">
            <text:p>277256,47872</text:p>
          </table:table-cell>
          <table:table-cell table:number-columns-repeated="3"/>
        </table:table-row>
        <table:table-row table:style-name="ro2">
          <table:table-cell office:value-type="float" office:value="317">
            <text:p>317</text:p>
          </table:table-cell>
          <table:table-cell table:formula="of:=[$'2017'.$F$2]" office:value-type="float" office:value="877.39392">
            <text:p>877,39392</text:p>
          </table:table-cell>
          <table:table-cell table:formula="of:=[.A317]*[.B317]" office:value-type="float" office:value="278133.87264">
            <text:p>278133,87264</text:p>
          </table:table-cell>
          <table:table-cell table:number-columns-repeated="3"/>
        </table:table-row>
        <table:table-row table:style-name="ro2">
          <table:table-cell office:value-type="float" office:value="318">
            <text:p>318</text:p>
          </table:table-cell>
          <table:table-cell table:formula="of:=[$'2017'.$F$2]" office:value-type="float" office:value="877.39392">
            <text:p>877,39392</text:p>
          </table:table-cell>
          <table:table-cell table:formula="of:=[.A318]*[.B318]" office:value-type="float" office:value="279011.26656">
            <text:p>279011,26656</text:p>
          </table:table-cell>
          <table:table-cell table:number-columns-repeated="3"/>
        </table:table-row>
        <table:table-row table:style-name="ro2">
          <table:table-cell office:value-type="float" office:value="319">
            <text:p>319</text:p>
          </table:table-cell>
          <table:table-cell table:formula="of:=[$'2017'.$F$2]" office:value-type="float" office:value="877.39392">
            <text:p>877,39392</text:p>
          </table:table-cell>
          <table:table-cell table:formula="of:=[.A319]*[.B319]" office:value-type="float" office:value="279888.66048">
            <text:p>279888,66048</text:p>
          </table:table-cell>
          <table:table-cell table:number-columns-repeated="3"/>
        </table:table-row>
        <table:table-row table:style-name="ro2">
          <table:table-cell office:value-type="float" office:value="320">
            <text:p>320</text:p>
          </table:table-cell>
          <table:table-cell table:formula="of:=[$'2017'.$F$2]" office:value-type="float" office:value="877.39392">
            <text:p>877,39392</text:p>
          </table:table-cell>
          <table:table-cell table:formula="of:=[.A320]*[.B320]" office:value-type="float" office:value="280766.0544">
            <text:p>280766,0544</text:p>
          </table:table-cell>
          <table:table-cell table:number-columns-repeated="3"/>
        </table:table-row>
        <table:table-row table:style-name="ro2">
          <table:table-cell office:value-type="float" office:value="321">
            <text:p>321</text:p>
          </table:table-cell>
          <table:table-cell table:formula="of:=[$'2017'.$F$2]" office:value-type="float" office:value="877.39392">
            <text:p>877,39392</text:p>
          </table:table-cell>
          <table:table-cell table:formula="of:=[.A321]*[.B321]" office:value-type="float" office:value="281643.44832">
            <text:p>281643,44832</text:p>
          </table:table-cell>
          <table:table-cell table:number-columns-repeated="3"/>
        </table:table-row>
        <table:table-row table:style-name="ro2">
          <table:table-cell office:value-type="float" office:value="322">
            <text:p>322</text:p>
          </table:table-cell>
          <table:table-cell table:formula="of:=[$'2017'.$F$2]" office:value-type="float" office:value="877.39392">
            <text:p>877,39392</text:p>
          </table:table-cell>
          <table:table-cell table:formula="of:=[.A322]*[.B322]" office:value-type="float" office:value="282520.84224">
            <text:p>282520,84224</text:p>
          </table:table-cell>
          <table:table-cell table:number-columns-repeated="3"/>
        </table:table-row>
        <table:table-row table:style-name="ro2">
          <table:table-cell office:value-type="float" office:value="323">
            <text:p>323</text:p>
          </table:table-cell>
          <table:table-cell table:formula="of:=[$'2017'.$F$2]" office:value-type="float" office:value="877.39392">
            <text:p>877,39392</text:p>
          </table:table-cell>
          <table:table-cell table:formula="of:=[.A323]*[.B323]" office:value-type="float" office:value="283398.23616">
            <text:p>283398,23616</text:p>
          </table:table-cell>
          <table:table-cell table:number-columns-repeated="3"/>
        </table:table-row>
        <table:table-row table:style-name="ro2">
          <table:table-cell office:value-type="float" office:value="324">
            <text:p>324</text:p>
          </table:table-cell>
          <table:table-cell table:formula="of:=[$'2017'.$F$2]" office:value-type="float" office:value="877.39392">
            <text:p>877,39392</text:p>
          </table:table-cell>
          <table:table-cell table:formula="of:=[.A324]*[.B324]" office:value-type="float" office:value="284275.63008">
            <text:p>284275,63008</text:p>
          </table:table-cell>
          <table:table-cell table:number-columns-repeated="3"/>
        </table:table-row>
        <table:table-row table:style-name="ro2">
          <table:table-cell office:value-type="float" office:value="325">
            <text:p>325</text:p>
          </table:table-cell>
          <table:table-cell table:formula="of:=[$'2017'.$F$2]" office:value-type="float" office:value="877.39392">
            <text:p>877,39392</text:p>
          </table:table-cell>
          <table:table-cell table:formula="of:=[.A325]*[.B325]" office:value-type="float" office:value="285153.024">
            <text:p>285153,024</text:p>
          </table:table-cell>
          <table:table-cell table:number-columns-repeated="3"/>
        </table:table-row>
        <table:table-row table:style-name="ro2">
          <table:table-cell office:value-type="float" office:value="326">
            <text:p>326</text:p>
          </table:table-cell>
          <table:table-cell table:formula="of:=[$'2017'.$F$2]" office:value-type="float" office:value="877.39392">
            <text:p>877,39392</text:p>
          </table:table-cell>
          <table:table-cell table:formula="of:=[.A326]*[.B326]" office:value-type="float" office:value="286030.41792">
            <text:p>286030,41792</text:p>
          </table:table-cell>
          <table:table-cell table:number-columns-repeated="3"/>
        </table:table-row>
        <table:table-row table:style-name="ro2">
          <table:table-cell office:value-type="float" office:value="327">
            <text:p>327</text:p>
          </table:table-cell>
          <table:table-cell table:formula="of:=[$'2017'.$F$2]" office:value-type="float" office:value="877.39392">
            <text:p>877,39392</text:p>
          </table:table-cell>
          <table:table-cell table:formula="of:=[.A327]*[.B327]" office:value-type="float" office:value="286907.81184">
            <text:p>286907,81184</text:p>
          </table:table-cell>
          <table:table-cell table:number-columns-repeated="3"/>
        </table:table-row>
        <table:table-row table:style-name="ro2">
          <table:table-cell office:value-type="float" office:value="328">
            <text:p>328</text:p>
          </table:table-cell>
          <table:table-cell table:formula="of:=[$'2017'.$F$2]" office:value-type="float" office:value="877.39392">
            <text:p>877,39392</text:p>
          </table:table-cell>
          <table:table-cell table:formula="of:=[.A328]*[.B328]" office:value-type="float" office:value="287785.20576">
            <text:p>287785,20576</text:p>
          </table:table-cell>
          <table:table-cell table:number-columns-repeated="3"/>
        </table:table-row>
        <table:table-row table:style-name="ro2">
          <table:table-cell office:value-type="float" office:value="329">
            <text:p>329</text:p>
          </table:table-cell>
          <table:table-cell table:formula="of:=[$'2017'.$F$2]" office:value-type="float" office:value="877.39392">
            <text:p>877,39392</text:p>
          </table:table-cell>
          <table:table-cell table:formula="of:=[.A329]*[.B329]" office:value-type="float" office:value="288662.59968">
            <text:p>288662,59968</text:p>
          </table:table-cell>
          <table:table-cell table:number-columns-repeated="3"/>
        </table:table-row>
        <table:table-row table:style-name="ro2">
          <table:table-cell office:value-type="float" office:value="330">
            <text:p>330</text:p>
          </table:table-cell>
          <table:table-cell table:formula="of:=[$'2017'.$F$2]" office:value-type="float" office:value="877.39392">
            <text:p>877,39392</text:p>
          </table:table-cell>
          <table:table-cell table:formula="of:=[.A330]*[.B330]" office:value-type="float" office:value="289539.9936">
            <text:p>289539,9936</text:p>
          </table:table-cell>
          <table:table-cell table:number-columns-repeated="3"/>
        </table:table-row>
        <table:table-row table:style-name="ro2">
          <table:table-cell office:value-type="float" office:value="331">
            <text:p>331</text:p>
          </table:table-cell>
          <table:table-cell table:formula="of:=[$'2017'.$F$2]" office:value-type="float" office:value="877.39392">
            <text:p>877,39392</text:p>
          </table:table-cell>
          <table:table-cell table:formula="of:=[.A331]*[.B331]" office:value-type="float" office:value="290417.38752">
            <text:p>290417,38752</text:p>
          </table:table-cell>
          <table:table-cell table:number-columns-repeated="3"/>
        </table:table-row>
        <table:table-row table:style-name="ro2">
          <table:table-cell office:value-type="float" office:value="332">
            <text:p>332</text:p>
          </table:table-cell>
          <table:table-cell table:formula="of:=[$'2017'.$F$2]" office:value-type="float" office:value="877.39392">
            <text:p>877,39392</text:p>
          </table:table-cell>
          <table:table-cell table:formula="of:=[.A332]*[.B332]" office:value-type="float" office:value="291294.78144">
            <text:p>291294,78144</text:p>
          </table:table-cell>
          <table:table-cell table:number-columns-repeated="3"/>
        </table:table-row>
        <table:table-row table:style-name="ro2">
          <table:table-cell office:value-type="float" office:value="333">
            <text:p>333</text:p>
          </table:table-cell>
          <table:table-cell table:formula="of:=[$'2017'.$F$2]" office:value-type="float" office:value="877.39392">
            <text:p>877,39392</text:p>
          </table:table-cell>
          <table:table-cell table:formula="of:=[.A333]*[.B333]" office:value-type="float" office:value="292172.17536">
            <text:p>292172,17536</text:p>
          </table:table-cell>
          <table:table-cell table:number-columns-repeated="3"/>
        </table:table-row>
        <table:table-row table:style-name="ro2">
          <table:table-cell office:value-type="float" office:value="334">
            <text:p>334</text:p>
          </table:table-cell>
          <table:table-cell table:formula="of:=[$'2017'.$F$2]" office:value-type="float" office:value="877.39392">
            <text:p>877,39392</text:p>
          </table:table-cell>
          <table:table-cell table:formula="of:=[.A334]*[.B334]" office:value-type="float" office:value="293049.56928">
            <text:p>293049,56928</text:p>
          </table:table-cell>
          <table:table-cell table:number-columns-repeated="3"/>
        </table:table-row>
        <table:table-row table:style-name="ro2">
          <table:table-cell office:value-type="float" office:value="335">
            <text:p>335</text:p>
          </table:table-cell>
          <table:table-cell table:formula="of:=[$'2017'.$F$2]" office:value-type="float" office:value="877.39392">
            <text:p>877,39392</text:p>
          </table:table-cell>
          <table:table-cell table:formula="of:=[.A335]*[.B335]" office:value-type="float" office:value="293926.9632">
            <text:p>293926,9632</text:p>
          </table:table-cell>
          <table:table-cell table:number-columns-repeated="3"/>
        </table:table-row>
        <table:table-row table:style-name="ro2">
          <table:table-cell office:value-type="float" office:value="336">
            <text:p>336</text:p>
          </table:table-cell>
          <table:table-cell table:formula="of:=[$'2017'.$F$2]" office:value-type="float" office:value="877.39392">
            <text:p>877,39392</text:p>
          </table:table-cell>
          <table:table-cell table:formula="of:=[.A336]*[.B336]" office:value-type="float" office:value="294804.35712">
            <text:p>294804,35712</text:p>
          </table:table-cell>
          <table:table-cell table:number-columns-repeated="3"/>
        </table:table-row>
        <table:table-row table:style-name="ro2">
          <table:table-cell office:value-type="float" office:value="337">
            <text:p>337</text:p>
          </table:table-cell>
          <table:table-cell table:formula="of:=[$'2017'.$F$2]" office:value-type="float" office:value="877.39392">
            <text:p>877,39392</text:p>
          </table:table-cell>
          <table:table-cell table:formula="of:=[.A337]*[.B337]" office:value-type="float" office:value="295681.75104">
            <text:p>295681,75104</text:p>
          </table:table-cell>
          <table:table-cell table:number-columns-repeated="3"/>
        </table:table-row>
        <table:table-row table:style-name="ro2">
          <table:table-cell office:value-type="float" office:value="338">
            <text:p>338</text:p>
          </table:table-cell>
          <table:table-cell table:formula="of:=[$'2017'.$F$2]" office:value-type="float" office:value="877.39392">
            <text:p>877,39392</text:p>
          </table:table-cell>
          <table:table-cell table:formula="of:=[.A338]*[.B338]" office:value-type="float" office:value="296559.14496">
            <text:p>296559,14496</text:p>
          </table:table-cell>
          <table:table-cell table:number-columns-repeated="3"/>
        </table:table-row>
        <table:table-row table:style-name="ro2">
          <table:table-cell office:value-type="float" office:value="339">
            <text:p>339</text:p>
          </table:table-cell>
          <table:table-cell table:formula="of:=[$'2017'.$F$2]" office:value-type="float" office:value="877.39392">
            <text:p>877,39392</text:p>
          </table:table-cell>
          <table:table-cell table:formula="of:=[.A339]*[.B339]" office:value-type="float" office:value="297436.53888">
            <text:p>297436,53888</text:p>
          </table:table-cell>
          <table:table-cell table:number-columns-repeated="3"/>
        </table:table-row>
        <table:table-row table:style-name="ro2">
          <table:table-cell office:value-type="float" office:value="340">
            <text:p>340</text:p>
          </table:table-cell>
          <table:table-cell table:formula="of:=[$'2017'.$F$2]" office:value-type="float" office:value="877.39392">
            <text:p>877,39392</text:p>
          </table:table-cell>
          <table:table-cell table:formula="of:=[.A340]*[.B340]" office:value-type="float" office:value="298313.9328">
            <text:p>298313,9328</text:p>
          </table:table-cell>
          <table:table-cell table:number-columns-repeated="3"/>
        </table:table-row>
        <table:table-row table:style-name="ro2">
          <table:table-cell office:value-type="float" office:value="341">
            <text:p>341</text:p>
          </table:table-cell>
          <table:table-cell table:formula="of:=[$'2017'.$F$2]" office:value-type="float" office:value="877.39392">
            <text:p>877,39392</text:p>
          </table:table-cell>
          <table:table-cell table:formula="of:=[.A341]*[.B341]" office:value-type="float" office:value="299191.32672">
            <text:p>299191,32672</text:p>
          </table:table-cell>
          <table:table-cell table:number-columns-repeated="3"/>
        </table:table-row>
        <table:table-row table:style-name="ro2">
          <table:table-cell office:value-type="float" office:value="342">
            <text:p>342</text:p>
          </table:table-cell>
          <table:table-cell table:formula="of:=[$'2017'.$F$2]" office:value-type="float" office:value="877.39392">
            <text:p>877,39392</text:p>
          </table:table-cell>
          <table:table-cell table:formula="of:=[.A342]*[.B342]" office:value-type="float" office:value="300068.72064">
            <text:p>300068,72064</text:p>
          </table:table-cell>
          <table:table-cell table:number-columns-repeated="3"/>
        </table:table-row>
        <table:table-row table:style-name="ro2">
          <table:table-cell office:value-type="float" office:value="343">
            <text:p>343</text:p>
          </table:table-cell>
          <table:table-cell table:formula="of:=[$'2017'.$F$2]" office:value-type="float" office:value="877.39392">
            <text:p>877,39392</text:p>
          </table:table-cell>
          <table:table-cell table:formula="of:=[.A343]*[.B343]" office:value-type="float" office:value="300946.11456">
            <text:p>300946,11456</text:p>
          </table:table-cell>
          <table:table-cell table:number-columns-repeated="3"/>
        </table:table-row>
        <table:table-row table:style-name="ro2">
          <table:table-cell office:value-type="float" office:value="344">
            <text:p>344</text:p>
          </table:table-cell>
          <table:table-cell table:formula="of:=[$'2017'.$F$2]" office:value-type="float" office:value="877.39392">
            <text:p>877,39392</text:p>
          </table:table-cell>
          <table:table-cell table:formula="of:=[.A344]*[.B344]" office:value-type="float" office:value="301823.50848">
            <text:p>301823,50848</text:p>
          </table:table-cell>
          <table:table-cell table:number-columns-repeated="3"/>
        </table:table-row>
        <table:table-row table:style-name="ro2">
          <table:table-cell office:value-type="float" office:value="345">
            <text:p>345</text:p>
          </table:table-cell>
          <table:table-cell table:formula="of:=[$'2017'.$F$2]" office:value-type="float" office:value="877.39392">
            <text:p>877,39392</text:p>
          </table:table-cell>
          <table:table-cell table:formula="of:=[.A345]*[.B345]" office:value-type="float" office:value="302700.9024">
            <text:p>302700,9024</text:p>
          </table:table-cell>
          <table:table-cell table:number-columns-repeated="3"/>
        </table:table-row>
        <table:table-row table:style-name="ro2">
          <table:table-cell office:value-type="float" office:value="346">
            <text:p>346</text:p>
          </table:table-cell>
          <table:table-cell table:formula="of:=[$'2017'.$F$2]" office:value-type="float" office:value="877.39392">
            <text:p>877,39392</text:p>
          </table:table-cell>
          <table:table-cell table:formula="of:=[.A346]*[.B346]" office:value-type="float" office:value="303578.29632">
            <text:p>303578,29632</text:p>
          </table:table-cell>
          <table:table-cell table:number-columns-repeated="3"/>
        </table:table-row>
        <table:table-row table:style-name="ro2">
          <table:table-cell office:value-type="float" office:value="347">
            <text:p>347</text:p>
          </table:table-cell>
          <table:table-cell table:formula="of:=[$'2017'.$F$2]" office:value-type="float" office:value="877.39392">
            <text:p>877,39392</text:p>
          </table:table-cell>
          <table:table-cell table:formula="of:=[.A347]*[.B347]" office:value-type="float" office:value="304455.69024">
            <text:p>304455,69024</text:p>
          </table:table-cell>
          <table:table-cell table:number-columns-repeated="3"/>
        </table:table-row>
        <table:table-row table:style-name="ro2">
          <table:table-cell office:value-type="float" office:value="348">
            <text:p>348</text:p>
          </table:table-cell>
          <table:table-cell table:formula="of:=[$'2017'.$F$2]" office:value-type="float" office:value="877.39392">
            <text:p>877,39392</text:p>
          </table:table-cell>
          <table:table-cell table:formula="of:=[.A348]*[.B348]" office:value-type="float" office:value="305333.08416">
            <text:p>305333,08416</text:p>
          </table:table-cell>
          <table:table-cell table:number-columns-repeated="3"/>
        </table:table-row>
        <table:table-row table:style-name="ro2">
          <table:table-cell office:value-type="float" office:value="349">
            <text:p>349</text:p>
          </table:table-cell>
          <table:table-cell table:formula="of:=[$'2017'.$F$2]" office:value-type="float" office:value="877.39392">
            <text:p>877,39392</text:p>
          </table:table-cell>
          <table:table-cell table:formula="of:=[.A349]*[.B349]" office:value-type="float" office:value="306210.47808">
            <text:p>306210,47808</text:p>
          </table:table-cell>
          <table:table-cell table:number-columns-repeated="3"/>
        </table:table-row>
        <table:table-row table:style-name="ro2">
          <table:table-cell office:value-type="float" office:value="350">
            <text:p>350</text:p>
          </table:table-cell>
          <table:table-cell table:formula="of:=[$'2017'.$F$2]" office:value-type="float" office:value="877.39392">
            <text:p>877,39392</text:p>
          </table:table-cell>
          <table:table-cell table:formula="of:=[.A350]*[.B350]" office:value-type="float" office:value="307087.872">
            <text:p>307087,872</text:p>
          </table:table-cell>
          <table:table-cell table:number-columns-repeated="3"/>
        </table:table-row>
        <table:table-row table:style-name="ro2">
          <table:table-cell office:value-type="float" office:value="351">
            <text:p>351</text:p>
          </table:table-cell>
          <table:table-cell table:formula="of:=[$'2017'.$F$2]" office:value-type="float" office:value="877.39392">
            <text:p>877,39392</text:p>
          </table:table-cell>
          <table:table-cell table:formula="of:=[.A351]*[.B351]" office:value-type="float" office:value="307965.26592">
            <text:p>307965,26592</text:p>
          </table:table-cell>
          <table:table-cell table:number-columns-repeated="3"/>
        </table:table-row>
        <table:table-row table:style-name="ro2">
          <table:table-cell office:value-type="float" office:value="352">
            <text:p>352</text:p>
          </table:table-cell>
          <table:table-cell table:formula="of:=[$'2017'.$F$2]" office:value-type="float" office:value="877.39392">
            <text:p>877,39392</text:p>
          </table:table-cell>
          <table:table-cell table:formula="of:=[.A352]*[.B352]" office:value-type="float" office:value="308842.65984">
            <text:p>308842,65984</text:p>
          </table:table-cell>
          <table:table-cell table:number-columns-repeated="3"/>
        </table:table-row>
        <table:table-row table:style-name="ro2">
          <table:table-cell office:value-type="float" office:value="353">
            <text:p>353</text:p>
          </table:table-cell>
          <table:table-cell table:formula="of:=[$'2017'.$F$2]" office:value-type="float" office:value="877.39392">
            <text:p>877,39392</text:p>
          </table:table-cell>
          <table:table-cell table:formula="of:=[.A353]*[.B353]" office:value-type="float" office:value="309720.05376">
            <text:p>309720,05376</text:p>
          </table:table-cell>
          <table:table-cell table:number-columns-repeated="3"/>
        </table:table-row>
        <table:table-row table:style-name="ro2">
          <table:table-cell office:value-type="float" office:value="354">
            <text:p>354</text:p>
          </table:table-cell>
          <table:table-cell table:formula="of:=[$'2017'.$F$2]" office:value-type="float" office:value="877.39392">
            <text:p>877,39392</text:p>
          </table:table-cell>
          <table:table-cell table:formula="of:=[.A354]*[.B354]" office:value-type="float" office:value="310597.44768">
            <text:p>310597,44768</text:p>
          </table:table-cell>
          <table:table-cell table:number-columns-repeated="3"/>
        </table:table-row>
        <table:table-row table:style-name="ro2">
          <table:table-cell office:value-type="float" office:value="355">
            <text:p>355</text:p>
          </table:table-cell>
          <table:table-cell table:formula="of:=[$'2017'.$F$2]" office:value-type="float" office:value="877.39392">
            <text:p>877,39392</text:p>
          </table:table-cell>
          <table:table-cell table:formula="of:=[.A355]*[.B355]" office:value-type="float" office:value="311474.8416">
            <text:p>311474,8416</text:p>
          </table:table-cell>
          <table:table-cell table:number-columns-repeated="3"/>
        </table:table-row>
        <table:table-row table:style-name="ro2">
          <table:table-cell office:value-type="float" office:value="356">
            <text:p>356</text:p>
          </table:table-cell>
          <table:table-cell table:formula="of:=[$'2017'.$F$2]" office:value-type="float" office:value="877.39392">
            <text:p>877,39392</text:p>
          </table:table-cell>
          <table:table-cell table:formula="of:=[.A356]*[.B356]" office:value-type="float" office:value="312352.23552">
            <text:p>312352,23552</text:p>
          </table:table-cell>
          <table:table-cell table:number-columns-repeated="3"/>
        </table:table-row>
        <table:table-row table:style-name="ro2">
          <table:table-cell office:value-type="float" office:value="357">
            <text:p>357</text:p>
          </table:table-cell>
          <table:table-cell table:formula="of:=[$'2017'.$F$2]" office:value-type="float" office:value="877.39392">
            <text:p>877,39392</text:p>
          </table:table-cell>
          <table:table-cell table:formula="of:=[.A357]*[.B357]" office:value-type="float" office:value="313229.62944">
            <text:p>313229,62944</text:p>
          </table:table-cell>
          <table:table-cell table:number-columns-repeated="3"/>
        </table:table-row>
        <table:table-row table:style-name="ro2">
          <table:table-cell office:value-type="float" office:value="358">
            <text:p>358</text:p>
          </table:table-cell>
          <table:table-cell table:formula="of:=[$'2017'.$F$2]" office:value-type="float" office:value="877.39392">
            <text:p>877,39392</text:p>
          </table:table-cell>
          <table:table-cell table:formula="of:=[.A358]*[.B358]" office:value-type="float" office:value="314107.02336">
            <text:p>314107,02336</text:p>
          </table:table-cell>
          <table:table-cell table:number-columns-repeated="3"/>
        </table:table-row>
        <table:table-row table:style-name="ro2">
          <table:table-cell office:value-type="float" office:value="359">
            <text:p>359</text:p>
          </table:table-cell>
          <table:table-cell table:formula="of:=[$'2017'.$F$2]" office:value-type="float" office:value="877.39392">
            <text:p>877,39392</text:p>
          </table:table-cell>
          <table:table-cell table:formula="of:=[.A359]*[.B359]" office:value-type="float" office:value="314984.41728">
            <text:p>314984,41728</text:p>
          </table:table-cell>
          <table:table-cell table:number-columns-repeated="3"/>
        </table:table-row>
        <table:table-row table:style-name="ro2">
          <table:table-cell office:value-type="float" office:value="360">
            <text:p>360</text:p>
          </table:table-cell>
          <table:table-cell table:formula="of:=[$'2017'.$F$2]" office:value-type="float" office:value="877.39392">
            <text:p>877,39392</text:p>
          </table:table-cell>
          <table:table-cell table:formula="of:=[.A360]*[.B360]" office:value-type="float" office:value="315861.8112">
            <text:p>315861,8112</text:p>
          </table:table-cell>
          <table:table-cell table:number-columns-repeated="3"/>
        </table:table-row>
        <table:table-row table:style-name="ro2">
          <table:table-cell office:value-type="float" office:value="361">
            <text:p>361</text:p>
          </table:table-cell>
          <table:table-cell table:formula="of:=[$'2017'.$F$2]" office:value-type="float" office:value="877.39392">
            <text:p>877,39392</text:p>
          </table:table-cell>
          <table:table-cell table:formula="of:=[.A361]*[.B361]" office:value-type="float" office:value="316739.20512">
            <text:p>316739,20512</text:p>
          </table:table-cell>
          <table:table-cell table:number-columns-repeated="3"/>
        </table:table-row>
        <table:table-row table:style-name="ro2">
          <table:table-cell office:value-type="float" office:value="362">
            <text:p>362</text:p>
          </table:table-cell>
          <table:table-cell table:formula="of:=[$'2017'.$F$2]" office:value-type="float" office:value="877.39392">
            <text:p>877,39392</text:p>
          </table:table-cell>
          <table:table-cell table:formula="of:=[.A362]*[.B362]" office:value-type="float" office:value="317616.59904">
            <text:p>317616,59904</text:p>
          </table:table-cell>
          <table:table-cell table:number-columns-repeated="3"/>
        </table:table-row>
        <table:table-row table:style-name="ro2">
          <table:table-cell office:value-type="float" office:value="363">
            <text:p>363</text:p>
          </table:table-cell>
          <table:table-cell table:formula="of:=[$'2017'.$F$2]" office:value-type="float" office:value="877.39392">
            <text:p>877,39392</text:p>
          </table:table-cell>
          <table:table-cell table:formula="of:=[.A363]*[.B363]" office:value-type="float" office:value="318493.99296">
            <text:p>318493,99296</text:p>
          </table:table-cell>
          <table:table-cell table:number-columns-repeated="3"/>
        </table:table-row>
        <table:table-row table:style-name="ro2">
          <table:table-cell office:value-type="float" office:value="364">
            <text:p>364</text:p>
          </table:table-cell>
          <table:table-cell table:formula="of:=[$'2017'.$F$2]" office:value-type="float" office:value="877.39392">
            <text:p>877,39392</text:p>
          </table:table-cell>
          <table:table-cell table:formula="of:=[.A364]*[.B364]" office:value-type="float" office:value="319371.38688">
            <text:p>319371,38688</text:p>
          </table:table-cell>
          <table:table-cell table:number-columns-repeated="3"/>
        </table:table-row>
        <table:table-row table:style-name="ro2">
          <table:table-cell office:value-type="float" office:value="365">
            <text:p>365</text:p>
          </table:table-cell>
          <table:table-cell table:formula="of:=[$'2017'.$F$2]" office:value-type="float" office:value="877.39392">
            <text:p>877,39392</text:p>
          </table:table-cell>
          <table:table-cell table:formula="of:=[.A365]*[.B365]" office:value-type="float" office:value="320248.7808">
            <text:p>320248,7808</text:p>
          </table:table-cell>
          <table:table-cell table:number-columns-repeated="3"/>
        </table:table-row>
        <table:table-row table:style-name="ro2">
          <table:table-cell office:value-type="float" office:value="366">
            <text:p>366</text:p>
          </table:table-cell>
          <table:table-cell table:formula="of:=[$'2017'.$F$2]" office:value-type="float" office:value="877.39392">
            <text:p>877,39392</text:p>
          </table:table-cell>
          <table:table-cell table:formula="of:=[.A366]*[.B366]" office:value-type="float" office:value="321126.17472">
            <text:p>321126,17472</text:p>
          </table:table-cell>
          <table:table-cell table:number-columns-repeated="3"/>
        </table:table-row>
        <table:table-row table:style-name="ro2">
          <table:table-cell office:value-type="float" office:value="367">
            <text:p>367</text:p>
          </table:table-cell>
          <table:table-cell table:formula="of:=[$'2017'.$F$2]" office:value-type="float" office:value="877.39392">
            <text:p>877,39392</text:p>
          </table:table-cell>
          <table:table-cell table:formula="of:=[.A367]*[.B367]" office:value-type="float" office:value="322003.56864">
            <text:p>322003,56864</text:p>
          </table:table-cell>
          <table:table-cell table:number-columns-repeated="3"/>
        </table:table-row>
        <table:table-row table:style-name="ro2">
          <table:table-cell office:value-type="float" office:value="368">
            <text:p>368</text:p>
          </table:table-cell>
          <table:table-cell table:formula="of:=[$'2017'.$F$2]" office:value-type="float" office:value="877.39392">
            <text:p>877,39392</text:p>
          </table:table-cell>
          <table:table-cell table:formula="of:=[.A368]*[.B368]" office:value-type="float" office:value="322880.96256">
            <text:p>322880,96256</text:p>
          </table:table-cell>
          <table:table-cell table:number-columns-repeated="3"/>
        </table:table-row>
        <table:table-row table:style-name="ro2">
          <table:table-cell office:value-type="float" office:value="369">
            <text:p>369</text:p>
          </table:table-cell>
          <table:table-cell table:formula="of:=[$'2017'.$F$2]" office:value-type="float" office:value="877.39392">
            <text:p>877,39392</text:p>
          </table:table-cell>
          <table:table-cell table:formula="of:=[.A369]*[.B369]" office:value-type="float" office:value="323758.35648">
            <text:p>323758,35648</text:p>
          </table:table-cell>
          <table:table-cell table:number-columns-repeated="3"/>
        </table:table-row>
        <table:table-row table:style-name="ro2">
          <table:table-cell office:value-type="float" office:value="370">
            <text:p>370</text:p>
          </table:table-cell>
          <table:table-cell table:formula="of:=[$'2017'.$F$2]" office:value-type="float" office:value="877.39392">
            <text:p>877,39392</text:p>
          </table:table-cell>
          <table:table-cell table:formula="of:=[.A370]*[.B370]" office:value-type="float" office:value="324635.7504">
            <text:p>324635,7504</text:p>
          </table:table-cell>
          <table:table-cell table:number-columns-repeated="3"/>
        </table:table-row>
        <table:table-row table:style-name="ro2">
          <table:table-cell office:value-type="float" office:value="371">
            <text:p>371</text:p>
          </table:table-cell>
          <table:table-cell table:formula="of:=[$'2017'.$F$2]" office:value-type="float" office:value="877.39392">
            <text:p>877,39392</text:p>
          </table:table-cell>
          <table:table-cell table:formula="of:=[.A371]*[.B371]" office:value-type="float" office:value="325513.14432">
            <text:p>325513,14432</text:p>
          </table:table-cell>
          <table:table-cell table:number-columns-repeated="3"/>
        </table:table-row>
        <table:table-row table:style-name="ro2">
          <table:table-cell office:value-type="float" office:value="372">
            <text:p>372</text:p>
          </table:table-cell>
          <table:table-cell table:formula="of:=[$'2017'.$F$2]" office:value-type="float" office:value="877.39392">
            <text:p>877,39392</text:p>
          </table:table-cell>
          <table:table-cell table:formula="of:=[.A372]*[.B372]" office:value-type="float" office:value="326390.53824">
            <text:p>326390,53824</text:p>
          </table:table-cell>
          <table:table-cell table:number-columns-repeated="3"/>
        </table:table-row>
        <table:table-row table:style-name="ro2">
          <table:table-cell office:value-type="float" office:value="373">
            <text:p>373</text:p>
          </table:table-cell>
          <table:table-cell table:formula="of:=[$'2017'.$F$2]" office:value-type="float" office:value="877.39392">
            <text:p>877,39392</text:p>
          </table:table-cell>
          <table:table-cell table:formula="of:=[.A373]*[.B373]" office:value-type="float" office:value="327267.93216">
            <text:p>327267,93216</text:p>
          </table:table-cell>
          <table:table-cell table:number-columns-repeated="3"/>
        </table:table-row>
        <table:table-row table:style-name="ro2">
          <table:table-cell office:value-type="float" office:value="374">
            <text:p>374</text:p>
          </table:table-cell>
          <table:table-cell table:formula="of:=[$'2017'.$F$2]" office:value-type="float" office:value="877.39392">
            <text:p>877,39392</text:p>
          </table:table-cell>
          <table:table-cell table:formula="of:=[.A374]*[.B374]" office:value-type="float" office:value="328145.32608">
            <text:p>328145,32608</text:p>
          </table:table-cell>
          <table:table-cell table:number-columns-repeated="3"/>
        </table:table-row>
        <table:table-row table:style-name="ro2">
          <table:table-cell office:value-type="float" office:value="375">
            <text:p>375</text:p>
          </table:table-cell>
          <table:table-cell table:formula="of:=[$'2017'.$F$2]" office:value-type="float" office:value="877.39392">
            <text:p>877,39392</text:p>
          </table:table-cell>
          <table:table-cell table:formula="of:=[.A375]*[.B375]" office:value-type="float" office:value="329022.72">
            <text:p>329022,72</text:p>
          </table:table-cell>
          <table:table-cell table:number-columns-repeated="3"/>
        </table:table-row>
        <table:table-row table:style-name="ro2">
          <table:table-cell office:value-type="float" office:value="376">
            <text:p>376</text:p>
          </table:table-cell>
          <table:table-cell table:formula="of:=[$'2017'.$F$2]" office:value-type="float" office:value="877.39392">
            <text:p>877,39392</text:p>
          </table:table-cell>
          <table:table-cell table:formula="of:=[.A376]*[.B376]" office:value-type="float" office:value="329900.11392">
            <text:p>329900,11392</text:p>
          </table:table-cell>
          <table:table-cell table:number-columns-repeated="3"/>
        </table:table-row>
        <table:table-row table:style-name="ro2">
          <table:table-cell office:value-type="float" office:value="377">
            <text:p>377</text:p>
          </table:table-cell>
          <table:table-cell table:formula="of:=[$'2017'.$F$2]" office:value-type="float" office:value="877.39392">
            <text:p>877,39392</text:p>
          </table:table-cell>
          <table:table-cell table:formula="of:=[.A377]*[.B377]" office:value-type="float" office:value="330777.50784">
            <text:p>330777,50784</text:p>
          </table:table-cell>
          <table:table-cell table:number-columns-repeated="3"/>
        </table:table-row>
        <table:table-row table:style-name="ro2">
          <table:table-cell office:value-type="float" office:value="378">
            <text:p>378</text:p>
          </table:table-cell>
          <table:table-cell table:formula="of:=[$'2017'.$F$2]" office:value-type="float" office:value="877.39392">
            <text:p>877,39392</text:p>
          </table:table-cell>
          <table:table-cell table:formula="of:=[.A378]*[.B378]" office:value-type="float" office:value="331654.90176">
            <text:p>331654,90176</text:p>
          </table:table-cell>
          <table:table-cell table:number-columns-repeated="3"/>
        </table:table-row>
        <table:table-row table:style-name="ro2">
          <table:table-cell office:value-type="float" office:value="379">
            <text:p>379</text:p>
          </table:table-cell>
          <table:table-cell table:formula="of:=[$'2017'.$F$2]" office:value-type="float" office:value="877.39392">
            <text:p>877,39392</text:p>
          </table:table-cell>
          <table:table-cell table:formula="of:=[.A379]*[.B379]" office:value-type="float" office:value="332532.29568">
            <text:p>332532,29568</text:p>
          </table:table-cell>
          <table:table-cell table:number-columns-repeated="3"/>
        </table:table-row>
        <table:table-row table:style-name="ro2">
          <table:table-cell office:value-type="float" office:value="380">
            <text:p>380</text:p>
          </table:table-cell>
          <table:table-cell table:formula="of:=[$'2017'.$F$2]" office:value-type="float" office:value="877.39392">
            <text:p>877,39392</text:p>
          </table:table-cell>
          <table:table-cell table:formula="of:=[.A380]*[.B380]" office:value-type="float" office:value="333409.6896">
            <text:p>333409,6896</text:p>
          </table:table-cell>
          <table:table-cell table:number-columns-repeated="3"/>
        </table:table-row>
        <table:table-row table:style-name="ro2">
          <table:table-cell office:value-type="float" office:value="381">
            <text:p>381</text:p>
          </table:table-cell>
          <table:table-cell table:formula="of:=[$'2017'.$F$2]" office:value-type="float" office:value="877.39392">
            <text:p>877,39392</text:p>
          </table:table-cell>
          <table:table-cell table:formula="of:=[.A381]*[.B381]" office:value-type="float" office:value="334287.08352">
            <text:p>334287,08352</text:p>
          </table:table-cell>
          <table:table-cell table:number-columns-repeated="3"/>
        </table:table-row>
        <table:table-row table:style-name="ro2">
          <table:table-cell office:value-type="float" office:value="382">
            <text:p>382</text:p>
          </table:table-cell>
          <table:table-cell table:formula="of:=[$'2017'.$F$2]" office:value-type="float" office:value="877.39392">
            <text:p>877,39392</text:p>
          </table:table-cell>
          <table:table-cell table:formula="of:=[.A382]*[.B382]" office:value-type="float" office:value="335164.47744">
            <text:p>335164,47744</text:p>
          </table:table-cell>
          <table:table-cell table:number-columns-repeated="3"/>
        </table:table-row>
        <table:table-row table:style-name="ro2">
          <table:table-cell office:value-type="float" office:value="383">
            <text:p>383</text:p>
          </table:table-cell>
          <table:table-cell table:formula="of:=[$'2017'.$F$2]" office:value-type="float" office:value="877.39392">
            <text:p>877,39392</text:p>
          </table:table-cell>
          <table:table-cell table:formula="of:=[.A383]*[.B383]" office:value-type="float" office:value="336041.87136">
            <text:p>336041,87136</text:p>
          </table:table-cell>
          <table:table-cell table:number-columns-repeated="3"/>
        </table:table-row>
        <table:table-row table:style-name="ro2">
          <table:table-cell office:value-type="float" office:value="384">
            <text:p>384</text:p>
          </table:table-cell>
          <table:table-cell table:formula="of:=[$'2017'.$F$2]" office:value-type="float" office:value="877.39392">
            <text:p>877,39392</text:p>
          </table:table-cell>
          <table:table-cell table:formula="of:=[.A384]*[.B384]" office:value-type="float" office:value="336919.26528">
            <text:p>336919,26528</text:p>
          </table:table-cell>
          <table:table-cell table:number-columns-repeated="3"/>
        </table:table-row>
        <table:table-row table:style-name="ro2">
          <table:table-cell office:value-type="float" office:value="385">
            <text:p>385</text:p>
          </table:table-cell>
          <table:table-cell table:formula="of:=[$'2017'.$F$2]" office:value-type="float" office:value="877.39392">
            <text:p>877,39392</text:p>
          </table:table-cell>
          <table:table-cell table:formula="of:=[.A385]*[.B385]" office:value-type="float" office:value="337796.6592">
            <text:p>337796,6592</text:p>
          </table:table-cell>
          <table:table-cell table:number-columns-repeated="3"/>
        </table:table-row>
        <table:table-row table:style-name="ro2">
          <table:table-cell office:value-type="float" office:value="386">
            <text:p>386</text:p>
          </table:table-cell>
          <table:table-cell table:formula="of:=[$'2017'.$F$2]" office:value-type="float" office:value="877.39392">
            <text:p>877,39392</text:p>
          </table:table-cell>
          <table:table-cell table:formula="of:=[.A386]*[.B386]" office:value-type="float" office:value="338674.05312">
            <text:p>338674,05312</text:p>
          </table:table-cell>
          <table:table-cell table:number-columns-repeated="3"/>
        </table:table-row>
        <table:table-row table:style-name="ro2">
          <table:table-cell office:value-type="float" office:value="387">
            <text:p>387</text:p>
          </table:table-cell>
          <table:table-cell table:formula="of:=[$'2017'.$F$2]" office:value-type="float" office:value="877.39392">
            <text:p>877,39392</text:p>
          </table:table-cell>
          <table:table-cell table:formula="of:=[.A387]*[.B387]" office:value-type="float" office:value="339551.44704">
            <text:p>339551,44704</text:p>
          </table:table-cell>
          <table:table-cell table:number-columns-repeated="3"/>
        </table:table-row>
        <table:table-row table:style-name="ro2">
          <table:table-cell office:value-type="float" office:value="388">
            <text:p>388</text:p>
          </table:table-cell>
          <table:table-cell table:formula="of:=[$'2017'.$F$2]" office:value-type="float" office:value="877.39392">
            <text:p>877,39392</text:p>
          </table:table-cell>
          <table:table-cell table:formula="of:=[.A388]*[.B388]" office:value-type="float" office:value="340428.84096">
            <text:p>340428,84096</text:p>
          </table:table-cell>
          <table:table-cell table:number-columns-repeated="3"/>
        </table:table-row>
        <table:table-row table:style-name="ro2">
          <table:table-cell office:value-type="float" office:value="389">
            <text:p>389</text:p>
          </table:table-cell>
          <table:table-cell table:formula="of:=[$'2017'.$F$2]" office:value-type="float" office:value="877.39392">
            <text:p>877,39392</text:p>
          </table:table-cell>
          <table:table-cell table:formula="of:=[.A389]*[.B389]" office:value-type="float" office:value="341306.23488">
            <text:p>341306,23488</text:p>
          </table:table-cell>
          <table:table-cell table:number-columns-repeated="3"/>
        </table:table-row>
        <table:table-row table:style-name="ro2">
          <table:table-cell office:value-type="float" office:value="390">
            <text:p>390</text:p>
          </table:table-cell>
          <table:table-cell table:formula="of:=[$'2017'.$F$2]" office:value-type="float" office:value="877.39392">
            <text:p>877,39392</text:p>
          </table:table-cell>
          <table:table-cell table:formula="of:=[.A390]*[.B390]" office:value-type="float" office:value="342183.6288">
            <text:p>342183,6288</text:p>
          </table:table-cell>
          <table:table-cell table:number-columns-repeated="3"/>
        </table:table-row>
        <table:table-row table:style-name="ro2">
          <table:table-cell office:value-type="float" office:value="391">
            <text:p>391</text:p>
          </table:table-cell>
          <table:table-cell table:formula="of:=[$'2017'.$F$2]" office:value-type="float" office:value="877.39392">
            <text:p>877,39392</text:p>
          </table:table-cell>
          <table:table-cell table:formula="of:=[.A391]*[.B391]" office:value-type="float" office:value="343061.02272">
            <text:p>343061,02272</text:p>
          </table:table-cell>
          <table:table-cell table:number-columns-repeated="3"/>
        </table:table-row>
        <table:table-row table:style-name="ro2">
          <table:table-cell office:value-type="float" office:value="392">
            <text:p>392</text:p>
          </table:table-cell>
          <table:table-cell table:formula="of:=[$'2017'.$F$2]" office:value-type="float" office:value="877.39392">
            <text:p>877,39392</text:p>
          </table:table-cell>
          <table:table-cell table:formula="of:=[.A392]*[.B392]" office:value-type="float" office:value="343938.41664">
            <text:p>343938,41664</text:p>
          </table:table-cell>
          <table:table-cell table:number-columns-repeated="3"/>
        </table:table-row>
        <table:table-row table:style-name="ro2">
          <table:table-cell office:value-type="float" office:value="393">
            <text:p>393</text:p>
          </table:table-cell>
          <table:table-cell table:formula="of:=[$'2017'.$F$2]" office:value-type="float" office:value="877.39392">
            <text:p>877,39392</text:p>
          </table:table-cell>
          <table:table-cell table:formula="of:=[.A393]*[.B393]" office:value-type="float" office:value="344815.81056">
            <text:p>344815,81056</text:p>
          </table:table-cell>
          <table:table-cell table:number-columns-repeated="3"/>
        </table:table-row>
        <table:table-row table:style-name="ro2">
          <table:table-cell office:value-type="float" office:value="394">
            <text:p>394</text:p>
          </table:table-cell>
          <table:table-cell table:formula="of:=[$'2017'.$F$2]" office:value-type="float" office:value="877.39392">
            <text:p>877,39392</text:p>
          </table:table-cell>
          <table:table-cell table:formula="of:=[.A394]*[.B394]" office:value-type="float" office:value="345693.20448">
            <text:p>345693,20448</text:p>
          </table:table-cell>
          <table:table-cell table:number-columns-repeated="3"/>
        </table:table-row>
        <table:table-row table:style-name="ro2">
          <table:table-cell office:value-type="float" office:value="395">
            <text:p>395</text:p>
          </table:table-cell>
          <table:table-cell table:formula="of:=[$'2017'.$F$2]" office:value-type="float" office:value="877.39392">
            <text:p>877,39392</text:p>
          </table:table-cell>
          <table:table-cell table:formula="of:=[.A395]*[.B395]" office:value-type="float" office:value="346570.5984">
            <text:p>346570,5984</text:p>
          </table:table-cell>
          <table:table-cell table:number-columns-repeated="3"/>
        </table:table-row>
        <table:table-row table:style-name="ro2">
          <table:table-cell office:value-type="float" office:value="396">
            <text:p>396</text:p>
          </table:table-cell>
          <table:table-cell table:formula="of:=[$'2017'.$F$2]" office:value-type="float" office:value="877.39392">
            <text:p>877,39392</text:p>
          </table:table-cell>
          <table:table-cell table:formula="of:=[.A396]*[.B396]" office:value-type="float" office:value="347447.99232">
            <text:p>347447,99232</text:p>
          </table:table-cell>
          <table:table-cell table:number-columns-repeated="3"/>
        </table:table-row>
        <table:table-row table:style-name="ro2">
          <table:table-cell office:value-type="float" office:value="397">
            <text:p>397</text:p>
          </table:table-cell>
          <table:table-cell table:formula="of:=[$'2017'.$F$2]" office:value-type="float" office:value="877.39392">
            <text:p>877,39392</text:p>
          </table:table-cell>
          <table:table-cell table:formula="of:=[.A397]*[.B397]" office:value-type="float" office:value="348325.38624">
            <text:p>348325,38624</text:p>
          </table:table-cell>
          <table:table-cell table:number-columns-repeated="3"/>
        </table:table-row>
        <table:table-row table:style-name="ro2">
          <table:table-cell office:value-type="float" office:value="398">
            <text:p>398</text:p>
          </table:table-cell>
          <table:table-cell table:formula="of:=[$'2017'.$F$2]" office:value-type="float" office:value="877.39392">
            <text:p>877,39392</text:p>
          </table:table-cell>
          <table:table-cell table:formula="of:=[.A398]*[.B398]" office:value-type="float" office:value="349202.78016">
            <text:p>349202,78016</text:p>
          </table:table-cell>
          <table:table-cell table:number-columns-repeated="3"/>
        </table:table-row>
        <table:table-row table:style-name="ro2">
          <table:table-cell office:value-type="float" office:value="399">
            <text:p>399</text:p>
          </table:table-cell>
          <table:table-cell table:formula="of:=[$'2017'.$F$2]" office:value-type="float" office:value="877.39392">
            <text:p>877,39392</text:p>
          </table:table-cell>
          <table:table-cell table:formula="of:=[.A399]*[.B399]" office:value-type="float" office:value="350080.17408">
            <text:p>350080,17408</text:p>
          </table:table-cell>
          <table:table-cell table:number-columns-repeated="3"/>
        </table:table-row>
        <table:table-row table:style-name="ro2">
          <table:table-cell office:value-type="float" office:value="400">
            <text:p>400</text:p>
          </table:table-cell>
          <table:table-cell table:formula="of:=[$'2017'.$F$2]" office:value-type="float" office:value="877.39392">
            <text:p>877,39392</text:p>
          </table:table-cell>
          <table:table-cell table:formula="of:=[.A400]*[.B400]" office:value-type="float" office:value="350957.568">
            <text:p>350957,568</text:p>
          </table:table-cell>
          <table:table-cell table:number-columns-repeated="3"/>
        </table:table-row>
        <table:table-row table:style-name="ro2">
          <table:table-cell office:value-type="float" office:value="401">
            <text:p>401</text:p>
          </table:table-cell>
          <table:table-cell table:formula="of:=[$'2017'.$F$2]" office:value-type="float" office:value="877.39392">
            <text:p>877,39392</text:p>
          </table:table-cell>
          <table:table-cell table:formula="of:=[.A401]*[.B401]" office:value-type="float" office:value="351834.96192">
            <text:p>351834,96192</text:p>
          </table:table-cell>
          <table:table-cell table:number-columns-repeated="3"/>
        </table:table-row>
        <table:table-row table:style-name="ro2">
          <table:table-cell office:value-type="float" office:value="402">
            <text:p>402</text:p>
          </table:table-cell>
          <table:table-cell table:formula="of:=[$'2017'.$F$2]" office:value-type="float" office:value="877.39392">
            <text:p>877,39392</text:p>
          </table:table-cell>
          <table:table-cell table:formula="of:=[.A402]*[.B402]" office:value-type="float" office:value="352712.35584">
            <text:p>352712,35584</text:p>
          </table:table-cell>
          <table:table-cell table:number-columns-repeated="3"/>
        </table:table-row>
        <table:table-row table:style-name="ro2">
          <table:table-cell office:value-type="float" office:value="403">
            <text:p>403</text:p>
          </table:table-cell>
          <table:table-cell table:formula="of:=[$'2017'.$F$2]" office:value-type="float" office:value="877.39392">
            <text:p>877,39392</text:p>
          </table:table-cell>
          <table:table-cell table:formula="of:=[.A403]*[.B403]" office:value-type="float" office:value="353589.74976">
            <text:p>353589,74976</text:p>
          </table:table-cell>
          <table:table-cell table:number-columns-repeated="3"/>
        </table:table-row>
        <table:table-row table:style-name="ro2">
          <table:table-cell office:value-type="float" office:value="404">
            <text:p>404</text:p>
          </table:table-cell>
          <table:table-cell table:formula="of:=[$'2017'.$F$2]" office:value-type="float" office:value="877.39392">
            <text:p>877,39392</text:p>
          </table:table-cell>
          <table:table-cell table:formula="of:=[.A404]*[.B404]" office:value-type="float" office:value="354467.14368">
            <text:p>354467,14368</text:p>
          </table:table-cell>
          <table:table-cell table:number-columns-repeated="3"/>
        </table:table-row>
        <table:table-row table:style-name="ro2">
          <table:table-cell office:value-type="float" office:value="405">
            <text:p>405</text:p>
          </table:table-cell>
          <table:table-cell table:formula="of:=[$'2017'.$F$2]" office:value-type="float" office:value="877.39392">
            <text:p>877,39392</text:p>
          </table:table-cell>
          <table:table-cell table:formula="of:=[.A405]*[.B405]" office:value-type="float" office:value="355344.5376">
            <text:p>355344,5376</text:p>
          </table:table-cell>
          <table:table-cell table:number-columns-repeated="3"/>
        </table:table-row>
        <table:table-row table:style-name="ro2">
          <table:table-cell office:value-type="float" office:value="406">
            <text:p>406</text:p>
          </table:table-cell>
          <table:table-cell table:formula="of:=[$'2017'.$F$2]" office:value-type="float" office:value="877.39392">
            <text:p>877,39392</text:p>
          </table:table-cell>
          <table:table-cell table:formula="of:=[.A406]*[.B406]" office:value-type="float" office:value="356221.93152">
            <text:p>356221,93152</text:p>
          </table:table-cell>
          <table:table-cell table:number-columns-repeated="3"/>
        </table:table-row>
        <table:table-row table:style-name="ro2">
          <table:table-cell office:value-type="float" office:value="407">
            <text:p>407</text:p>
          </table:table-cell>
          <table:table-cell table:formula="of:=[$'2017'.$F$2]" office:value-type="float" office:value="877.39392">
            <text:p>877,39392</text:p>
          </table:table-cell>
          <table:table-cell table:formula="of:=[.A407]*[.B407]" office:value-type="float" office:value="357099.32544">
            <text:p>357099,32544</text:p>
          </table:table-cell>
          <table:table-cell table:number-columns-repeated="3"/>
        </table:table-row>
        <table:table-row table:style-name="ro2">
          <table:table-cell office:value-type="float" office:value="408">
            <text:p>408</text:p>
          </table:table-cell>
          <table:table-cell table:formula="of:=[$'2017'.$F$2]" office:value-type="float" office:value="877.39392">
            <text:p>877,39392</text:p>
          </table:table-cell>
          <table:table-cell table:formula="of:=[.A408]*[.B408]" office:value-type="float" office:value="357976.71936">
            <text:p>357976,71936</text:p>
          </table:table-cell>
          <table:table-cell table:number-columns-repeated="3"/>
        </table:table-row>
        <table:table-row table:style-name="ro2">
          <table:table-cell office:value-type="float" office:value="409">
            <text:p>409</text:p>
          </table:table-cell>
          <table:table-cell table:formula="of:=[$'2017'.$F$2]" office:value-type="float" office:value="877.39392">
            <text:p>877,39392</text:p>
          </table:table-cell>
          <table:table-cell table:formula="of:=[.A409]*[.B409]" office:value-type="float" office:value="358854.11328">
            <text:p>358854,11328</text:p>
          </table:table-cell>
          <table:table-cell table:number-columns-repeated="3"/>
        </table:table-row>
        <table:table-row table:style-name="ro2">
          <table:table-cell office:value-type="float" office:value="410">
            <text:p>410</text:p>
          </table:table-cell>
          <table:table-cell table:formula="of:=[$'2017'.$F$2]" office:value-type="float" office:value="877.39392">
            <text:p>877,39392</text:p>
          </table:table-cell>
          <table:table-cell table:formula="of:=[.A410]*[.B410]" office:value-type="float" office:value="359731.5072">
            <text:p>359731,5072</text:p>
          </table:table-cell>
          <table:table-cell table:number-columns-repeated="3"/>
        </table:table-row>
        <table:table-row table:style-name="ro2">
          <table:table-cell office:value-type="float" office:value="411">
            <text:p>411</text:p>
          </table:table-cell>
          <table:table-cell table:formula="of:=[$'2017'.$F$2]" office:value-type="float" office:value="877.39392">
            <text:p>877,39392</text:p>
          </table:table-cell>
          <table:table-cell table:formula="of:=[.A411]*[.B411]" office:value-type="float" office:value="360608.90112">
            <text:p>360608,90112</text:p>
          </table:table-cell>
          <table:table-cell table:number-columns-repeated="3"/>
        </table:table-row>
        <table:table-row table:style-name="ro2">
          <table:table-cell office:value-type="float" office:value="412">
            <text:p>412</text:p>
          </table:table-cell>
          <table:table-cell table:formula="of:=[$'2017'.$F$2]" office:value-type="float" office:value="877.39392">
            <text:p>877,39392</text:p>
          </table:table-cell>
          <table:table-cell table:formula="of:=[.A412]*[.B412]" office:value-type="float" office:value="361486.29504">
            <text:p>361486,29504</text:p>
          </table:table-cell>
          <table:table-cell table:number-columns-repeated="3"/>
        </table:table-row>
        <table:table-row table:style-name="ro2">
          <table:table-cell office:value-type="float" office:value="413">
            <text:p>413</text:p>
          </table:table-cell>
          <table:table-cell table:formula="of:=[$'2017'.$F$2]" office:value-type="float" office:value="877.39392">
            <text:p>877,39392</text:p>
          </table:table-cell>
          <table:table-cell table:formula="of:=[.A413]*[.B413]" office:value-type="float" office:value="362363.68896">
            <text:p>362363,68896</text:p>
          </table:table-cell>
          <table:table-cell table:number-columns-repeated="3"/>
        </table:table-row>
        <table:table-row table:style-name="ro2">
          <table:table-cell office:value-type="float" office:value="414">
            <text:p>414</text:p>
          </table:table-cell>
          <table:table-cell table:formula="of:=[$'2017'.$F$2]" office:value-type="float" office:value="877.39392">
            <text:p>877,39392</text:p>
          </table:table-cell>
          <table:table-cell table:formula="of:=[.A414]*[.B414]" office:value-type="float" office:value="363241.08288">
            <text:p>363241,08288</text:p>
          </table:table-cell>
          <table:table-cell table:number-columns-repeated="3"/>
        </table:table-row>
        <table:table-row table:style-name="ro2">
          <table:table-cell office:value-type="float" office:value="415">
            <text:p>415</text:p>
          </table:table-cell>
          <table:table-cell table:formula="of:=[$'2017'.$F$2]" office:value-type="float" office:value="877.39392">
            <text:p>877,39392</text:p>
          </table:table-cell>
          <table:table-cell table:formula="of:=[.A415]*[.B415]" office:value-type="float" office:value="364118.4768">
            <text:p>364118,4768</text:p>
          </table:table-cell>
          <table:table-cell table:number-columns-repeated="3"/>
        </table:table-row>
        <table:table-row table:style-name="ro2">
          <table:table-cell office:value-type="float" office:value="416">
            <text:p>416</text:p>
          </table:table-cell>
          <table:table-cell table:formula="of:=[$'2017'.$F$2]" office:value-type="float" office:value="877.39392">
            <text:p>877,39392</text:p>
          </table:table-cell>
          <table:table-cell table:formula="of:=[.A416]*[.B416]" office:value-type="float" office:value="364995.87072">
            <text:p>364995,87072</text:p>
          </table:table-cell>
          <table:table-cell table:number-columns-repeated="3"/>
        </table:table-row>
        <table:table-row table:style-name="ro2">
          <table:table-cell office:value-type="float" office:value="417">
            <text:p>417</text:p>
          </table:table-cell>
          <table:table-cell table:formula="of:=[$'2017'.$F$2]" office:value-type="float" office:value="877.39392">
            <text:p>877,39392</text:p>
          </table:table-cell>
          <table:table-cell table:formula="of:=[.A417]*[.B417]" office:value-type="float" office:value="365873.26464">
            <text:p>365873,26464</text:p>
          </table:table-cell>
          <table:table-cell table:number-columns-repeated="3"/>
        </table:table-row>
        <table:table-row table:style-name="ro2">
          <table:table-cell office:value-type="float" office:value="418">
            <text:p>418</text:p>
          </table:table-cell>
          <table:table-cell table:formula="of:=[$'2017'.$F$2]" office:value-type="float" office:value="877.39392">
            <text:p>877,39392</text:p>
          </table:table-cell>
          <table:table-cell table:formula="of:=[.A418]*[.B418]" office:value-type="float" office:value="366750.65856">
            <text:p>366750,65856</text:p>
          </table:table-cell>
          <table:table-cell table:number-columns-repeated="3"/>
        </table:table-row>
        <table:table-row table:style-name="ro2">
          <table:table-cell office:value-type="float" office:value="419">
            <text:p>419</text:p>
          </table:table-cell>
          <table:table-cell table:formula="of:=[$'2017'.$F$2]" office:value-type="float" office:value="877.39392">
            <text:p>877,39392</text:p>
          </table:table-cell>
          <table:table-cell table:formula="of:=[.A419]*[.B419]" office:value-type="float" office:value="367628.05248">
            <text:p>367628,05248</text:p>
          </table:table-cell>
          <table:table-cell table:number-columns-repeated="3"/>
        </table:table-row>
        <table:table-row table:style-name="ro2">
          <table:table-cell office:value-type="float" office:value="420">
            <text:p>420</text:p>
          </table:table-cell>
          <table:table-cell table:formula="of:=[$'2017'.$F$2]" office:value-type="float" office:value="877.39392">
            <text:p>877,39392</text:p>
          </table:table-cell>
          <table:table-cell table:formula="of:=[.A420]*[.B420]" office:value-type="float" office:value="368505.4464">
            <text:p>368505,4464</text:p>
          </table:table-cell>
          <table:table-cell table:number-columns-repeated="3"/>
        </table:table-row>
        <table:table-row table:style-name="ro2">
          <table:table-cell office:value-type="float" office:value="421">
            <text:p>421</text:p>
          </table:table-cell>
          <table:table-cell table:formula="of:=[$'2017'.$F$2]" office:value-type="float" office:value="877.39392">
            <text:p>877,39392</text:p>
          </table:table-cell>
          <table:table-cell table:formula="of:=[.A421]*[.B421]" office:value-type="float" office:value="369382.84032">
            <text:p>369382,84032</text:p>
          </table:table-cell>
          <table:table-cell table:number-columns-repeated="3"/>
        </table:table-row>
        <table:table-row table:style-name="ro2">
          <table:table-cell office:value-type="float" office:value="422">
            <text:p>422</text:p>
          </table:table-cell>
          <table:table-cell table:formula="of:=[$'2017'.$F$2]" office:value-type="float" office:value="877.39392">
            <text:p>877,39392</text:p>
          </table:table-cell>
          <table:table-cell table:formula="of:=[.A422]*[.B422]" office:value-type="float" office:value="370260.23424">
            <text:p>370260,23424</text:p>
          </table:table-cell>
          <table:table-cell table:number-columns-repeated="3"/>
        </table:table-row>
        <table:table-row table:style-name="ro2">
          <table:table-cell office:value-type="float" office:value="423">
            <text:p>423</text:p>
          </table:table-cell>
          <table:table-cell table:formula="of:=[$'2017'.$F$2]" office:value-type="float" office:value="877.39392">
            <text:p>877,39392</text:p>
          </table:table-cell>
          <table:table-cell table:formula="of:=[.A423]*[.B423]" office:value-type="float" office:value="371137.62816">
            <text:p>371137,62816</text:p>
          </table:table-cell>
          <table:table-cell table:number-columns-repeated="3"/>
        </table:table-row>
        <table:table-row table:style-name="ro2">
          <table:table-cell office:value-type="float" office:value="424">
            <text:p>424</text:p>
          </table:table-cell>
          <table:table-cell table:formula="of:=[$'2017'.$F$2]" office:value-type="float" office:value="877.39392">
            <text:p>877,39392</text:p>
          </table:table-cell>
          <table:table-cell table:formula="of:=[.A424]*[.B424]" office:value-type="float" office:value="372015.02208">
            <text:p>372015,02208</text:p>
          </table:table-cell>
          <table:table-cell table:number-columns-repeated="3"/>
        </table:table-row>
        <table:table-row table:style-name="ro2">
          <table:table-cell office:value-type="float" office:value="425">
            <text:p>425</text:p>
          </table:table-cell>
          <table:table-cell table:formula="of:=[$'2017'.$F$2]" office:value-type="float" office:value="877.39392">
            <text:p>877,39392</text:p>
          </table:table-cell>
          <table:table-cell table:formula="of:=[.A425]*[.B425]" office:value-type="float" office:value="372892.416">
            <text:p>372892,416</text:p>
          </table:table-cell>
          <table:table-cell table:number-columns-repeated="3"/>
        </table:table-row>
        <table:table-row table:style-name="ro2">
          <table:table-cell office:value-type="float" office:value="426">
            <text:p>426</text:p>
          </table:table-cell>
          <table:table-cell table:formula="of:=[$'2017'.$F$2]" office:value-type="float" office:value="877.39392">
            <text:p>877,39392</text:p>
          </table:table-cell>
          <table:table-cell table:formula="of:=[.A426]*[.B426]" office:value-type="float" office:value="373769.80992">
            <text:p>373769,80992</text:p>
          </table:table-cell>
          <table:table-cell table:number-columns-repeated="3"/>
        </table:table-row>
        <table:table-row table:style-name="ro2">
          <table:table-cell office:value-type="float" office:value="427">
            <text:p>427</text:p>
          </table:table-cell>
          <table:table-cell table:formula="of:=[$'2017'.$F$2]" office:value-type="float" office:value="877.39392">
            <text:p>877,39392</text:p>
          </table:table-cell>
          <table:table-cell table:formula="of:=[.A427]*[.B427]" office:value-type="float" office:value="374647.20384">
            <text:p>374647,20384</text:p>
          </table:table-cell>
          <table:table-cell table:number-columns-repeated="3"/>
        </table:table-row>
        <table:table-row table:style-name="ro2">
          <table:table-cell office:value-type="float" office:value="428">
            <text:p>428</text:p>
          </table:table-cell>
          <table:table-cell table:formula="of:=[$'2017'.$F$2]" office:value-type="float" office:value="877.39392">
            <text:p>877,39392</text:p>
          </table:table-cell>
          <table:table-cell table:formula="of:=[.A428]*[.B428]" office:value-type="float" office:value="375524.59776">
            <text:p>375524,59776</text:p>
          </table:table-cell>
          <table:table-cell table:number-columns-repeated="3"/>
        </table:table-row>
        <table:table-row table:style-name="ro2">
          <table:table-cell office:value-type="float" office:value="429">
            <text:p>429</text:p>
          </table:table-cell>
          <table:table-cell table:formula="of:=[$'2017'.$F$2]" office:value-type="float" office:value="877.39392">
            <text:p>877,39392</text:p>
          </table:table-cell>
          <table:table-cell table:formula="of:=[.A429]*[.B429]" office:value-type="float" office:value="376401.99168">
            <text:p>376401,99168</text:p>
          </table:table-cell>
          <table:table-cell table:number-columns-repeated="3"/>
        </table:table-row>
        <table:table-row table:style-name="ro2">
          <table:table-cell office:value-type="float" office:value="430">
            <text:p>430</text:p>
          </table:table-cell>
          <table:table-cell table:formula="of:=[$'2017'.$F$2]" office:value-type="float" office:value="877.39392">
            <text:p>877,39392</text:p>
          </table:table-cell>
          <table:table-cell table:formula="of:=[.A430]*[.B430]" office:value-type="float" office:value="377279.3856">
            <text:p>377279,3856</text:p>
          </table:table-cell>
          <table:table-cell table:number-columns-repeated="3"/>
        </table:table-row>
        <table:table-row table:style-name="ro2">
          <table:table-cell office:value-type="float" office:value="431">
            <text:p>431</text:p>
          </table:table-cell>
          <table:table-cell table:formula="of:=[$'2017'.$F$2]" office:value-type="float" office:value="877.39392">
            <text:p>877,39392</text:p>
          </table:table-cell>
          <table:table-cell table:formula="of:=[.A431]*[.B431]" office:value-type="float" office:value="378156.77952">
            <text:p>378156,77952</text:p>
          </table:table-cell>
          <table:table-cell table:number-columns-repeated="3"/>
        </table:table-row>
        <table:table-row table:style-name="ro2">
          <table:table-cell office:value-type="float" office:value="432">
            <text:p>432</text:p>
          </table:table-cell>
          <table:table-cell table:formula="of:=[$'2017'.$F$2]" office:value-type="float" office:value="877.39392">
            <text:p>877,39392</text:p>
          </table:table-cell>
          <table:table-cell table:formula="of:=[.A432]*[.B432]" office:value-type="float" office:value="379034.17344">
            <text:p>379034,17344</text:p>
          </table:table-cell>
          <table:table-cell table:number-columns-repeated="3"/>
        </table:table-row>
        <table:table-row table:style-name="ro2">
          <table:table-cell office:value-type="float" office:value="433">
            <text:p>433</text:p>
          </table:table-cell>
          <table:table-cell table:formula="of:=[$'2017'.$F$2]" office:value-type="float" office:value="877.39392">
            <text:p>877,39392</text:p>
          </table:table-cell>
          <table:table-cell table:formula="of:=[.A433]*[.B433]" office:value-type="float" office:value="379911.56736">
            <text:p>379911,56736</text:p>
          </table:table-cell>
          <table:table-cell table:number-columns-repeated="3"/>
        </table:table-row>
        <table:table-row table:style-name="ro2">
          <table:table-cell office:value-type="float" office:value="434">
            <text:p>434</text:p>
          </table:table-cell>
          <table:table-cell table:formula="of:=[$'2017'.$F$2]" office:value-type="float" office:value="877.39392">
            <text:p>877,39392</text:p>
          </table:table-cell>
          <table:table-cell table:formula="of:=[.A434]*[.B434]" office:value-type="float" office:value="380788.96128">
            <text:p>380788,96128</text:p>
          </table:table-cell>
          <table:table-cell table:number-columns-repeated="3"/>
        </table:table-row>
        <table:table-row table:style-name="ro2">
          <table:table-cell office:value-type="float" office:value="435">
            <text:p>435</text:p>
          </table:table-cell>
          <table:table-cell table:formula="of:=[$'2017'.$F$2]" office:value-type="float" office:value="877.39392">
            <text:p>877,39392</text:p>
          </table:table-cell>
          <table:table-cell table:formula="of:=[.A435]*[.B435]" office:value-type="float" office:value="381666.3552">
            <text:p>381666,3552</text:p>
          </table:table-cell>
          <table:table-cell table:number-columns-repeated="3"/>
        </table:table-row>
        <table:table-row table:style-name="ro2">
          <table:table-cell office:value-type="float" office:value="436">
            <text:p>436</text:p>
          </table:table-cell>
          <table:table-cell table:formula="of:=[$'2017'.$F$2]" office:value-type="float" office:value="877.39392">
            <text:p>877,39392</text:p>
          </table:table-cell>
          <table:table-cell table:formula="of:=[.A436]*[.B436]" office:value-type="float" office:value="382543.74912">
            <text:p>382543,74912</text:p>
          </table:table-cell>
          <table:table-cell table:number-columns-repeated="3"/>
        </table:table-row>
        <table:table-row table:style-name="ro2">
          <table:table-cell office:value-type="float" office:value="437">
            <text:p>437</text:p>
          </table:table-cell>
          <table:table-cell table:formula="of:=[$'2017'.$F$2]" office:value-type="float" office:value="877.39392">
            <text:p>877,39392</text:p>
          </table:table-cell>
          <table:table-cell table:formula="of:=[.A437]*[.B437]" office:value-type="float" office:value="383421.14304">
            <text:p>383421,14304</text:p>
          </table:table-cell>
          <table:table-cell table:number-columns-repeated="3"/>
        </table:table-row>
        <table:table-row table:style-name="ro2">
          <table:table-cell office:value-type="float" office:value="438">
            <text:p>438</text:p>
          </table:table-cell>
          <table:table-cell table:formula="of:=[$'2017'.$F$2]" office:value-type="float" office:value="877.39392">
            <text:p>877,39392</text:p>
          </table:table-cell>
          <table:table-cell table:formula="of:=[.A438]*[.B438]" office:value-type="float" office:value="384298.53696">
            <text:p>384298,53696</text:p>
          </table:table-cell>
          <table:table-cell table:number-columns-repeated="3"/>
        </table:table-row>
        <table:table-row table:style-name="ro2">
          <table:table-cell office:value-type="float" office:value="439">
            <text:p>439</text:p>
          </table:table-cell>
          <table:table-cell table:formula="of:=[$'2017'.$F$2]" office:value-type="float" office:value="877.39392">
            <text:p>877,39392</text:p>
          </table:table-cell>
          <table:table-cell table:formula="of:=[.A439]*[.B439]" office:value-type="float" office:value="385175.93088">
            <text:p>385175,93088</text:p>
          </table:table-cell>
          <table:table-cell table:number-columns-repeated="3"/>
        </table:table-row>
        <table:table-row table:style-name="ro2">
          <table:table-cell office:value-type="float" office:value="440">
            <text:p>440</text:p>
          </table:table-cell>
          <table:table-cell table:formula="of:=[$'2017'.$F$2]" office:value-type="float" office:value="877.39392">
            <text:p>877,39392</text:p>
          </table:table-cell>
          <table:table-cell table:formula="of:=[.A440]*[.B440]" office:value-type="float" office:value="386053.3248">
            <text:p>386053,3248</text:p>
          </table:table-cell>
          <table:table-cell table:number-columns-repeated="3"/>
        </table:table-row>
        <table:table-row table:style-name="ro2">
          <table:table-cell office:value-type="float" office:value="441">
            <text:p>441</text:p>
          </table:table-cell>
          <table:table-cell table:formula="of:=[$'2017'.$F$2]" office:value-type="float" office:value="877.39392">
            <text:p>877,39392</text:p>
          </table:table-cell>
          <table:table-cell table:formula="of:=[.A441]*[.B441]" office:value-type="float" office:value="386930.71872">
            <text:p>386930,71872</text:p>
          </table:table-cell>
          <table:table-cell table:number-columns-repeated="3"/>
        </table:table-row>
        <table:table-row table:style-name="ro2">
          <table:table-cell office:value-type="float" office:value="442">
            <text:p>442</text:p>
          </table:table-cell>
          <table:table-cell table:formula="of:=[$'2017'.$F$2]" office:value-type="float" office:value="877.39392">
            <text:p>877,39392</text:p>
          </table:table-cell>
          <table:table-cell table:formula="of:=[.A442]*[.B442]" office:value-type="float" office:value="387808.11264">
            <text:p>387808,11264</text:p>
          </table:table-cell>
          <table:table-cell table:number-columns-repeated="3"/>
        </table:table-row>
        <table:table-row table:style-name="ro2">
          <table:table-cell office:value-type="float" office:value="443">
            <text:p>443</text:p>
          </table:table-cell>
          <table:table-cell table:formula="of:=[$'2017'.$F$2]" office:value-type="float" office:value="877.39392">
            <text:p>877,39392</text:p>
          </table:table-cell>
          <table:table-cell table:formula="of:=[.A443]*[.B443]" office:value-type="float" office:value="388685.50656">
            <text:p>388685,50656</text:p>
          </table:table-cell>
          <table:table-cell table:number-columns-repeated="3"/>
        </table:table-row>
        <table:table-row table:style-name="ro2">
          <table:table-cell office:value-type="float" office:value="444">
            <text:p>444</text:p>
          </table:table-cell>
          <table:table-cell table:formula="of:=[$'2017'.$F$2]" office:value-type="float" office:value="877.39392">
            <text:p>877,39392</text:p>
          </table:table-cell>
          <table:table-cell table:formula="of:=[.A444]*[.B444]" office:value-type="float" office:value="389562.90048">
            <text:p>389562,90048</text:p>
          </table:table-cell>
          <table:table-cell table:number-columns-repeated="3"/>
        </table:table-row>
        <table:table-row table:style-name="ro2">
          <table:table-cell office:value-type="float" office:value="445">
            <text:p>445</text:p>
          </table:table-cell>
          <table:table-cell table:formula="of:=[$'2017'.$F$2]" office:value-type="float" office:value="877.39392">
            <text:p>877,39392</text:p>
          </table:table-cell>
          <table:table-cell table:formula="of:=[.A445]*[.B445]" office:value-type="float" office:value="390440.2944">
            <text:p>390440,2944</text:p>
          </table:table-cell>
          <table:table-cell table:number-columns-repeated="3"/>
        </table:table-row>
        <table:table-row table:style-name="ro2">
          <table:table-cell office:value-type="float" office:value="446">
            <text:p>446</text:p>
          </table:table-cell>
          <table:table-cell table:formula="of:=[$'2017'.$F$2]" office:value-type="float" office:value="877.39392">
            <text:p>877,39392</text:p>
          </table:table-cell>
          <table:table-cell table:formula="of:=[.A446]*[.B446]" office:value-type="float" office:value="391317.68832">
            <text:p>391317,68832</text:p>
          </table:table-cell>
          <table:table-cell table:number-columns-repeated="3"/>
        </table:table-row>
        <table:table-row table:style-name="ro2">
          <table:table-cell office:value-type="float" office:value="447">
            <text:p>447</text:p>
          </table:table-cell>
          <table:table-cell table:formula="of:=[$'2017'.$F$2]" office:value-type="float" office:value="877.39392">
            <text:p>877,39392</text:p>
          </table:table-cell>
          <table:table-cell table:formula="of:=[.A447]*[.B447]" office:value-type="float" office:value="392195.08224">
            <text:p>392195,08224</text:p>
          </table:table-cell>
          <table:table-cell table:number-columns-repeated="3"/>
        </table:table-row>
        <table:table-row table:style-name="ro2">
          <table:table-cell office:value-type="float" office:value="448">
            <text:p>448</text:p>
          </table:table-cell>
          <table:table-cell table:formula="of:=[$'2017'.$F$2]" office:value-type="float" office:value="877.39392">
            <text:p>877,39392</text:p>
          </table:table-cell>
          <table:table-cell table:formula="of:=[.A448]*[.B448]" office:value-type="float" office:value="393072.47616">
            <text:p>393072,47616</text:p>
          </table:table-cell>
          <table:table-cell table:number-columns-repeated="3"/>
        </table:table-row>
        <table:table-row table:style-name="ro2">
          <table:table-cell office:value-type="float" office:value="449">
            <text:p>449</text:p>
          </table:table-cell>
          <table:table-cell table:formula="of:=[$'2017'.$F$2]" office:value-type="float" office:value="877.39392">
            <text:p>877,39392</text:p>
          </table:table-cell>
          <table:table-cell table:formula="of:=[.A449]*[.B449]" office:value-type="float" office:value="393949.87008">
            <text:p>393949,87008</text:p>
          </table:table-cell>
          <table:table-cell table:number-columns-repeated="3"/>
        </table:table-row>
        <table:table-row table:style-name="ro2">
          <table:table-cell office:value-type="float" office:value="450">
            <text:p>450</text:p>
          </table:table-cell>
          <table:table-cell table:formula="of:=[$'2017'.$F$2]" office:value-type="float" office:value="877.39392">
            <text:p>877,39392</text:p>
          </table:table-cell>
          <table:table-cell table:formula="of:=[.A450]*[.B450]" office:value-type="float" office:value="394827.264">
            <text:p>394827,264</text:p>
          </table:table-cell>
          <table:table-cell table:number-columns-repeated="3"/>
        </table:table-row>
        <table:table-row table:style-name="ro2">
          <table:table-cell office:value-type="float" office:value="451">
            <text:p>451</text:p>
          </table:table-cell>
          <table:table-cell table:formula="of:=[$'2017'.$F$2]" office:value-type="float" office:value="877.39392">
            <text:p>877,39392</text:p>
          </table:table-cell>
          <table:table-cell table:formula="of:=[.A451]*[.B451]" office:value-type="float" office:value="395704.65792">
            <text:p>395704,65792</text:p>
          </table:table-cell>
          <table:table-cell table:number-columns-repeated="3"/>
        </table:table-row>
        <table:table-row table:style-name="ro2">
          <table:table-cell office:value-type="float" office:value="452">
            <text:p>452</text:p>
          </table:table-cell>
          <table:table-cell table:formula="of:=[$'2017'.$F$2]" office:value-type="float" office:value="877.39392">
            <text:p>877,39392</text:p>
          </table:table-cell>
          <table:table-cell table:formula="of:=[.A452]*[.B452]" office:value-type="float" office:value="396582.05184">
            <text:p>396582,05184</text:p>
          </table:table-cell>
          <table:table-cell table:number-columns-repeated="3"/>
        </table:table-row>
        <table:table-row table:style-name="ro2">
          <table:table-cell office:value-type="float" office:value="453">
            <text:p>453</text:p>
          </table:table-cell>
          <table:table-cell table:formula="of:=[$'2017'.$F$2]" office:value-type="float" office:value="877.39392">
            <text:p>877,39392</text:p>
          </table:table-cell>
          <table:table-cell table:formula="of:=[.A453]*[.B453]" office:value-type="float" office:value="397459.44576">
            <text:p>397459,44576</text:p>
          </table:table-cell>
          <table:table-cell table:number-columns-repeated="3"/>
        </table:table-row>
        <table:table-row table:style-name="ro2">
          <table:table-cell office:value-type="float" office:value="454">
            <text:p>454</text:p>
          </table:table-cell>
          <table:table-cell table:formula="of:=[$'2017'.$F$2]" office:value-type="float" office:value="877.39392">
            <text:p>877,39392</text:p>
          </table:table-cell>
          <table:table-cell table:formula="of:=[.A454]*[.B454]" office:value-type="float" office:value="398336.83968">
            <text:p>398336,83968</text:p>
          </table:table-cell>
          <table:table-cell table:number-columns-repeated="3"/>
        </table:table-row>
        <table:table-row table:style-name="ro2">
          <table:table-cell office:value-type="float" office:value="455">
            <text:p>455</text:p>
          </table:table-cell>
          <table:table-cell table:formula="of:=[$'2017'.$F$2]" office:value-type="float" office:value="877.39392">
            <text:p>877,39392</text:p>
          </table:table-cell>
          <table:table-cell table:formula="of:=[.A455]*[.B455]" office:value-type="float" office:value="399214.2336">
            <text:p>399214,2336</text:p>
          </table:table-cell>
          <table:table-cell table:number-columns-repeated="3"/>
        </table:table-row>
        <table:table-row table:style-name="ro2">
          <table:table-cell office:value-type="float" office:value="456">
            <text:p>456</text:p>
          </table:table-cell>
          <table:table-cell table:formula="of:=[$'2017'.$F$2]" office:value-type="float" office:value="877.39392">
            <text:p>877,39392</text:p>
          </table:table-cell>
          <table:table-cell table:formula="of:=[.A456]*[.B456]" office:value-type="float" office:value="400091.62752">
            <text:p>400091,62752</text:p>
          </table:table-cell>
          <table:table-cell table:number-columns-repeated="3"/>
        </table:table-row>
        <table:table-row table:style-name="ro2">
          <table:table-cell office:value-type="float" office:value="457">
            <text:p>457</text:p>
          </table:table-cell>
          <table:table-cell table:formula="of:=[$'2017'.$F$2]" office:value-type="float" office:value="877.39392">
            <text:p>877,39392</text:p>
          </table:table-cell>
          <table:table-cell table:formula="of:=[.A457]*[.B457]" office:value-type="float" office:value="400969.02144">
            <text:p>400969,02144</text:p>
          </table:table-cell>
          <table:table-cell table:number-columns-repeated="3"/>
        </table:table-row>
        <table:table-row table:style-name="ro2">
          <table:table-cell office:value-type="float" office:value="458">
            <text:p>458</text:p>
          </table:table-cell>
          <table:table-cell table:formula="of:=[$'2017'.$F$2]" office:value-type="float" office:value="877.39392">
            <text:p>877,39392</text:p>
          </table:table-cell>
          <table:table-cell table:formula="of:=[.A458]*[.B458]" office:value-type="float" office:value="401846.41536">
            <text:p>401846,41536</text:p>
          </table:table-cell>
          <table:table-cell table:number-columns-repeated="3"/>
        </table:table-row>
        <table:table-row table:style-name="ro2">
          <table:table-cell office:value-type="float" office:value="459">
            <text:p>459</text:p>
          </table:table-cell>
          <table:table-cell table:formula="of:=[$'2017'.$F$2]" office:value-type="float" office:value="877.39392">
            <text:p>877,39392</text:p>
          </table:table-cell>
          <table:table-cell table:formula="of:=[.A459]*[.B459]" office:value-type="float" office:value="402723.80928">
            <text:p>402723,80928</text:p>
          </table:table-cell>
          <table:table-cell table:number-columns-repeated="3"/>
        </table:table-row>
        <table:table-row table:style-name="ro2">
          <table:table-cell office:value-type="float" office:value="460">
            <text:p>460</text:p>
          </table:table-cell>
          <table:table-cell table:formula="of:=[$'2017'.$F$2]" office:value-type="float" office:value="877.39392">
            <text:p>877,39392</text:p>
          </table:table-cell>
          <table:table-cell table:formula="of:=[.A460]*[.B460]" office:value-type="float" office:value="403601.2032">
            <text:p>403601,2032</text:p>
          </table:table-cell>
          <table:table-cell table:number-columns-repeated="3"/>
        </table:table-row>
        <table:table-row table:style-name="ro2">
          <table:table-cell office:value-type="float" office:value="461">
            <text:p>461</text:p>
          </table:table-cell>
          <table:table-cell table:formula="of:=[$'2017'.$F$2]" office:value-type="float" office:value="877.39392">
            <text:p>877,39392</text:p>
          </table:table-cell>
          <table:table-cell table:formula="of:=[.A461]*[.B461]" office:value-type="float" office:value="404478.59712">
            <text:p>404478,59712</text:p>
          </table:table-cell>
          <table:table-cell table:number-columns-repeated="3"/>
        </table:table-row>
        <table:table-row table:style-name="ro2">
          <table:table-cell office:value-type="float" office:value="462">
            <text:p>462</text:p>
          </table:table-cell>
          <table:table-cell table:formula="of:=[$'2017'.$F$2]" office:value-type="float" office:value="877.39392">
            <text:p>877,39392</text:p>
          </table:table-cell>
          <table:table-cell table:formula="of:=[.A462]*[.B462]" office:value-type="float" office:value="405355.99104">
            <text:p>405355,99104</text:p>
          </table:table-cell>
          <table:table-cell table:number-columns-repeated="3"/>
        </table:table-row>
        <table:table-row table:style-name="ro2">
          <table:table-cell office:value-type="float" office:value="463">
            <text:p>463</text:p>
          </table:table-cell>
          <table:table-cell table:formula="of:=[$'2017'.$F$2]" office:value-type="float" office:value="877.39392">
            <text:p>877,39392</text:p>
          </table:table-cell>
          <table:table-cell table:formula="of:=[.A463]*[.B463]" office:value-type="float" office:value="406233.38496">
            <text:p>406233,38496</text:p>
          </table:table-cell>
          <table:table-cell table:number-columns-repeated="3"/>
        </table:table-row>
        <table:table-row table:style-name="ro2">
          <table:table-cell office:value-type="float" office:value="464">
            <text:p>464</text:p>
          </table:table-cell>
          <table:table-cell table:formula="of:=[$'2017'.$F$2]" office:value-type="float" office:value="877.39392">
            <text:p>877,39392</text:p>
          </table:table-cell>
          <table:table-cell table:formula="of:=[.A464]*[.B464]" office:value-type="float" office:value="407110.77888">
            <text:p>407110,77888</text:p>
          </table:table-cell>
          <table:table-cell table:number-columns-repeated="3"/>
        </table:table-row>
        <table:table-row table:style-name="ro2">
          <table:table-cell office:value-type="float" office:value="465">
            <text:p>465</text:p>
          </table:table-cell>
          <table:table-cell table:formula="of:=[$'2017'.$F$2]" office:value-type="float" office:value="877.39392">
            <text:p>877,39392</text:p>
          </table:table-cell>
          <table:table-cell table:formula="of:=[.A465]*[.B465]" office:value-type="float" office:value="407988.1728">
            <text:p>407988,1728</text:p>
          </table:table-cell>
          <table:table-cell table:number-columns-repeated="3"/>
        </table:table-row>
        <table:table-row table:style-name="ro2">
          <table:table-cell office:value-type="float" office:value="466">
            <text:p>466</text:p>
          </table:table-cell>
          <table:table-cell table:formula="of:=[$'2017'.$F$2]" office:value-type="float" office:value="877.39392">
            <text:p>877,39392</text:p>
          </table:table-cell>
          <table:table-cell table:formula="of:=[.A466]*[.B466]" office:value-type="float" office:value="408865.56672">
            <text:p>408865,56672</text:p>
          </table:table-cell>
          <table:table-cell table:number-columns-repeated="3"/>
        </table:table-row>
        <table:table-row table:style-name="ro2">
          <table:table-cell office:value-type="float" office:value="467">
            <text:p>467</text:p>
          </table:table-cell>
          <table:table-cell table:formula="of:=[$'2017'.$F$2]" office:value-type="float" office:value="877.39392">
            <text:p>877,39392</text:p>
          </table:table-cell>
          <table:table-cell table:formula="of:=[.A467]*[.B467]" office:value-type="float" office:value="409742.96064">
            <text:p>409742,96064</text:p>
          </table:table-cell>
          <table:table-cell table:number-columns-repeated="3"/>
        </table:table-row>
        <table:table-row table:style-name="ro2">
          <table:table-cell office:value-type="float" office:value="468">
            <text:p>468</text:p>
          </table:table-cell>
          <table:table-cell table:formula="of:=[$'2017'.$F$2]" office:value-type="float" office:value="877.39392">
            <text:p>877,39392</text:p>
          </table:table-cell>
          <table:table-cell table:formula="of:=[.A468]*[.B468]" office:value-type="float" office:value="410620.35456">
            <text:p>410620,35456</text:p>
          </table:table-cell>
          <table:table-cell table:number-columns-repeated="3"/>
        </table:table-row>
        <table:table-row table:style-name="ro2">
          <table:table-cell office:value-type="float" office:value="469">
            <text:p>469</text:p>
          </table:table-cell>
          <table:table-cell table:formula="of:=[$'2017'.$F$2]" office:value-type="float" office:value="877.39392">
            <text:p>877,39392</text:p>
          </table:table-cell>
          <table:table-cell table:formula="of:=[.A469]*[.B469]" office:value-type="float" office:value="411497.74848">
            <text:p>411497,74848</text:p>
          </table:table-cell>
          <table:table-cell table:number-columns-repeated="3"/>
        </table:table-row>
        <table:table-row table:style-name="ro2">
          <table:table-cell office:value-type="float" office:value="470">
            <text:p>470</text:p>
          </table:table-cell>
          <table:table-cell table:formula="of:=[$'2017'.$F$2]" office:value-type="float" office:value="877.39392">
            <text:p>877,39392</text:p>
          </table:table-cell>
          <table:table-cell table:formula="of:=[.A470]*[.B470]" office:value-type="float" office:value="412375.1424">
            <text:p>412375,1424</text:p>
          </table:table-cell>
          <table:table-cell table:number-columns-repeated="3"/>
        </table:table-row>
        <table:table-row table:style-name="ro2">
          <table:table-cell office:value-type="float" office:value="471">
            <text:p>471</text:p>
          </table:table-cell>
          <table:table-cell table:formula="of:=[$'2017'.$F$2]" office:value-type="float" office:value="877.39392">
            <text:p>877,39392</text:p>
          </table:table-cell>
          <table:table-cell table:formula="of:=[.A471]*[.B471]" office:value-type="float" office:value="413252.53632">
            <text:p>413252,53632</text:p>
          </table:table-cell>
          <table:table-cell table:number-columns-repeated="3"/>
        </table:table-row>
        <table:table-row table:style-name="ro2">
          <table:table-cell office:value-type="float" office:value="472">
            <text:p>472</text:p>
          </table:table-cell>
          <table:table-cell table:formula="of:=[$'2017'.$F$2]" office:value-type="float" office:value="877.39392">
            <text:p>877,39392</text:p>
          </table:table-cell>
          <table:table-cell table:formula="of:=[.A472]*[.B472]" office:value-type="float" office:value="414129.93024">
            <text:p>414129,93024</text:p>
          </table:table-cell>
          <table:table-cell table:number-columns-repeated="3"/>
        </table:table-row>
        <table:table-row table:style-name="ro2">
          <table:table-cell office:value-type="float" office:value="473">
            <text:p>473</text:p>
          </table:table-cell>
          <table:table-cell table:formula="of:=[$'2017'.$F$2]" office:value-type="float" office:value="877.39392">
            <text:p>877,39392</text:p>
          </table:table-cell>
          <table:table-cell table:formula="of:=[.A473]*[.B473]" office:value-type="float" office:value="415007.32416">
            <text:p>415007,32416</text:p>
          </table:table-cell>
          <table:table-cell table:number-columns-repeated="3"/>
        </table:table-row>
        <table:table-row table:style-name="ro2">
          <table:table-cell office:value-type="float" office:value="474">
            <text:p>474</text:p>
          </table:table-cell>
          <table:table-cell table:formula="of:=[$'2017'.$F$2]" office:value-type="float" office:value="877.39392">
            <text:p>877,39392</text:p>
          </table:table-cell>
          <table:table-cell table:formula="of:=[.A474]*[.B474]" office:value-type="float" office:value="415884.71808">
            <text:p>415884,71808</text:p>
          </table:table-cell>
          <table:table-cell table:number-columns-repeated="3"/>
        </table:table-row>
        <table:table-row table:style-name="ro2">
          <table:table-cell office:value-type="float" office:value="475">
            <text:p>475</text:p>
          </table:table-cell>
          <table:table-cell table:formula="of:=[$'2017'.$F$2]" office:value-type="float" office:value="877.39392">
            <text:p>877,39392</text:p>
          </table:table-cell>
          <table:table-cell table:formula="of:=[.A475]*[.B475]" office:value-type="float" office:value="416762.112">
            <text:p>416762,112</text:p>
          </table:table-cell>
          <table:table-cell table:number-columns-repeated="3"/>
        </table:table-row>
        <table:table-row table:style-name="ro2">
          <table:table-cell office:value-type="float" office:value="476">
            <text:p>476</text:p>
          </table:table-cell>
          <table:table-cell table:formula="of:=[$'2017'.$F$2]" office:value-type="float" office:value="877.39392">
            <text:p>877,39392</text:p>
          </table:table-cell>
          <table:table-cell table:formula="of:=[.A476]*[.B476]" office:value-type="float" office:value="417639.50592">
            <text:p>417639,50592</text:p>
          </table:table-cell>
          <table:table-cell table:number-columns-repeated="3"/>
        </table:table-row>
        <table:table-row table:style-name="ro2">
          <table:table-cell office:value-type="float" office:value="477">
            <text:p>477</text:p>
          </table:table-cell>
          <table:table-cell table:formula="of:=[$'2017'.$F$2]" office:value-type="float" office:value="877.39392">
            <text:p>877,39392</text:p>
          </table:table-cell>
          <table:table-cell table:formula="of:=[.A477]*[.B477]" office:value-type="float" office:value="418516.89984">
            <text:p>418516,89984</text:p>
          </table:table-cell>
          <table:table-cell table:number-columns-repeated="3"/>
        </table:table-row>
        <table:table-row table:style-name="ro2">
          <table:table-cell office:value-type="float" office:value="478">
            <text:p>478</text:p>
          </table:table-cell>
          <table:table-cell table:formula="of:=[$'2017'.$F$2]" office:value-type="float" office:value="877.39392">
            <text:p>877,39392</text:p>
          </table:table-cell>
          <table:table-cell table:formula="of:=[.A478]*[.B478]" office:value-type="float" office:value="419394.29376">
            <text:p>419394,29376</text:p>
          </table:table-cell>
          <table:table-cell table:number-columns-repeated="3"/>
        </table:table-row>
        <table:table-row table:style-name="ro2">
          <table:table-cell office:value-type="float" office:value="479">
            <text:p>479</text:p>
          </table:table-cell>
          <table:table-cell table:formula="of:=[$'2017'.$F$2]" office:value-type="float" office:value="877.39392">
            <text:p>877,39392</text:p>
          </table:table-cell>
          <table:table-cell table:formula="of:=[.A479]*[.B479]" office:value-type="float" office:value="420271.68768">
            <text:p>420271,68768</text:p>
          </table:table-cell>
          <table:table-cell table:number-columns-repeated="3"/>
        </table:table-row>
        <table:table-row table:style-name="ro2">
          <table:table-cell office:value-type="float" office:value="480">
            <text:p>480</text:p>
          </table:table-cell>
          <table:table-cell table:formula="of:=[$'2017'.$F$2]" office:value-type="float" office:value="877.39392">
            <text:p>877,39392</text:p>
          </table:table-cell>
          <table:table-cell table:formula="of:=[.A480]*[.B480]" office:value-type="float" office:value="421149.0816">
            <text:p>421149,0816</text:p>
          </table:table-cell>
          <table:table-cell table:number-columns-repeated="3"/>
        </table:table-row>
        <table:table-row table:style-name="ro2">
          <table:table-cell office:value-type="float" office:value="481">
            <text:p>481</text:p>
          </table:table-cell>
          <table:table-cell table:formula="of:=[$'2017'.$F$2]" office:value-type="float" office:value="877.39392">
            <text:p>877,39392</text:p>
          </table:table-cell>
          <table:table-cell table:formula="of:=[.A481]*[.B481]" office:value-type="float" office:value="422026.47552">
            <text:p>422026,47552</text:p>
          </table:table-cell>
          <table:table-cell table:number-columns-repeated="3"/>
        </table:table-row>
        <table:table-row table:style-name="ro2">
          <table:table-cell office:value-type="float" office:value="482">
            <text:p>482</text:p>
          </table:table-cell>
          <table:table-cell table:formula="of:=[$'2017'.$F$2]" office:value-type="float" office:value="877.39392">
            <text:p>877,39392</text:p>
          </table:table-cell>
          <table:table-cell table:formula="of:=[.A482]*[.B482]" office:value-type="float" office:value="422903.86944">
            <text:p>422903,86944</text:p>
          </table:table-cell>
          <table:table-cell table:number-columns-repeated="3"/>
        </table:table-row>
        <table:table-row table:style-name="ro2">
          <table:table-cell office:value-type="float" office:value="483">
            <text:p>483</text:p>
          </table:table-cell>
          <table:table-cell table:formula="of:=[$'2017'.$F$2]" office:value-type="float" office:value="877.39392">
            <text:p>877,39392</text:p>
          </table:table-cell>
          <table:table-cell table:formula="of:=[.A483]*[.B483]" office:value-type="float" office:value="423781.26336">
            <text:p>423781,26336</text:p>
          </table:table-cell>
          <table:table-cell table:number-columns-repeated="3"/>
        </table:table-row>
        <table:table-row table:style-name="ro2">
          <table:table-cell office:value-type="float" office:value="484">
            <text:p>484</text:p>
          </table:table-cell>
          <table:table-cell table:formula="of:=[$'2017'.$F$2]" office:value-type="float" office:value="877.39392">
            <text:p>877,39392</text:p>
          </table:table-cell>
          <table:table-cell table:formula="of:=[.A484]*[.B484]" office:value-type="float" office:value="424658.65728">
            <text:p>424658,65728</text:p>
          </table:table-cell>
          <table:table-cell table:number-columns-repeated="3"/>
        </table:table-row>
        <table:table-row table:style-name="ro2">
          <table:table-cell office:value-type="float" office:value="485">
            <text:p>485</text:p>
          </table:table-cell>
          <table:table-cell table:formula="of:=[$'2017'.$F$2]" office:value-type="float" office:value="877.39392">
            <text:p>877,39392</text:p>
          </table:table-cell>
          <table:table-cell table:formula="of:=[.A485]*[.B485]" office:value-type="float" office:value="425536.0512">
            <text:p>425536,0512</text:p>
          </table:table-cell>
          <table:table-cell table:number-columns-repeated="3"/>
        </table:table-row>
        <table:table-row table:style-name="ro2">
          <table:table-cell office:value-type="float" office:value="486">
            <text:p>486</text:p>
          </table:table-cell>
          <table:table-cell table:formula="of:=[$'2017'.$F$2]" office:value-type="float" office:value="877.39392">
            <text:p>877,39392</text:p>
          </table:table-cell>
          <table:table-cell table:formula="of:=[.A486]*[.B486]" office:value-type="float" office:value="426413.44512">
            <text:p>426413,44512</text:p>
          </table:table-cell>
          <table:table-cell table:number-columns-repeated="3"/>
        </table:table-row>
        <table:table-row table:style-name="ro2">
          <table:table-cell office:value-type="float" office:value="487">
            <text:p>487</text:p>
          </table:table-cell>
          <table:table-cell table:formula="of:=[$'2017'.$F$2]" office:value-type="float" office:value="877.39392">
            <text:p>877,39392</text:p>
          </table:table-cell>
          <table:table-cell table:formula="of:=[.A487]*[.B487]" office:value-type="float" office:value="427290.83904">
            <text:p>427290,83904</text:p>
          </table:table-cell>
          <table:table-cell table:number-columns-repeated="3"/>
        </table:table-row>
        <table:table-row table:style-name="ro2">
          <table:table-cell office:value-type="float" office:value="488">
            <text:p>488</text:p>
          </table:table-cell>
          <table:table-cell table:formula="of:=[$'2017'.$F$2]" office:value-type="float" office:value="877.39392">
            <text:p>877,39392</text:p>
          </table:table-cell>
          <table:table-cell table:formula="of:=[.A488]*[.B488]" office:value-type="float" office:value="428168.23296">
            <text:p>428168,23296</text:p>
          </table:table-cell>
          <table:table-cell table:number-columns-repeated="3"/>
        </table:table-row>
        <table:table-row table:style-name="ro2">
          <table:table-cell office:value-type="float" office:value="489">
            <text:p>489</text:p>
          </table:table-cell>
          <table:table-cell table:formula="of:=[$'2017'.$F$2]" office:value-type="float" office:value="877.39392">
            <text:p>877,39392</text:p>
          </table:table-cell>
          <table:table-cell table:formula="of:=[.A489]*[.B489]" office:value-type="float" office:value="429045.62688">
            <text:p>429045,62688</text:p>
          </table:table-cell>
          <table:table-cell table:number-columns-repeated="3"/>
        </table:table-row>
        <table:table-row table:style-name="ro2">
          <table:table-cell office:value-type="float" office:value="490">
            <text:p>490</text:p>
          </table:table-cell>
          <table:table-cell table:formula="of:=[$'2017'.$F$2]" office:value-type="float" office:value="877.39392">
            <text:p>877,39392</text:p>
          </table:table-cell>
          <table:table-cell table:formula="of:=[.A490]*[.B490]" office:value-type="float" office:value="429923.0208">
            <text:p>429923,0208</text:p>
          </table:table-cell>
          <table:table-cell table:number-columns-repeated="3"/>
        </table:table-row>
        <table:table-row table:style-name="ro2">
          <table:table-cell office:value-type="float" office:value="491">
            <text:p>491</text:p>
          </table:table-cell>
          <table:table-cell table:formula="of:=[$'2017'.$F$2]" office:value-type="float" office:value="877.39392">
            <text:p>877,39392</text:p>
          </table:table-cell>
          <table:table-cell table:formula="of:=[.A491]*[.B491]" office:value-type="float" office:value="430800.41472">
            <text:p>430800,41472</text:p>
          </table:table-cell>
          <table:table-cell table:number-columns-repeated="3"/>
        </table:table-row>
        <table:table-row table:style-name="ro2">
          <table:table-cell office:value-type="float" office:value="492">
            <text:p>492</text:p>
          </table:table-cell>
          <table:table-cell table:formula="of:=[$'2017'.$F$2]" office:value-type="float" office:value="877.39392">
            <text:p>877,39392</text:p>
          </table:table-cell>
          <table:table-cell table:formula="of:=[.A492]*[.B492]" office:value-type="float" office:value="431677.80864">
            <text:p>431677,80864</text:p>
          </table:table-cell>
          <table:table-cell table:number-columns-repeated="3"/>
        </table:table-row>
        <table:table-row table:style-name="ro2">
          <table:table-cell office:value-type="float" office:value="493">
            <text:p>493</text:p>
          </table:table-cell>
          <table:table-cell table:formula="of:=[$'2017'.$F$2]" office:value-type="float" office:value="877.39392">
            <text:p>877,39392</text:p>
          </table:table-cell>
          <table:table-cell table:formula="of:=[.A493]*[.B493]" office:value-type="float" office:value="432555.20256">
            <text:p>432555,20256</text:p>
          </table:table-cell>
          <table:table-cell table:number-columns-repeated="3"/>
        </table:table-row>
        <table:table-row table:style-name="ro2">
          <table:table-cell office:value-type="float" office:value="494">
            <text:p>494</text:p>
          </table:table-cell>
          <table:table-cell table:formula="of:=[$'2017'.$F$2]" office:value-type="float" office:value="877.39392">
            <text:p>877,39392</text:p>
          </table:table-cell>
          <table:table-cell table:formula="of:=[.A494]*[.B494]" office:value-type="float" office:value="433432.59648">
            <text:p>433432,59648</text:p>
          </table:table-cell>
          <table:table-cell table:number-columns-repeated="3"/>
        </table:table-row>
        <table:table-row table:style-name="ro2">
          <table:table-cell office:value-type="float" office:value="495">
            <text:p>495</text:p>
          </table:table-cell>
          <table:table-cell table:formula="of:=[$'2017'.$F$2]" office:value-type="float" office:value="877.39392">
            <text:p>877,39392</text:p>
          </table:table-cell>
          <table:table-cell table:formula="of:=[.A495]*[.B495]" office:value-type="float" office:value="434309.9904">
            <text:p>434309,9904</text:p>
          </table:table-cell>
          <table:table-cell table:number-columns-repeated="3"/>
        </table:table-row>
        <table:table-row table:style-name="ro2">
          <table:table-cell office:value-type="float" office:value="496">
            <text:p>496</text:p>
          </table:table-cell>
          <table:table-cell table:formula="of:=[$'2017'.$F$2]" office:value-type="float" office:value="877.39392">
            <text:p>877,39392</text:p>
          </table:table-cell>
          <table:table-cell table:formula="of:=[.A496]*[.B496]" office:value-type="float" office:value="435187.38432">
            <text:p>435187,38432</text:p>
          </table:table-cell>
          <table:table-cell table:number-columns-repeated="3"/>
        </table:table-row>
        <table:table-row table:style-name="ro2">
          <table:table-cell office:value-type="float" office:value="497">
            <text:p>497</text:p>
          </table:table-cell>
          <table:table-cell table:formula="of:=[$'2017'.$F$2]" office:value-type="float" office:value="877.39392">
            <text:p>877,39392</text:p>
          </table:table-cell>
          <table:table-cell table:formula="of:=[.A497]*[.B497]" office:value-type="float" office:value="436064.77824">
            <text:p>436064,77824</text:p>
          </table:table-cell>
          <table:table-cell table:number-columns-repeated="3"/>
        </table:table-row>
        <table:table-row table:style-name="ro2">
          <table:table-cell office:value-type="float" office:value="498">
            <text:p>498</text:p>
          </table:table-cell>
          <table:table-cell table:formula="of:=[$'2017'.$F$2]" office:value-type="float" office:value="877.39392">
            <text:p>877,39392</text:p>
          </table:table-cell>
          <table:table-cell table:formula="of:=[.A498]*[.B498]" office:value-type="float" office:value="436942.17216">
            <text:p>436942,17216</text:p>
          </table:table-cell>
          <table:table-cell table:number-columns-repeated="3"/>
        </table:table-row>
        <table:table-row table:style-name="ro2">
          <table:table-cell office:value-type="float" office:value="499">
            <text:p>499</text:p>
          </table:table-cell>
          <table:table-cell table:formula="of:=[$'2017'.$F$2]" office:value-type="float" office:value="877.39392">
            <text:p>877,39392</text:p>
          </table:table-cell>
          <table:table-cell table:formula="of:=[.A499]*[.B499]" office:value-type="float" office:value="437819.56608">
            <text:p>437819,56608</text:p>
          </table:table-cell>
          <table:table-cell table:number-columns-repeated="3"/>
        </table:table-row>
        <table:table-row table:style-name="ro2">
          <table:table-cell office:value-type="float" office:value="500">
            <text:p>500</text:p>
          </table:table-cell>
          <table:table-cell table:formula="of:=[$'2017'.$F$2]" office:value-type="float" office:value="877.39392">
            <text:p>877,39392</text:p>
          </table:table-cell>
          <table:table-cell table:formula="of:=[.A500]*[.B500]" office:value-type="float" office:value="438696.96">
            <text:p>438696,96</text:p>
          </table:table-cell>
          <table:table-cell table:number-columns-repeated="3"/>
        </table:table-row>
      </table:table>
      <table:table table:name="2018" table:style-name="ta1"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30416.32256">
            <text:p>30416,32256</text:p>
          </table:table-cell>
          <table:table-cell table:formula="of:=[$'2018'.$E$2]" office:value-type="float" office:value="30416.32256">
            <text:p>30416,32256</text:p>
          </table:table-cell>
          <table:table-cell/>
          <table:table-cell office:value-type="string">
            <text:p>Min (up to 30)</text:p>
          </table:table-cell>
          <table:table-cell office:value-type="string">
            <text:p>Per user &gt; 3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15208.16128">
            <text:p>15208,16128</text:p>
          </table:table-cell>
          <table:table-cell table:formula="of:=[$'2018'.$E$2]" office:value-type="float" office:value="30416.32256">
            <text:p>30416,32256</text:p>
          </table:table-cell>
          <table:table-cell/>
          <table:table-cell table:formula="of:=['2017'.E2]*1.04" office:value-type="float" office:value="30416.32256">
            <text:p>30416,32256</text:p>
          </table:table-cell>
          <table:table-cell table:formula="of:=['2017'.F2]*1.04" office:value-type="float" office:value="912.4896768">
            <text:p>912,489676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10138.7741866667">
            <text:p>10138,774186666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7604.08064">
            <text:p>7604,0806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[.C2]/[.A5]" office:value-type="float" office:value="6083.264512">
            <text:p>6083,26451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formula="of:=[.C6]/[.A6]" office:value-type="float" office:value="5069.38709333333">
            <text:p>5069,387093333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formula="of:=[.C7]/[.A7]" office:value-type="float" office:value="4345.18893714286">
            <text:p>4345,188937142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[.C8]/[.A8]" office:value-type="float" office:value="3802.04032">
            <text:p>3802,0403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[.C9]/[.A9]" office:value-type="float" office:value="3379.59139555556">
            <text:p>3379,591395555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[.C10]/[.A10]" office:value-type="float" office:value="3041.632256">
            <text:p>3041,63225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formula="of:=[.C11]/[.A11]" office:value-type="float" office:value="2765.12023272727">
            <text:p>2765,120232727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formula="of:=[.C12]/[.A12]" office:value-type="float" office:value="2534.69354666667">
            <text:p>2534,693546666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formula="of:=[.C13]/[.A13]" office:value-type="float" office:value="2339.71712">
            <text:p>2339,7171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formula="of:=[.C14]/[.A14]" office:value-type="float" office:value="2172.59446857143">
            <text:p>2172,594468571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formula="of:=[.C15]/[.A15]" office:value-type="float" office:value="2027.75483733333">
            <text:p>2027,754837333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formula="of:=[.C16]/[.A16]" office:value-type="float" office:value="1901.02016">
            <text:p>1901,0201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formula="of:=[.C17]/[.A17]" office:value-type="float" office:value="1789.19544470588">
            <text:p>1789,195444705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formula="of:=[.C18]/[.A18]" office:value-type="float" office:value="1689.79569777778">
            <text:p>1689,795697777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formula="of:=[.C19]/[.A19]" office:value-type="float" office:value="1600.85908210526">
            <text:p>1600,859082105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formula="of:=[.C20]/[.A20]" office:value-type="float" office:value="1520.816128">
            <text:p>1520,81612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formula="of:=[.C21]/[.A21]" office:value-type="float" office:value="1448.39631238095">
            <text:p>1448,39631238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formula="of:=[.C22]/[.A22]" office:value-type="float" office:value="1382.56011636364">
            <text:p>1382,560116363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formula="of:=[.C23]/[.A23]" office:value-type="float" office:value="1322.44880695652">
            <text:p>1322,448806956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formula="of:=[.C24]/[.A24]" office:value-type="float" office:value="1267.34677333333">
            <text:p>1267,346773333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formula="of:=[.C25]/[.A25]" office:value-type="float" office:value="1216.6529024">
            <text:p>1216,652902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formula="of:=[.C26]/[.A26]" office:value-type="float" office:value="1169.85856">
            <text:p>1169,8585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formula="of:=[.C27]/[.A27]" office:value-type="float" office:value="1126.53046518519">
            <text:p>1126,530465185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formula="of:=[.C28]/[.A28]" office:value-type="float" office:value="1086.29723428571">
            <text:p>1086,297234285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formula="of:=[.C29]/[.A29]" office:value-type="float" office:value="1048.83870896552">
            <text:p>1048,838708965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[.C30]/[.A30]" office:value-type="float" office:value="1013.87741866667">
            <text:p>1013,877418666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]*[.B31]" office:value-type="float" office:value="28287.1799808">
            <text:p>28287,1799808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]*[.B32]" office:value-type="float" office:value="29199.6696576">
            <text:p>29199,6696576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]*[.B33]" office:value-type="float" office:value="30112.1593344">
            <text:p>30112,1593344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]*[.B34]" office:value-type="float" office:value="31024.6490112">
            <text:p>31024,6490112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]*[.B35]" office:value-type="float" office:value="31937.138688">
            <text:p>31937,138688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]*[.B36]" office:value-type="float" office:value="32849.6283648">
            <text:p>32849,6283648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]*[.B37]" office:value-type="float" office:value="33762.1180416">
            <text:p>33762,1180416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]*[.B38]" office:value-type="float" office:value="34674.6077184">
            <text:p>34674,6077184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]*[.B39]" office:value-type="float" office:value="35587.0973952">
            <text:p>35587,0973952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]*[.B40]" office:value-type="float" office:value="36499.587072">
            <text:p>36499,587072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]*[.B41]" office:value-type="float" office:value="37412.0767488">
            <text:p>37412,0767488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]*[.B42]" office:value-type="float" office:value="38324.5664256">
            <text:p>38324,5664256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]*[.B43]" office:value-type="float" office:value="39237.0561024">
            <text:p>39237,0561024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]*[.B44]" office:value-type="float" office:value="40149.5457792">
            <text:p>40149,5457792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]*[.B45]" office:value-type="float" office:value="41062.035456">
            <text:p>41062,035456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]*[.B46]" office:value-type="float" office:value="41974.5251328">
            <text:p>41974,5251328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]*[.B47]" office:value-type="float" office:value="42887.0148096">
            <text:p>42887,0148096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]*[.B48]" office:value-type="float" office:value="43799.5044864">
            <text:p>43799,5044864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]*[.B49]" office:value-type="float" office:value="44711.9941632">
            <text:p>44711,9941632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formula="of:=[$'2018'.$F$2]" office:value-type="float" office:value="912.4896768">
            <text:p>912,4896768</text:p>
          </table:table-cell>
          <table:table-cell table:formula="of:=[.A50]*[.B50]" office:value-type="float" office:value="45624.48384">
            <text:p>45624,48384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formula="of:=[$'2018'.$F$2]" office:value-type="float" office:value="912.4896768">
            <text:p>912,4896768</text:p>
          </table:table-cell>
          <table:table-cell table:formula="of:=[.A51]*[.B51]" office:value-type="float" office:value="46536.9735168">
            <text:p>46536,9735168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formula="of:=[$'2018'.$F$2]" office:value-type="float" office:value="912.4896768">
            <text:p>912,4896768</text:p>
          </table:table-cell>
          <table:table-cell table:formula="of:=[.A52]*[.B52]" office:value-type="float" office:value="47449.4631936">
            <text:p>47449,4631936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formula="of:=[$'2018'.$F$2]" office:value-type="float" office:value="912.4896768">
            <text:p>912,4896768</text:p>
          </table:table-cell>
          <table:table-cell table:formula="of:=[.A53]*[.B53]" office:value-type="float" office:value="48361.9528704">
            <text:p>48361,9528704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formula="of:=[$'2018'.$F$2]" office:value-type="float" office:value="912.4896768">
            <text:p>912,4896768</text:p>
          </table:table-cell>
          <table:table-cell table:formula="of:=[.A54]*[.B54]" office:value-type="float" office:value="49274.4425472">
            <text:p>49274,4425472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formula="of:=[$'2018'.$F$2]" office:value-type="float" office:value="912.4896768">
            <text:p>912,4896768</text:p>
          </table:table-cell>
          <table:table-cell table:formula="of:=[.A55]*[.B55]" office:value-type="float" office:value="50186.932224">
            <text:p>50186,932224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formula="of:=[$'2018'.$F$2]" office:value-type="float" office:value="912.4896768">
            <text:p>912,4896768</text:p>
          </table:table-cell>
          <table:table-cell table:formula="of:=[.A56]*[.B56]" office:value-type="float" office:value="51099.4219008">
            <text:p>51099,4219008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formula="of:=[$'2018'.$F$2]" office:value-type="float" office:value="912.4896768">
            <text:p>912,4896768</text:p>
          </table:table-cell>
          <table:table-cell table:formula="of:=[.A57]*[.B57]" office:value-type="float" office:value="52011.9115776">
            <text:p>52011,9115776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formula="of:=[$'2018'.$F$2]" office:value-type="float" office:value="912.4896768">
            <text:p>912,4896768</text:p>
          </table:table-cell>
          <table:table-cell table:formula="of:=[.A58]*[.B58]" office:value-type="float" office:value="52924.4012544">
            <text:p>52924,4012544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formula="of:=[$'2018'.$F$2]" office:value-type="float" office:value="912.4896768">
            <text:p>912,4896768</text:p>
          </table:table-cell>
          <table:table-cell table:formula="of:=[.A59]*[.B59]" office:value-type="float" office:value="53836.8909312">
            <text:p>53836,8909312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formula="of:=[$'2018'.$F$2]" office:value-type="float" office:value="912.4896768">
            <text:p>912,4896768</text:p>
          </table:table-cell>
          <table:table-cell table:formula="of:=[.A60]*[.B60]" office:value-type="float" office:value="54749.380608">
            <text:p>54749,380608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formula="of:=[$'2018'.$F$2]" office:value-type="float" office:value="912.4896768">
            <text:p>912,4896768</text:p>
          </table:table-cell>
          <table:table-cell table:formula="of:=[.A61]*[.B61]" office:value-type="float" office:value="55661.8702848">
            <text:p>55661,8702848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formula="of:=[$'2018'.$F$2]" office:value-type="float" office:value="912.4896768">
            <text:p>912,4896768</text:p>
          </table:table-cell>
          <table:table-cell table:formula="of:=[.A62]*[.B62]" office:value-type="float" office:value="56574.3599616">
            <text:p>56574,3599616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formula="of:=[$'2018'.$F$2]" office:value-type="float" office:value="912.4896768">
            <text:p>912,4896768</text:p>
          </table:table-cell>
          <table:table-cell table:formula="of:=[.A63]*[.B63]" office:value-type="float" office:value="57486.8496384">
            <text:p>57486,8496384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formula="of:=[$'2018'.$F$2]" office:value-type="float" office:value="912.4896768">
            <text:p>912,4896768</text:p>
          </table:table-cell>
          <table:table-cell table:formula="of:=[.A64]*[.B64]" office:value-type="float" office:value="58399.3393152">
            <text:p>58399,3393152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formula="of:=[$'2018'.$F$2]" office:value-type="float" office:value="912.4896768">
            <text:p>912,4896768</text:p>
          </table:table-cell>
          <table:table-cell table:formula="of:=[.A65]*[.B65]" office:value-type="float" office:value="59311.828992">
            <text:p>59311,828992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formula="of:=[$'2018'.$F$2]" office:value-type="float" office:value="912.4896768">
            <text:p>912,4896768</text:p>
          </table:table-cell>
          <table:table-cell table:formula="of:=[.A66]*[.B66]" office:value-type="float" office:value="60224.3186688">
            <text:p>60224,3186688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formula="of:=[$'2018'.$F$2]" office:value-type="float" office:value="912.4896768">
            <text:p>912,4896768</text:p>
          </table:table-cell>
          <table:table-cell table:formula="of:=[.A67]*[.B67]" office:value-type="float" office:value="61136.8083456">
            <text:p>61136,8083456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formula="of:=[$'2018'.$F$2]" office:value-type="float" office:value="912.4896768">
            <text:p>912,4896768</text:p>
          </table:table-cell>
          <table:table-cell table:formula="of:=[.A68]*[.B68]" office:value-type="float" office:value="62049.2980224">
            <text:p>62049,2980224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formula="of:=[$'2018'.$F$2]" office:value-type="float" office:value="912.4896768">
            <text:p>912,4896768</text:p>
          </table:table-cell>
          <table:table-cell table:formula="of:=[.A69]*[.B69]" office:value-type="float" office:value="62961.7876992">
            <text:p>62961,7876992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formula="of:=[$'2018'.$F$2]" office:value-type="float" office:value="912.4896768">
            <text:p>912,4896768</text:p>
          </table:table-cell>
          <table:table-cell table:formula="of:=[.A70]*[.B70]" office:value-type="float" office:value="63874.277376">
            <text:p>63874,277376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formula="of:=[$'2018'.$F$2]" office:value-type="float" office:value="912.4896768">
            <text:p>912,4896768</text:p>
          </table:table-cell>
          <table:table-cell table:formula="of:=[.A71]*[.B71]" office:value-type="float" office:value="64786.7670528">
            <text:p>64786,7670528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formula="of:=[$'2018'.$F$2]" office:value-type="float" office:value="912.4896768">
            <text:p>912,4896768</text:p>
          </table:table-cell>
          <table:table-cell table:formula="of:=[.A72]*[.B72]" office:value-type="float" office:value="65699.2567296">
            <text:p>65699,2567296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formula="of:=[$'2018'.$F$2]" office:value-type="float" office:value="912.4896768">
            <text:p>912,4896768</text:p>
          </table:table-cell>
          <table:table-cell table:formula="of:=[.A73]*[.B73]" office:value-type="float" office:value="66611.7464064">
            <text:p>66611,7464064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formula="of:=[$'2018'.$F$2]" office:value-type="float" office:value="912.4896768">
            <text:p>912,4896768</text:p>
          </table:table-cell>
          <table:table-cell table:formula="of:=[.A74]*[.B74]" office:value-type="float" office:value="67524.2360832">
            <text:p>67524,2360832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formula="of:=[$'2018'.$F$2]" office:value-type="float" office:value="912.4896768">
            <text:p>912,4896768</text:p>
          </table:table-cell>
          <table:table-cell table:formula="of:=[.A75]*[.B75]" office:value-type="float" office:value="68436.72576">
            <text:p>68436,72576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formula="of:=[$'2018'.$F$2]" office:value-type="float" office:value="912.4896768">
            <text:p>912,4896768</text:p>
          </table:table-cell>
          <table:table-cell table:formula="of:=[.A76]*[.B76]" office:value-type="float" office:value="69349.2154368">
            <text:p>69349,2154368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formula="of:=[$'2018'.$F$2]" office:value-type="float" office:value="912.4896768">
            <text:p>912,4896768</text:p>
          </table:table-cell>
          <table:table-cell table:formula="of:=[.A77]*[.B77]" office:value-type="float" office:value="70261.7051136">
            <text:p>70261,7051136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formula="of:=[$'2018'.$F$2]" office:value-type="float" office:value="912.4896768">
            <text:p>912,4896768</text:p>
          </table:table-cell>
          <table:table-cell table:formula="of:=[.A78]*[.B78]" office:value-type="float" office:value="71174.1947904">
            <text:p>71174,1947904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formula="of:=[$'2018'.$F$2]" office:value-type="float" office:value="912.4896768">
            <text:p>912,4896768</text:p>
          </table:table-cell>
          <table:table-cell table:formula="of:=[.A79]*[.B79]" office:value-type="float" office:value="72086.6844672">
            <text:p>72086,6844672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formula="of:=[$'2018'.$F$2]" office:value-type="float" office:value="912.4896768">
            <text:p>912,4896768</text:p>
          </table:table-cell>
          <table:table-cell table:formula="of:=[.A80]*[.B80]" office:value-type="float" office:value="72999.174144">
            <text:p>72999,174144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formula="of:=[$'2018'.$F$2]" office:value-type="float" office:value="912.4896768">
            <text:p>912,4896768</text:p>
          </table:table-cell>
          <table:table-cell table:formula="of:=[.A81]*[.B81]" office:value-type="float" office:value="73911.6638208">
            <text:p>73911,6638208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formula="of:=[$'2018'.$F$2]" office:value-type="float" office:value="912.4896768">
            <text:p>912,4896768</text:p>
          </table:table-cell>
          <table:table-cell table:formula="of:=[.A82]*[.B82]" office:value-type="float" office:value="74824.1534976">
            <text:p>74824,1534976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formula="of:=[$'2018'.$F$2]" office:value-type="float" office:value="912.4896768">
            <text:p>912,4896768</text:p>
          </table:table-cell>
          <table:table-cell table:formula="of:=[.A83]*[.B83]" office:value-type="float" office:value="75736.6431744">
            <text:p>75736,6431744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formula="of:=[$'2018'.$F$2]" office:value-type="float" office:value="912.4896768">
            <text:p>912,4896768</text:p>
          </table:table-cell>
          <table:table-cell table:formula="of:=[.A84]*[.B84]" office:value-type="float" office:value="76649.1328512">
            <text:p>76649,1328512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formula="of:=[$'2018'.$F$2]" office:value-type="float" office:value="912.4896768">
            <text:p>912,4896768</text:p>
          </table:table-cell>
          <table:table-cell table:formula="of:=[.A85]*[.B85]" office:value-type="float" office:value="77561.622528">
            <text:p>77561,622528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formula="of:=[$'2018'.$F$2]" office:value-type="float" office:value="912.4896768">
            <text:p>912,4896768</text:p>
          </table:table-cell>
          <table:table-cell table:formula="of:=[.A86]*[.B86]" office:value-type="float" office:value="78474.1122048">
            <text:p>78474,1122048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formula="of:=[$'2018'.$F$2]" office:value-type="float" office:value="912.4896768">
            <text:p>912,4896768</text:p>
          </table:table-cell>
          <table:table-cell table:formula="of:=[.A87]*[.B87]" office:value-type="float" office:value="79386.6018816">
            <text:p>79386,6018816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formula="of:=[$'2018'.$F$2]" office:value-type="float" office:value="912.4896768">
            <text:p>912,4896768</text:p>
          </table:table-cell>
          <table:table-cell table:formula="of:=[.A88]*[.B88]" office:value-type="float" office:value="80299.0915584">
            <text:p>80299,0915584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formula="of:=[$'2018'.$F$2]" office:value-type="float" office:value="912.4896768">
            <text:p>912,4896768</text:p>
          </table:table-cell>
          <table:table-cell table:formula="of:=[.A89]*[.B89]" office:value-type="float" office:value="81211.5812352">
            <text:p>81211,5812352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formula="of:=[$'2018'.$F$2]" office:value-type="float" office:value="912.4896768">
            <text:p>912,4896768</text:p>
          </table:table-cell>
          <table:table-cell table:formula="of:=[.A90]*[.B90]" office:value-type="float" office:value="82124.070912">
            <text:p>82124,070912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formula="of:=[$'2018'.$F$2]" office:value-type="float" office:value="912.4896768">
            <text:p>912,4896768</text:p>
          </table:table-cell>
          <table:table-cell table:formula="of:=[.A91]*[.B91]" office:value-type="float" office:value="83036.5605888">
            <text:p>83036,5605888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formula="of:=[$'2018'.$F$2]" office:value-type="float" office:value="912.4896768">
            <text:p>912,4896768</text:p>
          </table:table-cell>
          <table:table-cell table:formula="of:=[.A92]*[.B92]" office:value-type="float" office:value="83949.0502656">
            <text:p>83949,0502656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formula="of:=[$'2018'.$F$2]" office:value-type="float" office:value="912.4896768">
            <text:p>912,4896768</text:p>
          </table:table-cell>
          <table:table-cell table:formula="of:=[.A93]*[.B93]" office:value-type="float" office:value="84861.5399424">
            <text:p>84861,5399424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formula="of:=[$'2018'.$F$2]" office:value-type="float" office:value="912.4896768">
            <text:p>912,4896768</text:p>
          </table:table-cell>
          <table:table-cell table:formula="of:=[.A94]*[.B94]" office:value-type="float" office:value="85774.0296192">
            <text:p>85774,0296192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formula="of:=[$'2018'.$F$2]" office:value-type="float" office:value="912.4896768">
            <text:p>912,4896768</text:p>
          </table:table-cell>
          <table:table-cell table:formula="of:=[.A95]*[.B95]" office:value-type="float" office:value="86686.519296">
            <text:p>86686,519296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formula="of:=[$'2018'.$F$2]" office:value-type="float" office:value="912.4896768">
            <text:p>912,4896768</text:p>
          </table:table-cell>
          <table:table-cell table:formula="of:=[.A96]*[.B96]" office:value-type="float" office:value="87599.0089728">
            <text:p>87599,0089728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formula="of:=[$'2018'.$F$2]" office:value-type="float" office:value="912.4896768">
            <text:p>912,4896768</text:p>
          </table:table-cell>
          <table:table-cell table:formula="of:=[.A97]*[.B97]" office:value-type="float" office:value="88511.4986496">
            <text:p>88511,4986496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formula="of:=[$'2018'.$F$2]" office:value-type="float" office:value="912.4896768">
            <text:p>912,4896768</text:p>
          </table:table-cell>
          <table:table-cell table:formula="of:=[.A98]*[.B98]" office:value-type="float" office:value="89423.9883264">
            <text:p>89423,9883264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formula="of:=[$'2018'.$F$2]" office:value-type="float" office:value="912.4896768">
            <text:p>912,4896768</text:p>
          </table:table-cell>
          <table:table-cell table:formula="of:=[.A99]*[.B99]" office:value-type="float" office:value="90336.4780032">
            <text:p>90336,4780032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0]*[.B100]" office:value-type="float" office:value="91248.96768">
            <text:p>91248,96768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1]*[.B101]" office:value-type="float" office:value="92161.4573568">
            <text:p>92161,4573568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2]*[.B102]" office:value-type="float" office:value="93073.9470336">
            <text:p>93073,9470336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3]*[.B103]" office:value-type="float" office:value="93986.4367104">
            <text:p>93986,4367104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4]*[.B104]" office:value-type="float" office:value="94898.9263872">
            <text:p>94898,9263872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5]*[.B105]" office:value-type="float" office:value="95811.416064">
            <text:p>95811,416064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6]*[.B106]" office:value-type="float" office:value="96723.9057408">
            <text:p>96723,9057408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7]*[.B107]" office:value-type="float" office:value="97636.3954176">
            <text:p>97636,3954176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8]*[.B108]" office:value-type="float" office:value="98548.8850944">
            <text:p>98548,8850944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9]*[.B109]" office:value-type="float" office:value="99461.3747712">
            <text:p>99461,3747712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0]*[.B110]" office:value-type="float" office:value="100373.864448">
            <text:p>100373,864448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1]*[.B111]" office:value-type="float" office:value="101286.3541248">
            <text:p>101286,3541248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2]*[.B112]" office:value-type="float" office:value="102198.8438016">
            <text:p>102198,8438016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3]*[.B113]" office:value-type="float" office:value="103111.3334784">
            <text:p>103111,3334784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4]*[.B114]" office:value-type="float" office:value="104023.8231552">
            <text:p>104023,8231552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5]*[.B115]" office:value-type="float" office:value="104936.312832">
            <text:p>104936,312832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6]*[.B116]" office:value-type="float" office:value="105848.8025088">
            <text:p>105848,8025088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7]*[.B117]" office:value-type="float" office:value="106761.2921856">
            <text:p>106761,2921856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8]*[.B118]" office:value-type="float" office:value="107673.7818624">
            <text:p>107673,7818624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9]*[.B119]" office:value-type="float" office:value="108586.2715392">
            <text:p>108586,2715392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0]*[.B120]" office:value-type="float" office:value="109498.761216">
            <text:p>109498,761216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1]*[.B121]" office:value-type="float" office:value="110411.2508928">
            <text:p>110411,2508928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2]*[.B122]" office:value-type="float" office:value="111323.7405696">
            <text:p>111323,7405696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3]*[.B123]" office:value-type="float" office:value="112236.2302464">
            <text:p>112236,2302464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4]*[.B124]" office:value-type="float" office:value="113148.7199232">
            <text:p>113148,7199232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5]*[.B125]" office:value-type="float" office:value="114061.2096">
            <text:p>114061,2096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6]*[.B126]" office:value-type="float" office:value="114973.6992768">
            <text:p>114973,6992768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7]*[.B127]" office:value-type="float" office:value="115886.1889536">
            <text:p>115886,1889536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8]*[.B128]" office:value-type="float" office:value="116798.6786304">
            <text:p>116798,6786304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9]*[.B129]" office:value-type="float" office:value="117711.1683072">
            <text:p>117711,1683072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0]*[.B130]" office:value-type="float" office:value="118623.657984">
            <text:p>118623,657984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1]*[.B131]" office:value-type="float" office:value="119536.1476608">
            <text:p>119536,1476608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2]*[.B132]" office:value-type="float" office:value="120448.6373376">
            <text:p>120448,6373376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3]*[.B133]" office:value-type="float" office:value="121361.1270144">
            <text:p>121361,1270144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4]*[.B134]" office:value-type="float" office:value="122273.6166912">
            <text:p>122273,6166912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5]*[.B135]" office:value-type="float" office:value="123186.106368">
            <text:p>123186,106368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6]*[.B136]" office:value-type="float" office:value="124098.5960448">
            <text:p>124098,5960448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7]*[.B137]" office:value-type="float" office:value="125011.0857216">
            <text:p>125011,0857216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8]*[.B138]" office:value-type="float" office:value="125923.5753984">
            <text:p>125923,5753984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9]*[.B139]" office:value-type="float" office:value="126836.0650752">
            <text:p>126836,0650752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0]*[.B140]" office:value-type="float" office:value="127748.554752">
            <text:p>127748,554752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1]*[.B141]" office:value-type="float" office:value="128661.0444288">
            <text:p>128661,0444288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2]*[.B142]" office:value-type="float" office:value="129573.5341056">
            <text:p>129573,5341056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3]*[.B143]" office:value-type="float" office:value="130486.0237824">
            <text:p>130486,0237824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4]*[.B144]" office:value-type="float" office:value="131398.5134592">
            <text:p>131398,5134592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5]*[.B145]" office:value-type="float" office:value="132311.003136">
            <text:p>132311,003136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6]*[.B146]" office:value-type="float" office:value="133223.4928128">
            <text:p>133223,4928128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7]*[.B147]" office:value-type="float" office:value="134135.9824896">
            <text:p>134135,9824896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8]*[.B148]" office:value-type="float" office:value="135048.4721664">
            <text:p>135048,4721664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9]*[.B149]" office:value-type="float" office:value="135960.9618432">
            <text:p>135960,9618432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0]*[.B150]" office:value-type="float" office:value="136873.45152">
            <text:p>136873,45152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1]*[.B151]" office:value-type="float" office:value="137785.9411968">
            <text:p>137785,9411968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2]*[.B152]" office:value-type="float" office:value="138698.4308736">
            <text:p>138698,4308736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3]*[.B153]" office:value-type="float" office:value="139610.9205504">
            <text:p>139610,9205504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4]*[.B154]" office:value-type="float" office:value="140523.4102272">
            <text:p>140523,4102272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5]*[.B155]" office:value-type="float" office:value="141435.899904">
            <text:p>141435,899904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6]*[.B156]" office:value-type="float" office:value="142348.3895808">
            <text:p>142348,3895808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7]*[.B157]" office:value-type="float" office:value="143260.8792576">
            <text:p>143260,8792576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8]*[.B158]" office:value-type="float" office:value="144173.3689344">
            <text:p>144173,3689344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9]*[.B159]" office:value-type="float" office:value="145085.8586112">
            <text:p>145085,8586112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0]*[.B160]" office:value-type="float" office:value="145998.348288">
            <text:p>145998,348288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1]*[.B161]" office:value-type="float" office:value="146910.8379648">
            <text:p>146910,8379648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2]*[.B162]" office:value-type="float" office:value="147823.3276416">
            <text:p>147823,3276416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3]*[.B163]" office:value-type="float" office:value="148735.8173184">
            <text:p>148735,8173184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4]*[.B164]" office:value-type="float" office:value="149648.3069952">
            <text:p>149648,3069952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5]*[.B165]" office:value-type="float" office:value="150560.796672">
            <text:p>150560,796672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6]*[.B166]" office:value-type="float" office:value="151473.2863488">
            <text:p>151473,2863488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7]*[.B167]" office:value-type="float" office:value="152385.7760256">
            <text:p>152385,7760256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8]*[.B168]" office:value-type="float" office:value="153298.2657024">
            <text:p>153298,2657024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9]*[.B169]" office:value-type="float" office:value="154210.7553792">
            <text:p>154210,7553792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0]*[.B170]" office:value-type="float" office:value="155123.245056">
            <text:p>155123,245056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1]*[.B171]" office:value-type="float" office:value="156035.7347328">
            <text:p>156035,7347328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2]*[.B172]" office:value-type="float" office:value="156948.2244096">
            <text:p>156948,2244096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3]*[.B173]" office:value-type="float" office:value="157860.7140864">
            <text:p>157860,7140864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4]*[.B174]" office:value-type="float" office:value="158773.2037632">
            <text:p>158773,2037632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5]*[.B175]" office:value-type="float" office:value="159685.69344">
            <text:p>159685,69344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6]*[.B176]" office:value-type="float" office:value="160598.1831168">
            <text:p>160598,1831168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7]*[.B177]" office:value-type="float" office:value="161510.6727936">
            <text:p>161510,6727936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8]*[.B178]" office:value-type="float" office:value="162423.1624704">
            <text:p>162423,1624704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9]*[.B179]" office:value-type="float" office:value="163335.6521472">
            <text:p>163335,6521472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0]*[.B180]" office:value-type="float" office:value="164248.141824">
            <text:p>164248,141824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1]*[.B181]" office:value-type="float" office:value="165160.6315008">
            <text:p>165160,6315008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2]*[.B182]" office:value-type="float" office:value="166073.1211776">
            <text:p>166073,1211776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3]*[.B183]" office:value-type="float" office:value="166985.6108544">
            <text:p>166985,6108544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4]*[.B184]" office:value-type="float" office:value="167898.1005312">
            <text:p>167898,1005312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5]*[.B185]" office:value-type="float" office:value="168810.590208">
            <text:p>168810,590208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6]*[.B186]" office:value-type="float" office:value="169723.0798848">
            <text:p>169723,0798848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7]*[.B187]" office:value-type="float" office:value="170635.5695616">
            <text:p>170635,5695616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8]*[.B188]" office:value-type="float" office:value="171548.0592384">
            <text:p>171548,0592384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9]*[.B189]" office:value-type="float" office:value="172460.5489152">
            <text:p>172460,5489152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0]*[.B190]" office:value-type="float" office:value="173373.038592">
            <text:p>173373,038592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1]*[.B191]" office:value-type="float" office:value="174285.5282688">
            <text:p>174285,5282688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2]*[.B192]" office:value-type="float" office:value="175198.0179456">
            <text:p>175198,0179456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3]*[.B193]" office:value-type="float" office:value="176110.5076224">
            <text:p>176110,5076224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4]*[.B194]" office:value-type="float" office:value="177022.9972992">
            <text:p>177022,9972992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5]*[.B195]" office:value-type="float" office:value="177935.486976">
            <text:p>177935,486976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6]*[.B196]" office:value-type="float" office:value="178847.9766528">
            <text:p>178847,9766528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7]*[.B197]" office:value-type="float" office:value="179760.4663296">
            <text:p>179760,4663296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8]*[.B198]" office:value-type="float" office:value="180672.9560064">
            <text:p>180672,9560064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9]*[.B199]" office:value-type="float" office:value="181585.4456832">
            <text:p>181585,4456832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0]*[.B200]" office:value-type="float" office:value="182497.93536">
            <text:p>182497,93536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1]*[.B201]" office:value-type="float" office:value="183410.4250368">
            <text:p>183410,4250368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2]*[.B202]" office:value-type="float" office:value="184322.9147136">
            <text:p>184322,9147136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3]*[.B203]" office:value-type="float" office:value="185235.4043904">
            <text:p>185235,4043904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4]*[.B204]" office:value-type="float" office:value="186147.8940672">
            <text:p>186147,8940672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5]*[.B205]" office:value-type="float" office:value="187060.383744">
            <text:p>187060,383744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6]*[.B206]" office:value-type="float" office:value="187972.8734208">
            <text:p>187972,8734208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7]*[.B207]" office:value-type="float" office:value="188885.3630976">
            <text:p>188885,3630976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8]*[.B208]" office:value-type="float" office:value="189797.8527744">
            <text:p>189797,8527744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9]*[.B209]" office:value-type="float" office:value="190710.3424512">
            <text:p>190710,3424512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0]*[.B210]" office:value-type="float" office:value="191622.832128">
            <text:p>191622,832128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1]*[.B211]" office:value-type="float" office:value="192535.3218048">
            <text:p>192535,3218048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2]*[.B212]" office:value-type="float" office:value="193447.8114816">
            <text:p>193447,8114816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3]*[.B213]" office:value-type="float" office:value="194360.3011584">
            <text:p>194360,3011584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4]*[.B214]" office:value-type="float" office:value="195272.7908352">
            <text:p>195272,7908352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5]*[.B215]" office:value-type="float" office:value="196185.280512">
            <text:p>196185,280512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6]*[.B216]" office:value-type="float" office:value="197097.7701888">
            <text:p>197097,7701888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7]*[.B217]" office:value-type="float" office:value="198010.2598656">
            <text:p>198010,2598656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8]*[.B218]" office:value-type="float" office:value="198922.7495424">
            <text:p>198922,7495424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9]*[.B219]" office:value-type="float" office:value="199835.2392192">
            <text:p>199835,2392192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0]*[.B220]" office:value-type="float" office:value="200747.728896">
            <text:p>200747,728896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1]*[.B221]" office:value-type="float" office:value="201660.2185728">
            <text:p>201660,2185728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2]*[.B222]" office:value-type="float" office:value="202572.7082496">
            <text:p>202572,7082496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3]*[.B223]" office:value-type="float" office:value="203485.1979264">
            <text:p>203485,1979264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4]*[.B224]" office:value-type="float" office:value="204397.6876032">
            <text:p>204397,6876032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5]*[.B225]" office:value-type="float" office:value="205310.17728">
            <text:p>205310,17728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6]*[.B226]" office:value-type="float" office:value="206222.6669568">
            <text:p>206222,6669568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7]*[.B227]" office:value-type="float" office:value="207135.1566336">
            <text:p>207135,1566336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8]*[.B228]" office:value-type="float" office:value="208047.6463104">
            <text:p>208047,6463104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9]*[.B229]" office:value-type="float" office:value="208960.1359872">
            <text:p>208960,1359872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0]*[.B230]" office:value-type="float" office:value="209872.625664">
            <text:p>209872,625664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1]*[.B231]" office:value-type="float" office:value="210785.1153408">
            <text:p>210785,1153408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2]*[.B232]" office:value-type="float" office:value="211697.6050176">
            <text:p>211697,6050176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3]*[.B233]" office:value-type="float" office:value="212610.0946944">
            <text:p>212610,0946944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4]*[.B234]" office:value-type="float" office:value="213522.5843712">
            <text:p>213522,5843712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5]*[.B235]" office:value-type="float" office:value="214435.074048">
            <text:p>214435,074048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6]*[.B236]" office:value-type="float" office:value="215347.5637248">
            <text:p>215347,5637248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7]*[.B237]" office:value-type="float" office:value="216260.0534016">
            <text:p>216260,0534016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8]*[.B238]" office:value-type="float" office:value="217172.5430784">
            <text:p>217172,5430784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9]*[.B239]" office:value-type="float" office:value="218085.0327552">
            <text:p>218085,0327552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0]*[.B240]" office:value-type="float" office:value="218997.522432">
            <text:p>218997,522432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1]*[.B241]" office:value-type="float" office:value="219910.0121088">
            <text:p>219910,0121088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2]*[.B242]" office:value-type="float" office:value="220822.5017856">
            <text:p>220822,5017856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3]*[.B243]" office:value-type="float" office:value="221734.9914624">
            <text:p>221734,9914624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4]*[.B244]" office:value-type="float" office:value="222647.4811392">
            <text:p>222647,4811392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5]*[.B245]" office:value-type="float" office:value="223559.970816">
            <text:p>223559,970816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6]*[.B246]" office:value-type="float" office:value="224472.4604928">
            <text:p>224472,4604928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7]*[.B247]" office:value-type="float" office:value="225384.9501696">
            <text:p>225384,9501696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8]*[.B248]" office:value-type="float" office:value="226297.4398464">
            <text:p>226297,4398464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9]*[.B249]" office:value-type="float" office:value="227209.9295232">
            <text:p>227209,9295232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0]*[.B250]" office:value-type="float" office:value="228122.4192">
            <text:p>228122,4192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1]*[.B251]" office:value-type="float" office:value="229034.9088768">
            <text:p>229034,9088768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2]*[.B252]" office:value-type="float" office:value="229947.3985536">
            <text:p>229947,3985536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3]*[.B253]" office:value-type="float" office:value="230859.8882304">
            <text:p>230859,8882304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4]*[.B254]" office:value-type="float" office:value="231772.3779072">
            <text:p>231772,3779072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5]*[.B255]" office:value-type="float" office:value="232684.867584">
            <text:p>232684,867584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6]*[.B256]" office:value-type="float" office:value="233597.3572608">
            <text:p>233597,3572608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7]*[.B257]" office:value-type="float" office:value="234509.8469376">
            <text:p>234509,8469376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8]*[.B258]" office:value-type="float" office:value="235422.3366144">
            <text:p>235422,3366144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9]*[.B259]" office:value-type="float" office:value="236334.8262912">
            <text:p>236334,8262912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0]*[.B260]" office:value-type="float" office:value="237247.315968">
            <text:p>237247,315968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1]*[.B261]" office:value-type="float" office:value="238159.8056448">
            <text:p>238159,8056448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2]*[.B262]" office:value-type="float" office:value="239072.2953216">
            <text:p>239072,2953216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3]*[.B263]" office:value-type="float" office:value="239984.7849984">
            <text:p>239984,7849984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4]*[.B264]" office:value-type="float" office:value="240897.2746752">
            <text:p>240897,2746752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5]*[.B265]" office:value-type="float" office:value="241809.764352">
            <text:p>241809,764352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6]*[.B266]" office:value-type="float" office:value="242722.2540288">
            <text:p>242722,2540288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7]*[.B267]" office:value-type="float" office:value="243634.7437056">
            <text:p>243634,7437056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8]*[.B268]" office:value-type="float" office:value="244547.2333824">
            <text:p>244547,2333824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9]*[.B269]" office:value-type="float" office:value="245459.7230592">
            <text:p>245459,7230592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0]*[.B270]" office:value-type="float" office:value="246372.212736">
            <text:p>246372,212736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1]*[.B271]" office:value-type="float" office:value="247284.7024128">
            <text:p>247284,7024128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2]*[.B272]" office:value-type="float" office:value="248197.1920896">
            <text:p>248197,1920896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3]*[.B273]" office:value-type="float" office:value="249109.6817664">
            <text:p>249109,6817664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4]*[.B274]" office:value-type="float" office:value="250022.1714432">
            <text:p>250022,1714432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5]*[.B275]" office:value-type="float" office:value="250934.66112">
            <text:p>250934,66112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6]*[.B276]" office:value-type="float" office:value="251847.1507968">
            <text:p>251847,1507968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7]*[.B277]" office:value-type="float" office:value="252759.6404736">
            <text:p>252759,6404736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8]*[.B278]" office:value-type="float" office:value="253672.1301504">
            <text:p>253672,1301504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9]*[.B279]" office:value-type="float" office:value="254584.6198272">
            <text:p>254584,6198272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0]*[.B280]" office:value-type="float" office:value="255497.109504">
            <text:p>255497,109504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1]*[.B281]" office:value-type="float" office:value="256409.5991808">
            <text:p>256409,5991808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2]*[.B282]" office:value-type="float" office:value="257322.0888576">
            <text:p>257322,0888576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3]*[.B283]" office:value-type="float" office:value="258234.5785344">
            <text:p>258234,5785344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4]*[.B284]" office:value-type="float" office:value="259147.0682112">
            <text:p>259147,0682112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5]*[.B285]" office:value-type="float" office:value="260059.557888">
            <text:p>260059,557888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6]*[.B286]" office:value-type="float" office:value="260972.0475648">
            <text:p>260972,0475648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7]*[.B287]" office:value-type="float" office:value="261884.5372416">
            <text:p>261884,5372416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8]*[.B288]" office:value-type="float" office:value="262797.0269184">
            <text:p>262797,0269184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9]*[.B289]" office:value-type="float" office:value="263709.5165952">
            <text:p>263709,5165952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0]*[.B290]" office:value-type="float" office:value="264622.006272">
            <text:p>264622,006272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1]*[.B291]" office:value-type="float" office:value="265534.4959488">
            <text:p>265534,4959488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2]*[.B292]" office:value-type="float" office:value="266446.9856256">
            <text:p>266446,9856256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3]*[.B293]" office:value-type="float" office:value="267359.4753024">
            <text:p>267359,4753024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4]*[.B294]" office:value-type="float" office:value="268271.9649792">
            <text:p>268271,9649792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5]*[.B295]" office:value-type="float" office:value="269184.454656">
            <text:p>269184,454656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6]*[.B296]" office:value-type="float" office:value="270096.9443328">
            <text:p>270096,9443328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7]*[.B297]" office:value-type="float" office:value="271009.4340096">
            <text:p>271009,4340096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8]*[.B298]" office:value-type="float" office:value="271921.9236864">
            <text:p>271921,9236864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9]*[.B299]" office:value-type="float" office:value="272834.4133632">
            <text:p>272834,4133632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0]*[.B300]" office:value-type="float" office:value="273746.90304">
            <text:p>273746,90304</text:p>
          </table:table-cell>
          <table:table-cell table:number-columns-repeated="3"/>
        </table:table-row>
        <table:table-row table:style-name="ro2">
          <table:table-cell office:value-type="float" office:value="301">
            <text:p>30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1]*[.B301]" office:value-type="float" office:value="274659.3927168">
            <text:p>274659,3927168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2]*[.B302]" office:value-type="float" office:value="275571.8823936">
            <text:p>275571,8823936</text:p>
          </table:table-cell>
          <table:table-cell table:number-columns-repeated="3"/>
        </table:table-row>
        <table:table-row table:style-name="ro2">
          <table:table-cell office:value-type="float" office:value="303">
            <text:p>30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3]*[.B303]" office:value-type="float" office:value="276484.3720704">
            <text:p>276484,3720704</text:p>
          </table:table-cell>
          <table:table-cell table:number-columns-repeated="3"/>
        </table:table-row>
        <table:table-row table:style-name="ro2">
          <table:table-cell office:value-type="float" office:value="304">
            <text:p>30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4]*[.B304]" office:value-type="float" office:value="277396.8617472">
            <text:p>277396,8617472</text:p>
          </table:table-cell>
          <table:table-cell table:number-columns-repeated="3"/>
        </table:table-row>
        <table:table-row table:style-name="ro2">
          <table:table-cell office:value-type="float" office:value="305">
            <text:p>30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5]*[.B305]" office:value-type="float" office:value="278309.351424">
            <text:p>278309,351424</text:p>
          </table:table-cell>
          <table:table-cell table:number-columns-repeated="3"/>
        </table:table-row>
        <table:table-row table:style-name="ro2">
          <table:table-cell office:value-type="float" office:value="306">
            <text:p>30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6]*[.B306]" office:value-type="float" office:value="279221.8411008">
            <text:p>279221,8411008</text:p>
          </table:table-cell>
          <table:table-cell table:number-columns-repeated="3"/>
        </table:table-row>
        <table:table-row table:style-name="ro2">
          <table:table-cell office:value-type="float" office:value="307">
            <text:p>30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7]*[.B307]" office:value-type="float" office:value="280134.3307776">
            <text:p>280134,3307776</text:p>
          </table:table-cell>
          <table:table-cell table:number-columns-repeated="3"/>
        </table:table-row>
        <table:table-row table:style-name="ro2">
          <table:table-cell office:value-type="float" office:value="308">
            <text:p>30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8]*[.B308]" office:value-type="float" office:value="281046.8204544">
            <text:p>281046,8204544</text:p>
          </table:table-cell>
          <table:table-cell table:number-columns-repeated="3"/>
        </table:table-row>
        <table:table-row table:style-name="ro2">
          <table:table-cell office:value-type="float" office:value="309">
            <text:p>30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9]*[.B309]" office:value-type="float" office:value="281959.3101312">
            <text:p>281959,3101312</text:p>
          </table:table-cell>
          <table:table-cell table:number-columns-repeated="3"/>
        </table:table-row>
        <table:table-row table:style-name="ro2">
          <table:table-cell office:value-type="float" office:value="310">
            <text:p>31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0]*[.B310]" office:value-type="float" office:value="282871.799808">
            <text:p>282871,799808</text:p>
          </table:table-cell>
          <table:table-cell table:number-columns-repeated="3"/>
        </table:table-row>
        <table:table-row table:style-name="ro2">
          <table:table-cell office:value-type="float" office:value="311">
            <text:p>31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1]*[.B311]" office:value-type="float" office:value="283784.2894848">
            <text:p>283784,2894848</text:p>
          </table:table-cell>
          <table:table-cell table:number-columns-repeated="3"/>
        </table:table-row>
        <table:table-row table:style-name="ro2">
          <table:table-cell office:value-type="float" office:value="312">
            <text:p>31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2]*[.B312]" office:value-type="float" office:value="284696.7791616">
            <text:p>284696,7791616</text:p>
          </table:table-cell>
          <table:table-cell table:number-columns-repeated="3"/>
        </table:table-row>
        <table:table-row table:style-name="ro2">
          <table:table-cell office:value-type="float" office:value="313">
            <text:p>31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3]*[.B313]" office:value-type="float" office:value="285609.2688384">
            <text:p>285609,2688384</text:p>
          </table:table-cell>
          <table:table-cell table:number-columns-repeated="3"/>
        </table:table-row>
        <table:table-row table:style-name="ro2">
          <table:table-cell office:value-type="float" office:value="314">
            <text:p>31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4]*[.B314]" office:value-type="float" office:value="286521.7585152">
            <text:p>286521,7585152</text:p>
          </table:table-cell>
          <table:table-cell table:number-columns-repeated="3"/>
        </table:table-row>
        <table:table-row table:style-name="ro2">
          <table:table-cell office:value-type="float" office:value="315">
            <text:p>31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5]*[.B315]" office:value-type="float" office:value="287434.248192">
            <text:p>287434,248192</text:p>
          </table:table-cell>
          <table:table-cell table:number-columns-repeated="3"/>
        </table:table-row>
        <table:table-row table:style-name="ro2">
          <table:table-cell office:value-type="float" office:value="316">
            <text:p>31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6]*[.B316]" office:value-type="float" office:value="288346.7378688">
            <text:p>288346,7378688</text:p>
          </table:table-cell>
          <table:table-cell table:number-columns-repeated="3"/>
        </table:table-row>
        <table:table-row table:style-name="ro2">
          <table:table-cell office:value-type="float" office:value="317">
            <text:p>31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7]*[.B317]" office:value-type="float" office:value="289259.2275456">
            <text:p>289259,2275456</text:p>
          </table:table-cell>
          <table:table-cell table:number-columns-repeated="3"/>
        </table:table-row>
        <table:table-row table:style-name="ro2">
          <table:table-cell office:value-type="float" office:value="318">
            <text:p>31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8]*[.B318]" office:value-type="float" office:value="290171.7172224">
            <text:p>290171,7172224</text:p>
          </table:table-cell>
          <table:table-cell table:number-columns-repeated="3"/>
        </table:table-row>
        <table:table-row table:style-name="ro2">
          <table:table-cell office:value-type="float" office:value="319">
            <text:p>31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9]*[.B319]" office:value-type="float" office:value="291084.2068992">
            <text:p>291084,2068992</text:p>
          </table:table-cell>
          <table:table-cell table:number-columns-repeated="3"/>
        </table:table-row>
        <table:table-row table:style-name="ro2">
          <table:table-cell office:value-type="float" office:value="320">
            <text:p>32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0]*[.B320]" office:value-type="float" office:value="291996.696576">
            <text:p>291996,696576</text:p>
          </table:table-cell>
          <table:table-cell table:number-columns-repeated="3"/>
        </table:table-row>
        <table:table-row table:style-name="ro2">
          <table:table-cell office:value-type="float" office:value="321">
            <text:p>32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1]*[.B321]" office:value-type="float" office:value="292909.1862528">
            <text:p>292909,1862528</text:p>
          </table:table-cell>
          <table:table-cell table:number-columns-repeated="3"/>
        </table:table-row>
        <table:table-row table:style-name="ro2">
          <table:table-cell office:value-type="float" office:value="322">
            <text:p>32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2]*[.B322]" office:value-type="float" office:value="293821.6759296">
            <text:p>293821,6759296</text:p>
          </table:table-cell>
          <table:table-cell table:number-columns-repeated="3"/>
        </table:table-row>
        <table:table-row table:style-name="ro2">
          <table:table-cell office:value-type="float" office:value="323">
            <text:p>32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3]*[.B323]" office:value-type="float" office:value="294734.1656064">
            <text:p>294734,1656064</text:p>
          </table:table-cell>
          <table:table-cell table:number-columns-repeated="3"/>
        </table:table-row>
        <table:table-row table:style-name="ro2">
          <table:table-cell office:value-type="float" office:value="324">
            <text:p>32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4]*[.B324]" office:value-type="float" office:value="295646.6552832">
            <text:p>295646,6552832</text:p>
          </table:table-cell>
          <table:table-cell table:number-columns-repeated="3"/>
        </table:table-row>
        <table:table-row table:style-name="ro2">
          <table:table-cell office:value-type="float" office:value="325">
            <text:p>32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5]*[.B325]" office:value-type="float" office:value="296559.14496">
            <text:p>296559,14496</text:p>
          </table:table-cell>
          <table:table-cell table:number-columns-repeated="3"/>
        </table:table-row>
        <table:table-row table:style-name="ro2">
          <table:table-cell office:value-type="float" office:value="326">
            <text:p>32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6]*[.B326]" office:value-type="float" office:value="297471.6346368">
            <text:p>297471,6346368</text:p>
          </table:table-cell>
          <table:table-cell table:number-columns-repeated="3"/>
        </table:table-row>
        <table:table-row table:style-name="ro2">
          <table:table-cell office:value-type="float" office:value="327">
            <text:p>32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7]*[.B327]" office:value-type="float" office:value="298384.1243136">
            <text:p>298384,1243136</text:p>
          </table:table-cell>
          <table:table-cell table:number-columns-repeated="3"/>
        </table:table-row>
        <table:table-row table:style-name="ro2">
          <table:table-cell office:value-type="float" office:value="328">
            <text:p>32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8]*[.B328]" office:value-type="float" office:value="299296.6139904">
            <text:p>299296,6139904</text:p>
          </table:table-cell>
          <table:table-cell table:number-columns-repeated="3"/>
        </table:table-row>
        <table:table-row table:style-name="ro2">
          <table:table-cell office:value-type="float" office:value="329">
            <text:p>32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9]*[.B329]" office:value-type="float" office:value="300209.1036672">
            <text:p>300209,1036672</text:p>
          </table:table-cell>
          <table:table-cell table:number-columns-repeated="3"/>
        </table:table-row>
        <table:table-row table:style-name="ro2">
          <table:table-cell office:value-type="float" office:value="330">
            <text:p>33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0]*[.B330]" office:value-type="float" office:value="301121.593344">
            <text:p>301121,593344</text:p>
          </table:table-cell>
          <table:table-cell table:number-columns-repeated="3"/>
        </table:table-row>
        <table:table-row table:style-name="ro2">
          <table:table-cell office:value-type="float" office:value="331">
            <text:p>33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1]*[.B331]" office:value-type="float" office:value="302034.0830208">
            <text:p>302034,0830208</text:p>
          </table:table-cell>
          <table:table-cell table:number-columns-repeated="3"/>
        </table:table-row>
        <table:table-row table:style-name="ro2">
          <table:table-cell office:value-type="float" office:value="332">
            <text:p>33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2]*[.B332]" office:value-type="float" office:value="302946.5726976">
            <text:p>302946,5726976</text:p>
          </table:table-cell>
          <table:table-cell table:number-columns-repeated="3"/>
        </table:table-row>
        <table:table-row table:style-name="ro2">
          <table:table-cell office:value-type="float" office:value="333">
            <text:p>33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3]*[.B333]" office:value-type="float" office:value="303859.0623744">
            <text:p>303859,0623744</text:p>
          </table:table-cell>
          <table:table-cell table:number-columns-repeated="3"/>
        </table:table-row>
        <table:table-row table:style-name="ro2">
          <table:table-cell office:value-type="float" office:value="334">
            <text:p>33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4]*[.B334]" office:value-type="float" office:value="304771.5520512">
            <text:p>304771,5520512</text:p>
          </table:table-cell>
          <table:table-cell table:number-columns-repeated="3"/>
        </table:table-row>
        <table:table-row table:style-name="ro2">
          <table:table-cell office:value-type="float" office:value="335">
            <text:p>33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5]*[.B335]" office:value-type="float" office:value="305684.041728">
            <text:p>305684,041728</text:p>
          </table:table-cell>
          <table:table-cell table:number-columns-repeated="3"/>
        </table:table-row>
        <table:table-row table:style-name="ro2">
          <table:table-cell office:value-type="float" office:value="336">
            <text:p>33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6]*[.B336]" office:value-type="float" office:value="306596.5314048">
            <text:p>306596,5314048</text:p>
          </table:table-cell>
          <table:table-cell table:number-columns-repeated="3"/>
        </table:table-row>
        <table:table-row table:style-name="ro2">
          <table:table-cell office:value-type="float" office:value="337">
            <text:p>33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7]*[.B337]" office:value-type="float" office:value="307509.0210816">
            <text:p>307509,0210816</text:p>
          </table:table-cell>
          <table:table-cell table:number-columns-repeated="3"/>
        </table:table-row>
        <table:table-row table:style-name="ro2">
          <table:table-cell office:value-type="float" office:value="338">
            <text:p>33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8]*[.B338]" office:value-type="float" office:value="308421.5107584">
            <text:p>308421,5107584</text:p>
          </table:table-cell>
          <table:table-cell table:number-columns-repeated="3"/>
        </table:table-row>
        <table:table-row table:style-name="ro2">
          <table:table-cell office:value-type="float" office:value="339">
            <text:p>33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9]*[.B339]" office:value-type="float" office:value="309334.0004352">
            <text:p>309334,0004352</text:p>
          </table:table-cell>
          <table:table-cell table:number-columns-repeated="3"/>
        </table:table-row>
        <table:table-row table:style-name="ro2">
          <table:table-cell office:value-type="float" office:value="340">
            <text:p>34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0]*[.B340]" office:value-type="float" office:value="310246.490112">
            <text:p>310246,490112</text:p>
          </table:table-cell>
          <table:table-cell table:number-columns-repeated="3"/>
        </table:table-row>
        <table:table-row table:style-name="ro2">
          <table:table-cell office:value-type="float" office:value="341">
            <text:p>34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1]*[.B341]" office:value-type="float" office:value="311158.9797888">
            <text:p>311158,9797888</text:p>
          </table:table-cell>
          <table:table-cell table:number-columns-repeated="3"/>
        </table:table-row>
        <table:table-row table:style-name="ro2">
          <table:table-cell office:value-type="float" office:value="342">
            <text:p>34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2]*[.B342]" office:value-type="float" office:value="312071.4694656">
            <text:p>312071,4694656</text:p>
          </table:table-cell>
          <table:table-cell table:number-columns-repeated="3"/>
        </table:table-row>
        <table:table-row table:style-name="ro2">
          <table:table-cell office:value-type="float" office:value="343">
            <text:p>34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3]*[.B343]" office:value-type="float" office:value="312983.9591424">
            <text:p>312983,9591424</text:p>
          </table:table-cell>
          <table:table-cell table:number-columns-repeated="3"/>
        </table:table-row>
        <table:table-row table:style-name="ro2">
          <table:table-cell office:value-type="float" office:value="344">
            <text:p>34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4]*[.B344]" office:value-type="float" office:value="313896.4488192">
            <text:p>313896,4488192</text:p>
          </table:table-cell>
          <table:table-cell table:number-columns-repeated="3"/>
        </table:table-row>
        <table:table-row table:style-name="ro2">
          <table:table-cell office:value-type="float" office:value="345">
            <text:p>34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5]*[.B345]" office:value-type="float" office:value="314808.938496">
            <text:p>314808,938496</text:p>
          </table:table-cell>
          <table:table-cell table:number-columns-repeated="3"/>
        </table:table-row>
        <table:table-row table:style-name="ro2">
          <table:table-cell office:value-type="float" office:value="346">
            <text:p>34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6]*[.B346]" office:value-type="float" office:value="315721.4281728">
            <text:p>315721,4281728</text:p>
          </table:table-cell>
          <table:table-cell table:number-columns-repeated="3"/>
        </table:table-row>
        <table:table-row table:style-name="ro2">
          <table:table-cell office:value-type="float" office:value="347">
            <text:p>34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7]*[.B347]" office:value-type="float" office:value="316633.9178496">
            <text:p>316633,9178496</text:p>
          </table:table-cell>
          <table:table-cell table:number-columns-repeated="3"/>
        </table:table-row>
        <table:table-row table:style-name="ro2">
          <table:table-cell office:value-type="float" office:value="348">
            <text:p>34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8]*[.B348]" office:value-type="float" office:value="317546.4075264">
            <text:p>317546,4075264</text:p>
          </table:table-cell>
          <table:table-cell table:number-columns-repeated="3"/>
        </table:table-row>
        <table:table-row table:style-name="ro2">
          <table:table-cell office:value-type="float" office:value="349">
            <text:p>34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9]*[.B349]" office:value-type="float" office:value="318458.8972032">
            <text:p>318458,8972032</text:p>
          </table:table-cell>
          <table:table-cell table:number-columns-repeated="3"/>
        </table:table-row>
        <table:table-row table:style-name="ro2">
          <table:table-cell office:value-type="float" office:value="350">
            <text:p>35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0]*[.B350]" office:value-type="float" office:value="319371.38688">
            <text:p>319371,38688</text:p>
          </table:table-cell>
          <table:table-cell table:number-columns-repeated="3"/>
        </table:table-row>
        <table:table-row table:style-name="ro2">
          <table:table-cell office:value-type="float" office:value="351">
            <text:p>35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1]*[.B351]" office:value-type="float" office:value="320283.8765568">
            <text:p>320283,8765568</text:p>
          </table:table-cell>
          <table:table-cell table:number-columns-repeated="3"/>
        </table:table-row>
        <table:table-row table:style-name="ro2">
          <table:table-cell office:value-type="float" office:value="352">
            <text:p>35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2]*[.B352]" office:value-type="float" office:value="321196.3662336">
            <text:p>321196,3662336</text:p>
          </table:table-cell>
          <table:table-cell table:number-columns-repeated="3"/>
        </table:table-row>
        <table:table-row table:style-name="ro2">
          <table:table-cell office:value-type="float" office:value="353">
            <text:p>35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3]*[.B353]" office:value-type="float" office:value="322108.8559104">
            <text:p>322108,8559104</text:p>
          </table:table-cell>
          <table:table-cell table:number-columns-repeated="3"/>
        </table:table-row>
        <table:table-row table:style-name="ro2">
          <table:table-cell office:value-type="float" office:value="354">
            <text:p>35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4]*[.B354]" office:value-type="float" office:value="323021.3455872">
            <text:p>323021,3455872</text:p>
          </table:table-cell>
          <table:table-cell table:number-columns-repeated="3"/>
        </table:table-row>
        <table:table-row table:style-name="ro2">
          <table:table-cell office:value-type="float" office:value="355">
            <text:p>35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5]*[.B355]" office:value-type="float" office:value="323933.835264">
            <text:p>323933,835264</text:p>
          </table:table-cell>
          <table:table-cell table:number-columns-repeated="3"/>
        </table:table-row>
        <table:table-row table:style-name="ro2">
          <table:table-cell office:value-type="float" office:value="356">
            <text:p>35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6]*[.B356]" office:value-type="float" office:value="324846.3249408">
            <text:p>324846,3249408</text:p>
          </table:table-cell>
          <table:table-cell table:number-columns-repeated="3"/>
        </table:table-row>
        <table:table-row table:style-name="ro2">
          <table:table-cell office:value-type="float" office:value="357">
            <text:p>35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7]*[.B357]" office:value-type="float" office:value="325758.8146176">
            <text:p>325758,8146176</text:p>
          </table:table-cell>
          <table:table-cell table:number-columns-repeated="3"/>
        </table:table-row>
        <table:table-row table:style-name="ro2">
          <table:table-cell office:value-type="float" office:value="358">
            <text:p>35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8]*[.B358]" office:value-type="float" office:value="326671.3042944">
            <text:p>326671,3042944</text:p>
          </table:table-cell>
          <table:table-cell table:number-columns-repeated="3"/>
        </table:table-row>
        <table:table-row table:style-name="ro2">
          <table:table-cell office:value-type="float" office:value="359">
            <text:p>35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9]*[.B359]" office:value-type="float" office:value="327583.7939712">
            <text:p>327583,7939712</text:p>
          </table:table-cell>
          <table:table-cell table:number-columns-repeated="3"/>
        </table:table-row>
        <table:table-row table:style-name="ro2">
          <table:table-cell office:value-type="float" office:value="360">
            <text:p>36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0]*[.B360]" office:value-type="float" office:value="328496.283648">
            <text:p>328496,283648</text:p>
          </table:table-cell>
          <table:table-cell table:number-columns-repeated="3"/>
        </table:table-row>
        <table:table-row table:style-name="ro2">
          <table:table-cell office:value-type="float" office:value="361">
            <text:p>36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1]*[.B361]" office:value-type="float" office:value="329408.7733248">
            <text:p>329408,7733248</text:p>
          </table:table-cell>
          <table:table-cell table:number-columns-repeated="3"/>
        </table:table-row>
        <table:table-row table:style-name="ro2">
          <table:table-cell office:value-type="float" office:value="362">
            <text:p>36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2]*[.B362]" office:value-type="float" office:value="330321.2630016">
            <text:p>330321,2630016</text:p>
          </table:table-cell>
          <table:table-cell table:number-columns-repeated="3"/>
        </table:table-row>
        <table:table-row table:style-name="ro2">
          <table:table-cell office:value-type="float" office:value="363">
            <text:p>36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3]*[.B363]" office:value-type="float" office:value="331233.7526784">
            <text:p>331233,7526784</text:p>
          </table:table-cell>
          <table:table-cell table:number-columns-repeated="3"/>
        </table:table-row>
        <table:table-row table:style-name="ro2">
          <table:table-cell office:value-type="float" office:value="364">
            <text:p>36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4]*[.B364]" office:value-type="float" office:value="332146.2423552">
            <text:p>332146,2423552</text:p>
          </table:table-cell>
          <table:table-cell table:number-columns-repeated="3"/>
        </table:table-row>
        <table:table-row table:style-name="ro2">
          <table:table-cell office:value-type="float" office:value="365">
            <text:p>36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5]*[.B365]" office:value-type="float" office:value="333058.732032">
            <text:p>333058,732032</text:p>
          </table:table-cell>
          <table:table-cell table:number-columns-repeated="3"/>
        </table:table-row>
        <table:table-row table:style-name="ro2">
          <table:table-cell office:value-type="float" office:value="366">
            <text:p>36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6]*[.B366]" office:value-type="float" office:value="333971.2217088">
            <text:p>333971,2217088</text:p>
          </table:table-cell>
          <table:table-cell table:number-columns-repeated="3"/>
        </table:table-row>
        <table:table-row table:style-name="ro2">
          <table:table-cell office:value-type="float" office:value="367">
            <text:p>36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7]*[.B367]" office:value-type="float" office:value="334883.7113856">
            <text:p>334883,7113856</text:p>
          </table:table-cell>
          <table:table-cell table:number-columns-repeated="3"/>
        </table:table-row>
        <table:table-row table:style-name="ro2">
          <table:table-cell office:value-type="float" office:value="368">
            <text:p>36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8]*[.B368]" office:value-type="float" office:value="335796.2010624">
            <text:p>335796,2010624</text:p>
          </table:table-cell>
          <table:table-cell table:number-columns-repeated="3"/>
        </table:table-row>
        <table:table-row table:style-name="ro2">
          <table:table-cell office:value-type="float" office:value="369">
            <text:p>36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9]*[.B369]" office:value-type="float" office:value="336708.6907392">
            <text:p>336708,6907392</text:p>
          </table:table-cell>
          <table:table-cell table:number-columns-repeated="3"/>
        </table:table-row>
        <table:table-row table:style-name="ro2">
          <table:table-cell office:value-type="float" office:value="370">
            <text:p>37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0]*[.B370]" office:value-type="float" office:value="337621.180416">
            <text:p>337621,180416</text:p>
          </table:table-cell>
          <table:table-cell table:number-columns-repeated="3"/>
        </table:table-row>
        <table:table-row table:style-name="ro2">
          <table:table-cell office:value-type="float" office:value="371">
            <text:p>37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1]*[.B371]" office:value-type="float" office:value="338533.6700928">
            <text:p>338533,6700928</text:p>
          </table:table-cell>
          <table:table-cell table:number-columns-repeated="3"/>
        </table:table-row>
        <table:table-row table:style-name="ro2">
          <table:table-cell office:value-type="float" office:value="372">
            <text:p>37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2]*[.B372]" office:value-type="float" office:value="339446.1597696">
            <text:p>339446,1597696</text:p>
          </table:table-cell>
          <table:table-cell table:number-columns-repeated="3"/>
        </table:table-row>
        <table:table-row table:style-name="ro2">
          <table:table-cell office:value-type="float" office:value="373">
            <text:p>37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3]*[.B373]" office:value-type="float" office:value="340358.6494464">
            <text:p>340358,6494464</text:p>
          </table:table-cell>
          <table:table-cell table:number-columns-repeated="3"/>
        </table:table-row>
        <table:table-row table:style-name="ro2">
          <table:table-cell office:value-type="float" office:value="374">
            <text:p>37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4]*[.B374]" office:value-type="float" office:value="341271.1391232">
            <text:p>341271,1391232</text:p>
          </table:table-cell>
          <table:table-cell table:number-columns-repeated="3"/>
        </table:table-row>
        <table:table-row table:style-name="ro2">
          <table:table-cell office:value-type="float" office:value="375">
            <text:p>37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5]*[.B375]" office:value-type="float" office:value="342183.6288">
            <text:p>342183,6288</text:p>
          </table:table-cell>
          <table:table-cell table:number-columns-repeated="3"/>
        </table:table-row>
        <table:table-row table:style-name="ro2">
          <table:table-cell office:value-type="float" office:value="376">
            <text:p>37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6]*[.B376]" office:value-type="float" office:value="343096.1184768">
            <text:p>343096,1184768</text:p>
          </table:table-cell>
          <table:table-cell table:number-columns-repeated="3"/>
        </table:table-row>
        <table:table-row table:style-name="ro2">
          <table:table-cell office:value-type="float" office:value="377">
            <text:p>37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7]*[.B377]" office:value-type="float" office:value="344008.6081536">
            <text:p>344008,6081536</text:p>
          </table:table-cell>
          <table:table-cell table:number-columns-repeated="3"/>
        </table:table-row>
        <table:table-row table:style-name="ro2">
          <table:table-cell office:value-type="float" office:value="378">
            <text:p>37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8]*[.B378]" office:value-type="float" office:value="344921.0978304">
            <text:p>344921,0978304</text:p>
          </table:table-cell>
          <table:table-cell table:number-columns-repeated="3"/>
        </table:table-row>
        <table:table-row table:style-name="ro2">
          <table:table-cell office:value-type="float" office:value="379">
            <text:p>37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9]*[.B379]" office:value-type="float" office:value="345833.5875072">
            <text:p>345833,5875072</text:p>
          </table:table-cell>
          <table:table-cell table:number-columns-repeated="3"/>
        </table:table-row>
        <table:table-row table:style-name="ro2">
          <table:table-cell office:value-type="float" office:value="380">
            <text:p>38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0]*[.B380]" office:value-type="float" office:value="346746.077184">
            <text:p>346746,077184</text:p>
          </table:table-cell>
          <table:table-cell table:number-columns-repeated="3"/>
        </table:table-row>
        <table:table-row table:style-name="ro2">
          <table:table-cell office:value-type="float" office:value="381">
            <text:p>38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1]*[.B381]" office:value-type="float" office:value="347658.5668608">
            <text:p>347658,5668608</text:p>
          </table:table-cell>
          <table:table-cell table:number-columns-repeated="3"/>
        </table:table-row>
        <table:table-row table:style-name="ro2">
          <table:table-cell office:value-type="float" office:value="382">
            <text:p>38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2]*[.B382]" office:value-type="float" office:value="348571.0565376">
            <text:p>348571,0565376</text:p>
          </table:table-cell>
          <table:table-cell table:number-columns-repeated="3"/>
        </table:table-row>
        <table:table-row table:style-name="ro2">
          <table:table-cell office:value-type="float" office:value="383">
            <text:p>38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3]*[.B383]" office:value-type="float" office:value="349483.5462144">
            <text:p>349483,5462144</text:p>
          </table:table-cell>
          <table:table-cell table:number-columns-repeated="3"/>
        </table:table-row>
        <table:table-row table:style-name="ro2">
          <table:table-cell office:value-type="float" office:value="384">
            <text:p>38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4]*[.B384]" office:value-type="float" office:value="350396.0358912">
            <text:p>350396,0358912</text:p>
          </table:table-cell>
          <table:table-cell table:number-columns-repeated="3"/>
        </table:table-row>
        <table:table-row table:style-name="ro2">
          <table:table-cell office:value-type="float" office:value="385">
            <text:p>38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5]*[.B385]" office:value-type="float" office:value="351308.525568">
            <text:p>351308,525568</text:p>
          </table:table-cell>
          <table:table-cell table:number-columns-repeated="3"/>
        </table:table-row>
        <table:table-row table:style-name="ro2">
          <table:table-cell office:value-type="float" office:value="386">
            <text:p>38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6]*[.B386]" office:value-type="float" office:value="352221.0152448">
            <text:p>352221,0152448</text:p>
          </table:table-cell>
          <table:table-cell table:number-columns-repeated="3"/>
        </table:table-row>
        <table:table-row table:style-name="ro2">
          <table:table-cell office:value-type="float" office:value="387">
            <text:p>38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7]*[.B387]" office:value-type="float" office:value="353133.5049216">
            <text:p>353133,5049216</text:p>
          </table:table-cell>
          <table:table-cell table:number-columns-repeated="3"/>
        </table:table-row>
        <table:table-row table:style-name="ro2">
          <table:table-cell office:value-type="float" office:value="388">
            <text:p>38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8]*[.B388]" office:value-type="float" office:value="354045.9945984">
            <text:p>354045,9945984</text:p>
          </table:table-cell>
          <table:table-cell table:number-columns-repeated="3"/>
        </table:table-row>
        <table:table-row table:style-name="ro2">
          <table:table-cell office:value-type="float" office:value="389">
            <text:p>38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9]*[.B389]" office:value-type="float" office:value="354958.4842752">
            <text:p>354958,4842752</text:p>
          </table:table-cell>
          <table:table-cell table:number-columns-repeated="3"/>
        </table:table-row>
        <table:table-row table:style-name="ro2">
          <table:table-cell office:value-type="float" office:value="390">
            <text:p>39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0]*[.B390]" office:value-type="float" office:value="355870.973952">
            <text:p>355870,973952</text:p>
          </table:table-cell>
          <table:table-cell table:number-columns-repeated="3"/>
        </table:table-row>
        <table:table-row table:style-name="ro2">
          <table:table-cell office:value-type="float" office:value="391">
            <text:p>39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1]*[.B391]" office:value-type="float" office:value="356783.4636288">
            <text:p>356783,4636288</text:p>
          </table:table-cell>
          <table:table-cell table:number-columns-repeated="3"/>
        </table:table-row>
        <table:table-row table:style-name="ro2">
          <table:table-cell office:value-type="float" office:value="392">
            <text:p>39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2]*[.B392]" office:value-type="float" office:value="357695.9533056">
            <text:p>357695,9533056</text:p>
          </table:table-cell>
          <table:table-cell table:number-columns-repeated="3"/>
        </table:table-row>
        <table:table-row table:style-name="ro2">
          <table:table-cell office:value-type="float" office:value="393">
            <text:p>39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3]*[.B393]" office:value-type="float" office:value="358608.4429824">
            <text:p>358608,4429824</text:p>
          </table:table-cell>
          <table:table-cell table:number-columns-repeated="3"/>
        </table:table-row>
        <table:table-row table:style-name="ro2">
          <table:table-cell office:value-type="float" office:value="394">
            <text:p>39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4]*[.B394]" office:value-type="float" office:value="359520.9326592">
            <text:p>359520,9326592</text:p>
          </table:table-cell>
          <table:table-cell table:number-columns-repeated="3"/>
        </table:table-row>
        <table:table-row table:style-name="ro2">
          <table:table-cell office:value-type="float" office:value="395">
            <text:p>39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5]*[.B395]" office:value-type="float" office:value="360433.422336">
            <text:p>360433,422336</text:p>
          </table:table-cell>
          <table:table-cell table:number-columns-repeated="3"/>
        </table:table-row>
        <table:table-row table:style-name="ro2">
          <table:table-cell office:value-type="float" office:value="396">
            <text:p>39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6]*[.B396]" office:value-type="float" office:value="361345.9120128">
            <text:p>361345,9120128</text:p>
          </table:table-cell>
          <table:table-cell table:number-columns-repeated="3"/>
        </table:table-row>
        <table:table-row table:style-name="ro2">
          <table:table-cell office:value-type="float" office:value="397">
            <text:p>39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7]*[.B397]" office:value-type="float" office:value="362258.4016896">
            <text:p>362258,4016896</text:p>
          </table:table-cell>
          <table:table-cell table:number-columns-repeated="3"/>
        </table:table-row>
        <table:table-row table:style-name="ro2">
          <table:table-cell office:value-type="float" office:value="398">
            <text:p>39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8]*[.B398]" office:value-type="float" office:value="363170.8913664">
            <text:p>363170,8913664</text:p>
          </table:table-cell>
          <table:table-cell table:number-columns-repeated="3"/>
        </table:table-row>
        <table:table-row table:style-name="ro2">
          <table:table-cell office:value-type="float" office:value="399">
            <text:p>39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9]*[.B399]" office:value-type="float" office:value="364083.3810432">
            <text:p>364083,3810432</text:p>
          </table:table-cell>
          <table:table-cell table:number-columns-repeated="3"/>
        </table:table-row>
        <table:table-row table:style-name="ro2">
          <table:table-cell office:value-type="float" office:value="400">
            <text:p>40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0]*[.B400]" office:value-type="float" office:value="364995.87072">
            <text:p>364995,87072</text:p>
          </table:table-cell>
          <table:table-cell table:number-columns-repeated="3"/>
        </table:table-row>
        <table:table-row table:style-name="ro2">
          <table:table-cell office:value-type="float" office:value="401">
            <text:p>40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1]*[.B401]" office:value-type="float" office:value="365908.3603968">
            <text:p>365908,3603968</text:p>
          </table:table-cell>
          <table:table-cell table:number-columns-repeated="3"/>
        </table:table-row>
        <table:table-row table:style-name="ro2">
          <table:table-cell office:value-type="float" office:value="402">
            <text:p>40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2]*[.B402]" office:value-type="float" office:value="366820.8500736">
            <text:p>366820,8500736</text:p>
          </table:table-cell>
          <table:table-cell table:number-columns-repeated="3"/>
        </table:table-row>
        <table:table-row table:style-name="ro2">
          <table:table-cell office:value-type="float" office:value="403">
            <text:p>40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3]*[.B403]" office:value-type="float" office:value="367733.3397504">
            <text:p>367733,3397504</text:p>
          </table:table-cell>
          <table:table-cell table:number-columns-repeated="3"/>
        </table:table-row>
        <table:table-row table:style-name="ro2">
          <table:table-cell office:value-type="float" office:value="404">
            <text:p>40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4]*[.B404]" office:value-type="float" office:value="368645.8294272">
            <text:p>368645,8294272</text:p>
          </table:table-cell>
          <table:table-cell table:number-columns-repeated="3"/>
        </table:table-row>
        <table:table-row table:style-name="ro2">
          <table:table-cell office:value-type="float" office:value="405">
            <text:p>40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5]*[.B405]" office:value-type="float" office:value="369558.319104">
            <text:p>369558,319104</text:p>
          </table:table-cell>
          <table:table-cell table:number-columns-repeated="3"/>
        </table:table-row>
        <table:table-row table:style-name="ro2">
          <table:table-cell office:value-type="float" office:value="406">
            <text:p>40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6]*[.B406]" office:value-type="float" office:value="370470.8087808">
            <text:p>370470,8087808</text:p>
          </table:table-cell>
          <table:table-cell table:number-columns-repeated="3"/>
        </table:table-row>
        <table:table-row table:style-name="ro2">
          <table:table-cell office:value-type="float" office:value="407">
            <text:p>40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7]*[.B407]" office:value-type="float" office:value="371383.2984576">
            <text:p>371383,2984576</text:p>
          </table:table-cell>
          <table:table-cell table:number-columns-repeated="3"/>
        </table:table-row>
        <table:table-row table:style-name="ro2">
          <table:table-cell office:value-type="float" office:value="408">
            <text:p>40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8]*[.B408]" office:value-type="float" office:value="372295.7881344">
            <text:p>372295,7881344</text:p>
          </table:table-cell>
          <table:table-cell table:number-columns-repeated="3"/>
        </table:table-row>
        <table:table-row table:style-name="ro2">
          <table:table-cell office:value-type="float" office:value="409">
            <text:p>40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9]*[.B409]" office:value-type="float" office:value="373208.2778112">
            <text:p>373208,2778112</text:p>
          </table:table-cell>
          <table:table-cell table:number-columns-repeated="3"/>
        </table:table-row>
        <table:table-row table:style-name="ro2">
          <table:table-cell office:value-type="float" office:value="410">
            <text:p>41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0]*[.B410]" office:value-type="float" office:value="374120.767488">
            <text:p>374120,767488</text:p>
          </table:table-cell>
          <table:table-cell table:number-columns-repeated="3"/>
        </table:table-row>
        <table:table-row table:style-name="ro2">
          <table:table-cell office:value-type="float" office:value="411">
            <text:p>41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1]*[.B411]" office:value-type="float" office:value="375033.2571648">
            <text:p>375033,2571648</text:p>
          </table:table-cell>
          <table:table-cell table:number-columns-repeated="3"/>
        </table:table-row>
        <table:table-row table:style-name="ro2">
          <table:table-cell office:value-type="float" office:value="412">
            <text:p>41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2]*[.B412]" office:value-type="float" office:value="375945.7468416">
            <text:p>375945,7468416</text:p>
          </table:table-cell>
          <table:table-cell table:number-columns-repeated="3"/>
        </table:table-row>
        <table:table-row table:style-name="ro2">
          <table:table-cell office:value-type="float" office:value="413">
            <text:p>41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3]*[.B413]" office:value-type="float" office:value="376858.2365184">
            <text:p>376858,2365184</text:p>
          </table:table-cell>
          <table:table-cell table:number-columns-repeated="3"/>
        </table:table-row>
        <table:table-row table:style-name="ro2">
          <table:table-cell office:value-type="float" office:value="414">
            <text:p>41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4]*[.B414]" office:value-type="float" office:value="377770.7261952">
            <text:p>377770,7261952</text:p>
          </table:table-cell>
          <table:table-cell table:number-columns-repeated="3"/>
        </table:table-row>
        <table:table-row table:style-name="ro2">
          <table:table-cell office:value-type="float" office:value="415">
            <text:p>41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5]*[.B415]" office:value-type="float" office:value="378683.215872">
            <text:p>378683,215872</text:p>
          </table:table-cell>
          <table:table-cell table:number-columns-repeated="3"/>
        </table:table-row>
        <table:table-row table:style-name="ro2">
          <table:table-cell office:value-type="float" office:value="416">
            <text:p>41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6]*[.B416]" office:value-type="float" office:value="379595.7055488">
            <text:p>379595,7055488</text:p>
          </table:table-cell>
          <table:table-cell table:number-columns-repeated="3"/>
        </table:table-row>
        <table:table-row table:style-name="ro2">
          <table:table-cell office:value-type="float" office:value="417">
            <text:p>41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7]*[.B417]" office:value-type="float" office:value="380508.1952256">
            <text:p>380508,1952256</text:p>
          </table:table-cell>
          <table:table-cell table:number-columns-repeated="3"/>
        </table:table-row>
        <table:table-row table:style-name="ro2">
          <table:table-cell office:value-type="float" office:value="418">
            <text:p>41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8]*[.B418]" office:value-type="float" office:value="381420.6849024">
            <text:p>381420,6849024</text:p>
          </table:table-cell>
          <table:table-cell table:number-columns-repeated="3"/>
        </table:table-row>
        <table:table-row table:style-name="ro2">
          <table:table-cell office:value-type="float" office:value="419">
            <text:p>41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9]*[.B419]" office:value-type="float" office:value="382333.1745792">
            <text:p>382333,1745792</text:p>
          </table:table-cell>
          <table:table-cell table:number-columns-repeated="3"/>
        </table:table-row>
        <table:table-row table:style-name="ro2">
          <table:table-cell office:value-type="float" office:value="420">
            <text:p>42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0]*[.B420]" office:value-type="float" office:value="383245.664256">
            <text:p>383245,664256</text:p>
          </table:table-cell>
          <table:table-cell table:number-columns-repeated="3"/>
        </table:table-row>
        <table:table-row table:style-name="ro2">
          <table:table-cell office:value-type="float" office:value="421">
            <text:p>42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1]*[.B421]" office:value-type="float" office:value="384158.1539328">
            <text:p>384158,1539328</text:p>
          </table:table-cell>
          <table:table-cell table:number-columns-repeated="3"/>
        </table:table-row>
        <table:table-row table:style-name="ro2">
          <table:table-cell office:value-type="float" office:value="422">
            <text:p>42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2]*[.B422]" office:value-type="float" office:value="385070.6436096">
            <text:p>385070,6436096</text:p>
          </table:table-cell>
          <table:table-cell table:number-columns-repeated="3"/>
        </table:table-row>
        <table:table-row table:style-name="ro2">
          <table:table-cell office:value-type="float" office:value="423">
            <text:p>42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3]*[.B423]" office:value-type="float" office:value="385983.1332864">
            <text:p>385983,1332864</text:p>
          </table:table-cell>
          <table:table-cell table:number-columns-repeated="3"/>
        </table:table-row>
        <table:table-row table:style-name="ro2">
          <table:table-cell office:value-type="float" office:value="424">
            <text:p>42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4]*[.B424]" office:value-type="float" office:value="386895.6229632">
            <text:p>386895,6229632</text:p>
          </table:table-cell>
          <table:table-cell table:number-columns-repeated="3"/>
        </table:table-row>
        <table:table-row table:style-name="ro2">
          <table:table-cell office:value-type="float" office:value="425">
            <text:p>42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5]*[.B425]" office:value-type="float" office:value="387808.11264">
            <text:p>387808,11264</text:p>
          </table:table-cell>
          <table:table-cell table:number-columns-repeated="3"/>
        </table:table-row>
        <table:table-row table:style-name="ro2">
          <table:table-cell office:value-type="float" office:value="426">
            <text:p>42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6]*[.B426]" office:value-type="float" office:value="388720.6023168">
            <text:p>388720,6023168</text:p>
          </table:table-cell>
          <table:table-cell table:number-columns-repeated="3"/>
        </table:table-row>
        <table:table-row table:style-name="ro2">
          <table:table-cell office:value-type="float" office:value="427">
            <text:p>42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7]*[.B427]" office:value-type="float" office:value="389633.0919936">
            <text:p>389633,0919936</text:p>
          </table:table-cell>
          <table:table-cell table:number-columns-repeated="3"/>
        </table:table-row>
        <table:table-row table:style-name="ro2">
          <table:table-cell office:value-type="float" office:value="428">
            <text:p>42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8]*[.B428]" office:value-type="float" office:value="390545.5816704">
            <text:p>390545,5816704</text:p>
          </table:table-cell>
          <table:table-cell table:number-columns-repeated="3"/>
        </table:table-row>
        <table:table-row table:style-name="ro2">
          <table:table-cell office:value-type="float" office:value="429">
            <text:p>42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9]*[.B429]" office:value-type="float" office:value="391458.0713472">
            <text:p>391458,0713472</text:p>
          </table:table-cell>
          <table:table-cell table:number-columns-repeated="3"/>
        </table:table-row>
        <table:table-row table:style-name="ro2">
          <table:table-cell office:value-type="float" office:value="430">
            <text:p>43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0]*[.B430]" office:value-type="float" office:value="392370.561024">
            <text:p>392370,561024</text:p>
          </table:table-cell>
          <table:table-cell table:number-columns-repeated="3"/>
        </table:table-row>
        <table:table-row table:style-name="ro2">
          <table:table-cell office:value-type="float" office:value="431">
            <text:p>43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1]*[.B431]" office:value-type="float" office:value="393283.0507008">
            <text:p>393283,0507008</text:p>
          </table:table-cell>
          <table:table-cell table:number-columns-repeated="3"/>
        </table:table-row>
        <table:table-row table:style-name="ro2">
          <table:table-cell office:value-type="float" office:value="432">
            <text:p>43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2]*[.B432]" office:value-type="float" office:value="394195.5403776">
            <text:p>394195,5403776</text:p>
          </table:table-cell>
          <table:table-cell table:number-columns-repeated="3"/>
        </table:table-row>
        <table:table-row table:style-name="ro2">
          <table:table-cell office:value-type="float" office:value="433">
            <text:p>43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3]*[.B433]" office:value-type="float" office:value="395108.0300544">
            <text:p>395108,0300544</text:p>
          </table:table-cell>
          <table:table-cell table:number-columns-repeated="3"/>
        </table:table-row>
        <table:table-row table:style-name="ro2">
          <table:table-cell office:value-type="float" office:value="434">
            <text:p>43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4]*[.B434]" office:value-type="float" office:value="396020.5197312">
            <text:p>396020,5197312</text:p>
          </table:table-cell>
          <table:table-cell table:number-columns-repeated="3"/>
        </table:table-row>
        <table:table-row table:style-name="ro2">
          <table:table-cell office:value-type="float" office:value="435">
            <text:p>43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5]*[.B435]" office:value-type="float" office:value="396933.009408">
            <text:p>396933,009408</text:p>
          </table:table-cell>
          <table:table-cell table:number-columns-repeated="3"/>
        </table:table-row>
        <table:table-row table:style-name="ro2">
          <table:table-cell office:value-type="float" office:value="436">
            <text:p>43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6]*[.B436]" office:value-type="float" office:value="397845.4990848">
            <text:p>397845,4990848</text:p>
          </table:table-cell>
          <table:table-cell table:number-columns-repeated="3"/>
        </table:table-row>
        <table:table-row table:style-name="ro2">
          <table:table-cell office:value-type="float" office:value="437">
            <text:p>43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7]*[.B437]" office:value-type="float" office:value="398757.9887616">
            <text:p>398757,9887616</text:p>
          </table:table-cell>
          <table:table-cell table:number-columns-repeated="3"/>
        </table:table-row>
        <table:table-row table:style-name="ro2">
          <table:table-cell office:value-type="float" office:value="438">
            <text:p>43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8]*[.B438]" office:value-type="float" office:value="399670.4784384">
            <text:p>399670,4784384</text:p>
          </table:table-cell>
          <table:table-cell table:number-columns-repeated="3"/>
        </table:table-row>
        <table:table-row table:style-name="ro2">
          <table:table-cell office:value-type="float" office:value="439">
            <text:p>43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9]*[.B439]" office:value-type="float" office:value="400582.9681152">
            <text:p>400582,9681152</text:p>
          </table:table-cell>
          <table:table-cell table:number-columns-repeated="3"/>
        </table:table-row>
        <table:table-row table:style-name="ro2">
          <table:table-cell office:value-type="float" office:value="440">
            <text:p>44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0]*[.B440]" office:value-type="float" office:value="401495.457792">
            <text:p>401495,457792</text:p>
          </table:table-cell>
          <table:table-cell table:number-columns-repeated="3"/>
        </table:table-row>
        <table:table-row table:style-name="ro2">
          <table:table-cell office:value-type="float" office:value="441">
            <text:p>44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1]*[.B441]" office:value-type="float" office:value="402407.9474688">
            <text:p>402407,9474688</text:p>
          </table:table-cell>
          <table:table-cell table:number-columns-repeated="3"/>
        </table:table-row>
        <table:table-row table:style-name="ro2">
          <table:table-cell office:value-type="float" office:value="442">
            <text:p>44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2]*[.B442]" office:value-type="float" office:value="403320.4371456">
            <text:p>403320,4371456</text:p>
          </table:table-cell>
          <table:table-cell table:number-columns-repeated="3"/>
        </table:table-row>
        <table:table-row table:style-name="ro2">
          <table:table-cell office:value-type="float" office:value="443">
            <text:p>44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3]*[.B443]" office:value-type="float" office:value="404232.9268224">
            <text:p>404232,9268224</text:p>
          </table:table-cell>
          <table:table-cell table:number-columns-repeated="3"/>
        </table:table-row>
        <table:table-row table:style-name="ro2">
          <table:table-cell office:value-type="float" office:value="444">
            <text:p>44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4]*[.B444]" office:value-type="float" office:value="405145.4164992">
            <text:p>405145,4164992</text:p>
          </table:table-cell>
          <table:table-cell table:number-columns-repeated="3"/>
        </table:table-row>
        <table:table-row table:style-name="ro2">
          <table:table-cell office:value-type="float" office:value="445">
            <text:p>44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5]*[.B445]" office:value-type="float" office:value="406057.906176">
            <text:p>406057,906176</text:p>
          </table:table-cell>
          <table:table-cell table:number-columns-repeated="3"/>
        </table:table-row>
        <table:table-row table:style-name="ro2">
          <table:table-cell office:value-type="float" office:value="446">
            <text:p>44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6]*[.B446]" office:value-type="float" office:value="406970.3958528">
            <text:p>406970,3958528</text:p>
          </table:table-cell>
          <table:table-cell table:number-columns-repeated="3"/>
        </table:table-row>
        <table:table-row table:style-name="ro2">
          <table:table-cell office:value-type="float" office:value="447">
            <text:p>44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7]*[.B447]" office:value-type="float" office:value="407882.8855296">
            <text:p>407882,8855296</text:p>
          </table:table-cell>
          <table:table-cell table:number-columns-repeated="3"/>
        </table:table-row>
        <table:table-row table:style-name="ro2">
          <table:table-cell office:value-type="float" office:value="448">
            <text:p>44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8]*[.B448]" office:value-type="float" office:value="408795.3752064">
            <text:p>408795,3752064</text:p>
          </table:table-cell>
          <table:table-cell table:number-columns-repeated="3"/>
        </table:table-row>
        <table:table-row table:style-name="ro2">
          <table:table-cell office:value-type="float" office:value="449">
            <text:p>44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9]*[.B449]" office:value-type="float" office:value="409707.8648832">
            <text:p>409707,8648832</text:p>
          </table:table-cell>
          <table:table-cell table:number-columns-repeated="3"/>
        </table:table-row>
        <table:table-row table:style-name="ro2">
          <table:table-cell office:value-type="float" office:value="450">
            <text:p>45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0]*[.B450]" office:value-type="float" office:value="410620.35456">
            <text:p>410620,35456</text:p>
          </table:table-cell>
          <table:table-cell table:number-columns-repeated="3"/>
        </table:table-row>
        <table:table-row table:style-name="ro2">
          <table:table-cell office:value-type="float" office:value="451">
            <text:p>45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1]*[.B451]" office:value-type="float" office:value="411532.8442368">
            <text:p>411532,8442368</text:p>
          </table:table-cell>
          <table:table-cell table:number-columns-repeated="3"/>
        </table:table-row>
        <table:table-row table:style-name="ro2">
          <table:table-cell office:value-type="float" office:value="452">
            <text:p>45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2]*[.B452]" office:value-type="float" office:value="412445.3339136">
            <text:p>412445,3339136</text:p>
          </table:table-cell>
          <table:table-cell table:number-columns-repeated="3"/>
        </table:table-row>
        <table:table-row table:style-name="ro2">
          <table:table-cell office:value-type="float" office:value="453">
            <text:p>45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3]*[.B453]" office:value-type="float" office:value="413357.8235904">
            <text:p>413357,8235904</text:p>
          </table:table-cell>
          <table:table-cell table:number-columns-repeated="3"/>
        </table:table-row>
        <table:table-row table:style-name="ro2">
          <table:table-cell office:value-type="float" office:value="454">
            <text:p>45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4]*[.B454]" office:value-type="float" office:value="414270.3132672">
            <text:p>414270,3132672</text:p>
          </table:table-cell>
          <table:table-cell table:number-columns-repeated="3"/>
        </table:table-row>
        <table:table-row table:style-name="ro2">
          <table:table-cell office:value-type="float" office:value="455">
            <text:p>45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5]*[.B455]" office:value-type="float" office:value="415182.802944">
            <text:p>415182,802944</text:p>
          </table:table-cell>
          <table:table-cell table:number-columns-repeated="3"/>
        </table:table-row>
        <table:table-row table:style-name="ro2">
          <table:table-cell office:value-type="float" office:value="456">
            <text:p>45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6]*[.B456]" office:value-type="float" office:value="416095.2926208">
            <text:p>416095,2926208</text:p>
          </table:table-cell>
          <table:table-cell table:number-columns-repeated="3"/>
        </table:table-row>
        <table:table-row table:style-name="ro2">
          <table:table-cell office:value-type="float" office:value="457">
            <text:p>45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7]*[.B457]" office:value-type="float" office:value="417007.7822976">
            <text:p>417007,7822976</text:p>
          </table:table-cell>
          <table:table-cell table:number-columns-repeated="3"/>
        </table:table-row>
        <table:table-row table:style-name="ro2">
          <table:table-cell office:value-type="float" office:value="458">
            <text:p>45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8]*[.B458]" office:value-type="float" office:value="417920.2719744">
            <text:p>417920,2719744</text:p>
          </table:table-cell>
          <table:table-cell table:number-columns-repeated="3"/>
        </table:table-row>
        <table:table-row table:style-name="ro2">
          <table:table-cell office:value-type="float" office:value="459">
            <text:p>45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9]*[.B459]" office:value-type="float" office:value="418832.7616512">
            <text:p>418832,7616512</text:p>
          </table:table-cell>
          <table:table-cell table:number-columns-repeated="3"/>
        </table:table-row>
        <table:table-row table:style-name="ro2">
          <table:table-cell office:value-type="float" office:value="460">
            <text:p>46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0]*[.B460]" office:value-type="float" office:value="419745.251328">
            <text:p>419745,251328</text:p>
          </table:table-cell>
          <table:table-cell table:number-columns-repeated="3"/>
        </table:table-row>
        <table:table-row table:style-name="ro2">
          <table:table-cell office:value-type="float" office:value="461">
            <text:p>46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1]*[.B461]" office:value-type="float" office:value="420657.7410048">
            <text:p>420657,7410048</text:p>
          </table:table-cell>
          <table:table-cell table:number-columns-repeated="3"/>
        </table:table-row>
        <table:table-row table:style-name="ro2">
          <table:table-cell office:value-type="float" office:value="462">
            <text:p>46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2]*[.B462]" office:value-type="float" office:value="421570.2306816">
            <text:p>421570,2306816</text:p>
          </table:table-cell>
          <table:table-cell table:number-columns-repeated="3"/>
        </table:table-row>
        <table:table-row table:style-name="ro2">
          <table:table-cell office:value-type="float" office:value="463">
            <text:p>46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3]*[.B463]" office:value-type="float" office:value="422482.7203584">
            <text:p>422482,7203584</text:p>
          </table:table-cell>
          <table:table-cell table:number-columns-repeated="3"/>
        </table:table-row>
        <table:table-row table:style-name="ro2">
          <table:table-cell office:value-type="float" office:value="464">
            <text:p>46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4]*[.B464]" office:value-type="float" office:value="423395.2100352">
            <text:p>423395,2100352</text:p>
          </table:table-cell>
          <table:table-cell table:number-columns-repeated="3"/>
        </table:table-row>
        <table:table-row table:style-name="ro2">
          <table:table-cell office:value-type="float" office:value="465">
            <text:p>46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5]*[.B465]" office:value-type="float" office:value="424307.699712">
            <text:p>424307,699712</text:p>
          </table:table-cell>
          <table:table-cell table:number-columns-repeated="3"/>
        </table:table-row>
        <table:table-row table:style-name="ro2">
          <table:table-cell office:value-type="float" office:value="466">
            <text:p>46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6]*[.B466]" office:value-type="float" office:value="425220.1893888">
            <text:p>425220,1893888</text:p>
          </table:table-cell>
          <table:table-cell table:number-columns-repeated="3"/>
        </table:table-row>
        <table:table-row table:style-name="ro2">
          <table:table-cell office:value-type="float" office:value="467">
            <text:p>46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7]*[.B467]" office:value-type="float" office:value="426132.6790656">
            <text:p>426132,6790656</text:p>
          </table:table-cell>
          <table:table-cell table:number-columns-repeated="3"/>
        </table:table-row>
        <table:table-row table:style-name="ro2">
          <table:table-cell office:value-type="float" office:value="468">
            <text:p>46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8]*[.B468]" office:value-type="float" office:value="427045.1687424">
            <text:p>427045,1687424</text:p>
          </table:table-cell>
          <table:table-cell table:number-columns-repeated="3"/>
        </table:table-row>
        <table:table-row table:style-name="ro2">
          <table:table-cell office:value-type="float" office:value="469">
            <text:p>46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9]*[.B469]" office:value-type="float" office:value="427957.6584192">
            <text:p>427957,6584192</text:p>
          </table:table-cell>
          <table:table-cell table:number-columns-repeated="3"/>
        </table:table-row>
        <table:table-row table:style-name="ro2">
          <table:table-cell office:value-type="float" office:value="470">
            <text:p>47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0]*[.B470]" office:value-type="float" office:value="428870.148096">
            <text:p>428870,148096</text:p>
          </table:table-cell>
          <table:table-cell table:number-columns-repeated="3"/>
        </table:table-row>
        <table:table-row table:style-name="ro2">
          <table:table-cell office:value-type="float" office:value="471">
            <text:p>47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1]*[.B471]" office:value-type="float" office:value="429782.6377728">
            <text:p>429782,6377728</text:p>
          </table:table-cell>
          <table:table-cell table:number-columns-repeated="3"/>
        </table:table-row>
        <table:table-row table:style-name="ro2">
          <table:table-cell office:value-type="float" office:value="472">
            <text:p>47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2]*[.B472]" office:value-type="float" office:value="430695.1274496">
            <text:p>430695,1274496</text:p>
          </table:table-cell>
          <table:table-cell table:number-columns-repeated="3"/>
        </table:table-row>
        <table:table-row table:style-name="ro2">
          <table:table-cell office:value-type="float" office:value="473">
            <text:p>47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3]*[.B473]" office:value-type="float" office:value="431607.6171264">
            <text:p>431607,6171264</text:p>
          </table:table-cell>
          <table:table-cell table:number-columns-repeated="3"/>
        </table:table-row>
        <table:table-row table:style-name="ro2">
          <table:table-cell office:value-type="float" office:value="474">
            <text:p>47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4]*[.B474]" office:value-type="float" office:value="432520.1068032">
            <text:p>432520,1068032</text:p>
          </table:table-cell>
          <table:table-cell table:number-columns-repeated="3"/>
        </table:table-row>
        <table:table-row table:style-name="ro2">
          <table:table-cell office:value-type="float" office:value="475">
            <text:p>47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5]*[.B475]" office:value-type="float" office:value="433432.59648">
            <text:p>433432,59648</text:p>
          </table:table-cell>
          <table:table-cell table:number-columns-repeated="3"/>
        </table:table-row>
        <table:table-row table:style-name="ro2">
          <table:table-cell office:value-type="float" office:value="476">
            <text:p>47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6]*[.B476]" office:value-type="float" office:value="434345.0861568">
            <text:p>434345,0861568</text:p>
          </table:table-cell>
          <table:table-cell table:number-columns-repeated="3"/>
        </table:table-row>
        <table:table-row table:style-name="ro2">
          <table:table-cell office:value-type="float" office:value="477">
            <text:p>47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7]*[.B477]" office:value-type="float" office:value="435257.5758336">
            <text:p>435257,5758336</text:p>
          </table:table-cell>
          <table:table-cell table:number-columns-repeated="3"/>
        </table:table-row>
        <table:table-row table:style-name="ro2">
          <table:table-cell office:value-type="float" office:value="478">
            <text:p>47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8]*[.B478]" office:value-type="float" office:value="436170.0655104">
            <text:p>436170,0655104</text:p>
          </table:table-cell>
          <table:table-cell table:number-columns-repeated="3"/>
        </table:table-row>
        <table:table-row table:style-name="ro2">
          <table:table-cell office:value-type="float" office:value="479">
            <text:p>47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9]*[.B479]" office:value-type="float" office:value="437082.5551872">
            <text:p>437082,5551872</text:p>
          </table:table-cell>
          <table:table-cell table:number-columns-repeated="3"/>
        </table:table-row>
        <table:table-row table:style-name="ro2">
          <table:table-cell office:value-type="float" office:value="480">
            <text:p>48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0]*[.B480]" office:value-type="float" office:value="437995.044864">
            <text:p>437995,044864</text:p>
          </table:table-cell>
          <table:table-cell table:number-columns-repeated="3"/>
        </table:table-row>
        <table:table-row table:style-name="ro2">
          <table:table-cell office:value-type="float" office:value="481">
            <text:p>48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1]*[.B481]" office:value-type="float" office:value="438907.5345408">
            <text:p>438907,5345408</text:p>
          </table:table-cell>
          <table:table-cell table:number-columns-repeated="3"/>
        </table:table-row>
        <table:table-row table:style-name="ro2">
          <table:table-cell office:value-type="float" office:value="482">
            <text:p>48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2]*[.B482]" office:value-type="float" office:value="439820.0242176">
            <text:p>439820,0242176</text:p>
          </table:table-cell>
          <table:table-cell table:number-columns-repeated="3"/>
        </table:table-row>
        <table:table-row table:style-name="ro2">
          <table:table-cell office:value-type="float" office:value="483">
            <text:p>48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3]*[.B483]" office:value-type="float" office:value="440732.5138944">
            <text:p>440732,5138944</text:p>
          </table:table-cell>
          <table:table-cell table:number-columns-repeated="3"/>
        </table:table-row>
        <table:table-row table:style-name="ro2">
          <table:table-cell office:value-type="float" office:value="484">
            <text:p>48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4]*[.B484]" office:value-type="float" office:value="441645.0035712">
            <text:p>441645,0035712</text:p>
          </table:table-cell>
          <table:table-cell table:number-columns-repeated="3"/>
        </table:table-row>
        <table:table-row table:style-name="ro2">
          <table:table-cell office:value-type="float" office:value="485">
            <text:p>48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5]*[.B485]" office:value-type="float" office:value="442557.493248">
            <text:p>442557,493248</text:p>
          </table:table-cell>
          <table:table-cell table:number-columns-repeated="3"/>
        </table:table-row>
        <table:table-row table:style-name="ro2">
          <table:table-cell office:value-type="float" office:value="486">
            <text:p>48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6]*[.B486]" office:value-type="float" office:value="443469.9829248">
            <text:p>443469,9829248</text:p>
          </table:table-cell>
          <table:table-cell table:number-columns-repeated="3"/>
        </table:table-row>
        <table:table-row table:style-name="ro2">
          <table:table-cell office:value-type="float" office:value="487">
            <text:p>48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7]*[.B487]" office:value-type="float" office:value="444382.4726016">
            <text:p>444382,4726016</text:p>
          </table:table-cell>
          <table:table-cell table:number-columns-repeated="3"/>
        </table:table-row>
        <table:table-row table:style-name="ro2">
          <table:table-cell office:value-type="float" office:value="488">
            <text:p>48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8]*[.B488]" office:value-type="float" office:value="445294.9622784">
            <text:p>445294,9622784</text:p>
          </table:table-cell>
          <table:table-cell table:number-columns-repeated="3"/>
        </table:table-row>
        <table:table-row table:style-name="ro2">
          <table:table-cell office:value-type="float" office:value="489">
            <text:p>48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9]*[.B489]" office:value-type="float" office:value="446207.4519552">
            <text:p>446207,4519552</text:p>
          </table:table-cell>
          <table:table-cell table:number-columns-repeated="3"/>
        </table:table-row>
        <table:table-row table:style-name="ro2">
          <table:table-cell office:value-type="float" office:value="490">
            <text:p>49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0]*[.B490]" office:value-type="float" office:value="447119.941632">
            <text:p>447119,941632</text:p>
          </table:table-cell>
          <table:table-cell table:number-columns-repeated="3"/>
        </table:table-row>
        <table:table-row table:style-name="ro2">
          <table:table-cell office:value-type="float" office:value="491">
            <text:p>49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1]*[.B491]" office:value-type="float" office:value="448032.4313088">
            <text:p>448032,4313088</text:p>
          </table:table-cell>
          <table:table-cell table:number-columns-repeated="3"/>
        </table:table-row>
        <table:table-row table:style-name="ro2">
          <table:table-cell office:value-type="float" office:value="492">
            <text:p>49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2]*[.B492]" office:value-type="float" office:value="448944.9209856">
            <text:p>448944,9209856</text:p>
          </table:table-cell>
          <table:table-cell table:number-columns-repeated="3"/>
        </table:table-row>
        <table:table-row table:style-name="ro2">
          <table:table-cell office:value-type="float" office:value="493">
            <text:p>49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3]*[.B493]" office:value-type="float" office:value="449857.4106624">
            <text:p>449857,4106624</text:p>
          </table:table-cell>
          <table:table-cell table:number-columns-repeated="3"/>
        </table:table-row>
        <table:table-row table:style-name="ro2">
          <table:table-cell office:value-type="float" office:value="494">
            <text:p>49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4]*[.B494]" office:value-type="float" office:value="450769.9003392">
            <text:p>450769,9003392</text:p>
          </table:table-cell>
          <table:table-cell table:number-columns-repeated="3"/>
        </table:table-row>
        <table:table-row table:style-name="ro2">
          <table:table-cell office:value-type="float" office:value="495">
            <text:p>49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5]*[.B495]" office:value-type="float" office:value="451682.390016">
            <text:p>451682,390016</text:p>
          </table:table-cell>
          <table:table-cell table:number-columns-repeated="3"/>
        </table:table-row>
        <table:table-row table:style-name="ro2">
          <table:table-cell office:value-type="float" office:value="496">
            <text:p>49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6]*[.B496]" office:value-type="float" office:value="452594.8796928">
            <text:p>452594,8796928</text:p>
          </table:table-cell>
          <table:table-cell table:number-columns-repeated="3"/>
        </table:table-row>
        <table:table-row table:style-name="ro2">
          <table:table-cell office:value-type="float" office:value="497">
            <text:p>49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7]*[.B497]" office:value-type="float" office:value="453507.3693696">
            <text:p>453507,3693696</text:p>
          </table:table-cell>
          <table:table-cell table:number-columns-repeated="3"/>
        </table:table-row>
        <table:table-row table:style-name="ro2">
          <table:table-cell office:value-type="float" office:value="498">
            <text:p>49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8]*[.B498]" office:value-type="float" office:value="454419.8590464">
            <text:p>454419,8590464</text:p>
          </table:table-cell>
          <table:table-cell table:number-columns-repeated="3"/>
        </table:table-row>
        <table:table-row table:style-name="ro2">
          <table:table-cell office:value-type="float" office:value="499">
            <text:p>49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9]*[.B499]" office:value-type="float" office:value="455332.3487232">
            <text:p>455332,3487232</text:p>
          </table:table-cell>
          <table:table-cell table:number-columns-repeated="3"/>
        </table:table-row>
        <table:table-row table:style-name="ro2">
          <table:table-cell office:value-type="float" office:value="500">
            <text:p>500</text:p>
          </table:table-cell>
          <table:table-cell table:formula="of:=[$'2018'.$F$2]" office:value-type="float" office:value="912.4896768">
            <text:p>912,4896768</text:p>
          </table:table-cell>
          <table:table-cell table:formula="of:=[.A500]*[.B500]" office:value-type="float" office:value="456244.8384">
            <text:p>456244,83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8T14:50:36.26</meta:creation-date>
    <dc:date>2013-04-11T16:40:05.98</dc:date>
    <meta:editing-duration>PT1M34S</meta:editing-duration>
    <meta:editing-cycles>6</meta:editing-cycles>
    <meta:generator>LibreOffice/3.5$Windows_x86 LibreOffice_project/7e68ba2-a744ebf-1f241b7-c506db1-7d53735</meta:generator>
    <meta:document-statistic meta:table-count="6" meta:cell-count="9024" meta:object-count="0"/>
  </office:meta>
</office:document-meta>
</file>